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64pt"/>
    </style:style>
    <style:style style:name="co2" style:family="table-column">
      <style:table-column-properties fo:break-before="auto" style:column-width="25.65pt"/>
    </style:style>
    <style:style style:name="co3" style:family="table-column">
      <style:table-column-properties fo:break-before="auto" style:column-width="26.9pt"/>
    </style:style>
    <style:style style:name="co4" style:family="table-column">
      <style:table-column-properties fo:break-before="auto" style:column-width="125.69pt"/>
    </style:style>
    <style:style style:name="co5" style:family="table-column">
      <style:table-column-properties fo:break-before="auto" style:column-width="127.59pt"/>
    </style:style>
    <style:style style:name="co6" style:family="table-column">
      <style:table-column-properties fo:break-before="auto" style:column-width="121.95pt"/>
    </style:style>
    <style:style style:name="co7" style:family="table-column">
      <style:table-column-properties fo:break-before="auto" style:column-width="125.09pt"/>
    </style:style>
    <style:style style:name="co8" style:family="table-column">
      <style:table-column-properties fo:break-before="auto" style:column-width="116.96pt"/>
    </style:style>
    <style:style style:name="co9" style:family="table-column">
      <style:table-column-properties fo:break-before="auto" style:column-width="126.96pt"/>
    </style:style>
    <style:style style:name="co10" style:family="table-column">
      <style:table-column-properties fo:break-before="auto" style:column-width="115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3" table:style-name="ta1">
        <table:shapes>
          <draw:frame draw:z-index="0" draw:style-name="gr1" draw:text-style-name="P1" svg:width="453.51pt" svg:height="255.09pt" svg:x="461.31pt" svg:y="7790.88pt">
            <loext:p draw:notify-on-update-of-ranges="output3.D612:output3.D612 output3.D613:output3.D617 output3.E612:output3.E612 output3.E613:output3.E617 output3.F612:output3.F612 output3.F613:output3.F6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7.22pt" svg:y="8120.86pt">
            <loext:p draw:notify-on-update-of-ranges="output3.D620:output3.D620 output3.D621:output3.D625 output3.E620:output3.E620 output3.E621:output3.E6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pt</text:p>
          </table:table-cell>
          <table:table-cell office:value-type="string" calcext:value-type="string">
            <text:p>2er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5er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0er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20er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50err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473" calcext:value-type="float">
            <text:p>473</text:p>
          </table:table-cell>
          <table:table-cell office:value-type="float" office:value="0.00211416490486258" calcext:value-type="float">
            <text:p>0.002114164904863</text:p>
          </table:table-cell>
          <table:table-cell office:value-type="float" office:value="0.00152199999999991" calcext:value-type="float">
            <text:p>0.001522</text:p>
          </table:table-cell>
          <table:table-cell office:value-type="float" office:value="0.0169133192389006" calcext:value-type="float">
            <text:p>0.016913319238901</text:p>
          </table:table-cell>
          <table:table-cell office:value-type="float" office:value="0.00064300000000006" calcext:value-type="float">
            <text:p>0.000643</text:p>
          </table:table-cell>
          <table:table-cell office:value-type="float" office:value="0.0274841437632135" calcext:value-type="float">
            <text:p>0.027484143763214</text:p>
          </table:table-cell>
          <table:table-cell office:value-type="float" office:value="0.000348000000000015" calcext:value-type="float">
            <text:p>0.000348</text:p>
          </table:table-cell>
          <table:table-cell office:value-type="float" office:value="0.281183932346723" calcext:value-type="float">
            <text:p>0.281183932346723</text:p>
          </table:table-cell>
          <table:table-cell office:value-type="float" office:value="0.000211000000000017" calcext:value-type="float">
            <text:p>0.000211</text:p>
          </table:table-cell>
          <table:table-cell office:value-type="float" office:value="0.260042283298097" calcext:value-type="float">
            <text:p>0.260042283298097</text:p>
          </table:table-cell>
          <table:table-cell office:value-type="float" office:value="0.000203000000000064" calcext:value-type="float">
            <text:p>0.000203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184049079754601" calcext:value-type="float">
            <text:p>0.01840490797546</text:p>
          </table:table-cell>
          <table:table-cell office:value-type="float" office:value="0.000428000000000039" calcext:value-type="float">
            <text:p>0.000428</text:p>
          </table:table-cell>
          <table:table-cell office:value-type="float" office:value="0.0184049079754601" calcext:value-type="float">
            <text:p>0.01840490797546</text:p>
          </table:table-cell>
          <table:table-cell office:value-type="float" office:value="0.000280000000000002" calcext:value-type="float">
            <text:p>0.00028</text:p>
          </table:table-cell>
          <table:table-cell office:value-type="float" office:value="0.0184049079754601" calcext:value-type="float">
            <text:p>0.01840490797546</text:p>
          </table:table-cell>
          <table:table-cell office:value-type="float" office:value="0.000146999999999953" calcext:value-type="float">
            <text:p>0.000147</text:p>
          </table:table-cell>
          <table:table-cell office:value-type="float" office:value="0.693251533742331" calcext:value-type="float">
            <text:p>0.693251533742331</text:p>
          </table:table-cell>
          <table:table-cell table:style-name="ce1" office:value-type="float" office:value="0.0000869999999999482" calcext:value-type="float">
            <text:p>8.70E-05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float" office:value="4" calcext:value-type="float">
            <text:p>4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00093800000000005" calcext:value-type="float">
            <text:p>0.000938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0419000000000003" calcext:value-type="float">
            <text:p>0.000419</text:p>
          </table:table-cell>
          <table:table-cell office:value-type="float" office:value="0.0306122448979592" calcext:value-type="float">
            <text:p>0.030612244897959</text:p>
          </table:table-cell>
          <table:table-cell office:value-type="float" office:value="0.000235000000000041" calcext:value-type="float">
            <text:p>0.000235</text:p>
          </table:table-cell>
          <table:table-cell office:value-type="float" office:value="0.0816326530612245" calcext:value-type="float">
            <text:p>0.081632653061225</text:p>
          </table:table-cell>
          <table:table-cell office:value-type="float" office:value="0.000143999999999922" calcext:value-type="float">
            <text:p>0.000144</text:p>
          </table:table-cell>
          <table:table-cell office:value-type="float" office:value="0.744897959183674" calcext:value-type="float">
            <text:p>0.744897959183674</text:p>
          </table:table-cell>
          <table:table-cell table:style-name="ce1" office:value-type="float" office:value="0.0000880000000000325" calcext:value-type="float">
            <text:p>8.80E-05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float" office:value="4" calcext:value-type="float">
            <text:p>4</text:p>
          </table:table-cell>
          <table:table-cell office:value-type="float" office:value="545" calcext:value-type="float">
            <text:p>545</text:p>
          </table:table-cell>
          <table:table-cell office:value-type="float" office:value="0.0018348623853211" calcext:value-type="float">
            <text:p>0.001834862385321</text:p>
          </table:table-cell>
          <table:table-cell office:value-type="float" office:value="0.00141400000000003" calcext:value-type="float">
            <text:p>0.001414</text:p>
          </table:table-cell>
          <table:table-cell office:value-type="float" office:value="0.018348623853211" calcext:value-type="float">
            <text:p>0.018348623853211</text:p>
          </table:table-cell>
          <table:table-cell office:value-type="float" office:value="0.000618000000000007" calcext:value-type="float">
            <text:p>0.000618</text:p>
          </table:table-cell>
          <table:table-cell office:value-type="float" office:value="0.0275229357798165" calcext:value-type="float">
            <text:p>0.027522935779817</text:p>
          </table:table-cell>
          <table:table-cell office:value-type="float" office:value="0.000342000000000064" calcext:value-type="float">
            <text:p>0.000342</text:p>
          </table:table-cell>
          <table:table-cell office:value-type="float" office:value="0.0458715596330275" calcext:value-type="float">
            <text:p>0.045871559633028</text:p>
          </table:table-cell>
          <table:table-cell office:value-type="float" office:value="0.000492000000000048" calcext:value-type="float">
            <text:p>0.000492</text:p>
          </table:table-cell>
          <table:table-cell office:value-type="float" office:value="0.357798165137615" calcext:value-type="float">
            <text:p>0.357798165137615</text:p>
          </table:table-cell>
          <table:table-cell office:value-type="float" office:value="0.000239000000000045" calcext:value-type="float">
            <text:p>0.000239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0.00411522633744856" calcext:value-type="float">
            <text:p>0.004115226337449</text:p>
          </table:table-cell>
          <table:table-cell office:value-type="float" office:value="0.00145099999999998" calcext:value-type="float">
            <text:p>0.001451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000612000000000057" calcext:value-type="float">
            <text:p>0.000612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00033500000000003" calcext:value-type="float">
            <text:p>0.000335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000191000000000052" calcext:value-type="float">
            <text:p>0.000191</text:p>
          </table:table-cell>
          <table:table-cell office:value-type="float" office:value="0.176954732510288" calcext:value-type="float">
            <text:p>0.176954732510288</text:p>
          </table:table-cell>
          <table:table-cell table:style-name="ce1" office:value-type="float" office:value="0.0000930000000000097" calcext:value-type="float">
            <text:p>9.30E-05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float" office:value="4" calcext:value-type="float">
            <text:p>4</text:p>
          </table:table-cell>
          <table:table-cell office:value-type="float" office:value="563" calcext:value-type="float">
            <text:p>563</text:p>
          </table:table-cell>
          <table:table-cell office:value-type="float" office:value="0.00177619893428064" calcext:value-type="float">
            <text:p>0.001776198934281</text:p>
          </table:table-cell>
          <table:table-cell office:value-type="float" office:value="0.001392" calcext:value-type="float">
            <text:p>0.001392</text:p>
          </table:table-cell>
          <table:table-cell office:value-type="float" office:value="0.00532859680284192" calcext:value-type="float">
            <text:p>0.005328596802842</text:p>
          </table:table-cell>
          <table:table-cell office:value-type="float" office:value="0.00109199999999998" calcext:value-type="float">
            <text:p>0.001092</text:p>
          </table:table-cell>
          <table:table-cell office:value-type="float" office:value="0.0230905861456483" calcext:value-type="float">
            <text:p>0.023090586145648</text:p>
          </table:table-cell>
          <table:table-cell office:value-type="float" office:value="0.00046400000000002" calcext:value-type="float">
            <text:p>0.000464</text:p>
          </table:table-cell>
          <table:table-cell office:value-type="float" office:value="0.0408525754884547" calcext:value-type="float">
            <text:p>0.040852575488455</text:p>
          </table:table-cell>
          <table:table-cell office:value-type="float" office:value="0.000276999999999972" calcext:value-type="float">
            <text:p>0.000277</text:p>
          </table:table-cell>
          <table:table-cell office:value-type="float" office:value="0.11190053285968" calcext:value-type="float">
            <text:p>0.11190053285968</text:p>
          </table:table-cell>
          <table:table-cell office:value-type="float" office:value="0.000147999999999981" calcext:value-type="float">
            <text:p>0.000148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  <table:table-cell office:value-type="float" office:value="0.00487804878048781" calcext:value-type="float">
            <text:p>0.004878048780488</text:p>
          </table:table-cell>
          <table:table-cell office:value-type="float" office:value="0.00147599999999992" calcext:value-type="float">
            <text:p>0.001476</text:p>
          </table:table-cell>
          <table:table-cell office:value-type="float" office:value="0.0121951219512195" calcext:value-type="float">
            <text:p>0.01219512195122</text:p>
          </table:table-cell>
          <table:table-cell office:value-type="float" office:value="0.000595999999999985" calcext:value-type="float">
            <text:p>0.000596</text:p>
          </table:table-cell>
          <table:table-cell office:value-type="float" office:value="0.146341463414634" calcext:value-type="float">
            <text:p>0.146341463414634</text:p>
          </table:table-cell>
          <table:table-cell office:value-type="float" office:value="0.000321000000000016" calcext:value-type="float">
            <text:p>0.000321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0.000187000000000048" calcext:value-type="float">
            <text:p>0.000187</text:p>
          </table:table-cell>
          <table:table-cell office:value-type="float" office:value="0.634146341463415" calcext:value-type="float">
            <text:p>0.634146341463415</text:p>
          </table:table-cell>
          <table:table-cell table:style-name="ce1" office:value-type="float" office:value="0.0000930000000000097" calcext:value-type="float">
            <text:p>9.30E-05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 office:value-type="float" office:value="0.461333333333333" calcext:value-type="float">
            <text:p>0.461333333333333</text:p>
          </table:table-cell>
          <table:table-cell office:value-type="float" office:value="0.00085799999999997" calcext:value-type="float">
            <text:p>0.000858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000379999999999991" calcext:value-type="float">
            <text:p>0.00038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000219000000000025" calcext:value-type="float">
            <text:p>0.000219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000130000000000019" calcext:value-type="float">
            <text:p>0.00013</text:p>
          </table:table-cell>
          <table:table-cell office:value-type="float" office:value="0.466666666666667" calcext:value-type="float">
            <text:p>0.466666666666667</text:p>
          </table:table-cell>
          <table:table-cell table:style-name="ce1" office:value-type="float" office:value="0.000074000000000074" calcext:value-type="float">
            <text:p>7.40E-05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0.00425531914893617" calcext:value-type="float">
            <text:p>0.004255319148936</text:p>
          </table:table-cell>
          <table:table-cell office:value-type="float" office:value="0.00271999999999994" calcext:value-type="float">
            <text:p>0.00272</text:p>
          </table:table-cell>
          <table:table-cell office:value-type="float" office:value="0" calcext:value-type="float">
            <text:p>0</text:p>
          </table:table-cell>
          <table:table-cell office:value-type="float" office:value="0.00127899999999997" calcext:value-type="float">
            <text:p>0.001279</text:p>
          </table:table-cell>
          <table:table-cell office:value-type="float" office:value="0.0212765957446808" calcext:value-type="float">
            <text:p>0.021276595744681</text:p>
          </table:table-cell>
          <table:table-cell office:value-type="float" office:value="0.000850000000000017" calcext:value-type="float">
            <text:p>0.00085</text:p>
          </table:table-cell>
          <table:table-cell office:value-type="float" office:value="0.0638297872340425" calcext:value-type="float">
            <text:p>0.063829787234043</text:p>
          </table:table-cell>
          <table:table-cell office:value-type="float" office:value="0.000472000000000028" calcext:value-type="float">
            <text:p>0.000472</text:p>
          </table:table-cell>
          <table:table-cell office:value-type="float" office:value="0.148936170212766" calcext:value-type="float">
            <text:p>0.148936170212766</text:p>
          </table:table-cell>
          <table:table-cell office:value-type="float" office:value="0.000173000000000034" calcext:value-type="float">
            <text:p>0.000173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0.00892857142857143" calcext:value-type="float">
            <text:p>0.008928571428571</text:p>
          </table:table-cell>
          <table:table-cell office:value-type="float" office:value="0.00131499999999996" calcext:value-type="float">
            <text:p>0.001315</text:p>
          </table:table-cell>
          <table:table-cell office:value-type="float" office:value="0.0178571428571429" calcext:value-type="float">
            <text:p>0.017857142857143</text:p>
          </table:table-cell>
          <table:table-cell office:value-type="float" office:value="0.000568000000000013" calcext:value-type="float">
            <text:p>0.000568</text:p>
          </table:table-cell>
          <table:table-cell office:value-type="float" office:value="0.0178571428571429" calcext:value-type="float">
            <text:p>0.017857142857143</text:p>
          </table:table-cell>
          <table:table-cell office:value-type="float" office:value="0.000302999999999998" calcext:value-type="float">
            <text:p>0.000303</text:p>
          </table:table-cell>
          <table:table-cell office:value-type="float" office:value="0.196428571428571" calcext:value-type="float">
            <text:p>0.196428571428571</text:p>
          </table:table-cell>
          <table:table-cell office:value-type="float" office:value="0.000188999999999939" calcext:value-type="float">
            <text:p>0.00018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809999999999977" calcext:value-type="float">
            <text:p>8.10E-05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000829999999999997" calcext:value-type="float">
            <text:p>0.00083</text:p>
          </table:table-cell>
          <table:table-cell office:value-type="float" office:value="0.0404040404040404" calcext:value-type="float">
            <text:p>0.040404040404041</text:p>
          </table:table-cell>
          <table:table-cell office:value-type="float" office:value="0.000415999999999972" calcext:value-type="float">
            <text:p>0.000416</text:p>
          </table:table-cell>
          <table:table-cell office:value-type="float" office:value="0.0572390572390572" calcext:value-type="float">
            <text:p>0.057239057239057</text:p>
          </table:table-cell>
          <table:table-cell office:value-type="float" office:value="0.000453999999999954" calcext:value-type="float">
            <text:p>0.000454</text:p>
          </table:table-cell>
          <table:table-cell office:value-type="float" office:value="0.124579124579125" calcext:value-type="float">
            <text:p>0.124579124579125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1" calcext:value-type="float">
            <text:p>1</text:p>
          </table:table-cell>
          <table:table-cell office:value-type="float" office:value="0.000145999999999979" calcext:value-type="float">
            <text:p>0.000146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4" calcext:value-type="float">
            <text:p>4</text:p>
          </table:table-cell>
          <table:table-cell office:value-type="float" office:value="459" calcext:value-type="float">
            <text:p>459</text:p>
          </table:table-cell>
          <table:table-cell office:value-type="float" office:value="0.00217864923747277" calcext:value-type="float">
            <text:p>0.002178649237473</text:p>
          </table:table-cell>
          <table:table-cell office:value-type="float" office:value="0.00301699999999999" calcext:value-type="float">
            <text:p>0.003017</text:p>
          </table:table-cell>
          <table:table-cell office:value-type="float" office:value="0.00871459694989107" calcext:value-type="float">
            <text:p>0.008714596949891</text:p>
          </table:table-cell>
          <table:table-cell office:value-type="float" office:value="0.00070199999999998" calcext:value-type="float">
            <text:p>0.0007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000363000000000058" calcext:value-type="float">
            <text:p>0.000363</text:p>
          </table:table-cell>
          <table:table-cell office:value-type="float" office:value="0.0413943355119826" calcext:value-type="float">
            <text:p>0.041394335511983</text:p>
          </table:table-cell>
          <table:table-cell office:value-type="float" office:value="0.000419000000000058" calcext:value-type="float">
            <text:p>0.000419</text:p>
          </table:table-cell>
          <table:table-cell office:value-type="float" office:value="0.564270152505447" calcext:value-type="float">
            <text:p>0.564270152505447</text:p>
          </table:table-cell>
          <table:table-cell office:value-type="float" office:value="0.000114000000000059" calcext:value-type="float">
            <text:p>0.000114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0.00307692307692308" calcext:value-type="float">
            <text:p>0.003076923076923</text:p>
          </table:table-cell>
          <table:table-cell office:value-type="float" office:value="0.000914999999999999" calcext:value-type="float">
            <text:p>0.000915</text:p>
          </table:table-cell>
          <table:table-cell office:value-type="float" office:value="0.0153846153846154" calcext:value-type="float">
            <text:p>0.015384615384615</text:p>
          </table:table-cell>
          <table:table-cell office:value-type="float" office:value="0.000420000000000031" calcext:value-type="float">
            <text:p>0.00042</text:p>
          </table:table-cell>
          <table:table-cell office:value-type="float" office:value="0.0461538461538462" calcext:value-type="float">
            <text:p>0.046153846153846</text:p>
          </table:table-cell>
          <table:table-cell office:value-type="float" office:value="0.000246999999999997" calcext:value-type="float">
            <text:p>0.000247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000159999999999993" calcext:value-type="float">
            <text:p>0.0001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840000000000285" calcext:value-type="float">
            <text:p>8.40E-05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0.00232018561484919" calcext:value-type="float">
            <text:p>0.002320185614849</text:p>
          </table:table-cell>
          <table:table-cell office:value-type="float" office:value="0.001357" calcext:value-type="float">
            <text:p>0.001357</text:p>
          </table:table-cell>
          <table:table-cell office:value-type="float" office:value="0.222737819025522" calcext:value-type="float">
            <text:p>0.222737819025522</text:p>
          </table:table-cell>
          <table:table-cell office:value-type="float" office:value="0.000494999999999968" calcext:value-type="float">
            <text:p>0.000495</text:p>
          </table:table-cell>
          <table:table-cell office:value-type="float" office:value="0.234338747099768" calcext:value-type="float">
            <text:p>0.234338747099768</text:p>
          </table:table-cell>
          <table:table-cell office:value-type="float" office:value="0.000265000000000015" calcext:value-type="float">
            <text:p>0.000265</text:p>
          </table:table-cell>
          <table:table-cell office:value-type="float" office:value="0.25754060324826" calcext:value-type="float">
            <text:p>0.25754060324826</text:p>
          </table:table-cell>
          <table:table-cell office:value-type="float" office:value="0.000157000000000074" calcext:value-type="float">
            <text:p>0.000157</text:p>
          </table:table-cell>
          <table:table-cell office:value-type="float" office:value="0.303944315545244" calcext:value-type="float">
            <text:p>0.303944315545244</text:p>
          </table:table-cell>
          <table:table-cell table:style-name="ce1" office:value-type="float" office:value="0.000089999999999979" calcext:value-type="float">
            <text:p>9.00E-05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float" office:value="4" calcext:value-type="float">
            <text:p>4</text:p>
          </table:table-cell>
          <table:table-cell office:value-type="float" office:value="472" calcext:value-type="float">
            <text:p>472</text:p>
          </table:table-cell>
          <table:table-cell office:value-type="float" office:value="0.00423728813559322" calcext:value-type="float">
            <text:p>0.004237288135593</text:p>
          </table:table-cell>
          <table:table-cell office:value-type="float" office:value="0.00116400000000005" calcext:value-type="float">
            <text:p>0.001164</text:p>
          </table:table-cell>
          <table:table-cell office:value-type="float" office:value="0.0148305084745763" calcext:value-type="float">
            <text:p>0.014830508474576</text:p>
          </table:table-cell>
          <table:table-cell office:value-type="float" office:value="0.000503000000000031" calcext:value-type="float">
            <text:p>0.000503</text:p>
          </table:table-cell>
          <table:table-cell office:value-type="float" office:value="0.0254237288135593" calcext:value-type="float">
            <text:p>0.025423728813559</text:p>
          </table:table-cell>
          <table:table-cell office:value-type="float" office:value="0.000279999999999947" calcext:value-type="float">
            <text:p>0.00028</text:p>
          </table:table-cell>
          <table:table-cell office:value-type="float" office:value="0.0254237288135593" calcext:value-type="float">
            <text:p>0.025423728813559</text:p>
          </table:table-cell>
          <table:table-cell office:value-type="float" office:value="0.000165000000000026" calcext:value-type="float">
            <text:p>0.000165</text:p>
          </table:table-cell>
          <table:table-cell office:value-type="float" office:value="0.364406779661017" calcext:value-type="float">
            <text:p>0.364406779661017</text:p>
          </table:table-cell>
          <table:table-cell table:style-name="ce1" office:value-type="float" office:value="0.0000929999999999542" calcext:value-type="float">
            <text:p>9.30E-05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0.00869565217391305" calcext:value-type="float">
            <text:p>0.008695652173913</text:p>
          </table:table-cell>
          <table:table-cell office:value-type="float" office:value="0.00103899999999996" calcext:value-type="float">
            <text:p>0.001039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000452000000000008" calcext:value-type="float">
            <text:p>0.000452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0.000404999999999989" calcext:value-type="float">
            <text:p>0.000405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000203000000000064" calcext:value-type="float">
            <text:p>0.000203</text:p>
          </table:table-cell>
          <table:table-cell office:value-type="float" office:value="0.130434782608696" calcext:value-type="float">
            <text:p>0.130434782608696</text:p>
          </table:table-cell>
          <table:table-cell table:style-name="ce1" office:value-type="float" office:value="0.0000969999999999582" calcext:value-type="float">
            <text:p>9.70E-05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float" office:value="4" calcext:value-type="float">
            <text:p>4</text:p>
          </table:table-cell>
          <table:table-cell office:value-type="float" office:value="452" calcext:value-type="float">
            <text:p>452</text:p>
          </table:table-cell>
          <table:table-cell office:value-type="float" office:value="0.00442477876106195" calcext:value-type="float">
            <text:p>0.004424778761062</text:p>
          </table:table-cell>
          <table:table-cell office:value-type="float" office:value="0.00115600000000005" calcext:value-type="float">
            <text:p>0.001156</text:p>
          </table:table-cell>
          <table:table-cell office:value-type="float" office:value="0.0154867256637168" calcext:value-type="float">
            <text:p>0.015486725663717</text:p>
          </table:table-cell>
          <table:table-cell office:value-type="float" office:value="0.000502000000000002" calcext:value-type="float">
            <text:p>0.000502</text:p>
          </table:table-cell>
          <table:table-cell office:value-type="float" office:value="0.0265486725663717" calcext:value-type="float">
            <text:p>0.026548672566372</text:p>
          </table:table-cell>
          <table:table-cell office:value-type="float" office:value="0.000275000000000025" calcext:value-type="float">
            <text:p>0.000275</text:p>
          </table:table-cell>
          <table:table-cell office:value-type="float" office:value="0.0707964601769911" calcext:value-type="float">
            <text:p>0.070796460176991</text:p>
          </table:table-cell>
          <table:table-cell office:value-type="float" office:value="0.000167000000000028" calcext:value-type="float">
            <text:p>0.000167</text:p>
          </table:table-cell>
          <table:table-cell office:value-type="float" office:value="0.225663716814159" calcext:value-type="float">
            <text:p>0.225663716814159</text:p>
          </table:table-cell>
          <table:table-cell office:value-type="float" office:value="0.000110999999999972" calcext:value-type="float">
            <text:p>0.000111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  <table:table-cell office:value-type="float" office:value="0.0065359477124183" calcext:value-type="float">
            <text:p>0.006535947712418</text:p>
          </table:table-cell>
          <table:table-cell office:value-type="float" office:value="0.00246200000000008" calcext:value-type="float">
            <text:p>0.002462</text:p>
          </table:table-cell>
          <table:table-cell office:value-type="float" office:value="0.00326797385620915" calcext:value-type="float">
            <text:p>0.003267973856209</text:p>
          </table:table-cell>
          <table:table-cell office:value-type="float" office:value="0.00129000000000001" calcext:value-type="float">
            <text:p>0.0012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000881000000000021" calcext:value-type="float">
            <text:p>0.0008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000268999999999964" calcext:value-type="float">
            <text:p>0.000269</text:p>
          </table:table-cell>
          <table:table-cell office:value-type="float" office:value="0.183006535947712" calcext:value-type="float">
            <text:p>0.183006535947712</text:p>
          </table:table-cell>
          <table:table-cell office:value-type="float" office:value="0.000140999999999947" calcext:value-type="float">
            <text:p>0.000141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0062111801242236" calcext:value-type="float">
            <text:p>0.006211180124224</text:p>
          </table:table-cell>
          <table:table-cell office:value-type="float" office:value="0.00188500000000003" calcext:value-type="float">
            <text:p>0.001885</text:p>
          </table:table-cell>
          <table:table-cell office:value-type="float" office:value="0.0165631469979296" calcext:value-type="float">
            <text:p>0.01656314699793</text:p>
          </table:table-cell>
          <table:table-cell office:value-type="float" office:value="0.000674999999999981" calcext:value-type="float">
            <text:p>0.000675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000369999999999981" calcext:value-type="float">
            <text:p>0.00037</text:p>
          </table:table-cell>
          <table:table-cell office:value-type="float" office:value="0.254658385093168" calcext:value-type="float">
            <text:p>0.254658385093168</text:p>
          </table:table-cell>
          <table:table-cell office:value-type="float" office:value="0.000210000000000043" calcext:value-type="float">
            <text:p>0.00021</text:p>
          </table:table-cell>
          <table:table-cell office:value-type="float" office:value="0.58592132505176" calcext:value-type="float">
            <text:p>0.58592132505176</text:p>
          </table:table-cell>
          <table:table-cell office:value-type="float" office:value="0.000116000000000005" calcext:value-type="float">
            <text:p>0.000116</text:p>
          </table:table-cell>
        </table:table-row>
        <table:table-row table:style-name="ro1">
          <table:table-cell office:value-type="float" office:value="9019" calcext:value-type="float">
            <text:p>9019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0.00440528634361234" calcext:value-type="float">
            <text:p>0.004405286343612</text:p>
          </table:table-cell>
          <table:table-cell office:value-type="float" office:value="0.00134600000000007" calcext:value-type="float">
            <text:p>0.001346</text:p>
          </table:table-cell>
          <table:table-cell office:value-type="float" office:value="0.00881057268722467" calcext:value-type="float">
            <text:p>0.008810572687225</text:p>
          </table:table-cell>
          <table:table-cell office:value-type="float" office:value="0.000616000000000061" calcext:value-type="float">
            <text:p>0.000616</text:p>
          </table:table-cell>
          <table:table-cell office:value-type="float" office:value="0.0308370044052863" calcext:value-type="float">
            <text:p>0.030837004405286</text:p>
          </table:table-cell>
          <table:table-cell office:value-type="float" office:value="0.000327999999999884" calcext:value-type="float">
            <text:p>0.000328</text:p>
          </table:table-cell>
          <table:table-cell office:value-type="float" office:value="0.0308370044052863" calcext:value-type="float">
            <text:p>0.030837004405286</text:p>
          </table:table-cell>
          <table:table-cell office:value-type="float" office:value="0.000195000000000056" calcext:value-type="float">
            <text:p>0.000195</text:p>
          </table:table-cell>
          <table:table-cell office:value-type="float" office:value="0.118942731277533" calcext:value-type="float">
            <text:p>0.118942731277533</text:p>
          </table:table-cell>
          <table:table-cell office:value-type="float" office:value="0.000120999999999927" calcext:value-type="float">
            <text:p>0.000121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0.00436681222707424" calcext:value-type="float">
            <text:p>0.004366812227074</text:p>
          </table:table-cell>
          <table:table-cell office:value-type="float" office:value="0.00129199999999996" calcext:value-type="float">
            <text:p>0.001292</text:p>
          </table:table-cell>
          <table:table-cell office:value-type="float" office:value="0.0174672489082969" calcext:value-type="float">
            <text:p>0.017467248908297</text:p>
          </table:table-cell>
          <table:table-cell office:value-type="float" office:value="0.000466999999999995" calcext:value-type="float">
            <text:p>0.000467</text:p>
          </table:table-cell>
          <table:table-cell office:value-type="float" office:value="0.0393013100436681" calcext:value-type="float">
            <text:p>0.039301310043668</text:p>
          </table:table-cell>
          <table:table-cell office:value-type="float" office:value="0.000256999999999952" calcext:value-type="float">
            <text:p>0.000257</text:p>
          </table:table-cell>
          <table:table-cell office:value-type="float" office:value="0.0393013100436681" calcext:value-type="float">
            <text:p>0.039301310043668</text:p>
          </table:table-cell>
          <table:table-cell office:value-type="float" office:value="0.000156000000000045" calcext:value-type="float">
            <text:p>0.000156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1999999999981" calcext:value-type="float">
            <text:p>9.20E-05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4" calcext:value-type="float">
            <text:p>4</text:p>
          </table:table-cell>
          <table:table-cell office:value-type="float" office:value="496" calcext:value-type="float">
            <text:p>496</text:p>
          </table:table-cell>
          <table:table-cell office:value-type="float" office:value="0.00403225806451613" calcext:value-type="float">
            <text:p>0.004032258064516</text:p>
          </table:table-cell>
          <table:table-cell office:value-type="float" office:value="0.00113300000000005" calcext:value-type="float">
            <text:p>0.001133</text:p>
          </table:table-cell>
          <table:table-cell office:value-type="float" office:value="0.0120967741935484" calcext:value-type="float">
            <text:p>0.012096774193548</text:p>
          </table:table-cell>
          <table:table-cell office:value-type="float" office:value="0.000491000000000019" calcext:value-type="float">
            <text:p>0.000491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00268999999999964" calcext:value-type="float">
            <text:p>0.000269</text:p>
          </table:table-cell>
          <table:table-cell office:value-type="float" office:value="0.0725806451612903" calcext:value-type="float">
            <text:p>0.07258064516129</text:p>
          </table:table-cell>
          <table:table-cell office:value-type="float" office:value="0.000161000000000078" calcext:value-type="float">
            <text:p>0.000161</text:p>
          </table:table-cell>
          <table:table-cell office:value-type="float" office:value="0.193548387096774" calcext:value-type="float">
            <text:p>0.193548387096774</text:p>
          </table:table-cell>
          <table:table-cell table:style-name="ce1" office:value-type="float" office:value="0.0000890000000000057" calcext:value-type="float">
            <text:p>8.90E-05</text:p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float" office:value="4" calcext:value-type="float">
            <text:p>4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0.00119299999999989" calcext:value-type="float">
            <text:p>0.001193</text:p>
          </table:table-cell>
          <table:table-cell office:value-type="float" office:value="0.020979020979021" calcext:value-type="float">
            <text:p>0.020979020979021</text:p>
          </table:table-cell>
          <table:table-cell office:value-type="float" office:value="0.000506000000000006" calcext:value-type="float">
            <text:p>0.000506</text:p>
          </table:table-cell>
          <table:table-cell office:value-type="float" office:value="0.020979020979021" calcext:value-type="float">
            <text:p>0.020979020979021</text:p>
          </table:table-cell>
          <table:table-cell office:value-type="float" office:value="0.000278999999999918" calcext:value-type="float">
            <text:p>0.000279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00164000000000053" calcext:value-type="float">
            <text:p>0.000164</text:p>
          </table:table-cell>
          <table:table-cell office:value-type="float" office:value="0.475524475524475" calcext:value-type="float">
            <text:p>0.475524475524475</text:p>
          </table:table-cell>
          <table:table-cell table:style-name="ce1" office:value-type="float" office:value="0.0000929999999998987" calcext:value-type="float">
            <text:p>9.30E-05</text:p>
          </table:table-cell>
        </table:table-row>
        <table:table-row table:style-name="ro1">
          <table:table-cell office:value-type="float" office:value="9023" calcext:value-type="float">
            <text:p>9023</text:p>
          </table:table-cell>
          <table:table-cell office:value-type="float" office:value="4" calcext:value-type="float">
            <text:p>4</text:p>
          </table:table-cell>
          <table:table-cell office:value-type="float" office:value="387" calcext:value-type="float">
            <text:p>387</text:p>
          </table:table-cell>
          <table:table-cell office:value-type="float" office:value="0.00258397932816538" calcext:value-type="float">
            <text:p>0.002583979328165</text:p>
          </table:table-cell>
          <table:table-cell office:value-type="float" office:value="0.00102000000000002" calcext:value-type="float">
            <text:p>0.00102</text:p>
          </table:table-cell>
          <table:table-cell office:value-type="float" office:value="0.00516795865633075" calcext:value-type="float">
            <text:p>0.005167958656331</text:p>
          </table:table-cell>
          <table:table-cell office:value-type="float" office:value="0.000445999999999946" calcext:value-type="float">
            <text:p>0.000446</text:p>
          </table:table-cell>
          <table:table-cell office:value-type="float" office:value="0.0180878552971576" calcext:value-type="float">
            <text:p>0.018087855297158</text:p>
          </table:table-cell>
          <table:table-cell office:value-type="float" office:value="0.000260000000000038" calcext:value-type="float">
            <text:p>0.00026</text:p>
          </table:table-cell>
          <table:table-cell office:value-type="float" office:value="0.0697674418604651" calcext:value-type="float">
            <text:p>0.069767441860465</text:p>
          </table:table-cell>
          <table:table-cell office:value-type="float" office:value="0.000155000000000016" calcext:value-type="float">
            <text:p>0.000155</text:p>
          </table:table-cell>
          <table:table-cell office:value-type="float" office:value="0.0956072351421189" calcext:value-type="float">
            <text:p>0.095607235142119</text:p>
          </table:table-cell>
          <table:table-cell table:style-name="ce1" office:value-type="float" office:value="0.000083999999999973" calcext:value-type="float">
            <text:p>8.40E-05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4" calcext:value-type="float">
            <text:p>4</text:p>
          </table:table-cell>
          <table:table-cell office:value-type="float" office:value="393" calcext:value-type="float">
            <text:p>393</text:p>
          </table:table-cell>
          <table:table-cell office:value-type="float" office:value="0.00254452926208651" calcext:value-type="float">
            <text:p>0.002544529262087</text:p>
          </table:table-cell>
          <table:table-cell office:value-type="float" office:value="0.00174800000000008" calcext:value-type="float">
            <text:p>0.001748</text:p>
          </table:table-cell>
          <table:table-cell office:value-type="float" office:value="0.00763358778625954" calcext:value-type="float">
            <text:p>0.00763358778626</text:p>
          </table:table-cell>
          <table:table-cell office:value-type="float" office:value="0.000704000000000038" calcext:value-type="float">
            <text:p>0.000704</text:p>
          </table:table-cell>
          <table:table-cell office:value-type="float" office:value="0.00763358778625954" calcext:value-type="float">
            <text:p>0.00763358778626</text:p>
          </table:table-cell>
          <table:table-cell office:value-type="float" office:value="0.000371999999999928" calcext:value-type="float">
            <text:p>0.000372</text:p>
          </table:table-cell>
          <table:table-cell office:value-type="float" office:value="0.0330788804071247" calcext:value-type="float">
            <text:p>0.033078880407125</text:p>
          </table:table-cell>
          <table:table-cell office:value-type="float" office:value="0.00021199999999999" calcext:value-type="float">
            <text:p>0.000212</text:p>
          </table:table-cell>
          <table:table-cell office:value-type="float" office:value="0.10941475826972" calcext:value-type="float">
            <text:p>0.10941475826972</text:p>
          </table:table-cell>
          <table:table-cell office:value-type="float" office:value="0.000120000000000009" calcext:value-type="float">
            <text:p>0.00012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0.00338983050847458" calcext:value-type="float">
            <text:p>0.003389830508475</text:p>
          </table:table-cell>
          <table:table-cell office:value-type="float" office:value="0.00209399999999993" calcext:value-type="float">
            <text:p>0.002094</text:p>
          </table:table-cell>
          <table:table-cell office:value-type="float" office:value="0.271186440677966" calcext:value-type="float">
            <text:p>0.271186440677966</text:p>
          </table:table-cell>
          <table:table-cell office:value-type="float" office:value="0.000800999999999941" calcext:value-type="float">
            <text:p>0.000801</text:p>
          </table:table-cell>
          <table:table-cell office:value-type="float" office:value="0.288135593220339" calcext:value-type="float">
            <text:p>0.288135593220339</text:p>
          </table:table-cell>
          <table:table-cell office:value-type="float" office:value="0.000369000000000064" calcext:value-type="float">
            <text:p>0.000369</text:p>
          </table:table-cell>
          <table:table-cell office:value-type="float" office:value="0.593220338983051" calcext:value-type="float">
            <text:p>0.593220338983051</text:p>
          </table:table-cell>
          <table:table-cell office:value-type="float" office:value="0.000217000000000023" calcext:value-type="float">
            <text:p>0.000217</text:p>
          </table:table-cell>
          <table:table-cell office:value-type="float" office:value="0.491525423728814" calcext:value-type="float">
            <text:p>0.491525423728814</text:p>
          </table:table-cell>
          <table:table-cell office:value-type="float" office:value="0.000130999999999992" calcext:value-type="float">
            <text:p>0.000131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0.001664" calcext:value-type="float">
            <text:p>0.001664</text:p>
          </table:table-cell>
          <table:table-cell office:value-type="float" office:value="0.013671875" calcext:value-type="float">
            <text:p>0.013671875</text:p>
          </table:table-cell>
          <table:table-cell office:value-type="float" office:value="0.000649000000000011" calcext:value-type="float">
            <text:p>0.000649</text:p>
          </table:table-cell>
          <table:table-cell office:value-type="float" office:value="0.04296875" calcext:value-type="float">
            <text:p>0.04296875</text:p>
          </table:table-cell>
          <table:table-cell office:value-type="float" office:value="0.000349999999999961" calcext:value-type="float">
            <text:p>0.0003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000189999999999912" calcext:value-type="float">
            <text:p>0.00019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000101000000000018" calcext:value-type="float">
            <text:p>0.000101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000766999999999962" calcext:value-type="float">
            <text:p>0.000767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00031800000000004" calcext:value-type="float">
            <text:p>0.000318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000186000000000019" calcext:value-type="float">
            <text:p>0.000186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000116000000000005" calcext:value-type="float">
            <text:p>0.000116</text:p>
          </table:table-cell>
          <table:table-cell office:value-type="float" office:value="0.728260869565217" calcext:value-type="float">
            <text:p>0.728260869565217</text:p>
          </table:table-cell>
          <table:table-cell table:style-name="ce1" office:value-type="float" office:value="0.0000709999999999322" calcext:value-type="float">
            <text:p>7.10E-05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0.00315457413249211" calcext:value-type="float">
            <text:p>0.003154574132492</text:p>
          </table:table-cell>
          <table:table-cell office:value-type="float" office:value="0.00132699999999997" calcext:value-type="float">
            <text:p>0.001327</text:p>
          </table:table-cell>
          <table:table-cell office:value-type="float" office:value="0.0220820189274448" calcext:value-type="float">
            <text:p>0.022082018927445</text:p>
          </table:table-cell>
          <table:table-cell office:value-type="float" office:value="0.000535999999999981" calcext:value-type="float">
            <text:p>0.000536</text:p>
          </table:table-cell>
          <table:table-cell office:value-type="float" office:value="0.148264984227129" calcext:value-type="float">
            <text:p>0.148264984227129</text:p>
          </table:table-cell>
          <table:table-cell office:value-type="float" office:value="0.000317999999999929" calcext:value-type="float">
            <text:p>0.000318</text:p>
          </table:table-cell>
          <table:table-cell office:value-type="float" office:value="0.17981072555205" calcext:value-type="float">
            <text:p>0.17981072555205</text:p>
          </table:table-cell>
          <table:table-cell office:value-type="float" office:value="0.000192000000000081" calcext:value-type="float">
            <text:p>0.000192</text:p>
          </table:table-cell>
          <table:table-cell office:value-type="float" office:value="0.369085173501577" calcext:value-type="float">
            <text:p>0.369085173501577</text:p>
          </table:table-cell>
          <table:table-cell office:value-type="float" office:value="0.000112000000000001" calcext:value-type="float">
            <text:p>0.000112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 office:value-type="float" office:value="0.00537634408602151" calcext:value-type="float">
            <text:p>0.005376344086022</text:p>
          </table:table-cell>
          <table:table-cell office:value-type="float" office:value="0.00122500000000003" calcext:value-type="float">
            <text:p>0.001225</text:p>
          </table:table-cell>
          <table:table-cell office:value-type="float" office:value="0.00537634408602151" calcext:value-type="float">
            <text:p>0.005376344086022</text:p>
          </table:table-cell>
          <table:table-cell office:value-type="float" office:value="0.000522000000000022" calcext:value-type="float">
            <text:p>0.000522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00287999999999955" calcext:value-type="float">
            <text:p>0.000288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00174000000000007" calcext:value-type="float">
            <text:p>0.000174</text:p>
          </table:table-cell>
          <table:table-cell office:value-type="float" office:value="0.193548387096774" calcext:value-type="float">
            <text:p>0.193548387096774</text:p>
          </table:table-cell>
          <table:table-cell table:style-name="ce1" office:value-type="float" office:value="0.000095999999999985" calcext:value-type="float">
            <text:p>9.60E-05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0.00675675675675676" calcext:value-type="float">
            <text:p>0.006756756756757</text:p>
          </table:table-cell>
          <table:table-cell office:value-type="float" office:value="0.00119199999999997" calcext:value-type="float">
            <text:p>0.001192</text:p>
          </table:table-cell>
          <table:table-cell office:value-type="float" office:value="0.00337837837837838" calcext:value-type="float">
            <text:p>0.003378378378378</text:p>
          </table:table-cell>
          <table:table-cell office:value-type="float" office:value="0.000425000000000009" calcext:value-type="float">
            <text:p>0.000425</text:p>
          </table:table-cell>
          <table:table-cell office:value-type="float" office:value="0.0202702702702703" calcext:value-type="float">
            <text:p>0.02027027027027</text:p>
          </table:table-cell>
          <table:table-cell office:value-type="float" office:value="0.000246000000000079" calcext:value-type="float">
            <text:p>0.000246</text:p>
          </table:table-cell>
          <table:table-cell office:value-type="float" office:value="0.594594594594595" calcext:value-type="float">
            <text:p>0.594594594594595</text:p>
          </table:table-cell>
          <table:table-cell office:value-type="float" office:value="0.000141000000000058" calcext:value-type="float">
            <text:p>0.000141</text:p>
          </table:table-cell>
          <table:table-cell office:value-type="float" office:value="0.662162162162162" calcext:value-type="float">
            <text:p>0.662162162162162</text:p>
          </table:table-cell>
          <table:table-cell table:style-name="ce1" office:value-type="float" office:value="0.000087999999999977" calcext:value-type="float">
            <text:p>8.80E-05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 office:value-type="float" office:value="0.00323624595469256" calcext:value-type="float">
            <text:p>0.003236245954693</text:p>
          </table:table-cell>
          <table:table-cell office:value-type="float" office:value="0.00139499999999992" calcext:value-type="float">
            <text:p>0.001395</text:p>
          </table:table-cell>
          <table:table-cell office:value-type="float" office:value="0.0129449838187702" calcext:value-type="float">
            <text:p>0.01294498381877</text:p>
          </table:table-cell>
          <table:table-cell office:value-type="float" office:value="0.000596999999999959" calcext:value-type="float">
            <text:p>0.000597</text:p>
          </table:table-cell>
          <table:table-cell office:value-type="float" office:value="0.029126213592233" calcext:value-type="float">
            <text:p>0.029126213592233</text:p>
          </table:table-cell>
          <table:table-cell office:value-type="float" office:value="0.000326999999999966" calcext:value-type="float">
            <text:p>0.000327</text:p>
          </table:table-cell>
          <table:table-cell office:value-type="float" office:value="0.0938511326860841" calcext:value-type="float">
            <text:p>0.093851132686084</text:p>
          </table:table-cell>
          <table:table-cell office:value-type="float" office:value="0.000194999999999945" calcext:value-type="float">
            <text:p>0.000195</text:p>
          </table:table-cell>
          <table:table-cell office:value-type="float" office:value="0.514563106796116" calcext:value-type="float">
            <text:p>0.514563106796116</text:p>
          </table:table-cell>
          <table:table-cell office:value-type="float" office:value="0.000148999999999955" calcext:value-type="float">
            <text:p>0.000149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0.00199600798403194" calcext:value-type="float">
            <text:p>0.001996007984032</text:p>
          </table:table-cell>
          <table:table-cell office:value-type="float" office:value="0.00115500000000002" calcext:value-type="float">
            <text:p>0.001155</text:p>
          </table:table-cell>
          <table:table-cell office:value-type="float" office:value="0.431137724550898" calcext:value-type="float">
            <text:p>0.431137724550898</text:p>
          </table:table-cell>
          <table:table-cell office:value-type="float" office:value="0.000546999999999964" calcext:value-type="float">
            <text:p>0.000547</text:p>
          </table:table-cell>
          <table:table-cell office:value-type="float" office:value="0.441117764471058" calcext:value-type="float">
            <text:p>0.441117764471058</text:p>
          </table:table-cell>
          <table:table-cell office:value-type="float" office:value="0.000265000000000071" calcext:value-type="float">
            <text:p>0.000265</text:p>
          </table:table-cell>
          <table:table-cell office:value-type="float" office:value="0.441117764471058" calcext:value-type="float">
            <text:p>0.441117764471058</text:p>
          </table:table-cell>
          <table:table-cell office:value-type="float" office:value="0.000155999999999934" calcext:value-type="float">
            <text:p>0.000156</text:p>
          </table:table-cell>
          <table:table-cell office:value-type="float" office:value="0.500998003992016" calcext:value-type="float">
            <text:p>0.500998003992016</text:p>
          </table:table-cell>
          <table:table-cell table:style-name="ce1" office:value-type="float" office:value="0.000091999999999981" calcext:value-type="float">
            <text:p>9.20E-05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07999999999975" calcext:value-type="float">
            <text:p>0.000308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55000000000016" calcext:value-type="float">
            <text:p>0.000155</text:p>
          </table:table-cell>
          <table:table-cell office:value-type="float" office:value="0.1" calcext:value-type="float">
            <text:p>0.1</text:p>
          </table:table-cell>
          <table:table-cell office:value-type="float" office:value="0.000104999999999911" calcext:value-type="float">
            <text:p>0.00010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700000000000145" calcext:value-type="float">
            <text:p>7.00E-0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48000000000048" calcext:value-type="float">
            <text:p>4.80E-05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float" office:value="4" calcext:value-type="float">
            <text:p>4</text:p>
          </table:table-cell>
          <table:table-cell office:value-type="float" office:value="253" calcext:value-type="float">
            <text:p>253</text:p>
          </table:table-cell>
          <table:table-cell office:value-type="float" office:value="0.00395256916996047" calcext:value-type="float">
            <text:p>0.00395256916996</text:p>
          </table:table-cell>
          <table:table-cell office:value-type="float" office:value="0.001525" calcext:value-type="float">
            <text:p>0.001525</text:p>
          </table:table-cell>
          <table:table-cell office:value-type="float" office:value="0.0118577075098814" calcext:value-type="float">
            <text:p>0.011857707509882</text:p>
          </table:table-cell>
          <table:table-cell office:value-type="float" office:value="0.000946000000000002" calcext:value-type="float">
            <text:p>0.000946</text:p>
          </table:table-cell>
          <table:table-cell office:value-type="float" office:value="0.0118577075098814" calcext:value-type="float">
            <text:p>0.011857707509882</text:p>
          </table:table-cell>
          <table:table-cell office:value-type="float" office:value="0.000384000000000051" calcext:value-type="float">
            <text:p>0.000384</text:p>
          </table:table-cell>
          <table:table-cell office:value-type="float" office:value="0.0513833992094862" calcext:value-type="float">
            <text:p>0.051383399209486</text:p>
          </table:table-cell>
          <table:table-cell office:value-type="float" office:value="0.00021799999999994" calcext:value-type="float">
            <text:p>0.000218</text:p>
          </table:table-cell>
          <table:table-cell office:value-type="float" office:value="0.0118577075098814" calcext:value-type="float">
            <text:p>0.011857707509882</text:p>
          </table:table-cell>
          <table:table-cell office:value-type="float" office:value="0.00013300000000005" calcext:value-type="float">
            <text:p>0.000133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float" office:value="4" calcext:value-type="float">
            <text:p>4</text:p>
          </table:table-cell>
          <table:table-cell office:value-type="float" office:value="585" calcext:value-type="float">
            <text:p>585</text:p>
          </table:table-cell>
          <table:table-cell office:value-type="float" office:value="0.405128205128205" calcext:value-type="float">
            <text:p>0.405128205128205</text:p>
          </table:table-cell>
          <table:table-cell office:value-type="float" office:value="0.00160399999999994" calcext:value-type="float">
            <text:p>0.001604</text:p>
          </table:table-cell>
          <table:table-cell office:value-type="float" office:value="0.41025641025641" calcext:value-type="float">
            <text:p>0.41025641025641</text:p>
          </table:table-cell>
          <table:table-cell office:value-type="float" office:value="0.00078900000000004" calcext:value-type="float">
            <text:p>0.000789</text:p>
          </table:table-cell>
          <table:table-cell office:value-type="float" office:value="0.418803418803419" calcext:value-type="float">
            <text:p>0.418803418803419</text:p>
          </table:table-cell>
          <table:table-cell office:value-type="float" office:value="0.000356000000000023" calcext:value-type="float">
            <text:p>0.000356</text:p>
          </table:table-cell>
          <table:table-cell office:value-type="float" office:value="0.452991452991453" calcext:value-type="float">
            <text:p>0.452991452991453</text:p>
          </table:table-cell>
          <table:table-cell office:value-type="float" office:value="0.000198999999999949" calcext:value-type="float">
            <text:p>0.000199</text:p>
          </table:table-cell>
          <table:table-cell office:value-type="float" office:value="0.658119658119658" calcext:value-type="float">
            <text:p>0.658119658119658</text:p>
          </table:table-cell>
          <table:table-cell office:value-type="float" office:value="0.000105000000000022" calcext:value-type="float">
            <text:p>0.000105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float" office:value="4" calcext:value-type="float">
            <text:p>4</text:p>
          </table:table-cell>
          <table:table-cell office:value-type="float" office:value="584" calcext:value-type="float">
            <text:p>584</text:p>
          </table:table-cell>
          <table:table-cell office:value-type="float" office:value="0.00342465753424658" calcext:value-type="float">
            <text:p>0.003424657534247</text:p>
          </table:table-cell>
          <table:table-cell office:value-type="float" office:value="0.00145400000000007" calcext:value-type="float">
            <text:p>0.001454</text:p>
          </table:table-cell>
          <table:table-cell office:value-type="float" office:value="0.0154109589041096" calcext:value-type="float">
            <text:p>0.01541095890411</text:p>
          </table:table-cell>
          <table:table-cell office:value-type="float" office:value="0.000598000000000098" calcext:value-type="float">
            <text:p>0.000598</text:p>
          </table:table-cell>
          <table:table-cell office:value-type="float" office:value="0.0410958904109589" calcext:value-type="float">
            <text:p>0.041095890410959</text:p>
          </table:table-cell>
          <table:table-cell office:value-type="float" office:value="0.000303999999999971" calcext:value-type="float">
            <text:p>0.000304</text:p>
          </table:table-cell>
          <table:table-cell office:value-type="float" office:value="0.10958904109589" calcext:value-type="float">
            <text:p>0.10958904109589</text:p>
          </table:table-cell>
          <table:table-cell office:value-type="float" office:value="0.000175000000000036" calcext:value-type="float">
            <text:p>0.000175</text:p>
          </table:table-cell>
          <table:table-cell office:value-type="float" office:value="0.143835616438356" calcext:value-type="float">
            <text:p>0.143835616438356</text:p>
          </table:table-cell>
          <table:table-cell table:style-name="ce1" office:value-type="float" office:value="0.0000980000000000425" calcext:value-type="float">
            <text:p>9.80E-05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4" calcext:value-type="float">
            <text:p>4</text:p>
          </table:table-cell>
          <table:table-cell office:value-type="float" office:value="231" calcext:value-type="float">
            <text:p>231</text:p>
          </table:table-cell>
          <table:table-cell office:value-type="float" office:value="0.00432900432900433" calcext:value-type="float">
            <text:p>0.004329004329004</text:p>
          </table:table-cell>
          <table:table-cell office:value-type="float" office:value="0.000829999999999997" calcext:value-type="float">
            <text:p>0.00083</text:p>
          </table:table-cell>
          <table:table-cell office:value-type="float" office:value="0.025974025974026" calcext:value-type="float">
            <text:p>0.025974025974026</text:p>
          </table:table-cell>
          <table:table-cell office:value-type="float" office:value="0.000373000000000068" calcext:value-type="float">
            <text:p>0.000373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000219999999999998" calcext:value-type="float">
            <text:p>0.00022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000132000000000021" calcext:value-type="float">
            <text:p>0.000132</text:p>
          </table:table-cell>
          <table:table-cell office:value-type="float" office:value="0.783549783549784" calcext:value-type="float">
            <text:p>0.783549783549784</text:p>
          </table:table-cell>
          <table:table-cell table:style-name="ce1" office:value-type="float" office:value="0.0000770000000001048" calcext:value-type="float">
            <text:p>7.70E-05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float" office:value="0.641434262948207" calcext:value-type="float">
            <text:p>0.641434262948207</text:p>
          </table:table-cell>
          <table:table-cell office:value-type="float" office:value="0.00101799999999996" calcext:value-type="float">
            <text:p>0.001018</text:p>
          </table:table-cell>
          <table:table-cell office:value-type="float" office:value="0.641434262948207" calcext:value-type="float">
            <text:p>0.641434262948207</text:p>
          </table:table-cell>
          <table:table-cell office:value-type="float" office:value="0.000435999999999992" calcext:value-type="float">
            <text:p>0.000436</text:p>
          </table:table-cell>
          <table:table-cell office:value-type="float" office:value="0.641434262948207" calcext:value-type="float">
            <text:p>0.641434262948207</text:p>
          </table:table-cell>
          <table:table-cell office:value-type="float" office:value="0.000281999999999893" calcext:value-type="float">
            <text:p>0.000282</text:p>
          </table:table-cell>
          <table:table-cell office:value-type="float" office:value="0.681274900398406" calcext:value-type="float">
            <text:p>0.681274900398406</text:p>
          </table:table-cell>
          <table:table-cell office:value-type="float" office:value="0.000155999999999934" calcext:value-type="float">
            <text:p>0.000156</text:p>
          </table:table-cell>
          <table:table-cell office:value-type="float" office:value="0.800796812749004" calcext:value-type="float">
            <text:p>0.800796812749004</text:p>
          </table:table-cell>
          <table:table-cell table:style-name="ce1" office:value-type="float" office:value="0.0000970000000000137" calcext:value-type="float">
            <text:p>9.70E-05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office:value-type="float" office:value="0.00628930817610063" calcext:value-type="float">
            <text:p>0.006289308176101</text:p>
          </table:table-cell>
          <table:table-cell office:value-type="float" office:value="0.00132399999999999" calcext:value-type="float">
            <text:p>0.001324</text:p>
          </table:table-cell>
          <table:table-cell office:value-type="float" office:value="0.0251572327044025" calcext:value-type="float">
            <text:p>0.025157232704403</text:p>
          </table:table-cell>
          <table:table-cell office:value-type="float" office:value="0.000686999999999993" calcext:value-type="float">
            <text:p>0.000687</text:p>
          </table:table-cell>
          <table:table-cell office:value-type="float" office:value="0.0566037735849057" calcext:value-type="float">
            <text:p>0.056603773584906</text:p>
          </table:table-cell>
          <table:table-cell office:value-type="float" office:value="0.000267000000000128" calcext:value-type="float">
            <text:p>0.000267</text:p>
          </table:table-cell>
          <table:table-cell office:value-type="float" office:value="0.119496855345912" calcext:value-type="float">
            <text:p>0.119496855345912</text:p>
          </table:table-cell>
          <table:table-cell office:value-type="float" office:value="0.000156999999999963" calcext:value-type="float">
            <text:p>0.00015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939999999999275" calcext:value-type="float">
            <text:p>9.40E-05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0.00636942675159236" calcext:value-type="float">
            <text:p>0.006369426751592</text:p>
          </table:table-cell>
          <table:table-cell office:value-type="float" office:value="0.00114100000000006" calcext:value-type="float">
            <text:p>0.001141</text:p>
          </table:table-cell>
          <table:table-cell office:value-type="float" office:value="0.0127388535031847" calcext:value-type="float">
            <text:p>0.012738853503185</text:p>
          </table:table-cell>
          <table:table-cell office:value-type="float" office:value="0.000468000000000024" calcext:value-type="float">
            <text:p>0.000468</text:p>
          </table:table-cell>
          <table:table-cell office:value-type="float" office:value="0.0445859872611465" calcext:value-type="float">
            <text:p>0.044585987261147</text:p>
          </table:table-cell>
          <table:table-cell office:value-type="float" office:value="0.000262000000000095" calcext:value-type="float">
            <text:p>0.000262</text:p>
          </table:table-cell>
          <table:table-cell office:value-type="float" office:value="0.363057324840764" calcext:value-type="float">
            <text:p>0.363057324840764</text:p>
          </table:table-cell>
          <table:table-cell office:value-type="float" office:value="0.000143999999999922" calcext:value-type="float">
            <text:p>0.000144</text:p>
          </table:table-cell>
          <table:table-cell office:value-type="float" office:value="0.522292993630573" calcext:value-type="float">
            <text:p>0.522292993630573</text:p>
          </table:table-cell>
          <table:table-cell table:style-name="ce1" office:value-type="float" office:value="0.0000850000000001128" calcext:value-type="float">
            <text:p>8.50E-05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4" calcext:value-type="float">
            <text:p>4</text:p>
          </table:table-cell>
          <table:table-cell office:value-type="float" office:value="401" calcext:value-type="float">
            <text:p>401</text:p>
          </table:table-cell>
          <table:table-cell office:value-type="float" office:value="0.00249376558603491" calcext:value-type="float">
            <text:p>0.002493765586035</text:p>
          </table:table-cell>
          <table:table-cell office:value-type="float" office:value="0.00108400000000009" calcext:value-type="float">
            <text:p>0.001084</text:p>
          </table:table-cell>
          <table:table-cell office:value-type="float" office:value="0.0149625935162095" calcext:value-type="float">
            <text:p>0.01496259351621</text:p>
          </table:table-cell>
          <table:table-cell office:value-type="float" office:value="0.000447999999999893" calcext:value-type="float">
            <text:p>0.000448</text:p>
          </table:table-cell>
          <table:table-cell office:value-type="float" office:value="0.027431421446384" calcext:value-type="float">
            <text:p>0.027431421446384</text:p>
          </table:table-cell>
          <table:table-cell office:value-type="float" office:value="0.000249999999999972" calcext:value-type="float">
            <text:p>0.00025</text:p>
          </table:table-cell>
          <table:table-cell office:value-type="float" office:value="0.0523690773067332" calcext:value-type="float">
            <text:p>0.052369077306733</text:p>
          </table:table-cell>
          <table:table-cell office:value-type="float" office:value="0.000154999999999905" calcext:value-type="float">
            <text:p>0.000155</text:p>
          </table:table-cell>
          <table:table-cell office:value-type="float" office:value="0.501246882793017" calcext:value-type="float">
            <text:p>0.501246882793017</text:p>
          </table:table-cell>
          <table:table-cell table:style-name="ce1" office:value-type="float" office:value="0.0000820000000000265" calcext:value-type="float">
            <text:p>8.20E-05</text:p>
          </table:table-cell>
        </table:table-row>
        <table:table-row table:style-name="ro1">
          <table:table-cell office:value-type="float" office:value="9042" calcext:value-type="float">
            <text:p>9042</text:p>
          </table:table-cell>
          <table:table-cell office:value-type="float" office:value="4" calcext:value-type="float">
            <text:p>4</text:p>
          </table:table-cell>
          <table:table-cell office:value-type="float" office:value="437" calcext:value-type="float">
            <text:p>437</text:p>
          </table:table-cell>
          <table:table-cell office:value-type="float" office:value="0.0022883295194508" calcext:value-type="float">
            <text:p>0.002288329519451</text:p>
          </table:table-cell>
          <table:table-cell office:value-type="float" office:value="0.00128500000000009" calcext:value-type="float">
            <text:p>0.001285</text:p>
          </table:table-cell>
          <table:table-cell office:value-type="float" office:value="0.0045766590389016" calcext:value-type="float">
            <text:p>0.004576659038902</text:p>
          </table:table-cell>
          <table:table-cell office:value-type="float" office:value="0.000553999999999943" calcext:value-type="float">
            <text:p>0.000554</text:p>
          </table:table-cell>
          <table:table-cell office:value-type="float" office:value="0.0389016018306636" calcext:value-type="float">
            <text:p>0.038901601830664</text:p>
          </table:table-cell>
          <table:table-cell office:value-type="float" office:value="0.000302000000000024" calcext:value-type="float">
            <text:p>0.000302</text:p>
          </table:table-cell>
          <table:table-cell office:value-type="float" office:value="0.0846681922196797" calcext:value-type="float">
            <text:p>0.08466819221968</text:p>
          </table:table-cell>
          <table:table-cell office:value-type="float" office:value="0.000181999999999904" calcext:value-type="float">
            <text:p>0.000182</text:p>
          </table:table-cell>
          <table:table-cell office:value-type="float" office:value="0.19908466819222" calcext:value-type="float">
            <text:p>0.19908466819222</text:p>
          </table:table-cell>
          <table:table-cell table:style-name="ce1" office:value-type="float" office:value="0.0000989999999999602" calcext:value-type="float">
            <text:p>9.90E-05</text:p>
          </table:table-cell>
        </table:table-row>
        <table:table-row table:style-name="ro1">
          <table:table-cell office:value-type="float" office:value="9043" calcext:value-type="float">
            <text:p>9043</text:p>
          </table:table-cell>
          <table:table-cell office:value-type="float" office:value="4" calcext:value-type="float">
            <text:p>4</text:p>
          </table:table-cell>
          <table:table-cell office:value-type="float" office:value="398" calcext:value-type="float">
            <text:p>398</text:p>
          </table:table-cell>
          <table:table-cell office:value-type="float" office:value="0.0050251256281407" calcext:value-type="float">
            <text:p>0.005025125628141</text:p>
          </table:table-cell>
          <table:table-cell office:value-type="float" office:value="0.00208399999999997" calcext:value-type="float">
            <text:p>0.002084</text:p>
          </table:table-cell>
          <table:table-cell office:value-type="float" office:value="0.384422110552764" calcext:value-type="float">
            <text:p>0.384422110552764</text:p>
          </table:table-cell>
          <table:table-cell office:value-type="float" office:value="0.000780999999999921" calcext:value-type="float">
            <text:p>0.000781</text:p>
          </table:table-cell>
          <table:table-cell office:value-type="float" office:value="0.396984924623116" calcext:value-type="float">
            <text:p>0.396984924623116</text:p>
          </table:table-cell>
          <table:table-cell office:value-type="float" office:value="0.000454000000000065" calcext:value-type="float">
            <text:p>0.000454</text:p>
          </table:table-cell>
          <table:table-cell office:value-type="float" office:value="0.396984924623116" calcext:value-type="float">
            <text:p>0.396984924623116</text:p>
          </table:table-cell>
          <table:table-cell office:value-type="float" office:value="0.000267000000000017" calcext:value-type="float">
            <text:p>0.000267</text:p>
          </table:table-cell>
          <table:table-cell office:value-type="float" office:value="0.246231155778894" calcext:value-type="float">
            <text:p>0.246231155778894</text:p>
          </table:table-cell>
          <table:table-cell office:value-type="float" office:value="0.00015199999999993" calcext:value-type="float">
            <text:p>0.000152</text:p>
          </table:table-cell>
        </table:table-row>
        <table:table-row table:style-name="ro1">
          <table:table-cell office:value-type="float" office:value="9044" calcext:value-type="float">
            <text:p>9044</text:p>
          </table:table-cell>
          <table:table-cell office:value-type="float" office:value="4" calcext:value-type="float">
            <text:p>4</text:p>
          </table:table-cell>
          <table:table-cell office:value-type="float" office:value="505" calcext:value-type="float">
            <text:p>505</text:p>
          </table:table-cell>
          <table:table-cell office:value-type="float" office:value="0.00594059405940594" calcext:value-type="float">
            <text:p>0.005940594059406</text:p>
          </table:table-cell>
          <table:table-cell office:value-type="float" office:value="0.00195000000000012" calcext:value-type="float">
            <text:p>0.00195</text:p>
          </table:table-cell>
          <table:table-cell office:value-type="float" office:value="0.0099009900990099" calcext:value-type="float">
            <text:p>0.00990099009901</text:p>
          </table:table-cell>
          <table:table-cell office:value-type="float" office:value="0.000901000000000041" calcext:value-type="float">
            <text:p>0.000901</text:p>
          </table:table-cell>
          <table:table-cell office:value-type="float" office:value="0.0297029702970297" calcext:value-type="float">
            <text:p>0.02970297029703</text:p>
          </table:table-cell>
          <table:table-cell office:value-type="float" office:value="0.000417000000000001" calcext:value-type="float">
            <text:p>0.000417</text:p>
          </table:table-cell>
          <table:table-cell office:value-type="float" office:value="0.0495049504950495" calcext:value-type="float">
            <text:p>0.04950495049505</text:p>
          </table:table-cell>
          <table:table-cell office:value-type="float" office:value="0.000224000000000002" calcext:value-type="float">
            <text:p>0.000224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00117000000000034" calcext:value-type="float">
            <text:p>0.000117</text:p>
          </table:table-cell>
        </table:table-row>
        <table:table-row table:style-name="ro1">
          <table:table-cell office:value-type="float" office:value="9045" calcext:value-type="float">
            <text:p>9045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0.00313479623824451" calcext:value-type="float">
            <text:p>0.003134796238245</text:p>
          </table:table-cell>
          <table:table-cell office:value-type="float" office:value="0.00177300000000002" calcext:value-type="float">
            <text:p>0.001773</text:p>
          </table:table-cell>
          <table:table-cell office:value-type="float" office:value="0.0125391849529781" calcext:value-type="float">
            <text:p>0.012539184952978</text:p>
          </table:table-cell>
          <table:table-cell office:value-type="float" office:value="0.000689999999999968" calcext:value-type="float">
            <text:p>0.00069</text:p>
          </table:table-cell>
          <table:table-cell office:value-type="float" office:value="0.0282131661442006" calcext:value-type="float">
            <text:p>0.028213166144201</text:p>
          </table:table-cell>
          <table:table-cell office:value-type="float" office:value="0.00031800000000004" calcext:value-type="float">
            <text:p>0.000318</text:p>
          </table:table-cell>
          <table:table-cell office:value-type="float" office:value="0.0595611285266458" calcext:value-type="float">
            <text:p>0.059561128526646</text:p>
          </table:table-cell>
          <table:table-cell office:value-type="float" office:value="0.000184999999999991" calcext:value-type="float">
            <text:p>0.000185</text:p>
          </table:table-cell>
          <table:table-cell office:value-type="float" office:value="0.373040752351097" calcext:value-type="float">
            <text:p>0.373040752351097</text:p>
          </table:table-cell>
          <table:table-cell table:style-name="ce1" office:value-type="float" office:value="0.0000929999999998987" calcext:value-type="float">
            <text:p>9.30E-05</text:p>
          </table:table-cell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000624999999999987" calcext:value-type="float">
            <text:p>0.000625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00280999999999976" calcext:value-type="float">
            <text:p>0.000281</text:p>
          </table:table-cell>
          <table:table-cell office:value-type="float" office:value="0.0783410138248848" calcext:value-type="float">
            <text:p>0.078341013824885</text:p>
          </table:table-cell>
          <table:table-cell office:value-type="float" office:value="0.000164000000000053" calcext:value-type="float">
            <text:p>0.000164</text:p>
          </table:table-cell>
          <table:table-cell office:value-type="float" office:value="0.170506912442396" calcext:value-type="float">
            <text:p>0.170506912442396</text:p>
          </table:table-cell>
          <table:table-cell office:value-type="float" office:value="0.000109000000000026" calcext:value-type="float">
            <text:p>0.000109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0.0000609999999999777" calcext:value-type="float">
            <text:p>6.10E-05</text:p>
          </table:table-cell>
        </table:table-row>
        <table:table-row table:style-name="ro1">
          <table:table-cell office:value-type="float" office:value="9047" calcext:value-type="float">
            <text:p>9047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0.00606060606060606" calcext:value-type="float">
            <text:p>0.006060606060606</text:p>
          </table:table-cell>
          <table:table-cell office:value-type="float" office:value="0.00121700000000002" calcext:value-type="float">
            <text:p>0.001217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000520999999999994" calcext:value-type="float">
            <text:p>0.000521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000288999999999984" calcext:value-type="float">
            <text:p>0.000289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0.000171000000000032" calcext:value-type="float">
            <text:p>0.000171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00011899999999998" calcext:value-type="float">
            <text:p>0.000119</text:p>
          </table:table-cell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4" calcext:value-type="float">
            <text:p>4</text:p>
          </table:table-cell>
          <table:table-cell office:value-type="float" office:value="254" calcext:value-type="float">
            <text:p>254</text:p>
          </table:table-cell>
          <table:table-cell office:value-type="float" office:value="0.0078740157480315" calcext:value-type="float">
            <text:p>0.007874015748032</text:p>
          </table:table-cell>
          <table:table-cell office:value-type="float" office:value="0.00141799999999992" calcext:value-type="float">
            <text:p>0.001418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0413999999999914" calcext:value-type="float">
            <text:p>0.000414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00226999999999977" calcext:value-type="float">
            <text:p>0.000227</text:p>
          </table:table-cell>
          <table:table-cell office:value-type="float" office:value="0.133858267716535" calcext:value-type="float">
            <text:p>0.133858267716535</text:p>
          </table:table-cell>
          <table:table-cell office:value-type="float" office:value="0.000132000000000021" calcext:value-type="float">
            <text:p>0.000132</text:p>
          </table:table-cell>
          <table:table-cell office:value-type="float" office:value="0.409448818897638" calcext:value-type="float">
            <text:p>0.409448818897638</text:p>
          </table:table-cell>
          <table:table-cell table:style-name="ce1" office:value-type="float" office:value="0.0000860000000000305" calcext:value-type="float">
            <text:p>8.60E-05</text:p>
          </table:table-cell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4" calcext:value-type="float">
            <text:p>4</text:p>
          </table:table-cell>
          <table:table-cell office:value-type="float" office:value="462" calcext:value-type="float">
            <text:p>462</text:p>
          </table:table-cell>
          <table:table-cell office:value-type="float" office:value="0.00432900432900433" calcext:value-type="float">
            <text:p>0.004329004329004</text:p>
          </table:table-cell>
          <table:table-cell office:value-type="float" office:value="0.00157899999999989" calcext:value-type="float">
            <text:p>0.001579</text:p>
          </table:table-cell>
          <table:table-cell office:value-type="float" office:value="0.00432900432900433" calcext:value-type="float">
            <text:p>0.004329004329004</text:p>
          </table:table-cell>
          <table:table-cell office:value-type="float" office:value="0.000651999999999986" calcext:value-type="float">
            <text:p>0.000652</text:p>
          </table:table-cell>
          <table:table-cell office:value-type="float" office:value="0.025974025974026" calcext:value-type="float">
            <text:p>0.025974025974026</text:p>
          </table:table-cell>
          <table:table-cell office:value-type="float" office:value="0.00035099999999999" calcext:value-type="float">
            <text:p>0.000351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0.00019799999999992" calcext:value-type="float">
            <text:p>0.000198</text:p>
          </table:table-cell>
          <table:table-cell office:value-type="float" office:value="0.458874458874459" calcext:value-type="float">
            <text:p>0.458874458874459</text:p>
          </table:table-cell>
          <table:table-cell office:value-type="float" office:value="0.000119999999999898" calcext:value-type="float">
            <text:p>0.00012</text:p>
          </table:table-cell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0" calcext:value-type="float">
            <text:p>10</text:p>
          </table:table-cell>
          <table:table-cell office:value-type="float" office:value="798" calcext:value-type="float">
            <text:p>798</text:p>
          </table:table-cell>
          <table:table-cell office:value-type="float" office:value="0.0050125313283208" calcext:value-type="float">
            <text:p>0.005012531328321</text:p>
          </table:table-cell>
          <table:table-cell office:value-type="float" office:value="0.00948799999999994" calcext:value-type="float">
            <text:p>0.009488</text:p>
          </table:table-cell>
          <table:table-cell office:value-type="float" office:value="0.0100250626566416" calcext:value-type="float">
            <text:p>0.010025062656642</text:p>
          </table:table-cell>
          <table:table-cell office:value-type="float" office:value="0.0035090000000001" calcext:value-type="float">
            <text:p>0.003509</text:p>
          </table:table-cell>
          <table:table-cell office:value-type="float" office:value="0.0350877192982456" calcext:value-type="float">
            <text:p>0.035087719298246</text:p>
          </table:table-cell>
          <table:table-cell office:value-type="float" office:value="0.00156699999999999" calcext:value-type="float">
            <text:p>0.001567</text:p>
          </table:table-cell>
          <table:table-cell office:value-type="float" office:value="0.0726817042606516" calcext:value-type="float">
            <text:p>0.072681704260652</text:p>
          </table:table-cell>
          <table:table-cell office:value-type="float" office:value="0.000879999999999992" calcext:value-type="float">
            <text:p>0.00088</text:p>
          </table:table-cell>
          <table:table-cell office:value-type="float" office:value="0.74937343358396" calcext:value-type="float">
            <text:p>0.74937343358396</text:p>
          </table:table-cell>
          <table:table-cell office:value-type="float" office:value="0.000374999999999903" calcext:value-type="float">
            <text:p>0.000375</text:p>
          </table:table-cell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10" calcext:value-type="float">
            <text:p>10</text:p>
          </table:table-cell>
          <table:table-cell office:value-type="float" office:value="942" calcext:value-type="float">
            <text:p>942</text:p>
          </table:table-cell>
          <table:table-cell office:value-type="float" office:value="0.00212314225053078" calcext:value-type="float">
            <text:p>0.002123142250531</text:p>
          </table:table-cell>
          <table:table-cell office:value-type="float" office:value="0.00761200000000006" calcext:value-type="float">
            <text:p>0.007612</text:p>
          </table:table-cell>
          <table:table-cell office:value-type="float" office:value="0.0180467091295117" calcext:value-type="float">
            <text:p>0.018046709129512</text:p>
          </table:table-cell>
          <table:table-cell office:value-type="float" office:value="0.00639299999999987" calcext:value-type="float">
            <text:p>0.006393</text:p>
          </table:table-cell>
          <table:table-cell office:value-type="float" office:value="0.118895966029724" calcext:value-type="float">
            <text:p>0.118895966029724</text:p>
          </table:table-cell>
          <table:table-cell office:value-type="float" office:value="0.00284299999999993" calcext:value-type="float">
            <text:p>0.002843</text:p>
          </table:table-cell>
          <table:table-cell office:value-type="float" office:value="0.171974522292994" calcext:value-type="float">
            <text:p>0.171974522292994</text:p>
          </table:table-cell>
          <table:table-cell office:value-type="float" office:value="0.00141600000000008" calcext:value-type="float">
            <text:p>0.001416</text:p>
          </table:table-cell>
          <table:table-cell office:value-type="float" office:value="0.787685774946922" calcext:value-type="float">
            <text:p>0.787685774946922</text:p>
          </table:table-cell>
          <table:table-cell office:value-type="float" office:value="0.000673000000000035" calcext:value-type="float">
            <text:p>0.000673</text:p>
          </table:table-cell>
        </table:table-row>
        <table:table-row table:style-name="ro1">
          <table:table-cell office:value-type="float" office:value="9052" calcext:value-type="float">
            <text:p>9052</text:p>
          </table:table-cell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office:value-type="float" office:value="0.0543478260869565" calcext:value-type="float">
            <text:p>0.054347826086957</text:p>
          </table:table-cell>
          <table:table-cell office:value-type="float" office:value="0.00992900000000008" calcext:value-type="float">
            <text:p>0.009929</text:p>
          </table:table-cell>
          <table:table-cell office:value-type="float" office:value="0.123641304347826" calcext:value-type="float">
            <text:p>0.123641304347826</text:p>
          </table:table-cell>
          <table:table-cell office:value-type="float" office:value="0.00475300000000001" calcext:value-type="float">
            <text:p>0.004753</text:p>
          </table:table-cell>
          <table:table-cell office:value-type="float" office:value="0.52445652173913" calcext:value-type="float">
            <text:p>0.52445652173913</text:p>
          </table:table-cell>
          <table:table-cell office:value-type="float" office:value="0.0020969999999999" calcext:value-type="float">
            <text:p>0.002097</text:p>
          </table:table-cell>
          <table:table-cell office:value-type="float" office:value="0.701086956521739" calcext:value-type="float">
            <text:p>0.701086956521739</text:p>
          </table:table-cell>
          <table:table-cell office:value-type="float" office:value="0.00133700000000003" calcext:value-type="float">
            <text:p>0.001337</text:p>
          </table:table-cell>
          <table:table-cell office:value-type="float" office:value="0.728260869565217" calcext:value-type="float">
            <text:p>0.728260869565217</text:p>
          </table:table-cell>
          <table:table-cell office:value-type="float" office:value="0.000437999999999938" calcext:value-type="float">
            <text:p>0.000438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10" calcext:value-type="float">
            <text:p>10</text:p>
          </table:table-cell>
          <table:table-cell office:value-type="float" office:value="956" calcext:value-type="float">
            <text:p>956</text:p>
          </table:table-cell>
          <table:table-cell office:value-type="float" office:value="0.00418410041841004" calcext:value-type="float">
            <text:p>0.00418410041841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115062761506276" calcext:value-type="float">
            <text:p>0.011506276150628</text:p>
          </table:table-cell>
          <table:table-cell office:value-type="float" office:value="0.00438699999999992" calcext:value-type="float">
            <text:p>0.004387</text:p>
          </table:table-cell>
          <table:table-cell office:value-type="float" office:value="0.320083682008368" calcext:value-type="float">
            <text:p>0.320083682008368</text:p>
          </table:table-cell>
          <table:table-cell office:value-type="float" office:value="0.00228700000000004" calcext:value-type="float">
            <text:p>0.002287</text:p>
          </table:table-cell>
          <table:table-cell office:value-type="float" office:value="0.330543933054393" calcext:value-type="float">
            <text:p>0.330543933054393</text:p>
          </table:table-cell>
          <table:table-cell office:value-type="float" office:value="0.00153700000000001" calcext:value-type="float">
            <text:p>0.001537</text:p>
          </table:table-cell>
          <table:table-cell office:value-type="float" office:value="0.633891213389121" calcext:value-type="float">
            <text:p>0.633891213389121</text:p>
          </table:table-cell>
          <table:table-cell office:value-type="float" office:value="0.000573999999999852" calcext:value-type="float">
            <text:p>0.000574</text:p>
          </table:table-cell>
        </table:table-row>
        <table:table-row table:style-name="ro1">
          <table:table-cell office:value-type="float" office:value="9054" calcext:value-type="float">
            <text:p>9054</text:p>
          </table:table-cell>
          <table:table-cell office:value-type="float" office:value="10" calcext:value-type="float">
            <text:p>10</text:p>
          </table:table-cell>
          <table:table-cell office:value-type="float" office:value="1501" calcext:value-type="float">
            <text:p>1501</text:p>
          </table:table-cell>
          <table:table-cell office:value-type="float" office:value="0.00466355762824783" calcext:value-type="float">
            <text:p>0.004663557628248</text:p>
          </table:table-cell>
          <table:table-cell office:value-type="float" office:value="0.0122789999999999" calcext:value-type="float">
            <text:p>0.012279</text:p>
          </table:table-cell>
          <table:table-cell office:value-type="float" office:value="0.0106595602931379" calcext:value-type="float">
            <text:p>0.010659560293138</text:p>
          </table:table-cell>
          <table:table-cell office:value-type="float" office:value="0.00692399999999993" calcext:value-type="float">
            <text:p>0.006924</text:p>
          </table:table-cell>
          <table:table-cell office:value-type="float" office:value="0.0273151232511659" calcext:value-type="float">
            <text:p>0.027315123251166</text:p>
          </table:table-cell>
          <table:table-cell office:value-type="float" office:value="0.00290699999999999" calcext:value-type="float">
            <text:p>0.002907</text:p>
          </table:table-cell>
          <table:table-cell office:value-type="float" office:value="0.0406395736175883" calcext:value-type="float">
            <text:p>0.040639573617588</text:p>
          </table:table-cell>
          <table:table-cell office:value-type="float" office:value="0.00154599999999994" calcext:value-type="float">
            <text:p>0.001546</text:p>
          </table:table-cell>
          <table:table-cell office:value-type="float" office:value="0.167221852098601" calcext:value-type="float">
            <text:p>0.167221852098601</text:p>
          </table:table-cell>
          <table:table-cell office:value-type="float" office:value="0.000662000000000051" calcext:value-type="float">
            <text:p>0.000662</text:p>
          </table:table-cell>
        </table:table-row>
        <table:table-row table:style-name="ro1">
          <table:table-cell office:value-type="float" office:value="9055" calcext:value-type="float">
            <text:p>9055</text:p>
          </table:table-cell>
          <table:table-cell office:value-type="float" office:value="10" calcext:value-type="float">
            <text:p>10</text:p>
          </table:table-cell>
          <table:table-cell office:value-type="float" office:value="1351" calcext:value-type="float">
            <text:p>1351</text:p>
          </table:table-cell>
          <table:table-cell office:value-type="float" office:value="0.00222057735011103" calcext:value-type="float">
            <text:p>0.002220577350111</text:p>
          </table:table-cell>
          <table:table-cell office:value-type="float" office:value="0.012145" calcext:value-type="float">
            <text:p>0.012145</text:p>
          </table:table-cell>
          <table:table-cell office:value-type="float" office:value="0.0192450037009623" calcext:value-type="float">
            <text:p>0.019245003700962</text:p>
          </table:table-cell>
          <table:table-cell office:value-type="float" office:value="0.00498600000000005" calcext:value-type="float">
            <text:p>0.004986</text:p>
          </table:table-cell>
          <table:table-cell office:value-type="float" office:value="0.156180606957809" calcext:value-type="float">
            <text:p>0.156180606957809</text:p>
          </table:table-cell>
          <table:table-cell office:value-type="float" office:value="0.00257200000000002" calcext:value-type="float">
            <text:p>0.002572</text:p>
          </table:table-cell>
          <table:table-cell office:value-type="float" office:value="0.185788304959289" calcext:value-type="float">
            <text:p>0.185788304959289</text:p>
          </table:table-cell>
          <table:table-cell office:value-type="float" office:value="0.00143999999999989" calcext:value-type="float">
            <text:p>0.00144</text:p>
          </table:table-cell>
          <table:table-cell office:value-type="float" office:value="0.333826794966691" calcext:value-type="float">
            <text:p>0.333826794966691</text:p>
          </table:table-cell>
          <table:table-cell office:value-type="float" office:value="0.000638000000000027" calcext:value-type="float">
            <text:p>0.000638</text:p>
          </table:table-cell>
        </table:table-row>
        <table:table-row table:style-name="ro1">
          <table:table-cell office:value-type="float" office:value="9056" calcext:value-type="float">
            <text:p>9056</text:p>
          </table:table-cell>
          <table:table-cell office:value-type="float" office:value="10" calcext:value-type="float">
            <text:p>10</text:p>
          </table:table-cell>
          <table:table-cell office:value-type="float" office:value="1375" calcext:value-type="float">
            <text:p>1375</text:p>
          </table:table-cell>
          <table:table-cell office:value-type="float" office:value="0.00363636363636364" calcext:value-type="float">
            <text:p>0.003636363636364</text:p>
          </table:table-cell>
          <table:table-cell office:value-type="float" office:value="0.0130060000000001" calcext:value-type="float">
            <text:p>0.013006</text:p>
          </table:table-cell>
          <table:table-cell office:value-type="float" office:value="0.0945454545454546" calcext:value-type="float">
            <text:p>0.094545454545455</text:p>
          </table:table-cell>
          <table:table-cell office:value-type="float" office:value="0.00781900000000002" calcext:value-type="float">
            <text:p>0.007819</text:p>
          </table:table-cell>
          <table:table-cell office:value-type="float" office:value="0.105454545454545" calcext:value-type="float">
            <text:p>0.105454545454545</text:p>
          </table:table-cell>
          <table:table-cell office:value-type="float" office:value="0.00267400000000007" calcext:value-type="float">
            <text:p>0.002674</text:p>
          </table:table-cell>
          <table:table-cell office:value-type="float" office:value="0.141818181818182" calcext:value-type="float">
            <text:p>0.141818181818182</text:p>
          </table:table-cell>
          <table:table-cell office:value-type="float" office:value="0.00159500000000001" calcext:value-type="float">
            <text:p>0.001595</text:p>
          </table:table-cell>
          <table:table-cell office:value-type="float" office:value="0.418181818181818" calcext:value-type="float">
            <text:p>0.418181818181818</text:p>
          </table:table-cell>
          <table:table-cell office:value-type="float" office:value="0.0006489999999999" calcext:value-type="float">
            <text:p>0.000649</text:p>
          </table:table-cell>
        </table:table-row>
        <table:table-row table:style-name="ro1">
          <table:table-cell office:value-type="float" office:value="9057" calcext:value-type="float">
            <text:p>9057</text:p>
          </table:table-cell>
          <table:table-cell office:value-type="float" office:value="10" calcext:value-type="float">
            <text:p>10</text:p>
          </table:table-cell>
          <table:table-cell office:value-type="float" office:value="1153" calcext:value-type="float">
            <text:p>1153</text:p>
          </table:table-cell>
          <table:table-cell office:value-type="float" office:value="0.00433651344319167" calcext:value-type="float">
            <text:p>0.004336513443192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0.11968777103209" calcext:value-type="float">
            <text:p>0.11968777103209</text:p>
          </table:table-cell>
          <table:table-cell office:value-type="float" office:value="0.00488699999999986" calcext:value-type="float">
            <text:p>0.004887</text:p>
          </table:table-cell>
          <table:table-cell office:value-type="float" office:value="0.141370338248049" calcext:value-type="float">
            <text:p>0.141370338248049</text:p>
          </table:table-cell>
          <table:table-cell office:value-type="float" office:value="0.00258399999999992" calcext:value-type="float">
            <text:p>0.002584</text:p>
          </table:table-cell>
          <table:table-cell office:value-type="float" office:value="0.653078924544666" calcext:value-type="float">
            <text:p>0.653078924544666</text:p>
          </table:table-cell>
          <table:table-cell office:value-type="float" office:value="0.00135900000000011" calcext:value-type="float">
            <text:p>0.001359</text:p>
          </table:table-cell>
          <table:table-cell office:value-type="float" office:value="0.696444058976583" calcext:value-type="float">
            <text:p>0.696444058976583</text:p>
          </table:table-cell>
          <table:table-cell office:value-type="float" office:value="0.000568000000000124" calcext:value-type="float">
            <text:p>0.000568</text:p>
          </table:table-cell>
        </table:table-row>
        <table:table-row table:style-name="ro1">
          <table:table-cell office:value-type="float" office:value="9058" calcext:value-type="float">
            <text:p>905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0.00162074554294976" calcext:value-type="float">
            <text:p>0.00162074554295</text:p>
          </table:table-cell>
          <table:table-cell office:value-type="float" office:value="0.0118230000000001" calcext:value-type="float">
            <text:p>0.011823</text:p>
          </table:table-cell>
          <table:table-cell office:value-type="float" office:value="0.0113452188006483" calcext:value-type="float">
            <text:p>0.011345218800648</text:p>
          </table:table-cell>
          <table:table-cell office:value-type="float" office:value="0.00662600000000002" calcext:value-type="float">
            <text:p>0.006626</text:p>
          </table:table-cell>
          <table:table-cell office:value-type="float" office:value="0.0194489465153971" calcext:value-type="float">
            <text:p>0.019448946515397</text:p>
          </table:table-cell>
          <table:table-cell office:value-type="float" office:value="0.00448000000000004" calcext:value-type="float">
            <text:p>0.00448</text:p>
          </table:table-cell>
          <table:table-cell office:value-type="float" office:value="0.416531604538088" calcext:value-type="float">
            <text:p>0.416531604538088</text:p>
          </table:table-cell>
          <table:table-cell office:value-type="float" office:value="0.00197500000000006" calcext:value-type="float">
            <text:p>0.001975</text:p>
          </table:table-cell>
          <table:table-cell office:value-type="float" office:value="0.594813614262561" calcext:value-type="float">
            <text:p>0.594813614262561</text:p>
          </table:table-cell>
          <table:table-cell office:value-type="float" office:value="0.000613999999999892" calcext:value-type="float">
            <text:p>0.000614</text:p>
          </table:table-cell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10" calcext:value-type="float">
            <text:p>10</text:p>
          </table:table-cell>
          <table:table-cell office:value-type="float" office:value="1230" calcext:value-type="float">
            <text:p>1230</text:p>
          </table:table-cell>
          <table:table-cell office:value-type="float" office:value="0.0032520325203252" calcext:value-type="float">
            <text:p>0.003252032520325</text:p>
          </table:table-cell>
          <table:table-cell office:value-type="float" office:value="0.0152260000000002" calcext:value-type="float">
            <text:p>0.015226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0.00564000000000009" calcext:value-type="float">
            <text:p>0.00564</text:p>
          </table:table-cell>
          <table:table-cell office:value-type="float" office:value="0.0650406504065041" calcext:value-type="float">
            <text:p>0.065040650406504</text:p>
          </table:table-cell>
          <table:table-cell office:value-type="float" office:value="0.0029030000000001" calcext:value-type="float">
            <text:p>0.002903</text:p>
          </table:table-cell>
          <table:table-cell office:value-type="float" office:value="0.0894308943089431" calcext:value-type="float">
            <text:p>0.089430894308943</text:p>
          </table:table-cell>
          <table:table-cell office:value-type="float" office:value="0.00156199999999984" calcext:value-type="float">
            <text:p>0.001562</text:p>
          </table:table-cell>
          <table:table-cell office:value-type="float" office:value="0.186991869918699" calcext:value-type="float">
            <text:p>0.186991869918699</text:p>
          </table:table-cell>
          <table:table-cell office:value-type="float" office:value="0.000637999999999916" calcext:value-type="float">
            <text:p>0.000638</text:p>
          </table:table-cell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0.00227445034116755" calcext:value-type="float">
            <text:p>0.002274450341168</text:p>
          </table:table-cell>
          <table:table-cell office:value-type="float" office:value="0.0148439999999999" calcext:value-type="float">
            <text:p>0.014844</text:p>
          </table:table-cell>
          <table:table-cell office:value-type="float" office:value="0.109173616376042" calcext:value-type="float">
            <text:p>0.109173616376042</text:p>
          </table:table-cell>
          <table:table-cell office:value-type="float" office:value="0.00619700000000023" calcext:value-type="float">
            <text:p>0.006197</text:p>
          </table:table-cell>
          <table:table-cell office:value-type="float" office:value="0.128127369219105" calcext:value-type="float">
            <text:p>0.128127369219105</text:p>
          </table:table-cell>
          <table:table-cell office:value-type="float" office:value="0.00302099999999994" calcext:value-type="float">
            <text:p>0.003021</text:p>
          </table:table-cell>
          <table:table-cell office:value-type="float" office:value="0.150871872630781" calcext:value-type="float">
            <text:p>0.150871872630781</text:p>
          </table:table-cell>
          <table:table-cell office:value-type="float" office:value="0.00159899999999991" calcext:value-type="float">
            <text:p>0.001599</text:p>
          </table:table-cell>
          <table:table-cell office:value-type="float" office:value="0.507202426080364" calcext:value-type="float">
            <text:p>0.507202426080364</text:p>
          </table:table-cell>
          <table:table-cell office:value-type="float" office:value="0.000651999999999875" calcext:value-type="float">
            <text:p>0.000652</text:p>
          </table:table-cell>
        </table:table-row>
        <table:table-row table:style-name="ro1">
          <table:table-cell office:value-type="float" office:value="9061" calcext:value-type="float">
            <text:p>9061</text:p>
          </table:table-cell>
          <table:table-cell office:value-type="float" office:value="10" calcext:value-type="float">
            <text:p>10</text:p>
          </table:table-cell>
          <table:table-cell office:value-type="float" office:value="1169" calcext:value-type="float">
            <text:p>1169</text:p>
          </table:table-cell>
          <table:table-cell office:value-type="float" office:value="0.00256629597946963" calcext:value-type="float">
            <text:p>0.00256629597947</text:p>
          </table:table-cell>
          <table:table-cell office:value-type="float" office:value="0.0095289999999999" calcext:value-type="float">
            <text:p>0.009529</text:p>
          </table:table-cell>
          <table:table-cell office:value-type="float" office:value="0.0205303678357571" calcext:value-type="float">
            <text:p>0.020530367835757</text:p>
          </table:table-cell>
          <table:table-cell office:value-type="float" office:value="0.00442299999999984" calcext:value-type="float">
            <text:p>0.004423</text:p>
          </table:table-cell>
          <table:table-cell office:value-type="float" office:value="0.0333618477331052" calcext:value-type="float">
            <text:p>0.033361847733105</text:p>
          </table:table-cell>
          <table:table-cell office:value-type="float" office:value="0.00217999999999985" calcext:value-type="float">
            <text:p>0.00218</text:p>
          </table:table-cell>
          <table:table-cell office:value-type="float" office:value="0.0761334473909324" calcext:value-type="float">
            <text:p>0.076133447390933</text:p>
          </table:table-cell>
          <table:table-cell office:value-type="float" office:value="0.00114400000000003" calcext:value-type="float">
            <text:p>0.001144</text:p>
          </table:table-cell>
          <table:table-cell office:value-type="float" office:value="0.272882805816938" calcext:value-type="float">
            <text:p>0.272882805816938</text:p>
          </table:table-cell>
          <table:table-cell office:value-type="float" office:value="0.000474000000000085" calcext:value-type="float">
            <text:p>0.000474</text:p>
          </table:table-cell>
        </table:table-row>
        <table:table-row table:style-name="ro1">
          <table:table-cell office:value-type="float" office:value="9062" calcext:value-type="float">
            <text:p>906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0.0101010101010101" calcext:value-type="float">
            <text:p>0.01010101010101</text:p>
          </table:table-cell>
          <table:table-cell office:value-type="float" office:value="0.00125299999999995" calcext:value-type="float">
            <text:p>0.001253</text:p>
          </table:table-cell>
          <table:table-cell office:value-type="float" office:value="0.0404040404040404" calcext:value-type="float">
            <text:p>0.040404040404041</text:p>
          </table:table-cell>
          <table:table-cell office:value-type="float" office:value="0.000545000000000018" calcext:value-type="float">
            <text:p>0.000545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00298999999999827" calcext:value-type="float">
            <text:p>0.000299</text:p>
          </table:table-cell>
          <table:table-cell office:value-type="float" office:value="1" calcext:value-type="float">
            <text:p>1</text:p>
          </table:table-cell>
          <table:table-cell office:value-type="float" office:value="0.000182999999999822" calcext:value-type="float">
            <text:p>0.000183</text:p>
          </table:table-cell>
          <table:table-cell office:value-type="float" office:value="1" calcext:value-type="float">
            <text:p>1</text:p>
          </table:table-cell>
          <table:table-cell office:value-type="float" office:value="0.000107999999999997" calcext:value-type="float">
            <text:p>0.000108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10" calcext:value-type="float">
            <text:p>10</text:p>
          </table:table-cell>
          <table:table-cell office:value-type="float" office:value="1023" calcext:value-type="float">
            <text:p>1023</text:p>
          </table:table-cell>
          <table:table-cell office:value-type="float" office:value="0.00488758553274682" calcext:value-type="float">
            <text:p>0.004887585532747</text:p>
          </table:table-cell>
          <table:table-cell office:value-type="float" office:value="0.00971599999999984" calcext:value-type="float">
            <text:p>0.009716</text:p>
          </table:table-cell>
          <table:table-cell office:value-type="float" office:value="0.0175953079178886" calcext:value-type="float">
            <text:p>0.017595307917889</text:p>
          </table:table-cell>
          <table:table-cell office:value-type="float" office:value="0.0055369999999999" calcext:value-type="float">
            <text:p>0.005537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0215300000000007" calcext:value-type="float">
            <text:p>0.002153</text:p>
          </table:table-cell>
          <table:table-cell office:value-type="float" office:value="0.06158357771261" calcext:value-type="float">
            <text:p>0.06158357771261</text:p>
          </table:table-cell>
          <table:table-cell office:value-type="float" office:value="0.00115899999999991" calcext:value-type="float">
            <text:p>0.001159</text:p>
          </table:table-cell>
          <table:table-cell office:value-type="float" office:value="0.46236559139785" calcext:value-type="float">
            <text:p>0.46236559139785</text:p>
          </table:table-cell>
          <table:table-cell office:value-type="float" office:value="0.000515999999999961" calcext:value-type="float">
            <text:p>0.000516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float" office:value="10" calcext:value-type="float">
            <text:p>10</text:p>
          </table:table-cell>
          <table:table-cell office:value-type="float" office:value="1075" calcext:value-type="float">
            <text:p>1075</text:p>
          </table:table-cell>
          <table:table-cell office:value-type="float" office:value="0.0027906976744186" calcext:value-type="float">
            <text:p>0.002790697674419</text:p>
          </table:table-cell>
          <table:table-cell office:value-type="float" office:value="0.010837" calcext:value-type="float">
            <text:p>0.010837</text:p>
          </table:table-cell>
          <table:table-cell office:value-type="float" office:value="0.162790697674419" calcext:value-type="float">
            <text:p>0.162790697674419</text:p>
          </table:table-cell>
          <table:table-cell office:value-type="float" office:value="0.00495800000000002" calcext:value-type="float">
            <text:p>0.004958</text:p>
          </table:table-cell>
          <table:table-cell office:value-type="float" office:value="0.33953488372093" calcext:value-type="float">
            <text:p>0.33953488372093</text:p>
          </table:table-cell>
          <table:table-cell office:value-type="float" office:value="0.00257299999999994" calcext:value-type="float">
            <text:p>0.002573</text:p>
          </table:table-cell>
          <table:table-cell office:value-type="float" office:value="0.423255813953488" calcext:value-type="float">
            <text:p>0.423255813953488</text:p>
          </table:table-cell>
          <table:table-cell office:value-type="float" office:value="0.00195199999999973" calcext:value-type="float">
            <text:p>0.001952</text:p>
          </table:table-cell>
          <table:table-cell office:value-type="float" office:value="0.441860465116279" calcext:value-type="float">
            <text:p>0.441860465116279</text:p>
          </table:table-cell>
          <table:table-cell office:value-type="float" office:value="0.00076900000000002" calcext:value-type="float">
            <text:p>0.000769</text:p>
          </table:table-cell>
        </table:table-row>
        <table:table-row table:style-name="ro1">
          <table:table-cell office:value-type="float" office:value="9065" calcext:value-type="float">
            <text:p>9065</text:p>
          </table:table-cell>
          <table:table-cell office:value-type="float" office:value="10" calcext:value-type="float">
            <text:p>10</text:p>
          </table:table-cell>
          <table:table-cell office:value-type="float" office:value="1168" calcext:value-type="float">
            <text:p>1168</text:p>
          </table:table-cell>
          <table:table-cell office:value-type="float" office:value="0.0633561643835617" calcext:value-type="float">
            <text:p>0.063356164383562</text:p>
          </table:table-cell>
          <table:table-cell office:value-type="float" office:value="0.011344" calcext:value-type="float">
            <text:p>0.011344</text:p>
          </table:table-cell>
          <table:table-cell office:value-type="float" office:value="0.30222602739726" calcext:value-type="float">
            <text:p>0.30222602739726</text:p>
          </table:table-cell>
          <table:table-cell office:value-type="float" office:value="0.00553599999999999" calcext:value-type="float">
            <text:p>0.005536</text:p>
          </table:table-cell>
          <table:table-cell office:value-type="float" office:value="0.434931506849315" calcext:value-type="float">
            <text:p>0.434931506849315</text:p>
          </table:table-cell>
          <table:table-cell office:value-type="float" office:value="0.00306199999999968" calcext:value-type="float">
            <text:p>0.003062</text:p>
          </table:table-cell>
          <table:table-cell office:value-type="float" office:value="0.434931506849315" calcext:value-type="float">
            <text:p>0.434931506849315</text:p>
          </table:table-cell>
          <table:table-cell office:value-type="float" office:value="0.00144999999999995" calcext:value-type="float">
            <text:p>0.00145</text:p>
          </table:table-cell>
          <table:table-cell office:value-type="float" office:value="0.828767123287671" calcext:value-type="float">
            <text:p>0.828767123287671</text:p>
          </table:table-cell>
          <table:table-cell office:value-type="float" office:value="0.000651999999999875" calcext:value-type="float">
            <text:p>0.000652</text:p>
          </table:table-cell>
        </table:table-row>
        <table:table-row table:style-name="ro1">
          <table:table-cell office:value-type="float" office:value="9066" calcext:value-type="float">
            <text:p>9066</text:p>
          </table:table-cell>
          <table:table-cell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831500000000007" calcext:value-type="float">
            <text:p>0.008315</text:p>
          </table:table-cell>
          <table:table-cell office:value-type="float" office:value="0.0185546875" calcext:value-type="float">
            <text:p>0.0185546875</text:p>
          </table:table-cell>
          <table:table-cell office:value-type="float" office:value="0.00371999999999995" calcext:value-type="float">
            <text:p>0.00372</text:p>
          </table:table-cell>
          <table:table-cell office:value-type="float" office:value="0.091796875" calcext:value-type="float">
            <text:p>0.091796875</text:p>
          </table:table-cell>
          <table:table-cell office:value-type="float" office:value="0.00235399999999997" calcext:value-type="float">
            <text:p>0.002354</text:p>
          </table:table-cell>
          <table:table-cell office:value-type="float" office:value="0.23828125" calcext:value-type="float">
            <text:p>0.23828125</text:p>
          </table:table-cell>
          <table:table-cell office:value-type="float" office:value="0.00111799999999973" calcext:value-type="float">
            <text:p>0.001118</text:p>
          </table:table-cell>
          <table:table-cell office:value-type="float" office:value="0.365234375" calcext:value-type="float">
            <text:p>0.365234375</text:p>
          </table:table-cell>
          <table:table-cell office:value-type="float" office:value="0.000510999999999928" calcext:value-type="float">
            <text:p>0.000511</text:p>
          </table:table-cell>
        </table:table-row>
        <table:table-row table:style-name="ro1">
          <table:table-cell office:value-type="float" office:value="9067" calcext:value-type="float">
            <text:p>9067</text:p>
          </table:table-cell>
          <table:table-cell office:value-type="float" office:value="10" calcext:value-type="float">
            <text:p>10</text:p>
          </table:table-cell>
          <table:table-cell office:value-type="float" office:value="1195" calcext:value-type="float">
            <text:p>1195</text:p>
          </table:table-cell>
          <table:table-cell office:value-type="float" office:value="0.00251046025104602" calcext:value-type="float">
            <text:p>0.002510460251046</text:p>
          </table:table-cell>
          <table:table-cell office:value-type="float" office:value="0.0123250000000001" calcext:value-type="float">
            <text:p>0.012325</text:p>
          </table:table-cell>
          <table:table-cell office:value-type="float" office:value="0.0125523012552301" calcext:value-type="float">
            <text:p>0.01255230125523</text:p>
          </table:table-cell>
          <table:table-cell office:value-type="float" office:value="0.0060960000000001" calcext:value-type="float">
            <text:p>0.006096</text:p>
          </table:table-cell>
          <table:table-cell office:value-type="float" office:value="0.0292887029288703" calcext:value-type="float">
            <text:p>0.02928870292887</text:p>
          </table:table-cell>
          <table:table-cell office:value-type="float" office:value="0.00431899999999974" calcext:value-type="float">
            <text:p>0.004319</text:p>
          </table:table-cell>
          <table:table-cell office:value-type="float" office:value="0.146443514644351" calcext:value-type="float">
            <text:p>0.146443514644351</text:p>
          </table:table-cell>
          <table:table-cell office:value-type="float" office:value="0.00182800000000016" calcext:value-type="float">
            <text:p>0.001828</text:p>
          </table:table-cell>
          <table:table-cell office:value-type="float" office:value="0.623430962343096" calcext:value-type="float">
            <text:p>0.623430962343096</text:p>
          </table:table-cell>
          <table:table-cell office:value-type="float" office:value="0.000815999999999928" calcext:value-type="float">
            <text:p>0.000816</text:p>
          </table:table-cell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float" office:value="10" calcext:value-type="float">
            <text:p>10</text:p>
          </table:table-cell>
          <table:table-cell office:value-type="float" office:value="872" calcext:value-type="float">
            <text:p>872</text:p>
          </table:table-cell>
          <table:table-cell office:value-type="float" office:value="0.073394495412844" calcext:value-type="float">
            <text:p>0.073394495412844</text:p>
          </table:table-cell>
          <table:table-cell office:value-type="float" office:value="0.0071030000000003" calcext:value-type="float">
            <text:p>0.007103</text:p>
          </table:table-cell>
          <table:table-cell office:value-type="float" office:value="0.0825688073394496" calcext:value-type="float">
            <text:p>0.08256880733945</text:p>
          </table:table-cell>
          <table:table-cell office:value-type="float" office:value="0.00329099999999993" calcext:value-type="float">
            <text:p>0.003291</text:p>
          </table:table-cell>
          <table:table-cell office:value-type="float" office:value="0.105504587155963" calcext:value-type="float">
            <text:p>0.105504587155963</text:p>
          </table:table-cell>
          <table:table-cell office:value-type="float" office:value="0.00179900000000011" calcext:value-type="float">
            <text:p>0.001799</text:p>
          </table:table-cell>
          <table:table-cell office:value-type="float" office:value="0.931192660550459" calcext:value-type="float">
            <text:p>0.931192660550459</text:p>
          </table:table-cell>
          <table:table-cell office:value-type="float" office:value="0.000851999999999853" calcext:value-type="float">
            <text:p>0.000852</text:p>
          </table:table-cell>
          <table:table-cell office:value-type="float" office:value="1" calcext:value-type="float">
            <text:p>1</text:p>
          </table:table-cell>
          <table:table-cell office:value-type="float" office:value="0.000440999999999914" calcext:value-type="float">
            <text:p>0.000441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float" office:value="10" calcext:value-type="float">
            <text:p>10</text:p>
          </table:table-cell>
          <table:table-cell office:value-type="float" office:value="1099" calcext:value-type="float">
            <text:p>1099</text:p>
          </table:table-cell>
          <table:table-cell office:value-type="float" office:value="0.00454959053685168" calcext:value-type="float">
            <text:p>0.004549590536852</text:p>
          </table:table-cell>
          <table:table-cell office:value-type="float" office:value="0.0112249999999998" calcext:value-type="float">
            <text:p>0.011225</text:p>
          </table:table-cell>
          <table:table-cell office:value-type="float" office:value="0.0127388535031847" calcext:value-type="float">
            <text:p>0.012738853503185</text:p>
          </table:table-cell>
          <table:table-cell office:value-type="float" office:value="0.00498700000000008" calcext:value-type="float">
            <text:p>0.004987</text:p>
          </table:table-cell>
          <table:table-cell office:value-type="float" office:value="0.16287534121929" calcext:value-type="float">
            <text:p>0.16287534121929</text:p>
          </table:table-cell>
          <table:table-cell office:value-type="float" office:value="0.0027600000000001" calcext:value-type="float">
            <text:p>0.00276</text:p>
          </table:table-cell>
          <table:table-cell office:value-type="float" office:value="0.181073703366697" calcext:value-type="float">
            <text:p>0.181073703366697</text:p>
          </table:table-cell>
          <table:table-cell office:value-type="float" office:value="0.0014289999999999" calcext:value-type="float">
            <text:p>0.001429</text:p>
          </table:table-cell>
          <table:table-cell office:value-type="float" office:value="0.317561419472247" calcext:value-type="float">
            <text:p>0.317561419472247</text:p>
          </table:table-cell>
          <table:table-cell office:value-type="float" office:value="0.000589999999999868" calcext:value-type="float">
            <text:p>0.00059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0" calcext:value-type="float">
            <text:p>10</text:p>
          </table:table-cell>
          <table:table-cell office:value-type="float" office:value="1286" calcext:value-type="float">
            <text:p>1286</text:p>
          </table:table-cell>
          <table:table-cell office:value-type="float" office:value="0.0015552099533437" calcext:value-type="float">
            <text:p>0.001555209953344</text:p>
          </table:table-cell>
          <table:table-cell office:value-type="float" office:value="0.0112600000000003" calcext:value-type="float">
            <text:p>0.01126</text:p>
          </table:table-cell>
          <table:table-cell office:value-type="float" office:value="0.0124416796267496" calcext:value-type="float">
            <text:p>0.01244167962675</text:p>
          </table:table-cell>
          <table:table-cell office:value-type="float" office:value="0.00773500000000005" calcext:value-type="float">
            <text:p>0.007735</text:p>
          </table:table-cell>
          <table:table-cell office:value-type="float" office:value="0.0202177293934681" calcext:value-type="float">
            <text:p>0.020217729393468</text:p>
          </table:table-cell>
          <table:table-cell office:value-type="float" office:value="0.00343699999999991" calcext:value-type="float">
            <text:p>0.003437</text:p>
          </table:table-cell>
          <table:table-cell office:value-type="float" office:value="0.129082426127527" calcext:value-type="float">
            <text:p>0.129082426127527</text:p>
          </table:table-cell>
          <table:table-cell office:value-type="float" office:value="0.00156899999999993" calcext:value-type="float">
            <text:p>0.001569</text:p>
          </table:table-cell>
          <table:table-cell office:value-type="float" office:value="0.300155520995334" calcext:value-type="float">
            <text:p>0.300155520995334</text:p>
          </table:table-cell>
          <table:table-cell office:value-type="float" office:value="0.000590999999999786" calcext:value-type="float">
            <text:p>0.000591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float" office:value="10" calcext:value-type="float">
            <text:p>10</text:p>
          </table:table-cell>
          <table:table-cell office:value-type="float" office:value="1178" calcext:value-type="float">
            <text:p>1178</text:p>
          </table:table-cell>
          <table:table-cell office:value-type="float" office:value="0.00169779286926995" calcext:value-type="float">
            <text:p>0.00169779286927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0110356536502547" calcext:value-type="float">
            <text:p>0.011035653650255</text:p>
          </table:table-cell>
          <table:table-cell office:value-type="float" office:value="0.00582100000000008" calcext:value-type="float">
            <text:p>0.005821</text:p>
          </table:table-cell>
          <table:table-cell office:value-type="float" office:value="0.0237691001697793" calcext:value-type="float">
            <text:p>0.023769100169779</text:p>
          </table:table-cell>
          <table:table-cell office:value-type="float" office:value="0.00445399999999996" calcext:value-type="float">
            <text:p>0.004454</text:p>
          </table:table-cell>
          <table:table-cell office:value-type="float" office:value="0.235993208828523" calcext:value-type="float">
            <text:p>0.235993208828523</text:p>
          </table:table-cell>
          <table:table-cell office:value-type="float" office:value="0.00232100000000024" calcext:value-type="float">
            <text:p>0.002321</text:p>
          </table:table-cell>
          <table:table-cell office:value-type="float" office:value="0.490662139219015" calcext:value-type="float">
            <text:p>0.490662139219015</text:p>
          </table:table-cell>
          <table:table-cell office:value-type="float" office:value="0.000689999999999857" calcext:value-type="float">
            <text:p>0.00069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float" office:value="10" calcext:value-type="float">
            <text:p>10</text:p>
          </table:table-cell>
          <table:table-cell office:value-type="float" office:value="1217" calcext:value-type="float">
            <text:p>1217</text:p>
          </table:table-cell>
          <table:table-cell office:value-type="float" office:value="0.00410846343467543" calcext:value-type="float">
            <text:p>0.004108463434675</text:p>
          </table:table-cell>
          <table:table-cell office:value-type="float" office:value="0.0147680000000001" calcext:value-type="float">
            <text:p>0.014768</text:p>
          </table:table-cell>
          <table:table-cell office:value-type="float" office:value="0.0057518488085456" calcext:value-type="float">
            <text:p>0.005751848808546</text:p>
          </table:table-cell>
          <table:table-cell office:value-type="float" office:value="0.00469600000000026" calcext:value-type="float">
            <text:p>0.004696</text:p>
          </table:table-cell>
          <table:table-cell office:value-type="float" office:value="0.0550534100246508" calcext:value-type="float">
            <text:p>0.055053410024651</text:p>
          </table:table-cell>
          <table:table-cell office:value-type="float" office:value="0.00256100000000004" calcext:value-type="float">
            <text:p>0.002561</text:p>
          </table:table-cell>
          <table:table-cell office:value-type="float" office:value="0.161873459326212" calcext:value-type="float">
            <text:p>0.161873459326212</text:p>
          </table:table-cell>
          <table:table-cell office:value-type="float" office:value="0.00123399999999974" calcext:value-type="float">
            <text:p>0.001234</text:p>
          </table:table-cell>
          <table:table-cell office:value-type="float" office:value="0.465899753492194" calcext:value-type="float">
            <text:p>0.465899753492194</text:p>
          </table:table-cell>
          <table:table-cell office:value-type="float" office:value="0.00073700000000021" calcext:value-type="float">
            <text:p>0.000737</text:p>
          </table:table-cell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10" calcext:value-type="float">
            <text:p>10</text:p>
          </table:table-cell>
          <table:table-cell office:value-type="float" office:value="911" calcext:value-type="float">
            <text:p>911</text:p>
          </table:table-cell>
          <table:table-cell office:value-type="float" office:value="0.148188803512623" calcext:value-type="float">
            <text:p>0.148188803512623</text:p>
          </table:table-cell>
          <table:table-cell office:value-type="float" office:value="0.00910399999999978" calcext:value-type="float">
            <text:p>0.009104</text:p>
          </table:table-cell>
          <table:table-cell office:value-type="float" office:value="0.264544456641054" calcext:value-type="float">
            <text:p>0.264544456641054</text:p>
          </table:table-cell>
          <table:table-cell office:value-type="float" office:value="0.00407200000000008" calcext:value-type="float">
            <text:p>0.004072</text:p>
          </table:table-cell>
          <table:table-cell office:value-type="float" office:value="0.275521405049396" calcext:value-type="float">
            <text:p>0.275521405049396</text:p>
          </table:table-cell>
          <table:table-cell office:value-type="float" office:value="0.00229900000000005" calcext:value-type="float">
            <text:p>0.002299</text:p>
          </table:table-cell>
          <table:table-cell office:value-type="float" office:value="0.319429198682766" calcext:value-type="float">
            <text:p>0.319429198682766</text:p>
          </table:table-cell>
          <table:table-cell office:value-type="float" office:value="0.0012580000000002" calcext:value-type="float">
            <text:p>0.001258</text:p>
          </table:table-cell>
          <table:table-cell office:value-type="float" office:value="0.560922063666301" calcext:value-type="float">
            <text:p>0.560922063666301</text:p>
          </table:table-cell>
          <table:table-cell office:value-type="float" office:value="0.000454999999999872" calcext:value-type="float">
            <text:p>0.000455</text:p>
          </table:table-cell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10" calcext:value-type="float">
            <text:p>10</text:p>
          </table:table-cell>
          <table:table-cell office:value-type="float" office:value="784" calcext:value-type="float">
            <text:p>784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796299999999994" calcext:value-type="float">
            <text:p>0.007963</text:p>
          </table:table-cell>
          <table:table-cell office:value-type="float" office:value="0.0178571428571429" calcext:value-type="float">
            <text:p>0.017857142857143</text:p>
          </table:table-cell>
          <table:table-cell office:value-type="float" office:value="0.0034479999999999" calcext:value-type="float">
            <text:p>0.003448</text:p>
          </table:table-cell>
          <table:table-cell office:value-type="float" office:value="0.23469387755102" calcext:value-type="float">
            <text:p>0.23469387755102</text:p>
          </table:table-cell>
          <table:table-cell office:value-type="float" office:value="0.00189399999999984" calcext:value-type="float">
            <text:p>0.001894</text:p>
          </table:table-cell>
          <table:table-cell office:value-type="float" office:value="0.209183673469388" calcext:value-type="float">
            <text:p>0.209183673469388</text:p>
          </table:table-cell>
          <table:table-cell office:value-type="float" office:value="0.00101499999999977" calcext:value-type="float">
            <text:p>0.001015</text:p>
          </table:table-cell>
          <table:table-cell office:value-type="float" office:value="0.681122448979592" calcext:value-type="float">
            <text:p>0.681122448979592</text:p>
          </table:table-cell>
          <table:table-cell office:value-type="float" office:value="0.000437999999999938" calcext:value-type="float">
            <text:p>0.000438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float" office:value="10" calcext:value-type="float">
            <text:p>10</text:p>
          </table:table-cell>
          <table:table-cell office:value-type="float" office:value="1240" calcext:value-type="float">
            <text:p>1240</text:p>
          </table:table-cell>
          <table:table-cell office:value-type="float" office:value="0.00161290322580645" calcext:value-type="float">
            <text:p>0.001612903225806</text:p>
          </table:table-cell>
          <table:table-cell office:value-type="float" office:value="0.0109649999999999" calcext:value-type="float">
            <text:p>0.010965</text:p>
          </table:table-cell>
          <table:table-cell office:value-type="float" office:value="0.0120967741935484" calcext:value-type="float">
            <text:p>0.012096774193548</text:p>
          </table:table-cell>
          <table:table-cell office:value-type="float" office:value="0.00480599999999987" calcext:value-type="float">
            <text:p>0.004806</text:p>
          </table:table-cell>
          <table:table-cell office:value-type="float" office:value="0.0403225806451613" calcext:value-type="float">
            <text:p>0.040322580645161</text:p>
          </table:table-cell>
          <table:table-cell office:value-type="float" office:value="0.00243999999999978" calcext:value-type="float">
            <text:p>0.00244</text:p>
          </table:table-cell>
          <table:table-cell office:value-type="float" office:value="0.225806451612903" calcext:value-type="float">
            <text:p>0.225806451612903</text:p>
          </table:table-cell>
          <table:table-cell office:value-type="float" office:value="0.00132999999999983" calcext:value-type="float">
            <text:p>0.00133</text:p>
          </table:table-cell>
          <table:table-cell office:value-type="float" office:value="0.354838709677419" calcext:value-type="float">
            <text:p>0.354838709677419</text:p>
          </table:table-cell>
          <table:table-cell office:value-type="float" office:value="0.000791000000000208" calcext:value-type="float">
            <text:p>0.000791</text:p>
          </table:table-cell>
        </table:table-row>
        <table:table-row table:style-name="ro1">
          <table:table-cell office:value-type="float" office:value="9076" calcext:value-type="float">
            <text:p>9076</text:p>
          </table:table-cell>
          <table:table-cell office:value-type="float" office:value="10" calcext:value-type="float">
            <text:p>10</text:p>
          </table:table-cell>
          <table:table-cell office:value-type="float" office:value="917" calcext:value-type="float">
            <text:p>917</text:p>
          </table:table-cell>
          <table:table-cell office:value-type="float" office:value="0.00327153762268266" calcext:value-type="float">
            <text:p>0.003271537622683</text:p>
          </table:table-cell>
          <table:table-cell office:value-type="float" office:value="0.0104580000000001" calcext:value-type="float">
            <text:p>0.010458</text:p>
          </table:table-cell>
          <table:table-cell office:value-type="float" office:value="0.0130861504907306" calcext:value-type="float">
            <text:p>0.013086150490731</text:p>
          </table:table-cell>
          <table:table-cell office:value-type="float" office:value="0.00524999999999998" calcext:value-type="float">
            <text:p>0.00525</text:p>
          </table:table-cell>
          <table:table-cell office:value-type="float" office:value="0.0403489640130861" calcext:value-type="float">
            <text:p>0.040348964013086</text:p>
          </table:table-cell>
          <table:table-cell office:value-type="float" office:value="0.00240500000000021" calcext:value-type="float">
            <text:p>0.002405</text:p>
          </table:table-cell>
          <table:table-cell office:value-type="float" office:value="0.171210468920393" calcext:value-type="float">
            <text:p>0.171210468920393</text:p>
          </table:table-cell>
          <table:table-cell office:value-type="float" office:value="0.0012700000000001" calcext:value-type="float">
            <text:p>0.00127</text:p>
          </table:table-cell>
          <table:table-cell office:value-type="float" office:value="0.345692475463468" calcext:value-type="float">
            <text:p>0.345692475463468</text:p>
          </table:table-cell>
          <table:table-cell office:value-type="float" office:value="0.000542000000000042" calcext:value-type="float">
            <text:p>0.000542</text:p>
          </table:table-cell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float" office:value="10" calcext:value-type="float">
            <text:p>10</text:p>
          </table:table-cell>
          <table:table-cell office:value-type="float" office:value="1033" calcext:value-type="float">
            <text:p>1033</text:p>
          </table:table-cell>
          <table:table-cell office:value-type="float" office:value="0.00290416263310745" calcext:value-type="float">
            <text:p>0.002904162633107</text:p>
          </table:table-cell>
          <table:table-cell office:value-type="float" office:value="0.00962899999999989" calcext:value-type="float">
            <text:p>0.009629</text:p>
          </table:table-cell>
          <table:table-cell office:value-type="float" office:value="0.00774443368828654" calcext:value-type="float">
            <text:p>0.007744433688287</text:p>
          </table:table-cell>
          <table:table-cell office:value-type="float" office:value="0.00393700000000008" calcext:value-type="float">
            <text:p>0.003937</text:p>
          </table:table-cell>
          <table:table-cell office:value-type="float" office:value="0.0222652468538238" calcext:value-type="float">
            <text:p>0.022265246853824</text:p>
          </table:table-cell>
          <table:table-cell office:value-type="float" office:value="0.0029269999999999" calcext:value-type="float">
            <text:p>0.002927</text:p>
          </table:table-cell>
          <table:table-cell office:value-type="float" office:value="0.167473378509197" calcext:value-type="float">
            <text:p>0.167473378509197</text:p>
          </table:table-cell>
          <table:table-cell office:value-type="float" office:value="0.00119399999999992" calcext:value-type="float">
            <text:p>0.001194</text:p>
          </table:table-cell>
          <table:table-cell office:value-type="float" office:value="0.515972894482091" calcext:value-type="float">
            <text:p>0.515972894482091</text:p>
          </table:table-cell>
          <table:table-cell office:value-type="float" office:value="0.000539999999999763" calcext:value-type="float">
            <text:p>0.00054</text:p>
          </table:table-cell>
        </table:table-row>
        <table:table-row table:style-name="ro1">
          <table:table-cell office:value-type="float" office:value="9078" calcext:value-type="float">
            <text:p>9078</text:p>
          </table:table-cell>
          <table:table-cell office:value-type="float" office:value="10" calcext:value-type="float">
            <text:p>10</text:p>
          </table:table-cell>
          <table:table-cell office:value-type="float" office:value="1386" calcext:value-type="float">
            <text:p>1386</text:p>
          </table:table-cell>
          <table:table-cell office:value-type="float" office:value="0.00577200577200577" calcext:value-type="float">
            <text:p>0.005772005772006</text:p>
          </table:table-cell>
          <table:table-cell office:value-type="float" office:value="0.011814" calcext:value-type="float">
            <text:p>0.011814</text:p>
          </table:table-cell>
          <table:table-cell office:value-type="float" office:value="0.0151515151515152" calcext:value-type="float">
            <text:p>0.015151515151515</text:p>
          </table:table-cell>
          <table:table-cell office:value-type="float" office:value="0.00658200000000009" calcext:value-type="float">
            <text:p>0.006582</text:p>
          </table:table-cell>
          <table:table-cell office:value-type="float" office:value="0.0404040404040404" calcext:value-type="float">
            <text:p>0.040404040404041</text:p>
          </table:table-cell>
          <table:table-cell office:value-type="float" office:value="0.00310899999999981" calcext:value-type="float">
            <text:p>0.003109</text:p>
          </table:table-cell>
          <table:table-cell office:value-type="float" office:value="0.0764790764790765" calcext:value-type="float">
            <text:p>0.076479076479077</text:p>
          </table:table-cell>
          <table:table-cell office:value-type="float" office:value="0.00132299999999974" calcext:value-type="float">
            <text:p>0.001323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000553999999999721" calcext:value-type="float">
            <text:p>0.000554</text:p>
          </table:table-cell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float" office:value="10" calcext:value-type="float">
            <text:p>10</text:p>
          </table:table-cell>
          <table:table-cell office:value-type="float" office:value="1103" calcext:value-type="float">
            <text:p>1103</text:p>
          </table:table-cell>
          <table:table-cell office:value-type="float" office:value="0.0389845874886673" calcext:value-type="float">
            <text:p>0.038984587488667</text:p>
          </table:table-cell>
          <table:table-cell office:value-type="float" office:value="0.0107249999999999" calcext:value-type="float">
            <text:p>0.010725</text:p>
          </table:table-cell>
          <table:table-cell office:value-type="float" office:value="0.0525838621940163" calcext:value-type="float">
            <text:p>0.052583862194016</text:p>
          </table:table-cell>
          <table:table-cell office:value-type="float" office:value="0.00591199999999992" calcext:value-type="float">
            <text:p>0.005912</text:p>
          </table:table-cell>
          <table:table-cell office:value-type="float" office:value="0.0752493200362648" calcext:value-type="float">
            <text:p>0.075249320036265</text:p>
          </table:table-cell>
          <table:table-cell office:value-type="float" office:value="0.00293999999999972" calcext:value-type="float">
            <text:p>0.00294</text:p>
          </table:table-cell>
          <table:table-cell office:value-type="float" office:value="0.292837715321849" calcext:value-type="float">
            <text:p>0.292837715321849</text:p>
          </table:table-cell>
          <table:table-cell office:value-type="float" office:value="0.00143899999999997" calcext:value-type="float">
            <text:p>0.001439</text:p>
          </table:table-cell>
          <table:table-cell office:value-type="float" office:value="0.637352674524025" calcext:value-type="float">
            <text:p>0.637352674524025</text:p>
          </table:table-cell>
          <table:table-cell office:value-type="float" office:value="0.000604000000000049" calcext:value-type="float">
            <text:p>0.000604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10" calcext:value-type="float">
            <text:p>10</text:p>
          </table:table-cell>
          <table:table-cell office:value-type="float" office:value="1054" calcext:value-type="float">
            <text:p>1054</text:p>
          </table:table-cell>
          <table:table-cell office:value-type="float" office:value="0.0189753320683112" calcext:value-type="float">
            <text:p>0.018975332068311</text:p>
          </table:table-cell>
          <table:table-cell office:value-type="float" office:value="0.013881" calcext:value-type="float">
            <text:p>0.013881</text:p>
          </table:table-cell>
          <table:table-cell office:value-type="float" office:value="0.079696394686907" calcext:value-type="float">
            <text:p>0.079696394686907</text:p>
          </table:table-cell>
          <table:table-cell office:value-type="float" office:value="0.00527100000000003" calcext:value-type="float">
            <text:p>0.005271</text:p>
          </table:table-cell>
          <table:table-cell office:value-type="float" office:value="0.0891840607210626" calcext:value-type="float">
            <text:p>0.089184060721063</text:p>
          </table:table-cell>
          <table:table-cell office:value-type="float" office:value="0.00306699999999971" calcext:value-type="float">
            <text:p>0.003067</text:p>
          </table:table-cell>
          <table:table-cell office:value-type="float" office:value="0.127134724857685" calcext:value-type="float">
            <text:p>0.127134724857685</text:p>
          </table:table-cell>
          <table:table-cell office:value-type="float" office:value="0.00184200000000034" calcext:value-type="float">
            <text:p>0.001842</text:p>
          </table:table-cell>
          <table:table-cell office:value-type="float" office:value="0.383301707779886" calcext:value-type="float">
            <text:p>0.383301707779886</text:p>
          </table:table-cell>
          <table:table-cell office:value-type="float" office:value="0.000715000000000021" calcext:value-type="float">
            <text:p>0.000715</text:p>
          </table:table-cell>
        </table:table-row>
        <table:table-row table:style-name="ro1">
          <table:table-cell office:value-type="float" office:value="9081" calcext:value-type="float">
            <text:p>9081</text:p>
          </table:table-cell>
          <table:table-cell office:value-type="float" office:value="10" calcext:value-type="float">
            <text:p>10</text:p>
          </table:table-cell>
          <table:table-cell office:value-type="float" office:value="919" calcext:value-type="float">
            <text:p>919</text:p>
          </table:table-cell>
          <table:table-cell office:value-type="float" office:value="0.00108813928182807" calcext:value-type="float">
            <text:p>0.001088139281828</text:p>
          </table:table-cell>
          <table:table-cell office:value-type="float" office:value="0.0127369999999996" calcext:value-type="float">
            <text:p>0.012737</text:p>
          </table:table-cell>
          <table:table-cell office:value-type="float" office:value="0.015233949945593" calcext:value-type="float">
            <text:p>0.015233949945593</text:p>
          </table:table-cell>
          <table:table-cell office:value-type="float" office:value="0.00673700000000022" calcext:value-type="float">
            <text:p>0.006737</text:p>
          </table:table-cell>
          <table:table-cell office:value-type="float" office:value="0.0206746463547334" calcext:value-type="float">
            <text:p>0.020674646354733</text:p>
          </table:table-cell>
          <table:table-cell office:value-type="float" office:value="0.00294900000000009" calcext:value-type="float">
            <text:p>0.002949</text:p>
          </table:table-cell>
          <table:table-cell office:value-type="float" office:value="0.216539717083787" calcext:value-type="float">
            <text:p>0.216539717083787</text:p>
          </table:table-cell>
          <table:table-cell office:value-type="float" office:value="0.0014829999999999" calcext:value-type="float">
            <text:p>0.001483</text:p>
          </table:table-cell>
          <table:table-cell office:value-type="float" office:value="0.292709466811752" calcext:value-type="float">
            <text:p>0.292709466811752</text:p>
          </table:table-cell>
          <table:table-cell office:value-type="float" office:value="0.000609999999999999" calcext:value-type="float">
            <text:p>0.00061</text:p>
          </table:table-cell>
        </table:table-row>
        <table:table-row table:style-name="ro1">
          <table:table-cell office:value-type="float" office:value="9082" calcext:value-type="float">
            <text:p>9082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0.102941176470588" calcext:value-type="float">
            <text:p>0.102941176470588</text:p>
          </table:table-cell>
          <table:table-cell office:value-type="float" office:value="0.0101230000000001" calcext:value-type="float">
            <text:p>0.010123</text:p>
          </table:table-cell>
          <table:table-cell office:value-type="float" office:value="0.254201680672269" calcext:value-type="float">
            <text:p>0.254201680672269</text:p>
          </table:table-cell>
          <table:table-cell office:value-type="float" office:value="0.00465899999999975" calcext:value-type="float">
            <text:p>0.004659</text:p>
          </table:table-cell>
          <table:table-cell office:value-type="float" office:value="0.21218487394958" calcext:value-type="float">
            <text:p>0.21218487394958</text:p>
          </table:table-cell>
          <table:table-cell office:value-type="float" office:value="0.00256199999999973" calcext:value-type="float">
            <text:p>0.002562</text:p>
          </table:table-cell>
          <table:table-cell office:value-type="float" office:value="0.348739495798319" calcext:value-type="float">
            <text:p>0.348739495798319</text:p>
          </table:table-cell>
          <table:table-cell office:value-type="float" office:value="0.00135600000000036" calcext:value-type="float">
            <text:p>0.001356</text:p>
          </table:table-cell>
          <table:table-cell office:value-type="float" office:value="0.789915966386555" calcext:value-type="float">
            <text:p>0.789915966386555</text:p>
          </table:table-cell>
          <table:table-cell office:value-type="float" office:value="0.000711999999999602" calcext:value-type="float">
            <text:p>0.000712</text:p>
          </table:table-cell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office:value-type="float" office:value="0.00284495021337127" calcext:value-type="float">
            <text:p>0.002844950213371</text:p>
          </table:table-cell>
          <table:table-cell office:value-type="float" office:value="0.013064" calcext:value-type="float">
            <text:p>0.013064</text:p>
          </table:table-cell>
          <table:table-cell office:value-type="float" office:value="0.121621621621622" calcext:value-type="float">
            <text:p>0.121621621621622</text:p>
          </table:table-cell>
          <table:table-cell office:value-type="float" office:value="0.00530000000000008" calcext:value-type="float">
            <text:p>0.0053</text:p>
          </table:table-cell>
          <table:table-cell office:value-type="float" office:value="0.139402560455192" calcext:value-type="float">
            <text:p>0.139402560455192</text:p>
          </table:table-cell>
          <table:table-cell office:value-type="float" office:value="0.00276800000000055" calcext:value-type="float">
            <text:p>0.002768000000001</text:p>
          </table:table-cell>
          <table:table-cell office:value-type="float" office:value="0.160739687055477" calcext:value-type="float">
            <text:p>0.160739687055477</text:p>
          </table:table-cell>
          <table:table-cell office:value-type="float" office:value="0.00145400000000029" calcext:value-type="float">
            <text:p>0.001454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000633999999999801" calcext:value-type="float">
            <text:p>0.000634</text:p>
          </table:table-cell>
        </table:table-row>
        <table:table-row table:style-name="ro1">
          <table:table-cell office:value-type="float" office:value="9084" calcext:value-type="float">
            <text:p>9084</text:p>
          </table:table-cell>
          <table:table-cell office:value-type="float" office:value="10" calcext:value-type="float">
            <text:p>10</text:p>
          </table:table-cell>
          <table:table-cell office:value-type="float" office:value="1196" calcext:value-type="float">
            <text:p>1196</text:p>
          </table:table-cell>
          <table:table-cell office:value-type="float" office:value="0.00334448160535117" calcext:value-type="float">
            <text:p>0.003344481605351</text:p>
          </table:table-cell>
          <table:table-cell office:value-type="float" office:value="0.00968100000000005" calcext:value-type="float">
            <text:p>0.009681</text:p>
          </table:table-cell>
          <table:table-cell office:value-type="float" office:value="0.0133779264214047" calcext:value-type="float">
            <text:p>0.013377926421405</text:p>
          </table:table-cell>
          <table:table-cell office:value-type="float" office:value="0.00416799999999995" calcext:value-type="float">
            <text:p>0.004168</text:p>
          </table:table-cell>
          <table:table-cell office:value-type="float" office:value="0.138795986622074" calcext:value-type="float">
            <text:p>0.138795986622074</text:p>
          </table:table-cell>
          <table:table-cell office:value-type="float" office:value="0.00350599999999979" calcext:value-type="float">
            <text:p>0.003506</text:p>
          </table:table-cell>
          <table:table-cell office:value-type="float" office:value="0.197324414715719" calcext:value-type="float">
            <text:p>0.197324414715719</text:p>
          </table:table-cell>
          <table:table-cell office:value-type="float" office:value="0.00242599999999982" calcext:value-type="float">
            <text:p>0.002426</text:p>
          </table:table-cell>
          <table:table-cell office:value-type="float" office:value="0.414715719063545" calcext:value-type="float">
            <text:p>0.414715719063545</text:p>
          </table:table-cell>
          <table:table-cell office:value-type="float" office:value="0.000830999999999804" calcext:value-type="float">
            <text:p>0.000831</text:p>
          </table:table-cell>
        </table:table-row>
        <table:table-row table:style-name="ro1">
          <table:table-cell office:value-type="float" office:value="9085" calcext:value-type="float">
            <text:p>9085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  <table:table-cell office:value-type="float" office:value="0.00391389432485323" calcext:value-type="float">
            <text:p>0.003913894324853</text:p>
          </table:table-cell>
          <table:table-cell office:value-type="float" office:value="0.010329" calcext:value-type="float">
            <text:p>0.010329</text:p>
          </table:table-cell>
          <table:table-cell office:value-type="float" office:value="0.280821917808219" calcext:value-type="float">
            <text:p>0.280821917808219</text:p>
          </table:table-cell>
          <table:table-cell office:value-type="float" office:value="0.00313700000000017" calcext:value-type="float">
            <text:p>0.003137</text:p>
          </table:table-cell>
          <table:table-cell office:value-type="float" office:value="0.295499021526419" calcext:value-type="float">
            <text:p>0.295499021526419</text:p>
          </table:table-cell>
          <table:table-cell office:value-type="float" office:value="0.00166600000000017" calcext:value-type="float">
            <text:p>0.001666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00127499999999969" calcext:value-type="float">
            <text:p>0.001275</text:p>
          </table:table-cell>
          <table:table-cell office:value-type="float" office:value="0.755381604696673" calcext:value-type="float">
            <text:p>0.755381604696673</text:p>
          </table:table-cell>
          <table:table-cell office:value-type="float" office:value="0.000458000000000514" calcext:value-type="float">
            <text:p>0.000458000000001</text:p>
          </table:table-cell>
        </table:table-row>
        <table:table-row table:style-name="ro1">
          <table:table-cell office:value-type="float" office:value="9086" calcext:value-type="float">
            <text:p>9086</text:p>
          </table:table-cell>
          <table:table-cell office:value-type="float" office:value="10" calcext:value-type="float">
            <text:p>10</text:p>
          </table:table-cell>
          <table:table-cell office:value-type="float" office:value="748" calcext:value-type="float">
            <text:p>748</text:p>
          </table:table-cell>
          <table:table-cell office:value-type="float" office:value="0.155080213903743" calcext:value-type="float">
            <text:p>0.155080213903743</text:p>
          </table:table-cell>
          <table:table-cell office:value-type="float" office:value="0.0115279999999998" calcext:value-type="float">
            <text:p>0.011528</text:p>
          </table:table-cell>
          <table:table-cell office:value-type="float" office:value="0.0574866310160428" calcext:value-type="float">
            <text:p>0.057486631016043</text:p>
          </table:table-cell>
          <table:table-cell office:value-type="float" office:value="0.00468499999999983" calcext:value-type="float">
            <text:p>0.004685</text:p>
          </table:table-cell>
          <table:table-cell office:value-type="float" office:value="0.304812834224599" calcext:value-type="float">
            <text:p>0.304812834224599</text:p>
          </table:table-cell>
          <table:table-cell office:value-type="float" office:value="0.00197499999999984" calcext:value-type="float">
            <text:p>0.001975</text:p>
          </table:table-cell>
          <table:table-cell office:value-type="float" office:value="0.732620320855615" calcext:value-type="float">
            <text:p>0.732620320855615</text:p>
          </table:table-cell>
          <table:table-cell office:value-type="float" office:value="0.000933999999999546" calcext:value-type="float">
            <text:p>0.000934</text:p>
          </table:table-cell>
          <table:table-cell office:value-type="float" office:value="0.732620320855615" calcext:value-type="float">
            <text:p>0.732620320855615</text:p>
          </table:table-cell>
          <table:table-cell office:value-type="float" office:value="0.000426000000000482" calcext:value-type="float">
            <text:p>0.000426</text:p>
          </table:table-cell>
        </table:table-row>
        <table:table-row table:style-name="ro1">
          <table:table-cell office:value-type="float" office:value="9087" calcext:value-type="float">
            <text:p>9087</text:p>
          </table:table-cell>
          <table:table-cell office:value-type="float" office:value="10" calcext:value-type="float">
            <text:p>10</text:p>
          </table:table-cell>
          <table:table-cell office:value-type="float" office:value="1059" calcext:value-type="float">
            <text:p>1059</text:p>
          </table:table-cell>
          <table:table-cell office:value-type="float" office:value="0.0028328611898017" calcext:value-type="float">
            <text:p>0.002832861189802</text:p>
          </table:table-cell>
          <table:table-cell office:value-type="float" office:value="0.0129090000000001" calcext:value-type="float">
            <text:p>0.012909</text:p>
          </table:table-cell>
          <table:table-cell office:value-type="float" office:value="0.0084985835694051" calcext:value-type="float">
            <text:p>0.008498583569405</text:p>
          </table:table-cell>
          <table:table-cell office:value-type="float" office:value="0.00546399999999991" calcext:value-type="float">
            <text:p>0.005464</text:p>
          </table:table-cell>
          <table:table-cell office:value-type="float" office:value="0.140698772426818" calcext:value-type="float">
            <text:p>0.140698772426818</text:p>
          </table:table-cell>
          <table:table-cell office:value-type="float" office:value="0.00263899999999939" calcext:value-type="float">
            <text:p>0.002638999999999</text:p>
          </table:table-cell>
          <table:table-cell office:value-type="float" office:value="0.338999055712937" calcext:value-type="float">
            <text:p>0.338999055712937</text:p>
          </table:table-cell>
          <table:table-cell office:value-type="float" office:value="0.00143099999999974" calcext:value-type="float">
            <text:p>0.001431</text:p>
          </table:table-cell>
          <table:table-cell office:value-type="float" office:value="0.811142587346553" calcext:value-type="float">
            <text:p>0.811142587346553</text:p>
          </table:table-cell>
          <table:table-cell office:value-type="float" office:value="0.000591999999999704" calcext:value-type="float">
            <text:p>0.000592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10" calcext:value-type="float">
            <text:p>10</text:p>
          </table:table-cell>
          <table:table-cell office:value-type="float" office:value="1578" calcext:value-type="float">
            <text:p>1578</text:p>
          </table:table-cell>
          <table:table-cell office:value-type="float" office:value="0.00506970849176172" calcext:value-type="float">
            <text:p>0.005069708491762</text:p>
          </table:table-cell>
          <table:table-cell office:value-type="float" office:value="0.0126340000000003" calcext:value-type="float">
            <text:p>0.012634</text:p>
          </table:table-cell>
          <table:table-cell office:value-type="float" office:value="0.014575411913815" calcext:value-type="float">
            <text:p>0.014575411913815</text:p>
          </table:table-cell>
          <table:table-cell office:value-type="float" office:value="0.00562800000000019" calcext:value-type="float">
            <text:p>0.005628</text:p>
          </table:table-cell>
          <table:table-cell office:value-type="float" office:value="0.131812420785805" calcext:value-type="float">
            <text:p>0.131812420785805</text:p>
          </table:table-cell>
          <table:table-cell office:value-type="float" office:value="0.00265599999999999" calcext:value-type="float">
            <text:p>0.002656</text:p>
          </table:table-cell>
          <table:table-cell office:value-type="float" office:value="0.163498098859316" calcext:value-type="float">
            <text:p>0.163498098859316</text:p>
          </table:table-cell>
          <table:table-cell office:value-type="float" office:value="0.00139000000000022" calcext:value-type="float">
            <text:p>0.00139</text:p>
          </table:table-cell>
          <table:table-cell office:value-type="float" office:value="0.207858048162231" calcext:value-type="float">
            <text:p>0.207858048162231</text:p>
          </table:table-cell>
          <table:table-cell office:value-type="float" office:value="0.000596999999999515" calcext:value-type="float">
            <text:p>0.000597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10" calcext:value-type="float">
            <text:p>10</text:p>
          </table:table-cell>
          <table:table-cell office:value-type="float" office:value="694" calcext:value-type="float">
            <text:p>694</text:p>
          </table:table-cell>
          <table:table-cell office:value-type="float" office:value="0.00864553314121038" calcext:value-type="float">
            <text:p>0.00864553314121</text:p>
          </table:table-cell>
          <table:table-cell office:value-type="float" office:value="0.00791600000000026" calcext:value-type="float">
            <text:p>0.007916</text:p>
          </table:table-cell>
          <table:table-cell office:value-type="float" office:value="0.0922190201729107" calcext:value-type="float">
            <text:p>0.092219020172911</text:p>
          </table:table-cell>
          <table:table-cell office:value-type="float" office:value="0.00331000000000037" calcext:value-type="float">
            <text:p>0.00331</text:p>
          </table:table-cell>
          <table:table-cell office:value-type="float" office:value="0.121037463976945" calcext:value-type="float">
            <text:p>0.121037463976945</text:p>
          </table:table-cell>
          <table:table-cell office:value-type="float" office:value="0.00180000000000025" calcext:value-type="float">
            <text:p>0.0018</text:p>
          </table:table-cell>
          <table:table-cell office:value-type="float" office:value="0.365994236311239" calcext:value-type="float">
            <text:p>0.365994236311239</text:p>
          </table:table-cell>
          <table:table-cell office:value-type="float" office:value="0.00157100000000021" calcext:value-type="float">
            <text:p>0.001571</text:p>
          </table:table-cell>
          <table:table-cell office:value-type="float" office:value="0.711815561959654" calcext:value-type="float">
            <text:p>0.711815561959654</text:p>
          </table:table-cell>
          <table:table-cell office:value-type="float" office:value="0.000881000000000132" calcext:value-type="float">
            <text:p>0.000881</text:p>
          </table:table-cell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10" calcext:value-type="float">
            <text:p>10</text:p>
          </table:table-cell>
          <table:table-cell office:value-type="float" office:value="1143" calcext:value-type="float">
            <text:p>1143</text:p>
          </table:table-cell>
          <table:table-cell office:value-type="float" office:value="0.0026246719160105" calcext:value-type="float">
            <text:p>0.002624671916011</text:p>
          </table:table-cell>
          <table:table-cell office:value-type="float" office:value="0.00978999999999975" calcext:value-type="float">
            <text:p>0.00979</text:p>
          </table:table-cell>
          <table:table-cell office:value-type="float" office:value="0.0201224846894138" calcext:value-type="float">
            <text:p>0.020122484689414</text:p>
          </table:table-cell>
          <table:table-cell office:value-type="float" office:value="0.00808399999999976" calcext:value-type="float">
            <text:p>0.008084</text:p>
          </table:table-cell>
          <table:table-cell office:value-type="float" office:value="0.0463692038495188" calcext:value-type="float">
            <text:p>0.046369203849519</text:p>
          </table:table-cell>
          <table:table-cell office:value-type="float" office:value="0.00333700000000014" calcext:value-type="float">
            <text:p>0.003337</text:p>
          </table:table-cell>
          <table:table-cell office:value-type="float" office:value="0.0901137357830271" calcext:value-type="float">
            <text:p>0.090113735783027</text:p>
          </table:table-cell>
          <table:table-cell office:value-type="float" office:value="0.00147200000000014" calcext:value-type="float">
            <text:p>0.001472</text:p>
          </table:table-cell>
          <table:table-cell office:value-type="float" office:value="0.125109361329834" calcext:value-type="float">
            <text:p>0.125109361329834</text:p>
          </table:table-cell>
          <table:table-cell office:value-type="float" office:value="0.000645000000000007" calcext:value-type="float">
            <text:p>0.000645</text:p>
          </table:table-cell>
        </table:table-row>
        <table:table-row table:style-name="ro1">
          <table:table-cell office:value-type="float" office:value="9091" calcext:value-type="float">
            <text:p>9091</text:p>
          </table:table-cell>
          <table:table-cell office:value-type="float" office:value="10" calcext:value-type="float">
            <text:p>10</text:p>
          </table:table-cell>
          <table:table-cell office:value-type="float" office:value="1043" calcext:value-type="float">
            <text:p>1043</text:p>
          </table:table-cell>
          <table:table-cell office:value-type="float" office:value="0.00479386385426654" calcext:value-type="float">
            <text:p>0.004793863854267</text:p>
          </table:table-cell>
          <table:table-cell office:value-type="float" office:value="0.00898699999999941" calcext:value-type="float">
            <text:p>0.008986999999999</text:p>
          </table:table-cell>
          <table:table-cell office:value-type="float" office:value="0.0220517737296261" calcext:value-type="float">
            <text:p>0.022051773729626</text:p>
          </table:table-cell>
          <table:table-cell office:value-type="float" office:value="0.00358700000000001" calcext:value-type="float">
            <text:p>0.003587</text:p>
          </table:table-cell>
          <table:table-cell office:value-type="float" office:value="0.0412272291466922" calcext:value-type="float">
            <text:p>0.041227229146692</text:p>
          </table:table-cell>
          <table:table-cell office:value-type="float" office:value="0.00205199999999994" calcext:value-type="float">
            <text:p>0.002052</text:p>
          </table:table-cell>
          <table:table-cell office:value-type="float" office:value="0.156279961649089" calcext:value-type="float">
            <text:p>0.156279961649089</text:p>
          </table:table-cell>
          <table:table-cell office:value-type="float" office:value="0.00109599999999999" calcext:value-type="float">
            <text:p>0.001096</text:p>
          </table:table-cell>
          <table:table-cell office:value-type="float" office:value="0.424736337488015" calcext:value-type="float">
            <text:p>0.424736337488015</text:p>
          </table:table-cell>
          <table:table-cell office:value-type="float" office:value="0.000436000000000103" calcext:value-type="float">
            <text:p>0.000436</text:p>
          </table:table-cell>
        </table:table-row>
        <table:table-row table:style-name="ro1">
          <table:table-cell office:value-type="float" office:value="9092" calcext:value-type="float">
            <text:p>9092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.00278551532033426" calcext:value-type="float">
            <text:p>0.002785515320334</text:p>
          </table:table-cell>
          <table:table-cell office:value-type="float" office:value="0.0111390000000005" calcext:value-type="float">
            <text:p>0.011139000000001</text:p>
          </table:table-cell>
          <table:table-cell office:value-type="float" office:value="0.011142061281337" calcext:value-type="float">
            <text:p>0.011142061281337</text:p>
          </table:table-cell>
          <table:table-cell office:value-type="float" office:value="0.00464399999999987" calcext:value-type="float">
            <text:p>0.004644</text:p>
          </table:table-cell>
          <table:table-cell office:value-type="float" office:value="0.0181058495821727" calcext:value-type="float">
            <text:p>0.018105849582173</text:p>
          </table:table-cell>
          <table:table-cell office:value-type="float" office:value="0.0025529999999998" calcext:value-type="float">
            <text:p>0.002553</text:p>
          </table:table-cell>
          <table:table-cell office:value-type="float" office:value="0.052924791086351" calcext:value-type="float">
            <text:p>0.052924791086351</text:p>
          </table:table-cell>
          <table:table-cell office:value-type="float" office:value="0.0017109999999998" calcext:value-type="float">
            <text:p>0.001711</text:p>
          </table:table-cell>
          <table:table-cell office:value-type="float" office:value="0.233983286908078" calcext:value-type="float">
            <text:p>0.233983286908078</text:p>
          </table:table-cell>
          <table:table-cell office:value-type="float" office:value="0.000637000000000221" calcext:value-type="float">
            <text:p>0.000637</text:p>
          </table:table-cell>
        </table:table-row>
        <table:table-row table:style-name="ro1">
          <table:table-cell office:value-type="float" office:value="9093" calcext:value-type="float">
            <text:p>9093</text:p>
          </table:table-cell>
          <table:table-cell office:value-type="float" office:value="10" calcext:value-type="float">
            <text:p>10</text:p>
          </table:table-cell>
          <table:table-cell office:value-type="float" office:value="1252" calcext:value-type="float">
            <text:p>1252</text:p>
          </table:table-cell>
          <table:table-cell office:value-type="float" office:value="0.00319488817891374" calcext:value-type="float">
            <text:p>0.003194888178914</text:p>
          </table:table-cell>
          <table:table-cell office:value-type="float" office:value="0.0110200000000003" calcext:value-type="float">
            <text:p>0.01102</text:p>
          </table:table-cell>
          <table:table-cell office:value-type="float" office:value="0.0175718849840256" calcext:value-type="float">
            <text:p>0.017571884984026</text:p>
          </table:table-cell>
          <table:table-cell office:value-type="float" office:value="0.00491399999999986" calcext:value-type="float">
            <text:p>0.004914</text:p>
          </table:table-cell>
          <table:table-cell office:value-type="float" office:value="0.0335463258785943" calcext:value-type="float">
            <text:p>0.033546325878594</text:p>
          </table:table-cell>
          <table:table-cell office:value-type="float" office:value="0.0026790000000001" calcext:value-type="float">
            <text:p>0.002679</text:p>
          </table:table-cell>
          <table:table-cell office:value-type="float" office:value="0.153354632587859" calcext:value-type="float">
            <text:p>0.153354632587859</text:p>
          </table:table-cell>
          <table:table-cell office:value-type="float" office:value="0.00121999999999955" calcext:value-type="float">
            <text:p>0.00122</text:p>
          </table:table-cell>
          <table:table-cell office:value-type="float" office:value="0.241214057507987" calcext:value-type="float">
            <text:p>0.241214057507987</text:p>
          </table:table-cell>
          <table:table-cell office:value-type="float" office:value="0.000548999999999467" calcext:value-type="float">
            <text:p>0.000548999999999</text:p>
          </table:table-cell>
        </table:table-row>
        <table:table-row table:style-name="ro1">
          <table:table-cell office:value-type="float" office:value="9094" calcext:value-type="float">
            <text:p>9094</text:p>
          </table:table-cell>
          <table:table-cell office:value-type="float" office:value="10" calcext:value-type="float">
            <text:p>10</text:p>
          </table:table-cell>
          <table:table-cell office:value-type="float" office:value="1315" calcext:value-type="float">
            <text:p>1315</text:p>
          </table:table-cell>
          <table:table-cell office:value-type="float" office:value="0.000760456273764259" calcext:value-type="float">
            <text:p>0.000760456273764</text:p>
          </table:table-cell>
          <table:table-cell office:value-type="float" office:value="0.0162439999999999" calcext:value-type="float">
            <text:p>0.016244</text:p>
          </table:table-cell>
          <table:table-cell office:value-type="float" office:value="0.0532319391634981" calcext:value-type="float">
            <text:p>0.053231939163498</text:p>
          </table:table-cell>
          <table:table-cell office:value-type="float" office:value="0.00874599999999992" calcext:value-type="float">
            <text:p>0.008746</text:p>
          </table:table-cell>
          <table:table-cell office:value-type="float" office:value="0.064638783269962" calcext:value-type="float">
            <text:p>0.064638783269962</text:p>
          </table:table-cell>
          <table:table-cell office:value-type="float" office:value="0.00288599999999972" calcext:value-type="float">
            <text:p>0.002886</text:p>
          </table:table-cell>
          <table:table-cell office:value-type="float" office:value="0.0874524714828897" calcext:value-type="float">
            <text:p>0.08745247148289</text:p>
          </table:table-cell>
          <table:table-cell office:value-type="float" office:value="0.00142700000000007" calcext:value-type="float">
            <text:p>0.001427</text:p>
          </table:table-cell>
          <table:table-cell office:value-type="float" office:value="0.201520912547528" calcext:value-type="float">
            <text:p>0.201520912547528</text:p>
          </table:table-cell>
          <table:table-cell office:value-type="float" office:value="0.000669999999999948" calcext:value-type="float">
            <text:p>0.00067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10" calcext:value-type="float">
            <text:p>10</text:p>
          </table:table-cell>
          <table:table-cell office:value-type="float" office:value="1005" calcext:value-type="float">
            <text:p>1005</text:p>
          </table:table-cell>
          <table:table-cell office:value-type="float" office:value="0.00298507462686567" calcext:value-type="float">
            <text:p>0.002985074626866</text:p>
          </table:table-cell>
          <table:table-cell office:value-type="float" office:value="0.0090539999999999" calcext:value-type="float">
            <text:p>0.009054</text:p>
          </table:table-cell>
          <table:table-cell office:value-type="float" office:value="0.0149253731343284" calcext:value-type="float">
            <text:p>0.014925373134328</text:p>
          </table:table-cell>
          <table:table-cell office:value-type="float" office:value="0.00430300000000017" calcext:value-type="float">
            <text:p>0.004303</text:p>
          </table:table-cell>
          <table:table-cell office:value-type="float" office:value="0.144278606965174" calcext:value-type="float">
            <text:p>0.144278606965174</text:p>
          </table:table-cell>
          <table:table-cell office:value-type="float" office:value="0.0024090000000001" calcext:value-type="float">
            <text:p>0.002409</text:p>
          </table:table-cell>
          <table:table-cell office:value-type="float" office:value="0.18407960199005" calcext:value-type="float">
            <text:p>0.18407960199005</text:p>
          </table:table-cell>
          <table:table-cell office:value-type="float" office:value="0.00129500000000027" calcext:value-type="float">
            <text:p>0.001295</text:p>
          </table:table-cell>
          <table:table-cell office:value-type="float" office:value="0.253731343283582" calcext:value-type="float">
            <text:p>0.253731343283582</text:p>
          </table:table-cell>
          <table:table-cell office:value-type="float" office:value="0.000482999999999567" calcext:value-type="float">
            <text:p>0.000483</text:p>
          </table:table-cell>
        </table:table-row>
        <table:table-row table:style-name="ro1">
          <table:table-cell office:value-type="float" office:value="9096" calcext:value-type="float">
            <text:p>9096</text:p>
          </table:table-cell>
          <table:table-cell office:value-type="float" office:value="10" calcext:value-type="float">
            <text:p>10</text:p>
          </table:table-cell>
          <table:table-cell office:value-type="float" office:value="1187" calcext:value-type="float">
            <text:p>1187</text:p>
          </table:table-cell>
          <table:table-cell office:value-type="float" office:value="0.0008424599831508" calcext:value-type="float">
            <text:p>0.000842459983151</text:p>
          </table:table-cell>
          <table:table-cell office:value-type="float" office:value="0.015949" calcext:value-type="float">
            <text:p>0.015949</text:p>
          </table:table-cell>
          <table:table-cell office:value-type="float" office:value="0.0522325189553496" calcext:value-type="float">
            <text:p>0.05223251895535</text:p>
          </table:table-cell>
          <table:table-cell office:value-type="float" office:value="0.00505399999999989" calcext:value-type="float">
            <text:p>0.005054</text:p>
          </table:table-cell>
          <table:table-cell office:value-type="float" office:value="0.0732940185341196" calcext:value-type="float">
            <text:p>0.07329401853412</text:p>
          </table:table-cell>
          <table:table-cell office:value-type="float" office:value="0.00254300000000018" calcext:value-type="float">
            <text:p>0.002543</text:p>
          </table:table-cell>
          <table:table-cell office:value-type="float" office:value="0.106992417860152" calcext:value-type="float">
            <text:p>0.106992417860152</text:p>
          </table:table-cell>
          <table:table-cell office:value-type="float" office:value="0.0012449999999995" calcext:value-type="float">
            <text:p>0.001245</text:p>
          </table:table-cell>
          <table:table-cell office:value-type="float" office:value="0.19966301600674" calcext:value-type="float">
            <text:p>0.19966301600674</text:p>
          </table:table-cell>
          <table:table-cell office:value-type="float" office:value="0.000568000000000346" calcext:value-type="float">
            <text:p>0.000568</text:p>
          </table:table-cell>
        </table:table-row>
        <table:table-row table:style-name="ro1">
          <table:table-cell office:value-type="float" office:value="9097" calcext:value-type="float">
            <text:p>9097</text:p>
          </table:table-cell>
          <table:table-cell office:value-type="float" office:value="10" calcext:value-type="float">
            <text:p>10</text:p>
          </table:table-cell>
          <table:table-cell office:value-type="float" office:value="959" calcext:value-type="float">
            <text:p>959</text:p>
          </table:table-cell>
          <table:table-cell office:value-type="float" office:value="0.00312825860271116" calcext:value-type="float">
            <text:p>0.003128258602711</text:p>
          </table:table-cell>
          <table:table-cell office:value-type="float" office:value="0.00813900000000034" calcext:value-type="float">
            <text:p>0.008139</text:p>
          </table:table-cell>
          <table:table-cell office:value-type="float" office:value="0.0145985401459854" calcext:value-type="float">
            <text:p>0.014598540145985</text:p>
          </table:table-cell>
          <table:table-cell office:value-type="float" office:value="0.00387199999999943" calcext:value-type="float">
            <text:p>0.003871999999999</text:p>
          </table:table-cell>
          <table:table-cell office:value-type="float" office:value="0.0302398331595412" calcext:value-type="float">
            <text:p>0.030239833159541</text:p>
          </table:table-cell>
          <table:table-cell office:value-type="float" office:value="0.00210599999999994" calcext:value-type="float">
            <text:p>0.002106</text:p>
          </table:table-cell>
          <table:table-cell office:value-type="float" office:value="0.0615224191866528" calcext:value-type="float">
            <text:p>0.061522419186653</text:p>
          </table:table-cell>
          <table:table-cell office:value-type="float" office:value="0.00116399999999972" calcext:value-type="float">
            <text:p>0.001164</text:p>
          </table:table-cell>
          <table:table-cell office:value-type="float" office:value="0.165797705943691" calcext:value-type="float">
            <text:p>0.165797705943691</text:p>
          </table:table-cell>
          <table:table-cell office:value-type="float" office:value="0.00145900000000054" calcext:value-type="float">
            <text:p>0.001459000000001</text:p>
          </table:table-cell>
        </table:table-row>
        <table:table-row table:style-name="ro1">
          <table:table-cell office:value-type="float" office:value="9098" calcext:value-type="float">
            <text:p>9098</text:p>
          </table:table-cell>
          <table:table-cell office:value-type="float" office:value="10" calcext:value-type="float">
            <text:p>10</text:p>
          </table:table-cell>
          <table:table-cell office:value-type="float" office:value="925" calcext:value-type="float">
            <text:p>925</text:p>
          </table:table-cell>
          <table:table-cell office:value-type="float" office:value="0.00324324324324324" calcext:value-type="float">
            <text:p>0.003243243243243</text:p>
          </table:table-cell>
          <table:table-cell office:value-type="float" office:value="0.00947800000000054" calcext:value-type="float">
            <text:p>0.009478000000001</text:p>
          </table:table-cell>
          <table:table-cell office:value-type="float" office:value="0.0162162162162162" calcext:value-type="float">
            <text:p>0.016216216216216</text:p>
          </table:table-cell>
          <table:table-cell office:value-type="float" office:value="0.00413499999999978" calcext:value-type="float">
            <text:p>0.004135</text:p>
          </table:table-cell>
          <table:table-cell office:value-type="float" office:value="0.156756756756757" calcext:value-type="float">
            <text:p>0.156756756756757</text:p>
          </table:table-cell>
          <table:table-cell office:value-type="float" office:value="0.00254600000000016" calcext:value-type="float">
            <text:p>0.002546</text:p>
          </table:table-cell>
          <table:table-cell office:value-type="float" office:value="0.286486486486486" calcext:value-type="float">
            <text:p>0.286486486486486</text:p>
          </table:table-cell>
          <table:table-cell office:value-type="float" office:value="0.00216600000000033" calcext:value-type="float">
            <text:p>0.002166</text:p>
          </table:table-cell>
          <table:table-cell office:value-type="float" office:value="0.405405405405405" calcext:value-type="float">
            <text:p>0.405405405405405</text:p>
          </table:table-cell>
          <table:table-cell office:value-type="float" office:value="0.00104700000000024" calcext:value-type="float">
            <text:p>0.001047</text:p>
          </table:table-cell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10" calcext:value-type="float">
            <text:p>10</text:p>
          </table:table-cell>
          <table:table-cell office:value-type="float" office:value="1243" calcext:value-type="float">
            <text:p>1243</text:p>
          </table:table-cell>
          <table:table-cell office:value-type="float" office:value="0.00402252614641995" calcext:value-type="float">
            <text:p>0.00402252614642</text:p>
          </table:table-cell>
          <table:table-cell office:value-type="float" office:value="0.0101919999999995" calcext:value-type="float">
            <text:p>0.010192</text:p>
          </table:table-cell>
          <table:table-cell office:value-type="float" office:value="0.0144810941271118" calcext:value-type="float">
            <text:p>0.014481094127112</text:p>
          </table:table-cell>
          <table:table-cell office:value-type="float" office:value="0.00414599999999998" calcext:value-type="float">
            <text:p>0.004146</text:p>
          </table:table-cell>
          <table:table-cell office:value-type="float" office:value="0.364440868865648" calcext:value-type="float">
            <text:p>0.364440868865648</text:p>
          </table:table-cell>
          <table:table-cell office:value-type="float" office:value="0.00283799999999967" calcext:value-type="float">
            <text:p>0.002838</text:p>
          </table:table-cell>
          <table:table-cell office:value-type="float" office:value="0.533386967015286" calcext:value-type="float">
            <text:p>0.533386967015286</text:p>
          </table:table-cell>
          <table:table-cell office:value-type="float" office:value="0.00125899999999968" calcext:value-type="float">
            <text:p>0.001259</text:p>
          </table:table-cell>
          <table:table-cell office:value-type="float" office:value="0.798873692679002" calcext:value-type="float">
            <text:p>0.798873692679002</text:p>
          </table:table-cell>
          <table:table-cell office:value-type="float" office:value="0.00055000000000005" calcext:value-type="float">
            <text:p>0.0005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5" calcext:value-type="float">
            <text:p>15</text:p>
          </table:table-cell>
          <table:table-cell office:value-type="float" office:value="2358" calcext:value-type="float">
            <text:p>2358</text:p>
          </table:table-cell>
          <table:table-cell office:value-type="float" office:value="0.00339270568278202" calcext:value-type="float">
            <text:p>0.003392705682782</text:p>
          </table:table-cell>
          <table:table-cell office:value-type="float" office:value="0.0391749999999997" calcext:value-type="float">
            <text:p>0.039175</text:p>
          </table:table-cell>
          <table:table-cell office:value-type="float" office:value="0.0161153519932146" calcext:value-type="float">
            <text:p>0.016115351993215</text:p>
          </table:table-cell>
          <table:table-cell office:value-type="float" office:value="0.0144179999999996" calcext:value-type="float">
            <text:p>0.014418</text:p>
          </table:table-cell>
          <table:table-cell office:value-type="float" office:value="0.0245971162001696" calcext:value-type="float">
            <text:p>0.02459711620017</text:p>
          </table:table-cell>
          <table:table-cell office:value-type="float" office:value="0.0078039999999997" calcext:value-type="float">
            <text:p>0.007804</text:p>
          </table:table-cell>
          <table:table-cell office:value-type="float" office:value="0.0585241730279898" calcext:value-type="float">
            <text:p>0.05852417302799</text:p>
          </table:table-cell>
          <table:table-cell office:value-type="float" office:value="0.00397500000000006" calcext:value-type="float">
            <text:p>0.003975</text:p>
          </table:table-cell>
          <table:table-cell office:value-type="float" office:value="0.194232400339271" calcext:value-type="float">
            <text:p>0.194232400339271</text:p>
          </table:table-cell>
          <table:table-cell office:value-type="float" office:value="0.00157499999999988" calcext:value-type="float">
            <text:p>0.001575</text:p>
          </table:table-cell>
        </table:table-row>
        <table:table-row table:style-name="ro1">
          <table:table-cell office:value-type="float" office:value="9101" calcext:value-type="float">
            <text:p>9101</text:p>
          </table:table-cell>
          <table:table-cell office:value-type="float" office:value="15" calcext:value-type="float">
            <text:p>15</text:p>
          </table:table-cell>
          <table:table-cell office:value-type="float" office:value="1726" calcext:value-type="float">
            <text:p>1726</text:p>
          </table:table-cell>
          <table:table-cell office:value-type="float" office:value="0.00463499420625724" calcext:value-type="float">
            <text:p>0.004634994206257</text:p>
          </table:table-cell>
          <table:table-cell office:value-type="float" office:value="0.0255510000000001" calcext:value-type="float">
            <text:p>0.025551</text:p>
          </table:table-cell>
          <table:table-cell office:value-type="float" office:value="0.0469293163383546" calcext:value-type="float">
            <text:p>0.046929316338355</text:p>
          </table:table-cell>
          <table:table-cell office:value-type="float" office:value="0.0104739999999999" calcext:value-type="float">
            <text:p>0.010474</text:p>
          </table:table-cell>
          <table:table-cell office:value-type="float" office:value="0.0845886442641947" calcext:value-type="float">
            <text:p>0.084588644264195</text:p>
          </table:table-cell>
          <table:table-cell office:value-type="float" office:value="0.00533600000000023" calcext:value-type="float">
            <text:p>0.005336</text:p>
          </table:table-cell>
          <table:table-cell office:value-type="float" office:value="0.200463499420626" calcext:value-type="float">
            <text:p>0.200463499420626</text:p>
          </table:table-cell>
          <table:table-cell office:value-type="float" office:value="0.00281999999999982" calcext:value-type="float">
            <text:p>0.00282</text:p>
          </table:table-cell>
          <table:table-cell office:value-type="float" office:value="0.362688296639629" calcext:value-type="float">
            <text:p>0.362688296639629</text:p>
          </table:table-cell>
          <table:table-cell office:value-type="float" office:value="0.00119699999999989" calcext:value-type="float">
            <text:p>0.001197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float" office:value="15" calcext:value-type="float">
            <text:p>15</text:p>
          </table:table-cell>
          <table:table-cell office:value-type="float" office:value="2064" calcext:value-type="float">
            <text:p>2064</text:p>
          </table:table-cell>
          <table:table-cell office:value-type="float" office:value="0.00387596899224806" calcext:value-type="float">
            <text:p>0.003875968992248</text:p>
          </table:table-cell>
          <table:table-cell office:value-type="float" office:value="0.0335050000000003" calcext:value-type="float">
            <text:p>0.033505</text:p>
          </table:table-cell>
          <table:table-cell office:value-type="float" office:value="0.0140503875968992" calcext:value-type="float">
            <text:p>0.014050387596899</text:p>
          </table:table-cell>
          <table:table-cell office:value-type="float" office:value="0.0178380000000002" calcext:value-type="float">
            <text:p>0.017838</text:p>
          </table:table-cell>
          <table:table-cell office:value-type="float" office:value="0.0310077519379845" calcext:value-type="float">
            <text:p>0.031007751937985</text:p>
          </table:table-cell>
          <table:table-cell office:value-type="float" office:value="0.0094780000000001" calcext:value-type="float">
            <text:p>0.009478</text:p>
          </table:table-cell>
          <table:table-cell office:value-type="float" office:value="0.0794573643410853" calcext:value-type="float">
            <text:p>0.079457364341085</text:p>
          </table:table-cell>
          <table:table-cell office:value-type="float" office:value="0.00482799999999983" calcext:value-type="float">
            <text:p>0.004828</text:p>
          </table:table-cell>
          <table:table-cell office:value-type="float" office:value="0.200581395348837" calcext:value-type="float">
            <text:p>0.200581395348837</text:p>
          </table:table-cell>
          <table:table-cell office:value-type="float" office:value="0.0015670000000001" calcext:value-type="float">
            <text:p>0.001567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float" office:value="15" calcext:value-type="float">
            <text:p>15</text:p>
          </table:table-cell>
          <table:table-cell office:value-type="float" office:value="1485" calcext:value-type="float">
            <text:p>1485</text:p>
          </table:table-cell>
          <table:table-cell office:value-type="float" office:value="0.00471380471380471" calcext:value-type="float">
            <text:p>0.004713804713805</text:p>
          </table:table-cell>
          <table:table-cell office:value-type="float" office:value="0.0255560000000004" calcext:value-type="float">
            <text:p>0.025556</text:p>
          </table:table-cell>
          <table:table-cell office:value-type="float" office:value="0.0269360269360269" calcext:value-type="float">
            <text:p>0.026936026936027</text:p>
          </table:table-cell>
          <table:table-cell office:value-type="float" office:value="0.00910000000000011" calcext:value-type="float">
            <text:p>0.0091</text:p>
          </table:table-cell>
          <table:table-cell office:value-type="float" office:value="0.0572390572390572" calcext:value-type="float">
            <text:p>0.057239057239057</text:p>
          </table:table-cell>
          <table:table-cell office:value-type="float" office:value="0.00444599999999973" calcext:value-type="float">
            <text:p>0.004446</text:p>
          </table:table-cell>
          <table:table-cell office:value-type="float" office:value="0.124579124579125" calcext:value-type="float">
            <text:p>0.124579124579125</text:p>
          </table:table-cell>
          <table:table-cell office:value-type="float" office:value="0.00218000000000007" calcext:value-type="float">
            <text:p>0.00218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000872999999999902" calcext:value-type="float">
            <text:p>0.000873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0.0236646382691007" calcext:value-type="float">
            <text:p>0.023664638269101</text:p>
          </table:table-cell>
          <table:table-cell office:value-type="float" office:value="0.0281460000000005" calcext:value-type="float">
            <text:p>0.028146000000001</text:p>
          </table:table-cell>
          <table:table-cell office:value-type="float" office:value="0.0365111561866126" calcext:value-type="float">
            <text:p>0.036511156186613</text:p>
          </table:table-cell>
          <table:table-cell office:value-type="float" office:value="0.00892499999999963" calcext:value-type="float">
            <text:p>0.008925</text:p>
          </table:table-cell>
          <table:table-cell office:value-type="float" office:value="0.0939824205544287" calcext:value-type="float">
            <text:p>0.093982420554429</text:p>
          </table:table-cell>
          <table:table-cell office:value-type="float" office:value="0.00468100000000016" calcext:value-type="float">
            <text:p>0.004681</text:p>
          </table:table-cell>
          <table:table-cell office:value-type="float" office:value="0.121027721433401" calcext:value-type="float">
            <text:p>0.121027721433401</text:p>
          </table:table-cell>
          <table:table-cell office:value-type="float" office:value="0.00246699999999978" calcext:value-type="float">
            <text:p>0.002467</text:p>
          </table:table-cell>
          <table:table-cell office:value-type="float" office:value="0.391480730223124" calcext:value-type="float">
            <text:p>0.391480730223124</text:p>
          </table:table-cell>
          <table:table-cell office:value-type="float" office:value="0.000982000000000038" calcext:value-type="float">
            <text:p>0.000982</text:p>
          </table:table-cell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15" calcext:value-type="float">
            <text:p>15</text:p>
          </table:table-cell>
          <table:table-cell office:value-type="float" office:value="1852" calcext:value-type="float">
            <text:p>1852</text:p>
          </table:table-cell>
          <table:table-cell office:value-type="float" office:value="0.00431965442764579" calcext:value-type="float">
            <text:p>0.004319654427646</text:p>
          </table:table-cell>
          <table:table-cell office:value-type="float" office:value="0.0356199999999998" calcext:value-type="float">
            <text:p>0.03562</text:p>
          </table:table-cell>
          <table:table-cell office:value-type="float" office:value="0.0172786177105832" calcext:value-type="float">
            <text:p>0.017278617710583</text:p>
          </table:table-cell>
          <table:table-cell office:value-type="float" office:value="0.012616" calcext:value-type="float">
            <text:p>0.012616</text:p>
          </table:table-cell>
          <table:table-cell office:value-type="float" office:value="0.0334773218142549" calcext:value-type="float">
            <text:p>0.033477321814255</text:p>
          </table:table-cell>
          <table:table-cell office:value-type="float" office:value="0.00730699999999995" calcext:value-type="float">
            <text:p>0.007307</text:p>
          </table:table-cell>
          <table:table-cell office:value-type="float" office:value="0.08207343412527" calcext:value-type="float">
            <text:p>0.08207343412527</text:p>
          </table:table-cell>
          <table:table-cell office:value-type="float" office:value="0.00398300000000029" calcext:value-type="float">
            <text:p>0.003983</text:p>
          </table:table-cell>
          <table:table-cell office:value-type="float" office:value="0.244060475161987" calcext:value-type="float">
            <text:p>0.244060475161987</text:p>
          </table:table-cell>
          <table:table-cell office:value-type="float" office:value="0.00153899999999974" calcext:value-type="float">
            <text:p>0.001539</text:p>
          </table:table-cell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15" calcext:value-type="float">
            <text:p>15</text:p>
          </table:table-cell>
          <table:table-cell office:value-type="float" office:value="1987" calcext:value-type="float">
            <text:p>1987</text:p>
          </table:table-cell>
          <table:table-cell office:value-type="float" office:value="0.00553598389531958" calcext:value-type="float">
            <text:p>0.00553598389532</text:p>
          </table:table-cell>
          <table:table-cell office:value-type="float" office:value="0.0316429999999994" calcext:value-type="float">
            <text:p>0.031643</text:p>
          </table:table-cell>
          <table:table-cell office:value-type="float" office:value="0.0110719677906392" calcext:value-type="float">
            <text:p>0.011071967790639</text:p>
          </table:table-cell>
          <table:table-cell office:value-type="float" office:value="0.0188170000000003" calcext:value-type="float">
            <text:p>0.018817</text:p>
          </table:table-cell>
          <table:table-cell office:value-type="float" office:value="0.0337191746351283" calcext:value-type="float">
            <text:p>0.033719174635128</text:p>
          </table:table-cell>
          <table:table-cell office:value-type="float" office:value="0.00914999999999999" calcext:value-type="float">
            <text:p>0.00915</text:p>
          </table:table-cell>
          <table:table-cell office:value-type="float" office:value="0.0639154504277806" calcext:value-type="float">
            <text:p>0.063915450427781</text:p>
          </table:table-cell>
          <table:table-cell office:value-type="float" office:value="0.00512200000000007" calcext:value-type="float">
            <text:p>0.005122</text:p>
          </table:table-cell>
          <table:table-cell office:value-type="float" office:value="0.21992954202315" calcext:value-type="float">
            <text:p>0.21992954202315</text:p>
          </table:table-cell>
          <table:table-cell office:value-type="float" office:value="0.00212499999999993" calcext:value-type="float">
            <text:p>0.002125</text:p>
          </table:table-cell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float" office:value="15" calcext:value-type="float">
            <text:p>15</text:p>
          </table:table-cell>
          <table:table-cell office:value-type="float" office:value="1636" calcext:value-type="float">
            <text:p>1636</text:p>
          </table:table-cell>
          <table:table-cell office:value-type="float" office:value="0.00366748166259169" calcext:value-type="float">
            <text:p>0.003667481662592</text:p>
          </table:table-cell>
          <table:table-cell office:value-type="float" office:value="0.0299040000000002" calcext:value-type="float">
            <text:p>0.029904</text:p>
          </table:table-cell>
          <table:table-cell office:value-type="float" office:value="0.0281173594132029" calcext:value-type="float">
            <text:p>0.028117359413203</text:p>
          </table:table-cell>
          <table:table-cell office:value-type="float" office:value="0.0092690000000002" calcext:value-type="float">
            <text:p>0.009269</text:p>
          </table:table-cell>
          <table:table-cell office:value-type="float" office:value="0.0525672371638142" calcext:value-type="float">
            <text:p>0.052567237163814</text:p>
          </table:table-cell>
          <table:table-cell office:value-type="float" office:value="0.00474400000000008" calcext:value-type="float">
            <text:p>0.004744</text:p>
          </table:table-cell>
          <table:table-cell office:value-type="float" office:value="0.168704156479218" calcext:value-type="float">
            <text:p>0.168704156479218</text:p>
          </table:table-cell>
          <table:table-cell office:value-type="float" office:value="0.00246999999999975" calcext:value-type="float">
            <text:p>0.00247</text:p>
          </table:table-cell>
          <table:table-cell office:value-type="float" office:value="0.297066014669927" calcext:value-type="float">
            <text:p>0.297066014669927</text:p>
          </table:table-cell>
          <table:table-cell office:value-type="float" office:value="0.000934000000000434" calcext:value-type="float">
            <text:p>0.000934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15" calcext:value-type="float">
            <text:p>15</text:p>
          </table:table-cell>
          <table:table-cell office:value-type="float" office:value="1664" calcext:value-type="float">
            <text:p>1664</text:p>
          </table:table-cell>
          <table:table-cell office:value-type="float" office:value="0.00360576923076923" calcext:value-type="float">
            <text:p>0.003605769230769</text:p>
          </table:table-cell>
          <table:table-cell office:value-type="float" office:value="0.0287449999999998" calcext:value-type="float">
            <text:p>0.028745</text:p>
          </table:table-cell>
          <table:table-cell office:value-type="float" office:value="0.0564903846153846" calcext:value-type="float">
            <text:p>0.056490384615385</text:p>
          </table:table-cell>
          <table:table-cell office:value-type="float" office:value="0.0112230000000002" calcext:value-type="float">
            <text:p>0.011223</text:p>
          </table:table-cell>
          <table:table-cell office:value-type="float" office:value="0.0805288461538462" calcext:value-type="float">
            <text:p>0.080528846153846</text:p>
          </table:table-cell>
          <table:table-cell office:value-type="float" office:value="0.0100610000000003" calcext:value-type="float">
            <text:p>0.010061</text:p>
          </table:table-cell>
          <table:table-cell office:value-type="float" office:value="0.110576923076923" calcext:value-type="float">
            <text:p>0.110576923076923</text:p>
          </table:table-cell>
          <table:table-cell office:value-type="float" office:value="0.00310899999999981" calcext:value-type="float">
            <text:p>0.003109</text:p>
          </table:table-cell>
          <table:table-cell office:value-type="float" office:value="0.248798076923077" calcext:value-type="float">
            <text:p>0.248798076923077</text:p>
          </table:table-cell>
          <table:table-cell office:value-type="float" office:value="0.00114999999999998" calcext:value-type="float">
            <text:p>0.00115</text:p>
          </table:table-cell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15" calcext:value-type="float">
            <text:p>15</text:p>
          </table:table-cell>
          <table:table-cell office:value-type="float" office:value="1806" calcext:value-type="float">
            <text:p>1806</text:p>
          </table:table-cell>
          <table:table-cell office:value-type="float" office:value="0.0044296788482835" calcext:value-type="float">
            <text:p>0.004429678848284</text:p>
          </table:table-cell>
          <table:table-cell office:value-type="float" office:value="0.0366530000000003" calcext:value-type="float">
            <text:p>0.036653</text:p>
          </table:table-cell>
          <table:table-cell office:value-type="float" office:value="0.0143964562569214" calcext:value-type="float">
            <text:p>0.014396456256921</text:p>
          </table:table-cell>
          <table:table-cell office:value-type="float" office:value="0.0112500000000004" calcext:value-type="float">
            <text:p>0.011250000000001</text:p>
          </table:table-cell>
          <table:table-cell office:value-type="float" office:value="0.0310077519379845" calcext:value-type="float">
            <text:p>0.031007751937985</text:p>
          </table:table-cell>
          <table:table-cell office:value-type="float" office:value="0.00553000000000026" calcext:value-type="float">
            <text:p>0.00553</text:p>
          </table:table-cell>
          <table:table-cell office:value-type="float" office:value="0.102990033222591" calcext:value-type="float">
            <text:p>0.102990033222591</text:p>
          </table:table-cell>
          <table:table-cell office:value-type="float" office:value="0.00282400000000038" calcext:value-type="float">
            <text:p>0.002824</text:p>
          </table:table-cell>
          <table:table-cell office:value-type="float" office:value="0.280177187153931" calcext:value-type="float">
            <text:p>0.280177187153931</text:p>
          </table:table-cell>
          <table:table-cell office:value-type="float" office:value="0.00116300000000003" calcext:value-type="float">
            <text:p>0.001163</text:p>
          </table:table-cell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5" calcext:value-type="float">
            <text:p>15</text:p>
          </table:table-cell>
          <table:table-cell office:value-type="float" office:value="2084" calcext:value-type="float">
            <text:p>2084</text:p>
          </table:table-cell>
          <table:table-cell office:value-type="float" office:value="0.00383877159309021" calcext:value-type="float">
            <text:p>0.00383877159309</text:p>
          </table:table-cell>
          <table:table-cell office:value-type="float" office:value="0.0332739999999996" calcext:value-type="float">
            <text:p>0.033274</text:p>
          </table:table-cell>
          <table:table-cell office:value-type="float" office:value="0.013915547024952" calcext:value-type="float">
            <text:p>0.013915547024952</text:p>
          </table:table-cell>
          <table:table-cell office:value-type="float" office:value="0.0156490000000007" calcext:value-type="float">
            <text:p>0.015649000000001</text:p>
          </table:table-cell>
          <table:table-cell office:value-type="float" office:value="0.0307101727447217" calcext:value-type="float">
            <text:p>0.030710172744722</text:p>
          </table:table-cell>
          <table:table-cell office:value-type="float" office:value="0.00830200000000048" calcext:value-type="float">
            <text:p>0.008302</text:p>
          </table:table-cell>
          <table:table-cell office:value-type="float" office:value="0.0499040307101727" calcext:value-type="float">
            <text:p>0.049904030710173</text:p>
          </table:table-cell>
          <table:table-cell office:value-type="float" office:value="0.00387800000000027" calcext:value-type="float">
            <text:p>0.003878</text:p>
          </table:table-cell>
          <table:table-cell office:value-type="float" office:value="0.256238003838772" calcext:value-type="float">
            <text:p>0.256238003838772</text:p>
          </table:table-cell>
          <table:table-cell office:value-type="float" office:value="0.00148799999999927" calcext:value-type="float">
            <text:p>0.001487999999999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15" calcext:value-type="float">
            <text:p>15</text:p>
          </table:table-cell>
          <table:table-cell office:value-type="float" office:value="1454" calcext:value-type="float">
            <text:p>1454</text:p>
          </table:table-cell>
          <table:table-cell office:value-type="float" office:value="0.00275103163686382" calcext:value-type="float">
            <text:p>0.002751031636864</text:p>
          </table:table-cell>
          <table:table-cell office:value-type="float" office:value="0.0240520000000002" calcext:value-type="float">
            <text:p>0.024052</text:p>
          </table:table-cell>
          <table:table-cell office:value-type="float" office:value="0.0130674002751032" calcext:value-type="float">
            <text:p>0.013067400275103</text:p>
          </table:table-cell>
          <table:table-cell office:value-type="float" office:value="0.0102399999999996" calcext:value-type="float">
            <text:p>0.01024</text:p>
          </table:table-cell>
          <table:table-cell office:value-type="float" office:value="0.0371389270976616" calcext:value-type="float">
            <text:p>0.037138927097662</text:p>
          </table:table-cell>
          <table:table-cell office:value-type="float" office:value="0.00565199999999955" calcext:value-type="float">
            <text:p>0.005652</text:p>
          </table:table-cell>
          <table:table-cell office:value-type="float" office:value="0.174690508940853" calcext:value-type="float">
            <text:p>0.174690508940853</text:p>
          </table:table-cell>
          <table:table-cell office:value-type="float" office:value="0.00237499999999979" calcext:value-type="float">
            <text:p>0.002375</text:p>
          </table:table-cell>
          <table:table-cell office:value-type="float" office:value="0.38101788170564" calcext:value-type="float">
            <text:p>0.38101788170564</text:p>
          </table:table-cell>
          <table:table-cell office:value-type="float" office:value="0.00156000000000045" calcext:value-type="float">
            <text:p>0.00156</text:p>
          </table:table-cell>
        </table:table-row>
        <table:table-row table:style-name="ro1">
          <table:table-cell office:value-type="float" office:value="9112" calcext:value-type="float">
            <text:p>9112</text:p>
          </table:table-cell>
          <table:table-cell office:value-type="float" office:value="15" calcext:value-type="float">
            <text:p>15</text:p>
          </table:table-cell>
          <table:table-cell office:value-type="float" office:value="1627" calcext:value-type="float">
            <text:p>1627</text:p>
          </table:table-cell>
          <table:table-cell office:value-type="float" office:value="0.00307314074984634" calcext:value-type="float">
            <text:p>0.003073140749846</text:p>
          </table:table-cell>
          <table:table-cell office:value-type="float" office:value="0.0255369999999999" calcext:value-type="float">
            <text:p>0.025537</text:p>
          </table:table-cell>
          <table:table-cell office:value-type="float" office:value="0.0165949600491703" calcext:value-type="float">
            <text:p>0.01659496004917</text:p>
          </table:table-cell>
          <table:table-cell office:value-type="float" office:value="0.0158319999999996" calcext:value-type="float">
            <text:p>0.015832</text:p>
          </table:table-cell>
          <table:table-cell office:value-type="float" office:value="0.0350338045482483" calcext:value-type="float">
            <text:p>0.035033804548248</text:p>
          </table:table-cell>
          <table:table-cell office:value-type="float" office:value="0.00511499999999998" calcext:value-type="float">
            <text:p>0.005115</text:p>
          </table:table-cell>
          <table:table-cell office:value-type="float" office:value="0.0657652120467118" calcext:value-type="float">
            <text:p>0.065765212046712</text:p>
          </table:table-cell>
          <table:table-cell office:value-type="float" office:value="0.00272700000000015" calcext:value-type="float">
            <text:p>0.002727</text:p>
          </table:table-cell>
          <table:table-cell office:value-type="float" office:value="0.170251997541487" calcext:value-type="float">
            <text:p>0.170251997541487</text:p>
          </table:table-cell>
          <table:table-cell office:value-type="float" office:value="0.00111799999999995" calcext:value-type="float">
            <text:p>0.001118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15" calcext:value-type="float">
            <text:p>15</text:p>
          </table:table-cell>
          <table:table-cell office:value-type="float" office:value="2081" calcext:value-type="float">
            <text:p>2081</text:p>
          </table:table-cell>
          <table:table-cell office:value-type="float" office:value="0.0177799135031235" calcext:value-type="float">
            <text:p>0.017779913503124</text:p>
          </table:table-cell>
          <table:table-cell office:value-type="float" office:value="0.0358749999999999" calcext:value-type="float">
            <text:p>0.035875</text:p>
          </table:table-cell>
          <table:table-cell office:value-type="float" office:value="0.0293128303700144" calcext:value-type="float">
            <text:p>0.029312830370015</text:p>
          </table:table-cell>
          <table:table-cell office:value-type="float" office:value="0.0148469999999987" calcext:value-type="float">
            <text:p>0.014846999999999</text:p>
          </table:table-cell>
          <table:table-cell office:value-type="float" office:value="0.0437289764536281" calcext:value-type="float">
            <text:p>0.043728976453628</text:p>
          </table:table-cell>
          <table:table-cell office:value-type="float" office:value="0.00992700000000024" calcext:value-type="float">
            <text:p>0.009927</text:p>
          </table:table-cell>
          <table:table-cell office:value-type="float" office:value="0.0581451225372417" calcext:value-type="float">
            <text:p>0.058145122537242</text:p>
          </table:table-cell>
          <table:table-cell office:value-type="float" office:value="0.00587599999999977" calcext:value-type="float">
            <text:p>0.005876</text:p>
          </table:table-cell>
          <table:table-cell office:value-type="float" office:value="0.159058145122537" calcext:value-type="float">
            <text:p>0.159058145122537</text:p>
          </table:table-cell>
          <table:table-cell office:value-type="float" office:value="0.00195900000000027" calcext:value-type="float">
            <text:p>0.001959</text:p>
          </table:table-cell>
        </table:table-row>
        <table:table-row table:style-name="ro1">
          <table:table-cell office:value-type="float" office:value="9114" calcext:value-type="float">
            <text:p>9114</text:p>
          </table:table-cell>
          <table:table-cell office:value-type="float" office:value="15" calcext:value-type="float">
            <text:p>15</text:p>
          </table:table-cell>
          <table:table-cell office:value-type="float" office:value="1778" calcext:value-type="float">
            <text:p>1778</text:p>
          </table:table-cell>
          <table:table-cell office:value-type="float" office:value="0.00337457817772778" calcext:value-type="float">
            <text:p>0.003374578177728</text:p>
          </table:table-cell>
          <table:table-cell office:value-type="float" office:value="0.0292059999999994" calcext:value-type="float">
            <text:p>0.029205999999999</text:p>
          </table:table-cell>
          <table:table-cell office:value-type="float" office:value="0.015748031496063" calcext:value-type="float">
            <text:p>0.015748031496063</text:p>
          </table:table-cell>
          <table:table-cell office:value-type="float" office:value="0.0103589999999993" calcext:value-type="float">
            <text:p>0.010358999999999</text:p>
          </table:table-cell>
          <table:table-cell office:value-type="float" office:value="0.0382452193475815" calcext:value-type="float">
            <text:p>0.038245219347582</text:p>
          </table:table-cell>
          <table:table-cell office:value-type="float" office:value="0.00532800000000044" calcext:value-type="float">
            <text:p>0.005328</text:p>
          </table:table-cell>
          <table:table-cell office:value-type="float" office:value="0.100112485939258" calcext:value-type="float">
            <text:p>0.100112485939258</text:p>
          </table:table-cell>
          <table:table-cell office:value-type="float" office:value="0.00270100000000006" calcext:value-type="float">
            <text:p>0.002701</text:p>
          </table:table-cell>
          <table:table-cell office:value-type="float" office:value="0.240719910011249" calcext:value-type="float">
            <text:p>0.240719910011249</text:p>
          </table:table-cell>
          <table:table-cell office:value-type="float" office:value="0.00125699999999984" calcext:value-type="float">
            <text:p>0.001257</text:p>
          </table:table-cell>
        </table:table-row>
        <table:table-row table:style-name="ro1">
          <table:table-cell office:value-type="float" office:value="9115" calcext:value-type="float">
            <text:p>9115</text:p>
          </table:table-cell>
          <table:table-cell office:value-type="float" office:value="15" calcext:value-type="float">
            <text:p>15</text:p>
          </table:table-cell>
          <table:table-cell office:value-type="float" office:value="1874" calcext:value-type="float">
            <text:p>1874</text:p>
          </table:table-cell>
          <table:table-cell office:value-type="float" office:value="0.0032017075773746" calcext:value-type="float">
            <text:p>0.003201707577375</text:p>
          </table:table-cell>
          <table:table-cell office:value-type="float" office:value="0.0284180000000003" calcext:value-type="float">
            <text:p>0.028418</text:p>
          </table:table-cell>
          <table:table-cell office:value-type="float" office:value="0.0128068303094984" calcext:value-type="float">
            <text:p>0.012806830309498</text:p>
          </table:table-cell>
          <table:table-cell office:value-type="float" office:value="0.0121520000000004" calcext:value-type="float">
            <text:p>0.012152</text:p>
          </table:table-cell>
          <table:table-cell office:value-type="float" office:value="0.0288153681963714" calcext:value-type="float">
            <text:p>0.028815368196371</text:p>
          </table:table-cell>
          <table:table-cell office:value-type="float" office:value="0.00901999999999958" calcext:value-type="float">
            <text:p>0.00902</text:p>
          </table:table-cell>
          <table:table-cell office:value-type="float" office:value="0.0608324439701174" calcext:value-type="float">
            <text:p>0.060832443970117</text:p>
          </table:table-cell>
          <table:table-cell office:value-type="float" office:value="0.00331100000000006" calcext:value-type="float">
            <text:p>0.003311</text:p>
          </table:table-cell>
          <table:table-cell office:value-type="float" office:value="0.252934898612593" calcext:value-type="float">
            <text:p>0.252934898612593</text:p>
          </table:table-cell>
          <table:table-cell office:value-type="float" office:value="0.0013999999999994" calcext:value-type="float">
            <text:p>0.001399999999999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15" calcext:value-type="float">
            <text:p>15</text:p>
          </table:table-cell>
          <table:table-cell office:value-type="float" office:value="1634" calcext:value-type="float">
            <text:p>1634</text:p>
          </table:table-cell>
          <table:table-cell office:value-type="float" office:value="0.00367197062423501" calcext:value-type="float">
            <text:p>0.003671970624235</text:p>
          </table:table-cell>
          <table:table-cell office:value-type="float" office:value="0.0247349999999997" calcext:value-type="float">
            <text:p>0.024735</text:p>
          </table:table-cell>
          <table:table-cell office:value-type="float" office:value="0.0177478580171359" calcext:value-type="float">
            <text:p>0.017747858017136</text:p>
          </table:table-cell>
          <table:table-cell office:value-type="float" office:value="0.0173100000000002" calcext:value-type="float">
            <text:p>0.01731</text:p>
          </table:table-cell>
          <table:table-cell office:value-type="float" office:value="0.0391676866585067" calcext:value-type="float">
            <text:p>0.039167686658507</text:p>
          </table:table-cell>
          <table:table-cell office:value-type="float" office:value="0.00624300000000044" calcext:value-type="float">
            <text:p>0.006243</text:p>
          </table:table-cell>
          <table:table-cell office:value-type="float" office:value="0.106487148102815" calcext:value-type="float">
            <text:p>0.106487148102815</text:p>
          </table:table-cell>
          <table:table-cell office:value-type="float" office:value="0.00433899999999987" calcext:value-type="float">
            <text:p>0.004339</text:p>
          </table:table-cell>
          <table:table-cell office:value-type="float" office:value="0.296205630354957" calcext:value-type="float">
            <text:p>0.296205630354957</text:p>
          </table:table-cell>
          <table:table-cell office:value-type="float" office:value="0.0014719999999997" calcext:value-type="float">
            <text:p>0.001472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15" calcext:value-type="float">
            <text:p>15</text:p>
          </table:table-cell>
          <table:table-cell office:value-type="float" office:value="1753" calcext:value-type="float">
            <text:p>1753</text:p>
          </table:table-cell>
          <table:table-cell office:value-type="float" office:value="0.00285225328009127" calcext:value-type="float">
            <text:p>0.002852253280091</text:p>
          </table:table-cell>
          <table:table-cell office:value-type="float" office:value="0.029126999999999" calcext:value-type="float">
            <text:p>0.029126999999999</text:p>
          </table:table-cell>
          <table:table-cell office:value-type="float" office:value="0.00741585852823731" calcext:value-type="float">
            <text:p>0.007415858528237</text:p>
          </table:table-cell>
          <table:table-cell office:value-type="float" office:value="0.0112059999999996" calcext:value-type="float">
            <text:p>0.011206</text:p>
          </table:table-cell>
          <table:table-cell office:value-type="float" office:value="0.0188248716486024" calcext:value-type="float">
            <text:p>0.018824871648602</text:p>
          </table:table-cell>
          <table:table-cell office:value-type="float" office:value="0.00584100000000021" calcext:value-type="float">
            <text:p>0.005841</text:p>
          </table:table-cell>
          <table:table-cell office:value-type="float" office:value="0.0644609241300628" calcext:value-type="float">
            <text:p>0.064460924130063</text:p>
          </table:table-cell>
          <table:table-cell office:value-type="float" office:value="0.00329199999999918" calcext:value-type="float">
            <text:p>0.003291999999999</text:p>
          </table:table-cell>
          <table:table-cell office:value-type="float" office:value="0.144324015972618" calcext:value-type="float">
            <text:p>0.144324015972618</text:p>
          </table:table-cell>
          <table:table-cell office:value-type="float" office:value="0.0013450000000006" calcext:value-type="float">
            <text:p>0.001345000000001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15" calcext:value-type="float">
            <text:p>15</text:p>
          </table:table-cell>
          <table:table-cell office:value-type="float" office:value="1921" calcext:value-type="float">
            <text:p>1921</text:p>
          </table:table-cell>
          <table:table-cell office:value-type="float" office:value="0.00364393545028631" calcext:value-type="float">
            <text:p>0.003643935450286</text:p>
          </table:table-cell>
          <table:table-cell office:value-type="float" office:value="0.0276189999999996" calcext:value-type="float">
            <text:p>0.027619</text:p>
          </table:table-cell>
          <table:table-cell office:value-type="float" office:value="0.0161374284226965" calcext:value-type="float">
            <text:p>0.016137428422697</text:p>
          </table:table-cell>
          <table:table-cell office:value-type="float" office:value="0.0112909999999999" calcext:value-type="float">
            <text:p>0.011291</text:p>
          </table:table-cell>
          <table:table-cell office:value-type="float" office:value="0.0317542946382093" calcext:value-type="float">
            <text:p>0.031754294638209</text:p>
          </table:table-cell>
          <table:table-cell office:value-type="float" office:value="0.00573100000000082" calcext:value-type="float">
            <text:p>0.005731000000001</text:p>
          </table:table-cell>
          <table:table-cell office:value-type="float" office:value="0.0733992712129099" calcext:value-type="float">
            <text:p>0.07339927121291</text:p>
          </table:table-cell>
          <table:table-cell office:value-type="float" office:value="0.00312200000000029" calcext:value-type="float">
            <text:p>0.003122</text:p>
          </table:table-cell>
          <table:table-cell office:value-type="float" office:value="0.505465903175429" calcext:value-type="float">
            <text:p>0.505465903175429</text:p>
          </table:table-cell>
          <table:table-cell office:value-type="float" office:value="0.00119100000000039" calcext:value-type="float">
            <text:p>0.001191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float" office:value="15" calcext:value-type="float">
            <text:p>15</text:p>
          </table:table-cell>
          <table:table-cell office:value-type="float" office:value="1769" calcext:value-type="float">
            <text:p>1769</text:p>
          </table:table-cell>
          <table:table-cell office:value-type="float" office:value="0.00395703787450537" calcext:value-type="float">
            <text:p>0.003957037874505</text:p>
          </table:table-cell>
          <table:table-cell office:value-type="float" office:value="0.0301009999999993" calcext:value-type="float">
            <text:p>0.030100999999999</text:p>
          </table:table-cell>
          <table:table-cell office:value-type="float" office:value="0.0163934426229508" calcext:value-type="float">
            <text:p>0.016393442622951</text:p>
          </table:table-cell>
          <table:table-cell office:value-type="float" office:value="0.0101269999999998" calcext:value-type="float">
            <text:p>0.010127</text:p>
          </table:table-cell>
          <table:table-cell office:value-type="float" office:value="0.0390050876201244" calcext:value-type="float">
            <text:p>0.039005087620124</text:p>
          </table:table-cell>
          <table:table-cell office:value-type="float" office:value="0.00736900000000063" calcext:value-type="float">
            <text:p>0.007369000000001</text:p>
          </table:table-cell>
          <table:table-cell office:value-type="float" office:value="0.0729225551158847" calcext:value-type="float">
            <text:p>0.072922555115885</text:p>
          </table:table-cell>
          <table:table-cell office:value-type="float" office:value="0.00423799999999996" calcext:value-type="float">
            <text:p>0.004238</text:p>
          </table:table-cell>
          <table:table-cell office:value-type="float" office:value="0.236856981345393" calcext:value-type="float">
            <text:p>0.236856981345393</text:p>
          </table:table-cell>
          <table:table-cell office:value-type="float" office:value="0.00142599999999948" calcext:value-type="float">
            <text:p>0.001425999999999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15" calcext:value-type="float">
            <text:p>15</text:p>
          </table:table-cell>
          <table:table-cell office:value-type="float" office:value="1787" calcext:value-type="float">
            <text:p>1787</text:p>
          </table:table-cell>
          <table:table-cell office:value-type="float" office:value="0.00167879127028539" calcext:value-type="float">
            <text:p>0.001678791270285</text:p>
          </table:table-cell>
          <table:table-cell office:value-type="float" office:value="0.0278889999999992" calcext:value-type="float">
            <text:p>0.027888999999999</text:p>
          </table:table-cell>
          <table:table-cell office:value-type="float" office:value="0.076664801343033" calcext:value-type="float">
            <text:p>0.076664801343033</text:p>
          </table:table-cell>
          <table:table-cell office:value-type="float" office:value="0.0108500000000005" calcext:value-type="float">
            <text:p>0.010850000000001</text:p>
          </table:table-cell>
          <table:table-cell office:value-type="float" office:value="0.115836597649692" calcext:value-type="float">
            <text:p>0.115836597649692</text:p>
          </table:table-cell>
          <table:table-cell office:value-type="float" office:value="0.00667899999999921" calcext:value-type="float">
            <text:p>0.006678999999999</text:p>
          </table:table-cell>
          <table:table-cell office:value-type="float" office:value="0.138220481253497" calcext:value-type="float">
            <text:p>0.138220481253497</text:p>
          </table:table-cell>
          <table:table-cell office:value-type="float" office:value="0.00334500000000038" calcext:value-type="float">
            <text:p>0.003345</text:p>
          </table:table-cell>
          <table:table-cell office:value-type="float" office:value="0.244543928371572" calcext:value-type="float">
            <text:p>0.244543928371572</text:p>
          </table:table-cell>
          <table:table-cell office:value-type="float" office:value="0.00143700000000013" calcext:value-type="float">
            <text:p>0.001437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float" office:value="15" calcext:value-type="float">
            <text:p>15</text:p>
          </table:table-cell>
          <table:table-cell office:value-type="float" office:value="2021" calcext:value-type="float">
            <text:p>2021</text:p>
          </table:table-cell>
          <table:table-cell office:value-type="float" office:value="0.00544285007422068" calcext:value-type="float">
            <text:p>0.005442850074221</text:p>
          </table:table-cell>
          <table:table-cell office:value-type="float" office:value="0.0410550000000001" calcext:value-type="float">
            <text:p>0.041055</text:p>
          </table:table-cell>
          <table:table-cell office:value-type="float" office:value="0.0128649183572489" calcext:value-type="float">
            <text:p>0.012864918357249</text:p>
          </table:table-cell>
          <table:table-cell office:value-type="float" office:value="0.0140000000000002" calcext:value-type="float">
            <text:p>0.014</text:p>
          </table:table-cell>
          <table:table-cell office:value-type="float" office:value="0.0301830776843147" calcext:value-type="float">
            <text:p>0.030183077684315</text:p>
          </table:table-cell>
          <table:table-cell office:value-type="float" office:value="0.0058480000000003" calcext:value-type="float">
            <text:p>0.005848</text:p>
          </table:table-cell>
          <table:table-cell office:value-type="float" office:value="0.158832261256804" calcext:value-type="float">
            <text:p>0.158832261256804</text:p>
          </table:table-cell>
          <table:table-cell office:value-type="float" office:value="0.0028289999999993" calcext:value-type="float">
            <text:p>0.002828999999999</text:p>
          </table:table-cell>
          <table:table-cell office:value-type="float" office:value="0.25779317169718" calcext:value-type="float">
            <text:p>0.25779317169718</text:p>
          </table:table-cell>
          <table:table-cell office:value-type="float" office:value="0.00121700000000047" calcext:value-type="float">
            <text:p>0.001217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15" calcext:value-type="float">
            <text:p>15</text:p>
          </table:table-cell>
          <table:table-cell office:value-type="float" office:value="1778" calcext:value-type="float">
            <text:p>1778</text:p>
          </table:table-cell>
          <table:table-cell office:value-type="float" office:value="0.00674915635545557" calcext:value-type="float">
            <text:p>0.006749156355456</text:p>
          </table:table-cell>
          <table:table-cell office:value-type="float" office:value="0.028079" calcext:value-type="float">
            <text:p>0.028079</text:p>
          </table:table-cell>
          <table:table-cell office:value-type="float" office:value="0.0213723284589426" calcext:value-type="float">
            <text:p>0.021372328458943</text:p>
          </table:table-cell>
          <table:table-cell office:value-type="float" office:value="0.0104630000000006" calcext:value-type="float">
            <text:p>0.010463000000001</text:p>
          </table:table-cell>
          <table:table-cell office:value-type="float" office:value="0.0438695163104612" calcext:value-type="float">
            <text:p>0.043869516310461</text:p>
          </table:table-cell>
          <table:table-cell office:value-type="float" office:value="0.00512600000000063" calcext:value-type="float">
            <text:p>0.005126000000001</text:p>
          </table:table-cell>
          <table:table-cell office:value-type="float" office:value="0.0663667041619798" calcext:value-type="float">
            <text:p>0.06636670416198</text:p>
          </table:table-cell>
          <table:table-cell office:value-type="float" office:value="0.002686999999999" calcext:value-type="float">
            <text:p>0.002686999999999</text:p>
          </table:table-cell>
          <table:table-cell office:value-type="float" office:value="0.156355455568054" calcext:value-type="float">
            <text:p>0.156355455568054</text:p>
          </table:table-cell>
          <table:table-cell office:value-type="float" office:value="0.00110900000000047" calcext:value-type="float">
            <text:p>0.001109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15" calcext:value-type="float">
            <text:p>15</text:p>
          </table:table-cell>
          <table:table-cell office:value-type="float" office:value="1990" calcext:value-type="float">
            <text:p>1990</text:p>
          </table:table-cell>
          <table:table-cell office:value-type="float" office:value="0.00301507537688442" calcext:value-type="float">
            <text:p>0.003015075376884</text:p>
          </table:table-cell>
          <table:table-cell office:value-type="float" office:value="0.0281790000000006" calcext:value-type="float">
            <text:p>0.028179000000001</text:p>
          </table:table-cell>
          <table:table-cell office:value-type="float" office:value="0.0100502512562814" calcext:value-type="float">
            <text:p>0.010050251256281</text:p>
          </table:table-cell>
          <table:table-cell office:value-type="float" office:value="0.011533" calcext:value-type="float">
            <text:p>0.011533</text:p>
          </table:table-cell>
          <table:table-cell office:value-type="float" office:value="0.0201005025125628" calcext:value-type="float">
            <text:p>0.020100502512563</text:p>
          </table:table-cell>
          <table:table-cell office:value-type="float" office:value="0.00730999999999948" calcext:value-type="float">
            <text:p>0.007309999999999</text:p>
          </table:table-cell>
          <table:table-cell office:value-type="float" office:value="0.0552763819095477" calcext:value-type="float">
            <text:p>0.055276381909548</text:p>
          </table:table-cell>
          <table:table-cell office:value-type="float" office:value="0.0061770000000001" calcext:value-type="float">
            <text:p>0.006177</text:p>
          </table:table-cell>
          <table:table-cell office:value-type="float" office:value="0.14572864321608" calcext:value-type="float">
            <text:p>0.14572864321608</text:p>
          </table:table-cell>
          <table:table-cell office:value-type="float" office:value="0.00194300000000069" calcext:value-type="float">
            <text:p>0.001943000000001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15" calcext:value-type="float">
            <text:p>15</text:p>
          </table:table-cell>
          <table:table-cell office:value-type="float" office:value="1470" calcext:value-type="float">
            <text:p>1470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270780000000004" calcext:value-type="float">
            <text:p>0.027078</text:p>
          </table:table-cell>
          <table:table-cell office:value-type="float" office:value="0.0170068027210884" calcext:value-type="float">
            <text:p>0.017006802721089</text:p>
          </table:table-cell>
          <table:table-cell office:value-type="float" office:value="0.00871699999999987" calcext:value-type="float">
            <text:p>0.008717</text:p>
          </table:table-cell>
          <table:table-cell office:value-type="float" office:value="0.0816326530612245" calcext:value-type="float">
            <text:p>0.081632653061225</text:p>
          </table:table-cell>
          <table:table-cell office:value-type="float" office:value="0.00682700000000036" calcext:value-type="float">
            <text:p>0.00682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387755102040816" calcext:value-type="float">
            <text:p>0.387755102040816</text:p>
          </table:table-cell>
          <table:table-cell office:value-type="float" office:value="0.00110499999999991" calcext:value-type="float">
            <text:p>0.001105</text:p>
          </table:table-cell>
        </table:table-row>
        <table:table-row table:style-name="ro1">
          <table:table-cell office:value-type="float" office:value="9125" calcext:value-type="float">
            <text:p>9125</text:p>
          </table:table-cell>
          <table:table-cell office:value-type="float" office:value="15" calcext:value-type="float">
            <text:p>15</text:p>
          </table:table-cell>
          <table:table-cell office:value-type="float" office:value="2122" calcext:value-type="float">
            <text:p>2122</text:p>
          </table:table-cell>
          <table:table-cell office:value-type="float" office:value="0.00282752120640905" calcext:value-type="float">
            <text:p>0.002827521206409</text:p>
          </table:table-cell>
          <table:table-cell office:value-type="float" office:value="0.0340950000000007" calcext:value-type="float">
            <text:p>0.034095000000001</text:p>
          </table:table-cell>
          <table:table-cell office:value-type="float" office:value="0.0150801131008483" calcext:value-type="float">
            <text:p>0.015080113100848</text:p>
          </table:table-cell>
          <table:table-cell office:value-type="float" office:value="0.0133649999999994" calcext:value-type="float">
            <text:p>0.013364999999999</text:p>
          </table:table-cell>
          <table:table-cell office:value-type="float" office:value="0.0339302544769086" calcext:value-type="float">
            <text:p>0.033930254476909</text:p>
          </table:table-cell>
          <table:table-cell office:value-type="float" office:value="0.0066139999999999" calcext:value-type="float">
            <text:p>0.006614</text:p>
          </table:table-cell>
          <table:table-cell office:value-type="float" office:value="0.0669180018850142" calcext:value-type="float">
            <text:p>0.066918001885014</text:p>
          </table:table-cell>
          <table:table-cell office:value-type="float" office:value="0.00342399999999987" calcext:value-type="float">
            <text:p>0.003424</text:p>
          </table:table-cell>
          <table:table-cell office:value-type="float" office:value="0.175306314797361" calcext:value-type="float">
            <text:p>0.175306314797361</text:p>
          </table:table-cell>
          <table:table-cell office:value-type="float" office:value="0.0013999999999994" calcext:value-type="float">
            <text:p>0.001399999999999</text:p>
          </table:table-cell>
        </table:table-row>
        <table:table-row table:style-name="ro1">
          <table:table-cell office:value-type="float" office:value="9126" calcext:value-type="float">
            <text:p>9126</text:p>
          </table:table-cell>
          <table:table-cell office:value-type="float" office:value="15" calcext:value-type="float">
            <text:p>15</text:p>
          </table:table-cell>
          <table:table-cell office:value-type="float" office:value="199" calcext:value-type="float">
            <text:p>199</text:p>
          </table:table-cell>
          <table:table-cell office:value-type="float" office:value="0.0050251256281407" calcext:value-type="float">
            <text:p>0.005025125628141</text:p>
          </table:table-cell>
          <table:table-cell office:value-type="float" office:value="0.00519600000000064" calcext:value-type="float">
            <text:p>0.005196000000001</text:p>
          </table:table-cell>
          <table:table-cell office:value-type="float" office:value="0.0201005025125628" calcext:value-type="float">
            <text:p>0.020100502512563</text:p>
          </table:table-cell>
          <table:table-cell office:value-type="float" office:value="0.00170199999999987" calcext:value-type="float">
            <text:p>0.001702</text:p>
          </table:table-cell>
          <table:table-cell office:value-type="float" office:value="0.0452261306532663" calcext:value-type="float">
            <text:p>0.045226130653266</text:p>
          </table:table-cell>
          <table:table-cell office:value-type="float" office:value="0.000909000000000049" calcext:value-type="float">
            <text:p>0.000909</text:p>
          </table:table-cell>
          <table:table-cell office:value-type="float" office:value="1" calcext:value-type="float">
            <text:p>1</text:p>
          </table:table-cell>
          <table:table-cell office:value-type="float" office:value="0.000490000000000101" calcext:value-type="float">
            <text:p>0.00049</text:p>
          </table:table-cell>
          <table:table-cell office:value-type="float" office:value="1" calcext:value-type="float">
            <text:p>1</text:p>
          </table:table-cell>
          <table:table-cell office:value-type="float" office:value="0.000250000000000306" calcext:value-type="float">
            <text:p>0.00025</text:p>
          </table:table-cell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15" calcext:value-type="float">
            <text:p>15</text:p>
          </table:table-cell>
          <table:table-cell office:value-type="float" office:value="1188" calcext:value-type="float">
            <text:p>1188</text:p>
          </table:table-cell>
          <table:table-cell office:value-type="float" office:value="0.00505050505050505" calcext:value-type="float">
            <text:p>0.005050505050505</text:p>
          </table:table-cell>
          <table:table-cell office:value-type="float" office:value="0.0231969999999997" calcext:value-type="float">
            <text:p>0.023197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0.00785200000000064" calcext:value-type="float">
            <text:p>0.00785200000000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0366200000000028" calcext:value-type="float">
            <text:p>0.003662</text:p>
          </table:table-cell>
          <table:table-cell office:value-type="float" office:value="0.141414141414141" calcext:value-type="float">
            <text:p>0.141414141414141</text:p>
          </table:table-cell>
          <table:table-cell office:value-type="float" office:value="0.00192700000000023" calcext:value-type="float">
            <text:p>0.001927</text:p>
          </table:table-cell>
          <table:table-cell office:value-type="float" office:value="0.579124579124579" calcext:value-type="float">
            <text:p>0.579124579124579</text:p>
          </table:table-cell>
          <table:table-cell office:value-type="float" office:value="0.00146500000000049" calcext:value-type="float">
            <text:p>0.001465000000001</text:p>
          </table:table-cell>
        </table:table-row>
        <table:table-row table:style-name="ro1">
          <table:table-cell office:value-type="float" office:value="9128" calcext:value-type="float">
            <text:p>9128</text:p>
          </table:table-cell>
          <table:table-cell office:value-type="float" office:value="15" calcext:value-type="float">
            <text:p>15</text:p>
          </table:table-cell>
          <table:table-cell office:value-type="float" office:value="1915" calcext:value-type="float">
            <text:p>1915</text:p>
          </table:table-cell>
          <table:table-cell office:value-type="float" office:value="0.00365535248041775" calcext:value-type="float">
            <text:p>0.003655352480418</text:p>
          </table:table-cell>
          <table:table-cell office:value-type="float" office:value="0.0313280000000002" calcext:value-type="float">
            <text:p>0.031328</text:p>
          </table:table-cell>
          <table:table-cell office:value-type="float" office:value="0.0130548302872063" calcext:value-type="float">
            <text:p>0.013054830287206</text:p>
          </table:table-cell>
          <table:table-cell office:value-type="float" office:value="0.014863000000001" calcext:value-type="float">
            <text:p>0.014863000000001</text:p>
          </table:table-cell>
          <table:table-cell office:value-type="float" office:value="0.0339425587467363" calcext:value-type="float">
            <text:p>0.033942558746736</text:p>
          </table:table-cell>
          <table:table-cell office:value-type="float" office:value="0.00606699999999982" calcext:value-type="float">
            <text:p>0.006067</text:p>
          </table:table-cell>
          <table:table-cell office:value-type="float" office:value="0.0704960835509138" calcext:value-type="float">
            <text:p>0.070496083550914</text:p>
          </table:table-cell>
          <table:table-cell office:value-type="float" office:value="0.00289500000000054" calcext:value-type="float">
            <text:p>0.002895000000001</text:p>
          </table:table-cell>
          <table:table-cell office:value-type="float" office:value="0.190600522193212" calcext:value-type="float">
            <text:p>0.190600522193212</text:p>
          </table:table-cell>
          <table:table-cell office:value-type="float" office:value="0.00115800000000021" calcext:value-type="float">
            <text:p>0.001158</text:p>
          </table:table-cell>
        </table:table-row>
        <table:table-row table:style-name="ro1">
          <table:table-cell office:value-type="float" office:value="9129" calcext:value-type="float">
            <text:p>9129</text:p>
          </table:table-cell>
          <table:table-cell office:value-type="float" office:value="15" calcext:value-type="float">
            <text:p>15</text:p>
          </table:table-cell>
          <table:table-cell office:value-type="float" office:value="1833" calcext:value-type="float">
            <text:p>1833</text:p>
          </table:table-cell>
          <table:table-cell office:value-type="float" office:value="0.00600109110747409" calcext:value-type="float">
            <text:p>0.006001091107474</text:p>
          </table:table-cell>
          <table:table-cell office:value-type="float" office:value="0.0314039999999993" calcext:value-type="float">
            <text:p>0.031403999999999</text:p>
          </table:table-cell>
          <table:table-cell office:value-type="float" office:value="0.0152755046372068" calcext:value-type="float">
            <text:p>0.015275504637207</text:p>
          </table:table-cell>
          <table:table-cell office:value-type="float" office:value="0.0107999999999997" calcext:value-type="float">
            <text:p>0.0108</text:p>
          </table:table-cell>
          <table:table-cell office:value-type="float" office:value="0.0398254228041462" calcext:value-type="float">
            <text:p>0.039825422804146</text:p>
          </table:table-cell>
          <table:table-cell office:value-type="float" office:value="0.0101830000000005" calcext:value-type="float">
            <text:p>0.010183000000001</text:p>
          </table:table-cell>
          <table:table-cell office:value-type="float" office:value="0.0725586470267321" calcext:value-type="float">
            <text:p>0.072558647026732</text:p>
          </table:table-cell>
          <table:table-cell office:value-type="float" office:value="0.00372400000000006" calcext:value-type="float">
            <text:p>0.003724</text:p>
          </table:table-cell>
          <table:table-cell office:value-type="float" office:value="0.236224768139662" calcext:value-type="float">
            <text:p>0.236224768139662</text:p>
          </table:table-cell>
          <table:table-cell office:value-type="float" office:value="0.00111099999999986" calcext:value-type="float">
            <text:p>0.001111</text:p>
          </table:table-cell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15" calcext:value-type="float">
            <text:p>15</text:p>
          </table:table-cell>
          <table:table-cell office:value-type="float" office:value="1272" calcext:value-type="float">
            <text:p>1272</text:p>
          </table:table-cell>
          <table:table-cell office:value-type="float" office:value="0.00314465408805031" calcext:value-type="float">
            <text:p>0.00314465408805</text:p>
          </table:table-cell>
          <table:table-cell office:value-type="float" office:value="0.0220380000000002" calcext:value-type="float">
            <text:p>0.022038</text:p>
          </table:table-cell>
          <table:table-cell office:value-type="float" office:value="0.0251572327044025" calcext:value-type="float">
            <text:p>0.025157232704403</text:p>
          </table:table-cell>
          <table:table-cell office:value-type="float" office:value="0.00811099999999954" calcext:value-type="float">
            <text:p>0.008111</text:p>
          </table:table-cell>
          <table:table-cell office:value-type="float" office:value="0.0644654088050315" calcext:value-type="float">
            <text:p>0.064465408805032</text:p>
          </table:table-cell>
          <table:table-cell office:value-type="float" office:value="0.00394399999999884" calcext:value-type="float">
            <text:p>0.003943999999999</text:p>
          </table:table-cell>
          <table:table-cell office:value-type="float" office:value="0.135220125786164" calcext:value-type="float">
            <text:p>0.135220125786164</text:p>
          </table:table-cell>
          <table:table-cell office:value-type="float" office:value="0.00201600000000024" calcext:value-type="float">
            <text:p>0.002016</text:p>
          </table:table-cell>
          <table:table-cell office:value-type="float" office:value="0.410377358490566" calcext:value-type="float">
            <text:p>0.410377358490566</text:p>
          </table:table-cell>
          <table:table-cell office:value-type="float" office:value="0.00115599999999993" calcext:value-type="float">
            <text:p>0.001156</text:p>
          </table:table-cell>
        </table:table-row>
        <table:table-row table:style-name="ro1">
          <table:table-cell office:value-type="float" office:value="9131" calcext:value-type="float">
            <text:p>9131</text:p>
          </table:table-cell>
          <table:table-cell office:value-type="float" office:value="15" calcext:value-type="float">
            <text:p>15</text:p>
          </table:table-cell>
          <table:table-cell office:value-type="float" office:value="1984" calcext:value-type="float">
            <text:p>1984</text:p>
          </table:table-cell>
          <table:table-cell office:value-type="float" office:value="0.0030241935483871" calcext:value-type="float">
            <text:p>0.003024193548387</text:p>
          </table:table-cell>
          <table:table-cell office:value-type="float" office:value="0.0426450000000003" calcext:value-type="float">
            <text:p>0.042645</text:p>
          </table:table-cell>
          <table:table-cell office:value-type="float" office:value="0.0171370967741936" calcext:value-type="float">
            <text:p>0.017137096774194</text:p>
          </table:table-cell>
          <table:table-cell office:value-type="float" office:value="0.0157260000000008" calcext:value-type="float">
            <text:p>0.015726000000001</text:p>
          </table:table-cell>
          <table:table-cell office:value-type="float" office:value="0.0372983870967742" calcext:value-type="float">
            <text:p>0.037298387096774</text:p>
          </table:table-cell>
          <table:table-cell office:value-type="float" office:value="0.0103499999999999" calcext:value-type="float">
            <text:p>0.01035</text:p>
          </table:table-cell>
          <table:table-cell office:value-type="float" office:value="0.102822580645161" calcext:value-type="float">
            <text:p>0.102822580645161</text:p>
          </table:table-cell>
          <table:table-cell office:value-type="float" office:value="0.00484799999999996" calcext:value-type="float">
            <text:p>0.004848</text:p>
          </table:table-cell>
          <table:table-cell office:value-type="float" office:value="0.269153225806452" calcext:value-type="float">
            <text:p>0.269153225806452</text:p>
          </table:table-cell>
          <table:table-cell office:value-type="float" office:value="0.00213800000000042" calcext:value-type="float">
            <text:p>0.002138</text:p>
          </table:table-cell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15" calcext:value-type="float">
            <text:p>15</text:p>
          </table:table-cell>
          <table:table-cell office:value-type="float" office:value="2238" calcext:value-type="float">
            <text:p>2238</text:p>
          </table:table-cell>
          <table:table-cell office:value-type="float" office:value="0.000893655049151028" calcext:value-type="float">
            <text:p>0.000893655049151</text:p>
          </table:table-cell>
          <table:table-cell office:value-type="float" office:value="0.0391509999999995" calcext:value-type="float">
            <text:p>0.039151</text:p>
          </table:table-cell>
          <table:table-cell office:value-type="float" office:value="0.014745308310992" calcext:value-type="float">
            <text:p>0.014745308310992</text:p>
          </table:table-cell>
          <table:table-cell office:value-type="float" office:value="0.0154610000000002" calcext:value-type="float">
            <text:p>0.015461</text:p>
          </table:table-cell>
          <table:table-cell office:value-type="float" office:value="0.0214477211796247" calcext:value-type="float">
            <text:p>0.021447721179625</text:p>
          </table:table-cell>
          <table:table-cell office:value-type="float" office:value="0.00729299999999977" calcext:value-type="float">
            <text:p>0.007293</text:p>
          </table:table-cell>
          <table:table-cell office:value-type="float" office:value="0.0616621983914209" calcext:value-type="float">
            <text:p>0.061662198391421</text:p>
          </table:table-cell>
          <table:table-cell office:value-type="float" office:value="0.00388399999999933" calcext:value-type="float">
            <text:p>0.003883999999999</text:p>
          </table:table-cell>
          <table:table-cell office:value-type="float" office:value="0.128686327077748" calcext:value-type="float">
            <text:p>0.128686327077748</text:p>
          </table:table-cell>
          <table:table-cell office:value-type="float" office:value="0.00174900000000022" calcext:value-type="float">
            <text:p>0.001749</text:p>
          </table:table-cell>
        </table:table-row>
        <table:table-row table:style-name="ro1">
          <table:table-cell office:value-type="float" office:value="9133" calcext:value-type="float">
            <text:p>9133</text:p>
          </table:table-cell>
          <table:table-cell office:value-type="float" office:value="15" calcext:value-type="float">
            <text:p>15</text:p>
          </table:table-cell>
          <table:table-cell office:value-type="float" office:value="1935" calcext:value-type="float">
            <text:p>1935</text:p>
          </table:table-cell>
          <table:table-cell office:value-type="float" office:value="0.00361757105943152" calcext:value-type="float">
            <text:p>0.003617571059432</text:p>
          </table:table-cell>
          <table:table-cell office:value-type="float" office:value="0.0289329999999994" calcext:value-type="float">
            <text:p>0.028933</text:p>
          </table:table-cell>
          <table:table-cell office:value-type="float" office:value="0.0180878552971576" calcext:value-type="float">
            <text:p>0.018087855297158</text:p>
          </table:table-cell>
          <table:table-cell office:value-type="float" office:value="0.0124810000000011" calcext:value-type="float">
            <text:p>0.012481000000001</text:p>
          </table:table-cell>
          <table:table-cell office:value-type="float" office:value="0.0697674418604651" calcext:value-type="float">
            <text:p>0.069767441860465</text:p>
          </table:table-cell>
          <table:table-cell office:value-type="float" office:value="0.0103100000000005" calcext:value-type="float">
            <text:p>0.010310000000001</text:p>
          </table:table-cell>
          <table:table-cell office:value-type="float" office:value="0.121447028423773" calcext:value-type="float">
            <text:p>0.121447028423773</text:p>
          </table:table-cell>
          <table:table-cell office:value-type="float" office:value="0.00371299999999941" calcext:value-type="float">
            <text:p>0.003712999999999</text:p>
          </table:table-cell>
          <table:table-cell office:value-type="float" office:value="0.198966408268734" calcext:value-type="float">
            <text:p>0.198966408268734</text:p>
          </table:table-cell>
          <table:table-cell office:value-type="float" office:value="0.00145600000000012" calcext:value-type="float">
            <text:p>0.001456</text:p>
          </table:table-cell>
        </table:table-row>
        <table:table-row table:style-name="ro1">
          <table:table-cell office:value-type="float" office:value="9134" calcext:value-type="float">
            <text:p>9134</text:p>
          </table:table-cell>
          <table:table-cell office:value-type="float" office:value="15" calcext:value-type="float">
            <text:p>15</text:p>
          </table:table-cell>
          <table:table-cell office:value-type="float" office:value="1609" calcext:value-type="float">
            <text:p>1609</text:p>
          </table:table-cell>
          <table:table-cell office:value-type="float" office:value="0.00310752019888129" calcext:value-type="float">
            <text:p>0.003107520198881</text:p>
          </table:table-cell>
          <table:table-cell office:value-type="float" office:value="0.032006" calcext:value-type="float">
            <text:p>0.032006</text:p>
          </table:table-cell>
          <table:table-cell office:value-type="float" office:value="0.0180236171535115" calcext:value-type="float">
            <text:p>0.018023617153512</text:p>
          </table:table-cell>
          <table:table-cell office:value-type="float" office:value="0.0103340000000012" calcext:value-type="float">
            <text:p>0.010334000000001</text:p>
          </table:table-cell>
          <table:table-cell office:value-type="float" office:value="0.0366687383467993" calcext:value-type="float">
            <text:p>0.036668738346799</text:p>
          </table:table-cell>
          <table:table-cell office:value-type="float" office:value="0.00502099999999928" calcext:value-type="float">
            <text:p>0.005020999999999</text:p>
          </table:table-cell>
          <table:table-cell office:value-type="float" office:value="0.428216283405842" calcext:value-type="float">
            <text:p>0.428216283405842</text:p>
          </table:table-cell>
          <table:table-cell office:value-type="float" office:value="0.00311400000000006" calcext:value-type="float">
            <text:p>0.003114</text:p>
          </table:table-cell>
          <table:table-cell office:value-type="float" office:value="0.502796768178993" calcext:value-type="float">
            <text:p>0.502796768178993</text:p>
          </table:table-cell>
          <table:table-cell office:value-type="float" office:value="0.00103100000000023" calcext:value-type="float">
            <text:p>0.001031</text:p>
          </table:table-cell>
        </table:table-row>
        <table:table-row table:style-name="ro1">
          <table:table-cell office:value-type="float" office:value="9135" calcext:value-type="float">
            <text:p>9135</text:p>
          </table:table-cell>
          <table:table-cell office:value-type="float" office:value="15" calcext:value-type="float">
            <text:p>15</text:p>
          </table:table-cell>
          <table:table-cell office:value-type="float" office:value="1763" calcext:value-type="float">
            <text:p>1763</text:p>
          </table:table-cell>
          <table:table-cell office:value-type="float" office:value="0.00283607487237663" calcext:value-type="float">
            <text:p>0.002836074872377</text:p>
          </table:table-cell>
          <table:table-cell office:value-type="float" office:value="0.0269310000000003" calcext:value-type="float">
            <text:p>0.026931</text:p>
          </table:table-cell>
          <table:table-cell office:value-type="float" office:value="0.0272263187748157" calcext:value-type="float">
            <text:p>0.027226318774816</text:p>
          </table:table-cell>
          <table:table-cell office:value-type="float" office:value="0.010422000000001" calcext:value-type="float">
            <text:p>0.010422000000001</text:p>
          </table:table-cell>
          <table:table-cell office:value-type="float" office:value="0.0470788428814521" calcext:value-type="float">
            <text:p>0.047078842881452</text:p>
          </table:table-cell>
          <table:table-cell office:value-type="float" office:value="0.00549700000000009" calcext:value-type="float">
            <text:p>0.005497</text:p>
          </table:table-cell>
          <table:table-cell office:value-type="float" office:value="0.0811117413499717" calcext:value-type="float">
            <text:p>0.081111741349972</text:p>
          </table:table-cell>
          <table:table-cell office:value-type="float" office:value="0.00276499999999924" calcext:value-type="float">
            <text:p>0.002764999999999</text:p>
          </table:table-cell>
          <table:table-cell office:value-type="float" office:value="0.205899035734543" calcext:value-type="float">
            <text:p>0.205899035734543</text:p>
          </table:table-cell>
          <table:table-cell office:value-type="float" office:value="0.00117199999999951" calcext:value-type="float">
            <text:p>0.001172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15" calcext:value-type="float">
            <text:p>15</text:p>
          </table:table-cell>
          <table:table-cell office:value-type="float" office:value="2017" calcext:value-type="float">
            <text:p>2017</text:p>
          </table:table-cell>
          <table:table-cell office:value-type="float" office:value="0.00347050074367873" calcext:value-type="float">
            <text:p>0.003470500743679</text:p>
          </table:table-cell>
          <table:table-cell office:value-type="float" office:value="0.0330530000000007" calcext:value-type="float">
            <text:p>0.033053000000001</text:p>
          </table:table-cell>
          <table:table-cell office:value-type="float" office:value="0.0183440753594447" calcext:value-type="float">
            <text:p>0.018344075359445</text:p>
          </table:table-cell>
          <table:table-cell office:value-type="float" office:value="0.0154060000000005" calcext:value-type="float">
            <text:p>0.015406000000001</text:p>
          </table:table-cell>
          <table:table-cell office:value-type="float" office:value="0.102627664848785" calcext:value-type="float">
            <text:p>0.102627664848785</text:p>
          </table:table-cell>
          <table:table-cell office:value-type="float" office:value="0.00699200000000122" calcext:value-type="float">
            <text:p>0.006992000000001</text:p>
          </table:table-cell>
          <table:table-cell office:value-type="float" office:value="0.127416955875062" calcext:value-type="float">
            <text:p>0.127416955875062</text:p>
          </table:table-cell>
          <table:table-cell office:value-type="float" office:value="0.00384599999999935" calcext:value-type="float">
            <text:p>0.003845999999999</text:p>
          </table:table-cell>
          <table:table-cell office:value-type="float" office:value="0.281110560237977" calcext:value-type="float">
            <text:p>0.281110560237977</text:p>
          </table:table-cell>
          <table:table-cell office:value-type="float" office:value="0.00173699999999943" calcext:value-type="float">
            <text:p>0.001736999999999</text:p>
          </table:table-cell>
        </table:table-row>
        <table:table-row table:style-name="ro1">
          <table:table-cell office:value-type="float" office:value="9137" calcext:value-type="float">
            <text:p>9137</text:p>
          </table:table-cell>
          <table:table-cell office:value-type="float" office:value="15" calcext:value-type="float">
            <text:p>15</text:p>
          </table:table-cell>
          <table:table-cell office:value-type="float" office:value="1846" calcext:value-type="float">
            <text:p>1846</text:p>
          </table:table-cell>
          <table:table-cell office:value-type="float" office:value="0.00216684723726977" calcext:value-type="float">
            <text:p>0.00216684723727</text:p>
          </table:table-cell>
          <table:table-cell office:value-type="float" office:value="0.0339340000000004" calcext:value-type="float">
            <text:p>0.033934</text:p>
          </table:table-cell>
          <table:table-cell office:value-type="float" office:value="0.0140845070422535" calcext:value-type="float">
            <text:p>0.014084507042254</text:p>
          </table:table-cell>
          <table:table-cell office:value-type="float" office:value="0.0187210000000002" calcext:value-type="float">
            <text:p>0.018721</text:p>
          </table:table-cell>
          <table:table-cell office:value-type="float" office:value="0.0357529794149512" calcext:value-type="float">
            <text:p>0.035752979414951</text:p>
          </table:table-cell>
          <table:table-cell office:value-type="float" office:value="0.0121820000000001" calcext:value-type="float">
            <text:p>0.012182</text:p>
          </table:table-cell>
          <table:table-cell office:value-type="float" office:value="0.133261105092091" calcext:value-type="float">
            <text:p>0.133261105092091</text:p>
          </table:table-cell>
          <table:table-cell office:value-type="float" office:value="0.00642100000000045" calcext:value-type="float">
            <text:p>0.006421</text:p>
          </table:table-cell>
          <table:table-cell office:value-type="float" office:value="0.187432286023835" calcext:value-type="float">
            <text:p>0.187432286023835</text:p>
          </table:table-cell>
          <table:table-cell office:value-type="float" office:value="0.00265499999999985" calcext:value-type="float">
            <text:p>0.002655</text:p>
          </table:table-cell>
        </table:table-row>
        <table:table-row table:style-name="ro1">
          <table:table-cell office:value-type="float" office:value="9138" calcext:value-type="float">
            <text:p>9138</text:p>
          </table:table-cell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office:value-type="float" office:value="0.0034808552958727" calcext:value-type="float">
            <text:p>0.003480855295873</text:p>
          </table:table-cell>
          <table:table-cell office:value-type="float" office:value="0.0316489999999998" calcext:value-type="float">
            <text:p>0.031649</text:p>
          </table:table-cell>
          <table:table-cell office:value-type="float" office:value="0.0477374440576827" calcext:value-type="float">
            <text:p>0.047737444057683</text:p>
          </table:table-cell>
          <table:table-cell office:value-type="float" office:value="0.0125169999999999" calcext:value-type="float">
            <text:p>0.012517</text:p>
          </table:table-cell>
          <table:table-cell office:value-type="float" office:value="0.0701143709597215" calcext:value-type="float">
            <text:p>0.070114370959722</text:p>
          </table:table-cell>
          <table:table-cell office:value-type="float" office:value="0.00682700000000125" calcext:value-type="float">
            <text:p>0.006827000000001</text:p>
          </table:table-cell>
          <table:table-cell office:value-type="float" office:value="0.114868224763799" calcext:value-type="float">
            <text:p>0.114868224763799</text:p>
          </table:table-cell>
          <table:table-cell office:value-type="float" office:value="0.00335899999999967" calcext:value-type="float">
            <text:p>0.003359</text:p>
          </table:table-cell>
          <table:table-cell office:value-type="float" office:value="0.179512680258578" calcext:value-type="float">
            <text:p>0.179512680258578</text:p>
          </table:table-cell>
          <table:table-cell office:value-type="float" office:value="0.00141800000000014" calcext:value-type="float">
            <text:p>0.001418</text:p>
          </table:table-cell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15" calcext:value-type="float">
            <text:p>15</text:p>
          </table:table-cell>
          <table:table-cell office:value-type="float" office:value="1821" calcext:value-type="float">
            <text:p>1821</text:p>
          </table:table-cell>
          <table:table-cell office:value-type="float" office:value="0.00384404173531027" calcext:value-type="float">
            <text:p>0.00384404173531</text:p>
          </table:table-cell>
          <table:table-cell office:value-type="float" office:value="0.0283310000000006" calcext:value-type="float">
            <text:p>0.028331000000001</text:p>
          </table:table-cell>
          <table:table-cell office:value-type="float" office:value="0.014277869302581" calcext:value-type="float">
            <text:p>0.014277869302581</text:p>
          </table:table-cell>
          <table:table-cell office:value-type="float" office:value="0.0156539999999996" calcext:value-type="float">
            <text:p>0.015654</text:p>
          </table:table-cell>
          <table:table-cell office:value-type="float" office:value="0.0334980779791323" calcext:value-type="float">
            <text:p>0.033498077979132</text:p>
          </table:table-cell>
          <table:table-cell office:value-type="float" office:value="0.00645399999999974" calcext:value-type="float">
            <text:p>0.006454</text:p>
          </table:table-cell>
          <table:table-cell office:value-type="float" office:value="0.0774299835255354" calcext:value-type="float">
            <text:p>0.077429983525535</text:p>
          </table:table-cell>
          <table:table-cell office:value-type="float" office:value="0.00311799999999973" calcext:value-type="float">
            <text:p>0.003118</text:p>
          </table:table-cell>
          <table:table-cell office:value-type="float" office:value="0.231191652937946" calcext:value-type="float">
            <text:p>0.231191652937946</text:p>
          </table:table-cell>
          <table:table-cell office:value-type="float" office:value="0.00126499999999918" calcext:value-type="float">
            <text:p>0.001264999999999</text:p>
          </table:table-cell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15" calcext:value-type="float">
            <text:p>15</text:p>
          </table:table-cell>
          <table:table-cell office:value-type="float" office:value="2167" calcext:value-type="float">
            <text:p>2167</text:p>
          </table:table-cell>
          <table:table-cell office:value-type="float" office:value="0.040147669589294" calcext:value-type="float">
            <text:p>0.040147669589294</text:p>
          </table:table-cell>
          <table:table-cell office:value-type="float" office:value="0.0339869999999998" calcext:value-type="float">
            <text:p>0.033987</text:p>
          </table:table-cell>
          <table:table-cell office:value-type="float" office:value="0.0539916935856022" calcext:value-type="float">
            <text:p>0.053991693585602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0.146285186894324" calcext:value-type="float">
            <text:p>0.146285186894324</text:p>
          </table:table-cell>
          <table:table-cell office:value-type="float" office:value="0.00606799999999996" calcext:value-type="float">
            <text:p>0.006068</text:p>
          </table:table-cell>
          <table:table-cell office:value-type="float" office:value="0.169358560221504" calcext:value-type="float">
            <text:p>0.169358560221504</text:p>
          </table:table-cell>
          <table:table-cell office:value-type="float" office:value="0.00571399999999933" calcext:value-type="float">
            <text:p>0.005713999999999</text:p>
          </table:table-cell>
          <table:table-cell office:value-type="float" office:value="0.238578680203046" calcext:value-type="float">
            <text:p>0.238578680203046</text:p>
          </table:table-cell>
          <table:table-cell office:value-type="float" office:value="0.0023989999999996" calcext:value-type="float">
            <text:p>0.002399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15" calcext:value-type="float">
            <text:p>15</text:p>
          </table:table-cell>
          <table:table-cell office:value-type="float" office:value="1860" calcext:value-type="float">
            <text:p>1860</text:p>
          </table:table-cell>
          <table:table-cell office:value-type="float" office:value="0.0043010752688172" calcext:value-type="float">
            <text:p>0.004301075268817</text:p>
          </table:table-cell>
          <table:table-cell office:value-type="float" office:value="0.0423989999999996" calcext:value-type="float">
            <text:p>0.042399</text:p>
          </table:table-cell>
          <table:table-cell office:value-type="float" office:value="0.0161290322580645" calcext:value-type="float">
            <text:p>0.016129032258065</text:p>
          </table:table-cell>
          <table:table-cell office:value-type="float" office:value="0.0159960000000003" calcext:value-type="float">
            <text:p>0.015996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00699999999999879" calcext:value-type="float">
            <text:p>0.006999999999999</text:p>
          </table:table-cell>
          <table:table-cell office:value-type="float" office:value="0.0645161290322581" calcext:value-type="float">
            <text:p>0.064516129032258</text:p>
          </table:table-cell>
          <table:table-cell office:value-type="float" office:value="0.00490700000000022" calcext:value-type="float">
            <text:p>0.004907</text:p>
          </table:table-cell>
          <table:table-cell office:value-type="float" office:value="0.193548387096774" calcext:value-type="float">
            <text:p>0.193548387096774</text:p>
          </table:table-cell>
          <table:table-cell office:value-type="float" office:value="0.00188699999999997" calcext:value-type="float">
            <text:p>0.001887</text:p>
          </table:table-cell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float" office:value="15" calcext:value-type="float">
            <text:p>15</text:p>
          </table:table-cell>
          <table:table-cell office:value-type="float" office:value="1439" calcext:value-type="float">
            <text:p>1439</text:p>
          </table:table-cell>
          <table:table-cell office:value-type="float" office:value="0.00486448922863099" calcext:value-type="float">
            <text:p>0.004864489228631</text:p>
          </table:table-cell>
          <table:table-cell office:value-type="float" office:value="0.0209350000000006" calcext:value-type="float">
            <text:p>0.020935000000001</text:p>
          </table:table-cell>
          <table:table-cell office:value-type="float" office:value="0.0271021542738012" calcext:value-type="float">
            <text:p>0.027102154273801</text:p>
          </table:table-cell>
          <table:table-cell office:value-type="float" office:value="0.00873599999999986" calcext:value-type="float">
            <text:p>0.008736</text:p>
          </table:table-cell>
          <table:table-cell office:value-type="float" office:value="0.11049339819319" calcext:value-type="float">
            <text:p>0.11049339819319</text:p>
          </table:table-cell>
          <table:table-cell office:value-type="float" office:value="0.00443099999999941" calcext:value-type="float">
            <text:p>0.004430999999999</text:p>
          </table:table-cell>
          <table:table-cell office:value-type="float" office:value="0.138290479499653" calcext:value-type="float">
            <text:p>0.138290479499653</text:p>
          </table:table-cell>
          <table:table-cell office:value-type="float" office:value="0.00233799999999995" calcext:value-type="float">
            <text:p>0.002338</text:p>
          </table:table-cell>
          <table:table-cell office:value-type="float" office:value="0.409312022237665" calcext:value-type="float">
            <text:p>0.409312022237665</text:p>
          </table:table-cell>
          <table:table-cell office:value-type="float" office:value="0.000905999999999629" calcext:value-type="float">
            <text:p>0.000906</text:p>
          </table:table-cell>
        </table:table-row>
        <table:table-row table:style-name="ro1">
          <table:table-cell office:value-type="float" office:value="9143" calcext:value-type="float">
            <text:p>9143</text:p>
          </table:table-cell>
          <table:table-cell office:value-type="float" office:value="15" calcext:value-type="float">
            <text:p>15</text:p>
          </table:table-cell>
          <table:table-cell office:value-type="float" office:value="1641" calcext:value-type="float">
            <text:p>1641</text:p>
          </table:table-cell>
          <table:table-cell office:value-type="float" office:value="0.00304692260816575" calcext:value-type="float">
            <text:p>0.003046922608166</text:p>
          </table:table-cell>
          <table:table-cell office:value-type="float" office:value="0.0305390000000001" calcext:value-type="float">
            <text:p>0.030539</text:p>
          </table:table-cell>
          <table:table-cell office:value-type="float" office:value="0.0158439975624619" calcext:value-type="float">
            <text:p>0.015843997562462</text:p>
          </table:table-cell>
          <table:table-cell office:value-type="float" office:value="0.0102070000000003" calcext:value-type="float">
            <text:p>0.010207</text:p>
          </table:table-cell>
          <table:table-cell office:value-type="float" office:value="0.0432663010359537" calcext:value-type="float">
            <text:p>0.043266301035954</text:p>
          </table:table-cell>
          <table:table-cell office:value-type="float" office:value="0.00531600000000054" calcext:value-type="float">
            <text:p>0.005316000000001</text:p>
          </table:table-cell>
          <table:table-cell office:value-type="float" office:value="0.256550883607556" calcext:value-type="float">
            <text:p>0.256550883607556</text:p>
          </table:table-cell>
          <table:table-cell office:value-type="float" office:value="0.00273400000000024" calcext:value-type="float">
            <text:p>0.002734</text:p>
          </table:table-cell>
          <table:table-cell office:value-type="float" office:value="0.451553930530165" calcext:value-type="float">
            <text:p>0.451553930530165</text:p>
          </table:table-cell>
          <table:table-cell office:value-type="float" office:value="0.00111800000000173" calcext:value-type="float">
            <text:p>0.001118000000002</text:p>
          </table:table-cell>
        </table:table-row>
        <table:table-row table:style-name="ro1">
          <table:table-cell office:value-type="float" office:value="9144" calcext:value-type="float">
            <text:p>9144</text:p>
          </table:table-cell>
          <table:table-cell office:value-type="float" office:value="15" calcext:value-type="float">
            <text:p>15</text:p>
          </table:table-cell>
          <table:table-cell office:value-type="float" office:value="1776" calcext:value-type="float">
            <text:p>1776</text:p>
          </table:table-cell>
          <table:table-cell office:value-type="float" office:value="0.00450450450450451" calcext:value-type="float">
            <text:p>0.004504504504505</text:p>
          </table:table-cell>
          <table:table-cell office:value-type="float" office:value="0.032926999999999" calcext:value-type="float">
            <text:p>0.032926999999999</text:p>
          </table:table-cell>
          <table:table-cell office:value-type="float" office:value="0.0315315315315315" calcext:value-type="float">
            <text:p>0.031531531531532</text:p>
          </table:table-cell>
          <table:table-cell office:value-type="float" office:value="0.0128649999999997" calcext:value-type="float">
            <text:p>0.012865</text:p>
          </table:table-cell>
          <table:table-cell office:value-type="float" office:value="0.0427927927927928" calcext:value-type="float">
            <text:p>0.042792792792793</text:p>
          </table:table-cell>
          <table:table-cell office:value-type="float" office:value="0.0055170000000011" calcext:value-type="float">
            <text:p>0.005517000000001</text:p>
          </table:table-cell>
          <table:table-cell office:value-type="float" office:value="0.0878378378378378" calcext:value-type="float">
            <text:p>0.087837837837838</text:p>
          </table:table-cell>
          <table:table-cell office:value-type="float" office:value="0.00280399999999936" calcext:value-type="float">
            <text:p>0.002803999999999</text:p>
          </table:table-cell>
          <table:table-cell office:value-type="float" office:value="0.239864864864865" calcext:value-type="float">
            <text:p>0.239864864864865</text:p>
          </table:table-cell>
          <table:table-cell office:value-type="float" office:value="0.00115400000000143" calcext:value-type="float">
            <text:p>0.001154000000001</text:p>
          </table:table-cell>
        </table:table-row>
        <table:table-row table:style-name="ro1">
          <table:table-cell office:value-type="float" office:value="9145" calcext:value-type="float">
            <text:p>9145</text:p>
          </table:table-cell>
          <table:table-cell office:value-type="float" office:value="15" calcext:value-type="float">
            <text:p>15</text:p>
          </table:table-cell>
          <table:table-cell office:value-type="float" office:value="1995" calcext:value-type="float">
            <text:p>1995</text:p>
          </table:table-cell>
          <table:table-cell office:value-type="float" office:value="0.00350877192982456" calcext:value-type="float">
            <text:p>0.003508771929825</text:p>
          </table:table-cell>
          <table:table-cell office:value-type="float" office:value="0.0316419999999997" calcext:value-type="float">
            <text:p>0.031642</text:p>
          </table:table-cell>
          <table:table-cell office:value-type="float" office:value="0.0150375939849624" calcext:value-type="float">
            <text:p>0.015037593984962</text:p>
          </table:table-cell>
          <table:table-cell office:value-type="float" office:value="0.0140030000000007" calcext:value-type="float">
            <text:p>0.014003000000001</text:p>
          </table:table-cell>
          <table:table-cell office:value-type="float" office:value="0.0325814536340852" calcext:value-type="float">
            <text:p>0.032581453634085</text:p>
          </table:table-cell>
          <table:table-cell office:value-type="float" office:value="0.00590000000000224" calcext:value-type="float">
            <text:p>0.005900000000002</text:p>
          </table:table-cell>
          <table:table-cell office:value-type="float" office:value="0.0576441102756892" calcext:value-type="float">
            <text:p>0.057644110275689</text:p>
          </table:table-cell>
          <table:table-cell office:value-type="float" office:value="0.00325200000000159" calcext:value-type="float">
            <text:p>0.003252000000002</text:p>
          </table:table-cell>
          <table:table-cell office:value-type="float" office:value="0.172932330827068" calcext:value-type="float">
            <text:p>0.172932330827068</text:p>
          </table:table-cell>
          <table:table-cell office:value-type="float" office:value="0.00129500000000071" calcext:value-type="float">
            <text:p>0.001295000000001</text:p>
          </table:table-cell>
        </table:table-row>
        <table:table-row table:style-name="ro1">
          <table:table-cell office:value-type="float" office:value="9146" calcext:value-type="float">
            <text:p>9146</text:p>
          </table:table-cell>
          <table:table-cell office:value-type="float" office:value="15" calcext:value-type="float">
            <text:p>15</text:p>
          </table:table-cell>
          <table:table-cell office:value-type="float" office:value="2008" calcext:value-type="float">
            <text:p>2008</text:p>
          </table:table-cell>
          <table:table-cell office:value-type="float" office:value="0.00298804780876494" calcext:value-type="float">
            <text:p>0.002988047808765</text:p>
          </table:table-cell>
          <table:table-cell office:value-type="float" office:value="0.0331150000000004" calcext:value-type="float">
            <text:p>0.033115000000001</text:p>
          </table:table-cell>
          <table:table-cell office:value-type="float" office:value="0.0164342629482072" calcext:value-type="float">
            <text:p>0.016434262948207</text:p>
          </table:table-cell>
          <table:table-cell office:value-type="float" office:value="0.0133290000000006" calcext:value-type="float">
            <text:p>0.013329000000001</text:p>
          </table:table-cell>
          <table:table-cell office:value-type="float" office:value="0.0338645418326693" calcext:value-type="float">
            <text:p>0.033864541832669</text:p>
          </table:table-cell>
          <table:table-cell office:value-type="float" office:value="0.00665000000000049" calcext:value-type="float">
            <text:p>0.00665</text:p>
          </table:table-cell>
          <table:table-cell office:value-type="float" office:value="0.0637450199203187" calcext:value-type="float">
            <text:p>0.063745019920319</text:p>
          </table:table-cell>
          <table:table-cell office:value-type="float" office:value="0.00329400000000035" calcext:value-type="float">
            <text:p>0.003294</text:p>
          </table:table-cell>
          <table:table-cell office:value-type="float" office:value="0.128486055776892" calcext:value-type="float">
            <text:p>0.128486055776892</text:p>
          </table:table-cell>
          <table:table-cell office:value-type="float" office:value="0.00141100000000094" calcext:value-type="float">
            <text:p>0.001411000000001</text:p>
          </table:table-cell>
        </table:table-row>
        <table:table-row table:style-name="ro1">
          <table:table-cell office:value-type="float" office:value="9147" calcext:value-type="float">
            <text:p>9147</text:p>
          </table:table-cell>
          <table:table-cell office:value-type="float" office:value="15" calcext:value-type="float">
            <text:p>15</text:p>
          </table:table-cell>
          <table:table-cell office:value-type="float" office:value="1381" calcext:value-type="float">
            <text:p>1381</text:p>
          </table:table-cell>
          <table:table-cell office:value-type="float" office:value="0.0282404055032585" calcext:value-type="float">
            <text:p>0.028240405503259</text:p>
          </table:table-cell>
          <table:table-cell office:value-type="float" office:value="0.0235229999999991" calcext:value-type="float">
            <text:p>0.023522999999999</text:p>
          </table:table-cell>
          <table:table-cell office:value-type="float" office:value="0.0514120202751629" calcext:value-type="float">
            <text:p>0.051412020275163</text:p>
          </table:table-cell>
          <table:table-cell office:value-type="float" office:value="0.00856299999999877" calcext:value-type="float">
            <text:p>0.008562999999999</text:p>
          </table:table-cell>
          <table:table-cell office:value-type="float" office:value="0.131064446053584" calcext:value-type="float">
            <text:p>0.131064446053584</text:p>
          </table:table-cell>
          <table:table-cell office:value-type="float" office:value="0.00750900000000243" calcext:value-type="float">
            <text:p>0.007509000000002</text:p>
          </table:table-cell>
          <table:table-cell office:value-type="float" office:value="0.188993482983345" calcext:value-type="float">
            <text:p>0.188993482983345</text:p>
          </table:table-cell>
          <table:table-cell office:value-type="float" office:value="0.00341199999999908" calcext:value-type="float">
            <text:p>0.003411999999999</text:p>
          </table:table-cell>
          <table:table-cell office:value-type="float" office:value="0.384503982621289" calcext:value-type="float">
            <text:p>0.384503982621289</text:p>
          </table:table-cell>
          <table:table-cell office:value-type="float" office:value="0.00119399999999992" calcext:value-type="float">
            <text:p>0.001194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15" calcext:value-type="float">
            <text:p>15</text:p>
          </table:table-cell>
          <table:table-cell office:value-type="float" office:value="1771" calcext:value-type="float">
            <text:p>1771</text:p>
          </table:table-cell>
          <table:table-cell office:value-type="float" office:value="0.00395256916996047" calcext:value-type="float">
            <text:p>0.00395256916996</text:p>
          </table:table-cell>
          <table:table-cell office:value-type="float" office:value="0.0246389999999987" calcext:value-type="float">
            <text:p>0.024638999999999</text:p>
          </table:table-cell>
          <table:table-cell office:value-type="float" office:value="0.0146809712027103" calcext:value-type="float">
            <text:p>0.01468097120271</text:p>
          </table:table-cell>
          <table:table-cell office:value-type="float" office:value="0.0139710000000015" calcext:value-type="float">
            <text:p>0.013971000000002</text:p>
          </table:table-cell>
          <table:table-cell office:value-type="float" office:value="0.0287972896668549" calcext:value-type="float">
            <text:p>0.028797289666855</text:p>
          </table:table-cell>
          <table:table-cell office:value-type="float" office:value="0.00609799999999972" calcext:value-type="float">
            <text:p>0.006098</text:p>
          </table:table-cell>
          <table:table-cell office:value-type="float" office:value="0.0626764539808018" calcext:value-type="float">
            <text:p>0.062676453980802</text:p>
          </table:table-cell>
          <table:table-cell office:value-type="float" office:value="0.00284100000000009" calcext:value-type="float">
            <text:p>0.002841</text:p>
          </table:table-cell>
          <table:table-cell office:value-type="float" office:value="0.237718802936194" calcext:value-type="float">
            <text:p>0.237718802936194</text:p>
          </table:table-cell>
          <table:table-cell office:value-type="float" office:value="0.00107900000000072" calcext:value-type="float">
            <text:p>0.001079000000001</text:p>
          </table:table-cell>
        </table:table-row>
        <table:table-row table:style-name="ro1">
          <table:table-cell office:value-type="float" office:value="9149" calcext:value-type="float">
            <text:p>9149</text:p>
          </table:table-cell>
          <table:table-cell office:value-type="float" office:value="15" calcext:value-type="float">
            <text:p>15</text:p>
          </table:table-cell>
          <table:table-cell office:value-type="float" office:value="1873" calcext:value-type="float">
            <text:p>1873</text:p>
          </table:table-cell>
          <table:table-cell office:value-type="float" office:value="0.00480512546716498" calcext:value-type="float">
            <text:p>0.004805125467165</text:p>
          </table:table-cell>
          <table:table-cell office:value-type="float" office:value="0.0335800000000006" calcext:value-type="float">
            <text:p>0.033580000000001</text:p>
          </table:table-cell>
          <table:table-cell office:value-type="float" office:value="0.0176187933796049" calcext:value-type="float">
            <text:p>0.017618793379605</text:p>
          </table:table-cell>
          <table:table-cell office:value-type="float" office:value="0.0104219999999984" calcext:value-type="float">
            <text:p>0.010421999999998</text:p>
          </table:table-cell>
          <table:table-cell office:value-type="float" office:value="0.0443139348638548" calcext:value-type="float">
            <text:p>0.044313934863855</text:p>
          </table:table-cell>
          <table:table-cell office:value-type="float" office:value="0.00631800000000027" calcext:value-type="float">
            <text:p>0.006318</text:p>
          </table:table-cell>
          <table:table-cell office:value-type="float" office:value="0.103043246129204" calcext:value-type="float">
            <text:p>0.103043246129204</text:p>
          </table:table-cell>
          <table:table-cell office:value-type="float" office:value="0.00334699999999977" calcext:value-type="float">
            <text:p>0.003347</text:p>
          </table:table-cell>
          <table:table-cell office:value-type="float" office:value="0.225840896956754" calcext:value-type="float">
            <text:p>0.225840896956754</text:p>
          </table:table-cell>
          <table:table-cell office:value-type="float" office:value="0.00218000000000096" calcext:value-type="float">
            <text:p>0.002180000000001</text:p>
          </table:table-cell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20" calcext:value-type="float">
            <text:p>20</text:p>
          </table:table-cell>
          <table:table-cell office:value-type="float" office:value="1981" calcext:value-type="float">
            <text:p>1981</text:p>
          </table:table-cell>
          <table:table-cell office:value-type="float" office:value="0.0146390711761737" calcext:value-type="float">
            <text:p>0.014639071176174</text:p>
          </table:table-cell>
          <table:table-cell office:value-type="float" office:value="0.0523229999999977" calcext:value-type="float">
            <text:p>0.052322999999998</text:p>
          </table:table-cell>
          <table:table-cell office:value-type="float" office:value="0.0257445734477537" calcext:value-type="float">
            <text:p>0.025744573447754</text:p>
          </table:table-cell>
          <table:table-cell office:value-type="float" office:value="0.0192560000000004" calcext:value-type="float">
            <text:p>0.019256</text:p>
          </table:table-cell>
          <table:table-cell office:value-type="float" office:value="0.0408884401817264" calcext:value-type="float">
            <text:p>0.040888440181726</text:p>
          </table:table-cell>
          <table:table-cell office:value-type="float" office:value="0.0126629999999999" calcext:value-type="float">
            <text:p>0.012663</text:p>
          </table:table-cell>
          <table:table-cell office:value-type="float" office:value="0.17213528520949" calcext:value-type="float">
            <text:p>0.17213528520949</text:p>
          </table:table-cell>
          <table:table-cell office:value-type="float" office:value="0.00637400000000099" calcext:value-type="float">
            <text:p>0.006374000000001</text:p>
          </table:table-cell>
          <table:table-cell office:value-type="float" office:value="0.293286219081272" calcext:value-type="float">
            <text:p>0.293286219081272</text:p>
          </table:table-cell>
          <table:table-cell office:value-type="float" office:value="0.00345500000000065" calcext:value-type="float">
            <text:p>0.003455000000001</text:p>
          </table:table-cell>
        </table:table-row>
        <table:table-row table:style-name="ro1">
          <table:table-cell office:value-type="float" office:value="9151" calcext:value-type="float">
            <text:p>9151</text:p>
          </table:table-cell>
          <table:table-cell office:value-type="float" office:value="20" calcext:value-type="float">
            <text:p>20</text:p>
          </table:table-cell>
          <table:table-cell office:value-type="float" office:value="2582" calcext:value-type="float">
            <text:p>2582</text:p>
          </table:table-cell>
          <table:table-cell office:value-type="float" office:value="0.0286599535243997" calcext:value-type="float">
            <text:p>0.0286599535244</text:p>
          </table:table-cell>
          <table:table-cell office:value-type="float" office:value="0.0624220000000015" calcext:value-type="float">
            <text:p>0.062422000000002</text:p>
          </table:table-cell>
          <table:table-cell office:value-type="float" office:value="0.0356312935708753" calcext:value-type="float">
            <text:p>0.035631293570875</text:p>
          </table:table-cell>
          <table:table-cell office:value-type="float" office:value="0.0258669999999999" calcext:value-type="float">
            <text:p>0.025867</text:p>
          </table:table-cell>
          <table:table-cell office:value-type="float" office:value="0.101471727343145" calcext:value-type="float">
            <text:p>0.101471727343145</text:p>
          </table:table-cell>
          <table:table-cell office:value-type="float" office:value="0.0145149999999994" calcext:value-type="float">
            <text:p>0.014514999999999</text:p>
          </table:table-cell>
          <table:table-cell office:value-type="float" office:value="0.147947327652982" calcext:value-type="float">
            <text:p>0.147947327652982</text:p>
          </table:table-cell>
          <table:table-cell office:value-type="float" office:value="0.00718800000000108" calcext:value-type="float">
            <text:p>0.007188000000001</text:p>
          </table:table-cell>
          <table:table-cell office:value-type="float" office:value="0.225406661502711" calcext:value-type="float">
            <text:p>0.225406661502711</text:p>
          </table:table-cell>
          <table:table-cell office:value-type="float" office:value="0.00241199999999964" calcext:value-type="float">
            <text:p>0.002412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20" calcext:value-type="float">
            <text:p>20</text:p>
          </table:table-cell>
          <table:table-cell office:value-type="float" office:value="2602" calcext:value-type="float">
            <text:p>2602</text:p>
          </table:table-cell>
          <table:table-cell office:value-type="float" office:value="0.00307455803228286" calcext:value-type="float">
            <text:p>0.003074558032283</text:p>
          </table:table-cell>
          <table:table-cell office:value-type="float" office:value="0.0598900000000011" calcext:value-type="float">
            <text:p>0.059890000000001</text:p>
          </table:table-cell>
          <table:table-cell office:value-type="float" office:value="0.0142198308993082" calcext:value-type="float">
            <text:p>0.014219830899308</text:p>
          </table:table-cell>
          <table:table-cell office:value-type="float" office:value="0.0244800000000023" calcext:value-type="float">
            <text:p>0.024480000000002</text:p>
          </table:table-cell>
          <table:table-cell office:value-type="float" office:value="0.069946195234435" calcext:value-type="float">
            <text:p>0.069946195234435</text:p>
          </table:table-cell>
          <table:table-cell office:value-type="float" office:value="0.0116699999999987" calcext:value-type="float">
            <text:p>0.011669999999999</text:p>
          </table:table-cell>
          <table:table-cell office:value-type="float" office:value="0.100691775557264" calcext:value-type="float">
            <text:p>0.100691775557264</text:p>
          </table:table-cell>
          <table:table-cell office:value-type="float" office:value="0.00563000000000003" calcext:value-type="float">
            <text:p>0.00563</text:p>
          </table:table-cell>
          <table:table-cell office:value-type="float" office:value="0.308224442736357" calcext:value-type="float">
            <text:p>0.308224442736357</text:p>
          </table:table-cell>
          <table:table-cell office:value-type="float" office:value="0.00296400000000041" calcext:value-type="float">
            <text:p>0.002964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20" calcext:value-type="float">
            <text:p>20</text:p>
          </table:table-cell>
          <table:table-cell office:value-type="float" office:value="2056" calcext:value-type="float">
            <text:p>2056</text:p>
          </table:table-cell>
          <table:table-cell office:value-type="float" office:value="0.000972762645914397" calcext:value-type="float">
            <text:p>0.000972762645914</text:p>
          </table:table-cell>
          <table:table-cell office:value-type="float" office:value="0.0554399999999991" calcext:value-type="float">
            <text:p>0.055439999999999</text:p>
          </table:table-cell>
          <table:table-cell office:value-type="float" office:value="0.0345330739299611" calcext:value-type="float">
            <text:p>0.034533073929961</text:p>
          </table:table-cell>
          <table:table-cell office:value-type="float" office:value="0.0203399999999974" calcext:value-type="float">
            <text:p>0.020339999999997</text:p>
          </table:table-cell>
          <table:table-cell office:value-type="float" office:value="0.0321011673151751" calcext:value-type="float">
            <text:p>0.032101167315175</text:p>
          </table:table-cell>
          <table:table-cell office:value-type="float" office:value="0.0111440000000016" calcext:value-type="float">
            <text:p>0.011144000000002</text:p>
          </table:table-cell>
          <table:table-cell office:value-type="float" office:value="0.163424124513619" calcext:value-type="float">
            <text:p>0.163424124513619</text:p>
          </table:table-cell>
          <table:table-cell office:value-type="float" office:value="0.00534699999999866" calcext:value-type="float">
            <text:p>0.005346999999999</text:p>
          </table:table-cell>
          <table:table-cell office:value-type="float" office:value="0.440661478599222" calcext:value-type="float">
            <text:p>0.440661478599222</text:p>
          </table:table-cell>
          <table:table-cell office:value-type="float" office:value="0.00250199999999978" calcext:value-type="float">
            <text:p>0.002502</text:p>
          </table:table-cell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20" calcext:value-type="float">
            <text:p>20</text:p>
          </table:table-cell>
          <table:table-cell office:value-type="float" office:value="2062" calcext:value-type="float">
            <text:p>2062</text:p>
          </table:table-cell>
          <table:table-cell office:value-type="float" office:value="0.04364694471387" calcext:value-type="float">
            <text:p>0.04364694471387</text:p>
          </table:table-cell>
          <table:table-cell office:value-type="float" office:value="0.0407609999999998" calcext:value-type="float">
            <text:p>0.040761</text:p>
          </table:table-cell>
          <table:table-cell office:value-type="float" office:value="0.0518913676042677" calcext:value-type="float">
            <text:p>0.051891367604268</text:p>
          </table:table-cell>
          <table:table-cell office:value-type="float" office:value="0.0181090000000008" calcext:value-type="float">
            <text:p>0.018109000000001</text:p>
          </table:table-cell>
          <table:table-cell office:value-type="float" office:value="0.107662463627546" calcext:value-type="float">
            <text:p>0.107662463627546</text:p>
          </table:table-cell>
          <table:table-cell office:value-type="float" office:value="0.012751999999999" calcext:value-type="float">
            <text:p>0.012751999999999</text:p>
          </table:table-cell>
          <table:table-cell office:value-type="float" office:value="0.243452958292919" calcext:value-type="float">
            <text:p>0.243452958292919</text:p>
          </table:table-cell>
          <table:table-cell office:value-type="float" office:value="0.00440100000000143" calcext:value-type="float">
            <text:p>0.004401000000001</text:p>
          </table:table-cell>
          <table:table-cell office:value-type="float" office:value="0.4180407371484" calcext:value-type="float">
            <text:p>0.4180407371484</text:p>
          </table:table-cell>
          <table:table-cell office:value-type="float" office:value="0.00168899999999894" calcext:value-type="float">
            <text:p>0.001688999999999</text:p>
          </table:table-cell>
        </table:table-row>
        <table:table-row table:style-name="ro1">
          <table:table-cell office:value-type="float" office:value="9155" calcext:value-type="float">
            <text:p>9155</text:p>
          </table:table-cell>
          <table:table-cell office:value-type="float" office:value="20" calcext:value-type="float">
            <text:p>20</text:p>
          </table:table-cell>
          <table:table-cell office:value-type="float" office:value="2715" calcext:value-type="float">
            <text:p>2715</text:p>
          </table:table-cell>
          <table:table-cell office:value-type="float" office:value="0.00331491712707182" calcext:value-type="float">
            <text:p>0.003314917127072</text:p>
          </table:table-cell>
          <table:table-cell office:value-type="float" office:value="0.0737389999999998" calcext:value-type="float">
            <text:p>0.073739</text:p>
          </table:table-cell>
          <table:table-cell office:value-type="float" office:value="0.0110497237569061" calcext:value-type="float">
            <text:p>0.011049723756906</text:p>
          </table:table-cell>
          <table:table-cell office:value-type="float" office:value="0.0311709999999987" calcext:value-type="float">
            <text:p>0.031170999999999</text:p>
          </table:table-cell>
          <table:table-cell office:value-type="float" office:value="0.0276243093922652" calcext:value-type="float">
            <text:p>0.027624309392265</text:p>
          </table:table-cell>
          <table:table-cell office:value-type="float" office:value="0.0175549999999998" calcext:value-type="float">
            <text:p>0.017555</text:p>
          </table:table-cell>
          <table:table-cell office:value-type="float" office:value="0.0644567219152855" calcext:value-type="float">
            <text:p>0.064456721915286</text:p>
          </table:table-cell>
          <table:table-cell office:value-type="float" office:value="0.0061839999999993" calcext:value-type="float">
            <text:p>0.006183999999999</text:p>
          </table:table-cell>
          <table:table-cell office:value-type="float" office:value="0.134438305709024" calcext:value-type="float">
            <text:p>0.134438305709024</text:p>
          </table:table-cell>
          <table:table-cell office:value-type="float" office:value="0.00264000000000131" calcext:value-type="float">
            <text:p>0.002640000000001</text:p>
          </table:table-cell>
        </table:table-row>
        <table:table-row table:style-name="ro1">
          <table:table-cell office:value-type="float" office:value="9156" calcext:value-type="float">
            <text:p>9156</text:p>
          </table:table-cell>
          <table:table-cell office:value-type="float" office:value="20" calcext:value-type="float">
            <text:p>20</text:p>
          </table:table-cell>
          <table:table-cell office:value-type="float" office:value="2184" calcext:value-type="float">
            <text:p>2184</text:p>
          </table:table-cell>
          <table:table-cell office:value-type="float" office:value="0.00915750915750916" calcext:value-type="float">
            <text:p>0.009157509157509</text:p>
          </table:table-cell>
          <table:table-cell office:value-type="float" office:value="0.0626569999999997" calcext:value-type="float">
            <text:p>0.062657</text:p>
          </table:table-cell>
          <table:table-cell office:value-type="float" office:value="0.0201465201465201" calcext:value-type="float">
            <text:p>0.02014652014652</text:p>
          </table:table-cell>
          <table:table-cell office:value-type="float" office:value="0.0253310000000013" calcext:value-type="float">
            <text:p>0.025331000000001</text:p>
          </table:table-cell>
          <table:table-cell office:value-type="float" office:value="0.148351648351648" calcext:value-type="float">
            <text:p>0.148351648351648</text:p>
          </table:table-cell>
          <table:table-cell office:value-type="float" office:value="0.0101849999999999" calcext:value-type="float">
            <text:p>0.010185</text:p>
          </table:table-cell>
          <table:table-cell office:value-type="float" office:value="0.413919413919414" calcext:value-type="float">
            <text:p>0.413919413919414</text:p>
          </table:table-cell>
          <table:table-cell office:value-type="float" office:value="0.00458200000000097" calcext:value-type="float">
            <text:p>0.004582000000001</text:p>
          </table:table-cell>
          <table:table-cell office:value-type="float" office:value="0.633699633699634" calcext:value-type="float">
            <text:p>0.633699633699634</text:p>
          </table:table-cell>
          <table:table-cell office:value-type="float" office:value="0.00179499999999955" calcext:value-type="float">
            <text:p>0.001795</text:p>
          </table:table-cell>
        </table:table-row>
        <table:table-row table:style-name="ro1">
          <table:table-cell office:value-type="float" office:value="9157" calcext:value-type="float">
            <text:p>9157</text:p>
          </table:table-cell>
          <table:table-cell office:value-type="float" office:value="20" calcext:value-type="float">
            <text:p>20</text:p>
          </table:table-cell>
          <table:table-cell office:value-type="float" office:value="2992" calcext:value-type="float">
            <text:p>2992</text:p>
          </table:table-cell>
          <table:table-cell office:value-type="float" office:value="0.00267379679144385" calcext:value-type="float">
            <text:p>0.002673796791444</text:p>
          </table:table-cell>
          <table:table-cell office:value-type="float" office:value="0.0780919999999998" calcext:value-type="float">
            <text:p>0.078092</text:p>
          </table:table-cell>
          <table:table-cell office:value-type="float" office:value="0.0123663101604278" calcext:value-type="float">
            <text:p>0.012366310160428</text:p>
          </table:table-cell>
          <table:table-cell office:value-type="float" office:value="0.0268929999999994" calcext:value-type="float">
            <text:p>0.026892999999999</text:p>
          </table:table-cell>
          <table:table-cell office:value-type="float" office:value="0.124331550802139" calcext:value-type="float">
            <text:p>0.124331550802139</text:p>
          </table:table-cell>
          <table:table-cell office:value-type="float" office:value="0.0204180000000029" calcext:value-type="float">
            <text:p>0.020418000000003</text:p>
          </table:table-cell>
          <table:table-cell office:value-type="float" office:value="0.217914438502674" calcext:value-type="float">
            <text:p>0.217914438502674</text:p>
          </table:table-cell>
          <table:table-cell office:value-type="float" office:value="0.00644699999999965" calcext:value-type="float">
            <text:p>0.006447</text:p>
          </table:table-cell>
          <table:table-cell office:value-type="float" office:value="0.364973262032086" calcext:value-type="float">
            <text:p>0.364973262032086</text:p>
          </table:table-cell>
          <table:table-cell office:value-type="float" office:value="0.00254399999999855" calcext:value-type="float">
            <text:p>0.002543999999999</text:p>
          </table:table-cell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20" calcext:value-type="float">
            <text:p>20</text:p>
          </table:table-cell>
          <table:table-cell office:value-type="float" office:value="2197" calcext:value-type="float">
            <text:p>2197</text:p>
          </table:table-cell>
          <table:table-cell office:value-type="float" office:value="0.00409649522075558" calcext:value-type="float">
            <text:p>0.004096495220756</text:p>
          </table:table-cell>
          <table:table-cell office:value-type="float" office:value="0.0552400000000013" calcext:value-type="float">
            <text:p>0.055240000000001</text:p>
          </table:table-cell>
          <table:table-cell office:value-type="float" office:value="0.0532544378698225" calcext:value-type="float">
            <text:p>0.053254437869823</text:p>
          </table:table-cell>
          <table:table-cell office:value-type="float" office:value="0.0237829999999999" calcext:value-type="float">
            <text:p>0.023783</text:p>
          </table:table-cell>
          <table:table-cell office:value-type="float" office:value="0.189804278561675" calcext:value-type="float">
            <text:p>0.189804278561675</text:p>
          </table:table-cell>
          <table:table-cell office:value-type="float" office:value="0.010313" calcext:value-type="float">
            <text:p>0.010313</text:p>
          </table:table-cell>
          <table:table-cell office:value-type="float" office:value="0.244424214838416" calcext:value-type="float">
            <text:p>0.244424214838416</text:p>
          </table:table-cell>
          <table:table-cell office:value-type="float" office:value="0.00557400000000108" calcext:value-type="float">
            <text:p>0.005574000000001</text:p>
          </table:table-cell>
          <table:table-cell office:value-type="float" office:value="0.340009103322713" calcext:value-type="float">
            <text:p>0.340009103322713</text:p>
          </table:table-cell>
          <table:table-cell office:value-type="float" office:value="0.00205400000000111" calcext:value-type="float">
            <text:p>0.002054000000001</text:p>
          </table:table-cell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20" calcext:value-type="float">
            <text:p>20</text:p>
          </table:table-cell>
          <table:table-cell office:value-type="float" office:value="2453" calcext:value-type="float">
            <text:p>2453</text:p>
          </table:table-cell>
          <table:table-cell office:value-type="float" office:value="0.00285364859355891" calcext:value-type="float">
            <text:p>0.002853648593559</text:p>
          </table:table-cell>
          <table:table-cell office:value-type="float" office:value="0.0625940000000007" calcext:value-type="float">
            <text:p>0.062594000000001</text:p>
          </table:table-cell>
          <table:table-cell office:value-type="float" office:value="0.0970240521810029" calcext:value-type="float">
            <text:p>0.097024052181003</text:p>
          </table:table-cell>
          <table:table-cell office:value-type="float" office:value="0.0245469999999983" calcext:value-type="float">
            <text:p>0.024546999999998</text:p>
          </table:table-cell>
          <table:table-cell office:value-type="float" office:value="0.168365267019976" calcext:value-type="float">
            <text:p>0.168365267019976</text:p>
          </table:table-cell>
          <table:table-cell office:value-type="float" office:value="0.0176560000000006" calcext:value-type="float">
            <text:p>0.017656000000001</text:p>
          </table:table-cell>
          <table:table-cell office:value-type="float" office:value="0.184671830411741" calcext:value-type="float">
            <text:p>0.184671830411741</text:p>
          </table:table-cell>
          <table:table-cell office:value-type="float" office:value="0.00617900000000304" calcext:value-type="float">
            <text:p>0.006179000000003</text:p>
          </table:table-cell>
          <table:table-cell office:value-type="float" office:value="0.24582144313086" calcext:value-type="float">
            <text:p>0.24582144313086</text:p>
          </table:table-cell>
          <table:table-cell office:value-type="float" office:value="0.00255399999999995" calcext:value-type="float">
            <text:p>0.002554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20" calcext:value-type="float">
            <text:p>20</text:p>
          </table:table-cell>
          <table:table-cell office:value-type="float" office:value="2372" calcext:value-type="float">
            <text:p>2372</text:p>
          </table:table-cell>
          <table:table-cell office:value-type="float" office:value="0.00421585160202361" calcext:value-type="float">
            <text:p>0.004215851602024</text:p>
          </table:table-cell>
          <table:table-cell office:value-type="float" office:value="0.0578040000000009" calcext:value-type="float">
            <text:p>0.057804000000001</text:p>
          </table:table-cell>
          <table:table-cell office:value-type="float" office:value="0.0155986509274874" calcext:value-type="float">
            <text:p>0.015598650927487</text:p>
          </table:table-cell>
          <table:table-cell office:value-type="float" office:value="0.0278890000000001" calcext:value-type="float">
            <text:p>0.027889</text:p>
          </table:table-cell>
          <table:table-cell office:value-type="float" office:value="0.0640809443507589" calcext:value-type="float">
            <text:p>0.064080944350759</text:p>
          </table:table-cell>
          <table:table-cell office:value-type="float" office:value="0.0107389999999992" calcext:value-type="float">
            <text:p>0.010738999999999</text:p>
          </table:table-cell>
          <table:table-cell office:value-type="float" office:value="0.0978077571669477" calcext:value-type="float">
            <text:p>0.097807757166948</text:p>
          </table:table-cell>
          <table:table-cell office:value-type="float" office:value="0.00527600000000028" calcext:value-type="float">
            <text:p>0.005276</text:p>
          </table:table-cell>
          <table:table-cell office:value-type="float" office:value="0.304384485666105" calcext:value-type="float">
            <text:p>0.304384485666105</text:p>
          </table:table-cell>
          <table:table-cell office:value-type="float" office:value="0.00202799999999925" calcext:value-type="float">
            <text:p>0.002027999999999</text:p>
          </table:table-cell>
        </table:table-row>
        <table:table-row table:style-name="ro1">
          <table:table-cell office:value-type="float" office:value="9161" calcext:value-type="float">
            <text:p>9161</text:p>
          </table:table-cell>
          <table:table-cell office:value-type="float" office:value="20" calcext:value-type="float">
            <text:p>20</text:p>
          </table:table-cell>
          <table:table-cell office:value-type="float" office:value="2102" calcext:value-type="float">
            <text:p>2102</text:p>
          </table:table-cell>
          <table:table-cell office:value-type="float" office:value="0.0475737392959087" calcext:value-type="float">
            <text:p>0.047573739295909</text:p>
          </table:table-cell>
          <table:table-cell office:value-type="float" office:value="0.0579329999999985" calcext:value-type="float">
            <text:p>0.057932999999999</text:p>
          </table:table-cell>
          <table:table-cell office:value-type="float" office:value="0.138915318744053" calcext:value-type="float">
            <text:p>0.138915318744053</text:p>
          </table:table-cell>
          <table:table-cell office:value-type="float" office:value="0.0231510000000004" calcext:value-type="float">
            <text:p>0.023151</text:p>
          </table:table-cell>
          <table:table-cell office:value-type="float" office:value="0.143672692673644" calcext:value-type="float">
            <text:p>0.143672692673644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181731684110371" calcext:value-type="float">
            <text:p>0.181731684110371</text:p>
          </table:table-cell>
          <table:table-cell office:value-type="float" office:value="0.00488299999999953" calcext:value-type="float">
            <text:p>0.004883</text:p>
          </table:table-cell>
          <table:table-cell office:value-type="float" office:value="0.548049476688868" calcext:value-type="float">
            <text:p>0.548049476688868</text:p>
          </table:table-cell>
          <table:table-cell office:value-type="float" office:value="0.00226700000000157" calcext:value-type="float">
            <text:p>0.002267000000002</text:p>
          </table:table-cell>
        </table:table-row>
        <table:table-row table:style-name="ro1">
          <table:table-cell office:value-type="float" office:value="9162" calcext:value-type="float">
            <text:p>9162</text:p>
          </table:table-cell>
          <table:table-cell office:value-type="float" office:value="20" calcext:value-type="float">
            <text:p>20</text:p>
          </table:table-cell>
          <table:table-cell office:value-type="float" office:value="2287" calcext:value-type="float">
            <text:p>2287</text:p>
          </table:table-cell>
          <table:table-cell office:value-type="float" office:value="0.0135548753825973" calcext:value-type="float">
            <text:p>0.013554875382597</text:p>
          </table:table-cell>
          <table:table-cell office:value-type="float" office:value="0.0713770000000018" calcext:value-type="float">
            <text:p>0.071377000000002</text:p>
          </table:table-cell>
          <table:table-cell office:value-type="float" office:value="0.0817665063401837" calcext:value-type="float">
            <text:p>0.081766506340184</text:p>
          </table:table-cell>
          <table:table-cell office:value-type="float" office:value="0.025919" calcext:value-type="float">
            <text:p>0.025919</text:p>
          </table:table-cell>
          <table:table-cell office:value-type="float" office:value="0.142982072584171" calcext:value-type="float">
            <text:p>0.142982072584171</text:p>
          </table:table-cell>
          <table:table-cell office:value-type="float" office:value="0.014327999999999" calcext:value-type="float">
            <text:p>0.014327999999999</text:p>
          </table:table-cell>
          <table:table-cell office:value-type="float" office:value="0.169217315260166" calcext:value-type="float">
            <text:p>0.169217315260166</text:p>
          </table:table-cell>
          <table:table-cell office:value-type="float" office:value="0.00759200000000071" calcext:value-type="float">
            <text:p>0.007592000000001</text:p>
          </table:table-cell>
          <table:table-cell office:value-type="float" office:value="0.191080017490162" calcext:value-type="float">
            <text:p>0.191080017490162</text:p>
          </table:table-cell>
          <table:table-cell office:value-type="float" office:value="0.00227299999999886" calcext:value-type="float">
            <text:p>0.002272999999999</text:p>
          </table:table-cell>
        </table:table-row>
        <table:table-row table:style-name="ro1">
          <table:table-cell office:value-type="float" office:value="9163" calcext:value-type="float">
            <text:p>9163</text:p>
          </table:table-cell>
          <table:table-cell office:value-type="float" office:value="20" calcext:value-type="float">
            <text:p>20</text:p>
          </table:table-cell>
          <table:table-cell office:value-type="float" office:value="2391" calcext:value-type="float">
            <text:p>2391</text:p>
          </table:table-cell>
          <table:table-cell office:value-type="float" office:value="0.028021748222501" calcext:value-type="float">
            <text:p>0.028021748222501</text:p>
          </table:table-cell>
          <table:table-cell office:value-type="float" office:value="0.0624549999999999" calcext:value-type="float">
            <text:p>0.062455</text:p>
          </table:table-cell>
          <table:table-cell office:value-type="float" office:value="0.0380593893768298" calcext:value-type="float">
            <text:p>0.03805938937683</text:p>
          </table:table-cell>
          <table:table-cell office:value-type="float" office:value="0.0258179999999992" calcext:value-type="float">
            <text:p>0.025817999999999</text:p>
          </table:table-cell>
          <table:table-cell office:value-type="float" office:value="0.0464240903387704" calcext:value-type="float">
            <text:p>0.04642409033877</text:p>
          </table:table-cell>
          <table:table-cell office:value-type="float" office:value="0.0118209999999994" calcext:value-type="float">
            <text:p>0.011821</text:p>
          </table:table-cell>
          <table:table-cell office:value-type="float" office:value="0.305729820158929" calcext:value-type="float">
            <text:p>0.305729820158929</text:p>
          </table:table-cell>
          <table:table-cell office:value-type="float" office:value="0.0061150000000012" calcext:value-type="float">
            <text:p>0.006115000000001</text:p>
          </table:table-cell>
          <table:table-cell office:value-type="float" office:value="0.45629443747386" calcext:value-type="float">
            <text:p>0.45629443747386</text:p>
          </table:table-cell>
          <table:table-cell office:value-type="float" office:value="0.00233500000000042" calcext:value-type="float">
            <text:p>0.002335</text:p>
          </table:table-cell>
        </table:table-row>
        <table:table-row table:style-name="ro1">
          <table:table-cell office:value-type="float" office:value="9164" calcext:value-type="float">
            <text:p>9164</text:p>
          </table:table-cell>
          <table:table-cell office:value-type="float" office:value="20" calcext:value-type="float">
            <text:p>20</text:p>
          </table:table-cell>
          <table:table-cell office:value-type="float" office:value="1595" calcext:value-type="float">
            <text:p>1595</text:p>
          </table:table-cell>
          <table:table-cell office:value-type="float" office:value="0.00689655172413793" calcext:value-type="float">
            <text:p>0.006896551724138</text:p>
          </table:table-cell>
          <table:table-cell office:value-type="float" office:value="0.038469000000001" calcext:value-type="float">
            <text:p>0.038469000000001</text:p>
          </table:table-cell>
          <table:table-cell office:value-type="float" office:value="0.0250783699059561" calcext:value-type="float">
            <text:p>0.025078369905956</text:p>
          </table:table-cell>
          <table:table-cell office:value-type="float" office:value="0.0153280000000002" calcext:value-type="float">
            <text:p>0.015328</text:p>
          </table:table-cell>
          <table:table-cell office:value-type="float" office:value="0.0407523510971787" calcext:value-type="float">
            <text:p>0.040752351097179</text:p>
          </table:table-cell>
          <table:table-cell office:value-type="float" office:value="0.00755499999999998" calcext:value-type="float">
            <text:p>0.007555</text:p>
          </table:table-cell>
          <table:table-cell office:value-type="float" office:value="0.0971786833855799" calcext:value-type="float">
            <text:p>0.09717868338558</text:p>
          </table:table-cell>
          <table:table-cell office:value-type="float" office:value="0.00551699999999933" calcext:value-type="float">
            <text:p>0.005516999999999</text:p>
          </table:table-cell>
          <table:table-cell office:value-type="float" office:value="0.435736677115987" calcext:value-type="float">
            <text:p>0.435736677115987</text:p>
          </table:table-cell>
          <table:table-cell office:value-type="float" office:value="0.00153899999999929" calcext:value-type="float">
            <text:p>0.001538999999999</text:p>
          </table:table-cell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20" calcext:value-type="float">
            <text:p>20</text:p>
          </table:table-cell>
          <table:table-cell office:value-type="float" office:value="249" calcext:value-type="float">
            <text:p>249</text:p>
          </table:table-cell>
          <table:table-cell office:value-type="float" office:value="0.00401606425702811" calcext:value-type="float">
            <text:p>0.004016064257028</text:p>
          </table:table-cell>
          <table:table-cell office:value-type="float" office:value="0.00917299999999877" calcext:value-type="float">
            <text:p>0.009172999999999</text:p>
          </table:table-cell>
          <table:table-cell office:value-type="float" office:value="0.0160642570281125" calcext:value-type="float">
            <text:p>0.016064257028113</text:p>
          </table:table-cell>
          <table:table-cell office:value-type="float" office:value="0.00454000000000043" calcext:value-type="float">
            <text:p>0.00454</text:p>
          </table:table-cell>
          <table:table-cell office:value-type="float" office:value="0.036144578313253" calcext:value-type="float">
            <text:p>0.036144578313253</text:p>
          </table:table-cell>
          <table:table-cell office:value-type="float" office:value="0.00194600000000023" calcext:value-type="float">
            <text:p>0.001946</text:p>
          </table:table-cell>
          <table:table-cell office:value-type="float" office:value="1" calcext:value-type="float">
            <text:p>1</text:p>
          </table:table-cell>
          <table:table-cell office:value-type="float" office:value="0.00150900000000043" calcext:value-type="float">
            <text:p>0.001509</text:p>
          </table:table-cell>
          <table:table-cell office:value-type="float" office:value="1" calcext:value-type="float">
            <text:p>1</text:p>
          </table:table-cell>
          <table:table-cell office:value-type="float" office:value="0.000405000000000655" calcext:value-type="float">
            <text:p>0.000405000000001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  <table:table-cell office:value-type="float" office:value="20" calcext:value-type="float">
            <text:p>20</text:p>
          </table:table-cell>
          <table:table-cell office:value-type="float" office:value="2184" calcext:value-type="float">
            <text:p>2184</text:p>
          </table:table-cell>
          <table:table-cell office:value-type="float" office:value="0.00366300366300366" calcext:value-type="float">
            <text:p>0.003663003663004</text:p>
          </table:table-cell>
          <table:table-cell office:value-type="float" office:value="0.0456699999999994" calcext:value-type="float">
            <text:p>0.04567</text:p>
          </table:table-cell>
          <table:table-cell office:value-type="float" office:value="0.0590659340659341" calcext:value-type="float">
            <text:p>0.059065934065934</text:p>
          </table:table-cell>
          <table:table-cell office:value-type="float" office:value="0.018183999999998" calcext:value-type="float">
            <text:p>0.018183999999998</text:p>
          </table:table-cell>
          <table:table-cell office:value-type="float" office:value="0.157509157509158" calcext:value-type="float">
            <text:p>0.157509157509158</text:p>
          </table:table-cell>
          <table:table-cell office:value-type="float" office:value="0.00939699999999988" calcext:value-type="float">
            <text:p>0.009397</text:p>
          </table:table-cell>
          <table:table-cell office:value-type="float" office:value="0.221611721611722" calcext:value-type="float">
            <text:p>0.221611721611722</text:p>
          </table:table-cell>
          <table:table-cell office:value-type="float" office:value="0.0045370000000009" calcext:value-type="float">
            <text:p>0.004537000000001</text:p>
          </table:table-cell>
          <table:table-cell office:value-type="float" office:value="0.358974358974359" calcext:value-type="float">
            <text:p>0.358974358974359</text:p>
          </table:table-cell>
          <table:table-cell office:value-type="float" office:value="0.00252700000000239" calcext:value-type="float">
            <text:p>0.002527000000002</text:p>
          </table:table-cell>
        </table:table-row>
        <table:table-row table:style-name="ro1">
          <table:table-cell office:value-type="float" office:value="9167" calcext:value-type="float">
            <text:p>9167</text:p>
          </table:table-cell>
          <table:table-cell office:value-type="float" office:value="20" calcext:value-type="float">
            <text:p>20</text:p>
          </table:table-cell>
          <table:table-cell office:value-type="float" office:value="1810" calcext:value-type="float">
            <text:p>1810</text:p>
          </table:table-cell>
          <table:table-cell office:value-type="float" office:value="0.0861878453038674" calcext:value-type="float">
            <text:p>0.086187845303867</text:p>
          </table:table-cell>
          <table:table-cell office:value-type="float" office:value="0.0544620000000009" calcext:value-type="float">
            <text:p>0.054462000000001</text:p>
          </table:table-cell>
          <table:table-cell office:value-type="float" office:value="0.107734806629834" calcext:value-type="float">
            <text:p>0.107734806629834</text:p>
          </table:table-cell>
          <table:table-cell office:value-type="float" office:value="0.0219819999999995" calcext:value-type="float">
            <text:p>0.021982</text:p>
          </table:table-cell>
          <table:table-cell office:value-type="float" office:value="0.160220994475138" calcext:value-type="float">
            <text:p>0.160220994475138</text:p>
          </table:table-cell>
          <table:table-cell office:value-type="float" office:value="0.00943100000000286" calcext:value-type="float">
            <text:p>0.009431000000003</text:p>
          </table:table-cell>
          <table:table-cell office:value-type="float" office:value="0.226519337016575" calcext:value-type="float">
            <text:p>0.226519337016575</text:p>
          </table:table-cell>
          <table:table-cell office:value-type="float" office:value="0.00874100000000055" calcext:value-type="float">
            <text:p>0.008741000000001</text:p>
          </table:table-cell>
          <table:table-cell office:value-type="float" office:value="0.419889502762431" calcext:value-type="float">
            <text:p>0.419889502762431</text:p>
          </table:table-cell>
          <table:table-cell office:value-type="float" office:value="0.0027380000000008" calcext:value-type="float">
            <text:p>0.002738000000001</text:p>
          </table:table-cell>
        </table:table-row>
        <table:table-row table:style-name="ro1">
          <table:table-cell office:value-type="float" office:value="9168" calcext:value-type="float">
            <text:p>9168</text:p>
          </table:table-cell>
          <table:table-cell office:value-type="float" office:value="20" calcext:value-type="float">
            <text:p>20</text:p>
          </table:table-cell>
          <table:table-cell office:value-type="float" office:value="2359" calcext:value-type="float">
            <text:p>2359</text:p>
          </table:table-cell>
          <table:table-cell office:value-type="float" office:value="0.0631623569309029" calcext:value-type="float">
            <text:p>0.063162356930903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99194573972022" calcext:value-type="float">
            <text:p>0.099194573972022</text:p>
          </table:table-cell>
          <table:table-cell office:value-type="float" office:value="0.027785999999999" calcext:value-type="float">
            <text:p>0.027785999999999</text:p>
          </table:table-cell>
          <table:table-cell office:value-type="float" office:value="0.118270453582026" calcext:value-type="float">
            <text:p>0.118270453582026</text:p>
          </table:table-cell>
          <table:table-cell office:value-type="float" office:value="0.018794999999999" calcext:value-type="float">
            <text:p>0.018794999999999</text:p>
          </table:table-cell>
          <table:table-cell office:value-type="float" office:value="0.203052140737601" calcext:value-type="float">
            <text:p>0.203052140737601</text:p>
          </table:table-cell>
          <table:table-cell office:value-type="float" office:value="0.00600799999999957" calcext:value-type="float">
            <text:p>0.006008</text:p>
          </table:table-cell>
          <table:table-cell office:value-type="float" office:value="0.279355659177618" calcext:value-type="float">
            <text:p>0.279355659177618</text:p>
          </table:table-cell>
          <table:table-cell office:value-type="float" office:value="0.00230999999999959" calcext:value-type="float">
            <text:p>0.00231</text:p>
          </table:table-cell>
        </table:table-row>
        <table:table-row table:style-name="ro1">
          <table:table-cell office:value-type="float" office:value="9169" calcext:value-type="float">
            <text:p>9169</text:p>
          </table:table-cell>
          <table:table-cell office:value-type="float" office:value="20" calcext:value-type="float">
            <text:p>20</text:p>
          </table:table-cell>
          <table:table-cell office:value-type="float" office:value="2503" calcext:value-type="float">
            <text:p>2503</text:p>
          </table:table-cell>
          <table:table-cell office:value-type="float" office:value="0.0027966440271674" calcext:value-type="float">
            <text:p>0.002796644027167</text:p>
          </table:table-cell>
          <table:table-cell office:value-type="float" office:value="0.0582469999999997" calcext:value-type="float">
            <text:p>0.058247</text:p>
          </table:table-cell>
          <table:table-cell office:value-type="float" office:value="0.0471434278865362" calcext:value-type="float">
            <text:p>0.047143427886536</text:p>
          </table:table-cell>
          <table:table-cell office:value-type="float" office:value="0.0223469999999999" calcext:value-type="float">
            <text:p>0.022347</text:p>
          </table:table-cell>
          <table:table-cell office:value-type="float" office:value="0.101078705553336" calcext:value-type="float">
            <text:p>0.101078705553336</text:p>
          </table:table-cell>
          <table:table-cell office:value-type="float" office:value="0.0126429999999989" calcext:value-type="float">
            <text:p>0.012642999999999</text:p>
          </table:table-cell>
          <table:table-cell office:value-type="float" office:value="0.137035557331203" calcext:value-type="float">
            <text:p>0.137035557331203</text:p>
          </table:table-cell>
          <table:table-cell office:value-type="float" office:value="0.00570199999999943" calcext:value-type="float">
            <text:p>0.005701999999999</text:p>
          </table:table-cell>
          <table:table-cell office:value-type="float" office:value="0.30083899320815" calcext:value-type="float">
            <text:p>0.30083899320815</text:p>
          </table:table-cell>
          <table:table-cell office:value-type="float" office:value="0.00221800000000094" calcext:value-type="float">
            <text:p>0.002218000000001</text:p>
          </table:table-cell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20" calcext:value-type="float">
            <text:p>20</text:p>
          </table:table-cell>
          <table:table-cell office:value-type="float" office:value="2759" calcext:value-type="float">
            <text:p>2759</text:p>
          </table:table-cell>
          <table:table-cell office:value-type="float" office:value="0.0605291772381298" calcext:value-type="float">
            <text:p>0.06052917723813</text:p>
          </table:table-cell>
          <table:table-cell office:value-type="float" office:value="0.0639400000000006" calcext:value-type="float">
            <text:p>0.063940000000001</text:p>
          </table:table-cell>
          <table:table-cell office:value-type="float" office:value="0.0775643349039507" calcext:value-type="float">
            <text:p>0.077564334903951</text:p>
          </table:table-cell>
          <table:table-cell office:value-type="float" office:value="0.0259609999999988" calcext:value-type="float">
            <text:p>0.025960999999999</text:p>
          </table:table-cell>
          <table:table-cell office:value-type="float" office:value="0.213483146067416" calcext:value-type="float">
            <text:p>0.213483146067416</text:p>
          </table:table-cell>
          <table:table-cell office:value-type="float" office:value="0.0134660000000011" calcext:value-type="float">
            <text:p>0.013466000000001</text:p>
          </table:table-cell>
          <table:table-cell office:value-type="float" office:value="0.15911562160203" calcext:value-type="float">
            <text:p>0.15911562160203</text:p>
          </table:table-cell>
          <table:table-cell office:value-type="float" office:value="0.00702100000000172" calcext:value-type="float">
            <text:p>0.007021000000002</text:p>
          </table:table-cell>
          <table:table-cell office:value-type="float" office:value="0.275099673794853" calcext:value-type="float">
            <text:p>0.275099673794853</text:p>
          </table:table-cell>
          <table:table-cell office:value-type="float" office:value="0.00300999999999973" calcext:value-type="float">
            <text:p>0.00301</text:p>
          </table:table-cell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20" calcext:value-type="float">
            <text:p>20</text:p>
          </table:table-cell>
          <table:table-cell office:value-type="float" office:value="1953" calcext:value-type="float">
            <text:p>1953</text:p>
          </table:table-cell>
          <table:table-cell office:value-type="float" office:value="0.00460829493087558" calcext:value-type="float">
            <text:p>0.004608294930876</text:p>
          </table:table-cell>
          <table:table-cell office:value-type="float" office:value="0.0485350000000011" calcext:value-type="float">
            <text:p>0.048535000000001</text:p>
          </table:table-cell>
          <table:table-cell office:value-type="float" office:value="0.0194572452636969" calcext:value-type="float">
            <text:p>0.019457245263697</text:p>
          </table:table-cell>
          <table:table-cell office:value-type="float" office:value="0.0229350000000021" calcext:value-type="float">
            <text:p>0.022935000000002</text:p>
          </table:table-cell>
          <table:table-cell office:value-type="float" office:value="0.0629800307219662" calcext:value-type="float">
            <text:p>0.062980030721966</text:p>
          </table:table-cell>
          <table:table-cell office:value-type="float" office:value="0.00851700000000122" calcext:value-type="float">
            <text:p>0.008517000000001</text:p>
          </table:table-cell>
          <table:table-cell office:value-type="float" office:value="0.180747567844342" calcext:value-type="float">
            <text:p>0.180747567844342</text:p>
          </table:table-cell>
          <table:table-cell office:value-type="float" office:value="0.00438699999999948" calcext:value-type="float">
            <text:p>0.004386999999999</text:p>
          </table:table-cell>
          <table:table-cell office:value-type="float" office:value="0.411162314388121" calcext:value-type="float">
            <text:p>0.411162314388121</text:p>
          </table:table-cell>
          <table:table-cell office:value-type="float" office:value="0.00337300000000162" calcext:value-type="float">
            <text:p>0.003373000000002</text:p>
          </table:table-cell>
        </table:table-row>
        <table:table-row table:style-name="ro1">
          <table:table-cell office:value-type="float" office:value="9172" calcext:value-type="float">
            <text:p>9172</text:p>
          </table:table-cell>
          <table:table-cell office:value-type="float" office:value="20" calcext:value-type="float">
            <text:p>20</text:p>
          </table:table-cell>
          <table:table-cell office:value-type="float" office:value="2532" calcext:value-type="float">
            <text:p>2532</text:p>
          </table:table-cell>
          <table:table-cell office:value-type="float" office:value="0.00315955766192733" calcext:value-type="float">
            <text:p>0.003159557661927</text:p>
          </table:table-cell>
          <table:table-cell office:value-type="float" office:value="0.0590539999999997" calcext:value-type="float">
            <text:p>0.059054</text:p>
          </table:table-cell>
          <table:table-cell office:value-type="float" office:value="0.0106635071090047" calcext:value-type="float">
            <text:p>0.010663507109005</text:p>
          </table:table-cell>
          <table:table-cell office:value-type="float" office:value="0.0271369999999997" calcext:value-type="float">
            <text:p>0.027137</text:p>
          </table:table-cell>
          <table:table-cell office:value-type="float" office:value="0.028436018957346" calcext:value-type="float">
            <text:p>0.028436018957346</text:p>
          </table:table-cell>
          <table:table-cell office:value-type="float" office:value="0.0143749999999994" calcext:value-type="float">
            <text:p>0.014374999999999</text:p>
          </table:table-cell>
          <table:table-cell office:value-type="float" office:value="0.0679304897314376" calcext:value-type="float">
            <text:p>0.067930489731438</text:p>
          </table:table-cell>
          <table:table-cell office:value-type="float" office:value="0.00900499999999838" calcext:value-type="float">
            <text:p>0.009004999999998</text:p>
          </table:table-cell>
          <table:table-cell office:value-type="float" office:value="0.190363349131122" calcext:value-type="float">
            <text:p>0.190363349131122</text:p>
          </table:table-cell>
          <table:table-cell office:value-type="float" office:value="0.00467500000000065" calcext:value-type="float">
            <text:p>0.004675000000001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20" calcext:value-type="float">
            <text:p>20</text:p>
          </table:table-cell>
          <table:table-cell office:value-type="float" office:value="2347" calcext:value-type="float">
            <text:p>2347</text:p>
          </table:table-cell>
          <table:table-cell office:value-type="float" office:value="0.037920749893481" calcext:value-type="float">
            <text:p>0.037920749893481</text:p>
          </table:table-cell>
          <table:table-cell office:value-type="float" office:value="0.0702510000000007" calcext:value-type="float">
            <text:p>0.070251000000001</text:p>
          </table:table-cell>
          <table:table-cell office:value-type="float" office:value="0.175543246697912" calcext:value-type="float">
            <text:p>0.175543246697912</text:p>
          </table:table-cell>
          <table:table-cell office:value-type="float" office:value="0.0213640000000002" calcext:value-type="float">
            <text:p>0.021364</text:p>
          </table:table-cell>
          <table:table-cell office:value-type="float" office:value="0.198977417980401" calcext:value-type="float">
            <text:p>0.198977417980401</text:p>
          </table:table-cell>
          <table:table-cell office:value-type="float" office:value="0.0109449999999995" calcext:value-type="float">
            <text:p>0.010945</text:p>
          </table:table-cell>
          <table:table-cell office:value-type="float" office:value="0.224541968470388" calcext:value-type="float">
            <text:p>0.224541968470388</text:p>
          </table:table-cell>
          <table:table-cell office:value-type="float" office:value="0.00968700000000133" calcext:value-type="float">
            <text:p>0.009687000000001</text:p>
          </table:table-cell>
          <table:table-cell office:value-type="float" office:value="0.382190029825309" calcext:value-type="float">
            <text:p>0.382190029825309</text:p>
          </table:table-cell>
          <table:table-cell office:value-type="float" office:value="0.00301000000000151" calcext:value-type="float">
            <text:p>0.003010000000002</text:p>
          </table:table-cell>
        </table:table-row>
        <table:table-row table:style-name="ro1">
          <table:table-cell office:value-type="float" office:value="9174" calcext:value-type="float">
            <text:p>9174</text:p>
          </table:table-cell>
          <table:table-cell office:value-type="float" office:value="20" calcext:value-type="float">
            <text:p>20</text:p>
          </table:table-cell>
          <table:table-cell office:value-type="float" office:value="2684" calcext:value-type="float">
            <text:p>2684</text:p>
          </table:table-cell>
          <table:table-cell office:value-type="float" office:value="0.0946348733233979" calcext:value-type="float">
            <text:p>0.094634873323398</text:p>
          </table:table-cell>
          <table:table-cell office:value-type="float" office:value="0.0711309999999994" calcext:value-type="float">
            <text:p>0.071130999999999</text:p>
          </table:table-cell>
          <table:table-cell office:value-type="float" office:value="0.150521609538003" calcext:value-type="float">
            <text:p>0.150521609538003</text:p>
          </table:table-cell>
          <table:table-cell office:value-type="float" office:value="0.0246860000000009" calcext:value-type="float">
            <text:p>0.024686000000001</text:p>
          </table:table-cell>
          <table:table-cell office:value-type="float" office:value="0.195230998509687" calcext:value-type="float">
            <text:p>0.195230998509687</text:p>
          </table:table-cell>
          <table:table-cell office:value-type="float" office:value="0.0137060000000009" calcext:value-type="float">
            <text:p>0.013706000000001</text:p>
          </table:table-cell>
          <table:table-cell office:value-type="float" office:value="0.225037257824143" calcext:value-type="float">
            <text:p>0.225037257824143</text:p>
          </table:table-cell>
          <table:table-cell office:value-type="float" office:value="0.00642699999999863" calcext:value-type="float">
            <text:p>0.006426999999999</text:p>
          </table:table-cell>
          <table:table-cell office:value-type="float" office:value="0.329359165424739" calcext:value-type="float">
            <text:p>0.329359165424739</text:p>
          </table:table-cell>
          <table:table-cell office:value-type="float" office:value="0.00251999999999874" calcext:value-type="float">
            <text:p>0.002519999999999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20" calcext:value-type="float">
            <text:p>20</text:p>
          </table:table-cell>
          <table:table-cell office:value-type="float" office:value="1883" calcext:value-type="float">
            <text:p>1883</text:p>
          </table:table-cell>
          <table:table-cell office:value-type="float" office:value="0.00265533722782793" calcext:value-type="float">
            <text:p>0.002655337227828</text:p>
          </table:table-cell>
          <table:table-cell office:value-type="float" office:value="0.0488859999999995" calcext:value-type="float">
            <text:p>0.048886</text:p>
          </table:table-cell>
          <table:table-cell office:value-type="float" office:value="0.0122145512480085" calcext:value-type="float">
            <text:p>0.012214551248009</text:p>
          </table:table-cell>
          <table:table-cell office:value-type="float" office:value="0.0186520000000012" calcext:value-type="float">
            <text:p>0.018652000000001</text:p>
          </table:table-cell>
          <table:table-cell office:value-type="float" office:value="0.129049389272438" calcext:value-type="float">
            <text:p>0.129049389272438</text:p>
          </table:table-cell>
          <table:table-cell office:value-type="float" office:value="0.00931700000000113" calcext:value-type="float">
            <text:p>0.009317000000001</text:p>
          </table:table-cell>
          <table:table-cell office:value-type="float" office:value="0.171534784917685" calcext:value-type="float">
            <text:p>0.171534784917685</text:p>
          </table:table-cell>
          <table:table-cell office:value-type="float" office:value="0.0050650000000001" calcext:value-type="float">
            <text:p>0.005065</text:p>
          </table:table-cell>
          <table:table-cell office:value-type="float" office:value="0.442379182156134" calcext:value-type="float">
            <text:p>0.442379182156134</text:p>
          </table:table-cell>
          <table:table-cell office:value-type="float" office:value="0.00183600000000084" calcext:value-type="float">
            <text:p>0.001836000000001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float" office:value="20" calcext:value-type="float">
            <text:p>20</text:p>
          </table:table-cell>
          <table:table-cell office:value-type="float" office:value="2330" calcext:value-type="float">
            <text:p>2330</text:p>
          </table:table-cell>
          <table:table-cell office:value-type="float" office:value="0.00257510729613734" calcext:value-type="float">
            <text:p>0.002575107296137</text:p>
          </table:table-cell>
          <table:table-cell office:value-type="float" office:value="0.0547580000000014" calcext:value-type="float">
            <text:p>0.054758000000002</text:p>
          </table:table-cell>
          <table:table-cell office:value-type="float" office:value="0.0300429184549356" calcext:value-type="float">
            <text:p>0.030042918454936</text:p>
          </table:table-cell>
          <table:table-cell office:value-type="float" office:value="0.0197040000000008" calcext:value-type="float">
            <text:p>0.019704000000001</text:p>
          </table:table-cell>
          <table:table-cell office:value-type="float" office:value="0.0429184549356223" calcext:value-type="float">
            <text:p>0.042918454935622</text:p>
          </table:table-cell>
          <table:table-cell office:value-type="float" office:value="0.0096039999999995" calcext:value-type="float">
            <text:p>0.009604</text:p>
          </table:table-cell>
          <table:table-cell office:value-type="float" office:value="0.0901287553648069" calcext:value-type="float">
            <text:p>0.090128755364807</text:p>
          </table:table-cell>
          <table:table-cell office:value-type="float" office:value="0.0066890000000015" calcext:value-type="float">
            <text:p>0.006689000000002</text:p>
          </table:table-cell>
          <table:table-cell office:value-type="float" office:value="0.44206008583691" calcext:value-type="float">
            <text:p>0.44206008583691</text:p>
          </table:table-cell>
          <table:table-cell office:value-type="float" office:value="0.00408799999999943" calcext:value-type="float">
            <text:p>0.004087999999999</text:p>
          </table:table-cell>
        </table:table-row>
        <table:table-row table:style-name="ro1">
          <table:table-cell office:value-type="float" office:value="9177" calcext:value-type="float">
            <text:p>9177</text:p>
          </table:table-cell>
          <table:table-cell office:value-type="float" office:value="20" calcext:value-type="float">
            <text:p>20</text:p>
          </table:table-cell>
          <table:table-cell office:value-type="float" office:value="2365" calcext:value-type="float">
            <text:p>2365</text:p>
          </table:table-cell>
          <table:table-cell office:value-type="float" office:value="0.0638477801268499" calcext:value-type="float">
            <text:p>0.06384778012685</text:p>
          </table:table-cell>
          <table:table-cell office:value-type="float" office:value="0.0627499999999994" calcext:value-type="float">
            <text:p>0.06275</text:p>
          </table:table-cell>
          <table:table-cell office:value-type="float" office:value="0.0676532769556025" calcext:value-type="float">
            <text:p>0.067653276955603</text:p>
          </table:table-cell>
          <table:table-cell office:value-type="float" office:value="0.026625000000001" calcext:value-type="float">
            <text:p>0.02662500000000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05230000000009" calcext:value-type="float">
            <text:p>0.010523000000001</text:p>
          </table:table-cell>
          <table:table-cell office:value-type="float" office:value="0.179704016913319" calcext:value-type="float">
            <text:p>0.179704016913319</text:p>
          </table:table-cell>
          <table:table-cell office:value-type="float" office:value="0.00506799999999963" calcext:value-type="float">
            <text:p>0.005068</text:p>
          </table:table-cell>
          <table:table-cell office:value-type="float" office:value="0.619450317124736" calcext:value-type="float">
            <text:p>0.619450317124736</text:p>
          </table:table-cell>
          <table:table-cell office:value-type="float" office:value="0.00299399999999927" calcext:value-type="float">
            <text:p>0.002993999999999</text:p>
          </table:table-cell>
        </table:table-row>
        <table:table-row table:style-name="ro1">
          <table:table-cell office:value-type="float" office:value="9178" calcext:value-type="float">
            <text:p>9178</text:p>
          </table:table-cell>
          <table:table-cell office:value-type="float" office:value="20" calcext:value-type="float">
            <text:p>20</text:p>
          </table:table-cell>
          <table:table-cell office:value-type="float" office:value="2249" calcext:value-type="float">
            <text:p>2249</text:p>
          </table:table-cell>
          <table:table-cell office:value-type="float" office:value="0.00222321031569586" calcext:value-type="float">
            <text:p>0.002223210315696</text:p>
          </table:table-cell>
          <table:table-cell office:value-type="float" office:value="0.0621100000000006" calcext:value-type="float">
            <text:p>0.062110000000001</text:p>
          </table:table-cell>
          <table:table-cell office:value-type="float" office:value="0.0662516674077368" calcext:value-type="float">
            <text:p>0.066251667407737</text:p>
          </table:table-cell>
          <table:table-cell office:value-type="float" office:value="0.0242780000000007" calcext:value-type="float">
            <text:p>0.024278000000001</text:p>
          </table:table-cell>
          <table:table-cell office:value-type="float" office:value="0.275233437083148" calcext:value-type="float">
            <text:p>0.275233437083148</text:p>
          </table:table-cell>
          <table:table-cell office:value-type="float" office:value="0.0127889999999997" calcext:value-type="float">
            <text:p>0.012789</text:p>
          </table:table-cell>
          <table:table-cell office:value-type="float" office:value="0.288572698977323" calcext:value-type="float">
            <text:p>0.288572698977323</text:p>
          </table:table-cell>
          <table:table-cell office:value-type="float" office:value="0.00597600000000043" calcext:value-type="float">
            <text:p>0.005976</text:p>
          </table:table-cell>
          <table:table-cell office:value-type="float" office:value="0.51089373054691" calcext:value-type="float">
            <text:p>0.51089373054691</text:p>
          </table:table-cell>
          <table:table-cell office:value-type="float" office:value="0.00219999999999842" calcext:value-type="float">
            <text:p>0.002199999999998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20" calcext:value-type="float">
            <text:p>20</text:p>
          </table:table-cell>
          <table:table-cell office:value-type="float" office:value="2012" calcext:value-type="float">
            <text:p>2012</text:p>
          </table:table-cell>
          <table:table-cell office:value-type="float" office:value="0.00497017892644135" calcext:value-type="float">
            <text:p>0.004970178926441</text:p>
          </table:table-cell>
          <table:table-cell office:value-type="float" office:value="0.0486330000000006" calcext:value-type="float">
            <text:p>0.048633000000001</text:p>
          </table:table-cell>
          <table:table-cell office:value-type="float" office:value="0.0233598409542744" calcext:value-type="float">
            <text:p>0.023359840954274</text:p>
          </table:table-cell>
          <table:table-cell office:value-type="float" office:value="0.0308750000000018" calcext:value-type="float">
            <text:p>0.030875000000002</text:p>
          </table:table-cell>
          <table:table-cell office:value-type="float" office:value="0.0656063618290259" calcext:value-type="float">
            <text:p>0.065606361829026</text:p>
          </table:table-cell>
          <table:table-cell office:value-type="float" office:value="0.00991199999999992" calcext:value-type="float">
            <text:p>0.009912</text:p>
          </table:table-cell>
          <table:table-cell office:value-type="float" office:value="0.095427435387674" calcext:value-type="float">
            <text:p>0.095427435387674</text:p>
          </table:table-cell>
          <table:table-cell office:value-type="float" office:value="0.00526100000000085" calcext:value-type="float">
            <text:p>0.005261000000001</text:p>
          </table:table-cell>
          <table:table-cell office:value-type="float" office:value="0.304174950298211" calcext:value-type="float">
            <text:p>0.304174950298211</text:p>
          </table:table-cell>
          <table:table-cell office:value-type="float" office:value="0.00214399999999948" calcext:value-type="float">
            <text:p>0.002143999999999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20" calcext:value-type="float">
            <text:p>20</text:p>
          </table:table-cell>
          <table:table-cell office:value-type="float" office:value="2177" calcext:value-type="float">
            <text:p>2177</text:p>
          </table:table-cell>
          <table:table-cell office:value-type="float" office:value="0.00689021589343133" calcext:value-type="float">
            <text:p>0.006890215893431</text:p>
          </table:table-cell>
          <table:table-cell office:value-type="float" office:value="0.0748060000000024" calcext:value-type="float">
            <text:p>0.074806000000002</text:p>
          </table:table-cell>
          <table:table-cell office:value-type="float" office:value="0.067524115755627" calcext:value-type="float">
            <text:p>0.067524115755627</text:p>
          </table:table-cell>
          <table:table-cell office:value-type="float" office:value="0.0342569999999984" calcext:value-type="float">
            <text:p>0.034256999999999</text:p>
          </table:table-cell>
          <table:table-cell office:value-type="float" office:value="0.0491502067064768" calcext:value-type="float">
            <text:p>0.049150206706477</text:p>
          </table:table-cell>
          <table:table-cell office:value-type="float" office:value="0.0116999999999994" calcext:value-type="float">
            <text:p>0.011699999999999</text:p>
          </table:table-cell>
          <table:table-cell office:value-type="float" office:value="0.0813045475424897" calcext:value-type="float">
            <text:p>0.08130454754249</text:p>
          </table:table-cell>
          <table:table-cell office:value-type="float" office:value="0.00607199999999786" calcext:value-type="float">
            <text:p>0.006071999999998</text:p>
          </table:table-cell>
          <table:table-cell office:value-type="float" office:value="0.265043638033992" calcext:value-type="float">
            <text:p>0.265043638033992</text:p>
          </table:table-cell>
          <table:table-cell office:value-type="float" office:value="0.00246199999999952" calcext:value-type="float">
            <text:p>0.002462</text:p>
          </table:table-cell>
        </table:table-row>
        <table:table-row table:style-name="ro1">
          <table:table-cell office:value-type="float" office:value="9181" calcext:value-type="float">
            <text:p>9181</text:p>
          </table:table-cell>
          <table:table-cell office:value-type="float" office:value="20" calcext:value-type="float">
            <text:p>20</text:p>
          </table:table-cell>
          <table:table-cell office:value-type="float" office:value="2435" calcext:value-type="float">
            <text:p>2435</text:p>
          </table:table-cell>
          <table:table-cell office:value-type="float" office:value="0.00451745379876797" calcext:value-type="float">
            <text:p>0.004517453798768</text:p>
          </table:table-cell>
          <table:table-cell office:value-type="float" office:value="0.0543990000000019" calcext:value-type="float">
            <text:p>0.054399000000002</text:p>
          </table:table-cell>
          <table:table-cell office:value-type="float" office:value="0.0287474332648871" calcext:value-type="float">
            <text:p>0.028747433264887</text:p>
          </table:table-cell>
          <table:table-cell office:value-type="float" office:value="0.0220819999999993" calcext:value-type="float">
            <text:p>0.022081999999999</text:p>
          </table:table-cell>
          <table:table-cell office:value-type="float" office:value="0.0718685831622177" calcext:value-type="float">
            <text:p>0.071868583162218</text:p>
          </table:table-cell>
          <table:table-cell office:value-type="float" office:value="0.0109709999999996" calcext:value-type="float">
            <text:p>0.010971</text:p>
          </table:table-cell>
          <table:table-cell office:value-type="float" office:value="0.104722792607803" calcext:value-type="float">
            <text:p>0.104722792607803</text:p>
          </table:table-cell>
          <table:table-cell office:value-type="float" office:value="0.00573600000000063" calcext:value-type="float">
            <text:p>0.005736000000001</text:p>
          </table:table-cell>
          <table:table-cell office:value-type="float" office:value="0.240246406570842" calcext:value-type="float">
            <text:p>0.240246406570842</text:p>
          </table:table-cell>
          <table:table-cell office:value-type="float" office:value="0.00234700000000032" calcext:value-type="float">
            <text:p>0.002347</text:p>
          </table:table-cell>
        </table:table-row>
        <table:table-row table:style-name="ro1">
          <table:table-cell office:value-type="float" office:value="9182" calcext:value-type="float">
            <text:p>9182</text:p>
          </table:table-cell>
          <table:table-cell office:value-type="float" office:value="20" calcext:value-type="float">
            <text:p>20</text:p>
          </table:table-cell>
          <table:table-cell office:value-type="float" office:value="2496" calcext:value-type="float">
            <text:p>2496</text:p>
          </table:table-cell>
          <table:table-cell office:value-type="float" office:value="0.000801282051282051" calcext:value-type="float">
            <text:p>0.000801282051282</text:p>
          </table:table-cell>
          <table:table-cell office:value-type="float" office:value="0.063130000000001" calcext:value-type="float">
            <text:p>0.063130000000001</text:p>
          </table:table-cell>
          <table:table-cell office:value-type="float" office:value="0.0224358974358974" calcext:value-type="float">
            <text:p>0.022435897435898</text:p>
          </table:table-cell>
          <table:table-cell office:value-type="float" office:value="0.025818000000001" calcext:value-type="float">
            <text:p>0.025818000000001</text:p>
          </table:table-cell>
          <table:table-cell office:value-type="float" office:value="0.0985576923076923" calcext:value-type="float">
            <text:p>0.098557692307692</text:p>
          </table:table-cell>
          <table:table-cell office:value-type="float" office:value="0.0139580000000024" calcext:value-type="float">
            <text:p>0.013958000000002</text:p>
          </table:table-cell>
          <table:table-cell office:value-type="float" office:value="0.158653846153846" calcext:value-type="float">
            <text:p>0.158653846153846</text:p>
          </table:table-cell>
          <table:table-cell office:value-type="float" office:value="0.00619299999999967" calcext:value-type="float">
            <text:p>0.006193</text:p>
          </table:table-cell>
          <table:table-cell office:value-type="float" office:value="0.278846153846154" calcext:value-type="float">
            <text:p>0.278846153846154</text:p>
          </table:table-cell>
          <table:table-cell office:value-type="float" office:value="0.00236800000000059" calcext:value-type="float">
            <text:p>0.002368000000001</text:p>
          </table:table-cell>
        </table:table-row>
        <table:table-row table:style-name="ro1">
          <table:table-cell office:value-type="float" office:value="9183" calcext:value-type="float">
            <text:p>9183</text:p>
          </table:table-cell>
          <table:table-cell office:value-type="float" office:value="20" calcext:value-type="float">
            <text:p>20</text:p>
          </table:table-cell>
          <table:table-cell office:value-type="float" office:value="1814" calcext:value-type="float">
            <text:p>1814</text:p>
          </table:table-cell>
          <table:table-cell office:value-type="float" office:value="0.00330760749724366" calcext:value-type="float">
            <text:p>0.003307607497244</text:p>
          </table:table-cell>
          <table:table-cell office:value-type="float" office:value="0.0598749999999981" calcext:value-type="float">
            <text:p>0.059874999999998</text:p>
          </table:table-cell>
          <table:table-cell office:value-type="float" office:value="0.015986769570011" calcext:value-type="float">
            <text:p>0.015986769570011</text:p>
          </table:table-cell>
          <table:table-cell office:value-type="float" office:value="0.0319029999999962" calcext:value-type="float">
            <text:p>0.031902999999996</text:p>
          </table:table-cell>
          <table:table-cell office:value-type="float" office:value="0.167585446527012" calcext:value-type="float">
            <text:p>0.167585446527012</text:p>
          </table:table-cell>
          <table:table-cell office:value-type="float" office:value="0.015701" calcext:value-type="float">
            <text:p>0.015701</text:p>
          </table:table-cell>
          <table:table-cell office:value-type="float" office:value="0.162072767364939" calcext:value-type="float">
            <text:p>0.162072767364939</text:p>
          </table:table-cell>
          <table:table-cell office:value-type="float" office:value="0.00485699999999767" calcext:value-type="float">
            <text:p>0.004856999999998</text:p>
          </table:table-cell>
          <table:table-cell office:value-type="float" office:value="0.393605292171996" calcext:value-type="float">
            <text:p>0.393605292171996</text:p>
          </table:table-cell>
          <table:table-cell office:value-type="float" office:value="0.00203300000000084" calcext:value-type="float">
            <text:p>0.002033000000001</text:p>
          </table:table-cell>
        </table:table-row>
        <table:table-row table:style-name="ro1">
          <table:table-cell office:value-type="float" office:value="9184" calcext:value-type="float">
            <text:p>9184</text:p>
          </table:table-cell>
          <table:table-cell office:value-type="float" office:value="20" calcext:value-type="float">
            <text:p>20</text:p>
          </table:table-cell>
          <table:table-cell office:value-type="float" office:value="2959" calcext:value-type="float">
            <text:p>2959</text:p>
          </table:table-cell>
          <table:table-cell office:value-type="float" office:value="0.0111524163568773" calcext:value-type="float">
            <text:p>0.011152416356877</text:p>
          </table:table-cell>
          <table:table-cell office:value-type="float" office:value="0.0779450000000033" calcext:value-type="float">
            <text:p>0.077945000000003</text:p>
          </table:table-cell>
          <table:table-cell office:value-type="float" office:value="0.0199391686380534" calcext:value-type="float">
            <text:p>0.019939168638053</text:p>
          </table:table-cell>
          <table:table-cell office:value-type="float" office:value="0.0410669999999982" calcext:value-type="float">
            <text:p>0.041066999999998</text:p>
          </table:table-cell>
          <table:table-cell office:value-type="float" office:value="0.0402162892869213" calcext:value-type="float">
            <text:p>0.040216289286921</text:p>
          </table:table-cell>
          <table:table-cell office:value-type="float" office:value="0.024319000000002" calcext:value-type="float">
            <text:p>0.024319000000002</text:p>
          </table:table-cell>
          <table:table-cell office:value-type="float" office:value="0.080770530584657" calcext:value-type="float">
            <text:p>0.080770530584657</text:p>
          </table:table-cell>
          <table:table-cell office:value-type="float" office:value="0.0107889999999955" calcext:value-type="float">
            <text:p>0.010788999999996</text:p>
          </table:table-cell>
          <table:table-cell office:value-type="float" office:value="0.138222372423116" calcext:value-type="float">
            <text:p>0.138222372423116</text:p>
          </table:table-cell>
          <table:table-cell office:value-type="float" office:value="0.00316099999999864" calcext:value-type="float">
            <text:p>0.003160999999999</text:p>
          </table:table-cell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float" office:value="20" calcext:value-type="float">
            <text:p>20</text:p>
          </table:table-cell>
          <table:table-cell office:value-type="float" office:value="2411" calcext:value-type="float">
            <text:p>2411</text:p>
          </table:table-cell>
          <table:table-cell office:value-type="float" office:value="0.0037328909166321" calcext:value-type="float">
            <text:p>0.003732890916632</text:p>
          </table:table-cell>
          <table:table-cell office:value-type="float" office:value="0.0639090000000024" calcext:value-type="float">
            <text:p>0.063909000000003</text:p>
          </table:table-cell>
          <table:table-cell office:value-type="float" office:value="0.0128577353795106" calcext:value-type="float">
            <text:p>0.012857735379511</text:p>
          </table:table-cell>
          <table:table-cell office:value-type="float" office:value="0.0245849999999983" calcext:value-type="float">
            <text:p>0.024584999999998</text:p>
          </table:table-cell>
          <table:table-cell office:value-type="float" office:value="0.0584819576939029" calcext:value-type="float">
            <text:p>0.058481957693903</text:p>
          </table:table-cell>
          <table:table-cell office:value-type="float" office:value="0.0110939999999964" calcext:value-type="float">
            <text:p>0.011093999999996</text:p>
          </table:table-cell>
          <table:table-cell office:value-type="float" office:value="0.128992119452509" calcext:value-type="float">
            <text:p>0.128992119452509</text:p>
          </table:table-cell>
          <table:table-cell office:value-type="float" office:value="0.00617799999999846" calcext:value-type="float">
            <text:p>0.006177999999998</text:p>
          </table:table-cell>
          <table:table-cell office:value-type="float" office:value="0.543757776856076" calcext:value-type="float">
            <text:p>0.543757776856076</text:p>
          </table:table-cell>
          <table:table-cell office:value-type="float" office:value="0.00211000000000183" calcext:value-type="float">
            <text:p>0.002110000000002</text:p>
          </table:table-cell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20" calcext:value-type="float">
            <text:p>20</text:p>
          </table:table-cell>
          <table:table-cell office:value-type="float" office:value="2411" calcext:value-type="float">
            <text:p>2411</text:p>
          </table:table-cell>
          <table:table-cell office:value-type="float" office:value="0.0203235172127748" calcext:value-type="float">
            <text:p>0.020323517212775</text:p>
          </table:table-cell>
          <table:table-cell office:value-type="float" office:value="0.0570880000000003" calcext:value-type="float">
            <text:p>0.057088</text:p>
          </table:table-cell>
          <table:table-cell office:value-type="float" office:value="0.0315221899626711" calcext:value-type="float">
            <text:p>0.031522189962671</text:p>
          </table:table-cell>
          <table:table-cell office:value-type="float" office:value="0.0248639999999973" calcext:value-type="float">
            <text:p>0.024863999999997</text:p>
          </table:table-cell>
          <table:table-cell office:value-type="float" office:value="0.0916632102861883" calcext:value-type="float">
            <text:p>0.091663210286188</text:p>
          </table:table-cell>
          <table:table-cell office:value-type="float" office:value="0.0124719999999989" calcext:value-type="float">
            <text:p>0.012471999999999</text:p>
          </table:table-cell>
          <table:table-cell office:value-type="float" office:value="0.120696806304438" calcext:value-type="float">
            <text:p>0.120696806304438</text:p>
          </table:table-cell>
          <table:table-cell office:value-type="float" office:value="0.00590800000000158" calcext:value-type="float">
            <text:p>0.005908000000002</text:p>
          </table:table-cell>
          <table:table-cell office:value-type="float" office:value="0.253421816673579" calcext:value-type="float">
            <text:p>0.253421816673579</text:p>
          </table:table-cell>
          <table:table-cell office:value-type="float" office:value="0.00237100000000012" calcext:value-type="float">
            <text:p>0.002371</text:p>
          </table:table-cell>
        </table:table-row>
        <table:table-row table:style-name="ro1">
          <table:table-cell office:value-type="float" office:value="9187" calcext:value-type="float">
            <text:p>9187</text:p>
          </table:table-cell>
          <table:table-cell office:value-type="float" office:value="20" calcext:value-type="float">
            <text:p>20</text:p>
          </table:table-cell>
          <table:table-cell office:value-type="float" office:value="2297" calcext:value-type="float">
            <text:p>2297</text:p>
          </table:table-cell>
          <table:table-cell office:value-type="float" office:value="0.0021767522855899" calcext:value-type="float">
            <text:p>0.00217675228559</text:p>
          </table:table-cell>
          <table:table-cell office:value-type="float" office:value="0.101630000000004" calcext:value-type="float">
            <text:p>0.101630000000004</text:p>
          </table:table-cell>
          <table:table-cell office:value-type="float" office:value="0.0291684806269047" calcext:value-type="float">
            <text:p>0.029168480626905</text:p>
          </table:table-cell>
          <table:table-cell office:value-type="float" office:value="0.0345350000000018" calcext:value-type="float">
            <text:p>0.034535000000002</text:p>
          </table:table-cell>
          <table:table-cell office:value-type="float" office:value="0.12929908576404" calcext:value-type="float">
            <text:p>0.12929908576404</text:p>
          </table:table-cell>
          <table:table-cell office:value-type="float" office:value="0.0196010000000015" calcext:value-type="float">
            <text:p>0.019601000000002</text:p>
          </table:table-cell>
          <table:table-cell office:value-type="float" office:value="0.164127122333478" calcext:value-type="float">
            <text:p>0.164127122333478</text:p>
          </table:table-cell>
          <table:table-cell office:value-type="float" office:value="0.0113419999999991" calcext:value-type="float">
            <text:p>0.011341999999999</text:p>
          </table:table-cell>
          <table:table-cell office:value-type="float" office:value="0.325206791467131" calcext:value-type="float">
            <text:p>0.325206791467131</text:p>
          </table:table-cell>
          <table:table-cell office:value-type="float" office:value="0.00222300000000075" calcext:value-type="float">
            <text:p>0.002223000000001</text:p>
          </table:table-cell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20" calcext:value-type="float">
            <text:p>20</text:p>
          </table:table-cell>
          <table:table-cell office:value-type="float" office:value="1932" calcext:value-type="float">
            <text:p>1932</text:p>
          </table:table-cell>
          <table:table-cell office:value-type="float" office:value="0.0300207039337474" calcext:value-type="float">
            <text:p>0.030020703933747</text:p>
          </table:table-cell>
          <table:table-cell office:value-type="float" office:value="0.0548920000000024" calcext:value-type="float">
            <text:p>0.054892000000002</text:p>
          </table:table-cell>
          <table:table-cell office:value-type="float" office:value="0.0683229813664596" calcext:value-type="float">
            <text:p>0.06832298136646</text:p>
          </table:table-cell>
          <table:table-cell office:value-type="float" office:value="0.0222120000000032" calcext:value-type="float">
            <text:p>0.022212000000003</text:p>
          </table:table-cell>
          <table:table-cell office:value-type="float" office:value="0.125258799171843" calcext:value-type="float">
            <text:p>0.125258799171843</text:p>
          </table:table-cell>
          <table:table-cell office:value-type="float" office:value="0.0114499999999964" calcext:value-type="float">
            <text:p>0.011449999999996</text:p>
          </table:table-cell>
          <table:table-cell office:value-type="float" office:value="0.22360248447205" calcext:value-type="float">
            <text:p>0.22360248447205</text:p>
          </table:table-cell>
          <table:table-cell office:value-type="float" office:value="0.00503499999999946" calcext:value-type="float">
            <text:p>0.005034999999999</text:p>
          </table:table-cell>
          <table:table-cell office:value-type="float" office:value="0.353002070393375" calcext:value-type="float">
            <text:p>0.353002070393375</text:p>
          </table:table-cell>
          <table:table-cell office:value-type="float" office:value="0.00307600000000008" calcext:value-type="float">
            <text:p>0.003076</text:p>
          </table:table-cell>
        </table:table-row>
        <table:table-row table:style-name="ro1">
          <table:table-cell office:value-type="float" office:value="9189" calcext:value-type="float">
            <text:p>9189</text:p>
          </table:table-cell>
          <table:table-cell office:value-type="float" office:value="20" calcext:value-type="float">
            <text:p>20</text:p>
          </table:table-cell>
          <table:table-cell office:value-type="float" office:value="1964" calcext:value-type="float">
            <text:p>1964</text:p>
          </table:table-cell>
          <table:table-cell office:value-type="float" office:value="0.0162932790224033" calcext:value-type="float">
            <text:p>0.016293279022403</text:p>
          </table:table-cell>
          <table:table-cell office:value-type="float" office:value="0.0584729999999993" calcext:value-type="float">
            <text:p>0.058472999999999</text:p>
          </table:table-cell>
          <table:table-cell office:value-type="float" office:value="0.282077393075356" calcext:value-type="float">
            <text:p>0.282077393075356</text:p>
          </table:table-cell>
          <table:table-cell office:value-type="float" office:value="0.0279730000000029" calcext:value-type="float">
            <text:p>0.027973000000003</text:p>
          </table:table-cell>
          <table:table-cell office:value-type="float" office:value="0.353360488798371" calcext:value-type="float">
            <text:p>0.353360488798371</text:p>
          </table:table-cell>
          <table:table-cell office:value-type="float" office:value="0.0127170000000021" calcext:value-type="float">
            <text:p>0.012717000000002</text:p>
          </table:table-cell>
          <table:table-cell office:value-type="float" office:value="0.327902240325866" calcext:value-type="float">
            <text:p>0.327902240325866</text:p>
          </table:table-cell>
          <table:table-cell office:value-type="float" office:value="0.00785199999999975" calcext:value-type="float">
            <text:p>0.007852</text:p>
          </table:table-cell>
          <table:table-cell office:value-type="float" office:value="0.312627291242363" calcext:value-type="float">
            <text:p>0.312627291242363</text:p>
          </table:table-cell>
          <table:table-cell office:value-type="float" office:value="0.00373100000000193" calcext:value-type="float">
            <text:p>0.003731000000002</text:p>
          </table:table-cell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20" calcext:value-type="float">
            <text:p>20</text:p>
          </table:table-cell>
          <table:table-cell office:value-type="float" office:value="2306" calcext:value-type="float">
            <text:p>2306</text:p>
          </table:table-cell>
          <table:table-cell office:value-type="float" office:value="0.0147441457068517" calcext:value-type="float">
            <text:p>0.014744145706852</text:p>
          </table:table-cell>
          <table:table-cell office:value-type="float" office:value="0.0650340000000007" calcext:value-type="float">
            <text:p>0.065034000000001</text:p>
          </table:table-cell>
          <table:table-cell office:value-type="float" office:value="0.0416305290546401" calcext:value-type="float">
            <text:p>0.04163052905464</text:p>
          </table:table-cell>
          <table:table-cell office:value-type="float" office:value="0.0229260000000018" calcext:value-type="float">
            <text:p>0.022926000000002</text:p>
          </table:table-cell>
          <table:table-cell office:value-type="float" office:value="0.0806591500433651" calcext:value-type="float">
            <text:p>0.080659150043365</text:p>
          </table:table-cell>
          <table:table-cell office:value-type="float" office:value="0.0118140000000011" calcext:value-type="float">
            <text:p>0.011814000000001</text:p>
          </table:table-cell>
          <table:table-cell office:value-type="float" office:value="0.124024284475282" calcext:value-type="float">
            <text:p>0.124024284475282</text:p>
          </table:table-cell>
          <table:table-cell office:value-type="float" office:value="0.00576099999999968" calcext:value-type="float">
            <text:p>0.005761</text:p>
          </table:table-cell>
          <table:table-cell office:value-type="float" office:value="0.241110147441457" calcext:value-type="float">
            <text:p>0.241110147441457</text:p>
          </table:table-cell>
          <table:table-cell office:value-type="float" office:value="0.0024310000000014" calcext:value-type="float">
            <text:p>0.002431000000001</text:p>
          </table:table-cell>
        </table:table-row>
        <table:table-row table:style-name="ro1">
          <table:table-cell office:value-type="float" office:value="9191" calcext:value-type="float">
            <text:p>9191</text:p>
          </table:table-cell>
          <table:table-cell office:value-type="float" office:value="20" calcext:value-type="float">
            <text:p>20</text:p>
          </table:table-cell>
          <table:table-cell office:value-type="float" office:value="2818" calcext:value-type="float">
            <text:p>2818</text:p>
          </table:table-cell>
          <table:table-cell office:value-type="float" office:value="0.0035486160397445" calcext:value-type="float">
            <text:p>0.003548616039745</text:p>
          </table:table-cell>
          <table:table-cell office:value-type="float" office:value="0.0667680000000033" calcext:value-type="float">
            <text:p>0.066768000000003</text:p>
          </table:table-cell>
          <table:table-cell office:value-type="float" office:value="0.0099361249112846" calcext:value-type="float">
            <text:p>0.009936124911285</text:p>
          </table:table-cell>
          <table:table-cell office:value-type="float" office:value="0.0308999999999955" calcext:value-type="float">
            <text:p>0.030899999999996</text:p>
          </table:table-cell>
          <table:table-cell office:value-type="float" office:value="0.0312278211497516" calcext:value-type="float">
            <text:p>0.031227821149752</text:p>
          </table:table-cell>
          <table:table-cell office:value-type="float" office:value="0.0156910000000003" calcext:value-type="float">
            <text:p>0.015691</text:p>
          </table:table-cell>
          <table:table-cell office:value-type="float" office:value="0.0560681334279631" calcext:value-type="float">
            <text:p>0.056068133427963</text:p>
          </table:table-cell>
          <table:table-cell office:value-type="float" office:value="0.00670200000000065" calcext:value-type="float">
            <text:p>0.006702000000001</text:p>
          </table:table-cell>
          <table:table-cell office:value-type="float" office:value="0.237047551454933" calcext:value-type="float">
            <text:p>0.237047551454933</text:p>
          </table:table-cell>
          <table:table-cell office:value-type="float" office:value="0.00336300000000023" calcext:value-type="float">
            <text:p>0.003363</text:p>
          </table:table-cell>
        </table:table-row>
        <table:table-row table:style-name="ro1">
          <table:table-cell office:value-type="float" office:value="9192" calcext:value-type="float">
            <text:p>9192</text:p>
          </table:table-cell>
          <table:table-cell office:value-type="float" office:value="20" calcext:value-type="float">
            <text:p>20</text:p>
          </table:table-cell>
          <table:table-cell office:value-type="float" office:value="2441" calcext:value-type="float">
            <text:p>2441</text:p>
          </table:table-cell>
          <table:table-cell office:value-type="float" office:value="0.00368701351904957" calcext:value-type="float">
            <text:p>0.00368701351905</text:p>
          </table:table-cell>
          <table:table-cell office:value-type="float" office:value="0.0603109999999987" calcext:value-type="float">
            <text:p>0.060310999999999</text:p>
          </table:table-cell>
          <table:table-cell office:value-type="float" office:value="0.0147480540761983" calcext:value-type="float">
            <text:p>0.014748054076198</text:p>
          </table:table-cell>
          <table:table-cell office:value-type="float" office:value="0.0259769999999975" calcext:value-type="float">
            <text:p>0.025976999999998</text:p>
          </table:table-cell>
          <table:table-cell office:value-type="float" office:value="0.0413764850471118" calcext:value-type="float">
            <text:p>0.041376485047112</text:p>
          </table:table-cell>
          <table:table-cell office:value-type="float" office:value="0.0129390000000029" calcext:value-type="float">
            <text:p>0.012939000000003</text:p>
          </table:table-cell>
          <table:table-cell office:value-type="float" office:value="0.180663662433429" calcext:value-type="float">
            <text:p>0.180663662433429</text:p>
          </table:table-cell>
          <table:table-cell office:value-type="float" office:value="0.0059529999999981" calcext:value-type="float">
            <text:p>0.005952999999998</text:p>
          </table:table-cell>
          <table:table-cell office:value-type="float" office:value="0.467431380581729" calcext:value-type="float">
            <text:p>0.467431380581729</text:p>
          </table:table-cell>
          <table:table-cell office:value-type="float" office:value="0.00194700000000125" calcext:value-type="float">
            <text:p>0.001947000000001</text:p>
          </table:table-cell>
        </table:table-row>
        <table:table-row table:style-name="ro1">
          <table:table-cell office:value-type="float" office:value="9193" calcext:value-type="float">
            <text:p>9193</text:p>
          </table:table-cell>
          <table:table-cell office:value-type="float" office:value="20" calcext:value-type="float">
            <text:p>20</text:p>
          </table:table-cell>
          <table:table-cell office:value-type="float" office:value="1777" calcext:value-type="float">
            <text:p>1777</text:p>
          </table:table-cell>
          <table:table-cell office:value-type="float" office:value="0.00393922341024198" calcext:value-type="float">
            <text:p>0.003939223410242</text:p>
          </table:table-cell>
          <table:table-cell office:value-type="float" office:value="0.0467510000000004" calcext:value-type="float">
            <text:p>0.046751000000001</text:p>
          </table:table-cell>
          <table:table-cell office:value-type="float" office:value="0.0967923466516601" calcext:value-type="float">
            <text:p>0.09679234665166</text:p>
          </table:table-cell>
          <table:table-cell office:value-type="float" office:value="0.0247889999999984" calcext:value-type="float">
            <text:p>0.024788999999998</text:p>
          </table:table-cell>
          <table:table-cell office:value-type="float" office:value="0.19527293190771" calcext:value-type="float">
            <text:p>0.19527293190771</text:p>
          </table:table-cell>
          <table:table-cell office:value-type="float" office:value="0.0107690000000034" calcext:value-type="float">
            <text:p>0.010769000000003</text:p>
          </table:table-cell>
          <table:table-cell office:value-type="float" office:value="0.392234102419809" calcext:value-type="float">
            <text:p>0.392234102419809</text:p>
          </table:table-cell>
          <table:table-cell office:value-type="float" office:value="0.00777599999999978" calcext:value-type="float">
            <text:p>0.007776</text:p>
          </table:table-cell>
          <table:table-cell office:value-type="float" office:value="0.71862689926843" calcext:value-type="float">
            <text:p>0.71862689926843</text:p>
          </table:table-cell>
          <table:table-cell office:value-type="float" office:value="0.00177800000000161" calcext:value-type="float">
            <text:p>0.001778000000002</text:p>
          </table:table-cell>
        </table:table-row>
        <table:table-row table:style-name="ro1">
          <table:table-cell office:value-type="float" office:value="9194" calcext:value-type="float">
            <text:p>9194</text:p>
          </table:table-cell>
          <table:table-cell office:value-type="float" office:value="20" calcext:value-type="float">
            <text:p>20</text:p>
          </table:table-cell>
          <table:table-cell office:value-type="float" office:value="2694" calcext:value-type="float">
            <text:p>2694</text:p>
          </table:table-cell>
          <table:table-cell office:value-type="float" office:value="0.0022271714922049" calcext:value-type="float">
            <text:p>0.002227171492205</text:p>
          </table:table-cell>
          <table:table-cell office:value-type="float" office:value="0.0849460000000022" calcext:value-type="float">
            <text:p>0.084946000000002</text:p>
          </table:table-cell>
          <table:table-cell office:value-type="float" office:value="0.0126206384558278" calcext:value-type="float">
            <text:p>0.012620638455828</text:p>
          </table:table-cell>
          <table:table-cell office:value-type="float" office:value="0.0254450000000048" calcext:value-type="float">
            <text:p>0.025445000000005</text:p>
          </table:table-cell>
          <table:table-cell office:value-type="float" office:value="0.0386043058648849" calcext:value-type="float">
            <text:p>0.038604305864885</text:p>
          </table:table-cell>
          <table:table-cell office:value-type="float" office:value="0.0123200000000026" calcext:value-type="float">
            <text:p>0.012320000000003</text:p>
          </table:table-cell>
          <table:table-cell office:value-type="float" office:value="0.138827023014105" calcext:value-type="float">
            <text:p>0.138827023014105</text:p>
          </table:table-cell>
          <table:table-cell office:value-type="float" office:value="0.0060430000000018" calcext:value-type="float">
            <text:p>0.006043000000002</text:p>
          </table:table-cell>
          <table:table-cell office:value-type="float" office:value="0.684484038604306" calcext:value-type="float">
            <text:p>0.684484038604306</text:p>
          </table:table-cell>
          <table:table-cell office:value-type="float" office:value="0.00282599999999889" calcext:value-type="float">
            <text:p>0.002825999999999</text:p>
          </table:table-cell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20" calcext:value-type="float">
            <text:p>20</text:p>
          </table:table-cell>
          <table:table-cell office:value-type="float" office:value="2421" calcext:value-type="float">
            <text:p>2421</text:p>
          </table:table-cell>
          <table:table-cell office:value-type="float" office:value="0.0103263114415531" calcext:value-type="float">
            <text:p>0.010326311441553</text:p>
          </table:table-cell>
          <table:table-cell office:value-type="float" office:value="0.0573340000000009" calcext:value-type="float">
            <text:p>0.057334000000001</text:p>
          </table:table-cell>
          <table:table-cell office:value-type="float" office:value="0.0169351507641471" calcext:value-type="float">
            <text:p>0.016935150764147</text:p>
          </table:table-cell>
          <table:table-cell office:value-type="float" office:value="0.0308889999999984" calcext:value-type="float">
            <text:p>0.030888999999998</text:p>
          </table:table-cell>
          <table:table-cell office:value-type="float" office:value="0.0375877736472532" calcext:value-type="float">
            <text:p>0.037587773647253</text:p>
          </table:table-cell>
          <table:table-cell office:value-type="float" office:value="0.0214940000000041" calcext:value-type="float">
            <text:p>0.021494000000004</text:p>
          </table:table-cell>
          <table:table-cell office:value-type="float" office:value="0.0747624948368443" calcext:value-type="float">
            <text:p>0.074762494836844</text:p>
          </table:table-cell>
          <table:table-cell office:value-type="float" office:value="0.00755499999999998" calcext:value-type="float">
            <text:p>0.007555</text:p>
          </table:table-cell>
          <table:table-cell office:value-type="float" office:value="0.401073936389922" calcext:value-type="float">
            <text:p>0.401073936389922</text:p>
          </table:table-cell>
          <table:table-cell office:value-type="float" office:value="0.00259000000000142" calcext:value-type="float">
            <text:p>0.002590000000001</text:p>
          </table:table-cell>
        </table:table-row>
        <table:table-row table:style-name="ro1">
          <table:table-cell office:value-type="float" office:value="9196" calcext:value-type="float">
            <text:p>9196</text:p>
          </table:table-cell>
          <table:table-cell office:value-type="float" office:value="20" calcext:value-type="float">
            <text:p>20</text:p>
          </table:table-cell>
          <table:table-cell office:value-type="float" office:value="2468" calcext:value-type="float">
            <text:p>2468</text:p>
          </table:table-cell>
          <table:table-cell office:value-type="float" office:value="0.00243111831442464" calcext:value-type="float">
            <text:p>0.002431118314425</text:p>
          </table:table-cell>
          <table:table-cell office:value-type="float" office:value="0.0711850000000034" calcext:value-type="float">
            <text:p>0.071185000000003</text:p>
          </table:table-cell>
          <table:table-cell office:value-type="float" office:value="0.0153970826580227" calcext:value-type="float">
            <text:p>0.015397082658023</text:p>
          </table:table-cell>
          <table:table-cell office:value-type="float" office:value="0.0225089999999994" calcext:value-type="float">
            <text:p>0.022509</text:p>
          </table:table-cell>
          <table:table-cell office:value-type="float" office:value="0.0356564019448947" calcext:value-type="float">
            <text:p>0.035656401944895</text:p>
          </table:table-cell>
          <table:table-cell office:value-type="float" office:value="0.0115799999999986" calcext:value-type="float">
            <text:p>0.011579999999999</text:p>
          </table:table-cell>
          <table:table-cell office:value-type="float" office:value="0.0680713128038898" calcext:value-type="float">
            <text:p>0.06807131280389</text:p>
          </table:table-cell>
          <table:table-cell office:value-type="float" office:value="0.00570900000000307" calcext:value-type="float">
            <text:p>0.005709000000003</text:p>
          </table:table-cell>
          <table:table-cell office:value-type="float" office:value="0.432739059967585" calcext:value-type="float">
            <text:p>0.432739059967585</text:p>
          </table:table-cell>
          <table:table-cell office:value-type="float" office:value="0.00228399999999951" calcext:value-type="float">
            <text:p>0.002284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20" calcext:value-type="float">
            <text:p>20</text:p>
          </table:table-cell>
          <table:table-cell office:value-type="float" office:value="2397" calcext:value-type="float">
            <text:p>2397</text:p>
          </table:table-cell>
          <table:table-cell office:value-type="float" office:value="0.00458906967042136" calcext:value-type="float">
            <text:p>0.004589069670421</text:p>
          </table:table-cell>
          <table:table-cell office:value-type="float" office:value="0.0760200000000033" calcext:value-type="float">
            <text:p>0.07602000000000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0392009999999985" calcext:value-type="float">
            <text:p>0.039200999999999</text:p>
          </table:table-cell>
          <table:table-cell office:value-type="float" office:value="0.0696704213600334" calcext:value-type="float">
            <text:p>0.069670421360033</text:p>
          </table:table-cell>
          <table:table-cell office:value-type="float" office:value="0.0179119999999955" calcext:value-type="float">
            <text:p>0.017911999999996</text:p>
          </table:table-cell>
          <table:table-cell office:value-type="float" office:value="0.123904881101377" calcext:value-type="float">
            <text:p>0.123904881101377</text:p>
          </table:table-cell>
          <table:table-cell office:value-type="float" office:value="0.0090280000000007" calcext:value-type="float">
            <text:p>0.009028000000001</text:p>
          </table:table-cell>
          <table:table-cell office:value-type="float" office:value="0.269920734251147" calcext:value-type="float">
            <text:p>0.269920734251147</text:p>
          </table:table-cell>
          <table:table-cell office:value-type="float" office:value="0.00539500000000359" calcext:value-type="float">
            <text:p>0.005395000000004</text:p>
          </table:table-cell>
        </table:table-row>
        <table:table-row table:style-name="ro1">
          <table:table-cell office:value-type="float" office:value="9198" calcext:value-type="float">
            <text:p>9198</text:p>
          </table:table-cell>
          <table:table-cell office:value-type="float" office:value="20" calcext:value-type="float">
            <text:p>20</text:p>
          </table:table-cell>
          <table:table-cell office:value-type="float" office:value="2018" calcext:value-type="float">
            <text:p>2018</text:p>
          </table:table-cell>
          <table:table-cell office:value-type="float" office:value="0.0118929633300297" calcext:value-type="float">
            <text:p>0.01189296333003</text:p>
          </table:table-cell>
          <table:table-cell office:value-type="float" office:value="0.0565810000000013" calcext:value-type="float">
            <text:p>0.056581000000001</text:p>
          </table:table-cell>
          <table:table-cell office:value-type="float" office:value="0.0460852329038652" calcext:value-type="float">
            <text:p>0.046085232903865</text:p>
          </table:table-cell>
          <table:table-cell office:value-type="float" office:value="0.0213490000000043" calcext:value-type="float">
            <text:p>0.021349000000004</text:p>
          </table:table-cell>
          <table:table-cell office:value-type="float" office:value="0.0782953419226957" calcext:value-type="float">
            <text:p>0.078295341922696</text:p>
          </table:table-cell>
          <table:table-cell office:value-type="float" office:value="0.0114219999999996" calcext:value-type="float">
            <text:p>0.011422</text:p>
          </table:table-cell>
          <table:table-cell office:value-type="float" office:value="0.12784935579782" calcext:value-type="float">
            <text:p>0.12784935579782</text:p>
          </table:table-cell>
          <table:table-cell office:value-type="float" office:value="0.00547500000000056" calcext:value-type="float">
            <text:p>0.005475000000001</text:p>
          </table:table-cell>
          <table:table-cell office:value-type="float" office:value="0.281466798810704" calcext:value-type="float">
            <text:p>0.281466798810704</text:p>
          </table:table-cell>
          <table:table-cell office:value-type="float" office:value="0.00220000000000198" calcext:value-type="float">
            <text:p>0.002200000000002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20" calcext:value-type="float">
            <text:p>20</text:p>
          </table:table-cell>
          <table:table-cell office:value-type="float" office:value="1949" calcext:value-type="float">
            <text:p>1949</text:p>
          </table:table-cell>
          <table:table-cell office:value-type="float" office:value="0.0210364289379169" calcext:value-type="float">
            <text:p>0.021036428937917</text:p>
          </table:table-cell>
          <table:table-cell office:value-type="float" office:value="0.0671309999999998" calcext:value-type="float">
            <text:p>0.067131</text:p>
          </table:table-cell>
          <table:table-cell office:value-type="float" office:value="0.068753206772704" calcext:value-type="float">
            <text:p>0.068753206772704</text:p>
          </table:table-cell>
          <table:table-cell office:value-type="float" office:value="0.0318700000000014" calcext:value-type="float">
            <text:p>0.031870000000001</text:p>
          </table:table-cell>
          <table:table-cell office:value-type="float" office:value="0.117496151872755" calcext:value-type="float">
            <text:p>0.117496151872755</text:p>
          </table:table-cell>
          <table:table-cell office:value-type="float" office:value="0.0152849999999987" calcext:value-type="float">
            <text:p>0.015284999999999</text:p>
          </table:table-cell>
          <table:table-cell office:value-type="float" office:value="0.261159569009749" calcext:value-type="float">
            <text:p>0.261159569009749</text:p>
          </table:table-cell>
          <table:table-cell office:value-type="float" office:value="0.00713000000000008" calcext:value-type="float">
            <text:p>0.00713</text:p>
          </table:table-cell>
          <table:table-cell office:value-type="float" office:value="0.256028732683427" calcext:value-type="float">
            <text:p>0.256028732683427</text:p>
          </table:table-cell>
          <table:table-cell office:value-type="float" office:value="0.0021989999999974" calcext:value-type="float">
            <text:p>0.002198999999997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2" calcext:value-type="float">
            <text:p>22</text:p>
          </table:table-cell>
          <table:table-cell office:value-type="float" office:value="2573" calcext:value-type="float">
            <text:p>2573</text:p>
          </table:table-cell>
          <table:table-cell office:value-type="float" office:value="0.040031092110377" calcext:value-type="float">
            <text:p>0.040031092110377</text:p>
          </table:table-cell>
          <table:table-cell office:value-type="float" office:value="0.0739739999999962" calcext:value-type="float">
            <text:p>0.073973999999996</text:p>
          </table:table-cell>
          <table:table-cell office:value-type="float" office:value="0.0516906335017489" calcext:value-type="float">
            <text:p>0.051690633501749</text:p>
          </table:table-cell>
          <table:table-cell office:value-type="float" office:value="0.0293170000000025" calcext:value-type="float">
            <text:p>0.029317000000003</text:p>
          </table:table-cell>
          <table:table-cell office:value-type="float" office:value="0.0750097162844928" calcext:value-type="float">
            <text:p>0.075009716284493</text:p>
          </table:table-cell>
          <table:table-cell office:value-type="float" office:value="0.014834000000004" calcext:value-type="float">
            <text:p>0.014834000000004</text:p>
          </table:table-cell>
          <table:table-cell office:value-type="float" office:value="0.308200544111932" calcext:value-type="float">
            <text:p>0.308200544111932</text:p>
          </table:table-cell>
          <table:table-cell office:value-type="float" office:value="0.00641800000000004" calcext:value-type="float">
            <text:p>0.006418</text:p>
          </table:table-cell>
          <table:table-cell office:value-type="float" office:value="0.397590361445783" calcext:value-type="float">
            <text:p>0.397590361445783</text:p>
          </table:table-cell>
          <table:table-cell office:value-type="float" office:value="0.00490499999999727" calcext:value-type="float">
            <text:p>0.004904999999997</text:p>
          </table:table-cell>
        </table:table-row>
        <table:table-row table:style-name="ro1">
          <table:table-cell office:value-type="float" office:value="9201" calcext:value-type="float">
            <text:p>9201</text:p>
          </table:table-cell>
          <table:table-cell office:value-type="float" office:value="22" calcext:value-type="float">
            <text:p>22</text:p>
          </table:table-cell>
          <table:table-cell office:value-type="float" office:value="2057" calcext:value-type="float">
            <text:p>2057</text:p>
          </table:table-cell>
          <table:table-cell office:value-type="float" office:value="0.0218765192027224" calcext:value-type="float">
            <text:p>0.021876519202723</text:p>
          </table:table-cell>
          <table:table-cell office:value-type="float" office:value="0.0604030000000009" calcext:value-type="float">
            <text:p>0.060403000000001</text:p>
          </table:table-cell>
          <table:table-cell office:value-type="float" office:value="0.120077783179387" calcext:value-type="float">
            <text:p>0.120077783179387</text:p>
          </table:table-cell>
          <table:table-cell office:value-type="float" office:value="0.024953" calcext:value-type="float">
            <text:p>0.024953</text:p>
          </table:table-cell>
          <table:table-cell office:value-type="float" office:value="0.261059795819154" calcext:value-type="float">
            <text:p>0.261059795819154</text:p>
          </table:table-cell>
          <table:table-cell office:value-type="float" office:value="0.0113599999999963" calcext:value-type="float">
            <text:p>0.011359999999996</text:p>
          </table:table-cell>
          <table:table-cell office:value-type="float" office:value="0.299951385512883" calcext:value-type="float">
            <text:p>0.299951385512883</text:p>
          </table:table-cell>
          <table:table-cell office:value-type="float" office:value="0.0102650000000004" calcext:value-type="float">
            <text:p>0.010265000000001</text:p>
          </table:table-cell>
          <table:table-cell office:value-type="float" office:value="0.416626154594069" calcext:value-type="float">
            <text:p>0.416626154594069</text:p>
          </table:table-cell>
          <table:table-cell office:value-type="float" office:value="0.00262699999999683" calcext:value-type="float">
            <text:p>0.002626999999997</text:p>
          </table:table-cell>
        </table:table-row>
        <table:table-row table:style-name="ro1">
          <table:table-cell office:value-type="float" office:value="9202" calcext:value-type="float">
            <text:p>9202</text:p>
          </table:table-cell>
          <table:table-cell office:value-type="float" office:value="22" calcext:value-type="float">
            <text:p>22</text:p>
          </table:table-cell>
          <table:table-cell office:value-type="float" office:value="2369" calcext:value-type="float">
            <text:p>2369</text:p>
          </table:table-cell>
          <table:table-cell office:value-type="float" office:value="-0.0181511186154496" calcext:value-type="float">
            <text:p>-0.01815111861545</text:p>
          </table:table-cell>
          <table:table-cell office:value-type="float" office:value="0.0794409999999992" calcext:value-type="float">
            <text:p>0.079440999999999</text:p>
          </table:table-cell>
          <table:table-cell office:value-type="float" office:value="0.029126213592233" calcext:value-type="float">
            <text:p>0.029126213592233</text:p>
          </table:table-cell>
          <table:table-cell office:value-type="float" office:value="0.0258419999999973" calcext:value-type="float">
            <text:p>0.025841999999997</text:p>
          </table:table-cell>
          <table:table-cell office:value-type="float" office:value="0.189531447868299" calcext:value-type="float">
            <text:p>0.189531447868299</text:p>
          </table:table-cell>
          <table:table-cell office:value-type="float" office:value="0.0128169999999983" calcext:value-type="float">
            <text:p>0.012816999999998</text:p>
          </table:table-cell>
          <table:table-cell office:value-type="float" office:value="0.24018573237653" calcext:value-type="float">
            <text:p>0.24018573237653</text:p>
          </table:table-cell>
          <table:table-cell office:value-type="float" office:value="0.00631999999999877" calcext:value-type="float">
            <text:p>0.006319999999999</text:p>
          </table:table-cell>
          <table:table-cell office:value-type="float" office:value="0.345715491768679" calcext:value-type="float">
            <text:p>0.345715491768679</text:p>
          </table:table-cell>
          <table:table-cell office:value-type="float" office:value="0.00222600000000028" calcext:value-type="float">
            <text:p>0.002226</text:p>
          </table:table-cell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22" calcext:value-type="float">
            <text:p>22</text:p>
          </table:table-cell>
          <table:table-cell office:value-type="float" office:value="2419" calcext:value-type="float">
            <text:p>2419</text:p>
          </table:table-cell>
          <table:table-cell office:value-type="float" office:value="0.0136420008267879" calcext:value-type="float">
            <text:p>0.013642000826788</text:p>
          </table:table-cell>
          <table:table-cell office:value-type="float" office:value="0.0705549999999988" calcext:value-type="float">
            <text:p>0.070554999999999</text:p>
          </table:table-cell>
          <table:table-cell office:value-type="float" office:value="0.100868127325341" calcext:value-type="float">
            <text:p>0.100868127325341</text:p>
          </table:table-cell>
          <table:table-cell office:value-type="float" office:value="0.0300820000000002" calcext:value-type="float">
            <text:p>0.030082</text:p>
          </table:table-cell>
          <table:table-cell office:value-type="float" office:value="0.0409260024803638" calcext:value-type="float">
            <text:p>0.040926002480364</text:p>
          </table:table-cell>
          <table:table-cell office:value-type="float" office:value="0.0123390000000043" calcext:value-type="float">
            <text:p>0.012339000000004</text:p>
          </table:table-cell>
          <table:table-cell office:value-type="float" office:value="0.222819346837536" calcext:value-type="float">
            <text:p>0.222819346837536</text:p>
          </table:table-cell>
          <table:table-cell office:value-type="float" office:value="0.00626700000000113" calcext:value-type="float">
            <text:p>0.006267000000001</text:p>
          </table:table-cell>
          <table:table-cell office:value-type="float" office:value="0.627945431996693" calcext:value-type="float">
            <text:p>0.627945431996693</text:p>
          </table:table-cell>
          <table:table-cell office:value-type="float" office:value="0.00261399999999767" calcext:value-type="float">
            <text:p>0.002613999999998</text:p>
          </table:table-cell>
        </table:table-row>
        <table:table-row table:style-name="ro1">
          <table:table-cell office:value-type="float" office:value="9204" calcext:value-type="float">
            <text:p>9204</text:p>
          </table:table-cell>
          <table:table-cell office:value-type="float" office:value="22" calcext:value-type="float">
            <text:p>22</text:p>
          </table:table-cell>
          <table:table-cell office:value-type="float" office:value="2863" calcext:value-type="float">
            <text:p>2863</text:p>
          </table:table-cell>
          <table:table-cell office:value-type="float" office:value="0.00314355571079287" calcext:value-type="float">
            <text:p>0.003143555710793</text:p>
          </table:table-cell>
          <table:table-cell office:value-type="float" office:value="0.077099999999998" calcext:value-type="float">
            <text:p>0.077099999999998</text:p>
          </table:table-cell>
          <table:table-cell office:value-type="float" office:value="0.0150192106182326" calcext:value-type="float">
            <text:p>0.015019210618233</text:p>
          </table:table-cell>
          <table:table-cell office:value-type="float" office:value="0.0337560000000003" calcext:value-type="float">
            <text:p>0.033756</text:p>
          </table:table-cell>
          <table:table-cell office:value-type="float" office:value="0.0289905693328676" calcext:value-type="float">
            <text:p>0.028990569332868</text:p>
          </table:table-cell>
          <table:table-cell office:value-type="float" office:value="0.0143389999999997" calcext:value-type="float">
            <text:p>0.014339</text:p>
          </table:table-cell>
          <table:table-cell office:value-type="float" office:value="0.0848760041914076" calcext:value-type="float">
            <text:p>0.084876004191408</text:p>
          </table:table-cell>
          <table:table-cell office:value-type="float" office:value="0.00707799999999992" calcext:value-type="float">
            <text:p>0.007078</text:p>
          </table:table-cell>
          <table:table-cell office:value-type="float" office:value="0.249039469088369" calcext:value-type="float">
            <text:p>0.249039469088369</text:p>
          </table:table-cell>
          <table:table-cell office:value-type="float" office:value="0.00295800000000313" calcext:value-type="float">
            <text:p>0.002958000000003</text:p>
          </table:table-cell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22" calcext:value-type="float">
            <text:p>22</text:p>
          </table:table-cell>
          <table:table-cell office:value-type="float" office:value="2311" calcext:value-type="float">
            <text:p>2311</text:p>
          </table:table-cell>
          <table:table-cell office:value-type="float" office:value="0.110341843357854" calcext:value-type="float">
            <text:p>0.110341843357854</text:p>
          </table:table-cell>
          <table:table-cell office:value-type="float" office:value="0.0796480000000024" calcext:value-type="float">
            <text:p>0.079648000000002</text:p>
          </table:table-cell>
          <table:table-cell office:value-type="float" office:value="0.18866291648637" calcext:value-type="float">
            <text:p>0.18866291648637</text:p>
          </table:table-cell>
          <table:table-cell office:value-type="float" office:value="0.0403319999999994" calcext:value-type="float">
            <text:p>0.040331999999999</text:p>
          </table:table-cell>
          <table:table-cell office:value-type="float" office:value="0.203807875378624" calcext:value-type="float">
            <text:p>0.203807875378624</text:p>
          </table:table-cell>
          <table:table-cell office:value-type="float" office:value="0.0190950000000036" calcext:value-type="float">
            <text:p>0.019095000000004</text:p>
          </table:table-cell>
          <table:table-cell office:value-type="float" office:value="0.255733448723496" calcext:value-type="float">
            <text:p>0.255733448723496</text:p>
          </table:table-cell>
          <table:table-cell office:value-type="float" office:value="0.00866600000000162" calcext:value-type="float">
            <text:p>0.008666000000002</text:p>
          </table:table-cell>
          <table:table-cell office:value-type="float" office:value="0.415837299870186" calcext:value-type="float">
            <text:p>0.415837299870186</text:p>
          </table:table-cell>
          <table:table-cell office:value-type="float" office:value="0.00306099999999887" calcext:value-type="float">
            <text:p>0.003060999999999</text:p>
          </table:table-cell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22" calcext:value-type="float">
            <text:p>22</text:p>
          </table:table-cell>
          <table:table-cell office:value-type="float" office:value="2316" calcext:value-type="float">
            <text:p>2316</text:p>
          </table:table-cell>
          <table:table-cell office:value-type="float" office:value="0.00431778929188256" calcext:value-type="float">
            <text:p>0.004317789291883</text:p>
          </table:table-cell>
          <table:table-cell office:value-type="float" office:value="0.0630160000000011" calcext:value-type="float">
            <text:p>0.063016000000001</text:p>
          </table:table-cell>
          <table:table-cell office:value-type="float" office:value="0.0284974093264249" calcext:value-type="float">
            <text:p>0.028497409326425</text:p>
          </table:table-cell>
          <table:table-cell office:value-type="float" office:value="0.0258989999999955" calcext:value-type="float">
            <text:p>0.025898999999996</text:p>
          </table:table-cell>
          <table:table-cell office:value-type="float" office:value="0.0975820379965458" calcext:value-type="float">
            <text:p>0.097582037996546</text:p>
          </table:table-cell>
          <table:table-cell office:value-type="float" office:value="0.0131490000000021" calcext:value-type="float">
            <text:p>0.013149000000002</text:p>
          </table:table-cell>
          <table:table-cell office:value-type="float" office:value="0.188255613126079" calcext:value-type="float">
            <text:p>0.188255613126079</text:p>
          </table:table-cell>
          <table:table-cell office:value-type="float" office:value="0.00648200000000188" calcext:value-type="float">
            <text:p>0.006482000000002</text:p>
          </table:table-cell>
          <table:table-cell office:value-type="float" office:value="0.330742659758204" calcext:value-type="float">
            <text:p>0.330742659758204</text:p>
          </table:table-cell>
          <table:table-cell office:value-type="float" office:value="0.00260099999999852" calcext:value-type="float">
            <text:p>0.002600999999999</text:p>
          </table:table-cell>
        </table:table-row>
        <table:table-row table:style-name="ro1">
          <table:table-cell office:value-type="float" office:value="9207" calcext:value-type="float">
            <text:p>9207</text:p>
          </table:table-cell>
          <table:table-cell office:value-type="float" office:value="22" calcext:value-type="float">
            <text:p>22</text:p>
          </table:table-cell>
          <table:table-cell office:value-type="float" office:value="2644" calcext:value-type="float">
            <text:p>2644</text:p>
          </table:table-cell>
          <table:table-cell office:value-type="float" office:value="0.0037821482602118" calcext:value-type="float">
            <text:p>0.003782148260212</text:p>
          </table:table-cell>
          <table:table-cell office:value-type="float" office:value="0.0756879999999995" calcext:value-type="float">
            <text:p>0.075688</text:p>
          </table:table-cell>
          <table:table-cell office:value-type="float" office:value="0.0242057488653555" calcext:value-type="float">
            <text:p>0.024205748865356</text:p>
          </table:table-cell>
          <table:table-cell office:value-type="float" office:value="0.0315689999999975" calcext:value-type="float">
            <text:p>0.031568999999998</text:p>
          </table:table-cell>
          <table:table-cell office:value-type="float" office:value="0.0620272314674735" calcext:value-type="float">
            <text:p>0.062027231467474</text:p>
          </table:table-cell>
          <table:table-cell office:value-type="float" office:value="0.0143730000000026" calcext:value-type="float">
            <text:p>0.014373000000003</text:p>
          </table:table-cell>
          <table:table-cell office:value-type="float" office:value="0.13767019667171" calcext:value-type="float">
            <text:p>0.13767019667171</text:p>
          </table:table-cell>
          <table:table-cell office:value-type="float" office:value="0.00734700000000288" calcext:value-type="float">
            <text:p>0.007347000000003</text:p>
          </table:table-cell>
          <table:table-cell office:value-type="float" office:value="0.338124054462935" calcext:value-type="float">
            <text:p>0.338124054462935</text:p>
          </table:table-cell>
          <table:table-cell office:value-type="float" office:value="0.00284900000000121" calcext:value-type="float">
            <text:p>0.002849000000001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22" calcext:value-type="float">
            <text:p>22</text:p>
          </table:table-cell>
          <table:table-cell office:value-type="float" office:value="2348" calcext:value-type="float">
            <text:p>2348</text:p>
          </table:table-cell>
          <table:table-cell office:value-type="float" office:value="0.00425894378194208" calcext:value-type="float">
            <text:p>0.004258943781942</text:p>
          </table:table-cell>
          <table:table-cell office:value-type="float" office:value="0.0827100000000023" calcext:value-type="float">
            <text:p>0.082710000000002</text:p>
          </table:table-cell>
          <table:table-cell office:value-type="float" office:value="0.101362862010221" calcext:value-type="float">
            <text:p>0.101362862010221</text:p>
          </table:table-cell>
          <table:table-cell office:value-type="float" office:value="0.029008000000001" calcext:value-type="float">
            <text:p>0.029008000000001</text:p>
          </table:table-cell>
          <table:table-cell office:value-type="float" office:value="0.143952299829642" calcext:value-type="float">
            <text:p>0.143952299829642</text:p>
          </table:table-cell>
          <table:table-cell office:value-type="float" office:value="0.0138809999999978" calcext:value-type="float">
            <text:p>0.013880999999998</text:p>
          </table:table-cell>
          <table:table-cell office:value-type="float" office:value="0.34412265758092" calcext:value-type="float">
            <text:p>0.34412265758092</text:p>
          </table:table-cell>
          <table:table-cell office:value-type="float" office:value="0.00801199999999725" calcext:value-type="float">
            <text:p>0.008011999999997</text:p>
          </table:table-cell>
          <table:table-cell office:value-type="float" office:value="0.425042589437819" calcext:value-type="float">
            <text:p>0.425042589437819</text:p>
          </table:table-cell>
          <table:table-cell office:value-type="float" office:value="0.00250600000000034" calcext:value-type="float">
            <text:p>0.002506</text:p>
          </table:table-cell>
        </table:table-row>
        <table:table-row table:style-name="ro1">
          <table:table-cell office:value-type="float" office:value="9209" calcext:value-type="float">
            <text:p>9209</text:p>
          </table:table-cell>
          <table:table-cell office:value-type="float" office:value="22" calcext:value-type="float">
            <text:p>22</text:p>
          </table:table-cell>
          <table:table-cell office:value-type="float" office:value="2265" calcext:value-type="float">
            <text:p>2265</text:p>
          </table:table-cell>
          <table:table-cell office:value-type="float" office:value="0.00397350993377483" calcext:value-type="float">
            <text:p>0.003973509933775</text:p>
          </table:table-cell>
          <table:table-cell office:value-type="float" office:value="0.0645510000000016" calcext:value-type="float">
            <text:p>0.064551000000002</text:p>
          </table:table-cell>
          <table:table-cell office:value-type="float" office:value="0.123620309050773" calcext:value-type="float">
            <text:p>0.123620309050773</text:p>
          </table:table-cell>
          <table:table-cell office:value-type="float" office:value="0.0297110000000025" calcext:value-type="float">
            <text:p>0.029711000000003</text:p>
          </table:table-cell>
          <table:table-cell office:value-type="float" office:value="0.227373068432671" calcext:value-type="float">
            <text:p>0.227373068432671</text:p>
          </table:table-cell>
          <table:table-cell office:value-type="float" office:value="0.0134259999999991" calcext:value-type="float">
            <text:p>0.013425999999999</text:p>
          </table:table-cell>
          <table:table-cell office:value-type="float" office:value="0.267108167770419" calcext:value-type="float">
            <text:p>0.267108167770419</text:p>
          </table:table-cell>
          <table:table-cell office:value-type="float" office:value="0.00587099999999907" calcext:value-type="float">
            <text:p>0.005870999999999</text:p>
          </table:table-cell>
          <table:table-cell office:value-type="float" office:value="0.558498896247241" calcext:value-type="float">
            <text:p>0.558498896247241</text:p>
          </table:table-cell>
          <table:table-cell office:value-type="float" office:value="0.00210600000000127" calcext:value-type="float">
            <text:p>0.002106000000001</text:p>
          </table:table-cell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22" calcext:value-type="float">
            <text:p>22</text:p>
          </table:table-cell>
          <table:table-cell office:value-type="float" office:value="2576" calcext:value-type="float">
            <text:p>2576</text:p>
          </table:table-cell>
          <table:table-cell office:value-type="float" office:value="0.0147515527950311" calcext:value-type="float">
            <text:p>0.014751552795031</text:p>
          </table:table-cell>
          <table:table-cell office:value-type="float" office:value="0.0703119999999977" calcext:value-type="float">
            <text:p>0.070311999999998</text:p>
          </table:table-cell>
          <table:table-cell office:value-type="float" office:value="0.0411490683229814" calcext:value-type="float">
            <text:p>0.041149068322981</text:p>
          </table:table-cell>
          <table:table-cell office:value-type="float" office:value="0.0320309999999964" calcext:value-type="float">
            <text:p>0.032030999999996</text:p>
          </table:table-cell>
          <table:table-cell office:value-type="float" office:value="0.138198757763975" calcext:value-type="float">
            <text:p>0.138198757763975</text:p>
          </table:table-cell>
          <table:table-cell office:value-type="float" office:value="0.0181720000000034" calcext:value-type="float">
            <text:p>0.018172000000003</text:p>
          </table:table-cell>
          <table:table-cell office:value-type="float" office:value="0.277950310559006" calcext:value-type="float">
            <text:p>0.277950310559006</text:p>
          </table:table-cell>
          <table:table-cell office:value-type="float" office:value="0.00678800000000024" calcext:value-type="float">
            <text:p>0.006788</text:p>
          </table:table-cell>
          <table:table-cell office:value-type="float" office:value="0.514751552795031" calcext:value-type="float">
            <text:p>0.514751552795031</text:p>
          </table:table-cell>
          <table:table-cell office:value-type="float" office:value="0.00252200000000258" calcext:value-type="float">
            <text:p>0.002522000000003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float" office:value="22" calcext:value-type="float">
            <text:p>22</text:p>
          </table:table-cell>
          <table:table-cell office:value-type="float" office:value="2315" calcext:value-type="float">
            <text:p>2315</text:p>
          </table:table-cell>
          <table:table-cell office:value-type="float" office:value="0.0263498920086393" calcext:value-type="float">
            <text:p>0.026349892008639</text:p>
          </table:table-cell>
          <table:table-cell office:value-type="float" office:value="0.0741839999999989" calcext:value-type="float">
            <text:p>0.074183999999999</text:p>
          </table:table-cell>
          <table:table-cell office:value-type="float" office:value="0.183585313174946" calcext:value-type="float">
            <text:p>0.183585313174946</text:p>
          </table:table-cell>
          <table:table-cell office:value-type="float" office:value="0.029910000000001" calcext:value-type="float">
            <text:p>0.029910000000001</text:p>
          </table:table-cell>
          <table:table-cell office:value-type="float" office:value="0.218142548596112" calcext:value-type="float">
            <text:p>0.218142548596112</text:p>
          </table:table-cell>
          <table:table-cell office:value-type="float" office:value="0.014642000000002" calcext:value-type="float">
            <text:p>0.014642000000002</text:p>
          </table:table-cell>
          <table:table-cell office:value-type="float" office:value="0.369330453563715" calcext:value-type="float">
            <text:p>0.369330453563715</text:p>
          </table:table-cell>
          <table:table-cell office:value-type="float" office:value="0.00772299999999859" calcext:value-type="float">
            <text:p>0.007722999999999</text:p>
          </table:table-cell>
          <table:table-cell office:value-type="float" office:value="0.438444924406048" calcext:value-type="float">
            <text:p>0.438444924406048</text:p>
          </table:table-cell>
          <table:table-cell office:value-type="float" office:value="0.00292900000000174" calcext:value-type="float">
            <text:p>0.002929000000002</text:p>
          </table:table-cell>
        </table:table-row>
        <table:table-row table:style-name="ro1">
          <table:table-cell office:value-type="float" office:value="9212" calcext:value-type="float">
            <text:p>9212</text:p>
          </table:table-cell>
          <table:table-cell office:value-type="float" office:value="22" calcext:value-type="float">
            <text:p>22</text:p>
          </table:table-cell>
          <table:table-cell office:value-type="float" office:value="2495" calcext:value-type="float">
            <text:p>2495</text:p>
          </table:table-cell>
          <table:table-cell office:value-type="float" office:value="0.0220440881763527" calcext:value-type="float">
            <text:p>0.022044088176353</text:p>
          </table:table-cell>
          <table:table-cell office:value-type="float" office:value="0.0861920000000005" calcext:value-type="float">
            <text:p>0.086192000000001</text:p>
          </table:table-cell>
          <table:table-cell office:value-type="float" office:value="0.0581162324649299" calcext:value-type="float">
            <text:p>0.05811623246493</text:p>
          </table:table-cell>
          <table:table-cell office:value-type="float" office:value="0.0293530000000004" calcext:value-type="float">
            <text:p>0.029353000000001</text:p>
          </table:table-cell>
          <table:table-cell office:value-type="float" office:value="0.0821643286573146" calcext:value-type="float">
            <text:p>0.082164328657315</text:p>
          </table:table-cell>
          <table:table-cell office:value-type="float" office:value="0.0157810000000005" calcext:value-type="float">
            <text:p>0.015781000000001</text:p>
          </table:table-cell>
          <table:table-cell office:value-type="float" office:value="0.12625250501002" calcext:value-type="float">
            <text:p>0.12625250501002</text:p>
          </table:table-cell>
          <table:table-cell office:value-type="float" office:value="0.00688099999999992" calcext:value-type="float">
            <text:p>0.006881</text:p>
          </table:table-cell>
          <table:table-cell office:value-type="float" office:value="0.438877755511022" calcext:value-type="float">
            <text:p>0.438877755511022</text:p>
          </table:table-cell>
          <table:table-cell office:value-type="float" office:value="0.00517099999999715" calcext:value-type="float">
            <text:p>0.005170999999997</text:p>
          </table:table-cell>
        </table:table-row>
        <table:table-row table:style-name="ro1">
          <table:table-cell office:value-type="float" office:value="9213" calcext:value-type="float">
            <text:p>9213</text:p>
          </table:table-cell>
          <table:table-cell office:value-type="float" office:value="22" calcext:value-type="float">
            <text:p>22</text:p>
          </table:table-cell>
          <table:table-cell office:value-type="float" office:value="2519" calcext:value-type="float">
            <text:p>2519</text:p>
          </table:table-cell>
          <table:table-cell office:value-type="float" office:value="0.0154823342596268" calcext:value-type="float">
            <text:p>0.015482334259627</text:p>
          </table:table-cell>
          <table:table-cell office:value-type="float" office:value="0.0766209999999994" calcext:value-type="float">
            <text:p>0.076620999999999</text:p>
          </table:table-cell>
          <table:table-cell office:value-type="float" office:value="0.0313616514489877" calcext:value-type="float">
            <text:p>0.031361651448988</text:p>
          </table:table-cell>
          <table:table-cell office:value-type="float" office:value="0.0382680000000022" calcext:value-type="float">
            <text:p>0.038268000000002</text:p>
          </table:table-cell>
          <table:table-cell office:value-type="float" office:value="0.0393013100436681" calcext:value-type="float">
            <text:p>0.039301310043668</text:p>
          </table:table-cell>
          <table:table-cell office:value-type="float" office:value="0.023814999999999" calcext:value-type="float">
            <text:p>0.023814999999999</text:p>
          </table:table-cell>
          <table:table-cell office:value-type="float" office:value="0.0948789202064311" calcext:value-type="float">
            <text:p>0.094878920206431</text:p>
          </table:table-cell>
          <table:table-cell office:value-type="float" office:value="0.0106929999999963" calcext:value-type="float">
            <text:p>0.010692999999996</text:p>
          </table:table-cell>
          <table:table-cell office:value-type="float" office:value="0.206034140531957" calcext:value-type="float">
            <text:p>0.206034140531957</text:p>
          </table:table-cell>
          <table:table-cell office:value-type="float" office:value="0.00419900000000339" calcext:value-type="float">
            <text:p>0.004199000000003</text:p>
          </table:table-cell>
        </table:table-row>
        <table:table-row table:style-name="ro1">
          <table:table-cell office:value-type="float" office:value="9214" calcext:value-type="float">
            <text:p>9214</text:p>
          </table:table-cell>
          <table:table-cell office:value-type="float" office:value="22" calcext:value-type="float">
            <text:p>22</text:p>
          </table:table-cell>
          <table:table-cell office:value-type="float" office:value="2439" calcext:value-type="float">
            <text:p>2439</text:p>
          </table:table-cell>
          <table:table-cell office:value-type="float" office:value="0.0578105781057811" calcext:value-type="float">
            <text:p>0.057810578105781</text:p>
          </table:table-cell>
          <table:table-cell office:value-type="float" office:value="0.0721719999999984" calcext:value-type="float">
            <text:p>0.072171999999998</text:p>
          </table:table-cell>
          <table:table-cell office:value-type="float" office:value="0.0856908569085691" calcext:value-type="float">
            <text:p>0.085690856908569</text:p>
          </table:table-cell>
          <table:table-cell office:value-type="float" office:value="0.0339850000000013" calcext:value-type="float">
            <text:p>0.033985000000001</text:p>
          </table:table-cell>
          <table:table-cell office:value-type="float" office:value="0.0979909799097991" calcext:value-type="float">
            <text:p>0.097990979909799</text:p>
          </table:table-cell>
          <table:table-cell office:value-type="float" office:value="0.0160739999999997" calcext:value-type="float">
            <text:p>0.016074</text:p>
          </table:table-cell>
          <table:table-cell office:value-type="float" office:value="0.204592045920459" calcext:value-type="float">
            <text:p>0.204592045920459</text:p>
          </table:table-cell>
          <table:table-cell office:value-type="float" office:value="0.00940399999999642" calcext:value-type="float">
            <text:p>0.009403999999996</text:p>
          </table:table-cell>
          <table:table-cell office:value-type="float" office:value="0.61049610496105" calcext:value-type="float">
            <text:p>0.61049610496105</text:p>
          </table:table-cell>
          <table:table-cell office:value-type="float" office:value="0.00507099999999738" calcext:value-type="float">
            <text:p>0.005070999999997</text:p>
          </table:table-cell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22" calcext:value-type="float">
            <text:p>22</text:p>
          </table:table-cell>
          <table:table-cell office:value-type="float" office:value="2640" calcext:value-type="float">
            <text:p>2640</text:p>
          </table:table-cell>
          <table:table-cell office:value-type="float" office:value="0.00984848484848485" calcext:value-type="float">
            <text:p>0.009848484848485</text:p>
          </table:table-cell>
          <table:table-cell office:value-type="float" office:value="0.108124000000004" calcext:value-type="float">
            <text:p>0.108124000000004</text:p>
          </table:table-cell>
          <table:table-cell office:value-type="float" office:value="0.0511363636363636" calcext:value-type="float">
            <text:p>0.051136363636364</text:p>
          </table:table-cell>
          <table:table-cell office:value-type="float" office:value="0.0366029999999995" calcext:value-type="float">
            <text:p>0.036603</text:p>
          </table:table-cell>
          <table:table-cell office:value-type="float" office:value="0.215909090909091" calcext:value-type="float">
            <text:p>0.215909090909091</text:p>
          </table:table-cell>
          <table:table-cell office:value-type="float" office:value="0.0139540000000018" calcext:value-type="float">
            <text:p>0.013954000000002</text:p>
          </table:table-cell>
          <table:table-cell office:value-type="float" office:value="0.424242424242424" calcext:value-type="float">
            <text:p>0.424242424242424</text:p>
          </table:table-cell>
          <table:table-cell office:value-type="float" office:value="0.00627199999999561" calcext:value-type="float">
            <text:p>0.006271999999996</text:p>
          </table:table-cell>
          <table:table-cell office:value-type="float" office:value="0.886363636363636" calcext:value-type="float">
            <text:p>0.886363636363636</text:p>
          </table:table-cell>
          <table:table-cell office:value-type="float" office:value="0.00273700000000332" calcext:value-type="float">
            <text:p>0.002737000000003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22" calcext:value-type="float">
            <text:p>22</text:p>
          </table:table-cell>
          <table:table-cell office:value-type="float" office:value="1854" calcext:value-type="float">
            <text:p>1854</text:p>
          </table:table-cell>
          <table:table-cell office:value-type="float" office:value="0.0593311758360302" calcext:value-type="float">
            <text:p>0.05933117583603</text:p>
          </table:table-cell>
          <table:table-cell office:value-type="float" office:value="0.0613840000000003" calcext:value-type="float">
            <text:p>0.061384</text:p>
          </table:table-cell>
          <table:table-cell office:value-type="float" office:value="0.0965480043149946" calcext:value-type="float">
            <text:p>0.096548004314995</text:p>
          </table:table-cell>
          <table:table-cell office:value-type="float" office:value="0.0192669999999993" calcext:value-type="float">
            <text:p>0.019266999999999</text:p>
          </table:table-cell>
          <table:table-cell office:value-type="float" office:value="0.0992448759439051" calcext:value-type="float">
            <text:p>0.099244875943905</text:p>
          </table:table-cell>
          <table:table-cell office:value-type="float" office:value="0.010272999999998" calcext:value-type="float">
            <text:p>0.010272999999998</text:p>
          </table:table-cell>
          <table:table-cell office:value-type="float" office:value="0.201725997842503" calcext:value-type="float">
            <text:p>0.201725997842503</text:p>
          </table:table-cell>
          <table:table-cell office:value-type="float" office:value="0.00476000000000099" calcext:value-type="float">
            <text:p>0.004760000000001</text:p>
          </table:table-cell>
          <table:table-cell office:value-type="float" office:value="0.325782092772384" calcext:value-type="float">
            <text:p>0.325782092772384</text:p>
          </table:table-cell>
          <table:table-cell office:value-type="float" office:value="0.00189600000000212" calcext:value-type="float">
            <text:p>0.001896000000002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  <table:table-cell office:value-type="float" office:value="22" calcext:value-type="float">
            <text:p>22</text:p>
          </table:table-cell>
          <table:table-cell office:value-type="float" office:value="2455" calcext:value-type="float">
            <text:p>2455</text:p>
          </table:table-cell>
          <table:table-cell office:value-type="float" office:value="0.0761710794297353" calcext:value-type="float">
            <text:p>0.076171079429735</text:p>
          </table:table-cell>
          <table:table-cell office:value-type="float" office:value="0.0958469999999991" calcext:value-type="float">
            <text:p>0.095846999999999</text:p>
          </table:table-cell>
          <table:table-cell office:value-type="float" office:value="0.177189409368635" calcext:value-type="float">
            <text:p>0.177189409368635</text:p>
          </table:table-cell>
          <table:table-cell office:value-type="float" office:value="0.0413260000000015" calcext:value-type="float">
            <text:p>0.041326000000002</text:p>
          </table:table-cell>
          <table:table-cell office:value-type="float" office:value="0.205702647657841" calcext:value-type="float">
            <text:p>0.205702647657841</text:p>
          </table:table-cell>
          <table:table-cell office:value-type="float" office:value="0.0189639999999969" calcext:value-type="float">
            <text:p>0.018963999999997</text:p>
          </table:table-cell>
          <table:table-cell office:value-type="float" office:value="0.315682281059063" calcext:value-type="float">
            <text:p>0.315682281059063</text:p>
          </table:table-cell>
          <table:table-cell office:value-type="float" office:value="0.007714" calcext:value-type="float">
            <text:p>0.007714</text:p>
          </table:table-cell>
          <table:table-cell office:value-type="float" office:value="0.45010183299389" calcext:value-type="float">
            <text:p>0.45010183299389</text:p>
          </table:table-cell>
          <table:table-cell office:value-type="float" office:value="0.00381700000000151" calcext:value-type="float">
            <text:p>0.003817000000002</text:p>
          </table:table-cell>
        </table:table-row>
        <table:table-row table:style-name="ro1">
          <table:table-cell office:value-type="float" office:value="9218" calcext:value-type="float">
            <text:p>9218</text:p>
          </table:table-cell>
          <table:table-cell office:value-type="float" office:value="22" calcext:value-type="float">
            <text:p>22</text:p>
          </table:table-cell>
          <table:table-cell office:value-type="float" office:value="2223" calcext:value-type="float">
            <text:p>2223</text:p>
          </table:table-cell>
          <table:table-cell office:value-type="float" office:value="0.151596941070625" calcext:value-type="float">
            <text:p>0.151596941070625</text:p>
          </table:table-cell>
          <table:table-cell office:value-type="float" office:value="0.0653880000000022" calcext:value-type="float">
            <text:p>0.065388000000002</text:p>
          </table:table-cell>
          <table:table-cell office:value-type="float" office:value="0.183535762483131" calcext:value-type="float">
            <text:p>0.183535762483131</text:p>
          </table:table-cell>
          <table:table-cell office:value-type="float" office:value="0.0289379999999966" calcext:value-type="float">
            <text:p>0.028937999999997</text:p>
          </table:table-cell>
          <table:table-cell office:value-type="float" office:value="0.235267656320288" calcext:value-type="float">
            <text:p>0.235267656320288</text:p>
          </table:table-cell>
          <table:table-cell office:value-type="float" office:value="0.0117159999999963" calcext:value-type="float">
            <text:p>0.011715999999996</text:p>
          </table:table-cell>
          <table:table-cell office:value-type="float" office:value="0.32523616734143" calcext:value-type="float">
            <text:p>0.32523616734143</text:p>
          </table:table-cell>
          <table:table-cell office:value-type="float" office:value="0.00596899999999678" calcext:value-type="float">
            <text:p>0.005968999999997</text:p>
          </table:table-cell>
          <table:table-cell office:value-type="float" office:value="0.505173189383716" calcext:value-type="float">
            <text:p>0.505173189383716</text:p>
          </table:table-cell>
          <table:table-cell office:value-type="float" office:value="0.00217400000000367" calcext:value-type="float">
            <text:p>0.002174000000004</text:p>
          </table:table-cell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22" calcext:value-type="float">
            <text:p>22</text:p>
          </table:table-cell>
          <table:table-cell office:value-type="float" office:value="2200" calcext:value-type="float">
            <text:p>2200</text:p>
          </table:table-cell>
          <table:table-cell office:value-type="float" office:value="0.0381818181818182" calcext:value-type="float">
            <text:p>0.038181818181818</text:p>
          </table:table-cell>
          <table:table-cell office:value-type="float" office:value="0.0761600000000016" calcext:value-type="float">
            <text:p>0.076160000000002</text:p>
          </table:table-cell>
          <table:table-cell office:value-type="float" office:value="0.0590909090909091" calcext:value-type="float">
            <text:p>0.059090909090909</text:p>
          </table:table-cell>
          <table:table-cell office:value-type="float" office:value="0.0287000000000006" calcext:value-type="float">
            <text:p>0.02870000000000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91160000000004" calcext:value-type="float">
            <text:p>0.019116</text:p>
          </table:table-cell>
          <table:table-cell office:value-type="float" office:value="0.127272727272727" calcext:value-type="float">
            <text:p>0.127272727272727</text:p>
          </table:table-cell>
          <table:table-cell office:value-type="float" office:value="0.00994200000000234" calcext:value-type="float">
            <text:p>0.009942000000002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00253099999999762" calcext:value-type="float">
            <text:p>0.002530999999998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22" calcext:value-type="float">
            <text:p>22</text:p>
          </table:table-cell>
          <table:table-cell office:value-type="float" office:value="2343" calcext:value-type="float">
            <text:p>2343</text:p>
          </table:table-cell>
          <table:table-cell office:value-type="float" office:value="0.00213401621852326" calcext:value-type="float">
            <text:p>0.002134016218523</text:p>
          </table:table-cell>
          <table:table-cell office:value-type="float" office:value="0.0879079999999988" calcext:value-type="float">
            <text:p>0.087907999999999</text:p>
          </table:table-cell>
          <table:table-cell office:value-type="float" office:value="0.0183525394793" calcext:value-type="float">
            <text:p>0.0183525394793</text:p>
          </table:table-cell>
          <table:table-cell office:value-type="float" office:value="0.0478540000000045" calcext:value-type="float">
            <text:p>0.047854000000005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69120000000014" calcext:value-type="float">
            <text:p>0.016912000000001</text:p>
          </table:table-cell>
          <table:table-cell office:value-type="float" office:value="0.0781049935979513" calcext:value-type="float">
            <text:p>0.078104993597951</text:p>
          </table:table-cell>
          <table:table-cell office:value-type="float" office:value="0.0119019999999992" calcext:value-type="float">
            <text:p>0.011901999999999</text:p>
          </table:table-cell>
          <table:table-cell office:value-type="float" office:value="0.338454972257789" calcext:value-type="float">
            <text:p>0.338454972257789</text:p>
          </table:table-cell>
          <table:table-cell office:value-type="float" office:value="0.00365700000000402" calcext:value-type="float">
            <text:p>0.003657000000004</text:p>
          </table:table-cell>
        </table:table-row>
        <table:table-row table:style-name="ro1">
          <table:table-cell office:value-type="float" office:value="9221" calcext:value-type="float">
            <text:p>9221</text:p>
          </table:table-cell>
          <table:table-cell office:value-type="float" office:value="22" calcext:value-type="float">
            <text:p>22</text:p>
          </table:table-cell>
          <table:table-cell office:value-type="float" office:value="3032" calcext:value-type="float">
            <text:p>3032</text:p>
          </table:table-cell>
          <table:table-cell office:value-type="float" office:value="0.00395778364116095" calcext:value-type="float">
            <text:p>0.003957783641161</text:p>
          </table:table-cell>
          <table:table-cell office:value-type="float" office:value="0.120227999999997" calcext:value-type="float">
            <text:p>0.120227999999997</text:p>
          </table:table-cell>
          <table:table-cell office:value-type="float" office:value="0.0567282321899736" calcext:value-type="float">
            <text:p>0.056728232189974</text:p>
          </table:table-cell>
          <table:table-cell office:value-type="float" office:value="0.0512289999999993" calcext:value-type="float">
            <text:p>0.051228999999999</text:p>
          </table:table-cell>
          <table:table-cell office:value-type="float" office:value="0.08311345646438" calcext:value-type="float">
            <text:p>0.08311345646438</text:p>
          </table:table-cell>
          <table:table-cell office:value-type="float" office:value="0.0219299999999976" calcext:value-type="float">
            <text:p>0.021929999999998</text:p>
          </table:table-cell>
          <table:table-cell office:value-type="float" office:value="0.168865435356201" calcext:value-type="float">
            <text:p>0.168865435356201</text:p>
          </table:table-cell>
          <table:table-cell office:value-type="float" office:value="0.0119289999999985" calcext:value-type="float">
            <text:p>0.011928999999999</text:p>
          </table:table-cell>
          <table:table-cell office:value-type="float" office:value="0.29089709762533" calcext:value-type="float">
            <text:p>0.29089709762533</text:p>
          </table:table-cell>
          <table:table-cell office:value-type="float" office:value="0.00317900000000293" calcext:value-type="float">
            <text:p>0.003179000000003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office:value-type="float" office:value="22" calcext:value-type="float">
            <text:p>22</text:p>
          </table:table-cell>
          <table:table-cell office:value-type="float" office:value="2206" calcext:value-type="float">
            <text:p>2206</text:p>
          </table:table-cell>
          <table:table-cell office:value-type="float" office:value="0.0099728014505893" calcext:value-type="float">
            <text:p>0.009972801450589</text:p>
          </table:table-cell>
          <table:table-cell office:value-type="float" office:value="0.0758639999999993" calcext:value-type="float">
            <text:p>0.075863999999999</text:p>
          </table:table-cell>
          <table:table-cell office:value-type="float" office:value="0.0253853127833182" calcext:value-type="float">
            <text:p>0.025385312783318</text:p>
          </table:table-cell>
          <table:table-cell office:value-type="float" office:value="0.0280799999999992" calcext:value-type="float">
            <text:p>0.028079999999999</text:p>
          </table:table-cell>
          <table:table-cell office:value-type="float" office:value="0.129646418857661" calcext:value-type="float">
            <text:p>0.129646418857661</text:p>
          </table:table-cell>
          <table:table-cell office:value-type="float" office:value="0.020578000000004" calcext:value-type="float">
            <text:p>0.020578000000004</text:p>
          </table:table-cell>
          <table:table-cell office:value-type="float" office:value="0.111514052583862" calcext:value-type="float">
            <text:p>0.111514052583862</text:p>
          </table:table-cell>
          <table:table-cell office:value-type="float" office:value="0.0066689999999987" calcext:value-type="float">
            <text:p>0.006668999999999</text:p>
          </table:table-cell>
          <table:table-cell office:value-type="float" office:value="0.274705349048051" calcext:value-type="float">
            <text:p>0.274705349048051</text:p>
          </table:table-cell>
          <table:table-cell office:value-type="float" office:value="0.00288300000000064" calcext:value-type="float">
            <text:p>0.002883000000001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office:value-type="float" office:value="22" calcext:value-type="float">
            <text:p>22</text:p>
          </table:table-cell>
          <table:table-cell office:value-type="float" office:value="2797" calcext:value-type="float">
            <text:p>2797</text:p>
          </table:table-cell>
          <table:table-cell office:value-type="float" office:value="0.00321773328566321" calcext:value-type="float">
            <text:p>0.003217733285663</text:p>
          </table:table-cell>
          <table:table-cell office:value-type="float" office:value="0.0975920000000023" calcext:value-type="float">
            <text:p>0.097592000000002</text:p>
          </table:table-cell>
          <table:table-cell office:value-type="float" office:value="0.0418305327136217" calcext:value-type="float">
            <text:p>0.041830532713622</text:p>
          </table:table-cell>
          <table:table-cell office:value-type="float" office:value="0.0309969999999993" calcext:value-type="float">
            <text:p>0.030996999999999</text:p>
          </table:table-cell>
          <table:table-cell office:value-type="float" office:value="0.0811583839828388" calcext:value-type="float">
            <text:p>0.081158383982839</text:p>
          </table:table-cell>
          <table:table-cell office:value-type="float" office:value="0.0160879999999999" calcext:value-type="float">
            <text:p>0.016088</text:p>
          </table:table-cell>
          <table:table-cell office:value-type="float" office:value="0.120486235252056" calcext:value-type="float">
            <text:p>0.120486235252056</text:p>
          </table:table-cell>
          <table:table-cell office:value-type="float" office:value="0.0105099999999965" calcext:value-type="float">
            <text:p>0.010509999999997</text:p>
          </table:table-cell>
          <table:table-cell office:value-type="float" office:value="0.249195566678584" calcext:value-type="float">
            <text:p>0.249195566678584</text:p>
          </table:table-cell>
          <table:table-cell office:value-type="float" office:value="0.00414799999999715" calcext:value-type="float">
            <text:p>0.004147999999997</text:p>
          </table:table-cell>
        </table:table-row>
        <table:table-row table:style-name="ro1">
          <table:table-cell office:value-type="float" office:value="9224" calcext:value-type="float">
            <text:p>9224</text:p>
          </table:table-cell>
          <table:table-cell office:value-type="float" office:value="22" calcext:value-type="float">
            <text:p>22</text:p>
          </table:table-cell>
          <table:table-cell office:value-type="float" office:value="2315" calcext:value-type="float">
            <text:p>2315</text:p>
          </table:table-cell>
          <table:table-cell office:value-type="float" office:value="0.106695464362851" calcext:value-type="float">
            <text:p>0.106695464362851</text:p>
          </table:table-cell>
          <table:table-cell office:value-type="float" office:value="0.0550479999999993" calcext:value-type="float">
            <text:p>0.055047999999999</text:p>
          </table:table-cell>
          <table:table-cell office:value-type="float" office:value="0.406047516198704" calcext:value-type="float">
            <text:p>0.406047516198704</text:p>
          </table:table-cell>
          <table:table-cell office:value-type="float" office:value="0.0209209999999978" calcext:value-type="float">
            <text:p>0.020920999999998</text:p>
          </table:table-cell>
          <table:table-cell office:value-type="float" office:value="0.360691144708423" calcext:value-type="float">
            <text:p>0.360691144708423</text:p>
          </table:table-cell>
          <table:table-cell office:value-type="float" office:value="0.014913" calcext:value-type="float">
            <text:p>0.014913</text:p>
          </table:table-cell>
          <table:table-cell office:value-type="float" office:value="0.611231101511879" calcext:value-type="float">
            <text:p>0.611231101511879</text:p>
          </table:table-cell>
          <table:table-cell office:value-type="float" office:value="0.00545100000000076" calcext:value-type="float">
            <text:p>0.005451000000001</text:p>
          </table:table-cell>
          <table:table-cell office:value-type="float" office:value="0.632829373650108" calcext:value-type="float">
            <text:p>0.632829373650108</text:p>
          </table:table-cell>
          <table:table-cell office:value-type="float" office:value="0.00217599999999862" calcext:value-type="float">
            <text:p>0.002175999999999</text:p>
          </table:table-cell>
        </table:table-row>
        <table:table-row table:style-name="ro1">
          <table:table-cell office:value-type="float" office:value="9225" calcext:value-type="float">
            <text:p>9225</text:p>
          </table:table-cell>
          <table:table-cell office:value-type="float" office:value="22" calcext:value-type="float">
            <text:p>22</text:p>
          </table:table-cell>
          <table:table-cell office:value-type="float" office:value="2501" calcext:value-type="float">
            <text:p>2501</text:p>
          </table:table-cell>
          <table:table-cell office:value-type="float" office:value="0.0395841663334666" calcext:value-type="float">
            <text:p>0.039584166333467</text:p>
          </table:table-cell>
          <table:table-cell office:value-type="float" office:value="0.0715970000000006" calcext:value-type="float">
            <text:p>0.071597000000001</text:p>
          </table:table-cell>
          <table:table-cell office:value-type="float" office:value="0.0503798480607757" calcext:value-type="float">
            <text:p>0.050379848060776</text:p>
          </table:table-cell>
          <table:table-cell office:value-type="float" office:value="0.040537999999998" calcext:value-type="float">
            <text:p>0.040537999999998</text:p>
          </table:table-cell>
          <table:table-cell office:value-type="float" office:value="0.136345461815274" calcext:value-type="float">
            <text:p>0.136345461815274</text:p>
          </table:table-cell>
          <table:table-cell office:value-type="float" office:value="0.0210889999999999" calcext:value-type="float">
            <text:p>0.021089</text:p>
          </table:table-cell>
          <table:table-cell office:value-type="float" office:value="0.256297481007597" calcext:value-type="float">
            <text:p>0.256297481007597</text:p>
          </table:table-cell>
          <table:table-cell office:value-type="float" office:value="0.00963600000000042" calcext:value-type="float">
            <text:p>0.009636</text:p>
          </table:table-cell>
          <table:table-cell office:value-type="float" office:value="0.460215913634546" calcext:value-type="float">
            <text:p>0.460215913634546</text:p>
          </table:table-cell>
          <table:table-cell office:value-type="float" office:value="0.00490699999999933" calcext:value-type="float">
            <text:p>0.004906999999999</text:p>
          </table:table-cell>
        </table:table-row>
        <table:table-row table:style-name="ro1">
          <table:table-cell office:value-type="float" office:value="9226" calcext:value-type="float">
            <text:p>9226</text:p>
          </table:table-cell>
          <table:table-cell office:value-type="float" office:value="22" calcext:value-type="float">
            <text:p>22</text:p>
          </table:table-cell>
          <table:table-cell office:value-type="float" office:value="1891" calcext:value-type="float">
            <text:p>1891</text:p>
          </table:table-cell>
          <table:table-cell office:value-type="float" office:value="0.00158646218931782" calcext:value-type="float">
            <text:p>0.001586462189318</text:p>
          </table:table-cell>
          <table:table-cell office:value-type="float" office:value="0.0758030000000041" calcext:value-type="float">
            <text:p>0.075803000000004</text:p>
          </table:table-cell>
          <table:table-cell office:value-type="float" office:value="0.0401903754627181" calcext:value-type="float">
            <text:p>0.040190375462718</text:p>
          </table:table-cell>
          <table:table-cell office:value-type="float" office:value="0.0285639999999958" calcext:value-type="float">
            <text:p>0.028563999999996</text:p>
          </table:table-cell>
          <table:table-cell office:value-type="float" office:value="0.0586991010047594" calcext:value-type="float">
            <text:p>0.058699101004759</text:p>
          </table:table-cell>
          <table:table-cell office:value-type="float" office:value="0.0149030000000039" calcext:value-type="float">
            <text:p>0.014903000000004</text:p>
          </table:table-cell>
          <table:table-cell office:value-type="float" office:value="0.175039661554733" calcext:value-type="float">
            <text:p>0.175039661554733</text:p>
          </table:table-cell>
          <table:table-cell office:value-type="float" office:value="0.00829699999999889" calcext:value-type="float">
            <text:p>0.008296999999999</text:p>
          </table:table-cell>
          <table:table-cell office:value-type="float" office:value="0.391856160761502" calcext:value-type="float">
            <text:p>0.391856160761502</text:p>
          </table:table-cell>
          <table:table-cell office:value-type="float" office:value="0.00356599999999929" calcext:value-type="float">
            <text:p>0.003565999999999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float" office:value="22" calcext:value-type="float">
            <text:p>22</text:p>
          </table:table-cell>
          <table:table-cell office:value-type="float" office:value="2419" calcext:value-type="float">
            <text:p>2419</text:p>
          </table:table-cell>
          <table:table-cell office:value-type="float" office:value="0.0326581231914014" calcext:value-type="float">
            <text:p>0.032658123191402</text:p>
          </table:table-cell>
          <table:table-cell office:value-type="float" office:value="0.0764569999999978" calcext:value-type="float">
            <text:p>0.076456999999998</text:p>
          </table:table-cell>
          <table:table-cell office:value-type="float" office:value="0.0512608515915668" calcext:value-type="float">
            <text:p>0.051260851591567</text:p>
          </table:table-cell>
          <table:table-cell office:value-type="float" office:value="0.029282000000002" calcext:value-type="float">
            <text:p>0.029282000000002</text:p>
          </table:table-cell>
          <table:table-cell office:value-type="float" office:value="0.13187267465895" calcext:value-type="float">
            <text:p>0.13187267465895</text:p>
          </table:table-cell>
          <table:table-cell office:value-type="float" office:value="0.0144969999999987" calcext:value-type="float">
            <text:p>0.014496999999999</text:p>
          </table:table-cell>
          <table:table-cell office:value-type="float" office:value="0.222819346837536" calcext:value-type="float">
            <text:p>0.222819346837536</text:p>
          </table:table-cell>
          <table:table-cell office:value-type="float" office:value="0.00697500000000062" calcext:value-type="float">
            <text:p>0.006975000000001</text:p>
          </table:table-cell>
          <table:table-cell office:value-type="float" office:value="0.400578751550227" calcext:value-type="float">
            <text:p>0.400578751550227</text:p>
          </table:table-cell>
          <table:table-cell office:value-type="float" office:value="0.0030879999999982" calcext:value-type="float">
            <text:p>0.003087999999998</text:p>
          </table:table-cell>
        </table:table-row>
        <table:table-row table:style-name="ro1">
          <table:table-cell office:value-type="float" office:value="9228" calcext:value-type="float">
            <text:p>9228</text:p>
          </table:table-cell>
          <table:table-cell office:value-type="float" office:value="22" calcext:value-type="float">
            <text:p>22</text:p>
          </table:table-cell>
          <table:table-cell office:value-type="float" office:value="2520" calcext:value-type="float">
            <text:p>2520</text:p>
          </table:table-cell>
          <table:table-cell office:value-type="float" office:value="0.0190476190476191" calcext:value-type="float">
            <text:p>0.019047619047619</text:p>
          </table:table-cell>
          <table:table-cell office:value-type="float" office:value="0.0710850000000001" calcext:value-type="float">
            <text:p>0.071085</text:p>
          </table:table-cell>
          <table:table-cell office:value-type="float" office:value="0.0317460317460317" calcext:value-type="float">
            <text:p>0.031746031746032</text:p>
          </table:table-cell>
          <table:table-cell office:value-type="float" office:value="0.0273840000000014" calcext:value-type="float">
            <text:p>0.027384000000002</text:p>
          </table:table-cell>
          <table:table-cell office:value-type="float" office:value="0.0515873015873016" calcext:value-type="float">
            <text:p>0.051587301587302</text:p>
          </table:table-cell>
          <table:table-cell office:value-type="float" office:value="0.0188420000000029" calcext:value-type="float">
            <text:p>0.018842000000003</text:p>
          </table:table-cell>
          <table:table-cell office:value-type="float" office:value="0.0873015873015873" calcext:value-type="float">
            <text:p>0.087301587301587</text:p>
          </table:table-cell>
          <table:table-cell office:value-type="float" office:value="0.00870600000000366" calcext:value-type="float">
            <text:p>0.008706000000004</text:p>
          </table:table-cell>
          <table:table-cell office:value-type="float" office:value="0.325396825396825" calcext:value-type="float">
            <text:p>0.325396825396825</text:p>
          </table:table-cell>
          <table:table-cell office:value-type="float" office:value="0.00436700000000201" calcext:value-type="float">
            <text:p>0.004367000000002</text:p>
          </table:table-cell>
        </table:table-row>
        <table:table-row table:style-name="ro1">
          <table:table-cell office:value-type="float" office:value="9229" calcext:value-type="float">
            <text:p>9229</text:p>
          </table:table-cell>
          <table:table-cell office:value-type="float" office:value="22" calcext:value-type="float">
            <text:p>22</text:p>
          </table:table-cell>
          <table:table-cell office:value-type="float" office:value="1968" calcext:value-type="float">
            <text:p>1968</text:p>
          </table:table-cell>
          <table:table-cell office:value-type="float" office:value="0.00304878048780488" calcext:value-type="float">
            <text:p>0.003048780487805</text:p>
          </table:table-cell>
          <table:table-cell office:value-type="float" office:value="0.0744680000000031" calcext:value-type="float">
            <text:p>0.074468000000003</text:p>
          </table:table-cell>
          <table:table-cell office:value-type="float" office:value="0.0193089430894309" calcext:value-type="float">
            <text:p>0.019308943089431</text:p>
          </table:table-cell>
          <table:table-cell office:value-type="float" office:value="0.0315690000000011" calcext:value-type="float">
            <text:p>0.031569000000001</text:p>
          </table:table-cell>
          <table:table-cell office:value-type="float" office:value="0.0752032520325203" calcext:value-type="float">
            <text:p>0.07520325203252</text:p>
          </table:table-cell>
          <table:table-cell office:value-type="float" office:value="0.0154360000000011" calcext:value-type="float">
            <text:p>0.015436000000001</text:p>
          </table:table-cell>
          <table:table-cell office:value-type="float" office:value="0.0955284552845528" calcext:value-type="float">
            <text:p>0.095528455284553</text:p>
          </table:table-cell>
          <table:table-cell office:value-type="float" office:value="0.00909599999999955" calcext:value-type="float">
            <text:p>0.009096</text:p>
          </table:table-cell>
          <table:table-cell office:value-type="float" office:value="0.517276422764228" calcext:value-type="float">
            <text:p>0.517276422764228</text:p>
          </table:table-cell>
          <table:table-cell office:value-type="float" office:value="0.00260499999999553" calcext:value-type="float">
            <text:p>0.002604999999996</text:p>
          </table:table-cell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22" calcext:value-type="float">
            <text:p>22</text:p>
          </table:table-cell>
          <table:table-cell office:value-type="float" office:value="2505" calcext:value-type="float">
            <text:p>2505</text:p>
          </table:table-cell>
          <table:table-cell office:value-type="float" office:value="0.0227544910179641" calcext:value-type="float">
            <text:p>0.022754491017964</text:p>
          </table:table-cell>
          <table:table-cell office:value-type="float" office:value="0.0829769999999996" calcext:value-type="float">
            <text:p>0.082977</text:p>
          </table:table-cell>
          <table:table-cell office:value-type="float" office:value="0.0658682634730539" calcext:value-type="float">
            <text:p>0.065868263473054</text:p>
          </table:table-cell>
          <table:table-cell office:value-type="float" office:value="0.0438319999999983" calcext:value-type="float">
            <text:p>0.043831999999998</text:p>
          </table:table-cell>
          <table:table-cell office:value-type="float" office:value="0.109780439121756" calcext:value-type="float">
            <text:p>0.109780439121756</text:p>
          </table:table-cell>
          <table:table-cell office:value-type="float" office:value="0.0193999999999974" calcext:value-type="float">
            <text:p>0.019399999999998</text:p>
          </table:table-cell>
          <table:table-cell office:value-type="float" office:value="0.121756487025948" calcext:value-type="float">
            <text:p>0.121756487025948</text:p>
          </table:table-cell>
          <table:table-cell office:value-type="float" office:value="0.0139229999999984" calcext:value-type="float">
            <text:p>0.013922999999998</text:p>
          </table:table-cell>
          <table:table-cell office:value-type="float" office:value="0.461077844311377" calcext:value-type="float">
            <text:p>0.461077844311377</text:p>
          </table:table-cell>
          <table:table-cell office:value-type="float" office:value="0.00329699999999988" calcext:value-type="float">
            <text:p>0.003297</text:p>
          </table:table-cell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22" calcext:value-type="float">
            <text:p>22</text:p>
          </table:table-cell>
          <table:table-cell office:value-type="float" office:value="2111" calcext:value-type="float">
            <text:p>2111</text:p>
          </table:table-cell>
          <table:table-cell office:value-type="float" office:value="0.00900047370914259" calcext:value-type="float">
            <text:p>0.009000473709143</text:p>
          </table:table-cell>
          <table:table-cell office:value-type="float" office:value="0.0987469999999959" calcext:value-type="float">
            <text:p>0.098746999999996</text:p>
          </table:table-cell>
          <table:table-cell office:value-type="float" office:value="0.0975840833728091" calcext:value-type="float">
            <text:p>0.097584083372809</text:p>
          </table:table-cell>
          <table:table-cell office:value-type="float" office:value="0.0542609999999968" calcext:value-type="float">
            <text:p>0.054260999999997</text:p>
          </table:table-cell>
          <table:table-cell office:value-type="float" office:value="0.118900994789199" calcext:value-type="float">
            <text:p>0.118900994789199</text:p>
          </table:table-cell>
          <table:table-cell office:value-type="float" office:value="0.0217820000000017" calcext:value-type="float">
            <text:p>0.021782000000002</text:p>
          </table:table-cell>
          <table:table-cell office:value-type="float" office:value="0.185220274751303" calcext:value-type="float">
            <text:p>0.185220274751303</text:p>
          </table:table-cell>
          <table:table-cell office:value-type="float" office:value="0.0115169999999978" calcext:value-type="float">
            <text:p>0.011516999999998</text:p>
          </table:table-cell>
          <table:table-cell office:value-type="float" office:value="0.573661771672193" calcext:value-type="float">
            <text:p>0.573661771672193</text:p>
          </table:table-cell>
          <table:table-cell office:value-type="float" office:value="0.00333399999999884" calcext:value-type="float">
            <text:p>0.003333999999999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22" calcext:value-type="float">
            <text:p>22</text:p>
          </table:table-cell>
          <table:table-cell office:value-type="float" office:value="2188" calcext:value-type="float">
            <text:p>2188</text:p>
          </table:table-cell>
          <table:table-cell office:value-type="float" office:value="0.0786106032906764" calcext:value-type="float">
            <text:p>0.078610603290677</text:p>
          </table:table-cell>
          <table:table-cell office:value-type="float" office:value="0.0608809999999984" calcext:value-type="float">
            <text:p>0.060880999999999</text:p>
          </table:table-cell>
          <table:table-cell office:value-type="float" office:value="0.0882084095063986" calcext:value-type="float">
            <text:p>0.088208409506399</text:p>
          </table:table-cell>
          <table:table-cell office:value-type="float" office:value="0.0325799999999994" calcext:value-type="float">
            <text:p>0.032579999999999</text:p>
          </table:table-cell>
          <table:table-cell office:value-type="float" office:value="0.104204753199269" calcext:value-type="float">
            <text:p>0.104204753199269</text:p>
          </table:table-cell>
          <table:table-cell office:value-type="float" office:value="0.0124979999999972" calcext:value-type="float">
            <text:p>0.012497999999997</text:p>
          </table:table-cell>
          <table:table-cell office:value-type="float" office:value="0.341864716636197" calcext:value-type="float">
            <text:p>0.341864716636197</text:p>
          </table:table-cell>
          <table:table-cell office:value-type="float" office:value="0.00625900000000002" calcext:value-type="float">
            <text:p>0.006259</text:p>
          </table:table-cell>
          <table:table-cell office:value-type="float" office:value="0.245886654478976" calcext:value-type="float">
            <text:p>0.245886654478976</text:p>
          </table:table-cell>
          <table:table-cell office:value-type="float" office:value="0.00402300000000011" calcext:value-type="float">
            <text:p>0.004023</text:p>
          </table:table-cell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22" calcext:value-type="float">
            <text:p>22</text:p>
          </table:table-cell>
          <table:table-cell office:value-type="float" office:value="2110" calcext:value-type="float">
            <text:p>2110</text:p>
          </table:table-cell>
          <table:table-cell office:value-type="float" office:value="0.0540284360189574" calcext:value-type="float">
            <text:p>0.054028436018957</text:p>
          </table:table-cell>
          <table:table-cell office:value-type="float" office:value="0.0644330000000011" calcext:value-type="float">
            <text:p>0.064433000000001</text:p>
          </table:table-cell>
          <table:table-cell office:value-type="float" office:value="0.028436018957346" calcext:value-type="float">
            <text:p>0.028436018957346</text:p>
          </table:table-cell>
          <table:table-cell office:value-type="float" office:value="0.0294920000000012" calcext:value-type="float">
            <text:p>0.029492000000001</text:p>
          </table:table-cell>
          <table:table-cell office:value-type="float" office:value="0.0947867298578199" calcext:value-type="float">
            <text:p>0.09478672985782</text:p>
          </table:table-cell>
          <table:table-cell office:value-type="float" office:value="0.0120269999999998" calcext:value-type="float">
            <text:p>0.012027</text:p>
          </table:table-cell>
          <table:table-cell office:value-type="float" office:value="0.118483412322275" calcext:value-type="float">
            <text:p>0.118483412322275</text:p>
          </table:table-cell>
          <table:table-cell office:value-type="float" office:value="0.00625199999999992" calcext:value-type="float">
            <text:p>0.006252</text:p>
          </table:table-cell>
          <table:table-cell office:value-type="float" office:value="0.407582938388626" calcext:value-type="float">
            <text:p>0.407582938388626</text:p>
          </table:table-cell>
          <table:table-cell office:value-type="float" office:value="0.00246700000000288" calcext:value-type="float">
            <text:p>0.002467000000003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22" calcext:value-type="float">
            <text:p>22</text:p>
          </table:table-cell>
          <table:table-cell office:value-type="float" office:value="2397" calcext:value-type="float">
            <text:p>2397</text:p>
          </table:table-cell>
          <table:table-cell office:value-type="float" office:value="-0.0638297872340425" calcext:value-type="float">
            <text:p>-0.063829787234043</text:p>
          </table:table-cell>
          <table:table-cell office:value-type="float" office:value="0.0680749999999968" calcext:value-type="float">
            <text:p>0.068074999999997</text:p>
          </table:table-cell>
          <table:table-cell office:value-type="float" office:value="0.0571547768043388" calcext:value-type="float">
            <text:p>0.057154776804339</text:p>
          </table:table-cell>
          <table:table-cell office:value-type="float" office:value="0.0368879999999976" calcext:value-type="float">
            <text:p>0.036887999999998</text:p>
          </table:table-cell>
          <table:table-cell office:value-type="float" office:value="0.0780141843971631" calcext:value-type="float">
            <text:p>0.078014184397163</text:p>
          </table:table-cell>
          <table:table-cell office:value-type="float" office:value="0.0190149999999996" calcext:value-type="float">
            <text:p>0.019015</text:p>
          </table:table-cell>
          <table:table-cell office:value-type="float" office:value="0.148936170212766" calcext:value-type="float">
            <text:p>0.148936170212766</text:p>
          </table:table-cell>
          <table:table-cell office:value-type="float" office:value="0.0097030000000018" calcext:value-type="float">
            <text:p>0.009703000000002</text:p>
          </table:table-cell>
          <table:table-cell office:value-type="float" office:value="0.582811848143513" calcext:value-type="float">
            <text:p>0.582811848143513</text:p>
          </table:table-cell>
          <table:table-cell office:value-type="float" office:value="0.00364100000000178" calcext:value-type="float">
            <text:p>0.003641000000002</text:p>
          </table:table-cell>
        </table:table-row>
        <table:table-row table:style-name="ro1">
          <table:table-cell office:value-type="float" office:value="9235" calcext:value-type="float">
            <text:p>9235</text:p>
          </table:table-cell>
          <table:table-cell office:value-type="float" office:value="22" calcext:value-type="float">
            <text:p>22</text:p>
          </table:table-cell>
          <table:table-cell office:value-type="float" office:value="2765" calcext:value-type="float">
            <text:p>2765</text:p>
          </table:table-cell>
          <table:table-cell office:value-type="float" office:value="0.00253164556962025" calcext:value-type="float">
            <text:p>0.00253164556962</text:p>
          </table:table-cell>
          <table:table-cell office:value-type="float" office:value="0.0804520000000011" calcext:value-type="float">
            <text:p>0.080452000000001</text:p>
          </table:table-cell>
          <table:table-cell office:value-type="float" office:value="0.168173598553345" calcext:value-type="float">
            <text:p>0.168173598553345</text:p>
          </table:table-cell>
          <table:table-cell office:value-type="float" office:value="0.0342700000000029" calcext:value-type="float">
            <text:p>0.034270000000003</text:p>
          </table:table-cell>
          <table:table-cell office:value-type="float" office:value="0.215189873417722" calcext:value-type="float">
            <text:p>0.215189873417722</text:p>
          </table:table-cell>
          <table:table-cell office:value-type="float" office:value="0.017281999999998" calcext:value-type="float">
            <text:p>0.017281999999998</text:p>
          </table:table-cell>
          <table:table-cell office:value-type="float" office:value="0.55877034358047" calcext:value-type="float">
            <text:p>0.55877034358047</text:p>
          </table:table-cell>
          <table:table-cell office:value-type="float" office:value="0.00862300000000005" calcext:value-type="float">
            <text:p>0.008623</text:p>
          </table:table-cell>
          <table:table-cell office:value-type="float" office:value="0.602169981916817" calcext:value-type="float">
            <text:p>0.602169981916817</text:p>
          </table:table-cell>
          <table:table-cell office:value-type="float" office:value="0.0038809999999998" calcext:value-type="float">
            <text:p>0.003881</text:p>
          </table:table-cell>
        </table:table-row>
        <table:table-row table:style-name="ro1">
          <table:table-cell office:value-type="float" office:value="9236" calcext:value-type="float">
            <text:p>9236</text:p>
          </table:table-cell>
          <table:table-cell office:value-type="float" office:value="22" calcext:value-type="float">
            <text:p>22</text:p>
          </table:table-cell>
          <table:table-cell office:value-type="float" office:value="1924" calcext:value-type="float">
            <text:p>1924</text:p>
          </table:table-cell>
          <table:table-cell office:value-type="float" office:value="0.00415800415800416" calcext:value-type="float">
            <text:p>0.004158004158004</text:p>
          </table:table-cell>
          <table:table-cell office:value-type="float" office:value="0.0725689999999979" calcext:value-type="float">
            <text:p>0.072568999999998</text:p>
          </table:table-cell>
          <table:table-cell office:value-type="float" office:value="0.0254677754677755" calcext:value-type="float">
            <text:p>0.025467775467776</text:p>
          </table:table-cell>
          <table:table-cell office:value-type="float" office:value="0.0369770000000038" calcext:value-type="float">
            <text:p>0.036977000000004</text:p>
          </table:table-cell>
          <table:table-cell office:value-type="float" office:value="0.0228690228690229" calcext:value-type="float">
            <text:p>0.022869022869023</text:p>
          </table:table-cell>
          <table:table-cell office:value-type="float" office:value="0.0135200000000033" calcext:value-type="float">
            <text:p>0.013520000000003</text:p>
          </table:table-cell>
          <table:table-cell office:value-type="float" office:value="0.0748440748440749" calcext:value-type="float">
            <text:p>0.074844074844075</text:p>
          </table:table-cell>
          <table:table-cell office:value-type="float" office:value="0.0113410000000052" calcext:value-type="float">
            <text:p>0.011341000000005</text:p>
          </table:table-cell>
          <table:table-cell office:value-type="float" office:value="0.324324324324324" calcext:value-type="float">
            <text:p>0.324324324324324</text:p>
          </table:table-cell>
          <table:table-cell office:value-type="float" office:value="0.00401400000000152" calcext:value-type="float">
            <text:p>0.004014000000002</text:p>
          </table:table-cell>
        </table:table-row>
        <table:table-row table:style-name="ro1">
          <table:table-cell office:value-type="float" office:value="9237" calcext:value-type="float">
            <text:p>9237</text:p>
          </table:table-cell>
          <table:table-cell office:value-type="float" office:value="22" calcext:value-type="float">
            <text:p>22</text:p>
          </table:table-cell>
          <table:table-cell office:value-type="float" office:value="249" calcext:value-type="float">
            <text:p>249</text:p>
          </table:table-cell>
          <table:table-cell office:value-type="float" office:value="0.00401606425702811" calcext:value-type="float">
            <text:p>0.004016064257028</text:p>
          </table:table-cell>
          <table:table-cell office:value-type="float" office:value="0.0105380000000039" calcext:value-type="float">
            <text:p>0.010538000000004</text:p>
          </table:table-cell>
          <table:table-cell office:value-type="float" office:value="0.0160642570281125" calcext:value-type="float">
            <text:p>0.016064257028113</text:p>
          </table:table-cell>
          <table:table-cell office:value-type="float" office:value="0.00293200000000127" calcext:value-type="float">
            <text:p>0.002932000000001</text:p>
          </table:table-cell>
          <table:table-cell office:value-type="float" office:value="0.036144578313253" calcext:value-type="float">
            <text:p>0.036144578313253</text:p>
          </table:table-cell>
          <table:table-cell office:value-type="float" office:value="0.00152900000000145" calcext:value-type="float">
            <text:p>0.001529000000001</text:p>
          </table:table-cell>
          <table:table-cell office:value-type="float" office:value="1" calcext:value-type="float">
            <text:p>1</text:p>
          </table:table-cell>
          <table:table-cell office:value-type="float" office:value="0.000801000000002716" calcext:value-type="float">
            <text:p>0.000801000000003</text:p>
          </table:table-cell>
          <table:table-cell office:value-type="float" office:value="1" calcext:value-type="float">
            <text:p>1</text:p>
          </table:table-cell>
          <table:table-cell office:value-type="float" office:value="0.000388999999998418" calcext:value-type="float">
            <text:p>0.000388999999998</text:p>
          </table:table-cell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float" office:value="22" calcext:value-type="float">
            <text:p>22</text:p>
          </table:table-cell>
          <table:table-cell office:value-type="float" office:value="2610" calcext:value-type="float">
            <text:p>2610</text:p>
          </table:table-cell>
          <table:table-cell office:value-type="float" office:value="0.00229885057471264" calcext:value-type="float">
            <text:p>0.002298850574713</text:p>
          </table:table-cell>
          <table:table-cell office:value-type="float" office:value="0.0801450000000017" calcext:value-type="float">
            <text:p>0.080145000000002</text:p>
          </table:table-cell>
          <table:table-cell office:value-type="float" office:value="0.0114942528735632" calcext:value-type="float">
            <text:p>0.011494252873563</text:p>
          </table:table-cell>
          <table:table-cell office:value-type="float" office:value="0.0292490000000001" calcext:value-type="float">
            <text:p>0.029249</text:p>
          </table:table-cell>
          <table:table-cell office:value-type="float" office:value="0.0574712643678161" calcext:value-type="float">
            <text:p>0.057471264367816</text:p>
          </table:table-cell>
          <table:table-cell office:value-type="float" office:value="0.0149109999999979" calcext:value-type="float">
            <text:p>0.014910999999998</text:p>
          </table:table-cell>
          <table:table-cell office:value-type="float" office:value="0.0957854406130268" calcext:value-type="float">
            <text:p>0.095785440613027</text:p>
          </table:table-cell>
          <table:table-cell office:value-type="float" office:value="0.00771100000000047" calcext:value-type="float">
            <text:p>0.007711</text:p>
          </table:table-cell>
          <table:table-cell office:value-type="float" office:value="0.46360153256705" calcext:value-type="float">
            <text:p>0.46360153256705</text:p>
          </table:table-cell>
          <table:table-cell office:value-type="float" office:value="0.00307099999999849" calcext:value-type="float">
            <text:p>0.003070999999999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float" office:value="22" calcext:value-type="float">
            <text:p>22</text:p>
          </table:table-cell>
          <table:table-cell office:value-type="float" office:value="2358" calcext:value-type="float">
            <text:p>2358</text:p>
          </table:table-cell>
          <table:table-cell office:value-type="float" office:value="0.0144189991518236" calcext:value-type="float">
            <text:p>0.014418999151824</text:p>
          </table:table-cell>
          <table:table-cell office:value-type="float" office:value="0.0709900000000019" calcext:value-type="float">
            <text:p>0.070990000000002</text:p>
          </table:table-cell>
          <table:table-cell office:value-type="float" office:value="0.0691263782866836" calcext:value-type="float">
            <text:p>0.069126378286684</text:p>
          </table:table-cell>
          <table:table-cell office:value-type="float" office:value="0.0343580000000046" calcext:value-type="float">
            <text:p>0.034358000000005</text:p>
          </table:table-cell>
          <table:table-cell office:value-type="float" office:value="0.0966921119592876" calcext:value-type="float">
            <text:p>0.096692111959288</text:p>
          </table:table-cell>
          <table:table-cell office:value-type="float" office:value="0.0127300000000048" calcext:value-type="float">
            <text:p>0.012730000000005</text:p>
          </table:table-cell>
          <table:table-cell office:value-type="float" office:value="0.168787107718405" calcext:value-type="float">
            <text:p>0.168787107718405</text:p>
          </table:table-cell>
          <table:table-cell office:value-type="float" office:value="0.00644199999999984" calcext:value-type="float">
            <text:p>0.006442</text:p>
          </table:table-cell>
          <table:table-cell office:value-type="float" office:value="0.257845631891433" calcext:value-type="float">
            <text:p>0.257845631891433</text:p>
          </table:table-cell>
          <table:table-cell office:value-type="float" office:value="0.00262099999999776" calcext:value-type="float">
            <text:p>0.002620999999998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0.00595238095238095" calcext:value-type="float">
            <text:p>0.005952380952381</text:p>
          </table:table-cell>
          <table:table-cell office:value-type="float" office:value="0.0533450000000002" calcext:value-type="float">
            <text:p>0.053345</text:p>
          </table:table-cell>
          <table:table-cell office:value-type="float" office:value="0.0401785714285714" calcext:value-type="float">
            <text:p>0.040178571428572</text:p>
          </table:table-cell>
          <table:table-cell office:value-type="float" office:value="0.0305919999999986" calcext:value-type="float">
            <text:p>0.030591999999999</text:p>
          </table:table-cell>
          <table:table-cell office:value-type="float" office:value="0.290674603174603" calcext:value-type="float">
            <text:p>0.290674603174603</text:p>
          </table:table-cell>
          <table:table-cell office:value-type="float" office:value="0.0143270000000015" calcext:value-type="float">
            <text:p>0.014327000000002</text:p>
          </table:table-cell>
          <table:table-cell office:value-type="float" office:value="0.31547619047619" calcext:value-type="float">
            <text:p>0.31547619047619</text:p>
          </table:table-cell>
          <table:table-cell office:value-type="float" office:value="0.00655100000000175" calcext:value-type="float">
            <text:p>0.006551000000002</text:p>
          </table:table-cell>
          <table:table-cell office:value-type="float" office:value="0.603174603174603" calcext:value-type="float">
            <text:p>0.603174603174603</text:p>
          </table:table-cell>
          <table:table-cell office:value-type="float" office:value="0.00281599999999571" calcext:value-type="float">
            <text:p>0.002815999999996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22" calcext:value-type="float">
            <text:p>22</text:p>
          </table:table-cell>
          <table:table-cell office:value-type="float" office:value="2460" calcext:value-type="float">
            <text:p>2460</text:p>
          </table:table-cell>
          <table:table-cell office:value-type="float" office:value="0.0032520325203252" calcext:value-type="float">
            <text:p>0.003252032520325</text:p>
          </table:table-cell>
          <table:table-cell office:value-type="float" office:value="0.0702339999999992" calcext:value-type="float">
            <text:p>0.070233999999999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0317890000000034" calcext:value-type="float">
            <text:p>0.031789000000003</text:p>
          </table:table-cell>
          <table:table-cell office:value-type="float" office:value="0.105691056910569" calcext:value-type="float">
            <text:p>0.105691056910569</text:p>
          </table:table-cell>
          <table:table-cell office:value-type="float" office:value="0.0135530000000017" calcext:value-type="float">
            <text:p>0.013553000000002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0.0068950000000001" calcext:value-type="float">
            <text:p>0.006895</text:p>
          </table:table-cell>
          <table:table-cell office:value-type="float" office:value="0.491869918699187" calcext:value-type="float">
            <text:p>0.491869918699187</text:p>
          </table:table-cell>
          <table:table-cell office:value-type="float" office:value="0.00295400000000257" calcext:value-type="float">
            <text:p>0.002954000000003</text:p>
          </table:table-cell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float" office:value="22" calcext:value-type="float">
            <text:p>22</text:p>
          </table:table-cell>
          <table:table-cell office:value-type="float" office:value="2493" calcext:value-type="float">
            <text:p>2493</text:p>
          </table:table-cell>
          <table:table-cell office:value-type="float" office:value="0.0124348174889691" calcext:value-type="float">
            <text:p>0.012434817488969</text:p>
          </table:table-cell>
          <table:table-cell office:value-type="float" office:value="0.0783569999999969" calcext:value-type="float">
            <text:p>0.078356999999997</text:p>
          </table:table-cell>
          <table:table-cell office:value-type="float" office:value="0.0373044524669073" calcext:value-type="float">
            <text:p>0.037304452466907</text:p>
          </table:table-cell>
          <table:table-cell office:value-type="float" office:value="0.035342" calcext:value-type="float">
            <text:p>0.035342</text:p>
          </table:table-cell>
          <table:table-cell office:value-type="float" office:value="0.177697553148817" calcext:value-type="float">
            <text:p>0.177697553148817</text:p>
          </table:table-cell>
          <table:table-cell office:value-type="float" office:value="0.0133709999999994" calcext:value-type="float">
            <text:p>0.013370999999999</text:p>
          </table:table-cell>
          <table:table-cell office:value-type="float" office:value="0.109506618531889" calcext:value-type="float">
            <text:p>0.109506618531889</text:p>
          </table:table-cell>
          <table:table-cell office:value-type="float" office:value="0.0115920000000003" calcext:value-type="float">
            <text:p>0.011592</text:p>
          </table:table-cell>
          <table:table-cell office:value-type="float" office:value="0.27797833935018" calcext:value-type="float">
            <text:p>0.27797833935018</text:p>
          </table:table-cell>
          <table:table-cell office:value-type="float" office:value="0.00415800000000388" calcext:value-type="float">
            <text:p>0.004158000000004</text:p>
          </table:table-cell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float" office:value="22" calcext:value-type="float">
            <text:p>22</text:p>
          </table:table-cell>
          <table:table-cell office:value-type="float" office:value="2500" calcext:value-type="float">
            <text:p>25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66130000000018" calcext:value-type="float">
            <text:p>0.0766130000000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16759999999974" calcext:value-type="float">
            <text:p>0.03167599999999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80499999999952" calcext:value-type="float">
            <text:p>0.01804999999999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0633100000000297" calcext:value-type="float">
            <text:p>0.006331000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0.00237700000000274" calcext:value-type="float">
            <text:p>0.002377000000003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22" calcext:value-type="float">
            <text:p>22</text:p>
          </table:table-cell>
          <table:table-cell office:value-type="float" office:value="2956" calcext:value-type="float">
            <text:p>2956</text:p>
          </table:table-cell>
          <table:table-cell office:value-type="float" office:value="0.0027063599458728" calcext:value-type="float">
            <text:p>0.002706359945873</text:p>
          </table:table-cell>
          <table:table-cell office:value-type="float" office:value="0.0843050000000005" calcext:value-type="float">
            <text:p>0.084305000000001</text:p>
          </table:table-cell>
          <table:table-cell office:value-type="float" office:value="0.0223274695534506" calcext:value-type="float">
            <text:p>0.022327469553451</text:p>
          </table:table-cell>
          <table:table-cell office:value-type="float" office:value="0.0278089999999978" calcext:value-type="float">
            <text:p>0.027808999999998</text:p>
          </table:table-cell>
          <table:table-cell office:value-type="float" office:value="0.0460081190798376" calcext:value-type="float">
            <text:p>0.046008119079838</text:p>
          </table:table-cell>
          <table:table-cell office:value-type="float" office:value="0.0135170000000002" calcext:value-type="float">
            <text:p>0.013517</text:p>
          </table:table-cell>
          <table:table-cell office:value-type="float" office:value="0.208389715832206" calcext:value-type="float">
            <text:p>0.208389715832206</text:p>
          </table:table-cell>
          <table:table-cell office:value-type="float" office:value="0.0072759999999974" calcext:value-type="float">
            <text:p>0.007275999999997</text:p>
          </table:table-cell>
          <table:table-cell office:value-type="float" office:value="0.28958051420839" calcext:value-type="float">
            <text:p>0.28958051420839</text:p>
          </table:table-cell>
          <table:table-cell office:value-type="float" office:value="0.00282899999999842" calcext:value-type="float">
            <text:p>0.002828999999998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float" office:value="22" calcext:value-type="float">
            <text:p>22</text:p>
          </table:table-cell>
          <table:table-cell office:value-type="float" office:value="1691" calcext:value-type="float">
            <text:p>1691</text:p>
          </table:table-cell>
          <table:table-cell office:value-type="float" office:value="0.0408042578356003" calcext:value-type="float">
            <text:p>0.0408042578356</text:p>
          </table:table-cell>
          <table:table-cell office:value-type="float" office:value="0.0517699999999977" calcext:value-type="float">
            <text:p>0.051769999999998</text:p>
          </table:table-cell>
          <table:table-cell office:value-type="float" office:value="0.0567711413364873" calcext:value-type="float">
            <text:p>0.056771141336487</text:p>
          </table:table-cell>
          <table:table-cell office:value-type="float" office:value="0.0268750000000111" calcext:value-type="float">
            <text:p>0.026875000000011</text:p>
          </table:table-cell>
          <table:table-cell office:value-type="float" office:value="0.0774689532820816" calcext:value-type="float">
            <text:p>0.077468953282082</text:p>
          </table:table-cell>
          <table:table-cell office:value-type="float" office:value="0.0116510000000005" calcext:value-type="float">
            <text:p>0.011651000000001</text:p>
          </table:table-cell>
          <table:table-cell office:value-type="float" office:value="0.124778237729154" calcext:value-type="float">
            <text:p>0.124778237729154</text:p>
          </table:table-cell>
          <table:table-cell office:value-type="float" office:value="0.00805000000000433" calcext:value-type="float">
            <text:p>0.008050000000004</text:p>
          </table:table-cell>
          <table:table-cell office:value-type="float" office:value="0.615612063867534" calcext:value-type="float">
            <text:p>0.615612063867534</text:p>
          </table:table-cell>
          <table:table-cell office:value-type="float" office:value="0.0033950000000047" calcext:value-type="float">
            <text:p>0.003395000000005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float" office:value="22" calcext:value-type="float">
            <text:p>22</text:p>
          </table:table-cell>
          <table:table-cell office:value-type="float" office:value="2616" calcext:value-type="float">
            <text:p>2616</text:p>
          </table:table-cell>
          <table:table-cell office:value-type="float" office:value="0.0642201834862386" calcext:value-type="float">
            <text:p>0.064220183486239</text:p>
          </table:table-cell>
          <table:table-cell office:value-type="float" office:value="0.0839849999999913" calcext:value-type="float">
            <text:p>0.083984999999991</text:p>
          </table:table-cell>
          <table:table-cell office:value-type="float" office:value="0.0672782874617737" calcext:value-type="float">
            <text:p>0.067278287461774</text:p>
          </table:table-cell>
          <table:table-cell office:value-type="float" office:value="0.0418060000000011" calcext:value-type="float">
            <text:p>0.041806000000001</text:p>
          </table:table-cell>
          <table:table-cell office:value-type="float" office:value="0.11697247706422" calcext:value-type="float">
            <text:p>0.11697247706422</text:p>
          </table:table-cell>
          <table:table-cell office:value-type="float" office:value="0.0257980000000018" calcext:value-type="float">
            <text:p>0.025798000000002</text:p>
          </table:table-cell>
          <table:table-cell office:value-type="float" office:value="0.342507645259939" calcext:value-type="float">
            <text:p>0.342507645259939</text:p>
          </table:table-cell>
          <table:table-cell office:value-type="float" office:value="0.00716600000000511" calcext:value-type="float">
            <text:p>0.007166000000005</text:p>
          </table:table-cell>
          <table:table-cell office:value-type="float" office:value="0.52217125382263" calcext:value-type="float">
            <text:p>0.52217125382263</text:p>
          </table:table-cell>
          <table:table-cell office:value-type="float" office:value="0.00268899999999661" calcext:value-type="float">
            <text:p>0.002688999999997</text:p>
          </table:table-cell>
        </table:table-row>
        <table:table-row table:style-name="ro1">
          <table:table-cell office:value-type="float" office:value="9247" calcext:value-type="float">
            <text:p>9247</text:p>
          </table:table-cell>
          <table:table-cell office:value-type="float" office:value="22" calcext:value-type="float">
            <text:p>22</text:p>
          </table:table-cell>
          <table:table-cell office:value-type="float" office:value="2540" calcext:value-type="float">
            <text:p>2540</text:p>
          </table:table-cell>
          <table:table-cell office:value-type="float" office:value="0.00393700787401575" calcext:value-type="float">
            <text:p>0.003937007874016</text:p>
          </table:table-cell>
          <table:table-cell office:value-type="float" office:value="0.0737819999999942" calcext:value-type="float">
            <text:p>0.073781999999994</text:p>
          </table:table-cell>
          <table:table-cell office:value-type="float" office:value="0.047244094488189" calcext:value-type="float">
            <text:p>0.047244094488189</text:p>
          </table:table-cell>
          <table:table-cell office:value-type="float" office:value="0.0300930000000008" calcext:value-type="float">
            <text:p>0.030093000000001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0123219999999975" calcext:value-type="float">
            <text:p>0.012321999999998</text:p>
          </table:table-cell>
          <table:table-cell office:value-type="float" office:value="0.393700787401575" calcext:value-type="float">
            <text:p>0.393700787401575</text:p>
          </table:table-cell>
          <table:table-cell office:value-type="float" office:value="0.00621800000000405" calcext:value-type="float">
            <text:p>0.006218000000004</text:p>
          </table:table-cell>
          <table:table-cell office:value-type="float" office:value="0.52755905511811" calcext:value-type="float">
            <text:p>0.52755905511811</text:p>
          </table:table-cell>
          <table:table-cell office:value-type="float" office:value="0.00251199999999585" calcext:value-type="float">
            <text:p>0.002511999999996</text:p>
          </table:table-cell>
        </table:table-row>
        <table:table-row table:style-name="ro1">
          <table:table-cell office:value-type="float" office:value="9248" calcext:value-type="float">
            <text:p>9248</text:p>
          </table:table-cell>
          <table:table-cell office:value-type="float" office:value="22" calcext:value-type="float">
            <text:p>22</text:p>
          </table:table-cell>
          <table:table-cell office:value-type="float" office:value="2575" calcext:value-type="float">
            <text:p>2575</text:p>
          </table:table-cell>
          <table:table-cell office:value-type="float" office:value="0.0353398058252427" calcext:value-type="float">
            <text:p>0.035339805825243</text:p>
          </table:table-cell>
          <table:table-cell office:value-type="float" office:value="0.0677200000000013" calcext:value-type="float">
            <text:p>0.067720000000001</text:p>
          </table:table-cell>
          <table:table-cell office:value-type="float" office:value="0.186407766990291" calcext:value-type="float">
            <text:p>0.186407766990291</text:p>
          </table:table-cell>
          <table:table-cell office:value-type="float" office:value="0.0277860000000061" calcext:value-type="float">
            <text:p>0.027786000000006</text:p>
          </table:table-cell>
          <table:table-cell office:value-type="float" office:value="0.266019417475728" calcext:value-type="float">
            <text:p>0.266019417475728</text:p>
          </table:table-cell>
          <table:table-cell office:value-type="float" office:value="0.0123820000000023" calcext:value-type="float">
            <text:p>0.012382000000002</text:p>
          </table:table-cell>
          <table:table-cell office:value-type="float" office:value="0.300970873786408" calcext:value-type="float">
            <text:p>0.300970873786408</text:p>
          </table:table-cell>
          <table:table-cell office:value-type="float" office:value="0.0062730000000073" calcext:value-type="float">
            <text:p>0.006273000000007</text:p>
          </table:table-cell>
          <table:table-cell office:value-type="float" office:value="0.436893203883495" calcext:value-type="float">
            <text:p>0.436893203883495</text:p>
          </table:table-cell>
          <table:table-cell office:value-type="float" office:value="0.00249099999999913" calcext:value-type="float">
            <text:p>0.002490999999999</text:p>
          </table:table-cell>
        </table:table-row>
        <table:table-row table:style-name="ro1">
          <table:table-cell office:value-type="float" office:value="9249" calcext:value-type="float">
            <text:p>9249</text:p>
          </table:table-cell>
          <table:table-cell office:value-type="float" office:value="22" calcext:value-type="float">
            <text:p>22</text:p>
          </table:table-cell>
          <table:table-cell office:value-type="float" office:value="2150" calcext:value-type="float">
            <text:p>2150</text:p>
          </table:table-cell>
          <table:table-cell office:value-type="float" office:value="0.0176744186046512" calcext:value-type="float">
            <text:p>0.017674418604651</text:p>
          </table:table-cell>
          <table:table-cell office:value-type="float" office:value="0.0707420000000028" calcext:value-type="float">
            <text:p>0.070742000000003</text:p>
          </table:table-cell>
          <table:table-cell office:value-type="float" office:value="0.0604651162790698" calcext:value-type="float">
            <text:p>0.06046511627907</text:p>
          </table:table-cell>
          <table:table-cell office:value-type="float" office:value="0.0257089999999991" calcext:value-type="float">
            <text:p>0.025708999999999</text:p>
          </table:table-cell>
          <table:table-cell office:value-type="float" office:value="0.0976744186046512" calcext:value-type="float">
            <text:p>0.097674418604651</text:p>
          </table:table-cell>
          <table:table-cell office:value-type="float" office:value="0.0132009999999951" calcext:value-type="float">
            <text:p>0.013200999999995</text:p>
          </table:table-cell>
          <table:table-cell office:value-type="float" office:value="0.134883720930233" calcext:value-type="float">
            <text:p>0.134883720930233</text:p>
          </table:table-cell>
          <table:table-cell office:value-type="float" office:value="0.00666100000000114" calcext:value-type="float">
            <text:p>0.006661000000001</text:p>
          </table:table-cell>
          <table:table-cell office:value-type="float" office:value="0.302325581395349" calcext:value-type="float">
            <text:p>0.302325581395349</text:p>
          </table:table-cell>
          <table:table-cell office:value-type="float" office:value="0.00264200000000159" calcext:value-type="float">
            <text:p>0.002642000000002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25" calcext:value-type="float">
            <text:p>25</text:p>
          </table:table-cell>
          <table:table-cell office:value-type="float" office:value="1924" calcext:value-type="float">
            <text:p>1924</text:p>
          </table:table-cell>
          <table:table-cell office:value-type="float" office:value="0.00415800415800416" calcext:value-type="float">
            <text:p>0.004158004158004</text:p>
          </table:table-cell>
          <table:table-cell office:value-type="float" office:value="0.0851490000000013" calcext:value-type="float">
            <text:p>0.085149000000001</text:p>
          </table:table-cell>
          <table:table-cell office:value-type="float" office:value="0.0124740124740125" calcext:value-type="float">
            <text:p>0.012474012474013</text:p>
          </table:table-cell>
          <table:table-cell office:value-type="float" office:value="0.0309179999999998" calcext:value-type="float">
            <text:p>0.030918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0.0157079999999965" calcext:value-type="float">
            <text:p>0.015707999999997</text:p>
          </table:table-cell>
          <table:table-cell office:value-type="float" office:value="0.272349272349272" calcext:value-type="float">
            <text:p>0.272349272349272</text:p>
          </table:table-cell>
          <table:table-cell office:value-type="float" office:value="0.00789900000000188" calcext:value-type="float">
            <text:p>0.007899000000002</text:p>
          </table:table-cell>
          <table:table-cell office:value-type="float" office:value="0.61018711018711" calcext:value-type="float">
            <text:p>0.61018711018711</text:p>
          </table:table-cell>
          <table:table-cell office:value-type="float" office:value="0.00308899999999568" calcext:value-type="float">
            <text:p>0.003088999999996</text:p>
          </table:table-cell>
        </table:table-row>
        <table:table-row table:style-name="ro1">
          <table:table-cell office:value-type="float" office:value="9251" calcext:value-type="float">
            <text:p>9251</text:p>
          </table:table-cell>
          <table:table-cell office:value-type="float" office:value="25" calcext:value-type="float">
            <text:p>25</text:p>
          </table:table-cell>
          <table:table-cell office:value-type="float" office:value="2454" calcext:value-type="float">
            <text:p>2454</text:p>
          </table:table-cell>
          <table:table-cell office:value-type="float" office:value="0.0032599837000815" calcext:value-type="float">
            <text:p>0.003259983700082</text:p>
          </table:table-cell>
          <table:table-cell office:value-type="float" office:value="0.0990910000000014" calcext:value-type="float">
            <text:p>0.099091000000001</text:p>
          </table:table-cell>
          <table:table-cell office:value-type="float" office:value="0.119804400977995" calcext:value-type="float">
            <text:p>0.119804400977995</text:p>
          </table:table-cell>
          <table:table-cell office:value-type="float" office:value="0.0373030000000085" calcext:value-type="float">
            <text:p>0.037303000000009</text:p>
          </table:table-cell>
          <table:table-cell office:value-type="float" office:value="0.144254278728606" calcext:value-type="float">
            <text:p>0.144254278728606</text:p>
          </table:table-cell>
          <table:table-cell office:value-type="float" office:value="0.017518999999993" calcext:value-type="float">
            <text:p>0.017518999999993</text:p>
          </table:table-cell>
          <table:table-cell office:value-type="float" office:value="0.266503667481663" calcext:value-type="float">
            <text:p>0.266503667481663</text:p>
          </table:table-cell>
          <table:table-cell office:value-type="float" office:value="0.00827199999999806" calcext:value-type="float">
            <text:p>0.008271999999998</text:p>
          </table:table-cell>
          <table:table-cell office:value-type="float" office:value="0.449877750611247" calcext:value-type="float">
            <text:p>0.449877750611247</text:p>
          </table:table-cell>
          <table:table-cell office:value-type="float" office:value="0.00322099999999637" calcext:value-type="float">
            <text:p>0.003220999999996</text:p>
          </table:table-cell>
        </table:table-row>
        <table:table-row table:style-name="ro1">
          <table:table-cell office:value-type="float" office:value="9252" calcext:value-type="float">
            <text:p>9252</text:p>
          </table:table-cell>
          <table:table-cell office:value-type="float" office:value="25" calcext:value-type="float">
            <text:p>25</text:p>
          </table:table-cell>
          <table:table-cell office:value-type="float" office:value="2477" calcext:value-type="float">
            <text:p>2477</text:p>
          </table:table-cell>
          <table:table-cell office:value-type="float" office:value="0.00363342753330642" calcext:value-type="float">
            <text:p>0.003633427533306</text:p>
          </table:table-cell>
          <table:table-cell office:value-type="float" office:value="0.0788950000000028" calcext:value-type="float">
            <text:p>0.078895000000003</text:p>
          </table:table-cell>
          <table:table-cell office:value-type="float" office:value="0.01695599515543" calcext:value-type="float">
            <text:p>0.01695599515543</text:p>
          </table:table-cell>
          <table:table-cell office:value-type="float" office:value="0.0301720000000003" calcext:value-type="float">
            <text:p>0.030172</text:p>
          </table:table-cell>
          <table:table-cell office:value-type="float" office:value="0.132014533710133" calcext:value-type="float">
            <text:p>0.132014533710133</text:p>
          </table:table-cell>
          <table:table-cell office:value-type="float" office:value="0.014718000000002" calcext:value-type="float">
            <text:p>0.014718000000002</text:p>
          </table:table-cell>
          <table:table-cell office:value-type="float" office:value="0.241017359709326" calcext:value-type="float">
            <text:p>0.241017359709326</text:p>
          </table:table-cell>
          <table:table-cell office:value-type="float" office:value="0.0113470000000007" calcext:value-type="float">
            <text:p>0.011347000000001</text:p>
          </table:table-cell>
          <table:table-cell office:value-type="float" office:value="0.354057327412192" calcext:value-type="float">
            <text:p>0.354057327412192</text:p>
          </table:table-cell>
          <table:table-cell office:value-type="float" office:value="0.00405700000000309" calcext:value-type="float">
            <text:p>0.004057000000003</text:p>
          </table:table-cell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25" calcext:value-type="float">
            <text:p>25</text:p>
          </table:table-cell>
          <table:table-cell office:value-type="float" office:value="3215" calcext:value-type="float">
            <text:p>3215</text:p>
          </table:table-cell>
          <table:table-cell office:value-type="float" office:value="0.0115085536547434" calcext:value-type="float">
            <text:p>0.011508553654743</text:p>
          </table:table-cell>
          <table:table-cell office:value-type="float" office:value="0.122089000000003" calcext:value-type="float">
            <text:p>0.122089000000003</text:p>
          </table:table-cell>
          <table:table-cell office:value-type="float" office:value="0.0202177293934681" calcext:value-type="float">
            <text:p>0.020217729393468</text:p>
          </table:table-cell>
          <table:table-cell office:value-type="float" office:value="0.0465670000000031" calcext:value-type="float">
            <text:p>0.046567000000003</text:p>
          </table:table-cell>
          <table:table-cell office:value-type="float" office:value="0.057542768273717" calcext:value-type="float">
            <text:p>0.057542768273717</text:p>
          </table:table-cell>
          <table:table-cell office:value-type="float" office:value="0.0195069999999973" calcext:value-type="float">
            <text:p>0.019506999999997</text:p>
          </table:table-cell>
          <table:table-cell office:value-type="float" office:value="0.0855365474339036" calcext:value-type="float">
            <text:p>0.085536547433904</text:p>
          </table:table-cell>
          <table:table-cell office:value-type="float" office:value="0.00986999999999938" calcext:value-type="float">
            <text:p>0.009869999999999</text:p>
          </table:table-cell>
          <table:table-cell office:value-type="float" office:value="0.237947122861586" calcext:value-type="float">
            <text:p>0.237947122861586</text:p>
          </table:table-cell>
          <table:table-cell office:value-type="float" office:value="0.00388700000000597" calcext:value-type="float">
            <text:p>0.003887000000006</text:p>
          </table:table-cell>
        </table:table-row>
        <table:table-row table:style-name="ro1">
          <table:table-cell office:value-type="float" office:value="9254" calcext:value-type="float">
            <text:p>9254</text:p>
          </table:table-cell>
          <table:table-cell office:value-type="float" office:value="25" calcext:value-type="float">
            <text:p>25</text:p>
          </table:table-cell>
          <table:table-cell office:value-type="float" office:value="2873" calcext:value-type="float">
            <text:p>2873</text:p>
          </table:table-cell>
          <table:table-cell office:value-type="float" office:value="0.00452488687782806" calcext:value-type="float">
            <text:p>0.004524886877828</text:p>
          </table:table-cell>
          <table:table-cell office:value-type="float" office:value="0.0901569999999978" calcext:value-type="float">
            <text:p>0.090156999999998</text:p>
          </table:table-cell>
          <table:table-cell office:value-type="float" office:value="0.0132265924121128" calcext:value-type="float">
            <text:p>0.013226592412113</text:p>
          </table:table-cell>
          <table:table-cell office:value-type="float" office:value="0.0372780000000006" calcext:value-type="float">
            <text:p>0.037278000000001</text:p>
          </table:table-cell>
          <table:table-cell office:value-type="float" office:value="0.154194222067525" calcext:value-type="float">
            <text:p>0.154194222067525</text:p>
          </table:table-cell>
          <table:table-cell office:value-type="float" office:value="0.0165229999999994" calcext:value-type="float">
            <text:p>0.016522999999999</text:p>
          </table:table-cell>
          <table:table-cell office:value-type="float" office:value="0.324747650539506" calcext:value-type="float">
            <text:p>0.324747650539506</text:p>
          </table:table-cell>
          <table:table-cell office:value-type="float" office:value="0.00786299999999329" calcext:value-type="float">
            <text:p>0.007862999999993</text:p>
          </table:table-cell>
          <table:table-cell office:value-type="float" office:value="0.495301079011486" calcext:value-type="float">
            <text:p>0.495301079011486</text:p>
          </table:table-cell>
          <table:table-cell office:value-type="float" office:value="0.00312900000000127" calcext:value-type="float">
            <text:p>0.003129000000001</text:p>
          </table:table-cell>
        </table:table-row>
        <table:table-row table:style-name="ro1">
          <table:table-cell office:value-type="float" office:value="9255" calcext:value-type="float">
            <text:p>9255</text:p>
          </table:table-cell>
          <table:table-cell office:value-type="float" office:value="25" calcext:value-type="float">
            <text:p>25</text:p>
          </table:table-cell>
          <table:table-cell office:value-type="float" office:value="2495" calcext:value-type="float">
            <text:p>2495</text:p>
          </table:table-cell>
          <table:table-cell office:value-type="float" office:value="0.0308617234468938" calcext:value-type="float">
            <text:p>0.030861723446894</text:p>
          </table:table-cell>
          <table:table-cell office:value-type="float" office:value="0.0825740000000011" calcext:value-type="float">
            <text:p>0.082574000000001</text:p>
          </table:table-cell>
          <table:table-cell office:value-type="float" office:value="0.0440881763527054" calcext:value-type="float">
            <text:p>0.044088176352705</text:p>
          </table:table-cell>
          <table:table-cell office:value-type="float" office:value="0.0293169999999989" calcext:value-type="float">
            <text:p>0.029316999999999</text:p>
          </table:table-cell>
          <table:table-cell office:value-type="float" office:value="0.198396793587174" calcext:value-type="float">
            <text:p>0.198396793587174</text:p>
          </table:table-cell>
          <table:table-cell office:value-type="float" office:value="0.0208440000000039" calcext:value-type="float">
            <text:p>0.020844000000004</text:p>
          </table:table-cell>
          <table:table-cell office:value-type="float" office:value="0.222444889779559" calcext:value-type="float">
            <text:p>0.222444889779559</text:p>
          </table:table-cell>
          <table:table-cell office:value-type="float" office:value="0.00764399999999199" calcext:value-type="float">
            <text:p>0.007643999999992</text:p>
          </table:table-cell>
          <table:table-cell office:value-type="float" office:value="0.438877755511022" calcext:value-type="float">
            <text:p>0.438877755511022</text:p>
          </table:table-cell>
          <table:table-cell office:value-type="float" office:value="0.00287199999999643" calcext:value-type="float">
            <text:p>0.002871999999996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25" calcext:value-type="float">
            <text:p>25</text:p>
          </table:table-cell>
          <table:table-cell office:value-type="float" office:value="3031" calcext:value-type="float">
            <text:p>3031</text:p>
          </table:table-cell>
          <table:table-cell office:value-type="float" office:value="0.00362916529198284" calcext:value-type="float">
            <text:p>0.003629165291983</text:p>
          </table:table-cell>
          <table:table-cell office:value-type="float" office:value="0.0957630000000052" calcext:value-type="float">
            <text:p>0.095763000000005</text:p>
          </table:table-cell>
          <table:table-cell office:value-type="float" office:value="0.0217749917518971" calcext:value-type="float">
            <text:p>0.021774991751897</text:p>
          </table:table-cell>
          <table:table-cell office:value-type="float" office:value="0.0357639999999932" calcext:value-type="float">
            <text:p>0.035763999999993</text:p>
          </table:table-cell>
          <table:table-cell office:value-type="float" office:value="0.0432200593863411" calcext:value-type="float">
            <text:p>0.043220059386341</text:p>
          </table:table-cell>
          <table:table-cell office:value-type="float" office:value="0.0219489999999993" calcext:value-type="float">
            <text:p>0.021948999999999</text:p>
          </table:table-cell>
          <table:table-cell office:value-type="float" office:value="0.0828109534806995" calcext:value-type="float">
            <text:p>0.0828109534807</text:p>
          </table:table-cell>
          <table:table-cell office:value-type="float" office:value="0.00900399999999735" calcext:value-type="float">
            <text:p>0.009003999999997</text:p>
          </table:table-cell>
          <table:table-cell office:value-type="float" office:value="0.323655559221379" calcext:value-type="float">
            <text:p>0.323655559221379</text:p>
          </table:table-cell>
          <table:table-cell office:value-type="float" office:value="0.00357699999999994" calcext:value-type="float">
            <text:p>0.003577</text:p>
          </table:table-cell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25" calcext:value-type="float">
            <text:p>25</text:p>
          </table:table-cell>
          <table:table-cell office:value-type="float" office:value="2717" calcext:value-type="float">
            <text:p>2717</text:p>
          </table:table-cell>
          <table:table-cell office:value-type="float" office:value="0.0570482149429518" calcext:value-type="float">
            <text:p>0.057048214942952</text:p>
          </table:table-cell>
          <table:table-cell office:value-type="float" office:value="0.0892980000000066" calcext:value-type="float">
            <text:p>0.089298000000007</text:p>
          </table:table-cell>
          <table:table-cell office:value-type="float" office:value="0.101950680898049" calcext:value-type="float">
            <text:p>0.101950680898049</text:p>
          </table:table-cell>
          <table:table-cell office:value-type="float" office:value="0.031963999999995" calcext:value-type="float">
            <text:p>0.031963999999995</text:p>
          </table:table-cell>
          <table:table-cell office:value-type="float" office:value="0.116672800883327" calcext:value-type="float">
            <text:p>0.116672800883327</text:p>
          </table:table-cell>
          <table:table-cell office:value-type="float" office:value="0.0158789999999982" calcext:value-type="float">
            <text:p>0.015878999999998</text:p>
          </table:table-cell>
          <table:table-cell office:value-type="float" office:value="0.146117040853883" calcext:value-type="float">
            <text:p>0.146117040853883</text:p>
          </table:table-cell>
          <table:table-cell office:value-type="float" office:value="0.00802300000000145" calcext:value-type="float">
            <text:p>0.008023000000001</text:p>
          </table:table-cell>
          <table:table-cell office:value-type="float" office:value="0.429517850570482" calcext:value-type="float">
            <text:p>0.429517850570482</text:p>
          </table:table-cell>
          <table:table-cell office:value-type="float" office:value="0.00318499999999489" calcext:value-type="float">
            <text:p>0.003184999999995</text:p>
          </table:table-cell>
        </table:table-row>
        <table:table-row table:style-name="ro1">
          <table:table-cell office:value-type="float" office:value="9258" calcext:value-type="float">
            <text:p>9258</text:p>
          </table:table-cell>
          <table:table-cell office:value-type="float" office:value="25" calcext:value-type="float">
            <text:p>25</text:p>
          </table:table-cell>
          <table:table-cell office:value-type="float" office:value="3171" calcext:value-type="float">
            <text:p>3171</text:p>
          </table:table-cell>
          <table:table-cell office:value-type="float" office:value="0.0532954903815831" calcext:value-type="float">
            <text:p>0.053295490381583</text:p>
          </table:table-cell>
          <table:table-cell office:value-type="float" office:value="0.0998950000000036" calcext:value-type="float">
            <text:p>0.099895000000004</text:p>
          </table:table-cell>
          <table:table-cell office:value-type="float" office:value="0.0901923683380637" calcext:value-type="float">
            <text:p>0.090192368338064</text:p>
          </table:table-cell>
          <table:table-cell office:value-type="float" office:value="0.0408979999999986" calcext:value-type="float">
            <text:p>0.040897999999999</text:p>
          </table:table-cell>
          <table:table-cell office:value-type="float" office:value="0.13276568905708" calcext:value-type="float">
            <text:p>0.13276568905708</text:p>
          </table:table-cell>
          <table:table-cell office:value-type="float" office:value="0.0244029999999995" calcext:value-type="float">
            <text:p>0.024403</text:p>
          </table:table-cell>
          <table:table-cell office:value-type="float" office:value="0.173762220119836" calcext:value-type="float">
            <text:p>0.173762220119836</text:p>
          </table:table-cell>
          <table:table-cell office:value-type="float" office:value="0.00947100000000489" calcext:value-type="float">
            <text:p>0.009471000000005</text:p>
          </table:table-cell>
          <table:table-cell office:value-type="float" office:value="0.337748344370861" calcext:value-type="float">
            <text:p>0.337748344370861</text:p>
          </table:table-cell>
          <table:table-cell office:value-type="float" office:value="0.00381299999999385" calcext:value-type="float">
            <text:p>0.003812999999994</text:p>
          </table:table-cell>
        </table:table-row>
        <table:table-row table:style-name="ro1">
          <table:table-cell office:value-type="float" office:value="9259" calcext:value-type="float">
            <text:p>9259</text:p>
          </table:table-cell>
          <table:table-cell office:value-type="float" office:value="25" calcext:value-type="float">
            <text:p>25</text:p>
          </table:table-cell>
          <table:table-cell office:value-type="float" office:value="2573" calcext:value-type="float">
            <text:p>2573</text:p>
          </table:table-cell>
          <table:table-cell office:value-type="float" office:value="0.00971628449280995" calcext:value-type="float">
            <text:p>0.00971628449281</text:p>
          </table:table-cell>
          <table:table-cell office:value-type="float" office:value="0.0713369999999998" calcext:value-type="float">
            <text:p>0.071337</text:p>
          </table:table-cell>
          <table:table-cell office:value-type="float" office:value="0.0205985231247571" calcext:value-type="float">
            <text:p>0.020598523124757</text:p>
          </table:table-cell>
          <table:table-cell office:value-type="float" office:value="0.0317560000000014" calcext:value-type="float">
            <text:p>0.031756000000002</text:p>
          </table:table-cell>
          <table:table-cell office:value-type="float" office:value="0.040031092110377" calcext:value-type="float">
            <text:p>0.040031092110377</text:p>
          </table:table-cell>
          <table:table-cell office:value-type="float" office:value="0.0129580000000047" calcext:value-type="float">
            <text:p>0.012958000000005</text:p>
          </table:table-cell>
          <table:table-cell office:value-type="float" office:value="0.106101826661485" calcext:value-type="float">
            <text:p>0.106101826661485</text:p>
          </table:table-cell>
          <table:table-cell office:value-type="float" office:value="0.00663999999999732" calcext:value-type="float">
            <text:p>0.006639999999997</text:p>
          </table:table-cell>
          <table:table-cell office:value-type="float" office:value="0.300427516517684" calcext:value-type="float">
            <text:p>0.300427516517684</text:p>
          </table:table-cell>
          <table:table-cell office:value-type="float" office:value="0.0025800000000018" calcext:value-type="float">
            <text:p>0.002580000000002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25" calcext:value-type="float">
            <text:p>25</text:p>
          </table:table-cell>
          <table:table-cell office:value-type="float" office:value="2758" calcext:value-type="float">
            <text:p>2758</text:p>
          </table:table-cell>
          <table:table-cell office:value-type="float" office:value="0.0391588107324148" calcext:value-type="float">
            <text:p>0.039158810732415</text:p>
          </table:table-cell>
          <table:table-cell office:value-type="float" office:value="0.0854229999999987" calcext:value-type="float">
            <text:p>0.085422999999999</text:p>
          </table:table-cell>
          <table:table-cell office:value-type="float" office:value="0.0572878897751994" calcext:value-type="float">
            <text:p>0.0572878897752</text:p>
          </table:table-cell>
          <table:table-cell office:value-type="float" office:value="0.0312200000000047" calcext:value-type="float">
            <text:p>0.031220000000005</text:p>
          </table:table-cell>
          <table:table-cell office:value-type="float" office:value="0.075416968817984" calcext:value-type="float">
            <text:p>0.075416968817984</text:p>
          </table:table-cell>
          <table:table-cell office:value-type="float" office:value="0.0155069999999995" calcext:value-type="float">
            <text:p>0.015507</text:p>
          </table:table-cell>
          <table:table-cell office:value-type="float" office:value="0.361856417693981" calcext:value-type="float">
            <text:p>0.361856417693981</text:p>
          </table:table-cell>
          <table:table-cell office:value-type="float" office:value="0.0123180000000005" calcext:value-type="float">
            <text:p>0.012318000000001</text:p>
          </table:table-cell>
          <table:table-cell office:value-type="float" office:value="0.546773023930384" calcext:value-type="float">
            <text:p>0.546773023930384</text:p>
          </table:table-cell>
          <table:table-cell office:value-type="float" office:value="0.00378000000000611" calcext:value-type="float">
            <text:p>0.003780000000006</text:p>
          </table:table-cell>
        </table:table-row>
        <table:table-row table:style-name="ro1">
          <table:table-cell office:value-type="float" office:value="9261" calcext:value-type="float">
            <text:p>9261</text:p>
          </table:table-cell>
          <table:table-cell office:value-type="float" office:value="25" calcext:value-type="float">
            <text:p>25</text:p>
          </table:table-cell>
          <table:table-cell office:value-type="float" office:value="2849" calcext:value-type="float">
            <text:p>2849</text:p>
          </table:table-cell>
          <table:table-cell office:value-type="float" office:value="-0.00386100386100386" calcext:value-type="float">
            <text:p>-0.003861003861004</text:p>
          </table:table-cell>
          <table:table-cell office:value-type="float" office:value="0.0978610000000018" calcext:value-type="float">
            <text:p>0.097861000000002</text:p>
          </table:table-cell>
          <table:table-cell office:value-type="float" office:value="0.0224640224640225" calcext:value-type="float">
            <text:p>0.022464022464023</text:p>
          </table:table-cell>
          <table:table-cell office:value-type="float" office:value="0.0401170000000022" calcext:value-type="float">
            <text:p>0.040117000000002</text:p>
          </table:table-cell>
          <table:table-cell office:value-type="float" office:value="0.0417690417690418" calcext:value-type="float">
            <text:p>0.041769041769042</text:p>
          </table:table-cell>
          <table:table-cell office:value-type="float" office:value="0.0225629999999981" calcext:value-type="float">
            <text:p>0.022562999999998</text:p>
          </table:table-cell>
          <table:table-cell office:value-type="float" office:value="0.206739206739207" calcext:value-type="float">
            <text:p>0.206739206739207</text:p>
          </table:table-cell>
          <table:table-cell office:value-type="float" office:value="0.00892100000000085" calcext:value-type="float">
            <text:p>0.008921000000001</text:p>
          </table:table-cell>
          <table:table-cell office:value-type="float" office:value="0.403299403299403" calcext:value-type="float">
            <text:p>0.403299403299403</text:p>
          </table:table-cell>
          <table:table-cell office:value-type="float" office:value="0.00326599999999644" calcext:value-type="float">
            <text:p>0.003265999999996</text:p>
          </table:table-cell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25" calcext:value-type="float">
            <text:p>25</text:p>
          </table:table-cell>
          <table:table-cell office:value-type="float" office:value="2011" calcext:value-type="float">
            <text:p>2011</text:p>
          </table:table-cell>
          <table:table-cell office:value-type="float" office:value="-0.0412729985082049" calcext:value-type="float">
            <text:p>-0.041272998508205</text:p>
          </table:table-cell>
          <table:table-cell office:value-type="float" office:value="0.0743440000000035" calcext:value-type="float">
            <text:p>0.074344000000004</text:p>
          </table:table-cell>
          <table:table-cell office:value-type="float" office:value="0.052710094480358" calcext:value-type="float">
            <text:p>0.052710094480358</text:p>
          </table:table-cell>
          <table:table-cell office:value-type="float" office:value="0.0350809999999981" calcext:value-type="float">
            <text:p>0.035080999999998</text:p>
          </table:table-cell>
          <table:table-cell office:value-type="float" office:value="0.169567379413227" calcext:value-type="float">
            <text:p>0.169567379413227</text:p>
          </table:table-cell>
          <table:table-cell office:value-type="float" office:value="0.0148599999999988" calcext:value-type="float">
            <text:p>0.014859999999999</text:p>
          </table:table-cell>
          <table:table-cell office:value-type="float" office:value="0.114868224763799" calcext:value-type="float">
            <text:p>0.114868224763799</text:p>
          </table:table-cell>
          <table:table-cell office:value-type="float" office:value="0.00742900000000901" calcext:value-type="float">
            <text:p>0.007429000000009</text:p>
          </table:table-cell>
          <table:table-cell office:value-type="float" office:value="0.552461461959224" calcext:value-type="float">
            <text:p>0.552461461959224</text:p>
          </table:table-cell>
          <table:table-cell office:value-type="float" office:value="0.00291199999999492" calcext:value-type="float">
            <text:p>0.002911999999995</text:p>
          </table:table-cell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25" calcext:value-type="float">
            <text:p>25</text:p>
          </table:table-cell>
          <table:table-cell office:value-type="float" office:value="2383" calcext:value-type="float">
            <text:p>2383</text:p>
          </table:table-cell>
          <table:table-cell office:value-type="float" office:value="0.00377675199328577" calcext:value-type="float">
            <text:p>0.003776751993286</text:p>
          </table:table-cell>
          <table:table-cell office:value-type="float" office:value="0.0936099999999982" calcext:value-type="float">
            <text:p>0.093609999999998</text:p>
          </table:table-cell>
          <table:table-cell office:value-type="float" office:value="0.0222408728493496" calcext:value-type="float">
            <text:p>0.02224087284935</text:p>
          </table:table-cell>
          <table:table-cell office:value-type="float" office:value="0.0313230000000004" calcext:value-type="float">
            <text:p>0.031323000000001</text:p>
          </table:table-cell>
          <table:table-cell office:value-type="float" office:value="0.068401174989509" calcext:value-type="float">
            <text:p>0.068401174989509</text:p>
          </table:table-cell>
          <table:table-cell office:value-type="float" office:value="0.0210119999999989" calcext:value-type="float">
            <text:p>0.021011999999999</text:p>
          </table:table-cell>
          <table:table-cell office:value-type="float" office:value="0.143936214855225" calcext:value-type="float">
            <text:p>0.143936214855225</text:p>
          </table:table-cell>
          <table:table-cell office:value-type="float" office:value="0.00763599999999798" calcext:value-type="float">
            <text:p>0.007635999999998</text:p>
          </table:table-cell>
          <table:table-cell office:value-type="float" office:value="0.41250524548888" calcext:value-type="float">
            <text:p>0.41250524548888</text:p>
          </table:table-cell>
          <table:table-cell office:value-type="float" office:value="0.00312199999999763" calcext:value-type="float">
            <text:p>0.003121999999998</text:p>
          </table:table-cell>
        </table:table-row>
        <table:table-row table:style-name="ro1">
          <table:table-cell office:value-type="float" office:value="9264" calcext:value-type="float">
            <text:p>9264</text:p>
          </table:table-cell>
          <table:table-cell office:value-type="float" office:value="25" calcext:value-type="float">
            <text:p>25</text:p>
          </table:table-cell>
          <table:table-cell office:value-type="float" office:value="3074" calcext:value-type="float">
            <text:p>3074</text:p>
          </table:table-cell>
          <table:table-cell office:value-type="float" office:value="0.0143135979180221" calcext:value-type="float">
            <text:p>0.014313597918022</text:p>
          </table:table-cell>
          <table:table-cell office:value-type="float" office:value="0.0898339999999962" calcext:value-type="float">
            <text:p>0.089833999999996</text:p>
          </table:table-cell>
          <table:table-cell office:value-type="float" office:value="0.0256994144437215" calcext:value-type="float">
            <text:p>0.025699414443722</text:p>
          </table:table-cell>
          <table:table-cell office:value-type="float" office:value="0.0348940000000013" calcext:value-type="float">
            <text:p>0.034894000000001</text:p>
          </table:table-cell>
          <table:table-cell office:value-type="float" office:value="0.0891346779440469" calcext:value-type="float">
            <text:p>0.089134677944047</text:p>
          </table:table-cell>
          <table:table-cell office:value-type="float" office:value="0.0170170000000027" calcext:value-type="float">
            <text:p>0.017017000000003</text:p>
          </table:table-cell>
          <table:table-cell office:value-type="float" office:value="0.141184124918673" calcext:value-type="float">
            <text:p>0.141184124918673</text:p>
          </table:table-cell>
          <table:table-cell office:value-type="float" office:value="0.00848400000000282" calcext:value-type="float">
            <text:p>0.008484000000003</text:p>
          </table:table-cell>
          <table:table-cell office:value-type="float" office:value="0.333116460637606" calcext:value-type="float">
            <text:p>0.333116460637606</text:p>
          </table:table-cell>
          <table:table-cell office:value-type="float" office:value="0.00339499999999759" calcext:value-type="float">
            <text:p>0.003394999999998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float" office:value="25" calcext:value-type="float">
            <text:p>25</text:p>
          </table:table-cell>
          <table:table-cell office:value-type="float" office:value="2070" calcext:value-type="float">
            <text:p>2070</text:p>
          </table:table-cell>
          <table:table-cell office:value-type="float" office:value="0.0492753623188406" calcext:value-type="float">
            <text:p>0.049275362318841</text:p>
          </table:table-cell>
          <table:table-cell office:value-type="float" office:value="0.0810210000000069" calcext:value-type="float">
            <text:p>0.081021000000007</text:p>
          </table:table-cell>
          <table:table-cell office:value-type="float" office:value="0.0603864734299517" calcext:value-type="float">
            <text:p>0.060386473429952</text:p>
          </table:table-cell>
          <table:table-cell office:value-type="float" office:value="0.0320160000000058" calcext:value-type="float">
            <text:p>0.032016000000006</text:p>
          </table:table-cell>
          <table:table-cell office:value-type="float" office:value="0.0869565217391304" calcext:value-type="float">
            <text:p>0.086956521739131</text:p>
          </table:table-cell>
          <table:table-cell office:value-type="float" office:value="0.015464999999999" calcext:value-type="float">
            <text:p>0.015464999999999</text:p>
          </table:table-cell>
          <table:table-cell office:value-type="float" office:value="0.246376811594203" calcext:value-type="float">
            <text:p>0.246376811594203</text:p>
          </table:table-cell>
          <table:table-cell office:value-type="float" office:value="0.00819699999999557" calcext:value-type="float">
            <text:p>0.008196999999996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00311999999999557" calcext:value-type="float">
            <text:p>0.003119999999996</text:p>
          </table:table-cell>
        </table:table-row>
        <table:table-row table:style-name="ro1">
          <table:table-cell office:value-type="float" office:value="9266" calcext:value-type="float">
            <text:p>9266</text:p>
          </table:table-cell>
          <table:table-cell office:value-type="float" office:value="25" calcext:value-type="float">
            <text:p>25</text:p>
          </table:table-cell>
          <table:table-cell office:value-type="float" office:value="2942" calcext:value-type="float">
            <text:p>2942</text:p>
          </table:table-cell>
          <table:table-cell office:value-type="float" office:value="0.00271923861318831" calcext:value-type="float">
            <text:p>0.002719238613188</text:p>
          </table:table-cell>
          <table:table-cell office:value-type="float" office:value="0.0877610000000004" calcext:value-type="float">
            <text:p>0.087761000000001</text:p>
          </table:table-cell>
          <table:table-cell office:value-type="float" office:value="0.0142760027192386" calcext:value-type="float">
            <text:p>0.014276002719239</text:p>
          </table:table-cell>
          <table:table-cell office:value-type="float" office:value="0.0332949999999954" calcext:value-type="float">
            <text:p>0.033294999999996</text:p>
          </table:table-cell>
          <table:table-cell office:value-type="float" office:value="0.0890550645819171" calcext:value-type="float">
            <text:p>0.089055064581917</text:p>
          </table:table-cell>
          <table:table-cell office:value-type="float" office:value="0.0179119999999955" calcext:value-type="float">
            <text:p>0.017911999999996</text:p>
          </table:table-cell>
          <table:table-cell office:value-type="float" office:value="0.272603670972128" calcext:value-type="float">
            <text:p>0.272603670972128</text:p>
          </table:table-cell>
          <table:table-cell office:value-type="float" office:value="0.00867699999999872" calcext:value-type="float">
            <text:p>0.008676999999999</text:p>
          </table:table-cell>
          <table:table-cell office:value-type="float" office:value="0.473147518694766" calcext:value-type="float">
            <text:p>0.473147518694766</text:p>
          </table:table-cell>
          <table:table-cell office:value-type="float" office:value="0.00329299999999932" calcext:value-type="float">
            <text:p>0.003292999999999</text:p>
          </table:table-cell>
        </table:table-row>
        <table:table-row table:style-name="ro1">
          <table:table-cell office:value-type="float" office:value="9267" calcext:value-type="float">
            <text:p>9267</text:p>
          </table:table-cell>
          <table:table-cell office:value-type="float" office:value="25" calcext:value-type="float">
            <text:p>25</text:p>
          </table:table-cell>
          <table:table-cell office:value-type="float" office:value="3035" calcext:value-type="float">
            <text:p>3035</text:p>
          </table:table-cell>
          <table:table-cell office:value-type="float" office:value="-0.0266886326194399" calcext:value-type="float">
            <text:p>-0.02668863261944</text:p>
          </table:table-cell>
          <table:table-cell office:value-type="float" office:value="0.103867000000001" calcext:value-type="float">
            <text:p>0.103867000000001</text:p>
          </table:table-cell>
          <table:table-cell office:value-type="float" office:value="0.0345963756177924" calcext:value-type="float">
            <text:p>0.034596375617793</text:p>
          </table:table-cell>
          <table:table-cell office:value-type="float" office:value="0.0398810000000012" calcext:value-type="float">
            <text:p>0.039881000000001</text:p>
          </table:table-cell>
          <table:table-cell office:value-type="float" office:value="0.0807248764415157" calcext:value-type="float">
            <text:p>0.080724876441516</text:p>
          </table:table-cell>
          <table:table-cell office:value-type="float" office:value="0.0252569999999963" calcext:value-type="float">
            <text:p>0.025256999999996</text:p>
          </table:table-cell>
          <table:table-cell office:value-type="float" office:value="0.13673805601318" calcext:value-type="float">
            <text:p>0.13673805601318</text:p>
          </table:table-cell>
          <table:table-cell office:value-type="float" office:value="0.0100630000000024" calcext:value-type="float">
            <text:p>0.010063000000002</text:p>
          </table:table-cell>
          <table:table-cell office:value-type="float" office:value="0.225700164744646" calcext:value-type="float">
            <text:p>0.225700164744646</text:p>
          </table:table-cell>
          <table:table-cell office:value-type="float" office:value="0.0040520000000015" calcext:value-type="float">
            <text:p>0.004052000000002</text:p>
          </table:table-cell>
        </table:table-row>
        <table:table-row table:style-name="ro1">
          <table:table-cell office:value-type="float" office:value="9268" calcext:value-type="float">
            <text:p>9268</text:p>
          </table:table-cell>
          <table:table-cell office:value-type="float" office:value="25" calcext:value-type="float">
            <text:p>25</text:p>
          </table:table-cell>
          <table:table-cell office:value-type="float" office:value="2911" calcext:value-type="float">
            <text:p>2911</text:p>
          </table:table-cell>
          <table:table-cell office:value-type="float" office:value="-0.0133974579182412" calcext:value-type="float">
            <text:p>-0.013397457918241</text:p>
          </table:table-cell>
          <table:table-cell office:value-type="float" office:value="0.0878890000000041" calcext:value-type="float">
            <text:p>0.087889000000004</text:p>
          </table:table-cell>
          <table:table-cell office:value-type="float" office:value="0.0226726210924081" calcext:value-type="float">
            <text:p>0.022672621092408</text:p>
          </table:table-cell>
          <table:table-cell office:value-type="float" office:value="0.0359559999999917" calcext:value-type="float">
            <text:p>0.035955999999992</text:p>
          </table:table-cell>
          <table:table-cell office:value-type="float" office:value="0.0553074544829955" calcext:value-type="float">
            <text:p>0.055307454482996</text:p>
          </table:table-cell>
          <table:table-cell office:value-type="float" office:value="0.0242439999999959" calcext:value-type="float">
            <text:p>0.024243999999996</text:p>
          </table:table-cell>
          <table:table-cell office:value-type="float" office:value="0.0930951563036757" calcext:value-type="float">
            <text:p>0.093095156303676</text:p>
          </table:table-cell>
          <table:table-cell office:value-type="float" office:value="0.0124770000000041" calcext:value-type="float">
            <text:p>0.012477000000004</text:p>
          </table:table-cell>
          <table:table-cell office:value-type="float" office:value="0.261422191686706" calcext:value-type="float">
            <text:p>0.261422191686706</text:p>
          </table:table-cell>
          <table:table-cell office:value-type="float" office:value="0.00756699999999455" calcext:value-type="float">
            <text:p>0.007566999999995</text:p>
          </table:table-cell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25" calcext:value-type="float">
            <text:p>25</text:p>
          </table:table-cell>
          <table:table-cell office:value-type="float" office:value="2826" calcext:value-type="float">
            <text:p>2826</text:p>
          </table:table-cell>
          <table:table-cell office:value-type="float" office:value="0.0268931351733899" calcext:value-type="float">
            <text:p>0.02689313517339</text:p>
          </table:table-cell>
          <table:table-cell office:value-type="float" office:value="0.092407999999999" calcext:value-type="float">
            <text:p>0.092407999999999</text:p>
          </table:table-cell>
          <table:table-cell office:value-type="float" office:value="0.0392781316348195" calcext:value-type="float">
            <text:p>0.03927813163482</text:p>
          </table:table-cell>
          <table:table-cell office:value-type="float" office:value="0.043531999999999" calcext:value-type="float">
            <text:p>0.043531999999999</text:p>
          </table:table-cell>
          <table:table-cell office:value-type="float" office:value="0.0870488322717622" calcext:value-type="float">
            <text:p>0.087048832271762</text:p>
          </table:table-cell>
          <table:table-cell office:value-type="float" office:value="0.0189750000000046" calcext:value-type="float">
            <text:p>0.018975000000005</text:p>
          </table:table-cell>
          <table:table-cell office:value-type="float" office:value="0.122434536447275" calcext:value-type="float">
            <text:p>0.122434536447275</text:p>
          </table:table-cell>
          <table:table-cell office:value-type="float" office:value="0.00953299999999757" calcext:value-type="float">
            <text:p>0.009532999999998</text:p>
          </table:table-cell>
          <table:table-cell office:value-type="float" office:value="0.292285916489738" calcext:value-type="float">
            <text:p>0.292285916489738</text:p>
          </table:table-cell>
          <table:table-cell office:value-type="float" office:value="0.00379200000000424" calcext:value-type="float">
            <text:p>0.003792000000004</text:p>
          </table:table-cell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25" calcext:value-type="float">
            <text:p>25</text:p>
          </table:table-cell>
          <table:table-cell office:value-type="float" office:value="3004" calcext:value-type="float">
            <text:p>3004</text:p>
          </table:table-cell>
          <table:table-cell office:value-type="float" office:value="0.00199733688415446" calcext:value-type="float">
            <text:p>0.001997336884154</text:p>
          </table:table-cell>
          <table:table-cell office:value-type="float" office:value="0.0997569999999968" calcext:value-type="float">
            <text:p>0.099756999999997</text:p>
          </table:table-cell>
          <table:table-cell office:value-type="float" office:value="0.0213049267643143" calcext:value-type="float">
            <text:p>0.021304926764314</text:p>
          </table:table-cell>
          <table:table-cell office:value-type="float" office:value="0.0386650000000017" calcext:value-type="float">
            <text:p>0.038665000000002</text:p>
          </table:table-cell>
          <table:table-cell office:value-type="float" office:value="0.0379494007989348" calcext:value-type="float">
            <text:p>0.037949400798935</text:p>
          </table:table-cell>
          <table:table-cell office:value-type="float" office:value="0.0248870000000068" calcext:value-type="float">
            <text:p>0.024887000000007</text:p>
          </table:table-cell>
          <table:table-cell office:value-type="float" office:value="0.0679094540612517" calcext:value-type="float">
            <text:p>0.067909454061252</text:p>
          </table:table-cell>
          <table:table-cell office:value-type="float" office:value="0.0096939999999961" calcext:value-type="float">
            <text:p>0.009693999999996</text:p>
          </table:table-cell>
          <table:table-cell office:value-type="float" office:value="0.384154460719041" calcext:value-type="float">
            <text:p>0.384154460719041</text:p>
          </table:table-cell>
          <table:table-cell office:value-type="float" office:value="0.003969000000005" calcext:value-type="float">
            <text:p>0.003969000000005</text:p>
          </table:table-cell>
        </table:table-row>
        <table:table-row table:style-name="ro1">
          <table:table-cell office:value-type="float" office:value="9271" calcext:value-type="float">
            <text:p>9271</text:p>
          </table:table-cell>
          <table:table-cell office:value-type="float" office:value="25" calcext:value-type="float">
            <text:p>25</text:p>
          </table:table-cell>
          <table:table-cell office:value-type="float" office:value="2689" calcext:value-type="float">
            <text:p>2689</text:p>
          </table:table-cell>
          <table:table-cell office:value-type="float" office:value="0.0249163257716623" calcext:value-type="float">
            <text:p>0.024916325771662</text:p>
          </table:table-cell>
          <table:table-cell office:value-type="float" office:value="0.103364999999997" calcext:value-type="float">
            <text:p>0.103364999999997</text:p>
          </table:table-cell>
          <table:table-cell office:value-type="float" office:value="0.034957233172183" calcext:value-type="float">
            <text:p>0.034957233172183</text:p>
          </table:table-cell>
          <table:table-cell office:value-type="float" office:value="0.0415160000000086" calcext:value-type="float">
            <text:p>0.041516000000009</text:p>
          </table:table-cell>
          <table:table-cell office:value-type="float" office:value="0.0516920788397174" calcext:value-type="float">
            <text:p>0.051692078839717</text:p>
          </table:table-cell>
          <table:table-cell office:value-type="float" office:value="0.0227739999999983" calcext:value-type="float">
            <text:p>0.022773999999998</text:p>
          </table:table-cell>
          <table:table-cell office:value-type="float" office:value="0.0702863518036445" calcext:value-type="float">
            <text:p>0.070286351803645</text:p>
          </table:table-cell>
          <table:table-cell office:value-type="float" office:value="0.00914900000000074" calcext:value-type="float">
            <text:p>0.009149000000001</text:p>
          </table:table-cell>
          <table:table-cell office:value-type="float" office:value="0.572331721829676" calcext:value-type="float">
            <text:p>0.572331721829676</text:p>
          </table:table-cell>
          <table:table-cell office:value-type="float" office:value="0.00331000000000614" calcext:value-type="float">
            <text:p>0.003310000000006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  <table:table-cell office:value-type="float" office:value="25" calcext:value-type="float">
            <text:p>25</text:p>
          </table:table-cell>
          <table:table-cell office:value-type="float" office:value="2602" calcext:value-type="float">
            <text:p>2602</text:p>
          </table:table-cell>
          <table:table-cell office:value-type="float" office:value="0.0146041506533436" calcext:value-type="float">
            <text:p>0.014604150653344</text:p>
          </table:table-cell>
          <table:table-cell office:value-type="float" office:value="0.0889280000000028" calcext:value-type="float">
            <text:p>0.088928000000003</text:p>
          </table:table-cell>
          <table:table-cell office:value-type="float" office:value="0.116064565718678" calcext:value-type="float">
            <text:p>0.116064565718678</text:p>
          </table:table-cell>
          <table:table-cell office:value-type="float" office:value="0.0463509999999943" calcext:value-type="float">
            <text:p>0.046350999999994</text:p>
          </table:table-cell>
          <table:table-cell office:value-type="float" office:value="0.135280553420446" calcext:value-type="float">
            <text:p>0.135280553420446</text:p>
          </table:table-cell>
          <table:table-cell office:value-type="float" office:value="0.0167459999999977" calcext:value-type="float">
            <text:p>0.016745999999998</text:p>
          </table:table-cell>
          <table:table-cell office:value-type="float" office:value="0.215987701767871" calcext:value-type="float">
            <text:p>0.215987701767871</text:p>
          </table:table-cell>
          <table:table-cell office:value-type="float" office:value="0.00816399999999362" calcext:value-type="float">
            <text:p>0.008163999999994</text:p>
          </table:table-cell>
          <table:table-cell office:value-type="float" office:value="0.404304381245196" calcext:value-type="float">
            <text:p>0.404304381245196</text:p>
          </table:table-cell>
          <table:table-cell office:value-type="float" office:value="0.00320800000000077" calcext:value-type="float">
            <text:p>0.003208000000001</text:p>
          </table:table-cell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25" calcext:value-type="float">
            <text:p>25</text:p>
          </table:table-cell>
          <table:table-cell office:value-type="float" office:value="2597" calcext:value-type="float">
            <text:p>2597</text:p>
          </table:table-cell>
          <table:table-cell office:value-type="float" office:value="0.00423565652676165" calcext:value-type="float">
            <text:p>0.004235656526762</text:p>
          </table:table-cell>
          <table:table-cell office:value-type="float" office:value="0.10195499999999" calcext:value-type="float">
            <text:p>0.10195499999999</text:p>
          </table:table-cell>
          <table:table-cell office:value-type="float" office:value="0.0123219098960339" calcext:value-type="float">
            <text:p>0.012321909896034</text:p>
          </table:table-cell>
          <table:table-cell office:value-type="float" office:value="0.0408620000000042" calcext:value-type="float">
            <text:p>0.040862000000004</text:p>
          </table:table-cell>
          <table:table-cell office:value-type="float" office:value="-0.00115517905275318" calcext:value-type="float">
            <text:p>-0.001155179052753</text:p>
          </table:table-cell>
          <table:table-cell office:value-type="float" office:value="0.0190869999999919" calcext:value-type="float">
            <text:p>0.019086999999992</text:p>
          </table:table-cell>
          <table:table-cell office:value-type="float" office:value="0.114362726222565" calcext:value-type="float">
            <text:p>0.114362726222565</text:p>
          </table:table-cell>
          <table:table-cell office:value-type="float" office:value="0.00887099999999919" calcext:value-type="float">
            <text:p>0.008870999999999</text:p>
          </table:table-cell>
          <table:table-cell office:value-type="float" office:value="0.191374663072776" calcext:value-type="float">
            <text:p>0.191374663072776</text:p>
          </table:table-cell>
          <table:table-cell office:value-type="float" office:value="0.00376199999999471" calcext:value-type="float">
            <text:p>0.003761999999995</text:p>
          </table:table-cell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25" calcext:value-type="float">
            <text:p>25</text:p>
          </table:table-cell>
          <table:table-cell office:value-type="float" office:value="3159" calcext:value-type="float">
            <text:p>3159</text:p>
          </table:table-cell>
          <table:table-cell office:value-type="float" office:value="0.0091801202912314" calcext:value-type="float">
            <text:p>0.009180120291231</text:p>
          </table:table-cell>
          <table:table-cell office:value-type="float" office:value="0.101309000000001" calcext:value-type="float">
            <text:p>0.101309000000001</text:p>
          </table:table-cell>
          <table:table-cell office:value-type="float" office:value="0.0202595758151314" calcext:value-type="float">
            <text:p>0.020259575815131</text:p>
          </table:table-cell>
          <table:table-cell office:value-type="float" office:value="0.0431620000000024" calcext:value-type="float">
            <text:p>0.043162000000002</text:p>
          </table:table-cell>
          <table:table-cell office:value-type="float" office:value="0.0345045900601456" calcext:value-type="float">
            <text:p>0.034504590060146</text:p>
          </table:table-cell>
          <table:table-cell office:value-type="float" office:value="0.0260650000000027" calcext:value-type="float">
            <text:p>0.026065000000003</text:p>
          </table:table-cell>
          <table:table-cell office:value-type="float" office:value="0.176954732510288" calcext:value-type="float">
            <text:p>0.176954732510288</text:p>
          </table:table-cell>
          <table:table-cell office:value-type="float" office:value="0.0102629999999948" calcext:value-type="float">
            <text:p>0.010262999999995</text:p>
          </table:table-cell>
          <table:table-cell office:value-type="float" office:value="0.351060462171573" calcext:value-type="float">
            <text:p>0.351060462171573</text:p>
          </table:table-cell>
          <table:table-cell office:value-type="float" office:value="0.00417099999999948" calcext:value-type="float">
            <text:p>0.004170999999999</text:p>
          </table:table-cell>
        </table:table-row>
        <table:table-row table:style-name="ro1">
          <table:table-cell office:value-type="float" office:value="9275" calcext:value-type="float">
            <text:p>9275</text:p>
          </table:table-cell>
          <table:table-cell office:value-type="float" office:value="25" calcext:value-type="float">
            <text:p>25</text:p>
          </table:table-cell>
          <table:table-cell office:value-type="float" office:value="3283" calcext:value-type="float">
            <text:p>3283</text:p>
          </table:table-cell>
          <table:table-cell office:value-type="float" office:value="0.00395979287237283" calcext:value-type="float">
            <text:p>0.003959792872373</text:p>
          </table:table-cell>
          <table:table-cell office:value-type="float" office:value="0.098118999999997" calcext:value-type="float">
            <text:p>0.098118999999997</text:p>
          </table:table-cell>
          <table:table-cell office:value-type="float" office:value="0.0191897654584222" calcext:value-type="float">
            <text:p>0.019189765458422</text:p>
          </table:table-cell>
          <table:table-cell office:value-type="float" office:value="0.0406650000000042" calcext:value-type="float">
            <text:p>0.040665000000004</text:p>
          </table:table-cell>
          <table:table-cell office:value-type="float" office:value="0.0313737435272617" calcext:value-type="float">
            <text:p>0.031373743527262</text:p>
          </table:table-cell>
          <table:table-cell office:value-type="float" office:value="0.0196959999999962" calcext:value-type="float">
            <text:p>0.019695999999996</text:p>
          </table:table-cell>
          <table:table-cell office:value-type="float" office:value="0.147121535181237" calcext:value-type="float">
            <text:p>0.147121535181237</text:p>
          </table:table-cell>
          <table:table-cell office:value-type="float" office:value="0.00973700000000122" calcext:value-type="float">
            <text:p>0.009737000000001</text:p>
          </table:table-cell>
          <table:table-cell office:value-type="float" office:value="0.375571123971977" calcext:value-type="float">
            <text:p>0.375571123971977</text:p>
          </table:table-cell>
          <table:table-cell office:value-type="float" office:value="0.00393900000000258" calcext:value-type="float">
            <text:p>0.003939000000003</text:p>
          </table:table-cell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25" calcext:value-type="float">
            <text:p>25</text:p>
          </table:table-cell>
          <table:table-cell office:value-type="float" office:value="2937" calcext:value-type="float">
            <text:p>2937</text:p>
          </table:table-cell>
          <table:table-cell office:value-type="float" office:value="0.0398365679264556" calcext:value-type="float">
            <text:p>0.039836567926456</text:p>
          </table:table-cell>
          <table:table-cell office:value-type="float" office:value="0.0909839999999988" calcext:value-type="float">
            <text:p>0.090983999999999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366009999999974" calcext:value-type="float">
            <text:p>0.036600999999998</text:p>
          </table:table-cell>
          <table:table-cell office:value-type="float" office:value="0.101123595505618" calcext:value-type="float">
            <text:p>0.101123595505618</text:p>
          </table:table-cell>
          <table:table-cell office:value-type="float" office:value="0.018777" calcext:value-type="float">
            <text:p>0.018777</text:p>
          </table:table-cell>
          <table:table-cell office:value-type="float" office:value="0.244126659856997" calcext:value-type="float">
            <text:p>0.244126659856997</text:p>
          </table:table-cell>
          <table:table-cell office:value-type="float" office:value="0.00968300000000255" calcext:value-type="float">
            <text:p>0.009683000000003</text:p>
          </table:table-cell>
          <table:table-cell office:value-type="float" office:value="0.574395641811372" calcext:value-type="float">
            <text:p>0.574395641811372</text:p>
          </table:table-cell>
          <table:table-cell office:value-type="float" office:value="0.00390900000000727" calcext:value-type="float">
            <text:p>0.003909000000007</text:p>
          </table:table-cell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float" office:value="25" calcext:value-type="float">
            <text:p>25</text:p>
          </table:table-cell>
          <table:table-cell office:value-type="float" office:value="3501" calcext:value-type="float">
            <text:p>3501</text:p>
          </table:table-cell>
          <table:table-cell office:value-type="float" office:value="0.0237075121393887" calcext:value-type="float">
            <text:p>0.023707512139389</text:p>
          </table:table-cell>
          <table:table-cell office:value-type="float" office:value="0.141499000000003" calcext:value-type="float">
            <text:p>0.141499000000003</text:p>
          </table:table-cell>
          <table:table-cell office:value-type="float" office:value="0.078834618680377" calcext:value-type="float">
            <text:p>0.078834618680377</text:p>
          </table:table-cell>
          <table:table-cell office:value-type="float" office:value="0.0455990000000028" calcext:value-type="float">
            <text:p>0.045599000000003</text:p>
          </table:table-cell>
          <table:table-cell office:value-type="float" office:value="0.091688089117395" calcext:value-type="float">
            <text:p>0.091688089117395</text:p>
          </table:table-cell>
          <table:table-cell office:value-type="float" office:value="0.0211760000000041" calcext:value-type="float">
            <text:p>0.021176000000004</text:p>
          </table:table-cell>
          <table:table-cell office:value-type="float" office:value="0.165952584975721" calcext:value-type="float">
            <text:p>0.165952584975721</text:p>
          </table:table-cell>
          <table:table-cell office:value-type="float" office:value="0.0108909999999938" calcext:value-type="float">
            <text:p>0.010890999999994</text:p>
          </table:table-cell>
          <table:table-cell office:value-type="float" office:value="0.328763210511282" calcext:value-type="float">
            <text:p>0.328763210511282</text:p>
          </table:table-cell>
          <table:table-cell office:value-type="float" office:value="0.00431699999999324" calcext:value-type="float">
            <text:p>0.004316999999993</text:p>
          </table:table-cell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25" calcext:value-type="float">
            <text:p>25</text:p>
          </table:table-cell>
          <table:table-cell office:value-type="float" office:value="3442" calcext:value-type="float">
            <text:p>3442</text:p>
          </table:table-cell>
          <table:table-cell office:value-type="float" office:value="0.00987797791981406" calcext:value-type="float">
            <text:p>0.009877977919814</text:p>
          </table:table-cell>
          <table:table-cell office:value-type="float" office:value="0.110623999999994" calcext:value-type="float">
            <text:p>0.110623999999994</text:p>
          </table:table-cell>
          <table:table-cell office:value-type="float" office:value="0.0194654270772807" calcext:value-type="float">
            <text:p>0.019465427077281</text:p>
          </table:table-cell>
          <table:table-cell office:value-type="float" office:value="0.0460699999999932" calcext:value-type="float">
            <text:p>0.046069999999993</text:p>
          </table:table-cell>
          <table:table-cell office:value-type="float" office:value="0.0586868099941894" calcext:value-type="float">
            <text:p>0.05868680999419</text:p>
          </table:table-cell>
          <table:table-cell office:value-type="float" office:value="0.0218650000000054" calcext:value-type="float">
            <text:p>0.021865000000005</text:p>
          </table:table-cell>
          <table:table-cell office:value-type="float" office:value="0.151656013945381" calcext:value-type="float">
            <text:p>0.151656013945381</text:p>
          </table:table-cell>
          <table:table-cell office:value-type="float" office:value="0.0118000000000009" calcext:value-type="float">
            <text:p>0.011800000000001</text:p>
          </table:table-cell>
          <table:table-cell office:value-type="float" office:value="0.31725740848344" calcext:value-type="float">
            <text:p>0.31725740848344</text:p>
          </table:table-cell>
          <table:table-cell office:value-type="float" office:value="0.00458300000000378" calcext:value-type="float">
            <text:p>0.004583000000004</text:p>
          </table:table-cell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25" calcext:value-type="float">
            <text:p>25</text:p>
          </table:table-cell>
          <table:table-cell office:value-type="float" office:value="2669" calcext:value-type="float">
            <text:p>2669</text:p>
          </table:table-cell>
          <table:table-cell office:value-type="float" office:value="0.14050206069689" calcext:value-type="float">
            <text:p>0.14050206069689</text:p>
          </table:table-cell>
          <table:table-cell office:value-type="float" office:value="0.0882630000000049" calcext:value-type="float">
            <text:p>0.088263000000005</text:p>
          </table:table-cell>
          <table:table-cell office:value-type="float" office:value="0.379917572124391" calcext:value-type="float">
            <text:p>0.379917572124391</text:p>
          </table:table-cell>
          <table:table-cell office:value-type="float" office:value="0.0357230000000044" calcext:value-type="float">
            <text:p>0.035723000000004</text:p>
          </table:table-cell>
          <table:table-cell office:value-type="float" office:value="0.490445859872611" calcext:value-type="float">
            <text:p>0.490445859872611</text:p>
          </table:table-cell>
          <table:table-cell office:value-type="float" office:value="0.0182560000000009" calcext:value-type="float">
            <text:p>0.018256000000001</text:p>
          </table:table-cell>
          <table:table-cell office:value-type="float" office:value="0.505432746346946" calcext:value-type="float">
            <text:p>0.505432746346946</text:p>
          </table:table-cell>
          <table:table-cell office:value-type="float" office:value="0.010421000000008" calcext:value-type="float">
            <text:p>0.010421000000008</text:p>
          </table:table-cell>
          <table:table-cell office:value-type="float" office:value="0.71899587860622" calcext:value-type="float">
            <text:p>0.71899587860622</text:p>
          </table:table-cell>
          <table:table-cell office:value-type="float" office:value="0.00363899999999262" calcext:value-type="float">
            <text:p>0.003638999999993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25" calcext:value-type="float">
            <text:p>25</text:p>
          </table:table-cell>
          <table:table-cell office:value-type="float" office:value="2428" calcext:value-type="float">
            <text:p>2428</text:p>
          </table:table-cell>
          <table:table-cell office:value-type="float" office:value="-0.0584843492586491" calcext:value-type="float">
            <text:p>-0.058484349258649</text:p>
          </table:table-cell>
          <table:table-cell office:value-type="float" office:value="0.0850250000000017" calcext:value-type="float">
            <text:p>0.085025000000002</text:p>
          </table:table-cell>
          <table:table-cell office:value-type="float" office:value="0.028006589785832" calcext:value-type="float">
            <text:p>0.028006589785832</text:p>
          </table:table-cell>
          <table:table-cell office:value-type="float" office:value="0.041682999999999" calcext:value-type="float">
            <text:p>0.041682999999999</text:p>
          </table:table-cell>
          <table:table-cell office:value-type="float" office:value="0.122734761120264" calcext:value-type="float">
            <text:p>0.122734761120264</text:p>
          </table:table-cell>
          <table:table-cell office:value-type="float" office:value="0.0193839999999952" calcext:value-type="float">
            <text:p>0.019383999999995</text:p>
          </table:table-cell>
          <table:table-cell office:value-type="float" office:value="0.159802306425041" calcext:value-type="float">
            <text:p>0.159802306425041</text:p>
          </table:table-cell>
          <table:table-cell office:value-type="float" office:value="0.0088750000000033" calcext:value-type="float">
            <text:p>0.008875000000003</text:p>
          </table:table-cell>
          <table:table-cell office:value-type="float" office:value="0.546952224052718" calcext:value-type="float">
            <text:p>0.546952224052718</text:p>
          </table:table-cell>
          <table:table-cell office:value-type="float" office:value="0.00622999999999507" calcext:value-type="float">
            <text:p>0.006229999999995</text:p>
          </table:table-cell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25" calcext:value-type="float">
            <text:p>25</text:p>
          </table:table-cell>
          <table:table-cell office:value-type="float" office:value="3029" calcext:value-type="float">
            <text:p>3029</text:p>
          </table:table-cell>
          <table:table-cell office:value-type="float" office:value="0.0168372400132057" calcext:value-type="float">
            <text:p>0.016837240013206</text:p>
          </table:table-cell>
          <table:table-cell office:value-type="float" office:value="0.106119000000007" calcext:value-type="float">
            <text:p>0.106119000000007</text:p>
          </table:table-cell>
          <table:table-cell office:value-type="float" office:value="0.0442390227797953" calcext:value-type="float">
            <text:p>0.044239022779795</text:p>
          </table:table-cell>
          <table:table-cell office:value-type="float" office:value="0.0386390000000034" calcext:value-type="float">
            <text:p>0.038639000000004</text:p>
          </table:table-cell>
          <table:table-cell office:value-type="float" office:value="0.0656982502476065" calcext:value-type="float">
            <text:p>0.065698250247607</text:p>
          </table:table-cell>
          <table:table-cell office:value-type="float" office:value="0.0186149999999969" calcext:value-type="float">
            <text:p>0.018614999999997</text:p>
          </table:table-cell>
          <table:table-cell office:value-type="float" office:value="0.201056454275338" calcext:value-type="float">
            <text:p>0.201056454275338</text:p>
          </table:table-cell>
          <table:table-cell office:value-type="float" office:value="0.00926400000000172" calcext:value-type="float">
            <text:p>0.009264000000002</text:p>
          </table:table-cell>
          <table:table-cell office:value-type="float" office:value="0.587322548695939" calcext:value-type="float">
            <text:p>0.587322548695939</text:p>
          </table:table-cell>
          <table:table-cell office:value-type="float" office:value="0.00321699999999936" calcext:value-type="float">
            <text:p>0.003216999999999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25" calcext:value-type="float">
            <text:p>25</text:p>
          </table:table-cell>
          <table:table-cell office:value-type="float" office:value="2532" calcext:value-type="float">
            <text:p>2532</text:p>
          </table:table-cell>
          <table:table-cell office:value-type="float" office:value="0.0150078988941548" calcext:value-type="float">
            <text:p>0.015007898894155</text:p>
          </table:table-cell>
          <table:table-cell office:value-type="float" office:value="0.0857189999999975" calcext:value-type="float">
            <text:p>0.085718999999998</text:p>
          </table:table-cell>
          <table:table-cell office:value-type="float" office:value="0.028436018957346" calcext:value-type="float">
            <text:p>0.028436018957346</text:p>
          </table:table-cell>
          <table:table-cell office:value-type="float" office:value="0.0346309999999974" calcext:value-type="float">
            <text:p>0.034630999999998</text:p>
          </table:table-cell>
          <table:table-cell office:value-type="float" office:value="0.0797788309636651" calcext:value-type="float">
            <text:p>0.079778830963665</text:p>
          </table:table-cell>
          <table:table-cell office:value-type="float" office:value="0.0201180000000036" calcext:value-type="float">
            <text:p>0.020118000000004</text:p>
          </table:table-cell>
          <table:table-cell office:value-type="float" office:value="0.154818325434439" calcext:value-type="float">
            <text:p>0.154818325434439</text:p>
          </table:table-cell>
          <table:table-cell office:value-type="float" office:value="0.00768599999999964" calcext:value-type="float">
            <text:p>0.007686</text:p>
          </table:table-cell>
          <table:table-cell office:value-type="float" office:value="0.348341232227488" calcext:value-type="float">
            <text:p>0.348341232227488</text:p>
          </table:table-cell>
          <table:table-cell office:value-type="float" office:value="0.00285499999999672" calcext:value-type="float">
            <text:p>0.002854999999997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float" office:value="25" calcext:value-type="float">
            <text:p>25</text:p>
          </table:table-cell>
          <table:table-cell office:value-type="float" office:value="299" calcext:value-type="float">
            <text:p>299</text:p>
          </table:table-cell>
          <table:table-cell office:value-type="float" office:value="0.00334448160535117" calcext:value-type="float">
            <text:p>0.003344481605351</text:p>
          </table:table-cell>
          <table:table-cell office:value-type="float" office:value="0.0126560000000069" calcext:value-type="float">
            <text:p>0.012656000000007</text:p>
          </table:table-cell>
          <table:table-cell office:value-type="float" office:value="0.0133779264214047" calcext:value-type="float">
            <text:p>0.013377926421405</text:p>
          </table:table-cell>
          <table:table-cell office:value-type="float" office:value="0.00419599999999321" calcext:value-type="float">
            <text:p>0.004195999999993</text:p>
          </table:table-cell>
          <table:table-cell office:value-type="float" office:value="0.0301003344481605" calcext:value-type="float">
            <text:p>0.030100334448161</text:p>
          </table:table-cell>
          <table:table-cell office:value-type="float" office:value="0.00326799999999849" calcext:value-type="float">
            <text:p>0.003267999999999</text:p>
          </table:table-cell>
          <table:table-cell office:value-type="float" office:value="1" calcext:value-type="float">
            <text:p>1</text:p>
          </table:table-cell>
          <table:table-cell office:value-type="float" office:value="0.00158499999999862" calcext:value-type="float">
            <text:p>0.001584999999999</text:p>
          </table:table-cell>
          <table:table-cell office:value-type="float" office:value="1" calcext:value-type="float">
            <text:p>1</text:p>
          </table:table-cell>
          <table:table-cell office:value-type="float" office:value="0.000524000000005742" calcext:value-type="float">
            <text:p>0.000524000000006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float" office:value="25" calcext:value-type="float">
            <text:p>25</text:p>
          </table:table-cell>
          <table:table-cell office:value-type="float" office:value="2727" calcext:value-type="float">
            <text:p>2727</text:p>
          </table:table-cell>
          <table:table-cell office:value-type="float" office:value="0.00256692335900257" calcext:value-type="float">
            <text:p>0.002566923359003</text:p>
          </table:table-cell>
          <table:table-cell office:value-type="float" office:value="0.0984989999999968" calcext:value-type="float">
            <text:p>0.098498999999997</text:p>
          </table:table-cell>
          <table:table-cell office:value-type="float" office:value="0.0154015401540154" calcext:value-type="float">
            <text:p>0.015401540154015</text:p>
          </table:table-cell>
          <table:table-cell office:value-type="float" office:value="0.048096000000001" calcext:value-type="float">
            <text:p>0.048096000000001</text:p>
          </table:table-cell>
          <table:table-cell office:value-type="float" office:value="0.0282361569490282" calcext:value-type="float">
            <text:p>0.028236156949028</text:p>
          </table:table-cell>
          <table:table-cell office:value-type="float" office:value="0.0189590000000024" calcext:value-type="float">
            <text:p>0.018959000000002</text:p>
          </table:table-cell>
          <table:table-cell office:value-type="float" office:value="0.134580124679135" calcext:value-type="float">
            <text:p>0.134580124679135</text:p>
          </table:table-cell>
          <table:table-cell office:value-type="float" office:value="0.00946299999999667" calcext:value-type="float">
            <text:p>0.009462999999997</text:p>
          </table:table-cell>
          <table:table-cell office:value-type="float" office:value="0.303263659699303" calcext:value-type="float">
            <text:p>0.303263659699303</text:p>
          </table:table-cell>
          <table:table-cell office:value-type="float" office:value="0.00386499999999757" calcext:value-type="float">
            <text:p>0.003864999999998</text:p>
          </table:table-cell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25" calcext:value-type="float">
            <text:p>25</text:p>
          </table:table-cell>
          <table:table-cell office:value-type="float" office:value="2750" calcext:value-type="float">
            <text:p>2750</text:p>
          </table:table-cell>
          <table:table-cell office:value-type="float" office:value="0.00363636363636364" calcext:value-type="float">
            <text:p>0.003636363636364</text:p>
          </table:table-cell>
          <table:table-cell office:value-type="float" office:value="0.132267000000006" calcext:value-type="float">
            <text:p>0.132267000000006</text:p>
          </table:table-cell>
          <table:table-cell office:value-type="float" office:value="0.0381818181818182" calcext:value-type="float">
            <text:p>0.038181818181818</text:p>
          </table:table-cell>
          <table:table-cell office:value-type="float" office:value="0.0476489999999998" calcext:value-type="float">
            <text:p>0.047649</text:p>
          </table:table-cell>
          <table:table-cell office:value-type="float" office:value="0.0945454545454546" calcext:value-type="float">
            <text:p>0.094545454545455</text:p>
          </table:table-cell>
          <table:table-cell office:value-type="float" office:value="0.0235589999999917" calcext:value-type="float">
            <text:p>0.023558999999992</text:p>
          </table:table-cell>
          <table:table-cell office:value-type="float" office:value="0.12" calcext:value-type="float">
            <text:p>0.12</text:p>
          </table:table-cell>
          <table:table-cell office:value-type="float" office:value="0.0167209999999969" calcext:value-type="float">
            <text:p>0.016720999999997</text:p>
          </table:table-cell>
          <table:table-cell office:value-type="float" office:value="0.254545454545454" calcext:value-type="float">
            <text:p>0.254545454545454</text:p>
          </table:table-cell>
          <table:table-cell office:value-type="float" office:value="0.00385699999999645" calcext:value-type="float">
            <text:p>0.003856999999996</text:p>
          </table:table-cell>
        </table:table-row>
        <table:table-row table:style-name="ro1">
          <table:table-cell office:value-type="float" office:value="9286" calcext:value-type="float">
            <text:p>9286</text:p>
          </table:table-cell>
          <table:table-cell office:value-type="float" office:value="25" calcext:value-type="float">
            <text:p>25</text:p>
          </table:table-cell>
          <table:table-cell office:value-type="float" office:value="2944" calcext:value-type="float">
            <text:p>2944</text:p>
          </table:table-cell>
          <table:table-cell office:value-type="float" office:value="0.0264945652173913" calcext:value-type="float">
            <text:p>0.026494565217391</text:p>
          </table:table-cell>
          <table:table-cell office:value-type="float" office:value="0.109924999999997" calcext:value-type="float">
            <text:p>0.109924999999997</text:p>
          </table:table-cell>
          <table:table-cell office:value-type="float" office:value="0.159307065217391" calcext:value-type="float">
            <text:p>0.159307065217391</text:p>
          </table:table-cell>
          <table:table-cell office:value-type="float" office:value="0.0411000000000001" calcext:value-type="float">
            <text:p>0.0411</text:p>
          </table:table-cell>
          <table:table-cell office:value-type="float" office:value="0.201766304347826" calcext:value-type="float">
            <text:p>0.201766304347826</text:p>
          </table:table-cell>
          <table:table-cell office:value-type="float" office:value="0.0178280000000015" calcext:value-type="float">
            <text:p>0.017828000000002</text:p>
          </table:table-cell>
          <table:table-cell office:value-type="float" office:value="0.232336956521739" calcext:value-type="float">
            <text:p>0.232336956521739</text:p>
          </table:table-cell>
          <table:table-cell office:value-type="float" office:value="0.0109250000000074" calcext:value-type="float">
            <text:p>0.010925000000007</text:p>
          </table:table-cell>
          <table:table-cell office:value-type="float" office:value="0.507472826086957" calcext:value-type="float">
            <text:p>0.507472826086957</text:p>
          </table:table-cell>
          <table:table-cell office:value-type="float" office:value="0.00333700000000192" calcext:value-type="float">
            <text:p>0.003337000000002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float" office:value="25" calcext:value-type="float">
            <text:p>25</text:p>
          </table:table-cell>
          <table:table-cell office:value-type="float" office:value="3040" calcext:value-type="float">
            <text:p>3040</text:p>
          </table:table-cell>
          <table:table-cell office:value-type="float" office:value="0.0302631578947368" calcext:value-type="float">
            <text:p>0.030263157894737</text:p>
          </table:table-cell>
          <table:table-cell office:value-type="float" office:value="0.0996479999999949" calcext:value-type="float">
            <text:p>0.099647999999995</text:p>
          </table:table-cell>
          <table:table-cell office:value-type="float" office:value="0.0805921052631579" calcext:value-type="float">
            <text:p>0.080592105263158</text:p>
          </table:table-cell>
          <table:table-cell office:value-type="float" office:value="0.0413839999999937" calcext:value-type="float">
            <text:p>0.041383999999994</text:p>
          </table:table-cell>
          <table:table-cell office:value-type="float" office:value="0.138157894736842" calcext:value-type="float">
            <text:p>0.138157894736842</text:p>
          </table:table-cell>
          <table:table-cell office:value-type="float" office:value="0.021608999999998" calcext:value-type="float">
            <text:p>0.021608999999998</text:p>
          </table:table-cell>
          <table:table-cell office:value-type="float" office:value="0.184210526315789" calcext:value-type="float">
            <text:p>0.184210526315789</text:p>
          </table:table-cell>
          <table:table-cell office:value-type="float" office:value="0.0102649999999969" calcext:value-type="float">
            <text:p>0.010264999999997</text:p>
          </table:table-cell>
          <table:table-cell office:value-type="float" office:value="0.292763157894737" calcext:value-type="float">
            <text:p>0.292763157894737</text:p>
          </table:table-cell>
          <table:table-cell office:value-type="float" office:value="0.00335799999999153" calcext:value-type="float">
            <text:p>0.003357999999992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float" office:value="25" calcext:value-type="float">
            <text:p>25</text:p>
          </table:table-cell>
          <table:table-cell office:value-type="float" office:value="2904" calcext:value-type="float">
            <text:p>2904</text:p>
          </table:table-cell>
          <table:table-cell office:value-type="float" office:value="0.0723140495867769" calcext:value-type="float">
            <text:p>0.072314049586777</text:p>
          </table:table-cell>
          <table:table-cell office:value-type="float" office:value="0.0996869999999959" calcext:value-type="float">
            <text:p>0.099686999999996</text:p>
          </table:table-cell>
          <table:table-cell office:value-type="float" office:value="0.0805785123966942" calcext:value-type="float">
            <text:p>0.080578512396694</text:p>
          </table:table-cell>
          <table:table-cell office:value-type="float" office:value="0.0385179999999963" calcext:value-type="float">
            <text:p>0.038517999999996</text:p>
          </table:table-cell>
          <table:table-cell office:value-type="float" office:value="0.0977961432506887" calcext:value-type="float">
            <text:p>0.097796143250689</text:p>
          </table:table-cell>
          <table:table-cell office:value-type="float" office:value="0.0224189999999993" calcext:value-type="float">
            <text:p>0.022418999999999</text:p>
          </table:table-cell>
          <table:table-cell office:value-type="float" office:value="0.173553719008264" calcext:value-type="float">
            <text:p>0.173553719008264</text:p>
          </table:table-cell>
          <table:table-cell office:value-type="float" office:value="0.00912700000000655" calcext:value-type="float">
            <text:p>0.009127000000007</text:p>
          </table:table-cell>
          <table:table-cell office:value-type="float" office:value="0.483471074380165" calcext:value-type="float">
            <text:p>0.483471074380165</text:p>
          </table:table-cell>
          <table:table-cell office:value-type="float" office:value="0.00563999999999965" calcext:value-type="float">
            <text:p>0.00564</text:p>
          </table:table-cell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25" calcext:value-type="float">
            <text:p>25</text:p>
          </table:table-cell>
          <table:table-cell office:value-type="float" office:value="2358" calcext:value-type="float">
            <text:p>2358</text:p>
          </table:table-cell>
          <table:table-cell office:value-type="float" office:value="0.00763358778625954" calcext:value-type="float">
            <text:p>0.00763358778626</text:p>
          </table:table-cell>
          <table:table-cell office:value-type="float" office:value="0.0867259999999988" calcext:value-type="float">
            <text:p>0.086725999999999</text:p>
          </table:table-cell>
          <table:table-cell office:value-type="float" office:value="0.105173876166243" calcext:value-type="float">
            <text:p>0.105173876166243</text:p>
          </table:table-cell>
          <table:table-cell office:value-type="float" office:value="0.0302390000000017" calcext:value-type="float">
            <text:p>0.030239000000002</text:p>
          </table:table-cell>
          <table:table-cell office:value-type="float" office:value="0.156064461407973" calcext:value-type="float">
            <text:p>0.156064461407973</text:p>
          </table:table-cell>
          <table:table-cell office:value-type="float" office:value="0.014926999999993" calcext:value-type="float">
            <text:p>0.014926999999993</text:p>
          </table:table-cell>
          <table:table-cell office:value-type="float" office:value="0.270568278201866" calcext:value-type="float">
            <text:p>0.270568278201866</text:p>
          </table:table-cell>
          <table:table-cell office:value-type="float" office:value="0.00731899999999541" calcext:value-type="float">
            <text:p>0.007318999999995</text:p>
          </table:table-cell>
          <table:table-cell office:value-type="float" office:value="0.533502968617472" calcext:value-type="float">
            <text:p>0.533502968617472</text:p>
          </table:table-cell>
          <table:table-cell office:value-type="float" office:value="0.00289899999999221" calcext:value-type="float">
            <text:p>0.002898999999992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25" calcext:value-type="float">
            <text:p>25</text:p>
          </table:table-cell>
          <table:table-cell office:value-type="float" office:value="2791" calcext:value-type="float">
            <text:p>2791</text:p>
          </table:table-cell>
          <table:table-cell office:value-type="float" office:value="0.0612683625940523" calcext:value-type="float">
            <text:p>0.061268362594052</text:p>
          </table:table-cell>
          <table:table-cell office:value-type="float" office:value="0.0953809999999962" calcext:value-type="float">
            <text:p>0.095380999999996</text:p>
          </table:table-cell>
          <table:table-cell office:value-type="float" office:value="0.0702257255463992" calcext:value-type="float">
            <text:p>0.070225725546399</text:p>
          </table:table-cell>
          <table:table-cell office:value-type="float" office:value="0.0402270000000016" calcext:value-type="float">
            <text:p>0.040227000000002</text:p>
          </table:table-cell>
          <table:table-cell office:value-type="float" office:value="0.0935148692225009" calcext:value-type="float">
            <text:p>0.093514869222501</text:p>
          </table:table-cell>
          <table:table-cell office:value-type="float" office:value="0.0168000000000035" calcext:value-type="float">
            <text:p>0.016800000000004</text:p>
          </table:table-cell>
          <table:table-cell office:value-type="float" office:value="0.161590827660337" calcext:value-type="float">
            <text:p>0.161590827660337</text:p>
          </table:table-cell>
          <table:table-cell office:value-type="float" office:value="0.00854999999999961" calcext:value-type="float">
            <text:p>0.00855</text:p>
          </table:table-cell>
          <table:table-cell office:value-type="float" office:value="0.426728771049803" calcext:value-type="float">
            <text:p>0.426728771049803</text:p>
          </table:table-cell>
          <table:table-cell office:value-type="float" office:value="0.00482200000000432" calcext:value-type="float">
            <text:p>0.004822000000004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25" calcext:value-type="float">
            <text:p>25</text:p>
          </table:table-cell>
          <table:table-cell office:value-type="float" office:value="2999" calcext:value-type="float">
            <text:p>2999</text:p>
          </table:table-cell>
          <table:table-cell office:value-type="float" office:value="0.0136712237412471" calcext:value-type="float">
            <text:p>0.013671223741247</text:p>
          </table:table-cell>
          <table:table-cell office:value-type="float" office:value="0.0901169999999923" calcext:value-type="float">
            <text:p>0.090116999999992</text:p>
          </table:table-cell>
          <table:table-cell office:value-type="float" office:value="0.0663554518172724" calcext:value-type="float">
            <text:p>0.066355451817273</text:p>
          </table:table-cell>
          <table:table-cell office:value-type="float" office:value="0.0399000000000029" calcext:value-type="float">
            <text:p>0.039900000000003</text:p>
          </table:table-cell>
          <table:table-cell office:value-type="float" office:value="0.0863621207069023" calcext:value-type="float">
            <text:p>0.086362120706902</text:p>
          </table:table-cell>
          <table:table-cell office:value-type="float" office:value="0.0183409999999995" calcext:value-type="float">
            <text:p>0.018341</text:p>
          </table:table-cell>
          <table:table-cell office:value-type="float" office:value="0.213071023674558" calcext:value-type="float">
            <text:p>0.213071023674558</text:p>
          </table:table-cell>
          <table:table-cell office:value-type="float" office:value="0.00974499999999523" calcext:value-type="float">
            <text:p>0.009744999999995</text:p>
          </table:table-cell>
          <table:table-cell office:value-type="float" office:value="0.449816605535178" calcext:value-type="float">
            <text:p>0.449816605535178</text:p>
          </table:table-cell>
          <table:table-cell office:value-type="float" office:value="0.00312699999999921" calcext:value-type="float">
            <text:p>0.003126999999999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25" calcext:value-type="float">
            <text:p>25</text:p>
          </table:table-cell>
          <table:table-cell office:value-type="float" office:value="2956" calcext:value-type="float">
            <text:p>2956</text:p>
          </table:table-cell>
          <table:table-cell office:value-type="float" office:value="0.0027063599458728" calcext:value-type="float">
            <text:p>0.002706359945873</text:p>
          </table:table-cell>
          <table:table-cell office:value-type="float" office:value="0.0944850000000059" calcext:value-type="float">
            <text:p>0.094485000000006</text:p>
          </table:table-cell>
          <table:table-cell office:value-type="float" office:value="0.139039242219215" calcext:value-type="float">
            <text:p>0.139039242219215</text:p>
          </table:table-cell>
          <table:table-cell office:value-type="float" office:value="0.039989999999996" calcext:value-type="float">
            <text:p>0.039989999999996</text:p>
          </table:table-cell>
          <table:table-cell office:value-type="float" office:value="0.22192151556157" calcext:value-type="float">
            <text:p>0.22192151556157</text:p>
          </table:table-cell>
          <table:table-cell office:value-type="float" office:value="0.0238899999999944" calcext:value-type="float">
            <text:p>0.023889999999995</text:p>
          </table:table-cell>
          <table:table-cell office:value-type="float" office:value="0.296346414073072" calcext:value-type="float">
            <text:p>0.296346414073072</text:p>
          </table:table-cell>
          <table:table-cell office:value-type="float" office:value="0.0138379999999998" calcext:value-type="float">
            <text:p>0.013838</text:p>
          </table:table-cell>
          <table:table-cell office:value-type="float" office:value="0.45872801082544" calcext:value-type="float">
            <text:p>0.45872801082544</text:p>
          </table:table-cell>
          <table:table-cell office:value-type="float" office:value="0.00423500000000843" calcext:value-type="float">
            <text:p>0.004235000000008</text:p>
          </table:table-cell>
        </table:table-row>
        <table:table-row table:style-name="ro1">
          <table:table-cell office:value-type="float" office:value="9293" calcext:value-type="float">
            <text:p>9293</text:p>
          </table:table-cell>
          <table:table-cell office:value-type="float" office:value="25" calcext:value-type="float">
            <text:p>25</text:p>
          </table:table-cell>
          <table:table-cell office:value-type="float" office:value="2921" calcext:value-type="float">
            <text:p>2921</text:p>
          </table:table-cell>
          <table:table-cell office:value-type="float" office:value="0.0811365970558028" calcext:value-type="float">
            <text:p>0.081136597055803</text:p>
          </table:table-cell>
          <table:table-cell office:value-type="float" office:value="0.102108000000001" calcext:value-type="float">
            <text:p>0.102108000000001</text:p>
          </table:table-cell>
          <table:table-cell office:value-type="float" office:value="0.229715850736049" calcext:value-type="float">
            <text:p>0.229715850736049</text:p>
          </table:table-cell>
          <table:table-cell office:value-type="float" office:value="0.0386579999999981" calcext:value-type="float">
            <text:p>0.038657999999998</text:p>
          </table:table-cell>
          <table:table-cell office:value-type="float" office:value="0.397466621020199" calcext:value-type="float">
            <text:p>0.397466621020199</text:p>
          </table:table-cell>
          <table:table-cell office:value-type="float" office:value="0.0182009999999977" calcext:value-type="float">
            <text:p>0.018200999999998</text:p>
          </table:table-cell>
          <table:table-cell office:value-type="float" office:value="0.459089352961315" calcext:value-type="float">
            <text:p>0.459089352961315</text:p>
          </table:table-cell>
          <table:table-cell office:value-type="float" office:value="0.00908399999999432" calcext:value-type="float">
            <text:p>0.009083999999994</text:p>
          </table:table-cell>
          <table:table-cell office:value-type="float" office:value="0.572064361520027" calcext:value-type="float">
            <text:p>0.572064361520027</text:p>
          </table:table-cell>
          <table:table-cell office:value-type="float" office:value="0.00497899999999873" calcext:value-type="float">
            <text:p>0.004978999999999</text:p>
          </table:table-cell>
        </table:table-row>
        <table:table-row table:style-name="ro1">
          <table:table-cell office:value-type="float" office:value="9294" calcext:value-type="float">
            <text:p>9294</text:p>
          </table:table-cell>
          <table:table-cell office:value-type="float" office:value="25" calcext:value-type="float">
            <text:p>25</text:p>
          </table:table-cell>
          <table:table-cell office:value-type="float" office:value="2572" calcext:value-type="float">
            <text:p>2572</text:p>
          </table:table-cell>
          <table:table-cell office:value-type="float" office:value="0.00544323483670296" calcext:value-type="float">
            <text:p>0.005443234836703</text:p>
          </table:table-cell>
          <table:table-cell office:value-type="float" office:value="0.0960450000000037" calcext:value-type="float">
            <text:p>0.096045000000004</text:p>
          </table:table-cell>
          <table:table-cell office:value-type="float" office:value="0.0143856920684292" calcext:value-type="float">
            <text:p>0.014385692068429</text:p>
          </table:table-cell>
          <table:table-cell office:value-type="float" office:value="0.041522999999998" calcext:value-type="float">
            <text:p>0.041522999999998</text:p>
          </table:table-cell>
          <table:table-cell office:value-type="float" office:value="0.0318818040435459" calcext:value-type="float">
            <text:p>0.031881804043546</text:p>
          </table:table-cell>
          <table:table-cell office:value-type="float" office:value="0.0176040000000057" calcext:value-type="float">
            <text:p>0.017604000000006</text:p>
          </table:table-cell>
          <table:table-cell office:value-type="float" office:value="0.16796267496112" calcext:value-type="float">
            <text:p>0.16796267496112</text:p>
          </table:table-cell>
          <table:table-cell office:value-type="float" office:value="0.00872100000000131" calcext:value-type="float">
            <text:p>0.008721000000001</text:p>
          </table:table-cell>
          <table:table-cell office:value-type="float" office:value="0.261275272161742" calcext:value-type="float">
            <text:p>0.261275272161742</text:p>
          </table:table-cell>
          <table:table-cell office:value-type="float" office:value="0.0071050000000028" calcext:value-type="float">
            <text:p>0.007105000000003</text:p>
          </table:table-cell>
        </table:table-row>
        <table:table-row table:style-name="ro1">
          <table:table-cell office:value-type="float" office:value="9295" calcext:value-type="float">
            <text:p>9295</text:p>
          </table:table-cell>
          <table:table-cell office:value-type="float" office:value="25" calcext:value-type="float">
            <text:p>25</text:p>
          </table:table-cell>
          <table:table-cell office:value-type="float" office:value="3020" calcext:value-type="float">
            <text:p>3020</text:p>
          </table:table-cell>
          <table:table-cell office:value-type="float" office:value="0.0033112582781457" calcext:value-type="float">
            <text:p>0.003311258278146</text:p>
          </table:table-cell>
          <table:table-cell office:value-type="float" office:value="0.109237" calcext:value-type="float">
            <text:p>0.109237</text:p>
          </table:table-cell>
          <table:table-cell office:value-type="float" office:value="0.0364238410596027" calcext:value-type="float">
            <text:p>0.036423841059603</text:p>
          </table:table-cell>
          <table:table-cell office:value-type="float" office:value="0.0390949999999961" calcext:value-type="float">
            <text:p>0.039094999999996</text:p>
          </table:table-cell>
          <table:table-cell office:value-type="float" office:value="0.0562913907284768" calcext:value-type="float">
            <text:p>0.056291390728477</text:p>
          </table:table-cell>
          <table:table-cell office:value-type="float" office:value="0.0210300000000032" calcext:value-type="float">
            <text:p>0.021030000000003</text:p>
          </table:table-cell>
          <table:table-cell office:value-type="float" office:value="0.0860927152317881" calcext:value-type="float">
            <text:p>0.086092715231788</text:p>
          </table:table-cell>
          <table:table-cell office:value-type="float" office:value="0.0126080000000073" calcext:value-type="float">
            <text:p>0.012608000000007</text:p>
          </table:table-cell>
          <table:table-cell office:value-type="float" office:value="0.337748344370861" calcext:value-type="float">
            <text:p>0.337748344370861</text:p>
          </table:table-cell>
          <table:table-cell office:value-type="float" office:value="0.00392300000000034" calcext:value-type="float">
            <text:p>0.003923</text:p>
          </table:table-cell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25" calcext:value-type="float">
            <text:p>25</text:p>
          </table:table-cell>
          <table:table-cell office:value-type="float" office:value="2972" calcext:value-type="float">
            <text:p>2972</text:p>
          </table:table-cell>
          <table:table-cell office:value-type="float" office:value="0.0309555854643338" calcext:value-type="float">
            <text:p>0.030955585464334</text:p>
          </table:table-cell>
          <table:table-cell office:value-type="float" office:value="0.111554999999996" calcext:value-type="float">
            <text:p>0.111554999999996</text:p>
          </table:table-cell>
          <table:table-cell office:value-type="float" office:value="0.0511440107671602" calcext:value-type="float">
            <text:p>0.05114401076716</text:p>
          </table:table-cell>
          <table:table-cell office:value-type="float" office:value="0.0390039999999985" calcext:value-type="float">
            <text:p>0.039003999999999</text:p>
          </table:table-cell>
          <table:table-cell office:value-type="float" office:value="0.0814266487213997" calcext:value-type="float">
            <text:p>0.0814266487214</text:p>
          </table:table-cell>
          <table:table-cell office:value-type="float" office:value="0.0259410000000031" calcext:value-type="float">
            <text:p>0.025941000000003</text:p>
          </table:table-cell>
          <table:table-cell office:value-type="float" office:value="0.131897711978466" calcext:value-type="float">
            <text:p>0.131897711978466</text:p>
          </table:table-cell>
          <table:table-cell office:value-type="float" office:value="0.00978099999999671" calcext:value-type="float">
            <text:p>0.009780999999997</text:p>
          </table:table-cell>
          <table:table-cell office:value-type="float" office:value="0.276581426648721" calcext:value-type="float">
            <text:p>0.276581426648721</text:p>
          </table:table-cell>
          <table:table-cell office:value-type="float" office:value="0.00672000000000139" calcext:value-type="float">
            <text:p>0.006720000000001</text:p>
          </table:table-cell>
        </table:table-row>
        <table:table-row table:style-name="ro1">
          <table:table-cell office:value-type="float" office:value="9297" calcext:value-type="float">
            <text:p>9297</text:p>
          </table:table-cell>
          <table:table-cell office:value-type="float" office:value="25" calcext:value-type="float">
            <text:p>25</text:p>
          </table:table-cell>
          <table:table-cell office:value-type="float" office:value="3135" calcext:value-type="float">
            <text:p>3135</text:p>
          </table:table-cell>
          <table:table-cell office:value-type="float" office:value="0.00223285486443381" calcext:value-type="float">
            <text:p>0.002232854864434</text:p>
          </table:table-cell>
          <table:table-cell office:value-type="float" office:value="0.0975589999999968" calcext:value-type="float">
            <text:p>0.097558999999997</text:p>
          </table:table-cell>
          <table:table-cell office:value-type="float" office:value="0.0175438596491228" calcext:value-type="float">
            <text:p>0.017543859649123</text:p>
          </table:table-cell>
          <table:table-cell office:value-type="float" office:value="0.0439769999999982" calcext:value-type="float">
            <text:p>0.043976999999998</text:p>
          </table:table-cell>
          <table:table-cell office:value-type="float" office:value="0.0494417862838915" calcext:value-type="float">
            <text:p>0.049441786283892</text:p>
          </table:table-cell>
          <table:table-cell office:value-type="float" office:value="0.018771000000001" calcext:value-type="float">
            <text:p>0.018771000000001</text:p>
          </table:table-cell>
          <table:table-cell office:value-type="float" office:value="0.170653907496013" calcext:value-type="float">
            <text:p>0.170653907496013</text:p>
          </table:table-cell>
          <table:table-cell office:value-type="float" office:value="0.0114359999999962" calcext:value-type="float">
            <text:p>0.011435999999996</text:p>
          </table:table-cell>
          <table:table-cell office:value-type="float" office:value="0.314194577352472" calcext:value-type="float">
            <text:p>0.314194577352472</text:p>
          </table:table-cell>
          <table:table-cell office:value-type="float" office:value="0.00584100000000376" calcext:value-type="float">
            <text:p>0.005841000000004</text:p>
          </table:table-cell>
        </table:table-row>
        <table:table-row table:style-name="ro1">
          <table:table-cell office:value-type="float" office:value="9298" calcext:value-type="float">
            <text:p>9298</text:p>
          </table:table-cell>
          <table:table-cell office:value-type="float" office:value="25" calcext:value-type="float">
            <text:p>25</text:p>
          </table:table-cell>
          <table:table-cell office:value-type="float" office:value="2916" calcext:value-type="float">
            <text:p>2916</text:p>
          </table:table-cell>
          <table:table-cell office:value-type="float" office:value="0.0205761316872428" calcext:value-type="float">
            <text:p>0.020576131687243</text:p>
          </table:table-cell>
          <table:table-cell office:value-type="float" office:value="0.0988129999999998" calcext:value-type="float">
            <text:p>0.098813</text:p>
          </table:table-cell>
          <table:table-cell office:value-type="float" office:value="0.0517832647462277" calcext:value-type="float">
            <text:p>0.051783264746228</text:p>
          </table:table-cell>
          <table:table-cell office:value-type="float" office:value="0.0435700000000026" calcext:value-type="float">
            <text:p>0.043570000000003</text:p>
          </table:table-cell>
          <table:table-cell office:value-type="float" office:value="0.0843621399176955" calcext:value-type="float">
            <text:p>0.084362139917696</text:p>
          </table:table-cell>
          <table:table-cell office:value-type="float" office:value="0.0203149999999965" calcext:value-type="float">
            <text:p>0.020314999999997</text:p>
          </table:table-cell>
          <table:table-cell office:value-type="float" office:value="0.176954732510288" calcext:value-type="float">
            <text:p>0.176954732510288</text:p>
          </table:table-cell>
          <table:table-cell office:value-type="float" office:value="0.0119030000000038" calcext:value-type="float">
            <text:p>0.011903000000004</text:p>
          </table:table-cell>
          <table:table-cell office:value-type="float" office:value="0.296982167352538" calcext:value-type="float">
            <text:p>0.296982167352538</text:p>
          </table:table-cell>
          <table:table-cell office:value-type="float" office:value="0.00498600000000238" calcext:value-type="float">
            <text:p>0.004986000000002</text:p>
          </table:table-cell>
        </table:table-row>
        <table:table-row table:style-name="ro1">
          <table:table-cell office:value-type="float" office:value="9299" calcext:value-type="float">
            <text:p>9299</text:p>
          </table:table-cell>
          <table:table-cell office:value-type="float" office:value="25" calcext:value-type="float">
            <text:p>25</text:p>
          </table:table-cell>
          <table:table-cell office:value-type="float" office:value="2901" calcext:value-type="float">
            <text:p>2901</text:p>
          </table:table-cell>
          <table:table-cell office:value-type="float" office:value="0.0568769389865564" calcext:value-type="float">
            <text:p>0.056876938986556</text:p>
          </table:table-cell>
          <table:table-cell office:value-type="float" office:value="0.0864500000000064" calcext:value-type="float">
            <text:p>0.086450000000006</text:p>
          </table:table-cell>
          <table:table-cell office:value-type="float" office:value="0.0692864529472596" calcext:value-type="float">
            <text:p>0.06928645294726</text:p>
          </table:table-cell>
          <table:table-cell office:value-type="float" office:value="0.0400570000000045" calcext:value-type="float">
            <text:p>0.040057000000005</text:p>
          </table:table-cell>
          <table:table-cell office:value-type="float" office:value="0.114098586694243" calcext:value-type="float">
            <text:p>0.114098586694243</text:p>
          </table:table-cell>
          <table:table-cell office:value-type="float" office:value="0.0170450000000031" calcext:value-type="float">
            <text:p>0.017045000000003</text:p>
          </table:table-cell>
          <table:table-cell office:value-type="float" office:value="0.152016546018614" calcext:value-type="float">
            <text:p>0.152016546018614</text:p>
          </table:table-cell>
          <table:table-cell office:value-type="float" office:value="0.0126819999999981" calcext:value-type="float">
            <text:p>0.012681999999998</text:p>
          </table:table-cell>
          <table:table-cell office:value-type="float" office:value="0.569114098586694" calcext:value-type="float">
            <text:p>0.569114098586694</text:p>
          </table:table-cell>
          <table:table-cell office:value-type="float" office:value="0.00337199999999882" calcext:value-type="float">
            <text:p>0.00337199999999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27" calcext:value-type="float">
            <text:p>27</text:p>
          </table:table-cell>
          <table:table-cell office:value-type="float" office:value="3348" calcext:value-type="float">
            <text:p>3348</text:p>
          </table:table-cell>
          <table:table-cell office:value-type="float" office:value="0.002389486260454" calcext:value-type="float">
            <text:p>0.002389486260454</text:p>
          </table:table-cell>
          <table:table-cell office:value-type="float" office:value="0.140578999999995" calcext:value-type="float">
            <text:p>0.140578999999995</text:p>
          </table:table-cell>
          <table:table-cell office:value-type="float" office:value="0.0113500597371565" calcext:value-type="float">
            <text:p>0.011350059737157</text:p>
          </table:table-cell>
          <table:table-cell office:value-type="float" office:value="0.0563070000000039" calcext:value-type="float">
            <text:p>0.056307000000004</text:p>
          </table:table-cell>
          <table:table-cell office:value-type="float" office:value="0.0651135005973716" calcext:value-type="float">
            <text:p>0.065113500597372</text:p>
          </table:table-cell>
          <table:table-cell office:value-type="float" office:value="0.0276500000000084" calcext:value-type="float">
            <text:p>0.027650000000008</text:p>
          </table:table-cell>
          <table:table-cell office:value-type="float" office:value="0.0860215053763441" calcext:value-type="float">
            <text:p>0.086021505376344</text:p>
          </table:table-cell>
          <table:table-cell office:value-type="float" office:value="0.0120560000000012" calcext:value-type="float">
            <text:p>0.012056000000001</text:p>
          </table:table-cell>
          <table:table-cell office:value-type="float" office:value="0.208482676224612" calcext:value-type="float">
            <text:p>0.208482676224612</text:p>
          </table:table-cell>
          <table:table-cell office:value-type="float" office:value="0.00509499999999008" calcext:value-type="float">
            <text:p>0.00509499999999</text:p>
          </table:table-cell>
        </table:table-row>
        <table:table-row table:style-name="ro1">
          <table:table-cell office:value-type="float" office:value="9301" calcext:value-type="float">
            <text:p>9301</text:p>
          </table:table-cell>
          <table:table-cell office:value-type="float" office:value="27" calcext:value-type="float">
            <text:p>27</text:p>
          </table:table-cell>
          <table:table-cell office:value-type="float" office:value="3204" calcext:value-type="float">
            <text:p>3204</text:p>
          </table:table-cell>
          <table:table-cell office:value-type="float" office:value="0.0149812734082397" calcext:value-type="float">
            <text:p>0.01498127340824</text:p>
          </table:table-cell>
          <table:table-cell office:value-type="float" office:value="0.131466000000003" calcext:value-type="float">
            <text:p>0.131466000000003</text:p>
          </table:table-cell>
          <table:table-cell office:value-type="float" office:value="0.0246566791510612" calcext:value-type="float">
            <text:p>0.024656679151061</text:p>
          </table:table-cell>
          <table:table-cell office:value-type="float" office:value="0.0536890000000057" calcext:value-type="float">
            <text:p>0.053689000000006</text:p>
          </table:table-cell>
          <table:table-cell office:value-type="float" office:value="0.0449438202247191" calcext:value-type="float">
            <text:p>0.044943820224719</text:p>
          </table:table-cell>
          <table:table-cell office:value-type="float" office:value="0.0256410000000003" calcext:value-type="float">
            <text:p>0.025641</text:p>
          </table:table-cell>
          <table:table-cell office:value-type="float" office:value="0.225967540574282" calcext:value-type="float">
            <text:p>0.225967540574282</text:p>
          </table:table-cell>
          <table:table-cell office:value-type="float" office:value="0.0144930000000088" calcext:value-type="float">
            <text:p>0.014493000000009</text:p>
          </table:table-cell>
          <table:table-cell office:value-type="float" office:value="0.406991260923845" calcext:value-type="float">
            <text:p>0.406991260923845</text:p>
          </table:table-cell>
          <table:table-cell office:value-type="float" office:value="0.00609300000000701" calcext:value-type="float">
            <text:p>0.006093000000007</text:p>
          </table:table-cell>
        </table:table-row>
        <table:table-row table:style-name="ro1">
          <table:table-cell office:value-type="float" office:value="9302" calcext:value-type="float">
            <text:p>9302</text:p>
          </table:table-cell>
          <table:table-cell office:value-type="float" office:value="27" calcext:value-type="float">
            <text:p>27</text:p>
          </table:table-cell>
          <table:table-cell office:value-type="float" office:value="3002" calcext:value-type="float">
            <text:p>3002</text:p>
          </table:table-cell>
          <table:table-cell office:value-type="float" office:value="0.0146568954030646" calcext:value-type="float">
            <text:p>0.014656895403065</text:p>
          </table:table-cell>
          <table:table-cell office:value-type="float" office:value="0.158301000000002" calcext:value-type="float">
            <text:p>0.158301000000002</text:p>
          </table:table-cell>
          <table:table-cell office:value-type="float" office:value="0.0239840106595603" calcext:value-type="float">
            <text:p>0.02398401065956</text:p>
          </table:table-cell>
          <table:table-cell office:value-type="float" office:value="0.049344000000005" calcext:value-type="float">
            <text:p>0.049344000000005</text:p>
          </table:table-cell>
          <table:table-cell office:value-type="float" office:value="0.0706195869420386" calcext:value-type="float">
            <text:p>0.070619586942039</text:p>
          </table:table-cell>
          <table:table-cell office:value-type="float" office:value="0.0216110000000072" calcext:value-type="float">
            <text:p>0.021611000000007</text:p>
          </table:table-cell>
          <table:table-cell office:value-type="float" office:value="0.113924050632911" calcext:value-type="float">
            <text:p>0.113924050632911</text:p>
          </table:table-cell>
          <table:table-cell office:value-type="float" office:value="0.0146659999999983" calcext:value-type="float">
            <text:p>0.014665999999998</text:p>
          </table:table-cell>
          <table:table-cell office:value-type="float" office:value="0.283810792804797" calcext:value-type="float">
            <text:p>0.283810792804797</text:p>
          </table:table-cell>
          <table:table-cell office:value-type="float" office:value="0.00431799999999782" calcext:value-type="float">
            <text:p>0.004317999999998</text:p>
          </table:table-cell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27" calcext:value-type="float">
            <text:p>27</text:p>
          </table:table-cell>
          <table:table-cell office:value-type="float" office:value="2513" calcext:value-type="float">
            <text:p>2513</text:p>
          </table:table-cell>
          <table:table-cell office:value-type="float" office:value="0.00835654596100279" calcext:value-type="float">
            <text:p>0.008356545961003</text:p>
          </table:table-cell>
          <table:table-cell office:value-type="float" office:value="0.101150000000004" calcext:value-type="float">
            <text:p>0.101150000000004</text:p>
          </table:table-cell>
          <table:table-cell office:value-type="float" office:value="0.0389972144846797" calcext:value-type="float">
            <text:p>0.03899721448468</text:p>
          </table:table-cell>
          <table:table-cell office:value-type="float" office:value="0.0414830000000066" calcext:value-type="float">
            <text:p>0.041483000000007</text:p>
          </table:table-cell>
          <table:table-cell office:value-type="float" office:value="0.060883406287306" calcext:value-type="float">
            <text:p>0.060883406287306</text:p>
          </table:table-cell>
          <table:table-cell office:value-type="float" office:value="0.0186899999999994" calcext:value-type="float">
            <text:p>0.01869</text:p>
          </table:table-cell>
          <table:table-cell office:value-type="float" office:value="0.116593712693991" calcext:value-type="float">
            <text:p>0.116593712693991</text:p>
          </table:table-cell>
          <table:table-cell office:value-type="float" office:value="0.00995999999999953" calcext:value-type="float">
            <text:p>0.00996</text:p>
          </table:table-cell>
          <table:table-cell office:value-type="float" office:value="0.243931555909272" calcext:value-type="float">
            <text:p>0.243931555909272</text:p>
          </table:table-cell>
          <table:table-cell office:value-type="float" office:value="0.00334399999999846" calcext:value-type="float">
            <text:p>0.003343999999998</text:p>
          </table:table-cell>
        </table:table-row>
        <table:table-row table:style-name="ro1">
          <table:table-cell office:value-type="float" office:value="9304" calcext:value-type="float">
            <text:p>9304</text:p>
          </table:table-cell>
          <table:table-cell office:value-type="float" office:value="27" calcext:value-type="float">
            <text:p>27</text:p>
          </table:table-cell>
          <table:table-cell office:value-type="float" office:value="2603" calcext:value-type="float">
            <text:p>2603</text:p>
          </table:table-cell>
          <table:table-cell office:value-type="float" office:value="0.0610833653476758" calcext:value-type="float">
            <text:p>0.061083365347676</text:p>
          </table:table-cell>
          <table:table-cell office:value-type="float" office:value="0.111414000000003" calcext:value-type="float">
            <text:p>0.111414000000003</text:p>
          </table:table-cell>
          <table:table-cell office:value-type="float" office:value="0.0837495197848636" calcext:value-type="float">
            <text:p>0.083749519784864</text:p>
          </table:table-cell>
          <table:table-cell office:value-type="float" office:value="0.0395449999999968" calcext:value-type="float">
            <text:p>0.039544999999997</text:p>
          </table:table-cell>
          <table:table-cell office:value-type="float" office:value="0.162504802151364" calcext:value-type="float">
            <text:p>0.162504802151364</text:p>
          </table:table-cell>
          <table:table-cell office:value-type="float" office:value="0.0254550000000009" calcext:value-type="float">
            <text:p>0.025455000000001</text:p>
          </table:table-cell>
          <table:table-cell office:value-type="float" office:value="0.23933922397234" calcext:value-type="float">
            <text:p>0.23933922397234</text:p>
          </table:table-cell>
          <table:table-cell office:value-type="float" office:value="0.00971599999999739" calcext:value-type="float">
            <text:p>0.009715999999997</text:p>
          </table:table-cell>
          <table:table-cell office:value-type="float" office:value="0.327698809066462" calcext:value-type="float">
            <text:p>0.327698809066462</text:p>
          </table:table-cell>
          <table:table-cell office:value-type="float" office:value="0.00478799999999779" calcext:value-type="float">
            <text:p>0.004787999999998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float" office:value="27" calcext:value-type="float">
            <text:p>27</text:p>
          </table:table-cell>
          <table:table-cell office:value-type="float" office:value="2950" calcext:value-type="float">
            <text:p>2950</text:p>
          </table:table-cell>
          <table:table-cell office:value-type="float" office:value="0.023728813559322" calcext:value-type="float">
            <text:p>0.023728813559322</text:p>
          </table:table-cell>
          <table:table-cell office:value-type="float" office:value="0.112966" calcext:value-type="float">
            <text:p>0.112966</text:p>
          </table:table-cell>
          <table:table-cell office:value-type="float" office:value="0.0508474576271187" calcext:value-type="float">
            <text:p>0.050847457627119</text:p>
          </table:table-cell>
          <table:table-cell office:value-type="float" office:value="0.0540669999999963" calcext:value-type="float">
            <text:p>0.054066999999996</text:p>
          </table:table-cell>
          <table:table-cell office:value-type="float" office:value="0.0983050847457627" calcext:value-type="float">
            <text:p>0.098305084745763</text:p>
          </table:table-cell>
          <table:table-cell office:value-type="float" office:value="0.0211380000000005" calcext:value-type="float">
            <text:p>0.021138000000001</text:p>
          </table:table-cell>
          <table:table-cell office:value-type="float" office:value="0.145762711864407" calcext:value-type="float">
            <text:p>0.145762711864407</text:p>
          </table:table-cell>
          <table:table-cell office:value-type="float" office:value="0.0120730000000009" calcext:value-type="float">
            <text:p>0.012073000000001</text:p>
          </table:table-cell>
          <table:table-cell office:value-type="float" office:value="0.440677966101695" calcext:value-type="float">
            <text:p>0.440677966101695</text:p>
          </table:table-cell>
          <table:table-cell office:value-type="float" office:value="0.00399000000000171" calcext:value-type="float">
            <text:p>0.003990000000002</text:p>
          </table:table-cell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27" calcext:value-type="float">
            <text:p>27</text:p>
          </table:table-cell>
          <table:table-cell office:value-type="float" office:value="2820" calcext:value-type="float">
            <text:p>2820</text:p>
          </table:table-cell>
          <table:table-cell office:value-type="float" office:value="0.0340425531914894" calcext:value-type="float">
            <text:p>0.034042553191489</text:p>
          </table:table-cell>
          <table:table-cell office:value-type="float" office:value="0.111488999999999" calcext:value-type="float">
            <text:p>0.111488999999999</text:p>
          </table:table-cell>
          <table:table-cell office:value-type="float" office:value="0.0815602836879433" calcext:value-type="float">
            <text:p>0.081560283687943</text:p>
          </table:table-cell>
          <table:table-cell office:value-type="float" office:value="0.0414400000000015" calcext:value-type="float">
            <text:p>0.041440000000002</text:p>
          </table:table-cell>
          <table:table-cell office:value-type="float" office:value="0.223404255319149" calcext:value-type="float">
            <text:p>0.223404255319149</text:p>
          </table:table-cell>
          <table:table-cell office:value-type="float" office:value="0.0191300000000041" calcext:value-type="float">
            <text:p>0.019130000000004</text:p>
          </table:table-cell>
          <table:table-cell office:value-type="float" office:value="0.24822695035461" calcext:value-type="float">
            <text:p>0.24822695035461</text:p>
          </table:table-cell>
          <table:table-cell office:value-type="float" office:value="0.0135410000000036" calcext:value-type="float">
            <text:p>0.013541000000004</text:p>
          </table:table-cell>
          <table:table-cell office:value-type="float" office:value="0.343971631205674" calcext:value-type="float">
            <text:p>0.343971631205674</text:p>
          </table:table-cell>
          <table:table-cell office:value-type="float" office:value="0.00535100000000455" calcext:value-type="float">
            <text:p>0.005351000000005</text:p>
          </table:table-cell>
        </table:table-row>
        <table:table-row table:style-name="ro1">
          <table:table-cell office:value-type="float" office:value="9307" calcext:value-type="float">
            <text:p>9307</text:p>
          </table:table-cell>
          <table:table-cell office:value-type="float" office:value="27" calcext:value-type="float">
            <text:p>27</text:p>
          </table:table-cell>
          <table:table-cell office:value-type="float" office:value="3177" calcext:value-type="float">
            <text:p>3177</text:p>
          </table:table-cell>
          <table:table-cell office:value-type="float" office:value="0.0361976707585773" calcext:value-type="float">
            <text:p>0.036197670758577</text:p>
          </table:table-cell>
          <table:table-cell office:value-type="float" office:value="0.124005000000004" calcext:value-type="float">
            <text:p>0.124005000000004</text:p>
          </table:table-cell>
          <table:table-cell office:value-type="float" office:value="0.117091595845137" calcext:value-type="float">
            <text:p>0.117091595845137</text:p>
          </table:table-cell>
          <table:table-cell office:value-type="float" office:value="0.0543189999999996" calcext:value-type="float">
            <text:p>0.054319</text:p>
          </table:table-cell>
          <table:table-cell office:value-type="float" office:value="0.0997796663519043" calcext:value-type="float">
            <text:p>0.099779666351904</text:p>
          </table:table-cell>
          <table:table-cell office:value-type="float" office:value="0.0207210000000018" calcext:value-type="float">
            <text:p>0.020721000000002</text:p>
          </table:table-cell>
          <table:table-cell office:value-type="float" office:value="0.169027384324835" calcext:value-type="float">
            <text:p>0.169027384324835</text:p>
          </table:table-cell>
          <table:table-cell office:value-type="float" office:value="0.0151249999999976" calcext:value-type="float">
            <text:p>0.015124999999998</text:p>
          </table:table-cell>
          <table:table-cell office:value-type="float" office:value="0.354737173434057" calcext:value-type="float">
            <text:p>0.354737173434057</text:p>
          </table:table-cell>
          <table:table-cell office:value-type="float" office:value="0.00444399999999945" calcext:value-type="float">
            <text:p>0.004443999999999</text:p>
          </table:table-cell>
        </table:table-row>
        <table:table-row table:style-name="ro1">
          <table:table-cell office:value-type="float" office:value="9308" calcext:value-type="float">
            <text:p>9308</text:p>
          </table:table-cell>
          <table:table-cell office:value-type="float" office:value="27" calcext:value-type="float">
            <text:p>27</text:p>
          </table:table-cell>
          <table:table-cell office:value-type="float" office:value="3008" calcext:value-type="float">
            <text:p>3008</text:p>
          </table:table-cell>
          <table:table-cell office:value-type="float" office:value="0.0086436170212766" calcext:value-type="float">
            <text:p>0.008643617021277</text:p>
          </table:table-cell>
          <table:table-cell office:value-type="float" office:value="0.109368000000003" calcext:value-type="float">
            <text:p>0.109368000000003</text:p>
          </table:table-cell>
          <table:table-cell office:value-type="float" office:value="0.0242686170212766" calcext:value-type="float">
            <text:p>0.024268617021277</text:p>
          </table:table-cell>
          <table:table-cell office:value-type="float" office:value="0.044165999999997" calcext:value-type="float">
            <text:p>0.04416599999999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252930000000049" calcext:value-type="float">
            <text:p>0.025293000000005</text:p>
          </table:table-cell>
          <table:table-cell office:value-type="float" office:value="0.261968085106383" calcext:value-type="float">
            <text:p>0.261968085106383</text:p>
          </table:table-cell>
          <table:table-cell office:value-type="float" office:value="0.00962700000000183" calcext:value-type="float">
            <text:p>0.009627000000002</text:p>
          </table:table-cell>
          <table:table-cell office:value-type="float" office:value="0.517952127659574" calcext:value-type="float">
            <text:p>0.517952127659574</text:p>
          </table:table-cell>
          <table:table-cell office:value-type="float" office:value="0.00368199999999774" calcext:value-type="float">
            <text:p>0.003681999999998</text:p>
          </table:table-cell>
        </table:table-row>
        <table:table-row table:style-name="ro1">
          <table:table-cell office:value-type="float" office:value="9309" calcext:value-type="float">
            <text:p>9309</text:p>
          </table:table-cell>
          <table:table-cell office:value-type="float" office:value="27" calcext:value-type="float">
            <text:p>27</text:p>
          </table:table-cell>
          <table:table-cell office:value-type="float" office:value="2838" calcext:value-type="float">
            <text:p>2838</text:p>
          </table:table-cell>
          <table:table-cell office:value-type="float" office:value="0.0239605355884426" calcext:value-type="float">
            <text:p>0.023960535588443</text:p>
          </table:table-cell>
          <table:table-cell office:value-type="float" office:value="0.0952720000000014" calcext:value-type="float">
            <text:p>0.095272000000001</text:p>
          </table:table-cell>
          <table:table-cell office:value-type="float" office:value="0.0380549682875264" calcext:value-type="float">
            <text:p>0.038054968287527</text:p>
          </table:table-cell>
          <table:table-cell office:value-type="float" office:value="0.0420579999999973" calcext:value-type="float">
            <text:p>0.042057999999997</text:p>
          </table:table-cell>
          <table:table-cell office:value-type="float" office:value="0.0662438336856942" calcext:value-type="float">
            <text:p>0.066243833685694</text:p>
          </table:table-cell>
          <table:table-cell office:value-type="float" office:value="0.0271100000000075" calcext:value-type="float">
            <text:p>0.027110000000008</text:p>
          </table:table-cell>
          <table:table-cell office:value-type="float" office:value="0.119097956307259" calcext:value-type="float">
            <text:p>0.119097956307259</text:p>
          </table:table-cell>
          <table:table-cell office:value-type="float" office:value="0.00911200000000179" calcext:value-type="float">
            <text:p>0.009112000000002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00359799999999666" calcext:value-type="float">
            <text:p>0.003597999999997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27" calcext:value-type="float">
            <text:p>27</text:p>
          </table:table-cell>
          <table:table-cell office:value-type="float" office:value="3415" calcext:value-type="float">
            <text:p>3415</text:p>
          </table:table-cell>
          <table:table-cell office:value-type="float" office:value="0.0061493411420205" calcext:value-type="float">
            <text:p>0.006149341142021</text:p>
          </table:table-cell>
          <table:table-cell office:value-type="float" office:value="0.113619999999997" calcext:value-type="float">
            <text:p>0.113619999999997</text:p>
          </table:table-cell>
          <table:table-cell office:value-type="float" office:value="0.0322108345534407" calcext:value-type="float">
            <text:p>0.032210834553441</text:p>
          </table:table-cell>
          <table:table-cell office:value-type="float" office:value="0.041602999999995" calcext:value-type="float">
            <text:p>0.041602999999995</text:p>
          </table:table-cell>
          <table:table-cell office:value-type="float" office:value="0.0863836017569546" calcext:value-type="float">
            <text:p>0.086383601756955</text:p>
          </table:table-cell>
          <table:table-cell office:value-type="float" office:value="0.0205480000000051" calcext:value-type="float">
            <text:p>0.020548000000005</text:p>
          </table:table-cell>
          <table:table-cell office:value-type="float" office:value="0.115666178623719" calcext:value-type="float">
            <text:p>0.115666178623719</text:p>
          </table:table-cell>
          <table:table-cell office:value-type="float" office:value="0.0101690000000048" calcext:value-type="float">
            <text:p>0.010169000000005</text:p>
          </table:table-cell>
          <table:table-cell office:value-type="float" office:value="0.224011713030747" calcext:value-type="float">
            <text:p>0.224011713030747</text:p>
          </table:table-cell>
          <table:table-cell office:value-type="float" office:value="0.00417100000000659" calcext:value-type="float">
            <text:p>0.004171000000007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27" calcext:value-type="float">
            <text:p>27</text:p>
          </table:table-cell>
          <table:table-cell office:value-type="float" office:value="3490" calcext:value-type="float">
            <text:p>3490</text:p>
          </table:table-cell>
          <table:table-cell office:value-type="float" office:value="0.00343839541547278" calcext:value-type="float">
            <text:p>0.003438395415473</text:p>
          </table:table-cell>
          <table:table-cell office:value-type="float" office:value="0.123278999999997" calcext:value-type="float">
            <text:p>0.123278999999997</text:p>
          </table:table-cell>
          <table:table-cell office:value-type="float" office:value="0.0200573065902579" calcext:value-type="float">
            <text:p>0.020057306590258</text:p>
          </table:table-cell>
          <table:table-cell office:value-type="float" office:value="0.0532590000000042" calcext:value-type="float">
            <text:p>0.053259000000004</text:p>
          </table:table-cell>
          <table:table-cell office:value-type="float" office:value="0.0315186246418338" calcext:value-type="float">
            <text:p>0.031518624641834</text:p>
          </table:table-cell>
          <table:table-cell office:value-type="float" office:value="0.025154999999998" calcext:value-type="float">
            <text:p>0.025154999999998</text:p>
          </table:table-cell>
          <table:table-cell office:value-type="float" office:value="0.134670487106017" calcext:value-type="float">
            <text:p>0.134670487106017</text:p>
          </table:table-cell>
          <table:table-cell office:value-type="float" office:value="0.0124989999999983" calcext:value-type="float">
            <text:p>0.012498999999998</text:p>
          </table:table-cell>
          <table:table-cell office:value-type="float" office:value="0.326647564469914" calcext:value-type="float">
            <text:p>0.326647564469914</text:p>
          </table:table-cell>
          <table:table-cell office:value-type="float" office:value="0.00417899999999349" calcext:value-type="float">
            <text:p>0.004178999999994</text:p>
          </table:table-cell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float" office:value="27" calcext:value-type="float">
            <text:p>27</text:p>
          </table:table-cell>
          <table:table-cell office:value-type="float" office:value="2726" calcext:value-type="float">
            <text:p>2726</text:p>
          </table:table-cell>
          <table:table-cell office:value-type="float" office:value="0.0594277329420396" calcext:value-type="float">
            <text:p>0.05942773294204</text:p>
          </table:table-cell>
          <table:table-cell office:value-type="float" office:value="0.101189999999995" calcext:value-type="float">
            <text:p>0.101189999999995</text:p>
          </table:table-cell>
          <table:table-cell office:value-type="float" office:value="0.0352164343360235" calcext:value-type="float">
            <text:p>0.035216434336024</text:p>
          </table:table-cell>
          <table:table-cell office:value-type="float" office:value="0.0375269999999972" calcext:value-type="float">
            <text:p>0.037526999999997</text:p>
          </table:table-cell>
          <table:table-cell office:value-type="float" office:value="0.115920763022744" calcext:value-type="float">
            <text:p>0.115920763022744</text:p>
          </table:table-cell>
          <table:table-cell office:value-type="float" office:value="0.020109000000005" calcext:value-type="float">
            <text:p>0.020109000000005</text:p>
          </table:table-cell>
          <table:table-cell office:value-type="float" office:value="0.156272927366104" calcext:value-type="float">
            <text:p>0.156272927366104</text:p>
          </table:table-cell>
          <table:table-cell office:value-type="float" office:value="0.0086469999999963" calcext:value-type="float">
            <text:p>0.008646999999996</text:p>
          </table:table-cell>
          <table:table-cell office:value-type="float" office:value="0.431401320616288" calcext:value-type="float">
            <text:p>0.431401320616288</text:p>
          </table:table-cell>
          <table:table-cell office:value-type="float" office:value="0.00337700000000041" calcext:value-type="float">
            <text:p>0.003377</text:p>
          </table:table-cell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27" calcext:value-type="float">
            <text:p>27</text:p>
          </table:table-cell>
          <table:table-cell office:value-type="float" office:value="2997" calcext:value-type="float">
            <text:p>2997</text:p>
          </table:table-cell>
          <table:table-cell office:value-type="float" office:value="0.0970970970970971" calcext:value-type="float">
            <text:p>0.097097097097097</text:p>
          </table:table-cell>
          <table:table-cell office:value-type="float" office:value="0.151271999999999" calcext:value-type="float">
            <text:p>0.151271999999999</text:p>
          </table:table-cell>
          <table:table-cell office:value-type="float" office:value="0.105772439105772" calcext:value-type="float">
            <text:p>0.105772439105772</text:p>
          </table:table-cell>
          <table:table-cell office:value-type="float" office:value="0.0464899999999986" calcext:value-type="float">
            <text:p>0.046489999999999</text:p>
          </table:table-cell>
          <table:table-cell office:value-type="float" office:value="0.125792459125792" calcext:value-type="float">
            <text:p>0.125792459125792</text:p>
          </table:table-cell>
          <table:table-cell office:value-type="float" office:value="0.0243719999999925" calcext:value-type="float">
            <text:p>0.024371999999993</text:p>
          </table:table-cell>
          <table:table-cell office:value-type="float" office:value="0.212545879212546" calcext:value-type="float">
            <text:p>0.212545879212546</text:p>
          </table:table-cell>
          <table:table-cell office:value-type="float" office:value="0.0100359999999995" calcext:value-type="float">
            <text:p>0.010036</text:p>
          </table:table-cell>
          <table:table-cell office:value-type="float" office:value="0.349349349349349" calcext:value-type="float">
            <text:p>0.349349349349349</text:p>
          </table:table-cell>
          <table:table-cell office:value-type="float" office:value="0.00584599999999824" calcext:value-type="float">
            <text:p>0.005845999999998</text:p>
          </table:table-cell>
        </table:table-row>
        <table:table-row table:style-name="ro1">
          <table:table-cell office:value-type="float" office:value="9314" calcext:value-type="float">
            <text:p>9314</text:p>
          </table:table-cell>
          <table:table-cell office:value-type="float" office:value="27" calcext:value-type="float">
            <text:p>27</text:p>
          </table:table-cell>
          <table:table-cell office:value-type="float" office:value="2698" calcext:value-type="float">
            <text:p>2698</text:p>
          </table:table-cell>
          <table:table-cell office:value-type="float" office:value="0.0452186805040771" calcext:value-type="float">
            <text:p>0.045218680504077</text:p>
          </table:table-cell>
          <table:table-cell office:value-type="float" office:value="0.100709999999999" calcext:value-type="float">
            <text:p>0.100709999999999</text:p>
          </table:table-cell>
          <table:table-cell office:value-type="float" office:value="0.0622683469236472" calcext:value-type="float">
            <text:p>0.062268346923647</text:p>
          </table:table-cell>
          <table:table-cell office:value-type="float" office:value="0.0394780000000026" calcext:value-type="float">
            <text:p>0.039478000000003</text:p>
          </table:table-cell>
          <table:table-cell office:value-type="float" office:value="0.0770941438102298" calcext:value-type="float">
            <text:p>0.07709414381023</text:p>
          </table:table-cell>
          <table:table-cell office:value-type="float" office:value="0.0228449999999967" calcext:value-type="float">
            <text:p>0.022844999999997</text:p>
          </table:table-cell>
          <table:table-cell office:value-type="float" office:value="0.221645663454411" calcext:value-type="float">
            <text:p>0.221645663454411</text:p>
          </table:table-cell>
          <table:table-cell office:value-type="float" office:value="0.00862399999999752" calcext:value-type="float">
            <text:p>0.008623999999998</text:p>
          </table:table-cell>
          <table:table-cell office:value-type="float" office:value="0.406968124536694" calcext:value-type="float">
            <text:p>0.406968124536694</text:p>
          </table:table-cell>
          <table:table-cell office:value-type="float" office:value="0.00344400000000888" calcext:value-type="float">
            <text:p>0.003444000000009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27" calcext:value-type="float">
            <text:p>27</text:p>
          </table:table-cell>
          <table:table-cell office:value-type="float" office:value="3197" calcext:value-type="float">
            <text:p>3197</text:p>
          </table:table-cell>
          <table:table-cell office:value-type="float" office:value="0.00406631216765718" calcext:value-type="float">
            <text:p>0.004066312167657</text:p>
          </table:table-cell>
          <table:table-cell office:value-type="float" office:value="0.105975999999998" calcext:value-type="float">
            <text:p>0.105975999999998</text:p>
          </table:table-cell>
          <table:table-cell office:value-type="float" office:value="0.0788238974038161" calcext:value-type="float">
            <text:p>0.078823897403816</text:p>
          </table:table-cell>
          <table:table-cell office:value-type="float" office:value="0.046990000000001" calcext:value-type="float">
            <text:p>0.046990000000001</text:p>
          </table:table-cell>
          <table:table-cell office:value-type="float" office:value="0.105411323115421" calcext:value-type="float">
            <text:p>0.105411323115421</text:p>
          </table:table-cell>
          <table:table-cell office:value-type="float" office:value="0.0243179999999938" calcext:value-type="float">
            <text:p>0.024317999999994</text:p>
          </table:table-cell>
          <table:table-cell office:value-type="float" office:value="0.218016890835158" calcext:value-type="float">
            <text:p>0.218016890835158</text:p>
          </table:table-cell>
          <table:table-cell office:value-type="float" office:value="0.0100330000000071" calcext:value-type="float">
            <text:p>0.010033000000007</text:p>
          </table:table-cell>
          <table:table-cell office:value-type="float" office:value="0.343134188301533" calcext:value-type="float">
            <text:p>0.343134188301533</text:p>
          </table:table-cell>
          <table:table-cell office:value-type="float" office:value="0.0038420000000059" calcext:value-type="float">
            <text:p>0.003842000000006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27" calcext:value-type="float">
            <text:p>27</text:p>
          </table:table-cell>
          <table:table-cell office:value-type="float" office:value="2745" calcext:value-type="float">
            <text:p>2745</text:p>
          </table:table-cell>
          <table:table-cell office:value-type="float" office:value="0.00327868852459016" calcext:value-type="float">
            <text:p>0.00327868852459</text:p>
          </table:table-cell>
          <table:table-cell office:value-type="float" office:value="0.127898000000002" calcext:value-type="float">
            <text:p>0.127898000000002</text:p>
          </table:table-cell>
          <table:table-cell office:value-type="float" office:value="0.114754098360656" calcext:value-type="float">
            <text:p>0.114754098360656</text:p>
          </table:table-cell>
          <table:table-cell office:value-type="float" office:value="0.0530430000000095" calcext:value-type="float">
            <text:p>0.05304300000001</text:p>
          </table:table-cell>
          <table:table-cell office:value-type="float" office:value="0.132969034608379" calcext:value-type="float">
            <text:p>0.132969034608379</text:p>
          </table:table-cell>
          <table:table-cell office:value-type="float" office:value="0.0210830000000044" calcext:value-type="float">
            <text:p>0.021083000000005</text:p>
          </table:table-cell>
          <table:table-cell office:value-type="float" office:value="0.191256830601093" calcext:value-type="float">
            <text:p>0.191256830601093</text:p>
          </table:table-cell>
          <table:table-cell office:value-type="float" office:value="0.0106479999999962" calcext:value-type="float">
            <text:p>0.010647999999996</text:p>
          </table:table-cell>
          <table:table-cell office:value-type="float" office:value="0.234972677595628" calcext:value-type="float">
            <text:p>0.234972677595628</text:p>
          </table:table-cell>
          <table:table-cell office:value-type="float" office:value="0.00584000000000629" calcext:value-type="float">
            <text:p>0.005840000000006</text:p>
          </table:table-cell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27" calcext:value-type="float">
            <text:p>27</text:p>
          </table:table-cell>
          <table:table-cell office:value-type="float" office:value="2717" calcext:value-type="float">
            <text:p>2717</text:p>
          </table:table-cell>
          <table:table-cell office:value-type="float" office:value="0.0702981229297019" calcext:value-type="float">
            <text:p>0.070298122929702</text:p>
          </table:table-cell>
          <table:table-cell office:value-type="float" office:value="0.116863000000009" calcext:value-type="float">
            <text:p>0.116863000000009</text:p>
          </table:table-cell>
          <table:table-cell office:value-type="float" office:value="0.0798675009201325" calcext:value-type="float">
            <text:p>0.079867500920133</text:p>
          </table:table-cell>
          <table:table-cell office:value-type="float" office:value="0.0496729999999985" calcext:value-type="float">
            <text:p>0.049672999999999</text:p>
          </table:table-cell>
          <table:table-cell office:value-type="float" office:value="0.23813029076187" calcext:value-type="float">
            <text:p>0.23813029076187</text:p>
          </table:table-cell>
          <table:table-cell office:value-type="float" office:value="0.0264809999999969" calcext:value-type="float">
            <text:p>0.026480999999997</text:p>
          </table:table-cell>
          <table:table-cell office:value-type="float" office:value="0.263894000736106" calcext:value-type="float">
            <text:p>0.263894000736106</text:p>
          </table:table-cell>
          <table:table-cell office:value-type="float" office:value="0.0117189999999923" calcext:value-type="float">
            <text:p>0.011718999999992</text:p>
          </table:table-cell>
          <table:table-cell office:value-type="float" office:value="0.429517850570482" calcext:value-type="float">
            <text:p>0.429517850570482</text:p>
          </table:table-cell>
          <table:table-cell office:value-type="float" office:value="0.00420299999999685" calcext:value-type="float">
            <text:p>0.004202999999997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27" calcext:value-type="float">
            <text:p>27</text:p>
          </table:table-cell>
          <table:table-cell office:value-type="float" office:value="3192" calcext:value-type="float">
            <text:p>3192</text:p>
          </table:table-cell>
          <table:table-cell office:value-type="float" office:value="0.0056390977443609" calcext:value-type="float">
            <text:p>0.005639097744361</text:p>
          </table:table-cell>
          <table:table-cell office:value-type="float" office:value="0.121243" calcext:value-type="float">
            <text:p>0.121243</text:p>
          </table:table-cell>
          <table:table-cell office:value-type="float" office:value="0.0178571428571429" calcext:value-type="float">
            <text:p>0.017857142857143</text:p>
          </table:table-cell>
          <table:table-cell office:value-type="float" office:value="0.0472609999999989" calcext:value-type="float">
            <text:p>0.047260999999999</text:p>
          </table:table-cell>
          <table:table-cell office:value-type="float" office:value="0.0664160401002506" calcext:value-type="float">
            <text:p>0.066416040100251</text:p>
          </table:table-cell>
          <table:table-cell office:value-type="float" office:value="0.0222510000000042" calcext:value-type="float">
            <text:p>0.022251000000004</text:p>
          </table:table-cell>
          <table:table-cell office:value-type="float" office:value="0.0977443609022557" calcext:value-type="float">
            <text:p>0.097744360902256</text:p>
          </table:table-cell>
          <table:table-cell office:value-type="float" office:value="0.0109689999999958" calcext:value-type="float">
            <text:p>0.010968999999996</text:p>
          </table:table-cell>
          <table:table-cell office:value-type="float" office:value="0.326441102756892" calcext:value-type="float">
            <text:p>0.326441102756892</text:p>
          </table:table-cell>
          <table:table-cell office:value-type="float" office:value="0.00594300000000203" calcext:value-type="float">
            <text:p>0.005943000000002</text:p>
          </table:table-cell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27" calcext:value-type="float">
            <text:p>27</text:p>
          </table:table-cell>
          <table:table-cell office:value-type="float" office:value="2723" calcext:value-type="float">
            <text:p>2723</text:p>
          </table:table-cell>
          <table:table-cell office:value-type="float" office:value="0.038560411311054" calcext:value-type="float">
            <text:p>0.038560411311054</text:p>
          </table:table-cell>
          <table:table-cell office:value-type="float" office:value="0.100515000000001" calcext:value-type="float">
            <text:p>0.100515000000001</text:p>
          </table:table-cell>
          <table:table-cell office:value-type="float" office:value="0.0470069775982372" calcext:value-type="float">
            <text:p>0.047006977598237</text:p>
          </table:table-cell>
          <table:table-cell office:value-type="float" office:value="0.0463449999999952" calcext:value-type="float">
            <text:p>0.046344999999995</text:p>
          </table:table-cell>
          <table:table-cell office:value-type="float" office:value="0.181050312155711" calcext:value-type="float">
            <text:p>0.181050312155711</text:p>
          </table:table-cell>
          <table:table-cell office:value-type="float" office:value="0.022707000000004" calcext:value-type="float">
            <text:p>0.022707000000004</text:p>
          </table:table-cell>
          <table:table-cell office:value-type="float" office:value="0.214102093279471" calcext:value-type="float">
            <text:p>0.214102093279471</text:p>
          </table:table-cell>
          <table:table-cell office:value-type="float" office:value="0.00990699999999834" calcext:value-type="float">
            <text:p>0.009906999999998</text:p>
          </table:table-cell>
          <table:table-cell office:value-type="float" office:value="0.320602276900477" calcext:value-type="float">
            <text:p>0.320602276900477</text:p>
          </table:table-cell>
          <table:table-cell office:value-type="float" office:value="0.00564099999999712" calcext:value-type="float">
            <text:p>0.005640999999997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7" calcext:value-type="float">
            <text:p>27</text:p>
          </table:table-cell>
          <table:table-cell office:value-type="float" office:value="2971" calcext:value-type="float">
            <text:p>2971</text:p>
          </table:table-cell>
          <table:table-cell office:value-type="float" office:value="0.00370245708515651" calcext:value-type="float">
            <text:p>0.003702457085157</text:p>
          </table:table-cell>
          <table:table-cell office:value-type="float" office:value="0.124825999999999" calcext:value-type="float">
            <text:p>0.124825999999999</text:p>
          </table:table-cell>
          <table:table-cell office:value-type="float" office:value="0.0306294177044766" calcext:value-type="float">
            <text:p>0.030629417704477</text:p>
          </table:table-cell>
          <table:table-cell office:value-type="float" office:value="0.0499439999999964" calcext:value-type="float">
            <text:p>0.049943999999997</text:p>
          </table:table-cell>
          <table:table-cell office:value-type="float" office:value="0.0609222484012117" calcext:value-type="float">
            <text:p>0.060922248401212</text:p>
          </table:table-cell>
          <table:table-cell office:value-type="float" office:value="0.0214670000000083" calcext:value-type="float">
            <text:p>0.021467000000008</text:p>
          </table:table-cell>
          <table:table-cell office:value-type="float" office:value="0.171995960955907" calcext:value-type="float">
            <text:p>0.171995960955907</text:p>
          </table:table-cell>
          <table:table-cell office:value-type="float" office:value="0.0100940000000023" calcext:value-type="float">
            <text:p>0.010094000000002</text:p>
          </table:table-cell>
          <table:table-cell office:value-type="float" office:value="0.276337933355772" calcext:value-type="float">
            <text:p>0.276337933355772</text:p>
          </table:table-cell>
          <table:table-cell office:value-type="float" office:value="0.00401800000000208" calcext:value-type="float">
            <text:p>0.004018000000002</text:p>
          </table:table-cell>
        </table:table-row>
        <table:table-row table:style-name="ro1">
          <table:table-cell office:value-type="float" office:value="9321" calcext:value-type="float">
            <text:p>9321</text:p>
          </table:table-cell>
          <table:table-cell office:value-type="float" office:value="27" calcext:value-type="float">
            <text:p>27</text:p>
          </table:table-cell>
          <table:table-cell office:value-type="float" office:value="2434" calcext:value-type="float">
            <text:p>2434</text:p>
          </table:table-cell>
          <table:table-cell office:value-type="float" office:value="0.0057518488085456" calcext:value-type="float">
            <text:p>0.005751848808546</text:p>
          </table:table-cell>
          <table:table-cell office:value-type="float" office:value="0.0873540000000048" calcext:value-type="float">
            <text:p>0.087354000000005</text:p>
          </table:table-cell>
          <table:table-cell office:value-type="float" office:value="0.0160230073952342" calcext:value-type="float">
            <text:p>0.016023007395234</text:p>
          </table:table-cell>
          <table:table-cell office:value-type="float" office:value="0.0369399999999942" calcext:value-type="float">
            <text:p>0.036939999999994</text:p>
          </table:table-cell>
          <table:table-cell office:value-type="float" office:value="0.0386195562859491" calcext:value-type="float">
            <text:p>0.038619556285949</text:p>
          </table:table-cell>
          <table:table-cell office:value-type="float" office:value="0.0171769999999967" calcext:value-type="float">
            <text:p>0.017176999999997</text:p>
          </table:table-cell>
          <table:table-cell office:value-type="float" office:value="0.161873459326212" calcext:value-type="float">
            <text:p>0.161873459326212</text:p>
          </table:table-cell>
          <table:table-cell office:value-type="float" office:value="0.00959699999999231" calcext:value-type="float">
            <text:p>0.009596999999992</text:p>
          </table:table-cell>
          <table:table-cell office:value-type="float" office:value="0.322103533278554" calcext:value-type="float">
            <text:p>0.322103533278554</text:p>
          </table:table-cell>
          <table:table-cell office:value-type="float" office:value="0.00353899999999641" calcext:value-type="float">
            <text:p>0.003538999999996</text:p>
          </table:table-cell>
        </table:table-row>
        <table:table-row table:style-name="ro1">
          <table:table-cell office:value-type="float" office:value="9322" calcext:value-type="float">
            <text:p>9322</text:p>
          </table:table-cell>
          <table:table-cell office:value-type="float" office:value="27" calcext:value-type="float">
            <text:p>27</text:p>
          </table:table-cell>
          <table:table-cell office:value-type="float" office:value="2504" calcext:value-type="float">
            <text:p>2504</text:p>
          </table:table-cell>
          <table:table-cell office:value-type="float" office:value="0.012779552715655" calcext:value-type="float">
            <text:p>0.012779552715655</text:p>
          </table:table-cell>
          <table:table-cell office:value-type="float" office:value="0.131999" calcext:value-type="float">
            <text:p>0.131999</text:p>
          </table:table-cell>
          <table:table-cell office:value-type="float" office:value="0.0634984025559105" calcext:value-type="float">
            <text:p>0.063498402555911</text:p>
          </table:table-cell>
          <table:table-cell office:value-type="float" office:value="0.042662" calcext:value-type="float">
            <text:p>0.042662</text:p>
          </table:table-cell>
          <table:table-cell office:value-type="float" office:value="0.0934504792332268" calcext:value-type="float">
            <text:p>0.093450479233227</text:p>
          </table:table-cell>
          <table:table-cell office:value-type="float" office:value="0.0195519999999974" calcext:value-type="float">
            <text:p>0.019551999999997</text:p>
          </table:table-cell>
          <table:table-cell office:value-type="float" office:value="0.121405750798722" calcext:value-type="float">
            <text:p>0.121405750798722</text:p>
          </table:table-cell>
          <table:table-cell office:value-type="float" office:value="0.00957799999999764" calcext:value-type="float">
            <text:p>0.009577999999998</text:p>
          </table:table-cell>
          <table:table-cell office:value-type="float" office:value="0.321086261980831" calcext:value-type="float">
            <text:p>0.321086261980831</text:p>
          </table:table-cell>
          <table:table-cell office:value-type="float" office:value="0.00354600000000005" calcext:value-type="float">
            <text:p>0.003546</text:p>
          </table:table-cell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27" calcext:value-type="float">
            <text:p>27</text:p>
          </table:table-cell>
          <table:table-cell office:value-type="float" office:value="3138" calcext:value-type="float">
            <text:p>3138</text:p>
          </table:table-cell>
          <table:table-cell office:value-type="float" office:value="0.00254939451880178" calcext:value-type="float">
            <text:p>0.002549394518802</text:p>
          </table:table-cell>
          <table:table-cell office:value-type="float" office:value="0.10223400000001" calcext:value-type="float">
            <text:p>0.10223400000001</text:p>
          </table:table-cell>
          <table:table-cell office:value-type="float" office:value="0.0662842574888464" calcext:value-type="float">
            <text:p>0.066284257488846</text:p>
          </table:table-cell>
          <table:table-cell office:value-type="float" office:value="0.0471049999999949" calcext:value-type="float">
            <text:p>0.047104999999995</text:p>
          </table:table-cell>
          <table:table-cell office:value-type="float" office:value="0.0854047163798598" calcext:value-type="float">
            <text:p>0.08540471637986</text:p>
          </table:table-cell>
          <table:table-cell office:value-type="float" office:value="0.0295830000000024" calcext:value-type="float">
            <text:p>0.029583000000002</text:p>
          </table:table-cell>
          <table:table-cell office:value-type="float" office:value="0.177820267686425" calcext:value-type="float">
            <text:p>0.177820267686425</text:p>
          </table:table-cell>
          <table:table-cell office:value-type="float" office:value="0.0106710000000021" calcext:value-type="float">
            <text:p>0.010671000000002</text:p>
          </table:table-cell>
          <table:table-cell office:value-type="float" office:value="0.346717654557043" calcext:value-type="float">
            <text:p>0.346717654557043</text:p>
          </table:table-cell>
          <table:table-cell office:value-type="float" office:value="0.00835299999999251" calcext:value-type="float">
            <text:p>0.008352999999993</text:p>
          </table:table-cell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27" calcext:value-type="float">
            <text:p>27</text:p>
          </table:table-cell>
          <table:table-cell office:value-type="float" office:value="3295" calcext:value-type="float">
            <text:p>3295</text:p>
          </table:table-cell>
          <table:table-cell office:value-type="float" office:value="0.0118361153262519" calcext:value-type="float">
            <text:p>0.011836115326252</text:p>
          </table:table-cell>
          <table:table-cell office:value-type="float" office:value="0.117218000000001" calcext:value-type="float">
            <text:p>0.117218000000001</text:p>
          </table:table-cell>
          <table:table-cell office:value-type="float" office:value="0.0273141122913505" calcext:value-type="float">
            <text:p>0.027314112291351</text:p>
          </table:table-cell>
          <table:table-cell office:value-type="float" office:value="0.0464460000000031" calcext:value-type="float">
            <text:p>0.046446000000003</text:p>
          </table:table-cell>
          <table:table-cell office:value-type="float" office:value="0.047040971168437" calcext:value-type="float">
            <text:p>0.047040971168437</text:p>
          </table:table-cell>
          <table:table-cell office:value-type="float" office:value="0.0229140000000001" calcext:value-type="float">
            <text:p>0.022914</text:p>
          </table:table-cell>
          <table:table-cell office:value-type="float" office:value="0.107738998482549" calcext:value-type="float">
            <text:p>0.107738998482549</text:p>
          </table:table-cell>
          <table:table-cell office:value-type="float" office:value="0.0138159999999914" calcext:value-type="float">
            <text:p>0.013815999999991</text:p>
          </table:table-cell>
          <table:table-cell office:value-type="float" office:value="0.286798179059181" calcext:value-type="float">
            <text:p>0.286798179059181</text:p>
          </table:table-cell>
          <table:table-cell office:value-type="float" office:value="0.00516699999999304" calcext:value-type="float">
            <text:p>0.005166999999993</text:p>
          </table:table-cell>
        </table:table-row>
        <table:table-row table:style-name="ro1">
          <table:table-cell office:value-type="float" office:value="9325" calcext:value-type="float">
            <text:p>9325</text:p>
          </table:table-cell>
          <table:table-cell office:value-type="float" office:value="27" calcext:value-type="float">
            <text:p>27</text:p>
          </table:table-cell>
          <table:table-cell office:value-type="float" office:value="3212" calcext:value-type="float">
            <text:p>3212</text:p>
          </table:table-cell>
          <table:table-cell office:value-type="float" office:value="0.051681195516812" calcext:value-type="float">
            <text:p>0.051681195516812</text:p>
          </table:table-cell>
          <table:table-cell office:value-type="float" office:value="0.124045999999993" calcext:value-type="float">
            <text:p>0.124045999999993</text:p>
          </table:table-cell>
          <table:table-cell office:value-type="float" office:value="0.061332503113325" calcext:value-type="float">
            <text:p>0.061332503113325</text:p>
          </table:table-cell>
          <table:table-cell office:value-type="float" office:value="0.0495330000000109" calcext:value-type="float">
            <text:p>0.049533000000011</text:p>
          </table:table-cell>
          <table:table-cell office:value-type="float" office:value="0.100249066002491" calcext:value-type="float">
            <text:p>0.100249066002491</text:p>
          </table:table-cell>
          <table:table-cell office:value-type="float" office:value="0.0251670000000104" calcext:value-type="float">
            <text:p>0.02516700000001</text:p>
          </table:table-cell>
          <table:table-cell office:value-type="float" office:value="0.146948941469489" calcext:value-type="float">
            <text:p>0.146948941469489</text:p>
          </table:table-cell>
          <table:table-cell office:value-type="float" office:value="0.0125709999999941" calcext:value-type="float">
            <text:p>0.012570999999994</text:p>
          </table:table-cell>
          <table:table-cell office:value-type="float" office:value="0.315068493150685" calcext:value-type="float">
            <text:p>0.315068493150685</text:p>
          </table:table-cell>
          <table:table-cell office:value-type="float" office:value="0.00933700000000215" calcext:value-type="float">
            <text:p>0.009337000000002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float" office:value="27" calcext:value-type="float">
            <text:p>27</text:p>
          </table:table-cell>
          <table:table-cell office:value-type="float" office:value="3255" calcext:value-type="float">
            <text:p>3255</text:p>
          </table:table-cell>
          <table:table-cell office:value-type="float" office:value="0.0513056835637481" calcext:value-type="float">
            <text:p>0.051305683563748</text:p>
          </table:table-cell>
          <table:table-cell office:value-type="float" office:value="0.144455000000008" calcext:value-type="float">
            <text:p>0.144455000000008</text:p>
          </table:table-cell>
          <table:table-cell office:value-type="float" office:value="0.0921658986175115" calcext:value-type="float">
            <text:p>0.092165898617512</text:p>
          </table:table-cell>
          <table:table-cell office:value-type="float" office:value="0.0485979999999984" calcext:value-type="float">
            <text:p>0.048597999999998</text:p>
          </table:table-cell>
          <table:table-cell office:value-type="float" office:value="0.121351766513057" calcext:value-type="float">
            <text:p>0.121351766513057</text:p>
          </table:table-cell>
          <table:table-cell office:value-type="float" office:value="0.0238170000000082" calcext:value-type="float">
            <text:p>0.023817000000008</text:p>
          </table:table-cell>
          <table:table-cell office:value-type="float" office:value="0.152073732718894" calcext:value-type="float">
            <text:p>0.152073732718894</text:p>
          </table:table-cell>
          <table:table-cell office:value-type="float" office:value="0.0119470000000064" calcext:value-type="float">
            <text:p>0.011947000000006</text:p>
          </table:table-cell>
          <table:table-cell office:value-type="float" office:value="0.247311827956989" calcext:value-type="float">
            <text:p>0.247311827956989</text:p>
          </table:table-cell>
          <table:table-cell office:value-type="float" office:value="0.00470599999999877" calcext:value-type="float">
            <text:p>0.004705999999999</text:p>
          </table:table-cell>
        </table:table-row>
        <table:table-row table:style-name="ro1">
          <table:table-cell office:value-type="float" office:value="9327" calcext:value-type="float">
            <text:p>9327</text:p>
          </table:table-cell>
          <table:table-cell office:value-type="float" office:value="27" calcext:value-type="float">
            <text:p>27</text:p>
          </table:table-cell>
          <table:table-cell office:value-type="float" office:value="2740" calcext:value-type="float">
            <text:p>2740</text:p>
          </table:table-cell>
          <table:table-cell office:value-type="float" office:value="-0.0072992700729927" calcext:value-type="float">
            <text:p>-0.007299270072993</text:p>
          </table:table-cell>
          <table:table-cell office:value-type="float" office:value="0.129612999999992" calcext:value-type="float">
            <text:p>0.129612999999992</text:p>
          </table:table-cell>
          <table:table-cell office:value-type="float" office:value="0.031021897810219" calcext:value-type="float">
            <text:p>0.031021897810219</text:p>
          </table:table-cell>
          <table:table-cell office:value-type="float" office:value="0.056555000000003" calcext:value-type="float">
            <text:p>0.056555000000003</text:p>
          </table:table-cell>
          <table:table-cell office:value-type="float" office:value="0.0474452554744526" calcext:value-type="float">
            <text:p>0.047445255474453</text:p>
          </table:table-cell>
          <table:table-cell office:value-type="float" office:value="0.0287370000000067" calcext:value-type="float">
            <text:p>0.028737000000007</text:p>
          </table:table-cell>
          <table:table-cell office:value-type="float" office:value="0.0875912408759124" calcext:value-type="float">
            <text:p>0.087591240875912</text:p>
          </table:table-cell>
          <table:table-cell office:value-type="float" office:value="0.0135510000000068" calcext:value-type="float">
            <text:p>0.013551000000007</text:p>
          </table:table-cell>
          <table:table-cell office:value-type="float" office:value="0.233576642335766" calcext:value-type="float">
            <text:p>0.233576642335766</text:p>
          </table:table-cell>
          <table:table-cell office:value-type="float" office:value="0.00502500000000339" calcext:value-type="float">
            <text:p>0.005025000000003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27" calcext:value-type="float">
            <text:p>27</text:p>
          </table:table-cell>
          <table:table-cell office:value-type="float" office:value="2885" calcext:value-type="float">
            <text:p>2885</text:p>
          </table:table-cell>
          <table:table-cell office:value-type="float" office:value="0.00311958405545927" calcext:value-type="float">
            <text:p>0.003119584055459</text:p>
          </table:table-cell>
          <table:table-cell office:value-type="float" office:value="0.121441999999988" calcext:value-type="float">
            <text:p>0.121441999999988</text:p>
          </table:table-cell>
          <table:table-cell office:value-type="float" office:value="0.0173310225303293" calcext:value-type="float">
            <text:p>0.017331022530329</text:p>
          </table:table-cell>
          <table:table-cell office:value-type="float" office:value="0.043414999999996" calcext:value-type="float">
            <text:p>0.043414999999996</text:p>
          </table:table-cell>
          <table:table-cell office:value-type="float" office:value="0.0398613518197574" calcext:value-type="float">
            <text:p>0.039861351819757</text:p>
          </table:table-cell>
          <table:table-cell office:value-type="float" office:value="0.0266369999999938" calcext:value-type="float">
            <text:p>0.026636999999994</text:p>
          </table:table-cell>
          <table:table-cell office:value-type="float" office:value="0.0710571923743501" calcext:value-type="float">
            <text:p>0.07105719237435</text:p>
          </table:table-cell>
          <table:table-cell office:value-type="float" office:value="0.0128469999999936" calcext:value-type="float">
            <text:p>0.012846999999994</text:p>
          </table:table-cell>
          <table:table-cell office:value-type="float" office:value="0.445407279029463" calcext:value-type="float">
            <text:p>0.445407279029463</text:p>
          </table:table-cell>
          <table:table-cell office:value-type="float" office:value="0.0032369999999986" calcext:value-type="float">
            <text:p>0.003236999999999</text:p>
          </table:table-cell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27" calcext:value-type="float">
            <text:p>27</text:p>
          </table:table-cell>
          <table:table-cell office:value-type="float" office:value="3196" calcext:value-type="float">
            <text:p>3196</text:p>
          </table:table-cell>
          <table:table-cell office:value-type="float" office:value="0.00375469336670839" calcext:value-type="float">
            <text:p>0.003754693366708</text:p>
          </table:table-cell>
          <table:table-cell office:value-type="float" office:value="0.104855000000001" calcext:value-type="float">
            <text:p>0.104855000000001</text:p>
          </table:table-cell>
          <table:table-cell office:value-type="float" office:value="0.05819774718398" calcext:value-type="float">
            <text:p>0.05819774718398</text:p>
          </table:table-cell>
          <table:table-cell office:value-type="float" office:value="0.0463439999999906" calcext:value-type="float">
            <text:p>0.046343999999991</text:p>
          </table:table-cell>
          <table:table-cell office:value-type="float" office:value="0.1270337922403" calcext:value-type="float">
            <text:p>0.1270337922403</text:p>
          </table:table-cell>
          <table:table-cell office:value-type="float" office:value="0.0215509999999881" calcext:value-type="float">
            <text:p>0.021550999999988</text:p>
          </table:table-cell>
          <table:table-cell office:value-type="float" office:value="0.236545682102628" calcext:value-type="float">
            <text:p>0.236545682102628</text:p>
          </table:table-cell>
          <table:table-cell office:value-type="float" office:value="0.01030200000001" calcext:value-type="float">
            <text:p>0.01030200000001</text:p>
          </table:table-cell>
          <table:table-cell office:value-type="float" office:value="0.405506883604506" calcext:value-type="float">
            <text:p>0.405506883604506</text:p>
          </table:table-cell>
          <table:table-cell office:value-type="float" office:value="0.00411199999999212" calcext:value-type="float">
            <text:p>0.004111999999992</text:p>
          </table:table-cell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27" calcext:value-type="float">
            <text:p>27</text:p>
          </table:table-cell>
          <table:table-cell office:value-type="float" office:value="3261" calcext:value-type="float">
            <text:p>3261</text:p>
          </table:table-cell>
          <table:table-cell office:value-type="float" office:value="0.0849432689359092" calcext:value-type="float">
            <text:p>0.084943268935909</text:p>
          </table:table-cell>
          <table:table-cell office:value-type="float" office:value="0.110055000000003" calcext:value-type="float">
            <text:p>0.110055000000003</text:p>
          </table:table-cell>
          <table:table-cell office:value-type="float" office:value="0.0631708065010733" calcext:value-type="float">
            <text:p>0.063170806501073</text:p>
          </table:table-cell>
          <table:table-cell office:value-type="float" office:value="0.0446450000000169" calcext:value-type="float">
            <text:p>0.044645000000017</text:p>
          </table:table-cell>
          <table:table-cell office:value-type="float" office:value="0.11376878258203" calcext:value-type="float">
            <text:p>0.11376878258203</text:p>
          </table:table-cell>
          <table:table-cell office:value-type="float" office:value="0.0232090000000085" calcext:value-type="float">
            <text:p>0.023209000000009</text:p>
          </table:table-cell>
          <table:table-cell office:value-type="float" office:value="0.178166206685066" calcext:value-type="float">
            <text:p>0.178166206685066</text:p>
          </table:table-cell>
          <table:table-cell office:value-type="float" office:value="0.0135229999999922" calcext:value-type="float">
            <text:p>0.013522999999992</text:p>
          </table:table-cell>
          <table:table-cell office:value-type="float" office:value="0.340693038945109" calcext:value-type="float">
            <text:p>0.340693038945109</text:p>
          </table:table-cell>
          <table:table-cell office:value-type="float" office:value="0.00434700000000987" calcext:value-type="float">
            <text:p>0.00434700000001</text:p>
          </table:table-cell>
        </table:table-row>
        <table:table-row table:style-name="ro1">
          <table:table-cell office:value-type="float" office:value="9331" calcext:value-type="float">
            <text:p>9331</text:p>
          </table:table-cell>
          <table:table-cell office:value-type="float" office:value="27" calcext:value-type="float">
            <text:p>27</text:p>
          </table:table-cell>
          <table:table-cell office:value-type="float" office:value="3331" calcext:value-type="float">
            <text:p>3331</text:p>
          </table:table-cell>
          <table:table-cell office:value-type="float" office:value="0.00810567397178025" calcext:value-type="float">
            <text:p>0.00810567397178</text:p>
          </table:table-cell>
          <table:table-cell office:value-type="float" office:value="0.120896999999999" calcext:value-type="float">
            <text:p>0.120896999999999</text:p>
          </table:table-cell>
          <table:table-cell office:value-type="float" office:value="0.0198138697087962" calcext:value-type="float">
            <text:p>0.019813869708796</text:p>
          </table:table-cell>
          <table:table-cell office:value-type="float" office:value="0.049738000000005" calcext:value-type="float">
            <text:p>0.049738000000005</text:p>
          </table:table-cell>
          <table:table-cell office:value-type="float" office:value="0.108375863104173" calcext:value-type="float">
            <text:p>0.108375863104173</text:p>
          </table:table-cell>
          <table:table-cell office:value-type="float" office:value="0.0246789999999919" calcext:value-type="float">
            <text:p>0.024678999999992</text:p>
          </table:table-cell>
          <table:table-cell office:value-type="float" office:value="0.207445211648154" calcext:value-type="float">
            <text:p>0.207445211648154</text:p>
          </table:table-cell>
          <table:table-cell office:value-type="float" office:value="0.0117010000000022" calcext:value-type="float">
            <text:p>0.011701000000002</text:p>
          </table:table-cell>
          <table:table-cell office:value-type="float" office:value="0.45962173521465" calcext:value-type="float">
            <text:p>0.45962173521465</text:p>
          </table:table-cell>
          <table:table-cell office:value-type="float" office:value="0.00463400000001002" calcext:value-type="float">
            <text:p>0.00463400000001</text:p>
          </table:table-cell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float" office:value="27" calcext:value-type="float">
            <text:p>27</text:p>
          </table:table-cell>
          <table:table-cell office:value-type="float" office:value="3333" calcext:value-type="float">
            <text:p>3333</text:p>
          </table:table-cell>
          <table:table-cell office:value-type="float" office:value="0.0045004500450045" calcext:value-type="float">
            <text:p>0.004500450045005</text:p>
          </table:table-cell>
          <table:table-cell office:value-type="float" office:value="0.107473000000013" calcext:value-type="float">
            <text:p>0.107473000000013</text:p>
          </table:table-cell>
          <table:table-cell office:value-type="float" office:value="0.0129012901290129" calcext:value-type="float">
            <text:p>0.012901290129013</text:p>
          </table:table-cell>
          <table:table-cell office:value-type="float" office:value="0.057124999999985" calcext:value-type="float">
            <text:p>0.057124999999985</text:p>
          </table:table-cell>
          <table:table-cell office:value-type="float" office:value="0.123912391239124" calcext:value-type="float">
            <text:p>0.123912391239124</text:p>
          </table:table-cell>
          <table:table-cell office:value-type="float" office:value="0.037918999999988" calcext:value-type="float">
            <text:p>0.037918999999988</text:p>
          </table:table-cell>
          <table:table-cell office:value-type="float" office:value="0.177917791779178" calcext:value-type="float">
            <text:p>0.177917791779178</text:p>
          </table:table-cell>
          <table:table-cell office:value-type="float" office:value="0.0157389999999964" calcext:value-type="float">
            <text:p>0.015738999999996</text:p>
          </table:table-cell>
          <table:table-cell office:value-type="float" office:value="0.30993099309931" calcext:value-type="float">
            <text:p>0.30993099309931</text:p>
          </table:table-cell>
          <table:table-cell office:value-type="float" office:value="0.00684499999999844" calcext:value-type="float">
            <text:p>0.006844999999998</text:p>
          </table:table-cell>
        </table:table-row>
        <table:table-row table:style-name="ro1">
          <table:table-cell office:value-type="float" office:value="9333" calcext:value-type="float">
            <text:p>9333</text:p>
          </table:table-cell>
          <table:table-cell office:value-type="float" office:value="27" calcext:value-type="float">
            <text:p>27</text:p>
          </table:table-cell>
          <table:table-cell office:value-type="float" office:value="3251" calcext:value-type="float">
            <text:p>3251</text:p>
          </table:table-cell>
          <table:table-cell office:value-type="float" office:value="0.00338357428483543" calcext:value-type="float">
            <text:p>0.003383574284835</text:p>
          </table:table-cell>
          <table:table-cell office:value-type="float" office:value="0.114939000000007" calcext:value-type="float">
            <text:p>0.114939000000007</text:p>
          </table:table-cell>
          <table:table-cell office:value-type="float" office:value="0.10335281451861" calcext:value-type="float">
            <text:p>0.10335281451861</text:p>
          </table:table-cell>
          <table:table-cell office:value-type="float" office:value="0.0469049999999953" calcext:value-type="float">
            <text:p>0.046904999999995</text:p>
          </table:table-cell>
          <table:table-cell office:value-type="float" office:value="0.178714241771763" calcext:value-type="float">
            <text:p>0.178714241771763</text:p>
          </table:table-cell>
          <table:table-cell office:value-type="float" office:value="0.0236779999999896" calcext:value-type="float">
            <text:p>0.02367799999999</text:p>
          </table:table-cell>
          <table:table-cell office:value-type="float" office:value="0.206398031374962" calcext:value-type="float">
            <text:p>0.206398031374962</text:p>
          </table:table-cell>
          <table:table-cell office:value-type="float" office:value="0.0117209999999943" calcext:value-type="float">
            <text:p>0.011720999999994</text:p>
          </table:table-cell>
          <table:table-cell office:value-type="float" office:value="0.338665026145801" calcext:value-type="float">
            <text:p>0.338665026145801</text:p>
          </table:table-cell>
          <table:table-cell office:value-type="float" office:value="0.00461799999999357" calcext:value-type="float">
            <text:p>0.004617999999994</text:p>
          </table:table-cell>
        </table:table-row>
        <table:table-row table:style-name="ro1">
          <table:table-cell office:value-type="float" office:value="9334" calcext:value-type="float">
            <text:p>9334</text:p>
          </table:table-cell>
          <table:table-cell office:value-type="float" office:value="27" calcext:value-type="float">
            <text:p>27</text:p>
          </table:table-cell>
          <table:table-cell office:value-type="float" office:value="3021" calcext:value-type="float">
            <text:p>3021</text:p>
          </table:table-cell>
          <table:table-cell office:value-type="float" office:value="0.00695134061569017" calcext:value-type="float">
            <text:p>0.00695134061569</text:p>
          </table:table-cell>
          <table:table-cell office:value-type="float" office:value="0.103093999999999" calcext:value-type="float">
            <text:p>0.103093999999999</text:p>
          </table:table-cell>
          <table:table-cell office:value-type="float" office:value="0.0930155577623304" calcext:value-type="float">
            <text:p>0.09301555776233</text:p>
          </table:table-cell>
          <table:table-cell office:value-type="float" office:value="0.0426300000000026" calcext:value-type="float">
            <text:p>0.042630000000003</text:p>
          </table:table-cell>
          <table:table-cell office:value-type="float" office:value="0.126117179741807" calcext:value-type="float">
            <text:p>0.126117179741807</text:p>
          </table:table-cell>
          <table:table-cell office:value-type="float" office:value="0.0207029999999975" calcext:value-type="float">
            <text:p>0.020702999999998</text:p>
          </table:table-cell>
          <table:table-cell office:value-type="float" office:value="0.159218801721284" calcext:value-type="float">
            <text:p>0.159218801721284</text:p>
          </table:table-cell>
          <table:table-cell office:value-type="float" office:value="0.0105939999999976" calcext:value-type="float">
            <text:p>0.010593999999998</text:p>
          </table:table-cell>
          <table:table-cell office:value-type="float" office:value="0.255213505461768" calcext:value-type="float">
            <text:p>0.255213505461768</text:p>
          </table:table-cell>
          <table:table-cell office:value-type="float" office:value="0.00441500000000872" calcext:value-type="float">
            <text:p>0.004415000000009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27" calcext:value-type="float">
            <text:p>27</text:p>
          </table:table-cell>
          <table:table-cell office:value-type="float" office:value="3178" calcext:value-type="float">
            <text:p>3178</text:p>
          </table:table-cell>
          <table:table-cell office:value-type="float" office:value="0.00629326620516048" calcext:value-type="float">
            <text:p>0.00629326620516</text:p>
          </table:table-cell>
          <table:table-cell office:value-type="float" office:value="0.12942799999999" calcext:value-type="float">
            <text:p>0.12942799999999</text:p>
          </table:table-cell>
          <table:table-cell office:value-type="float" office:value="0.013530522341095" calcext:value-type="float">
            <text:p>0.013530522341095</text:p>
          </table:table-cell>
          <table:table-cell office:value-type="float" office:value="0.0498440000000073" calcext:value-type="float">
            <text:p>0.049844000000007</text:p>
          </table:table-cell>
          <table:table-cell office:value-type="float" office:value="0.134675896790434" calcext:value-type="float">
            <text:p>0.134675896790434</text:p>
          </table:table-cell>
          <table:table-cell office:value-type="float" office:value="0.0216850000000051" calcext:value-type="float">
            <text:p>0.021685000000005</text:p>
          </table:table-cell>
          <table:table-cell office:value-type="float" office:value="0.169288860918817" calcext:value-type="float">
            <text:p>0.169288860918817</text:p>
          </table:table-cell>
          <table:table-cell office:value-type="float" office:value="0.0104040000000083" calcext:value-type="float">
            <text:p>0.010404000000008</text:p>
          </table:table-cell>
          <table:table-cell office:value-type="float" office:value="0.354940213971051" calcext:value-type="float">
            <text:p>0.354940213971051</text:p>
          </table:table-cell>
          <table:table-cell office:value-type="float" office:value="0.00415399999999977" calcext:value-type="float">
            <text:p>0.004154</text:p>
          </table:table-cell>
        </table:table-row>
        <table:table-row table:style-name="ro1">
          <table:table-cell office:value-type="float" office:value="9336" calcext:value-type="float">
            <text:p>9336</text:p>
          </table:table-cell>
          <table:table-cell office:value-type="float" office:value="27" calcext:value-type="float">
            <text:p>27</text:p>
          </table:table-cell>
          <table:table-cell office:value-type="float" office:value="3409" calcext:value-type="float">
            <text:p>3409</text:p>
          </table:table-cell>
          <table:table-cell office:value-type="float" office:value="0.0108536227632737" calcext:value-type="float">
            <text:p>0.010853622763274</text:p>
          </table:table-cell>
          <table:table-cell office:value-type="float" office:value="0.116824999999992" calcext:value-type="float">
            <text:p>0.116824999999992</text:p>
          </table:table-cell>
          <table:table-cell office:value-type="float" office:value="0.0217072455265474" calcext:value-type="float">
            <text:p>0.021707245526547</text:p>
          </table:table-cell>
          <table:table-cell office:value-type="float" office:value="0.0511379999999946" calcext:value-type="float">
            <text:p>0.051137999999995</text:p>
          </table:table-cell>
          <table:table-cell office:value-type="float" office:value="0.108242886476973" calcext:value-type="float">
            <text:p>0.108242886476973</text:p>
          </table:table-cell>
          <table:table-cell office:value-type="float" office:value="0.0239979999999917" calcext:value-type="float">
            <text:p>0.023997999999992</text:p>
          </table:table-cell>
          <table:table-cell office:value-type="float" office:value="0.166911117629804" calcext:value-type="float">
            <text:p>0.166911117629804</text:p>
          </table:table-cell>
          <table:table-cell office:value-type="float" office:value="0.0114429999999999" calcext:value-type="float">
            <text:p>0.011443</text:p>
          </table:table-cell>
          <table:table-cell office:value-type="float" office:value="0.369316515107069" calcext:value-type="float">
            <text:p>0.369316515107069</text:p>
          </table:table-cell>
          <table:table-cell office:value-type="float" office:value="0.0046739999999943" calcext:value-type="float">
            <text:p>0.004673999999994</text:p>
          </table:table-cell>
        </table:table-row>
        <table:table-row table:style-name="ro1">
          <table:table-cell office:value-type="float" office:value="9337" calcext:value-type="float">
            <text:p>9337</text:p>
          </table:table-cell>
          <table:table-cell office:value-type="float" office:value="27" calcext:value-type="float">
            <text:p>27</text:p>
          </table:table-cell>
          <table:table-cell office:value-type="float" office:value="3443" calcext:value-type="float">
            <text:p>3443</text:p>
          </table:table-cell>
          <table:table-cell office:value-type="float" office:value="0.00377577693871624" calcext:value-type="float">
            <text:p>0.003775776938716</text:p>
          </table:table-cell>
          <table:table-cell office:value-type="float" office:value="0.117971000000011" calcext:value-type="float">
            <text:p>0.117971000000011</text:p>
          </table:table-cell>
          <table:table-cell office:value-type="float" office:value="0.0110368864362475" calcext:value-type="float">
            <text:p>0.011036886436248</text:p>
          </table:table-cell>
          <table:table-cell office:value-type="float" office:value="0.0529879999999849" calcext:value-type="float">
            <text:p>0.052987999999985</text:p>
          </table:table-cell>
          <table:table-cell office:value-type="float" office:value="0.0270113273308161" calcext:value-type="float">
            <text:p>0.027011327330816</text:p>
          </table:table-cell>
          <table:table-cell office:value-type="float" office:value="0.0251520000000056" calcext:value-type="float">
            <text:p>0.025152000000006</text:p>
          </table:table-cell>
          <table:table-cell office:value-type="float" office:value="0.111240197502178" calcext:value-type="float">
            <text:p>0.111240197502178</text:p>
          </table:table-cell>
          <table:table-cell office:value-type="float" office:value="0.011320000000012" calcext:value-type="float">
            <text:p>0.011320000000012</text:p>
          </table:table-cell>
          <table:table-cell office:value-type="float" office:value="0.302933488237003" calcext:value-type="float">
            <text:p>0.302933488237003</text:p>
          </table:table-cell>
          <table:table-cell office:value-type="float" office:value="0.0042749999999927" calcext:value-type="float">
            <text:p>0.004274999999993</text:p>
          </table:table-cell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27" calcext:value-type="float">
            <text:p>27</text:p>
          </table:table-cell>
          <table:table-cell office:value-type="float" office:value="349" calcext:value-type="float">
            <text:p>349</text:p>
          </table:table-cell>
          <table:table-cell office:value-type="float" office:value="0.00286532951289398" calcext:value-type="float">
            <text:p>0.002865329512894</text:p>
          </table:table-cell>
          <table:table-cell office:value-type="float" office:value="0.0137150000000048" calcext:value-type="float">
            <text:p>0.013715000000005</text:p>
          </table:table-cell>
          <table:table-cell office:value-type="float" office:value="0.0114613180515759" calcext:value-type="float">
            <text:p>0.011461318051576</text:p>
          </table:table-cell>
          <table:table-cell office:value-type="float" office:value="0.00623600000000124" calcext:value-type="float">
            <text:p>0.006236000000001</text:p>
          </table:table-cell>
          <table:table-cell office:value-type="float" office:value="0.0257879656160458" calcext:value-type="float">
            <text:p>0.025787965616046</text:p>
          </table:table-cell>
          <table:table-cell office:value-type="float" office:value="0.00258999999999787" calcext:value-type="float">
            <text:p>0.002589999999998</text:p>
          </table:table-cell>
          <table:table-cell office:value-type="float" office:value="1" calcext:value-type="float">
            <text:p>1</text:p>
          </table:table-cell>
          <table:table-cell office:value-type="float" office:value="0.00128600000000745" calcext:value-type="float">
            <text:p>0.001286000000007</text:p>
          </table:table-cell>
          <table:table-cell office:value-type="float" office:value="1" calcext:value-type="float">
            <text:p>1</text:p>
          </table:table-cell>
          <table:table-cell office:value-type="float" office:value="0.00072100000001285" calcext:value-type="float">
            <text:p>0.000721000000013</text:p>
          </table:table-cell>
        </table:table-row>
        <table:table-row table:style-name="ro1">
          <table:table-cell office:value-type="float" office:value="9339" calcext:value-type="float">
            <text:p>9339</text:p>
          </table:table-cell>
          <table:table-cell office:value-type="float" office:value="27" calcext:value-type="float">
            <text:p>27</text:p>
          </table:table-cell>
          <table:table-cell office:value-type="float" office:value="3112" calcext:value-type="float">
            <text:p>3112</text:p>
          </table:table-cell>
          <table:table-cell office:value-type="float" office:value="0.0102827763496144" calcext:value-type="float">
            <text:p>0.010282776349614</text:p>
          </table:table-cell>
          <table:table-cell office:value-type="float" office:value="0.112258000000011" calcext:value-type="float">
            <text:p>0.112258000000011</text:p>
          </table:table-cell>
          <table:table-cell office:value-type="float" office:value="0.0665167095115681" calcext:value-type="float">
            <text:p>0.066516709511568</text:p>
          </table:table-cell>
          <table:table-cell office:value-type="float" office:value="0.0393779999999993" calcext:value-type="float">
            <text:p>0.039377999999999</text:p>
          </table:table-cell>
          <table:table-cell office:value-type="float" office:value="0.145244215938303" calcext:value-type="float">
            <text:p>0.145244215938303</text:p>
          </table:table-cell>
          <table:table-cell office:value-type="float" office:value="0.0248780000000011" calcext:value-type="float">
            <text:p>0.024878000000001</text:p>
          </table:table-cell>
          <table:table-cell office:value-type="float" office:value="0.183804627249357" calcext:value-type="float">
            <text:p>0.183804627249357</text:p>
          </table:table-cell>
          <table:table-cell office:value-type="float" office:value="0.00985500000000173" calcext:value-type="float">
            <text:p>0.009855000000002</text:p>
          </table:table-cell>
          <table:table-cell office:value-type="float" office:value="0.341259640102828" calcext:value-type="float">
            <text:p>0.341259640102828</text:p>
          </table:table-cell>
          <table:table-cell office:value-type="float" office:value="0.00394599999999912" calcext:value-type="float">
            <text:p>0.003945999999999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27" calcext:value-type="float">
            <text:p>27</text:p>
          </table:table-cell>
          <table:table-cell office:value-type="float" office:value="2970" calcext:value-type="float">
            <text:p>2970</text:p>
          </table:table-cell>
          <table:table-cell office:value-type="float" office:value="0.132659932659933" calcext:value-type="float">
            <text:p>0.132659932659933</text:p>
          </table:table-cell>
          <table:table-cell office:value-type="float" office:value="0.100694000000004" calcext:value-type="float">
            <text:p>0.100694000000004</text:p>
          </table:table-cell>
          <table:table-cell office:value-type="float" office:value="0.12962962962963" calcext:value-type="float">
            <text:p>0.12962962962963</text:p>
          </table:table-cell>
          <table:table-cell office:value-type="float" office:value="0.041844999999995" calcext:value-type="float">
            <text:p>0.041844999999995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0184260000000052" calcext:value-type="float">
            <text:p>0.018426000000005</text:p>
          </table:table-cell>
          <table:table-cell office:value-type="float" office:value="0.31986531986532" calcext:value-type="float">
            <text:p>0.31986531986532</text:p>
          </table:table-cell>
          <table:table-cell office:value-type="float" office:value="0.00865699999999947" calcext:value-type="float">
            <text:p>0.008656999999999</text:p>
          </table:table-cell>
          <table:table-cell office:value-type="float" office:value="0.377104377104377" calcext:value-type="float">
            <text:p>0.377104377104377</text:p>
          </table:table-cell>
          <table:table-cell office:value-type="float" office:value="0.00348499999999774" calcext:value-type="float">
            <text:p>0.003484999999998</text:p>
          </table:table-cell>
        </table:table-row>
        <table:table-row table:style-name="ro1">
          <table:table-cell office:value-type="float" office:value="9341" calcext:value-type="float">
            <text:p>9341</text:p>
          </table:table-cell>
          <table:table-cell office:value-type="float" office:value="27" calcext:value-type="float">
            <text:p>27</text:p>
          </table:table-cell>
          <table:table-cell office:value-type="float" office:value="3977" calcext:value-type="float">
            <text:p>3977</text:p>
          </table:table-cell>
          <table:table-cell office:value-type="float" office:value="0.00326879557455368" calcext:value-type="float">
            <text:p>0.003268795574554</text:p>
          </table:table-cell>
          <table:table-cell office:value-type="float" office:value="0.161826000000005" calcext:value-type="float">
            <text:p>0.161826000000005</text:p>
          </table:table-cell>
          <table:table-cell office:value-type="float" office:value="0.0118179532310787" calcext:value-type="float">
            <text:p>0.011817953231079</text:p>
          </table:table-cell>
          <table:table-cell office:value-type="float" office:value="0.051140999999987" calcext:value-type="float">
            <text:p>0.051140999999987</text:p>
          </table:table-cell>
          <table:table-cell office:value-type="float" office:value="0.0822227809906965" calcext:value-type="float">
            <text:p>0.082222780990697</text:p>
          </table:table-cell>
          <table:table-cell office:value-type="float" office:value="0.0245879999999943" calcext:value-type="float">
            <text:p>0.024587999999994</text:p>
          </table:table-cell>
          <table:table-cell office:value-type="float" office:value="0.175257731958763" calcext:value-type="float">
            <text:p>0.175257731958763</text:p>
          </table:table-cell>
          <table:table-cell office:value-type="float" office:value="0.0119680000000102" calcext:value-type="float">
            <text:p>0.01196800000001</text:p>
          </table:table-cell>
          <table:table-cell office:value-type="float" office:value="0.358813175760624" calcext:value-type="float">
            <text:p>0.358813175760624</text:p>
          </table:table-cell>
          <table:table-cell office:value-type="float" office:value="0.00826499999999442" calcext:value-type="float">
            <text:p>0.008264999999994</text:p>
          </table:table-cell>
        </table:table-row>
        <table:table-row table:style-name="ro1">
          <table:table-cell office:value-type="float" office:value="9342" calcext:value-type="float">
            <text:p>9342</text:p>
          </table:table-cell>
          <table:table-cell office:value-type="float" office:value="27" calcext:value-type="float">
            <text:p>27</text:p>
          </table:table-cell>
          <table:table-cell office:value-type="float" office:value="2869" calcext:value-type="float">
            <text:p>2869</text:p>
          </table:table-cell>
          <table:table-cell office:value-type="float" office:value="0.00801673056814221" calcext:value-type="float">
            <text:p>0.008016730568142</text:p>
          </table:table-cell>
          <table:table-cell office:value-type="float" office:value="0.104843000000002" calcext:value-type="float">
            <text:p>0.104843000000002</text:p>
          </table:table-cell>
          <table:table-cell office:value-type="float" office:value="0.0257929592192402" calcext:value-type="float">
            <text:p>0.02579295921924</text:p>
          </table:table-cell>
          <table:table-cell office:value-type="float" office:value="0.048207000000005" calcext:value-type="float">
            <text:p>0.048207000000005</text:p>
          </table:table-cell>
          <table:table-cell office:value-type="float" office:value="0.048448936911816" calcext:value-type="float">
            <text:p>0.048448936911816</text:p>
          </table:table-cell>
          <table:table-cell office:value-type="float" office:value="0.0207479999999975" calcext:value-type="float">
            <text:p>0.020747999999998</text:p>
          </table:table-cell>
          <table:table-cell office:value-type="float" office:value="0.100731962356222" calcext:value-type="float">
            <text:p>0.100731962356222</text:p>
          </table:table-cell>
          <table:table-cell office:value-type="float" office:value="0.0113810000000001" calcext:value-type="float">
            <text:p>0.011381</text:p>
          </table:table-cell>
          <table:table-cell office:value-type="float" office:value="0.250609968630185" calcext:value-type="float">
            <text:p>0.250609968630185</text:p>
          </table:table-cell>
          <table:table-cell office:value-type="float" office:value="0.00403199999998094" calcext:value-type="float">
            <text:p>0.004031999999981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27" calcext:value-type="float">
            <text:p>27</text:p>
          </table:table-cell>
          <table:table-cell office:value-type="float" office:value="3103" calcext:value-type="float">
            <text:p>3103</text:p>
          </table:table-cell>
          <table:table-cell office:value-type="float" office:value="0.0512407347728005" calcext:value-type="float">
            <text:p>0.051240734772801</text:p>
          </table:table-cell>
          <table:table-cell office:value-type="float" office:value="0.0999200000000116" calcext:value-type="float">
            <text:p>0.099920000000012</text:p>
          </table:table-cell>
          <table:table-cell office:value-type="float" office:value="0.0799226554946826" calcext:value-type="float">
            <text:p>0.079922655494683</text:p>
          </table:table-cell>
          <table:table-cell office:value-type="float" office:value="0.036997999999997" calcext:value-type="float">
            <text:p>0.036997999999997</text:p>
          </table:table-cell>
          <table:table-cell office:value-type="float" office:value="0.0976474379632614" calcext:value-type="float">
            <text:p>0.097647437963261</text:p>
          </table:table-cell>
          <table:table-cell office:value-type="float" office:value="0.0184579999999954" calcext:value-type="float">
            <text:p>0.018457999999996</text:p>
          </table:table-cell>
          <table:table-cell office:value-type="float" office:value="0.200773445053174" calcext:value-type="float">
            <text:p>0.200773445053174</text:p>
          </table:table-cell>
          <table:table-cell office:value-type="float" office:value="0.00940400000000352" calcext:value-type="float">
            <text:p>0.009404000000004</text:p>
          </table:table-cell>
          <table:table-cell office:value-type="float" office:value="0.323235578472446" calcext:value-type="float">
            <text:p>0.323235578472446</text:p>
          </table:table-cell>
          <table:table-cell office:value-type="float" office:value="0.0035349999999994" calcext:value-type="float">
            <text:p>0.003534999999999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27" calcext:value-type="float">
            <text:p>27</text:p>
          </table:table-cell>
          <table:table-cell office:value-type="float" office:value="3345" calcext:value-type="float">
            <text:p>3345</text:p>
          </table:table-cell>
          <table:table-cell office:value-type="float" office:value="0.00747384155455904" calcext:value-type="float">
            <text:p>0.007473841554559</text:p>
          </table:table-cell>
          <table:table-cell office:value-type="float" office:value="0.145397000000003" calcext:value-type="float">
            <text:p>0.145397000000003</text:p>
          </table:table-cell>
          <table:table-cell office:value-type="float" office:value="0.00597907324364724" calcext:value-type="float">
            <text:p>0.005979073243647</text:p>
          </table:table-cell>
          <table:table-cell office:value-type="float" office:value="0.0624810000000053" calcext:value-type="float">
            <text:p>0.062481000000005</text:p>
          </table:table-cell>
          <table:table-cell office:value-type="float" office:value="0.070254110612855" calcext:value-type="float">
            <text:p>0.070254110612855</text:p>
          </table:table-cell>
          <table:table-cell office:value-type="float" office:value="0.0251609999999971" calcext:value-type="float">
            <text:p>0.025160999999997</text:p>
          </table:table-cell>
          <table:table-cell office:value-type="float" office:value="0.139013452914798" calcext:value-type="float">
            <text:p>0.139013452914798</text:p>
          </table:table-cell>
          <table:table-cell office:value-type="float" office:value="0.0182089999999988" calcext:value-type="float">
            <text:p>0.018208999999999</text:p>
          </table:table-cell>
          <table:table-cell office:value-type="float" office:value="0.252615844544096" calcext:value-type="float">
            <text:p>0.252615844544096</text:p>
          </table:table-cell>
          <table:table-cell office:value-type="float" office:value="0.00450000000000728" calcext:value-type="float">
            <text:p>0.004500000000007</text:p>
          </table:table-cell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27" calcext:value-type="float">
            <text:p>27</text:p>
          </table:table-cell>
          <table:table-cell office:value-type="float" office:value="2784" calcext:value-type="float">
            <text:p>2784</text:p>
          </table:table-cell>
          <table:table-cell office:value-type="float" office:value="0.0028735632183908" calcext:value-type="float">
            <text:p>0.002873563218391</text:p>
          </table:table-cell>
          <table:table-cell office:value-type="float" office:value="0.0893619999999942" calcext:value-type="float">
            <text:p>0.089361999999994</text:p>
          </table:table-cell>
          <table:table-cell office:value-type="float" office:value="0.0140086206896552" calcext:value-type="float">
            <text:p>0.014008620689655</text:p>
          </table:table-cell>
          <table:table-cell office:value-type="float" office:value="0.0368589999999927" calcext:value-type="float">
            <text:p>0.036858999999993</text:p>
          </table:table-cell>
          <table:table-cell office:value-type="float" office:value="0.0517241379310345" calcext:value-type="float">
            <text:p>0.051724137931035</text:p>
          </table:table-cell>
          <table:table-cell office:value-type="float" office:value="0.0179179999999946" calcext:value-type="float">
            <text:p>0.017917999999995</text:p>
          </table:table-cell>
          <table:table-cell office:value-type="float" office:value="0.195402298850575" calcext:value-type="float">
            <text:p>0.195402298850575</text:p>
          </table:table-cell>
          <table:table-cell office:value-type="float" office:value="0.00894799999998952" calcext:value-type="float">
            <text:p>0.00894799999999</text:p>
          </table:table-cell>
          <table:table-cell office:value-type="float" office:value="0.335488505747126" calcext:value-type="float">
            <text:p>0.335488505747126</text:p>
          </table:table-cell>
          <table:table-cell office:value-type="float" office:value="0.00360300000001246" calcext:value-type="float">
            <text:p>0.003603000000012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float" office:value="27" calcext:value-type="float">
            <text:p>27</text:p>
          </table:table-cell>
          <table:table-cell office:value-type="float" office:value="2968" calcext:value-type="float">
            <text:p>2968</text:p>
          </table:table-cell>
          <table:table-cell office:value-type="float" office:value="0.0902964959568733" calcext:value-type="float">
            <text:p>0.090296495956873</text:p>
          </table:table-cell>
          <table:table-cell office:value-type="float" office:value="0.114101000000005" calcext:value-type="float">
            <text:p>0.114101000000005</text:p>
          </table:table-cell>
          <table:table-cell office:value-type="float" office:value="0.184636118598383" calcext:value-type="float">
            <text:p>0.184636118598383</text:p>
          </table:table-cell>
          <table:table-cell office:value-type="float" office:value="0.0424340000000001" calcext:value-type="float">
            <text:p>0.042434</text:p>
          </table:table-cell>
          <table:table-cell office:value-type="float" office:value="0.258760107816712" calcext:value-type="float">
            <text:p>0.258760107816712</text:p>
          </table:table-cell>
          <table:table-cell office:value-type="float" office:value="0.0226880000000023" calcext:value-type="float">
            <text:p>0.022688000000002</text:p>
          </table:table-cell>
          <table:table-cell office:value-type="float" office:value="0.305929919137466" calcext:value-type="float">
            <text:p>0.305929919137466</text:p>
          </table:table-cell>
          <table:table-cell office:value-type="float" office:value="0.00992800000000216" calcext:value-type="float">
            <text:p>0.009928000000002</text:p>
          </table:table-cell>
          <table:table-cell office:value-type="float" office:value="0.477762803234501" calcext:value-type="float">
            <text:p>0.477762803234501</text:p>
          </table:table-cell>
          <table:table-cell office:value-type="float" office:value="0.0041180000000054" calcext:value-type="float">
            <text:p>0.004118000000005</text:p>
          </table:table-cell>
        </table:table-row>
        <table:table-row table:style-name="ro1">
          <table:table-cell office:value-type="float" office:value="9347" calcext:value-type="float">
            <text:p>9347</text:p>
          </table:table-cell>
          <table:table-cell office:value-type="float" office:value="27" calcext:value-type="float">
            <text:p>27</text:p>
          </table:table-cell>
          <table:table-cell office:value-type="float" office:value="2517" calcext:value-type="float">
            <text:p>2517</text:p>
          </table:table-cell>
          <table:table-cell office:value-type="float" office:value="0.00357568533969011" calcext:value-type="float">
            <text:p>0.00357568533969</text:p>
          </table:table-cell>
          <table:table-cell office:value-type="float" office:value="0.0949049999999971" calcext:value-type="float">
            <text:p>0.094904999999997</text:p>
          </table:table-cell>
          <table:table-cell office:value-type="float" office:value="0.044497417560588" calcext:value-type="float">
            <text:p>0.044497417560588</text:p>
          </table:table-cell>
          <table:table-cell office:value-type="float" office:value="0.04658400000001" calcext:value-type="float">
            <text:p>0.04658400000001</text:p>
          </table:table-cell>
          <table:table-cell office:value-type="float" office:value="0.0385379419944378" calcext:value-type="float">
            <text:p>0.038537941994438</text:p>
          </table:table-cell>
          <table:table-cell office:value-type="float" office:value="0.0229349999999755" calcext:value-type="float">
            <text:p>0.022934999999976</text:p>
          </table:table-cell>
          <table:table-cell office:value-type="float" office:value="0.11005164878824" calcext:value-type="float">
            <text:p>0.11005164878824</text:p>
          </table:table-cell>
          <table:table-cell office:value-type="float" office:value="0.00827999999998497" calcext:value-type="float">
            <text:p>0.008279999999985</text:p>
          </table:table-cell>
          <table:table-cell office:value-type="float" office:value="0.483512117600318" calcext:value-type="float">
            <text:p>0.483512117600318</text:p>
          </table:table-cell>
          <table:table-cell office:value-type="float" office:value="0.0040260000000103" calcext:value-type="float">
            <text:p>0.00402600000001</text:p>
          </table:table-cell>
        </table:table-row>
        <table:table-row table:style-name="ro1">
          <table:table-cell office:value-type="float" office:value="9348" calcext:value-type="float">
            <text:p>9348</text:p>
          </table:table-cell>
          <table:table-cell office:value-type="float" office:value="27" calcext:value-type="float">
            <text:p>27</text:p>
          </table:table-cell>
          <table:table-cell office:value-type="float" office:value="2824" calcext:value-type="float">
            <text:p>2824</text:p>
          </table:table-cell>
          <table:table-cell office:value-type="float" office:value="0.00708215297450425" calcext:value-type="float">
            <text:p>0.007082152974504</text:p>
          </table:table-cell>
          <table:table-cell office:value-type="float" office:value="0.092291000000003" calcext:value-type="float">
            <text:p>0.092291000000003</text:p>
          </table:table-cell>
          <table:table-cell office:value-type="float" office:value="0.0456798866855524" calcext:value-type="float">
            <text:p>0.045679886685552</text:p>
          </table:table-cell>
          <table:table-cell office:value-type="float" office:value="0.0345070000000049" calcext:value-type="float">
            <text:p>0.034507000000005</text:p>
          </table:table-cell>
          <table:table-cell office:value-type="float" office:value="0.0651558073654391" calcext:value-type="float">
            <text:p>0.065155807365439</text:p>
          </table:table-cell>
          <table:table-cell office:value-type="float" office:value="0.0170589999999891" calcext:value-type="float">
            <text:p>0.017058999999989</text:p>
          </table:table-cell>
          <table:table-cell office:value-type="float" office:value="0.107648725212465" calcext:value-type="float">
            <text:p>0.107648725212465</text:p>
          </table:table-cell>
          <table:table-cell office:value-type="float" office:value="0.00885900000000106" calcext:value-type="float">
            <text:p>0.008859000000001</text:p>
          </table:table-cell>
          <table:table-cell office:value-type="float" office:value="0.309490084985836" calcext:value-type="float">
            <text:p>0.309490084985836</text:p>
          </table:table-cell>
          <table:table-cell office:value-type="float" office:value="0.00339599999999507" calcext:value-type="float">
            <text:p>0.003395999999995</text:p>
          </table:table-cell>
        </table:table-row>
        <table:table-row table:style-name="ro1">
          <table:table-cell office:value-type="float" office:value="9349" calcext:value-type="float">
            <text:p>9349</text:p>
          </table:table-cell>
          <table:table-cell office:value-type="float" office:value="27" calcext:value-type="float">
            <text:p>27</text:p>
          </table:table-cell>
          <table:table-cell office:value-type="float" office:value="2818" calcext:value-type="float">
            <text:p>2818</text:p>
          </table:table-cell>
          <table:table-cell office:value-type="float" office:value="0.0120652945351313" calcext:value-type="float">
            <text:p>0.012065294535131</text:p>
          </table:table-cell>
          <table:table-cell office:value-type="float" office:value="0.105328000000014" calcext:value-type="float">
            <text:p>0.105328000000014</text:p>
          </table:table-cell>
          <table:table-cell office:value-type="float" office:value="0.130589070262598" calcext:value-type="float">
            <text:p>0.130589070262598</text:p>
          </table:table-cell>
          <table:table-cell office:value-type="float" office:value="0.0435879999999998" calcext:value-type="float">
            <text:p>0.043588</text:p>
          </table:table-cell>
          <table:table-cell office:value-type="float" office:value="0.14833215046132" calcext:value-type="float">
            <text:p>0.14833215046132</text:p>
          </table:table-cell>
          <table:table-cell office:value-type="float" office:value="0.0185960000000023" calcext:value-type="float">
            <text:p>0.018596000000002</text:p>
          </table:table-cell>
          <table:table-cell office:value-type="float" office:value="0.176721078779276" calcext:value-type="float">
            <text:p>0.176721078779276</text:p>
          </table:table-cell>
          <table:table-cell office:value-type="float" office:value="0.00908099999999479" calcext:value-type="float">
            <text:p>0.009080999999995</text:p>
          </table:table-cell>
          <table:table-cell office:value-type="float" office:value="0.2902767920511" calcext:value-type="float">
            <text:p>0.2902767920511</text:p>
          </table:table-cell>
          <table:table-cell office:value-type="float" office:value="0.00378099999998938" calcext:value-type="float">
            <text:p>0.003780999999989</text:p>
          </table:table-cell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30" calcext:value-type="float">
            <text:p>30</text:p>
          </table:table-cell>
          <table:table-cell office:value-type="float" office:value="2523" calcext:value-type="float">
            <text:p>2523</text:p>
          </table:table-cell>
          <table:table-cell office:value-type="float" office:value="0.00435988902100674" calcext:value-type="float">
            <text:p>0.004359889021007</text:p>
          </table:table-cell>
          <table:table-cell office:value-type="float" office:value="0.141453000000013" calcext:value-type="float">
            <text:p>0.141453000000013</text:p>
          </table:table-cell>
          <table:table-cell office:value-type="float" office:value="0.0447879508521601" calcext:value-type="float">
            <text:p>0.04478795085216</text:p>
          </table:table-cell>
          <table:table-cell office:value-type="float" office:value="0.0444629999999933" calcext:value-type="float">
            <text:p>0.044462999999993</text:p>
          </table:table-cell>
          <table:table-cell office:value-type="float" office:value="0.215219976218787" calcext:value-type="float">
            <text:p>0.215219976218787</text:p>
          </table:table-cell>
          <table:table-cell office:value-type="float" office:value="0.0196900000000113" calcext:value-type="float">
            <text:p>0.019690000000011</text:p>
          </table:table-cell>
          <table:table-cell office:value-type="float" office:value="0.262782401902497" calcext:value-type="float">
            <text:p>0.262782401902497</text:p>
          </table:table-cell>
          <table:table-cell office:value-type="float" office:value="0.00961200000000417" calcext:value-type="float">
            <text:p>0.009612000000004</text:p>
          </table:table-cell>
          <table:table-cell office:value-type="float" office:value="0.385652001585414" calcext:value-type="float">
            <text:p>0.385652001585414</text:p>
          </table:table-cell>
          <table:table-cell office:value-type="float" office:value="0.00533500000001652" calcext:value-type="float">
            <text:p>0.005335000000017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  <table:table-cell office:value-type="float" office:value="30" calcext:value-type="float">
            <text:p>30</text:p>
          </table:table-cell>
          <table:table-cell office:value-type="float" office:value="3129" calcext:value-type="float">
            <text:p>3129</text:p>
          </table:table-cell>
          <table:table-cell office:value-type="float" office:value="0.004154682007031" calcext:value-type="float">
            <text:p>0.004154682007031</text:p>
          </table:table-cell>
          <table:table-cell office:value-type="float" office:value="0.163139999999999" calcext:value-type="float">
            <text:p>0.163139999999999</text:p>
          </table:table-cell>
          <table:table-cell office:value-type="float" office:value="0.0140620006391818" calcext:value-type="float">
            <text:p>0.014062000639182</text:p>
          </table:table-cell>
          <table:table-cell office:value-type="float" office:value="0.0755130000000008" calcext:value-type="float">
            <text:p>0.075513000000001</text:p>
          </table:table-cell>
          <table:table-cell office:value-type="float" office:value="0.0316395014381592" calcext:value-type="float">
            <text:p>0.031639501438159</text:p>
          </table:table-cell>
          <table:table-cell office:value-type="float" office:value="0.0331369999999822" calcext:value-type="float">
            <text:p>0.033136999999982</text:p>
          </table:table-cell>
          <table:table-cell office:value-type="float" office:value="0.105145413870246" calcext:value-type="float">
            <text:p>0.105145413870246</text:p>
          </table:table-cell>
          <table:table-cell office:value-type="float" office:value="0.0137359999999944" calcext:value-type="float">
            <text:p>0.013735999999995</text:p>
          </table:table-cell>
          <table:table-cell office:value-type="float" office:value="0.264940875679131" calcext:value-type="float">
            <text:p>0.264940875679131</text:p>
          </table:table-cell>
          <table:table-cell office:value-type="float" office:value="0.00487100000000851" calcext:value-type="float">
            <text:p>0.004871000000009</text:p>
          </table:table-cell>
        </table:table-row>
        <table:table-row table:style-name="ro1">
          <table:table-cell office:value-type="float" office:value="9352" calcext:value-type="float">
            <text:p>9352</text:p>
          </table:table-cell>
          <table:table-cell office:value-type="float" office:value="30" calcext:value-type="float">
            <text:p>30</text:p>
          </table:table-cell>
          <table:table-cell office:value-type="float" office:value="3419" calcext:value-type="float">
            <text:p>3419</text:p>
          </table:table-cell>
          <table:table-cell office:value-type="float" office:value="0.00438724773325534" calcext:value-type="float">
            <text:p>0.004387247733255</text:p>
          </table:table-cell>
          <table:table-cell office:value-type="float" office:value="0.136443999999997" calcext:value-type="float">
            <text:p>0.136443999999997</text:p>
          </table:table-cell>
          <table:table-cell office:value-type="float" office:value="0.0333430827727406" calcext:value-type="float">
            <text:p>0.033343082772741</text:p>
          </table:table-cell>
          <table:table-cell office:value-type="float" office:value="0.0769360000000035" calcext:value-type="float">
            <text:p>0.076936000000004</text:p>
          </table:table-cell>
          <table:table-cell office:value-type="float" office:value="0.052354489616847" calcext:value-type="float">
            <text:p>0.052354489616847</text:p>
          </table:table-cell>
          <table:table-cell office:value-type="float" office:value="0.0357279999999918" calcext:value-type="float">
            <text:p>0.035727999999992</text:p>
          </table:table-cell>
          <table:table-cell office:value-type="float" office:value="0.116700789704592" calcext:value-type="float">
            <text:p>0.116700789704592</text:p>
          </table:table-cell>
          <table:table-cell office:value-type="float" office:value="0.012724999999989" calcext:value-type="float">
            <text:p>0.012724999999989</text:p>
          </table:table-cell>
          <table:table-cell office:value-type="float" office:value="0.210295408014039" calcext:value-type="float">
            <text:p>0.210295408014039</text:p>
          </table:table-cell>
          <table:table-cell office:value-type="float" office:value="0.00645699999999749" calcext:value-type="float">
            <text:p>0.006456999999998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30" calcext:value-type="float">
            <text:p>30</text:p>
          </table:table-cell>
          <table:table-cell office:value-type="float" office:value="3809" calcext:value-type="float">
            <text:p>3809</text:p>
          </table:table-cell>
          <table:table-cell office:value-type="float" office:value="0.019690207403518" calcext:value-type="float">
            <text:p>0.019690207403518</text:p>
          </table:table-cell>
          <table:table-cell office:value-type="float" office:value="0.172008000000005" calcext:value-type="float">
            <text:p>0.172008000000005</text:p>
          </table:table-cell>
          <table:table-cell office:value-type="float" office:value="0.0286164347597795" calcext:value-type="float">
            <text:p>0.02861643475978</text:p>
          </table:table-cell>
          <table:table-cell office:value-type="float" office:value="0.0858179999999891" calcext:value-type="float">
            <text:p>0.085817999999989</text:p>
          </table:table-cell>
          <table:table-cell office:value-type="float" office:value="0.10212654239958" calcext:value-type="float">
            <text:p>0.10212654239958</text:p>
          </table:table-cell>
          <table:table-cell office:value-type="float" office:value="0.0488850000000127" calcext:value-type="float">
            <text:p>0.048885000000013</text:p>
          </table:table-cell>
          <table:table-cell office:value-type="float" office:value="0.165135206090837" calcext:value-type="float">
            <text:p>0.165135206090837</text:p>
          </table:table-cell>
          <table:table-cell office:value-type="float" office:value="0.0197259999999915" calcext:value-type="float">
            <text:p>0.019725999999992</text:p>
          </table:table-cell>
          <table:table-cell office:value-type="float" office:value="0.173011289052245" calcext:value-type="float">
            <text:p>0.173011289052245</text:p>
          </table:table-cell>
          <table:table-cell office:value-type="float" office:value="0.0063209999999998" calcext:value-type="float">
            <text:p>0.006321</text:p>
          </table:table-cell>
        </table:table-row>
        <table:table-row table:style-name="ro1">
          <table:table-cell office:value-type="float" office:value="9354" calcext:value-type="float">
            <text:p>9354</text:p>
          </table:table-cell>
          <table:table-cell office:value-type="float" office:value="30" calcext:value-type="float">
            <text:p>30</text:p>
          </table:table-cell>
          <table:table-cell office:value-type="float" office:value="3724" calcext:value-type="float">
            <text:p>3724</text:p>
          </table:table-cell>
          <table:table-cell office:value-type="float" office:value="0.0161117078410312" calcext:value-type="float">
            <text:p>0.016111707841031</text:p>
          </table:table-cell>
          <table:table-cell office:value-type="float" office:value="0.149983999999989" calcext:value-type="float">
            <text:p>0.149983999999989</text:p>
          </table:table-cell>
          <table:table-cell office:value-type="float" office:value="0.0400107411385607" calcext:value-type="float">
            <text:p>0.040010741138561</text:p>
          </table:table-cell>
          <table:table-cell office:value-type="float" office:value="0.0645139999999884" calcext:value-type="float">
            <text:p>0.064513999999989</text:p>
          </table:table-cell>
          <table:table-cell office:value-type="float" office:value="0.0628356605800215" calcext:value-type="float">
            <text:p>0.062835660580022</text:p>
          </table:table-cell>
          <table:table-cell office:value-type="float" office:value="0.0482889999999969" calcext:value-type="float">
            <text:p>0.048288999999997</text:p>
          </table:table-cell>
          <table:table-cell office:value-type="float" office:value="0.103114930182599" calcext:value-type="float">
            <text:p>0.103114930182599</text:p>
          </table:table-cell>
          <table:table-cell office:value-type="float" office:value="0.0290999999999855" calcext:value-type="float">
            <text:p>0.029099999999986</text:p>
          </table:table-cell>
          <table:table-cell office:value-type="float" office:value="0.261546723952739" calcext:value-type="float">
            <text:p>0.261546723952739</text:p>
          </table:table-cell>
          <table:table-cell office:value-type="float" office:value="0.00737699999999109" calcext:value-type="float">
            <text:p>0.007376999999991</text:p>
          </table:table-cell>
        </table:table-row>
        <table:table-row table:style-name="ro1">
          <table:table-cell office:value-type="float" office:value="9355" calcext:value-type="float">
            <text:p>9355</text:p>
          </table:table-cell>
          <table:table-cell office:value-type="float" office:value="30" calcext:value-type="float">
            <text:p>30</text:p>
          </table:table-cell>
          <table:table-cell office:value-type="float" office:value="3691" calcext:value-type="float">
            <text:p>3691</text:p>
          </table:table-cell>
          <table:table-cell office:value-type="float" office:value="0.00948252506095909" calcext:value-type="float">
            <text:p>0.009482525060959</text:p>
          </table:table-cell>
          <table:table-cell office:value-type="float" office:value="0.184332999999995" calcext:value-type="float">
            <text:p>0.184332999999995</text:p>
          </table:table-cell>
          <table:table-cell office:value-type="float" office:value="0.0273638580330534" calcext:value-type="float">
            <text:p>0.027363858033053</text:p>
          </table:table-cell>
          <table:table-cell office:value-type="float" office:value="0.0779210000000035" calcext:value-type="float">
            <text:p>0.077921000000004</text:p>
          </table:table-cell>
          <table:table-cell office:value-type="float" office:value="0.051747493904091" calcext:value-type="float">
            <text:p>0.051747493904091</text:p>
          </table:table-cell>
          <table:table-cell office:value-type="float" office:value="0.0463349999999849" calcext:value-type="float">
            <text:p>0.046334999999985</text:p>
          </table:table-cell>
          <table:table-cell office:value-type="float" office:value="0.122189108642644" calcext:value-type="float">
            <text:p>0.122189108642644</text:p>
          </table:table-cell>
          <table:table-cell office:value-type="float" office:value="0.0158470000000079" calcext:value-type="float">
            <text:p>0.015847000000008</text:p>
          </table:table-cell>
          <table:table-cell office:value-type="float" office:value="0.26849092386887" calcext:value-type="float">
            <text:p>0.26849092386887</text:p>
          </table:table-cell>
          <table:table-cell office:value-type="float" office:value="0.00603600000000881" calcext:value-type="float">
            <text:p>0.006036000000009</text:p>
          </table:table-cell>
        </table:table-row>
        <table:table-row table:style-name="ro1">
          <table:table-cell office:value-type="float" office:value="9356" calcext:value-type="float">
            <text:p>9356</text:p>
          </table:table-cell>
          <table:table-cell office:value-type="float" office:value="30" calcext:value-type="float">
            <text:p>30</text:p>
          </table:table-cell>
          <table:table-cell office:value-type="float" office:value="3563" calcext:value-type="float">
            <text:p>3563</text:p>
          </table:table-cell>
          <table:table-cell office:value-type="float" office:value="0.0547291608195341" calcext:value-type="float">
            <text:p>0.054729160819534</text:p>
          </table:table-cell>
          <table:table-cell office:value-type="float" office:value="0.194663999999989" calcext:value-type="float">
            <text:p>0.194663999999989</text:p>
          </table:table-cell>
          <table:table-cell office:value-type="float" office:value="0.0808307605950042" calcext:value-type="float">
            <text:p>0.080830760595004</text:p>
          </table:table-cell>
          <table:table-cell office:value-type="float" office:value="0.054436999999993" calcext:value-type="float">
            <text:p>0.054436999999993</text:p>
          </table:table-cell>
          <table:table-cell office:value-type="float" office:value="0.191692394049958" calcext:value-type="float">
            <text:p>0.191692394049958</text:p>
          </table:table-cell>
          <table:table-cell office:value-type="float" office:value="0.0320299999999918" calcext:value-type="float">
            <text:p>0.032029999999992</text:p>
          </table:table-cell>
          <table:table-cell office:value-type="float" office:value="0.22537187763121" calcext:value-type="float">
            <text:p>0.22537187763121</text:p>
          </table:table-cell>
          <table:table-cell office:value-type="float" office:value="0.0183600000000013" calcext:value-type="float">
            <text:p>0.018360000000001</text:p>
          </table:table-cell>
          <table:table-cell office:value-type="float" office:value="0.326410328374965" calcext:value-type="float">
            <text:p>0.326410328374965</text:p>
          </table:table-cell>
          <table:table-cell office:value-type="float" office:value="0.00521000000001948" calcext:value-type="float">
            <text:p>0.005210000000019</text:p>
          </table:table-cell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30" calcext:value-type="float">
            <text:p>30</text:p>
          </table:table-cell>
          <table:table-cell office:value-type="float" office:value="3474" calcext:value-type="float">
            <text:p>3474</text:p>
          </table:table-cell>
          <table:table-cell office:value-type="float" office:value="0.00172711571675302" calcext:value-type="float">
            <text:p>0.001727115716753</text:p>
          </table:table-cell>
          <table:table-cell office:value-type="float" office:value="0.154923999999994" calcext:value-type="float">
            <text:p>0.154923999999994</text:p>
          </table:table-cell>
          <table:table-cell office:value-type="float" office:value="0.0731145653425446" calcext:value-type="float">
            <text:p>0.073114565342545</text:p>
          </table:table-cell>
          <table:table-cell office:value-type="float" office:value="0.0707490000000064" calcext:value-type="float">
            <text:p>0.070749000000006</text:p>
          </table:table-cell>
          <table:table-cell office:value-type="float" office:value="0.113413932066782" calcext:value-type="float">
            <text:p>0.113413932066782</text:p>
          </table:table-cell>
          <table:table-cell office:value-type="float" office:value="0.0325780000000009" calcext:value-type="float">
            <text:p>0.032578000000001</text:p>
          </table:table-cell>
          <table:table-cell office:value-type="float" office:value="0.142199194012666" calcext:value-type="float">
            <text:p>0.142199194012666</text:p>
          </table:table-cell>
          <table:table-cell office:value-type="float" office:value="0.0161489999999986" calcext:value-type="float">
            <text:p>0.016148999999999</text:p>
          </table:table-cell>
          <table:table-cell office:value-type="float" office:value="0.265975820379965" calcext:value-type="float">
            <text:p>0.265975820379965</text:p>
          </table:table-cell>
          <table:table-cell office:value-type="float" office:value="0.00573800000000802" calcext:value-type="float">
            <text:p>0.005738000000008</text:p>
          </table:table-cell>
        </table:table-row>
        <table:table-row table:style-name="ro1">
          <table:table-cell office:value-type="float" office:value="9358" calcext:value-type="float">
            <text:p>9358</text:p>
          </table:table-cell>
          <table:table-cell office:value-type="float" office:value="30" calcext:value-type="float">
            <text:p>30</text:p>
          </table:table-cell>
          <table:table-cell office:value-type="float" office:value="3757" calcext:value-type="float">
            <text:p>3757</text:p>
          </table:table-cell>
          <table:table-cell office:value-type="float" office:value="0.0407239819004525" calcext:value-type="float">
            <text:p>0.040723981900453</text:p>
          </table:table-cell>
          <table:table-cell office:value-type="float" office:value="0.154471999999998" calcext:value-type="float">
            <text:p>0.154471999999998</text:p>
          </table:table-cell>
          <table:table-cell office:value-type="float" office:value="0.0630822464732499" calcext:value-type="float">
            <text:p>0.06308224647325</text:p>
          </table:table-cell>
          <table:table-cell office:value-type="float" office:value="0.0796830000000028" calcext:value-type="float">
            <text:p>0.079683000000003</text:p>
          </table:table-cell>
          <table:table-cell office:value-type="float" office:value="0.0817141336172478" calcext:value-type="float">
            <text:p>0.081714133617248</text:p>
          </table:table-cell>
          <table:table-cell office:value-type="float" office:value="0.035702999999998" calcext:value-type="float">
            <text:p>0.035702999999998</text:p>
          </table:table-cell>
          <table:table-cell office:value-type="float" office:value="0.132286398722385" calcext:value-type="float">
            <text:p>0.132286398722385</text:p>
          </table:table-cell>
          <table:table-cell office:value-type="float" office:value="0.0129929999999803" calcext:value-type="float">
            <text:p>0.01299299999998</text:p>
          </table:table-cell>
          <table:table-cell office:value-type="float" office:value="0.254724514240085" calcext:value-type="float">
            <text:p>0.254724514240085</text:p>
          </table:table-cell>
          <table:table-cell office:value-type="float" office:value="0.00547400000000664" calcext:value-type="float">
            <text:p>0.005474000000007</text:p>
          </table:table-cell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30" calcext:value-type="float">
            <text:p>30</text:p>
          </table:table-cell>
          <table:table-cell office:value-type="float" office:value="3590" calcext:value-type="float">
            <text:p>3590</text:p>
          </table:table-cell>
          <table:table-cell office:value-type="float" office:value="0.00668523676880223" calcext:value-type="float">
            <text:p>0.006685236768802</text:p>
          </table:table-cell>
          <table:table-cell office:value-type="float" office:value="0.159797000000012" calcext:value-type="float">
            <text:p>0.159797000000012</text:p>
          </table:table-cell>
          <table:table-cell office:value-type="float" office:value="0.0181058495821727" calcext:value-type="float">
            <text:p>0.018105849582173</text:p>
          </table:table-cell>
          <table:table-cell office:value-type="float" office:value="0.0571870000000132" calcext:value-type="float">
            <text:p>0.057187000000013</text:p>
          </table:table-cell>
          <table:table-cell office:value-type="float" office:value="0.0334261838440111" calcext:value-type="float">
            <text:p>0.033426183844011</text:p>
          </table:table-cell>
          <table:table-cell office:value-type="float" office:value="0.0345999999999975" calcext:value-type="float">
            <text:p>0.034599999999998</text:p>
          </table:table-cell>
          <table:table-cell office:value-type="float" office:value="0.20891364902507" calcext:value-type="float">
            <text:p>0.20891364902507</text:p>
          </table:table-cell>
          <table:table-cell office:value-type="float" office:value="0.0196789999999965" calcext:value-type="float">
            <text:p>0.019678999999997</text:p>
          </table:table-cell>
          <table:table-cell office:value-type="float" office:value="0.35933147632312" calcext:value-type="float">
            <text:p>0.35933147632312</text:p>
          </table:table-cell>
          <table:table-cell office:value-type="float" office:value="0.00534899999999539" calcext:value-type="float">
            <text:p>0.005348999999995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30" calcext:value-type="float">
            <text:p>30</text:p>
          </table:table-cell>
          <table:table-cell office:value-type="float" office:value="2871" calcext:value-type="float">
            <text:p>2871</text:p>
          </table:table-cell>
          <table:table-cell office:value-type="float" office:value="-0.0477185649599443" calcext:value-type="float">
            <text:p>-0.047718564959944</text:p>
          </table:table-cell>
          <table:table-cell office:value-type="float" office:value="0.122107000000014" calcext:value-type="float">
            <text:p>0.122107000000014</text:p>
          </table:table-cell>
          <table:table-cell office:value-type="float" office:value="0.0351793800069662" calcext:value-type="float">
            <text:p>0.035179380006966</text:p>
          </table:table-cell>
          <table:table-cell office:value-type="float" office:value="0.0542650000000009" calcext:value-type="float">
            <text:p>0.054265000000001</text:p>
          </table:table-cell>
          <table:table-cell office:value-type="float" office:value="0.0943921978404737" calcext:value-type="float">
            <text:p>0.094392197840474</text:p>
          </table:table-cell>
          <table:table-cell office:value-type="float" office:value="0.0246779999999944" calcext:value-type="float">
            <text:p>0.024677999999995</text:p>
          </table:table-cell>
          <table:table-cell office:value-type="float" office:value="0.136189481017067" calcext:value-type="float">
            <text:p>0.136189481017067</text:p>
          </table:table-cell>
          <table:table-cell office:value-type="float" office:value="0.0114989999999864" calcext:value-type="float">
            <text:p>0.011498999999986</text:p>
          </table:table-cell>
          <table:table-cell office:value-type="float" office:value="0.285963079066527" calcext:value-type="float">
            <text:p>0.285963079066527</text:p>
          </table:table-cell>
          <table:table-cell office:value-type="float" office:value="0.00440799999999797" calcext:value-type="float">
            <text:p>0.004407999999998</text:p>
          </table:table-cell>
        </table:table-row>
        <table:table-row table:style-name="ro1">
          <table:table-cell office:value-type="float" office:value="9361" calcext:value-type="float">
            <text:p>9361</text:p>
          </table:table-cell>
          <table:table-cell office:value-type="float" office:value="30" calcext:value-type="float">
            <text:p>30</text:p>
          </table:table-cell>
          <table:table-cell office:value-type="float" office:value="4030" calcext:value-type="float">
            <text:p>4030</text:p>
          </table:table-cell>
          <table:table-cell office:value-type="float" office:value="0.0362282878411911" calcext:value-type="float">
            <text:p>0.036228287841191</text:p>
          </table:table-cell>
          <table:table-cell office:value-type="float" office:value="0.154375000000002" calcext:value-type="float">
            <text:p>0.154375000000002</text:p>
          </table:table-cell>
          <table:table-cell office:value-type="float" office:value="0.00992555831265509" calcext:value-type="float">
            <text:p>0.009925558312655</text:p>
          </table:table-cell>
          <table:table-cell office:value-type="float" office:value="0.0664039999999915" calcext:value-type="float">
            <text:p>0.066403999999992</text:p>
          </table:table-cell>
          <table:table-cell office:value-type="float" office:value="0.0521091811414392" calcext:value-type="float">
            <text:p>0.052109181141439</text:p>
          </table:table-cell>
          <table:table-cell office:value-type="float" office:value="0.0320480000000032" calcext:value-type="float">
            <text:p>0.032048000000003</text:p>
          </table:table-cell>
          <table:table-cell office:value-type="float" office:value="0.0818858560794045" calcext:value-type="float">
            <text:p>0.081885856079405</text:p>
          </table:table-cell>
          <table:table-cell office:value-type="float" office:value="0.021129000000002" calcext:value-type="float">
            <text:p>0.021129000000002</text:p>
          </table:table-cell>
          <table:table-cell office:value-type="float" office:value="0.205955334987593" calcext:value-type="float">
            <text:p>0.205955334987593</text:p>
          </table:table-cell>
          <table:table-cell office:value-type="float" office:value="0.010091000000017" calcext:value-type="float">
            <text:p>0.010091000000017</text:p>
          </table:table-cell>
        </table:table-row>
        <table:table-row table:style-name="ro1">
          <table:table-cell office:value-type="float" office:value="9362" calcext:value-type="float">
            <text:p>9362</text:p>
          </table:table-cell>
          <table:table-cell office:value-type="float" office:value="30" calcext:value-type="float">
            <text:p>30</text:p>
          </table:table-cell>
          <table:table-cell office:value-type="float" office:value="3059" calcext:value-type="float">
            <text:p>3059</text:p>
          </table:table-cell>
          <table:table-cell office:value-type="float" office:value="0.0055573716900948" calcext:value-type="float">
            <text:p>0.005557371690095</text:p>
          </table:table-cell>
          <table:table-cell office:value-type="float" office:value="0.115332000000009" calcext:value-type="float">
            <text:p>0.115332000000009</text:p>
          </table:table-cell>
          <table:table-cell office:value-type="float" office:value="0.0863027133050016" calcext:value-type="float">
            <text:p>0.086302713305002</text:p>
          </table:table-cell>
          <table:table-cell office:value-type="float" office:value="0.043036000000015" calcext:value-type="float">
            <text:p>0.043036000000015</text:p>
          </table:table-cell>
          <table:table-cell office:value-type="float" office:value="0.127165740438052" calcext:value-type="float">
            <text:p>0.127165740438052</text:p>
          </table:table-cell>
          <table:table-cell office:value-type="float" office:value="0.0252049999999997" calcext:value-type="float">
            <text:p>0.025205</text:p>
          </table:table-cell>
          <table:table-cell office:value-type="float" office:value="0.287348806799608" calcext:value-type="float">
            <text:p>0.287348806799608</text:p>
          </table:table-cell>
          <table:table-cell office:value-type="float" office:value="0.0118789999999933" calcext:value-type="float">
            <text:p>0.011878999999993</text:p>
          </table:table-cell>
          <table:table-cell office:value-type="float" office:value="0.64040536122916" calcext:value-type="float">
            <text:p>0.64040536122916</text:p>
          </table:table-cell>
          <table:table-cell office:value-type="float" office:value="0.0041389999999808" calcext:value-type="float">
            <text:p>0.004138999999981</text:p>
          </table:table-cell>
        </table:table-row>
        <table:table-row table:style-name="ro1">
          <table:table-cell office:value-type="float" office:value="9363" calcext:value-type="float">
            <text:p>9363</text:p>
          </table:table-cell>
          <table:table-cell office:value-type="float" office:value="30" calcext:value-type="float">
            <text:p>30</text:p>
          </table:table-cell>
          <table:table-cell office:value-type="float" office:value="3236" calcext:value-type="float">
            <text:p>3236</text:p>
          </table:table-cell>
          <table:table-cell office:value-type="float" office:value="0.00618046971569839" calcext:value-type="float">
            <text:p>0.006180469715698</text:p>
          </table:table-cell>
          <table:table-cell office:value-type="float" office:value="0.131670999999997" calcext:value-type="float">
            <text:p>0.131670999999997</text:p>
          </table:table-cell>
          <table:table-cell office:value-type="float" office:value="0.0404820766378245" calcext:value-type="float">
            <text:p>0.040482076637825</text:p>
          </table:table-cell>
          <table:table-cell office:value-type="float" office:value="0.0515879999999953" calcext:value-type="float">
            <text:p>0.051587999999995</text:p>
          </table:table-cell>
          <table:table-cell office:value-type="float" office:value="0.174907292954265" calcext:value-type="float">
            <text:p>0.174907292954265</text:p>
          </table:table-cell>
          <table:table-cell office:value-type="float" office:value="0.0262069999999994" calcext:value-type="float">
            <text:p>0.026207</text:p>
          </table:table-cell>
          <table:table-cell office:value-type="float" office:value="0.208899876390606" calcext:value-type="float">
            <text:p>0.208899876390606</text:p>
          </table:table-cell>
          <table:table-cell office:value-type="float" office:value="0.0114120000000071" calcext:value-type="float">
            <text:p>0.011412000000007</text:p>
          </table:table-cell>
          <table:table-cell office:value-type="float" office:value="0.351050679851669" calcext:value-type="float">
            <text:p>0.351050679851669</text:p>
          </table:table-cell>
          <table:table-cell office:value-type="float" office:value="0.0046870000000041" calcext:value-type="float">
            <text:p>0.004687000000004</text:p>
          </table:table-cell>
        </table:table-row>
        <table:table-row table:style-name="ro1">
          <table:table-cell office:value-type="float" office:value="9364" calcext:value-type="float">
            <text:p>9364</text:p>
          </table:table-cell>
          <table:table-cell office:value-type="float" office:value="30" calcext:value-type="float">
            <text:p>30</text:p>
          </table:table-cell>
          <table:table-cell office:value-type="float" office:value="2730" calcext:value-type="float">
            <text:p>2730</text:p>
          </table:table-cell>
          <table:table-cell office:value-type="float" office:value="0.00512820512820513" calcext:value-type="float">
            <text:p>0.005128205128205</text:p>
          </table:table-cell>
          <table:table-cell office:value-type="float" office:value="0.116804999999999" calcext:value-type="float">
            <text:p>0.116804999999999</text:p>
          </table:table-cell>
          <table:table-cell office:value-type="float" office:value="0.104395604395604" calcext:value-type="float">
            <text:p>0.104395604395604</text:p>
          </table:table-cell>
          <table:table-cell office:value-type="float" office:value="0.0458459999999974" calcext:value-type="float">
            <text:p>0.045845999999997</text:p>
          </table:table-cell>
          <table:table-cell office:value-type="float" office:value="0.124542124542125" calcext:value-type="float">
            <text:p>0.124542124542125</text:p>
          </table:table-cell>
          <table:table-cell office:value-type="float" office:value="0.0296989999999937" calcext:value-type="float">
            <text:p>0.029698999999994</text:p>
          </table:table-cell>
          <table:table-cell office:value-type="float" office:value="0.26007326007326" calcext:value-type="float">
            <text:p>0.26007326007326</text:p>
          </table:table-cell>
          <table:table-cell office:value-type="float" office:value="0.00962100000000987" calcext:value-type="float">
            <text:p>0.00962100000001</text:p>
          </table:table-cell>
          <table:table-cell office:value-type="float" office:value="0.395604395604396" calcext:value-type="float">
            <text:p>0.395604395604396</text:p>
          </table:table-cell>
          <table:table-cell office:value-type="float" office:value="0.00369799999999998" calcext:value-type="float">
            <text:p>0.003698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30" calcext:value-type="float">
            <text:p>30</text:p>
          </table:table-cell>
          <table:table-cell office:value-type="float" office:value="3105" calcext:value-type="float">
            <text:p>3105</text:p>
          </table:table-cell>
          <table:table-cell office:value-type="float" office:value="0.0254428341384863" calcext:value-type="float">
            <text:p>0.025442834138486</text:p>
          </table:table-cell>
          <table:table-cell office:value-type="float" office:value="0.150478000000021" calcext:value-type="float">
            <text:p>0.150478000000021</text:p>
          </table:table-cell>
          <table:table-cell office:value-type="float" office:value="0.035426731078905" calcext:value-type="float">
            <text:p>0.035426731078905</text:p>
          </table:table-cell>
          <table:table-cell office:value-type="float" office:value="0.058936999999986" calcext:value-type="float">
            <text:p>0.058936999999986</text:p>
          </table:table-cell>
          <table:table-cell office:value-type="float" office:value="0.0531400966183575" calcext:value-type="float">
            <text:p>0.053140096618358</text:p>
          </table:table-cell>
          <table:table-cell office:value-type="float" office:value="0.0248820000000052" calcext:value-type="float">
            <text:p>0.024882000000005</text:p>
          </table:table-cell>
          <table:table-cell office:value-type="float" office:value="0.0982286634460548" calcext:value-type="float">
            <text:p>0.098228663446055</text:p>
          </table:table-cell>
          <table:table-cell office:value-type="float" office:value="0.016020999999995" calcext:value-type="float">
            <text:p>0.016020999999995</text:p>
          </table:table-cell>
          <table:table-cell office:value-type="float" office:value="0.307568438003221" calcext:value-type="float">
            <text:p>0.307568438003221</text:p>
          </table:table-cell>
          <table:table-cell office:value-type="float" office:value="0.00489899999999466" calcext:value-type="float">
            <text:p>0.004898999999995</text:p>
          </table:table-cell>
        </table:table-row>
        <table:table-row table:style-name="ro1">
          <table:table-cell office:value-type="float" office:value="9366" calcext:value-type="float">
            <text:p>9366</text:p>
          </table:table-cell>
          <table:table-cell office:value-type="float" office:value="30" calcext:value-type="float">
            <text:p>30</text:p>
          </table:table-cell>
          <table:table-cell office:value-type="float" office:value="3383" calcext:value-type="float">
            <text:p>3383</text:p>
          </table:table-cell>
          <table:table-cell office:value-type="float" office:value="0.0150753768844221" calcext:value-type="float">
            <text:p>0.015075376884422</text:p>
          </table:table-cell>
          <table:table-cell office:value-type="float" office:value="0.131435999999994" calcext:value-type="float">
            <text:p>0.131435999999994</text:p>
          </table:table-cell>
          <table:table-cell office:value-type="float" office:value="0.0260124150162578" calcext:value-type="float">
            <text:p>0.026012415016258</text:p>
          </table:table-cell>
          <table:table-cell office:value-type="float" office:value="0.0538930000000022" calcext:value-type="float">
            <text:p>0.053893000000002</text:p>
          </table:table-cell>
          <table:table-cell office:value-type="float" office:value="0.0452261306532663" calcext:value-type="float">
            <text:p>0.045226130653266</text:p>
          </table:table-cell>
          <table:table-cell office:value-type="float" office:value="0.0306610000000092" calcext:value-type="float">
            <text:p>0.030661000000009</text:p>
          </table:table-cell>
          <table:table-cell office:value-type="float" office:value="0.0836535619272835" calcext:value-type="float">
            <text:p>0.083653561927284</text:p>
          </table:table-cell>
          <table:table-cell office:value-type="float" office:value="0.0144549999999981" calcext:value-type="float">
            <text:p>0.014454999999998</text:p>
          </table:table-cell>
          <table:table-cell office:value-type="float" office:value="0.379249187112031" calcext:value-type="float">
            <text:p>0.379249187112031</text:p>
          </table:table-cell>
          <table:table-cell office:value-type="float" office:value="0.00467799999999841" calcext:value-type="float">
            <text:p>0.004677999999998</text:p>
          </table:table-cell>
        </table:table-row>
        <table:table-row table:style-name="ro1">
          <table:table-cell office:value-type="float" office:value="9367" calcext:value-type="float">
            <text:p>9367</text:p>
          </table:table-cell>
          <table:table-cell office:value-type="float" office:value="30" calcext:value-type="float">
            <text:p>30</text:p>
          </table:table-cell>
          <table:table-cell office:value-type="float" office:value="3444" calcext:value-type="float">
            <text:p>3444</text:p>
          </table:table-cell>
          <table:table-cell office:value-type="float" office:value="0.0150987224157956" calcext:value-type="float">
            <text:p>0.015098722415796</text:p>
          </table:table-cell>
          <table:table-cell office:value-type="float" office:value="0.128689999999992" calcext:value-type="float">
            <text:p>0.128689999999992</text:p>
          </table:table-cell>
          <table:table-cell office:value-type="float" office:value="0.0737514518002323" calcext:value-type="float">
            <text:p>0.073751451800232</text:p>
          </table:table-cell>
          <table:table-cell office:value-type="float" office:value="0.0589709999999855" calcext:value-type="float">
            <text:p>0.058970999999986</text:p>
          </table:table-cell>
          <table:table-cell office:value-type="float" office:value="0.0911730545876887" calcext:value-type="float">
            <text:p>0.091173054587689</text:p>
          </table:table-cell>
          <table:table-cell office:value-type="float" office:value="0.0305079999999975" calcext:value-type="float">
            <text:p>0.030507999999998</text:p>
          </table:table-cell>
          <table:table-cell office:value-type="float" office:value="0.175377468060395" calcext:value-type="float">
            <text:p>0.175377468060395</text:p>
          </table:table-cell>
          <table:table-cell office:value-type="float" office:value="0.0144530000000032" calcext:value-type="float">
            <text:p>0.014453000000003</text:p>
          </table:table-cell>
          <table:table-cell office:value-type="float" office:value="0.274099883855981" calcext:value-type="float">
            <text:p>0.274099883855981</text:p>
          </table:table-cell>
          <table:table-cell office:value-type="float" office:value="0.00807099999998684" calcext:value-type="float">
            <text:p>0.008070999999987</text:p>
          </table:table-cell>
        </table:table-row>
        <table:table-row table:style-name="ro1">
          <table:table-cell office:value-type="float" office:value="9368" calcext:value-type="float">
            <text:p>9368</text:p>
          </table:table-cell>
          <table:table-cell office:value-type="float" office:value="30" calcext:value-type="float">
            <text:p>30</text:p>
          </table:table-cell>
          <table:table-cell office:value-type="float" office:value="3088" calcext:value-type="float">
            <text:p>3088</text:p>
          </table:table-cell>
          <table:table-cell office:value-type="float" office:value="0.0038860103626943" calcext:value-type="float">
            <text:p>0.003886010362694</text:p>
          </table:table-cell>
          <table:table-cell office:value-type="float" office:value="0.125010000000003" calcext:value-type="float">
            <text:p>0.125010000000003</text:p>
          </table:table-cell>
          <table:table-cell office:value-type="float" office:value="0.00259067357512953" calcext:value-type="float">
            <text:p>0.00259067357513</text:p>
          </table:table-cell>
          <table:table-cell office:value-type="float" office:value="0.0482369999999861" calcext:value-type="float">
            <text:p>0.048236999999986</text:p>
          </table:table-cell>
          <table:table-cell office:value-type="float" office:value="0.0576424870466321" calcext:value-type="float">
            <text:p>0.057642487046632</text:p>
          </table:table-cell>
          <table:table-cell office:value-type="float" office:value="0.026851999999991" calcext:value-type="float">
            <text:p>0.026851999999991</text:p>
          </table:table-cell>
          <table:table-cell office:value-type="float" office:value="0.112694300518135" calcext:value-type="float">
            <text:p>0.112694300518135</text:p>
          </table:table-cell>
          <table:table-cell office:value-type="float" office:value="0.012289999999993" calcext:value-type="float">
            <text:p>0.012289999999993</text:p>
          </table:table-cell>
          <table:table-cell office:value-type="float" office:value="0.400906735751295" calcext:value-type="float">
            <text:p>0.400906735751295</text:p>
          </table:table-cell>
          <table:table-cell office:value-type="float" office:value="0.00782599999999434" calcext:value-type="float">
            <text:p>0.007825999999994</text:p>
          </table:table-cell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30" calcext:value-type="float">
            <text:p>30</text:p>
          </table:table-cell>
          <table:table-cell office:value-type="float" office:value="4165" calcext:value-type="float">
            <text:p>4165</text:p>
          </table:table-cell>
          <table:table-cell office:value-type="float" office:value="0.0237695078031212" calcext:value-type="float">
            <text:p>0.023769507803121</text:p>
          </table:table-cell>
          <table:table-cell office:value-type="float" office:value="0.219235000000012" calcext:value-type="float">
            <text:p>0.219235000000012</text:p>
          </table:table-cell>
          <table:table-cell office:value-type="float" office:value="0.0336134453781513" calcext:value-type="float">
            <text:p>0.033613445378151</text:p>
          </table:table-cell>
          <table:table-cell office:value-type="float" office:value="0.089067" calcext:value-type="float">
            <text:p>0.089067</text:p>
          </table:table-cell>
          <table:table-cell office:value-type="float" office:value="0.0444177671068427" calcext:value-type="float">
            <text:p>0.044417767106843</text:p>
          </table:table-cell>
          <table:table-cell office:value-type="float" office:value="0.0486689999999896" calcext:value-type="float">
            <text:p>0.04866899999999</text:p>
          </table:table-cell>
          <table:table-cell office:value-type="float" office:value="0.12124849939976" calcext:value-type="float">
            <text:p>0.12124849939976</text:p>
          </table:table-cell>
          <table:table-cell office:value-type="float" office:value="0.016206000000011" calcext:value-type="float">
            <text:p>0.016206000000011</text:p>
          </table:table-cell>
          <table:table-cell office:value-type="float" office:value="0.231692677070828" calcext:value-type="float">
            <text:p>0.231692677070828</text:p>
          </table:table-cell>
          <table:table-cell office:value-type="float" office:value="0.00639499999999771" calcext:value-type="float">
            <text:p>0.006394999999998</text:p>
          </table:table-cell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30" calcext:value-type="float">
            <text:p>30</text:p>
          </table:table-cell>
          <table:table-cell office:value-type="float" office:value="3777" calcext:value-type="float">
            <text:p>3777</text:p>
          </table:table-cell>
          <table:table-cell office:value-type="float" office:value="0.00450092666137146" calcext:value-type="float">
            <text:p>0.004500926661371</text:p>
          </table:table-cell>
          <table:table-cell office:value-type="float" office:value="0.166985999999994" calcext:value-type="float">
            <text:p>0.166985999999994</text:p>
          </table:table-cell>
          <table:table-cell office:value-type="float" office:value="0.0270055599682288" calcext:value-type="float">
            <text:p>0.027005559968229</text:p>
          </table:table-cell>
          <table:table-cell office:value-type="float" office:value="0.0679540000000003" calcext:value-type="float">
            <text:p>0.067954</text:p>
          </table:table-cell>
          <table:table-cell office:value-type="float" office:value="0.0865766481334392" calcext:value-type="float">
            <text:p>0.086576648133439</text:p>
          </table:table-cell>
          <table:table-cell office:value-type="float" office:value="0.0283530000000098" calcext:value-type="float">
            <text:p>0.02835300000001</text:p>
          </table:table-cell>
          <table:table-cell office:value-type="float" office:value="0.136881122584061" calcext:value-type="float">
            <text:p>0.136881122584061</text:p>
          </table:table-cell>
          <table:table-cell office:value-type="float" office:value="0.0139790000000062" calcext:value-type="float">
            <text:p>0.013979000000006</text:p>
          </table:table-cell>
          <table:table-cell office:value-type="float" office:value="0.258670902832936" calcext:value-type="float">
            <text:p>0.258670902832936</text:p>
          </table:table-cell>
          <table:table-cell office:value-type="float" office:value="0.00565199999998356" calcext:value-type="float">
            <text:p>0.005651999999984</text:p>
          </table:table-cell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30" calcext:value-type="float">
            <text:p>30</text:p>
          </table:table-cell>
          <table:table-cell office:value-type="float" office:value="3415" calcext:value-type="float">
            <text:p>3415</text:p>
          </table:table-cell>
          <table:table-cell office:value-type="float" office:value="0.0307467057101025" calcext:value-type="float">
            <text:p>0.030746705710103</text:p>
          </table:table-cell>
          <table:table-cell office:value-type="float" office:value="0.15445800000002" calcext:value-type="float">
            <text:p>0.15445800000002</text:p>
          </table:table-cell>
          <table:table-cell office:value-type="float" office:value="0.0629575402635432" calcext:value-type="float">
            <text:p>0.062957540263543</text:p>
          </table:table-cell>
          <table:table-cell office:value-type="float" office:value="0.0755600000000101" calcext:value-type="float">
            <text:p>0.07556000000001</text:p>
          </table:table-cell>
          <table:table-cell office:value-type="float" office:value="0.0775988286969253" calcext:value-type="float">
            <text:p>0.077598828696925</text:p>
          </table:table-cell>
          <table:table-cell office:value-type="float" office:value="0.0356530000000106" calcext:value-type="float">
            <text:p>0.035653000000011</text:p>
          </table:table-cell>
          <table:table-cell office:value-type="float" office:value="0.115666178623719" calcext:value-type="float">
            <text:p>0.115666178623719</text:p>
          </table:table-cell>
          <table:table-cell office:value-type="float" office:value="0.0194619999999901" calcext:value-type="float">
            <text:p>0.01946199999999</text:p>
          </table:table-cell>
          <table:table-cell office:value-type="float" office:value="0.224011713030747" calcext:value-type="float">
            <text:p>0.224011713030747</text:p>
          </table:table-cell>
          <table:table-cell office:value-type="float" office:value="0.00920600000000604" calcext:value-type="float">
            <text:p>0.009206000000006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30" calcext:value-type="float">
            <text:p>30</text:p>
          </table:table-cell>
          <table:table-cell office:value-type="float" office:value="3802" calcext:value-type="float">
            <text:p>3802</text:p>
          </table:table-cell>
          <table:table-cell office:value-type="float" office:value="0.00315623356128353" calcext:value-type="float">
            <text:p>0.003156233561284</text:p>
          </table:table-cell>
          <table:table-cell office:value-type="float" office:value="0.139372000000009" calcext:value-type="float">
            <text:p>0.139372000000009</text:p>
          </table:table-cell>
          <table:table-cell office:value-type="float" office:value="0.0373487638085218" calcext:value-type="float">
            <text:p>0.037348763808522</text:p>
          </table:table-cell>
          <table:table-cell office:value-type="float" office:value="0.0605940000000089" calcext:value-type="float">
            <text:p>0.060594000000009</text:p>
          </table:table-cell>
          <table:table-cell office:value-type="float" office:value="0.0557601262493425" calcext:value-type="float">
            <text:p>0.055760126249343</text:p>
          </table:table-cell>
          <table:table-cell office:value-type="float" office:value="0.0249400000000008" calcext:value-type="float">
            <text:p>0.024940000000001</text:p>
          </table:table-cell>
          <table:table-cell office:value-type="float" office:value="0.132035770647028" calcext:value-type="float">
            <text:p>0.132035770647028</text:p>
          </table:table-cell>
          <table:table-cell office:value-type="float" office:value="0.0128230000000116" calcext:value-type="float">
            <text:p>0.012823000000012</text:p>
          </table:table-cell>
          <table:table-cell office:value-type="float" office:value="0.434508153603367" calcext:value-type="float">
            <text:p>0.434508153603367</text:p>
          </table:table-cell>
          <table:table-cell office:value-type="float" office:value="0.00499600000000555" calcext:value-type="float">
            <text:p>0.004996000000006</text:p>
          </table:table-cell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30" calcext:value-type="float">
            <text:p>30</text:p>
          </table:table-cell>
          <table:table-cell office:value-type="float" office:value="3291" calcext:value-type="float">
            <text:p>3291</text:p>
          </table:table-cell>
          <table:table-cell office:value-type="float" office:value="0.00395016712245518" calcext:value-type="float">
            <text:p>0.003950167122455</text:p>
          </table:table-cell>
          <table:table-cell office:value-type="float" office:value="0.143084999999999" calcext:value-type="float">
            <text:p>0.143084999999999</text:p>
          </table:table-cell>
          <table:table-cell office:value-type="float" office:value="0.0170161045274992" calcext:value-type="float">
            <text:p>0.017016104527499</text:p>
          </table:table-cell>
          <table:table-cell office:value-type="float" office:value="0.0516300000000172" calcext:value-type="float">
            <text:p>0.051630000000017</text:p>
          </table:table-cell>
          <table:table-cell office:value-type="float" office:value="0.0398055302339714" calcext:value-type="float">
            <text:p>0.039805530233972</text:p>
          </table:table-cell>
          <table:table-cell office:value-type="float" office:value="0.0262890000000056" calcext:value-type="float">
            <text:p>0.026289000000006</text:p>
          </table:table-cell>
          <table:table-cell office:value-type="float" office:value="0.076268611364327" calcext:value-type="float">
            <text:p>0.076268611364327</text:p>
          </table:table-cell>
          <table:table-cell office:value-type="float" office:value="0.0175000000000125" calcext:value-type="float">
            <text:p>0.017500000000013</text:p>
          </table:table-cell>
          <table:table-cell office:value-type="float" office:value="0.240352476450927" calcext:value-type="float">
            <text:p>0.240352476450927</text:p>
          </table:table-cell>
          <table:table-cell office:value-type="float" office:value="0.00674200000000269" calcext:value-type="float">
            <text:p>0.006742000000003</text:p>
          </table:table-cell>
        </table:table-row>
        <table:table-row table:style-name="ro1">
          <table:table-cell office:value-type="float" office:value="9374" calcext:value-type="float">
            <text:p>9374</text:p>
          </table:table-cell>
          <table:table-cell office:value-type="float" office:value="30" calcext:value-type="float">
            <text:p>30</text:p>
          </table:table-cell>
          <table:table-cell office:value-type="float" office:value="3046" calcext:value-type="float">
            <text:p>3046</text:p>
          </table:table-cell>
          <table:table-cell office:value-type="float" office:value="0.00393959290873276" calcext:value-type="float">
            <text:p>0.003939592908733</text:p>
          </table:table-cell>
          <table:table-cell office:value-type="float" office:value="0.131822000000014" calcext:value-type="float">
            <text:p>0.131822000000014</text:p>
          </table:table-cell>
          <table:table-cell office:value-type="float" office:value="0.0151017728168089" calcext:value-type="float">
            <text:p>0.015101772816809</text:p>
          </table:table-cell>
          <table:table-cell office:value-type="float" office:value="0.0724489999999918" calcext:value-type="float">
            <text:p>0.072448999999992</text:p>
          </table:table-cell>
          <table:table-cell office:value-type="float" office:value="0.087327642810243" calcext:value-type="float">
            <text:p>0.087327642810243</text:p>
          </table:table-cell>
          <table:table-cell office:value-type="float" office:value="0.0406949999999995" calcext:value-type="float">
            <text:p>0.040695</text:p>
          </table:table-cell>
          <table:table-cell office:value-type="float" office:value="0.120157583716349" calcext:value-type="float">
            <text:p>0.120157583716349</text:p>
          </table:table-cell>
          <table:table-cell office:value-type="float" office:value="0.0138460000000009" calcext:value-type="float">
            <text:p>0.013846000000001</text:p>
          </table:table-cell>
          <table:table-cell office:value-type="float" office:value="0.261326329612607" calcext:value-type="float">
            <text:p>0.261326329612607</text:p>
          </table:table-cell>
          <table:table-cell office:value-type="float" office:value="0.00565800000001104" calcext:value-type="float">
            <text:p>0.005658000000011</text:p>
          </table:table-cell>
        </table:table-row>
        <table:table-row table:style-name="ro1">
          <table:table-cell office:value-type="float" office:value="9375" calcext:value-type="float">
            <text:p>9375</text:p>
          </table:table-cell>
          <table:table-cell office:value-type="float" office:value="30" calcext:value-type="float">
            <text:p>30</text:p>
          </table:table-cell>
          <table:table-cell office:value-type="float" office:value="3246" calcext:value-type="float">
            <text:p>3246</text:p>
          </table:table-cell>
          <table:table-cell office:value-type="float" office:value="0.00924214417744917" calcext:value-type="float">
            <text:p>0.009242144177449</text:p>
          </table:table-cell>
          <table:table-cell office:value-type="float" office:value="0.132044000000008" calcext:value-type="float">
            <text:p>0.132044000000008</text:p>
          </table:table-cell>
          <table:table-cell office:value-type="float" office:value="0.0495995070856439" calcext:value-type="float">
            <text:p>0.049599507085644</text:p>
          </table:table-cell>
          <table:table-cell office:value-type="float" office:value="0.0555220000000105" calcext:value-type="float">
            <text:p>0.055522000000011</text:p>
          </table:table-cell>
          <table:table-cell office:value-type="float" office:value="0.066543438077634" calcext:value-type="float">
            <text:p>0.066543438077634</text:p>
          </table:table-cell>
          <table:table-cell office:value-type="float" office:value="0.0244419999999934" calcext:value-type="float">
            <text:p>0.024441999999994</text:p>
          </table:table-cell>
          <table:table-cell office:value-type="float" office:value="0.192852741836106" calcext:value-type="float">
            <text:p>0.192852741836106</text:p>
          </table:table-cell>
          <table:table-cell office:value-type="float" office:value="0.0119849999999957" calcext:value-type="float">
            <text:p>0.011984999999996</text:p>
          </table:table-cell>
          <table:table-cell office:value-type="float" office:value="0.276032039433148" calcext:value-type="float">
            <text:p>0.276032039433148</text:p>
          </table:table-cell>
          <table:table-cell office:value-type="float" office:value="0.0073809999999952" calcext:value-type="float">
            <text:p>0.007380999999995</text:p>
          </table:table-cell>
        </table:table-row>
        <table:table-row table:style-name="ro1">
          <table:table-cell office:value-type="float" office:value="9376" calcext:value-type="float">
            <text:p>9376</text:p>
          </table:table-cell>
          <table:table-cell office:value-type="float" office:value="30" calcext:value-type="float">
            <text:p>30</text:p>
          </table:table-cell>
          <table:table-cell office:value-type="float" office:value="3650" calcext:value-type="float">
            <text:p>3650</text:p>
          </table:table-cell>
          <table:table-cell office:value-type="float" office:value="0.0427397260273973" calcext:value-type="float">
            <text:p>0.042739726027397</text:p>
          </table:table-cell>
          <table:table-cell office:value-type="float" office:value="0.140146000000016" calcext:value-type="float">
            <text:p>0.140146000000016</text:p>
          </table:table-cell>
          <table:table-cell office:value-type="float" office:value="0.089041095890411" calcext:value-type="float">
            <text:p>0.089041095890411</text:p>
          </table:table-cell>
          <table:table-cell office:value-type="float" office:value="0.06101799999999" calcext:value-type="float">
            <text:p>0.06101799999999</text:p>
          </table:table-cell>
          <table:table-cell office:value-type="float" office:value="0.123287671232877" calcext:value-type="float">
            <text:p>0.123287671232877</text:p>
          </table:table-cell>
          <table:table-cell office:value-type="float" office:value="0.0325289999999967" calcext:value-type="float">
            <text:p>0.032528999999997</text:p>
          </table:table-cell>
          <table:table-cell office:value-type="float" office:value="0.156164383561644" calcext:value-type="float">
            <text:p>0.156164383561644</text:p>
          </table:table-cell>
          <table:table-cell office:value-type="float" office:value="0.0130740000000031" calcext:value-type="float">
            <text:p>0.013074000000003</text:p>
          </table:table-cell>
          <table:table-cell office:value-type="float" office:value="0.301369863013699" calcext:value-type="float">
            <text:p>0.301369863013699</text:p>
          </table:table-cell>
          <table:table-cell office:value-type="float" office:value="0.00516799999999762" calcext:value-type="float">
            <text:p>0.005167999999998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30" calcext:value-type="float">
            <text:p>30</text:p>
          </table:table-cell>
          <table:table-cell office:value-type="float" office:value="3478" calcext:value-type="float">
            <text:p>3478</text:p>
          </table:table-cell>
          <table:table-cell office:value-type="float" office:value="0.00690051753881541" calcext:value-type="float">
            <text:p>0.006900517538815</text:p>
          </table:table-cell>
          <table:table-cell office:value-type="float" office:value="0.140414000000007" calcext:value-type="float">
            <text:p>0.140414000000007</text:p>
          </table:table-cell>
          <table:table-cell office:value-type="float" office:value="0.0454284071305348" calcext:value-type="float">
            <text:p>0.045428407130535</text:p>
          </table:table-cell>
          <table:table-cell office:value-type="float" office:value="0.0605960000000039" calcext:value-type="float">
            <text:p>0.060596000000004</text:p>
          </table:table-cell>
          <table:table-cell office:value-type="float" office:value="0.0713053479010926" calcext:value-type="float">
            <text:p>0.071305347901093</text:p>
          </table:table-cell>
          <table:table-cell office:value-type="float" office:value="0.0254419999999982" calcext:value-type="float">
            <text:p>0.025441999999998</text:p>
          </table:table-cell>
          <table:table-cell office:value-type="float" office:value="0.114433582518689" calcext:value-type="float">
            <text:p>0.114433582518689</text:p>
          </table:table-cell>
          <table:table-cell office:value-type="float" office:value="0.0126479999999987" calcext:value-type="float">
            <text:p>0.012647999999999</text:p>
          </table:table-cell>
          <table:table-cell office:value-type="float" office:value="0.266820011500863" calcext:value-type="float">
            <text:p>0.266820011500863</text:p>
          </table:table-cell>
          <table:table-cell office:value-type="float" office:value="0.00492800000002092" calcext:value-type="float">
            <text:p>0.004928000000021</text:p>
          </table:table-cell>
        </table:table-row>
        <table:table-row table:style-name="ro1">
          <table:table-cell office:value-type="float" office:value="9378" calcext:value-type="float">
            <text:p>9378</text:p>
          </table:table-cell>
          <table:table-cell office:value-type="float" office:value="30" calcext:value-type="float">
            <text:p>30</text:p>
          </table:table-cell>
          <table:table-cell office:value-type="float" office:value="3452" calcext:value-type="float">
            <text:p>3452</text:p>
          </table:table-cell>
          <table:table-cell office:value-type="float" office:value="0.00579374275782155" calcext:value-type="float">
            <text:p>0.005793742757822</text:p>
          </table:table-cell>
          <table:table-cell office:value-type="float" office:value="0.157164000000009" calcext:value-type="float">
            <text:p>0.157164000000009</text:p>
          </table:table-cell>
          <table:table-cell office:value-type="float" office:value="0.0324449594438007" calcext:value-type="float">
            <text:p>0.032444959443801</text:p>
          </table:table-cell>
          <table:table-cell office:value-type="float" office:value="0.0527979999999957" calcext:value-type="float">
            <text:p>0.052797999999996</text:p>
          </table:table-cell>
          <table:table-cell office:value-type="float" office:value="0.0469293163383546" calcext:value-type="float">
            <text:p>0.046929316338355</text:p>
          </table:table-cell>
          <table:table-cell office:value-type="float" office:value="0.0310769999999962" calcext:value-type="float">
            <text:p>0.031076999999996</text:p>
          </table:table-cell>
          <table:table-cell office:value-type="float" office:value="0.0730011587485516" calcext:value-type="float">
            <text:p>0.073001158748552</text:p>
          </table:table-cell>
          <table:table-cell office:value-type="float" office:value="0.0203609999999941" calcext:value-type="float">
            <text:p>0.020360999999994</text:p>
          </table:table-cell>
          <table:table-cell office:value-type="float" office:value="0.159907300115875" calcext:value-type="float">
            <text:p>0.159907300115875</text:p>
          </table:table-cell>
          <table:table-cell office:value-type="float" office:value="0.00599600000001033" calcext:value-type="float">
            <text:p>0.00599600000001</text:p>
          </table:table-cell>
        </table:table-row>
        <table:table-row table:style-name="ro1">
          <table:table-cell office:value-type="float" office:value="9379" calcext:value-type="float">
            <text:p>9379</text:p>
          </table:table-cell>
          <table:table-cell office:value-type="float" office:value="30" calcext:value-type="float">
            <text:p>30</text:p>
          </table:table-cell>
          <table:table-cell office:value-type="float" office:value="2889" calcext:value-type="float">
            <text:p>2889</text:p>
          </table:table-cell>
          <table:table-cell office:value-type="float" office:value="0.00449982692973347" calcext:value-type="float">
            <text:p>0.004499826929733</text:p>
          </table:table-cell>
          <table:table-cell office:value-type="float" office:value="0.137739000000011" calcext:value-type="float">
            <text:p>0.137739000000011</text:p>
          </table:table-cell>
          <table:table-cell office:value-type="float" office:value="0.0273451021114573" calcext:value-type="float">
            <text:p>0.027345102111457</text:p>
          </table:table-cell>
          <table:table-cell office:value-type="float" office:value="0.0500970000000081" calcext:value-type="float">
            <text:p>0.050097000000008</text:p>
          </table:table-cell>
          <table:table-cell office:value-type="float" office:value="0.0446521287642783" calcext:value-type="float">
            <text:p>0.044652128764278</text:p>
          </table:table-cell>
          <table:table-cell office:value-type="float" office:value="0.024320000000003" calcext:value-type="float">
            <text:p>0.024320000000003</text:p>
          </table:table-cell>
          <table:table-cell office:value-type="float" office:value="0.127725856697819" calcext:value-type="float">
            <text:p>0.127725856697819</text:p>
          </table:table-cell>
          <table:table-cell office:value-type="float" office:value="0.0121209999999934" calcext:value-type="float">
            <text:p>0.012120999999993</text:p>
          </table:table-cell>
          <table:table-cell office:value-type="float" office:value="0.325025960539979" calcext:value-type="float">
            <text:p>0.325025960539979</text:p>
          </table:table-cell>
          <table:table-cell office:value-type="float" office:value="0.00490100000000382" calcext:value-type="float">
            <text:p>0.004901000000004</text:p>
          </table:table-cell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30" calcext:value-type="float">
            <text:p>30</text:p>
          </table:table-cell>
          <table:table-cell office:value-type="float" office:value="399" calcext:value-type="float">
            <text:p>399</text:p>
          </table:table-cell>
          <table:table-cell office:value-type="float" office:value="0.0025062656641604" calcext:value-type="float">
            <text:p>0.00250626566416</text:p>
          </table:table-cell>
          <table:table-cell office:value-type="float" office:value="0.0179179999999946" calcext:value-type="float">
            <text:p>0.017917999999995</text:p>
          </table:table-cell>
          <table:table-cell office:value-type="float" office:value="0.0100250626566416" calcext:value-type="float">
            <text:p>0.010025062656642</text:p>
          </table:table-cell>
          <table:table-cell office:value-type="float" office:value="0.00662699999999461" calcext:value-type="float">
            <text:p>0.006626999999995</text:p>
          </table:table-cell>
          <table:table-cell office:value-type="float" office:value="0.0225563909774436" calcext:value-type="float">
            <text:p>0.022556390977444</text:p>
          </table:table-cell>
          <table:table-cell office:value-type="float" office:value="0.00329100000000437" calcext:value-type="float">
            <text:p>0.003291000000004</text:p>
          </table:table-cell>
          <table:table-cell office:value-type="float" office:value="1" calcext:value-type="float">
            <text:p>1</text:p>
          </table:table-cell>
          <table:table-cell office:value-type="float" office:value="0.00162499999999" calcext:value-type="float">
            <text:p>0.00162499999999</text:p>
          </table:table-cell>
          <table:table-cell office:value-type="float" office:value="1" calcext:value-type="float">
            <text:p>1</text:p>
          </table:table-cell>
          <table:table-cell office:value-type="float" office:value="0.000754999999998063" calcext:value-type="float">
            <text:p>0.000754999999998</text:p>
          </table:table-cell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30" calcext:value-type="float">
            <text:p>30</text:p>
          </table:table-cell>
          <table:table-cell office:value-type="float" office:value="3638" calcext:value-type="float">
            <text:p>3638</text:p>
          </table:table-cell>
          <table:table-cell office:value-type="float" office:value="0.00494777350192413" calcext:value-type="float">
            <text:p>0.004947773501924</text:p>
          </table:table-cell>
          <table:table-cell office:value-type="float" office:value="0.145167999999984" calcext:value-type="float">
            <text:p>0.145167999999984</text:p>
          </table:table-cell>
          <table:table-cell office:value-type="float" office:value="0.01456844420011" calcext:value-type="float">
            <text:p>0.01456844420011</text:p>
          </table:table-cell>
          <table:table-cell office:value-type="float" office:value="0.0532059999999888" calcext:value-type="float">
            <text:p>0.053205999999989</text:p>
          </table:table-cell>
          <table:table-cell office:value-type="float" office:value="0.0736668499175371" calcext:value-type="float">
            <text:p>0.073666849917537</text:p>
          </table:table-cell>
          <table:table-cell office:value-type="float" office:value="0.0337949999999978" calcext:value-type="float">
            <text:p>0.033794999999998</text:p>
          </table:table-cell>
          <table:table-cell office:value-type="float" office:value="0.125893347993403" calcext:value-type="float">
            <text:p>0.125893347993403</text:p>
          </table:table-cell>
          <table:table-cell office:value-type="float" office:value="0.0131300000000039" calcext:value-type="float">
            <text:p>0.013130000000004</text:p>
          </table:table-cell>
          <table:table-cell office:value-type="float" office:value="0.326553051126993" calcext:value-type="float">
            <text:p>0.326553051126993</text:p>
          </table:table-cell>
          <table:table-cell office:value-type="float" office:value="0.00510099999999625" calcext:value-type="float">
            <text:p>0.005100999999996</text:p>
          </table:table-cell>
        </table:table-row>
        <table:table-row table:style-name="ro1">
          <table:table-cell office:value-type="float" office:value="9382" calcext:value-type="float">
            <text:p>9382</text:p>
          </table:table-cell>
          <table:table-cell office:value-type="float" office:value="30" calcext:value-type="float">
            <text:p>30</text:p>
          </table:table-cell>
          <table:table-cell office:value-type="float" office:value="3792" calcext:value-type="float">
            <text:p>3792</text:p>
          </table:table-cell>
          <table:table-cell office:value-type="float" office:value="0.00316455696202532" calcext:value-type="float">
            <text:p>0.003164556962025</text:p>
          </table:table-cell>
          <table:table-cell office:value-type="float" office:value="0.150638999999998" calcext:value-type="float">
            <text:p>0.150638999999998</text:p>
          </table:table-cell>
          <table:table-cell office:value-type="float" office:value="0.0638185654008439" calcext:value-type="float">
            <text:p>0.063818565400844</text:p>
          </table:table-cell>
          <table:table-cell office:value-type="float" office:value="0.0658480000000026" calcext:value-type="float">
            <text:p>0.065848000000003</text:p>
          </table:table-cell>
          <table:table-cell office:value-type="float" office:value="0.140295358649789" calcext:value-type="float">
            <text:p>0.140295358649789</text:p>
          </table:table-cell>
          <table:table-cell office:value-type="float" office:value="0.0329679999999968" calcext:value-type="float">
            <text:p>0.032967999999997</text:p>
          </table:table-cell>
          <table:table-cell office:value-type="float" office:value="0.177215189873418" calcext:value-type="float">
            <text:p>0.177215189873418</text:p>
          </table:table-cell>
          <table:table-cell office:value-type="float" office:value="0.0179580000000215" calcext:value-type="float">
            <text:p>0.017958000000022</text:p>
          </table:table-cell>
          <table:table-cell office:value-type="float" office:value="0.301160337552743" calcext:value-type="float">
            <text:p>0.301160337552743</text:p>
          </table:table-cell>
          <table:table-cell office:value-type="float" office:value="0.00571399999999755" calcext:value-type="float">
            <text:p>0.005713999999998</text:p>
          </table:table-cell>
        </table:table-row>
        <table:table-row table:style-name="ro1">
          <table:table-cell office:value-type="float" office:value="9383" calcext:value-type="float">
            <text:p>9383</text:p>
          </table:table-cell>
          <table:table-cell office:value-type="float" office:value="30" calcext:value-type="float">
            <text:p>30</text:p>
          </table:table-cell>
          <table:table-cell office:value-type="float" office:value="3463" calcext:value-type="float">
            <text:p>3463</text:p>
          </table:table-cell>
          <table:table-cell office:value-type="float" office:value="0.0534218885359515" calcext:value-type="float">
            <text:p>0.053421888535952</text:p>
          </table:table-cell>
          <table:table-cell office:value-type="float" office:value="0.146428" calcext:value-type="float">
            <text:p>0.146428</text:p>
          </table:table-cell>
          <table:table-cell office:value-type="float" office:value="0.061507363557609" calcext:value-type="float">
            <text:p>0.061507363557609</text:p>
          </table:table-cell>
          <table:table-cell office:value-type="float" office:value="0.0613469999999978" calcext:value-type="float">
            <text:p>0.061346999999998</text:p>
          </table:table-cell>
          <table:table-cell office:value-type="float" office:value="0.0759457118105689" calcext:value-type="float">
            <text:p>0.075945711810569</text:p>
          </table:table-cell>
          <table:table-cell office:value-type="float" office:value="0.0316279999999978" calcext:value-type="float">
            <text:p>0.031627999999998</text:p>
          </table:table-cell>
          <table:table-cell office:value-type="float" office:value="0.0990470690153047" calcext:value-type="float">
            <text:p>0.099047069015305</text:p>
          </table:table-cell>
          <table:table-cell office:value-type="float" office:value="0.0127289999999931" calcext:value-type="float">
            <text:p>0.012728999999993</text:p>
          </table:table-cell>
          <table:table-cell office:value-type="float" office:value="0.321397632110886" calcext:value-type="float">
            <text:p>0.321397632110886</text:p>
          </table:table-cell>
          <table:table-cell office:value-type="float" office:value="0.00466400000001954" calcext:value-type="float">
            <text:p>0.00466400000002</text:p>
          </table:table-cell>
        </table:table-row>
        <table:table-row table:style-name="ro1">
          <table:table-cell office:value-type="float" office:value="9384" calcext:value-type="float">
            <text:p>9384</text:p>
          </table:table-cell>
          <table:table-cell office:value-type="float" office:value="30" calcext:value-type="float">
            <text:p>30</text:p>
          </table:table-cell>
          <table:table-cell office:value-type="float" office:value="3946" calcext:value-type="float">
            <text:p>3946</text:p>
          </table:table-cell>
          <table:table-cell office:value-type="float" office:value="0.00253421186011151" calcext:value-type="float">
            <text:p>0.002534211860112</text:p>
          </table:table-cell>
          <table:table-cell office:value-type="float" office:value="0.181508000000008" calcext:value-type="float">
            <text:p>0.181508000000008</text:p>
          </table:table-cell>
          <table:table-cell office:value-type="float" office:value="0.0116573745565129" calcext:value-type="float">
            <text:p>0.011657374556513</text:p>
          </table:table-cell>
          <table:table-cell office:value-type="float" office:value="0.0677599999999927" calcext:value-type="float">
            <text:p>0.067759999999993</text:p>
          </table:table-cell>
          <table:table-cell office:value-type="float" office:value="0.0699442473390775" calcext:value-type="float">
            <text:p>0.069944247339078</text:p>
          </table:table-cell>
          <table:table-cell office:value-type="float" office:value="0.0331460000000163" calcext:value-type="float">
            <text:p>0.033146000000016</text:p>
          </table:table-cell>
          <table:table-cell office:value-type="float" office:value="0.153573238722757" calcext:value-type="float">
            <text:p>0.153573238722757</text:p>
          </table:table-cell>
          <table:table-cell office:value-type="float" office:value="0.0198210000000074" calcext:value-type="float">
            <text:p>0.019821000000008</text:p>
          </table:table-cell>
          <table:table-cell office:value-type="float" office:value="0.239736441966548" calcext:value-type="float">
            <text:p>0.239736441966548</text:p>
          </table:table-cell>
          <table:table-cell office:value-type="float" office:value="0.00786999999999694" calcext:value-type="float">
            <text:p>0.007869999999997</text:p>
          </table:table-cell>
        </table:table-row>
        <table:table-row table:style-name="ro1">
          <table:table-cell office:value-type="float" office:value="9385" calcext:value-type="float">
            <text:p>9385</text:p>
          </table:table-cell>
          <table:table-cell office:value-type="float" office:value="30" calcext:value-type="float">
            <text:p>30</text:p>
          </table:table-cell>
          <table:table-cell office:value-type="float" office:value="3859" calcext:value-type="float">
            <text:p>3859</text:p>
          </table:table-cell>
          <table:table-cell office:value-type="float" office:value="0.00336874838040943" calcext:value-type="float">
            <text:p>0.003368748380409</text:p>
          </table:table-cell>
          <table:table-cell office:value-type="float" office:value="0.148659999999992" calcext:value-type="float">
            <text:p>0.148659999999992</text:p>
          </table:table-cell>
          <table:table-cell office:value-type="float" office:value="0.0152889349572428" calcext:value-type="float">
            <text:p>0.015288934957243</text:p>
          </table:table-cell>
          <table:table-cell office:value-type="float" office:value="0.0597279999999927" calcext:value-type="float">
            <text:p>0.059727999999993</text:p>
          </table:table-cell>
          <table:table-cell office:value-type="float" office:value="0.0386110391293081" calcext:value-type="float">
            <text:p>0.038611039129308</text:p>
          </table:table-cell>
          <table:table-cell office:value-type="float" office:value="0.0345020000000034" calcext:value-type="float">
            <text:p>0.034502000000003</text:p>
          </table:table-cell>
          <table:table-cell office:value-type="float" office:value="0.077481212749417" calcext:value-type="float">
            <text:p>0.077481212749417</text:p>
          </table:table-cell>
          <table:table-cell office:value-type="float" office:value="0.0144159999999971" calcext:value-type="float">
            <text:p>0.014415999999997</text:p>
          </table:table-cell>
          <table:table-cell office:value-type="float" office:value="0.209639803057787" calcext:value-type="float">
            <text:p>0.209639803057787</text:p>
          </table:table-cell>
          <table:table-cell office:value-type="float" office:value="0.00537599999998406" calcext:value-type="float">
            <text:p>0.005375999999984</text:p>
          </table:table-cell>
        </table:table-row>
        <table:table-row table:style-name="ro1">
          <table:table-cell office:value-type="float" office:value="9386" calcext:value-type="float">
            <text:p>9386</text:p>
          </table:table-cell>
          <table:table-cell office:value-type="float" office:value="30" calcext:value-type="float">
            <text:p>30</text:p>
          </table:table-cell>
          <table:table-cell office:value-type="float" office:value="3435" calcext:value-type="float">
            <text:p>3435</text:p>
          </table:table-cell>
          <table:table-cell office:value-type="float" office:value="0.00378457059679767" calcext:value-type="float">
            <text:p>0.003784570596798</text:p>
          </table:table-cell>
          <table:table-cell office:value-type="float" office:value="0.168184999999994" calcext:value-type="float">
            <text:p>0.168184999999994</text:p>
          </table:table-cell>
          <table:table-cell office:value-type="float" office:value="0.042212518195051" calcext:value-type="float">
            <text:p>0.042212518195051</text:p>
          </table:table-cell>
          <table:table-cell office:value-type="float" office:value="0.0668010000000123" calcext:value-type="float">
            <text:p>0.066801000000012</text:p>
          </table:table-cell>
          <table:table-cell office:value-type="float" office:value="0.0946142649199418" calcext:value-type="float">
            <text:p>0.094614264919942</text:p>
          </table:table-cell>
          <table:table-cell office:value-type="float" office:value="0.0291710000000052" calcext:value-type="float">
            <text:p>0.029171000000005</text:p>
          </table:table-cell>
          <table:table-cell office:value-type="float" office:value="0.138282387190684" calcext:value-type="float">
            <text:p>0.138282387190684</text:p>
          </table:table-cell>
          <table:table-cell office:value-type="float" office:value="0.0137939999999901" calcext:value-type="float">
            <text:p>0.01379399999999</text:p>
          </table:table-cell>
          <table:table-cell office:value-type="float" office:value="0.33042212518195" calcext:value-type="float">
            <text:p>0.33042212518195</text:p>
          </table:table-cell>
          <table:table-cell office:value-type="float" office:value="0.0051430000000039" calcext:value-type="float">
            <text:p>0.005143000000004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30" calcext:value-type="float">
            <text:p>30</text:p>
          </table:table-cell>
          <table:table-cell office:value-type="float" office:value="3896" calcext:value-type="float">
            <text:p>3896</text:p>
          </table:table-cell>
          <table:table-cell office:value-type="float" office:value="0.0975359342915811" calcext:value-type="float">
            <text:p>0.097535934291581</text:p>
          </table:table-cell>
          <table:table-cell office:value-type="float" office:value="0.150020999999995" calcext:value-type="float">
            <text:p>0.150020999999995</text:p>
          </table:table-cell>
          <table:table-cell office:value-type="float" office:value="0.12217659137577" calcext:value-type="float">
            <text:p>0.12217659137577</text:p>
          </table:table-cell>
          <table:table-cell office:value-type="float" office:value="0.0532780000000059" calcext:value-type="float">
            <text:p>0.053278000000006</text:p>
          </table:table-cell>
          <table:table-cell office:value-type="float" office:value="0.265913757700205" calcext:value-type="float">
            <text:p>0.265913757700205</text:p>
          </table:table-cell>
          <table:table-cell office:value-type="float" office:value="0.0266430000000071" calcext:value-type="float">
            <text:p>0.026643000000007</text:p>
          </table:table-cell>
          <table:table-cell office:value-type="float" office:value="0.368583162217659" calcext:value-type="float">
            <text:p>0.368583162217659</text:p>
          </table:table-cell>
          <table:table-cell office:value-type="float" office:value="0.0130050000000068" calcext:value-type="float">
            <text:p>0.013005000000007</text:p>
          </table:table-cell>
          <table:table-cell office:value-type="float" office:value="0.55082135523614" calcext:value-type="float">
            <text:p>0.55082135523614</text:p>
          </table:table-cell>
          <table:table-cell office:value-type="float" office:value="0.00513800000001652" calcext:value-type="float">
            <text:p>0.005138000000017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30" calcext:value-type="float">
            <text:p>30</text:p>
          </table:table-cell>
          <table:table-cell office:value-type="float" office:value="3536" calcext:value-type="float">
            <text:p>3536</text:p>
          </table:table-cell>
          <table:table-cell office:value-type="float" office:value="0.0356334841628959" calcext:value-type="float">
            <text:p>0.035633484162896</text:p>
          </table:table-cell>
          <table:table-cell office:value-type="float" office:value="0.126595999999992" calcext:value-type="float">
            <text:p>0.12659599999999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02000000000038" calcext:value-type="float">
            <text:p>0.050200000000004</text:p>
          </table:table-cell>
          <table:table-cell office:value-type="float" office:value="0.103506787330317" calcext:value-type="float">
            <text:p>0.103506787330317</text:p>
          </table:table-cell>
          <table:table-cell office:value-type="float" office:value="0.0244289999999978" calcext:value-type="float">
            <text:p>0.024428999999998</text:p>
          </table:table-cell>
          <table:table-cell office:value-type="float" office:value="0.106334841628959" calcext:value-type="float">
            <text:p>0.106334841628959</text:p>
          </table:table-cell>
          <table:table-cell office:value-type="float" office:value="0.0126419999999996" calcext:value-type="float">
            <text:p>0.012642</text:p>
          </table:table-cell>
          <table:table-cell office:value-type="float" office:value="0.377828054298642" calcext:value-type="float">
            <text:p>0.377828054298642</text:p>
          </table:table-cell>
          <table:table-cell office:value-type="float" office:value="0.00477499999999509" calcext:value-type="float">
            <text:p>0.004774999999995</text:p>
          </table:table-cell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float" office:value="30" calcext:value-type="float">
            <text:p>30</text:p>
          </table:table-cell>
          <table:table-cell office:value-type="float" office:value="3039" calcext:value-type="float">
            <text:p>3039</text:p>
          </table:table-cell>
          <table:table-cell office:value-type="float" office:value="0.00427772293517605" calcext:value-type="float">
            <text:p>0.004277722935176</text:p>
          </table:table-cell>
          <table:table-cell office:value-type="float" office:value="0.132582999999997" calcext:value-type="float">
            <text:p>0.132582999999997</text:p>
          </table:table-cell>
          <table:table-cell office:value-type="float" office:value="0.0605462323132609" calcext:value-type="float">
            <text:p>0.060546232313261</text:p>
          </table:table-cell>
          <table:table-cell office:value-type="float" office:value="0.0476199999999949" calcext:value-type="float">
            <text:p>0.047619999999995</text:p>
          </table:table-cell>
          <table:table-cell office:value-type="float" office:value="0.0819348469891412" calcext:value-type="float">
            <text:p>0.081934846989141</text:p>
          </table:table-cell>
          <table:table-cell office:value-type="float" office:value="0.0241169999999897" calcext:value-type="float">
            <text:p>0.02411699999999</text:p>
          </table:table-cell>
          <table:table-cell office:value-type="float" office:value="0.170779861796644" calcext:value-type="float">
            <text:p>0.170779861796644</text:p>
          </table:table-cell>
          <table:table-cell office:value-type="float" office:value="0.0135700000000014" calcext:value-type="float">
            <text:p>0.013570000000002</text:p>
          </table:table-cell>
          <table:table-cell office:value-type="float" office:value="0.276077657124054" calcext:value-type="float">
            <text:p>0.276077657124054</text:p>
          </table:table-cell>
          <table:table-cell office:value-type="float" office:value="0.00709600000000421" calcext:value-type="float">
            <text:p>0.007096000000004</text:p>
          </table:table-cell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30" calcext:value-type="float">
            <text:p>30</text:p>
          </table:table-cell>
          <table:table-cell office:value-type="float" office:value="3141" calcext:value-type="float">
            <text:p>3141</text:p>
          </table:table-cell>
          <table:table-cell office:value-type="float" office:value="-0.0550780006367399" calcext:value-type="float">
            <text:p>-0.05507800063674</text:p>
          </table:table-cell>
          <table:table-cell office:value-type="float" office:value="0.125895000000014" calcext:value-type="float">
            <text:p>0.125895000000014</text:p>
          </table:table-cell>
          <table:table-cell office:value-type="float" office:value="0.08150270614454" calcext:value-type="float">
            <text:p>0.08150270614454</text:p>
          </table:table-cell>
          <table:table-cell office:value-type="float" office:value="0.049627000000001" calcext:value-type="float">
            <text:p>0.049627000000001</text:p>
          </table:table-cell>
          <table:table-cell office:value-type="float" office:value="0.099013053167781" calcext:value-type="float">
            <text:p>0.099013053167781</text:p>
          </table:table-cell>
          <table:table-cell office:value-type="float" office:value="0.0250919999999866" calcext:value-type="float">
            <text:p>0.025091999999987</text:p>
          </table:table-cell>
          <table:table-cell office:value-type="float" office:value="0.0767271569563833" calcext:value-type="float">
            <text:p>0.076727156956383</text:p>
          </table:table-cell>
          <table:table-cell office:value-type="float" office:value="0.0119859999999932" calcext:value-type="float">
            <text:p>0.011985999999993</text:p>
          </table:table-cell>
          <table:table-cell office:value-type="float" office:value="0.283667621776504" calcext:value-type="float">
            <text:p>0.283667621776504</text:p>
          </table:table-cell>
          <table:table-cell office:value-type="float" office:value="0.00477100000000519" calcext:value-type="float">
            <text:p>0.004771000000005</text:p>
          </table:table-cell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float" office:value="30" calcext:value-type="float">
            <text:p>30</text:p>
          </table:table-cell>
          <table:table-cell office:value-type="float" office:value="2943" calcext:value-type="float">
            <text:p>2943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0.13126800000002" calcext:value-type="float">
            <text:p>0.13126800000002</text:p>
          </table:table-cell>
          <table:table-cell office:value-type="float" office:value="0.0553856608902481" calcext:value-type="float">
            <text:p>0.055385660890248</text:p>
          </table:table-cell>
          <table:table-cell office:value-type="float" office:value="0.0474030000000028" calcext:value-type="float">
            <text:p>0.047403000000003</text:p>
          </table:table-cell>
          <table:table-cell office:value-type="float" office:value="0.0689772341148488" calcext:value-type="float">
            <text:p>0.068977234114849</text:p>
          </table:table-cell>
          <table:table-cell office:value-type="float" office:value="0.0259829999999965" calcext:value-type="float">
            <text:p>0.025982999999997</text:p>
          </table:table-cell>
          <table:table-cell office:value-type="float" office:value="0.170914033299354" calcext:value-type="float">
            <text:p>0.170914033299354</text:p>
          </table:table-cell>
          <table:table-cell office:value-type="float" office:value="0.0116579999999971" calcext:value-type="float">
            <text:p>0.011657999999997</text:p>
          </table:table-cell>
          <table:table-cell office:value-type="float" office:value="0.473326537546721" calcext:value-type="float">
            <text:p>0.473326537546721</text:p>
          </table:table-cell>
          <table:table-cell office:value-type="float" office:value="0.00444199999999739" calcext:value-type="float">
            <text:p>0.004441999999997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float" office:value="30" calcext:value-type="float">
            <text:p>30</text:p>
          </table:table-cell>
          <table:table-cell office:value-type="float" office:value="3097" calcext:value-type="float">
            <text:p>3097</text:p>
          </table:table-cell>
          <table:table-cell office:value-type="float" office:value="0.0958992573458185" calcext:value-type="float">
            <text:p>0.095899257345819</text:p>
          </table:table-cell>
          <table:table-cell office:value-type="float" office:value="0.121640000000014" calcext:value-type="float">
            <text:p>0.121640000000014</text:p>
          </table:table-cell>
          <table:table-cell office:value-type="float" office:value="0.103971585405231" calcext:value-type="float">
            <text:p>0.103971585405231</text:p>
          </table:table-cell>
          <table:table-cell office:value-type="float" office:value="0.0470759999999899" calcext:value-type="float">
            <text:p>0.04707599999999</text:p>
          </table:table-cell>
          <table:table-cell office:value-type="float" office:value="0.137875363254763" calcext:value-type="float">
            <text:p>0.137875363254763</text:p>
          </table:table-cell>
          <table:table-cell office:value-type="float" office:value="0.0234669999999966" calcext:value-type="float">
            <text:p>0.023466999999997</text:p>
          </table:table-cell>
          <table:table-cell office:value-type="float" office:value="0.205682918953826" calcext:value-type="float">
            <text:p>0.205682918953826</text:p>
          </table:table-cell>
          <table:table-cell office:value-type="float" office:value="0.0117279999999909" calcext:value-type="float">
            <text:p>0.011727999999991</text:p>
          </table:table-cell>
          <table:table-cell office:value-type="float" office:value="0.27349047465289" calcext:value-type="float">
            <text:p>0.27349047465289</text:p>
          </table:table-cell>
          <table:table-cell office:value-type="float" office:value="0.00470499999998708" calcext:value-type="float">
            <text:p>0.004704999999987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  <table:table-cell office:value-type="float" office:value="30" calcext:value-type="float">
            <text:p>30</text:p>
          </table:table-cell>
          <table:table-cell office:value-type="float" office:value="2956" calcext:value-type="float">
            <text:p>2956</text:p>
          </table:table-cell>
          <table:table-cell office:value-type="float" office:value="0.0351826792963464" calcext:value-type="float">
            <text:p>0.035182679296347</text:p>
          </table:table-cell>
          <table:table-cell office:value-type="float" office:value="0.131613000000002" calcext:value-type="float">
            <text:p>0.131613000000002</text:p>
          </table:table-cell>
          <table:table-cell office:value-type="float" office:value="0.0984438430311231" calcext:value-type="float">
            <text:p>0.098443843031123</text:p>
          </table:table-cell>
          <table:table-cell office:value-type="float" office:value="0.0521309999999886" calcext:value-type="float">
            <text:p>0.052130999999989</text:p>
          </table:table-cell>
          <table:table-cell office:value-type="float" office:value="0.113667117726658" calcext:value-type="float">
            <text:p>0.113667117726658</text:p>
          </table:table-cell>
          <table:table-cell office:value-type="float" office:value="0.027025000000009" calcext:value-type="float">
            <text:p>0.027025000000009</text:p>
          </table:table-cell>
          <table:table-cell office:value-type="float" office:value="0.181326116373478" calcext:value-type="float">
            <text:p>0.181326116373478</text:p>
          </table:table-cell>
          <table:table-cell office:value-type="float" office:value="0.0114420000000024" calcext:value-type="float">
            <text:p>0.011442000000002</text:p>
          </table:table-cell>
          <table:table-cell office:value-type="float" office:value="0.3234100135318" calcext:value-type="float">
            <text:p>0.3234100135318</text:p>
          </table:table-cell>
          <table:table-cell office:value-type="float" office:value="0.00450600000000634" calcext:value-type="float">
            <text:p>0.004506000000006</text:p>
          </table:table-cell>
        </table:table-row>
        <table:table-row table:style-name="ro1">
          <table:table-cell office:value-type="float" office:value="9394" calcext:value-type="float">
            <text:p>9394</text:p>
          </table:table-cell>
          <table:table-cell office:value-type="float" office:value="30" calcext:value-type="float">
            <text:p>30</text:p>
          </table:table-cell>
          <table:table-cell office:value-type="float" office:value="3673" calcext:value-type="float">
            <text:p>3673</text:p>
          </table:table-cell>
          <table:table-cell office:value-type="float" office:value="0.00299482711679826" calcext:value-type="float">
            <text:p>0.002994827116798</text:p>
          </table:table-cell>
          <table:table-cell office:value-type="float" office:value="0.137516000000019" calcext:value-type="float">
            <text:p>0.137516000000019</text:p>
          </table:table-cell>
          <table:table-cell office:value-type="float" office:value="0.0743261638987204" calcext:value-type="float">
            <text:p>0.07432616389872</text:p>
          </table:table-cell>
          <table:table-cell office:value-type="float" office:value="0.0503250000000151" calcext:value-type="float">
            <text:p>0.050325000000015</text:p>
          </table:table-cell>
          <table:table-cell office:value-type="float" office:value="0.0906615845358018" calcext:value-type="float">
            <text:p>0.090661584535802</text:p>
          </table:table-cell>
          <table:table-cell office:value-type="float" office:value="0.0295990000000046" calcext:value-type="float">
            <text:p>0.029599000000005</text:p>
          </table:table-cell>
          <table:table-cell office:value-type="float" office:value="0.156003267084127" calcext:value-type="float">
            <text:p>0.156003267084127</text:p>
          </table:table-cell>
          <table:table-cell office:value-type="float" office:value="0.017879999999991" calcext:value-type="float">
            <text:p>0.017879999999991</text:p>
          </table:table-cell>
          <table:table-cell office:value-type="float" office:value="0.30574462292404" calcext:value-type="float">
            <text:p>0.30574462292404</text:p>
          </table:table-cell>
          <table:table-cell office:value-type="float" office:value="0.00477999999999668" calcext:value-type="float">
            <text:p>0.004779999999997</text:p>
          </table:table-cell>
        </table:table-row>
        <table:table-row table:style-name="ro1">
          <table:table-cell office:value-type="float" office:value="9395" calcext:value-type="float">
            <text:p>9395</text:p>
          </table:table-cell>
          <table:table-cell office:value-type="float" office:value="30" calcext:value-type="float">
            <text:p>30</text:p>
          </table:table-cell>
          <table:table-cell office:value-type="float" office:value="2926" calcext:value-type="float">
            <text:p>2926</text:p>
          </table:table-cell>
          <table:table-cell office:value-type="float" office:value="-0.00410116199589884" calcext:value-type="float">
            <text:p>-0.004101161995899</text:p>
          </table:table-cell>
          <table:table-cell office:value-type="float" office:value="0.13256100000001" calcext:value-type="float">
            <text:p>0.13256100000001</text:p>
          </table:table-cell>
          <table:table-cell office:value-type="float" office:value="0.0396445659603554" calcext:value-type="float">
            <text:p>0.039644565960356</text:p>
          </table:table-cell>
          <table:table-cell office:value-type="float" office:value="0.0529300000000035" calcext:value-type="float">
            <text:p>0.052930000000004</text:p>
          </table:table-cell>
          <table:table-cell office:value-type="float" office:value="0.0464798359535202" calcext:value-type="float">
            <text:p>0.04647983595352</text:p>
          </table:table-cell>
          <table:table-cell office:value-type="float" office:value="0.0250869999999992" calcext:value-type="float">
            <text:p>0.025086999999999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0.0120859999999965" calcext:value-type="float">
            <text:p>0.012085999999997</text:p>
          </table:table-cell>
          <table:table-cell office:value-type="float" office:value="0.419002050580998" calcext:value-type="float">
            <text:p>0.419002050580998</text:p>
          </table:table-cell>
          <table:table-cell office:value-type="float" office:value="0.0047129999999953" calcext:value-type="float">
            <text:p>0.004712999999995</text:p>
          </table:table-cell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30" calcext:value-type="float">
            <text:p>30</text:p>
          </table:table-cell>
          <table:table-cell office:value-type="float" office:value="3837" calcext:value-type="float">
            <text:p>3837</text:p>
          </table:table-cell>
          <table:table-cell office:value-type="float" office:value="0.0403961428199114" calcext:value-type="float">
            <text:p>0.040396142819911</text:p>
          </table:table-cell>
          <table:table-cell office:value-type="float" office:value="0.152896999999996" calcext:value-type="float">
            <text:p>0.152896999999996</text:p>
          </table:table-cell>
          <table:table-cell office:value-type="float" office:value="0.0487359916601512" calcext:value-type="float">
            <text:p>0.048735991660151</text:p>
          </table:table-cell>
          <table:table-cell office:value-type="float" office:value="0.0649059999999935" calcext:value-type="float">
            <text:p>0.064905999999994</text:p>
          </table:table-cell>
          <table:table-cell office:value-type="float" office:value="0.231170185040396" calcext:value-type="float">
            <text:p>0.231170185040396</text:p>
          </table:table-cell>
          <table:table-cell office:value-type="float" office:value="0.0273099999999999" calcext:value-type="float">
            <text:p>0.02731</text:p>
          </table:table-cell>
          <table:table-cell office:value-type="float" office:value="0.301537659629919" calcext:value-type="float">
            <text:p>0.301537659629919</text:p>
          </table:table-cell>
          <table:table-cell office:value-type="float" office:value="0.013456000000005" calcext:value-type="float">
            <text:p>0.013456000000005</text:p>
          </table:table-cell>
          <table:table-cell office:value-type="float" office:value="0.400573364607766" calcext:value-type="float">
            <text:p>0.400573364607766</text:p>
          </table:table-cell>
          <table:table-cell office:value-type="float" office:value="0.00527699999999243" calcext:value-type="float">
            <text:p>0.005276999999992</text:p>
          </table:table-cell>
        </table:table-row>
        <table:table-row table:style-name="ro1">
          <table:table-cell office:value-type="float" office:value="9397" calcext:value-type="float">
            <text:p>9397</text:p>
          </table:table-cell>
          <table:table-cell office:value-type="float" office:value="30" calcext:value-type="float">
            <text:p>30</text:p>
          </table:table-cell>
          <table:table-cell office:value-type="float" office:value="3181" calcext:value-type="float">
            <text:p>3181</text:p>
          </table:table-cell>
          <table:table-cell office:value-type="float" office:value="0.108456460232631" calcext:value-type="float">
            <text:p>0.108456460232631</text:p>
          </table:table-cell>
          <table:table-cell office:value-type="float" office:value="0.134984000000003" calcext:value-type="float">
            <text:p>0.134984000000003</text:p>
          </table:table-cell>
          <table:table-cell office:value-type="float" office:value="0.129204652624961" calcext:value-type="float">
            <text:p>0.129204652624961</text:p>
          </table:table-cell>
          <table:table-cell office:value-type="float" office:value="0.052700999999999" calcext:value-type="float">
            <text:p>0.052700999999999</text:p>
          </table:table-cell>
          <table:table-cell office:value-type="float" office:value="0.151210311222886" calcext:value-type="float">
            <text:p>0.151210311222886</text:p>
          </table:table-cell>
          <table:table-cell office:value-type="float" office:value="0.0360390000000024" calcext:value-type="float">
            <text:p>0.036039000000002</text:p>
          </table:table-cell>
          <table:table-cell office:value-type="float" office:value="0.188934297390758" calcext:value-type="float">
            <text:p>0.188934297390758</text:p>
          </table:table-cell>
          <table:table-cell office:value-type="float" office:value="0.0150330000000025" calcext:value-type="float">
            <text:p>0.015033000000003</text:p>
          </table:table-cell>
          <table:table-cell office:value-type="float" office:value="0.386985224772084" calcext:value-type="float">
            <text:p>0.386985224772084</text:p>
          </table:table-cell>
          <table:table-cell office:value-type="float" office:value="0.00612700000000643" calcext:value-type="float">
            <text:p>0.006127000000006</text:p>
          </table:table-cell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30" calcext:value-type="float">
            <text:p>30</text:p>
          </table:table-cell>
          <table:table-cell office:value-type="float" office:value="3317" calcext:value-type="float">
            <text:p>3317</text:p>
          </table:table-cell>
          <table:table-cell office:value-type="float" office:value="0.00271329514621646" calcext:value-type="float">
            <text:p>0.002713295146216</text:p>
          </table:table-cell>
          <table:table-cell office:value-type="float" office:value="0.137699999999995" calcext:value-type="float">
            <text:p>0.137699999999995</text:p>
          </table:table-cell>
          <table:table-cell office:value-type="float" office:value="0.0262285197467591" calcext:value-type="float">
            <text:p>0.026228519746759</text:p>
          </table:table-cell>
          <table:table-cell office:value-type="float" office:value="0.0509689999999949" calcext:value-type="float">
            <text:p>0.050968999999995</text:p>
          </table:table-cell>
          <table:table-cell office:value-type="float" office:value="0.0443171540548689" calcext:value-type="float">
            <text:p>0.044317154054869</text:p>
          </table:table-cell>
          <table:table-cell office:value-type="float" office:value="0.0354639999999904" calcext:value-type="float">
            <text:p>0.03546399999999</text:p>
          </table:table-cell>
          <table:table-cell office:value-type="float" office:value="0.198070545673802" calcext:value-type="float">
            <text:p>0.198070545673802</text:p>
          </table:table-cell>
          <table:table-cell office:value-type="float" office:value="0.0141109999999998" calcext:value-type="float">
            <text:p>0.014111</text:p>
          </table:table-cell>
          <table:table-cell office:value-type="float" office:value="0.366897799216159" calcext:value-type="float">
            <text:p>0.366897799216159</text:p>
          </table:table-cell>
          <table:table-cell office:value-type="float" office:value="0.00538899999999387" calcext:value-type="float">
            <text:p>0.005388999999994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float" office:value="30" calcext:value-type="float">
            <text:p>30</text:p>
          </table:table-cell>
          <table:table-cell office:value-type="float" office:value="3500" calcext:value-type="float">
            <text:p>3500</text:p>
          </table:table-cell>
          <table:table-cell office:value-type="float" office:value="0.0668571428571429" calcext:value-type="float">
            <text:p>0.066857142857143</text:p>
          </table:table-cell>
          <table:table-cell office:value-type="float" office:value="0.147539000000009" calcext:value-type="float">
            <text:p>0.147539000000009</text:p>
          </table:table-cell>
          <table:table-cell office:value-type="float" office:value="0.0914285714285714" calcext:value-type="float">
            <text:p>0.091428571428572</text:p>
          </table:table-cell>
          <table:table-cell office:value-type="float" office:value="0.062033999999997" calcext:value-type="float">
            <text:p>0.062033999999997</text:p>
          </table:table-cell>
          <table:table-cell office:value-type="float" office:value="0.151428571428571" calcext:value-type="float">
            <text:p>0.151428571428571</text:p>
          </table:table-cell>
          <table:table-cell office:value-type="float" office:value="0.0260800000000216" calcext:value-type="float">
            <text:p>0.026080000000022</text:p>
          </table:table-cell>
          <table:table-cell office:value-type="float" office:value="0.371428571428571" calcext:value-type="float">
            <text:p>0.371428571428571</text:p>
          </table:table-cell>
          <table:table-cell office:value-type="float" office:value="0.0196380000000005" calcext:value-type="float">
            <text:p>0.019638000000001</text:p>
          </table:table-cell>
          <table:table-cell office:value-type="float" office:value="0.528571428571429" calcext:value-type="float">
            <text:p>0.528571428571429</text:p>
          </table:table-cell>
          <table:table-cell office:value-type="float" office:value="0.00512299999999755" calcext:value-type="float">
            <text:p>0.005122999999998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32" calcext:value-type="float">
            <text:p>32</text:p>
          </table:table-cell>
          <table:table-cell office:value-type="float" office:value="3434" calcext:value-type="float">
            <text:p>3434</text:p>
          </table:table-cell>
          <table:table-cell office:value-type="float" office:value="-0.0064065230052417" calcext:value-type="float">
            <text:p>-0.006406523005242</text:p>
          </table:table-cell>
          <table:table-cell office:value-type="float" office:value="0.180091000000004" calcext:value-type="float">
            <text:p>0.180091000000004</text:p>
          </table:table-cell>
          <table:table-cell office:value-type="float" office:value="0.0244612696563774" calcext:value-type="float">
            <text:p>0.024461269656377</text:p>
          </table:table-cell>
          <table:table-cell office:value-type="float" office:value="0.0655579999999958" calcext:value-type="float">
            <text:p>0.065557999999996</text:p>
          </table:table-cell>
          <table:table-cell office:value-type="float" office:value="0.0390215492137449" calcext:value-type="float">
            <text:p>0.039021549213745</text:p>
          </table:table-cell>
          <table:table-cell office:value-type="float" office:value="0.0373739999999998" calcext:value-type="float">
            <text:p>0.037374</text:p>
          </table:table-cell>
          <table:table-cell office:value-type="float" office:value="0.132207338380897" calcext:value-type="float">
            <text:p>0.132207338380897</text:p>
          </table:table-cell>
          <table:table-cell office:value-type="float" office:value="0.0139510000000058" calcext:value-type="float">
            <text:p>0.013951000000006</text:p>
          </table:table-cell>
          <table:table-cell office:value-type="float" office:value="0.344787419918462" calcext:value-type="float">
            <text:p>0.344787419918462</text:p>
          </table:table-cell>
          <table:table-cell office:value-type="float" office:value="0.00560299999999359" calcext:value-type="float">
            <text:p>0.005602999999994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32" calcext:value-type="float">
            <text:p>32</text:p>
          </table:table-cell>
          <table:table-cell office:value-type="float" office:value="3919" calcext:value-type="float">
            <text:p>3919</text:p>
          </table:table-cell>
          <table:table-cell office:value-type="float" office:value="0.0579229395253891" calcext:value-type="float">
            <text:p>0.057922939525389</text:p>
          </table:table-cell>
          <table:table-cell office:value-type="float" office:value="0.152095999999986" calcext:value-type="float">
            <text:p>0.152095999999986</text:p>
          </table:table-cell>
          <table:table-cell office:value-type="float" office:value="0.112018372033682" calcext:value-type="float">
            <text:p>0.112018372033682</text:p>
          </table:table-cell>
          <table:table-cell office:value-type="float" office:value="0.0672320000000042" calcext:value-type="float">
            <text:p>0.067232000000004</text:p>
          </table:table-cell>
          <table:table-cell office:value-type="float" office:value="0.145190099515182" calcext:value-type="float">
            <text:p>0.145190099515182</text:p>
          </table:table-cell>
          <table:table-cell office:value-type="float" office:value="0.028925000000001" calcext:value-type="float">
            <text:p>0.028925000000001</text:p>
          </table:table-cell>
          <table:table-cell office:value-type="float" office:value="0.183465169686144" calcext:value-type="float">
            <text:p>0.183465169686144</text:p>
          </table:table-cell>
          <table:table-cell office:value-type="float" office:value="0.0139149999999972" calcext:value-type="float">
            <text:p>0.013914999999997</text:p>
          </table:table-cell>
          <table:table-cell office:value-type="float" office:value="0.374840520540954" calcext:value-type="float">
            <text:p>0.374840520540954</text:p>
          </table:table-cell>
          <table:table-cell office:value-type="float" office:value="0.01030200000001" calcext:value-type="float">
            <text:p>0.01030200000001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32" calcext:value-type="float">
            <text:p>32</text:p>
          </table:table-cell>
          <table:table-cell office:value-type="float" office:value="3427" calcext:value-type="float">
            <text:p>3427</text:p>
          </table:table-cell>
          <table:table-cell office:value-type="float" office:value="0.0218850306390429" calcext:value-type="float">
            <text:p>0.021885030639043</text:p>
          </table:table-cell>
          <table:table-cell office:value-type="float" office:value="0.140699999999995" calcext:value-type="float">
            <text:p>0.140699999999995</text:p>
          </table:table-cell>
          <table:table-cell office:value-type="float" office:value="0.0662386927341698" calcext:value-type="float">
            <text:p>0.06623869273417</text:p>
          </table:table-cell>
          <table:table-cell office:value-type="float" office:value="0.065622999999988" calcext:value-type="float">
            <text:p>0.065622999999988</text:p>
          </table:table-cell>
          <table:table-cell office:value-type="float" office:value="0.0895827254158156" calcext:value-type="float">
            <text:p>0.089582725415816</text:p>
          </table:table-cell>
          <table:table-cell office:value-type="float" office:value="0.0284079999999989" calcext:value-type="float">
            <text:p>0.028407999999999</text:p>
          </table:table-cell>
          <table:table-cell office:value-type="float" office:value="0.18879486431281" calcext:value-type="float">
            <text:p>0.18879486431281</text:p>
          </table:table-cell>
          <table:table-cell office:value-type="float" office:value="0.0142179999999996" calcext:value-type="float">
            <text:p>0.014218</text:p>
          </table:table-cell>
          <table:table-cell office:value-type="float" office:value="0.314269039976656" calcext:value-type="float">
            <text:p>0.314269039976656</text:p>
          </table:table-cell>
          <table:table-cell office:value-type="float" office:value="0.00598099999999135" calcext:value-type="float">
            <text:p>0.005980999999991</text:p>
          </table:table-cell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float" office:value="32" calcext:value-type="float">
            <text:p>32</text:p>
          </table:table-cell>
          <table:table-cell office:value-type="float" office:value="3419" calcext:value-type="float">
            <text:p>3419</text:p>
          </table:table-cell>
          <table:table-cell office:value-type="float" office:value="0.0213512723018426" calcext:value-type="float">
            <text:p>0.021351272301843</text:p>
          </table:table-cell>
          <table:table-cell office:value-type="float" office:value="0.140484999999998" calcext:value-type="float">
            <text:p>0.140484999999998</text:p>
          </table:table-cell>
          <table:table-cell office:value-type="float" office:value="0.0362679145949108" calcext:value-type="float">
            <text:p>0.036267914594911</text:p>
          </table:table-cell>
          <table:table-cell office:value-type="float" office:value="0.061003999999997" calcext:value-type="float">
            <text:p>0.061003999999997</text:p>
          </table:table-cell>
          <table:table-cell office:value-type="float" office:value="0.052354489616847" calcext:value-type="float">
            <text:p>0.052354489616847</text:p>
          </table:table-cell>
          <table:table-cell office:value-type="float" office:value="0.0276270000000096" calcext:value-type="float">
            <text:p>0.02762700000001</text:p>
          </table:table-cell>
          <table:table-cell office:value-type="float" office:value="0.169347762503656" calcext:value-type="float">
            <text:p>0.169347762503656</text:p>
          </table:table-cell>
          <table:table-cell office:value-type="float" office:value="0.0223929999999939" calcext:value-type="float">
            <text:p>0.022392999999994</text:p>
          </table:table-cell>
          <table:table-cell office:value-type="float" office:value="0.35653699912255" calcext:value-type="float">
            <text:p>0.35653699912255</text:p>
          </table:table-cell>
          <table:table-cell office:value-type="float" office:value="0.00613099999999634" calcext:value-type="float">
            <text:p>0.006130999999996</text:p>
          </table:table-cell>
        </table:table-row>
        <table:table-row table:style-name="ro1">
          <table:table-cell office:value-type="float" office:value="9404" calcext:value-type="float">
            <text:p>9404</text:p>
          </table:table-cell>
          <table:table-cell office:value-type="float" office:value="32" calcext:value-type="float">
            <text:p>32</text:p>
          </table:table-cell>
          <table:table-cell office:value-type="float" office:value="3178" calcext:value-type="float">
            <text:p>3178</text:p>
          </table:table-cell>
          <table:table-cell office:value-type="float" office:value="0.11139081183134" calcext:value-type="float">
            <text:p>0.11139081183134</text:p>
          </table:table-cell>
          <table:table-cell office:value-type="float" office:value="0.161479999999997" calcext:value-type="float">
            <text:p>0.161479999999997</text:p>
          </table:table-cell>
          <table:table-cell office:value-type="float" office:value="0.148835745752045" calcext:value-type="float">
            <text:p>0.148835745752045</text:p>
          </table:table-cell>
          <table:table-cell office:value-type="float" office:value="0.0675429999999864" calcext:value-type="float">
            <text:p>0.067542999999986</text:p>
          </table:table-cell>
          <table:table-cell office:value-type="float" office:value="0.162995594713656" calcext:value-type="float">
            <text:p>0.162995594713656</text:p>
          </table:table-cell>
          <table:table-cell office:value-type="float" office:value="0.0312270000000012" calcext:value-type="float">
            <text:p>0.031227000000001</text:p>
          </table:table-cell>
          <table:table-cell office:value-type="float" office:value="0.169288860918817" calcext:value-type="float">
            <text:p>0.169288860918817</text:p>
          </table:table-cell>
          <table:table-cell office:value-type="float" office:value="0.0158109999999994" calcext:value-type="float">
            <text:p>0.015810999999999</text:p>
          </table:table-cell>
          <table:table-cell office:value-type="float" office:value="0.276274386406545" calcext:value-type="float">
            <text:p>0.276274386406545</text:p>
          </table:table-cell>
          <table:table-cell office:value-type="float" office:value="0.00985700000001089" calcext:value-type="float">
            <text:p>0.009857000000011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office:value-type="float" office:value="32" calcext:value-type="float">
            <text:p>32</text:p>
          </table:table-cell>
          <table:table-cell office:value-type="float" office:value="449" calcext:value-type="float">
            <text:p>449</text:p>
          </table:table-cell>
          <table:table-cell office:value-type="float" office:value="0.0022271714922049" calcext:value-type="float">
            <text:p>0.002227171492205</text:p>
          </table:table-cell>
          <table:table-cell office:value-type="float" office:value="0.019670000000005" calcext:value-type="float">
            <text:p>0.019670000000005</text:p>
          </table:table-cell>
          <table:table-cell office:value-type="float" office:value="0.0089086859688196" calcext:value-type="float">
            <text:p>0.00890868596882</text:p>
          </table:table-cell>
          <table:table-cell office:value-type="float" office:value="0.00773100000000682" calcext:value-type="float">
            <text:p>0.007731000000007</text:p>
          </table:table-cell>
          <table:table-cell office:value-type="float" office:value="0.0200445434298441" calcext:value-type="float">
            <text:p>0.020044543429844</text:p>
          </table:table-cell>
          <table:table-cell office:value-type="float" office:value="0.00396400000001052" calcext:value-type="float">
            <text:p>0.003964000000011</text:p>
          </table:table-cell>
          <table:table-cell office:value-type="float" office:value="1" calcext:value-type="float">
            <text:p>1</text:p>
          </table:table-cell>
          <table:table-cell office:value-type="float" office:value="0.0020059999999944" calcext:value-type="float">
            <text:p>0.002005999999994</text:p>
          </table:table-cell>
          <table:table-cell office:value-type="float" office:value="1" calcext:value-type="float">
            <text:p>1</text:p>
          </table:table-cell>
          <table:table-cell office:value-type="float" office:value="0.000884999999996694" calcext:value-type="float">
            <text:p>0.000884999999997</text:p>
          </table:table-cell>
        </table:table-row>
        <table:table-row table:style-name="ro1">
          <table:table-cell office:value-type="float" office:value="9406" calcext:value-type="float">
            <text:p>9406</text:p>
          </table:table-cell>
          <table:table-cell office:value-type="float" office:value="32" calcext:value-type="float">
            <text:p>32</text:p>
          </table:table-cell>
          <table:table-cell office:value-type="float" office:value="2971" calcext:value-type="float">
            <text:p>2971</text:p>
          </table:table-cell>
          <table:table-cell office:value-type="float" office:value="0.0111073712554695" calcext:value-type="float">
            <text:p>0.01110737125547</text:p>
          </table:table-cell>
          <table:table-cell office:value-type="float" office:value="0.119483000000002" calcext:value-type="float">
            <text:p>0.119483000000002</text:p>
          </table:table-cell>
          <table:table-cell office:value-type="float" office:value="0.160215415684955" calcext:value-type="float">
            <text:p>0.160215415684955</text:p>
          </table:table-cell>
          <table:table-cell office:value-type="float" office:value="0.0451719999999796" calcext:value-type="float">
            <text:p>0.04517199999998</text:p>
          </table:table-cell>
          <table:table-cell office:value-type="float" office:value="0.188825311342982" calcext:value-type="float">
            <text:p>0.188825311342982</text:p>
          </table:table-cell>
          <table:table-cell office:value-type="float" office:value="0.02346" calcext:value-type="float">
            <text:p>0.02346</text:p>
          </table:table-cell>
          <table:table-cell office:value-type="float" office:value="0.239313362504207" calcext:value-type="float">
            <text:p>0.239313362504207</text:p>
          </table:table-cell>
          <table:table-cell office:value-type="float" office:value="0.012322999999995" calcext:value-type="float">
            <text:p>0.012322999999995</text:p>
          </table:table-cell>
          <table:table-cell office:value-type="float" office:value="0.461460787613598" calcext:value-type="float">
            <text:p>0.461460787613598</text:p>
          </table:table-cell>
          <table:table-cell office:value-type="float" office:value="0.00694600000001344" calcext:value-type="float">
            <text:p>0.006946000000013</text:p>
          </table:table-cell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float" office:value="32" calcext:value-type="float">
            <text:p>32</text:p>
          </table:table-cell>
          <table:table-cell office:value-type="float" office:value="3984" calcext:value-type="float">
            <text:p>3984</text:p>
          </table:table-cell>
          <table:table-cell office:value-type="float" office:value="0.0135542168674699" calcext:value-type="float">
            <text:p>0.01355421686747</text:p>
          </table:table-cell>
          <table:table-cell office:value-type="float" office:value="0.174468000000005" calcext:value-type="float">
            <text:p>0.174468000000005</text:p>
          </table:table-cell>
          <table:table-cell office:value-type="float" office:value="0.0210843373493976" calcext:value-type="float">
            <text:p>0.021084337349398</text:p>
          </table:table-cell>
          <table:table-cell office:value-type="float" office:value="0.0602010000000064" calcext:value-type="float">
            <text:p>0.060201000000006</text:p>
          </table:table-cell>
          <table:table-cell office:value-type="float" office:value="0.0436746987951807" calcext:value-type="float">
            <text:p>0.043674698795181</text:p>
          </table:table-cell>
          <table:table-cell office:value-type="float" office:value="0.0304109999999866" calcext:value-type="float">
            <text:p>0.030410999999987</text:p>
          </table:table-cell>
          <table:table-cell office:value-type="float" office:value="0.11144578313253" calcext:value-type="float">
            <text:p>0.11144578313253</text:p>
          </table:table-cell>
          <table:table-cell office:value-type="float" office:value="0.0155680000000018" calcext:value-type="float">
            <text:p>0.015568000000002</text:p>
          </table:table-cell>
          <table:table-cell office:value-type="float" office:value="0.259538152610442" calcext:value-type="float">
            <text:p>0.259538152610442</text:p>
          </table:table-cell>
          <table:table-cell office:value-type="float" office:value="0.00596400000000585" calcext:value-type="float">
            <text:p>0.005964000000006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32" calcext:value-type="float">
            <text:p>32</text:p>
          </table:table-cell>
          <table:table-cell office:value-type="float" office:value="3412" calcext:value-type="float">
            <text:p>3412</text:p>
          </table:table-cell>
          <table:table-cell office:value-type="float" office:value="0.0345838218053927" calcext:value-type="float">
            <text:p>0.034583821805393</text:p>
          </table:table-cell>
          <table:table-cell office:value-type="float" office:value="0.167032000000006" calcext:value-type="float">
            <text:p>0.167032000000006</text:p>
          </table:table-cell>
          <table:table-cell office:value-type="float" office:value="0.151524032825322" calcext:value-type="float">
            <text:p>0.151524032825322</text:p>
          </table:table-cell>
          <table:table-cell office:value-type="float" office:value="0.0655249999999938" calcext:value-type="float">
            <text:p>0.065524999999994</text:p>
          </table:table-cell>
          <table:table-cell office:value-type="float" office:value="0.167643610785463" calcext:value-type="float">
            <text:p>0.167643610785463</text:p>
          </table:table-cell>
          <table:table-cell office:value-type="float" office:value="0.0325450000000132" calcext:value-type="float">
            <text:p>0.032545000000013</text:p>
          </table:table-cell>
          <table:table-cell office:value-type="float" office:value="0.196951934349355" calcext:value-type="float">
            <text:p>0.196951934349355</text:p>
          </table:table-cell>
          <table:table-cell office:value-type="float" office:value="0.0167380000000037" calcext:value-type="float">
            <text:p>0.016738000000004</text:p>
          </table:table-cell>
          <table:table-cell office:value-type="float" office:value="0.311254396248535" calcext:value-type="float">
            <text:p>0.311254396248535</text:p>
          </table:table-cell>
          <table:table-cell office:value-type="float" office:value="0.00629499999999439" calcext:value-type="float">
            <text:p>0.006294999999994</text:p>
          </table:table-cell>
        </table:table-row>
        <table:table-row table:style-name="ro1">
          <table:table-cell office:value-type="float" office:value="9409" calcext:value-type="float">
            <text:p>9409</text:p>
          </table:table-cell>
          <table:table-cell office:value-type="float" office:value="32" calcext:value-type="float">
            <text:p>32</text:p>
          </table:table-cell>
          <table:table-cell office:value-type="float" office:value="3472" calcext:value-type="float">
            <text:p>3472</text:p>
          </table:table-cell>
          <table:table-cell office:value-type="float" office:value="0.00230414746543779" calcext:value-type="float">
            <text:p>0.002304147465438</text:p>
          </table:table-cell>
          <table:table-cell office:value-type="float" office:value="0.166061999999997" calcext:value-type="float">
            <text:p>0.166061999999997</text:p>
          </table:table-cell>
          <table:table-cell office:value-type="float" office:value="0.0250576036866359" calcext:value-type="float">
            <text:p>0.025057603686636</text:p>
          </table:table-cell>
          <table:table-cell office:value-type="float" office:value="0.0662140000000164" calcext:value-type="float">
            <text:p>0.066214000000017</text:p>
          </table:table-cell>
          <table:table-cell office:value-type="float" office:value="0.0639400921658986" calcext:value-type="float">
            <text:p>0.063940092165899</text:p>
          </table:table-cell>
          <table:table-cell office:value-type="float" office:value="0.033961000000005" calcext:value-type="float">
            <text:p>0.033961000000005</text:p>
          </table:table-cell>
          <table:table-cell office:value-type="float" office:value="0.170506912442396" calcext:value-type="float">
            <text:p>0.170506912442396</text:p>
          </table:table-cell>
          <table:table-cell office:value-type="float" office:value="0.0171069999999958" calcext:value-type="float">
            <text:p>0.017106999999996</text:p>
          </table:table-cell>
          <table:table-cell office:value-type="float" office:value="0.308755760368664" calcext:value-type="float">
            <text:p>0.308755760368664</text:p>
          </table:table-cell>
          <table:table-cell office:value-type="float" office:value="0.0062420000000003" calcext:value-type="float">
            <text:p>0.006242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32" calcext:value-type="float">
            <text:p>32</text:p>
          </table:table-cell>
          <table:table-cell office:value-type="float" office:value="3765" calcext:value-type="float">
            <text:p>3765</text:p>
          </table:table-cell>
          <table:table-cell office:value-type="float" office:value="0.0156706507304117" calcext:value-type="float">
            <text:p>0.015670650730412</text:p>
          </table:table-cell>
          <table:table-cell office:value-type="float" office:value="0.169176000000007" calcext:value-type="float">
            <text:p>0.169176000000007</text:p>
          </table:table-cell>
          <table:table-cell office:value-type="float" office:value="0.0318725099601594" calcext:value-type="float">
            <text:p>0.031872509960159</text:p>
          </table:table-cell>
          <table:table-cell office:value-type="float" office:value="0.0728570000000133" calcext:value-type="float">
            <text:p>0.072857000000013</text:p>
          </table:table-cell>
          <table:table-cell office:value-type="float" office:value="0.049136786188579" calcext:value-type="float">
            <text:p>0.049136786188579</text:p>
          </table:table-cell>
          <table:table-cell office:value-type="float" office:value="0.0376699999999914" calcext:value-type="float">
            <text:p>0.037669999999992</text:p>
          </table:table-cell>
          <table:table-cell office:value-type="float" office:value="0.0810092961487384" calcext:value-type="float">
            <text:p>0.081009296148738</text:p>
          </table:table-cell>
          <table:table-cell office:value-type="float" office:value="0.0173539999999974" calcext:value-type="float">
            <text:p>0.017353999999998</text:p>
          </table:table-cell>
          <table:table-cell office:value-type="float" office:value="0.176626826029217" calcext:value-type="float">
            <text:p>0.176626826029217</text:p>
          </table:table-cell>
          <table:table-cell office:value-type="float" office:value="0.0068329999999861" calcext:value-type="float">
            <text:p>0.006832999999986</text:p>
          </table:table-cell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float" office:value="32" calcext:value-type="float">
            <text:p>32</text:p>
          </table:table-cell>
          <table:table-cell office:value-type="float" office:value="3273" calcext:value-type="float">
            <text:p>3273</text:p>
          </table:table-cell>
          <table:table-cell office:value-type="float" office:value="0.00274977085242896" calcext:value-type="float">
            <text:p>0.002749770852429</text:p>
          </table:table-cell>
          <table:table-cell office:value-type="float" office:value="0.196814000000003" calcext:value-type="float">
            <text:p>0.196814000000003</text:p>
          </table:table-cell>
          <table:table-cell office:value-type="float" office:value="0.0177207454934311" calcext:value-type="float">
            <text:p>0.017720745493431</text:p>
          </table:table-cell>
          <table:table-cell office:value-type="float" office:value="0.0600500000000039" calcext:value-type="float">
            <text:p>0.060050000000004</text:p>
          </table:table-cell>
          <table:table-cell office:value-type="float" office:value="0.0406355025970058" calcext:value-type="float">
            <text:p>0.040635502597006</text:p>
          </table:table-cell>
          <table:table-cell office:value-type="float" office:value="0.0315109999999947" calcext:value-type="float">
            <text:p>0.031510999999995</text:p>
          </table:table-cell>
          <table:table-cell office:value-type="float" office:value="0.0834097158570119" calcext:value-type="float">
            <text:p>0.083409715857012</text:p>
          </table:table-cell>
          <table:table-cell office:value-type="float" office:value="0.0166299999999922" calcext:value-type="float">
            <text:p>0.016629999999992</text:p>
          </table:table-cell>
          <table:table-cell office:value-type="float" office:value="0.388939810571341" calcext:value-type="float">
            <text:p>0.388939810571341</text:p>
          </table:table-cell>
          <table:table-cell office:value-type="float" office:value="0.00934599999999364" calcext:value-type="float">
            <text:p>0.009345999999994</text:p>
          </table:table-cell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32" calcext:value-type="float">
            <text:p>32</text:p>
          </table:table-cell>
          <table:table-cell office:value-type="float" office:value="3151" calcext:value-type="float">
            <text:p>3151</text:p>
          </table:table-cell>
          <table:table-cell office:value-type="float" office:value="0.0225325293557601" calcext:value-type="float">
            <text:p>0.02253252935576</text:p>
          </table:table-cell>
          <table:table-cell office:value-type="float" office:value="0.181491999999992" calcext:value-type="float">
            <text:p>0.181491999999992</text:p>
          </table:table-cell>
          <table:table-cell office:value-type="float" office:value="0.0320533164074897" calcext:value-type="float">
            <text:p>0.03205331640749</text:p>
          </table:table-cell>
          <table:table-cell office:value-type="float" office:value="0.0564630000000079" calcext:value-type="float">
            <text:p>0.056463000000008</text:p>
          </table:table-cell>
          <table:table-cell office:value-type="float" office:value="0.174865122183434" calcext:value-type="float">
            <text:p>0.174865122183434</text:p>
          </table:table-cell>
          <table:table-cell office:value-type="float" office:value="0.0295109999999994" calcext:value-type="float">
            <text:p>0.029510999999999</text:p>
          </table:table-cell>
          <table:table-cell office:value-type="float" office:value="0.225642653125992" calcext:value-type="float">
            <text:p>0.225642653125992</text:p>
          </table:table-cell>
          <table:table-cell office:value-type="float" office:value="0.0137959999999993" calcext:value-type="float">
            <text:p>0.013795999999999</text:p>
          </table:table-cell>
          <table:table-cell office:value-type="float" office:value="0.349412884798477" calcext:value-type="float">
            <text:p>0.349412884798477</text:p>
          </table:table-cell>
          <table:table-cell office:value-type="float" office:value="0.00526599999999178" calcext:value-type="float">
            <text:p>0.005265999999992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32" calcext:value-type="float">
            <text:p>32</text:p>
          </table:table-cell>
          <table:table-cell office:value-type="float" office:value="4210" calcext:value-type="float">
            <text:p>4210</text:p>
          </table:table-cell>
          <table:table-cell office:value-type="float" office:value="0.0522565320665083" calcext:value-type="float">
            <text:p>0.052256532066508</text:p>
          </table:table-cell>
          <table:table-cell office:value-type="float" office:value="0.153332999999989" calcext:value-type="float">
            <text:p>0.153332999999989</text:p>
          </table:table-cell>
          <table:table-cell office:value-type="float" office:value="0.0629453681710214" calcext:value-type="float">
            <text:p>0.062945368171021</text:p>
          </table:table-cell>
          <table:table-cell office:value-type="float" office:value="0.0677570000000003" calcext:value-type="float">
            <text:p>0.067757</text:p>
          </table:table-cell>
          <table:table-cell office:value-type="float" office:value="0.135391923990499" calcext:value-type="float">
            <text:p>0.135391923990499</text:p>
          </table:table-cell>
          <table:table-cell office:value-type="float" office:value="0.0409920000000028" calcext:value-type="float">
            <text:p>0.040992000000003</text:p>
          </table:table-cell>
          <table:table-cell office:value-type="float" office:value="0.154394299287411" calcext:value-type="float">
            <text:p>0.154394299287411</text:p>
          </table:table-cell>
          <table:table-cell office:value-type="float" office:value="0.0156240000000025" calcext:value-type="float">
            <text:p>0.015624000000003</text:p>
          </table:table-cell>
          <table:table-cell office:value-type="float" office:value="0.406175771971497" calcext:value-type="float">
            <text:p>0.406175771971497</text:p>
          </table:table-cell>
          <table:table-cell office:value-type="float" office:value="0.00614800000001026" calcext:value-type="float">
            <text:p>0.00614800000001</text:p>
          </table:table-cell>
        </table:table-row>
        <table:table-row table:style-name="ro1">
          <table:table-cell office:value-type="float" office:value="9414" calcext:value-type="float">
            <text:p>9414</text:p>
          </table:table-cell>
          <table:table-cell office:value-type="float" office:value="32" calcext:value-type="float">
            <text:p>32</text:p>
          </table:table-cell>
          <table:table-cell office:value-type="float" office:value="3661" calcext:value-type="float">
            <text:p>3661</text:p>
          </table:table-cell>
          <table:table-cell office:value-type="float" office:value="0.00956022944550669" calcext:value-type="float">
            <text:p>0.009560229445507</text:p>
          </table:table-cell>
          <table:table-cell office:value-type="float" office:value="0.140141" calcext:value-type="float">
            <text:p>0.140141</text:p>
          </table:table-cell>
          <table:table-cell office:value-type="float" office:value="0.0521715378311937" calcext:value-type="float">
            <text:p>0.052171537831194</text:p>
          </table:table-cell>
          <table:table-cell office:value-type="float" office:value="0.0627319999999969" calcext:value-type="float">
            <text:p>0.062731999999997</text:p>
          </table:table-cell>
          <table:table-cell office:value-type="float" office:value="0.0658290084676318" calcext:value-type="float">
            <text:p>0.065829008467632</text:p>
          </table:table-cell>
          <table:table-cell office:value-type="float" office:value="0.0340409999999878" calcext:value-type="float">
            <text:p>0.034040999999988</text:p>
          </table:table-cell>
          <table:table-cell office:value-type="float" office:value="0.207866703086588" calcext:value-type="float">
            <text:p>0.207866703086588</text:p>
          </table:table-cell>
          <table:table-cell office:value-type="float" office:value="0.0226280000000116" calcext:value-type="float">
            <text:p>0.022628000000012</text:p>
          </table:table-cell>
          <table:table-cell office:value-type="float" office:value="0.440043703906037" calcext:value-type="float">
            <text:p>0.440043703906037</text:p>
          </table:table-cell>
          <table:table-cell office:value-type="float" office:value="0.00551699999999755" calcext:value-type="float">
            <text:p>0.005516999999998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32" calcext:value-type="float">
            <text:p>32</text:p>
          </table:table-cell>
          <table:table-cell office:value-type="float" office:value="4008" calcext:value-type="float">
            <text:p>4008</text:p>
          </table:table-cell>
          <table:table-cell office:value-type="float" office:value="0.00449101796407186" calcext:value-type="float">
            <text:p>0.004491017964072</text:p>
          </table:table-cell>
          <table:table-cell office:value-type="float" office:value="0.155978000000005" calcext:value-type="float">
            <text:p>0.155978000000005</text:p>
          </table:table-cell>
          <table:table-cell office:value-type="float" office:value="0.0381736526946108" calcext:value-type="float">
            <text:p>0.038173652694611</text:p>
          </table:table-cell>
          <table:table-cell office:value-type="float" office:value="0.0592539999999957" calcext:value-type="float">
            <text:p>0.059253999999996</text:p>
          </table:table-cell>
          <table:table-cell office:value-type="float" office:value="0.0693612774451098" calcext:value-type="float">
            <text:p>0.06936127744511</text:p>
          </table:table-cell>
          <table:table-cell office:value-type="float" office:value="0.0371399999999937" calcext:value-type="float">
            <text:p>0.037139999999994</text:p>
          </table:table-cell>
          <table:table-cell office:value-type="float" office:value="0.231536926147705" calcext:value-type="float">
            <text:p>0.231536926147705</text:p>
          </table:table-cell>
          <table:table-cell office:value-type="float" office:value="0.0143419999999992" calcext:value-type="float">
            <text:p>0.014341999999999</text:p>
          </table:table-cell>
          <table:table-cell office:value-type="float" office:value="0.451097804391218" calcext:value-type="float">
            <text:p>0.451097804391218</text:p>
          </table:table-cell>
          <table:table-cell office:value-type="float" office:value="0.00564500000000123" calcext:value-type="float">
            <text:p>0.005645000000001</text:p>
          </table:table-cell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32" calcext:value-type="float">
            <text:p>32</text:p>
          </table:table-cell>
          <table:table-cell office:value-type="float" office:value="3650" calcext:value-type="float">
            <text:p>3650</text:p>
          </table:table-cell>
          <table:table-cell office:value-type="float" office:value="0.0241095890410959" calcext:value-type="float">
            <text:p>0.024109589041096</text:p>
          </table:table-cell>
          <table:table-cell office:value-type="float" office:value="0.171199999999985" calcext:value-type="float">
            <text:p>0.171199999999985</text:p>
          </table:table-cell>
          <table:table-cell office:value-type="float" office:value="0.036986301369863" calcext:value-type="float">
            <text:p>0.036986301369863</text:p>
          </table:table-cell>
          <table:table-cell office:value-type="float" office:value="0.0693740000000105" calcext:value-type="float">
            <text:p>0.069374000000011</text:p>
          </table:table-cell>
          <table:table-cell office:value-type="float" office:value="0.106849315068493" calcext:value-type="float">
            <text:p>0.106849315068493</text:p>
          </table:table-cell>
          <table:table-cell office:value-type="float" office:value="0.0314960000000042" calcext:value-type="float">
            <text:p>0.031496000000004</text:p>
          </table:table-cell>
          <table:table-cell office:value-type="float" office:value="0.161643835616438" calcext:value-type="float">
            <text:p>0.161643835616438</text:p>
          </table:table-cell>
          <table:table-cell office:value-type="float" office:value="0.0155610000000053" calcext:value-type="float">
            <text:p>0.015561000000005</text:p>
          </table:table-cell>
          <table:table-cell office:value-type="float" office:value="0.205479452054794" calcext:value-type="float">
            <text:p>0.205479452054794</text:p>
          </table:table-cell>
          <table:table-cell office:value-type="float" office:value="0.00617299999998977" calcext:value-type="float">
            <text:p>0.00617299999999</text:p>
          </table:table-cell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32" calcext:value-type="float">
            <text:p>32</text:p>
          </table:table-cell>
          <table:table-cell office:value-type="float" office:value="3292" calcext:value-type="float">
            <text:p>3292</text:p>
          </table:table-cell>
          <table:table-cell office:value-type="float" office:value="0.00364520048602673" calcext:value-type="float">
            <text:p>0.003645200486027</text:p>
          </table:table-cell>
          <table:table-cell office:value-type="float" office:value="0.128555999999989" calcext:value-type="float">
            <text:p>0.128555999999989</text:p>
          </table:table-cell>
          <table:table-cell office:value-type="float" office:value="0.0157958687727825" calcext:value-type="float">
            <text:p>0.015795868772783</text:p>
          </table:table-cell>
          <table:table-cell office:value-type="float" office:value="0.0492630000000105" calcext:value-type="float">
            <text:p>0.049263000000011</text:p>
          </table:table-cell>
          <table:table-cell office:value-type="float" office:value="0.0340218712029162" calcext:value-type="float">
            <text:p>0.034021871202916</text:p>
          </table:table-cell>
          <table:table-cell office:value-type="float" office:value="0.0247049999999973" calcext:value-type="float">
            <text:p>0.024704999999997</text:p>
          </table:table-cell>
          <table:table-cell office:value-type="float" office:value="0.106925880923451" calcext:value-type="float">
            <text:p>0.106925880923451</text:p>
          </table:table-cell>
          <table:table-cell office:value-type="float" office:value="0.0120500000000021" calcext:value-type="float">
            <text:p>0.012050000000002</text:p>
          </table:table-cell>
          <table:table-cell office:value-type="float" office:value="0.286148238153098" calcext:value-type="float">
            <text:p>0.286148238153098</text:p>
          </table:table-cell>
          <table:table-cell office:value-type="float" office:value="0.00475099999999884" calcext:value-type="float">
            <text:p>0.004750999999999</text:p>
          </table:table-cell>
        </table:table-row>
        <table:table-row table:style-name="ro1">
          <table:table-cell office:value-type="float" office:value="9418" calcext:value-type="float">
            <text:p>9418</text:p>
          </table:table-cell>
          <table:table-cell office:value-type="float" office:value="32" calcext:value-type="float">
            <text:p>32</text:p>
          </table:table-cell>
          <table:table-cell office:value-type="float" office:value="3568" calcext:value-type="float">
            <text:p>3568</text:p>
          </table:table-cell>
          <table:table-cell office:value-type="float" office:value="0.0117713004484305" calcext:value-type="float">
            <text:p>0.011771300448431</text:p>
          </table:table-cell>
          <table:table-cell office:value-type="float" office:value="0.153932999999981" calcext:value-type="float">
            <text:p>0.153932999999981</text:p>
          </table:table-cell>
          <table:table-cell office:value-type="float" office:value="0.0372757847533632" calcext:value-type="float">
            <text:p>0.037275784753363</text:p>
          </table:table-cell>
          <table:table-cell office:value-type="float" office:value="0.0657999999999959" calcext:value-type="float">
            <text:p>0.065799999999996</text:p>
          </table:table-cell>
          <table:table-cell office:value-type="float" office:value="0.0582959641255605" calcext:value-type="float">
            <text:p>0.058295964125561</text:p>
          </table:table-cell>
          <table:table-cell office:value-type="float" office:value="0.0302540000000136" calcext:value-type="float">
            <text:p>0.030254000000014</text:p>
          </table:table-cell>
          <table:table-cell office:value-type="float" office:value="0.153587443946188" calcext:value-type="float">
            <text:p>0.153587443946188</text:p>
          </table:table-cell>
          <table:table-cell office:value-type="float" office:value="0.0150919999999957" calcext:value-type="float">
            <text:p>0.015091999999996</text:p>
          </table:table-cell>
          <table:table-cell office:value-type="float" office:value="0.257286995515695" calcext:value-type="float">
            <text:p>0.257286995515695</text:p>
          </table:table-cell>
          <table:table-cell office:value-type="float" office:value="0.00573800000000802" calcext:value-type="float">
            <text:p>0.005738000000008</text:p>
          </table:table-cell>
        </table:table-row>
        <table:table-row table:style-name="ro1">
          <table:table-cell office:value-type="float" office:value="9419" calcext:value-type="float">
            <text:p>9419</text:p>
          </table:table-cell>
          <table:table-cell office:value-type="float" office:value="32" calcext:value-type="float">
            <text:p>32</text:p>
          </table:table-cell>
          <table:table-cell office:value-type="float" office:value="3217" calcext:value-type="float">
            <text:p>3217</text:p>
          </table:table-cell>
          <table:table-cell office:value-type="float" office:value="0.00466272925085483" calcext:value-type="float">
            <text:p>0.004662729250855</text:p>
          </table:table-cell>
          <table:table-cell office:value-type="float" office:value="0.151572999999999" calcext:value-type="float">
            <text:p>0.151572999999999</text:p>
          </table:table-cell>
          <table:table-cell office:value-type="float" office:value="0.0643456636617967" calcext:value-type="float">
            <text:p>0.064345663661797</text:p>
          </table:table-cell>
          <table:table-cell office:value-type="float" office:value="0.0630140000000097" calcext:value-type="float">
            <text:p>0.06301400000001</text:p>
          </table:table-cell>
          <table:table-cell office:value-type="float" office:value="0.0923220391669257" calcext:value-type="float">
            <text:p>0.092322039166926</text:p>
          </table:table-cell>
          <table:table-cell office:value-type="float" office:value="0.0323780000000085" calcext:value-type="float">
            <text:p>0.032378000000009</text:p>
          </table:table-cell>
          <table:table-cell office:value-type="float" office:value="0.173142679515076" calcext:value-type="float">
            <text:p>0.173142679515076</text:p>
          </table:table-cell>
          <table:table-cell office:value-type="float" office:value="0.01537900000001" calcext:value-type="float">
            <text:p>0.01537900000001</text:p>
          </table:table-cell>
          <table:table-cell office:value-type="float" office:value="0.44047248989742" calcext:value-type="float">
            <text:p>0.44047248989742</text:p>
          </table:table-cell>
          <table:table-cell office:value-type="float" office:value="0.00805400000000134" calcext:value-type="float">
            <text:p>0.008054000000001</text:p>
          </table:table-cell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32" calcext:value-type="float">
            <text:p>32</text:p>
          </table:table-cell>
          <table:table-cell office:value-type="float" office:value="3226" calcext:value-type="float">
            <text:p>3226</text:p>
          </table:table-cell>
          <table:table-cell office:value-type="float" office:value="0.0390576565406076" calcext:value-type="float">
            <text:p>0.039057656540608</text:p>
          </table:table-cell>
          <table:table-cell office:value-type="float" office:value="0.169655999999989" calcext:value-type="float">
            <text:p>0.169655999999989</text:p>
          </table:table-cell>
          <table:table-cell office:value-type="float" office:value="0.0530068195908246" calcext:value-type="float">
            <text:p>0.053006819590825</text:p>
          </table:table-cell>
          <table:table-cell office:value-type="float" office:value="0.0613799999999998" calcext:value-type="float">
            <text:p>0.06138</text:p>
          </table:table-cell>
          <table:table-cell office:value-type="float" office:value="0.107253564786113" calcext:value-type="float">
            <text:p>0.107253564786113</text:p>
          </table:table-cell>
          <table:table-cell office:value-type="float" office:value="0.0354140000000029" calcext:value-type="float">
            <text:p>0.035414000000003</text:p>
          </table:table-cell>
          <table:table-cell office:value-type="float" office:value="0.163050216986981" calcext:value-type="float">
            <text:p>0.163050216986981</text:p>
          </table:table-cell>
          <table:table-cell office:value-type="float" office:value="0.0192859999999797" calcext:value-type="float">
            <text:p>0.01928599999998</text:p>
          </table:table-cell>
          <table:table-cell office:value-type="float" office:value="0.333539987600744" calcext:value-type="float">
            <text:p>0.333539987600744</text:p>
          </table:table-cell>
          <table:table-cell office:value-type="float" office:value="0.00556099999998594" calcext:value-type="float">
            <text:p>0.005560999999986</text:p>
          </table:table-cell>
        </table:table-row>
        <table:table-row table:style-name="ro1">
          <table:table-cell office:value-type="float" office:value="9421" calcext:value-type="float">
            <text:p>9421</text:p>
          </table:table-cell>
          <table:table-cell office:value-type="float" office:value="32" calcext:value-type="float">
            <text:p>32</text:p>
          </table:table-cell>
          <table:table-cell office:value-type="float" office:value="3297" calcext:value-type="float">
            <text:p>3297</text:p>
          </table:table-cell>
          <table:table-cell office:value-type="float" office:value="0.00333636639369123" calcext:value-type="float">
            <text:p>0.003336366393691</text:p>
          </table:table-cell>
          <table:table-cell office:value-type="float" office:value="0.144882999999993" calcext:value-type="float">
            <text:p>0.144882999999993</text:p>
          </table:table-cell>
          <table:table-cell office:value-type="float" office:value="0.0218380345768881" calcext:value-type="float">
            <text:p>0.021838034576888</text:p>
          </table:table-cell>
          <table:table-cell office:value-type="float" office:value="0.0650499999999994" calcext:value-type="float">
            <text:p>0.065049999999999</text:p>
          </table:table-cell>
          <table:table-cell office:value-type="float" office:value="0.0385198665453443" calcext:value-type="float">
            <text:p>0.038519866545344</text:p>
          </table:table-cell>
          <table:table-cell office:value-type="float" office:value="0.0256550000000146" calcext:value-type="float">
            <text:p>0.025655000000015</text:p>
          </table:table-cell>
          <table:table-cell office:value-type="float" office:value="0.168941461935093" calcext:value-type="float">
            <text:p>0.168941461935093</text:p>
          </table:table-cell>
          <table:table-cell office:value-type="float" office:value="0.0174189999999896" calcext:value-type="float">
            <text:p>0.01741899999999</text:p>
          </table:table-cell>
          <table:table-cell office:value-type="float" office:value="0.408553230209281" calcext:value-type="float">
            <text:p>0.408553230209281</text:p>
          </table:table-cell>
          <table:table-cell office:value-type="float" office:value="0.00510399999998867" calcext:value-type="float">
            <text:p>0.005103999999989</text:p>
          </table:table-cell>
        </table:table-row>
        <table:table-row table:style-name="ro1">
          <table:table-cell office:value-type="float" office:value="9422" calcext:value-type="float">
            <text:p>9422</text:p>
          </table:table-cell>
          <table:table-cell office:value-type="float" office:value="32" calcext:value-type="float">
            <text:p>32</text:p>
          </table:table-cell>
          <table:table-cell office:value-type="float" office:value="3573" calcext:value-type="float">
            <text:p>3573</text:p>
          </table:table-cell>
          <table:table-cell office:value-type="float" office:value="0.00643716764623566" calcext:value-type="float">
            <text:p>0.006437167646236</text:p>
          </table:table-cell>
          <table:table-cell office:value-type="float" office:value="0.166497000000007" calcext:value-type="float">
            <text:p>0.166497000000007</text:p>
          </table:table-cell>
          <table:table-cell office:value-type="float" office:value="0.0148334732717604" calcext:value-type="float">
            <text:p>0.014833473271761</text:p>
          </table:table-cell>
          <table:table-cell office:value-type="float" office:value="0.0723590000000058" calcext:value-type="float">
            <text:p>0.072359000000006</text:p>
          </table:table-cell>
          <table:table-cell office:value-type="float" office:value="0.115589140778058" calcext:value-type="float">
            <text:p>0.115589140778058</text:p>
          </table:table-cell>
          <table:table-cell office:value-type="float" office:value="0.0305259999999947" calcext:value-type="float">
            <text:p>0.030525999999995</text:p>
          </table:table-cell>
          <table:table-cell office:value-type="float" office:value="0.305905401623286" calcext:value-type="float">
            <text:p>0.305905401623286</text:p>
          </table:table-cell>
          <table:table-cell office:value-type="float" office:value="0.0144080000000173" calcext:value-type="float">
            <text:p>0.014408000000017</text:p>
          </table:table-cell>
          <table:table-cell office:value-type="float" office:value="0.31430170724881" calcext:value-type="float">
            <text:p>0.31430170724881</text:p>
          </table:table-cell>
          <table:table-cell office:value-type="float" office:value="0.00821499999999276" calcext:value-type="float">
            <text:p>0.008214999999993</text:p>
          </table:table-cell>
        </table:table-row>
        <table:table-row table:style-name="ro1">
          <table:table-cell office:value-type="float" office:value="9423" calcext:value-type="float">
            <text:p>9423</text:p>
          </table:table-cell>
          <table:table-cell office:value-type="float" office:value="32" calcext:value-type="float">
            <text:p>32</text:p>
          </table:table-cell>
          <table:table-cell office:value-type="float" office:value="3655" calcext:value-type="float">
            <text:p>3655</text:p>
          </table:table-cell>
          <table:table-cell office:value-type="float" office:value="0.0101231190150479" calcext:value-type="float">
            <text:p>0.010123119015048</text:p>
          </table:table-cell>
          <table:table-cell office:value-type="float" office:value="0.183516999999995" calcext:value-type="float">
            <text:p>0.183516999999995</text:p>
          </table:table-cell>
          <table:table-cell office:value-type="float" office:value="0.0205198358413133" calcext:value-type="float">
            <text:p>0.020519835841313</text:p>
          </table:table-cell>
          <table:table-cell office:value-type="float" office:value="0.0764479999999992" calcext:value-type="float">
            <text:p>0.076447999999999</text:p>
          </table:table-cell>
          <table:table-cell office:value-type="float" office:value="0.0916552667578659" calcext:value-type="float">
            <text:p>0.091655266757866</text:p>
          </table:table-cell>
          <table:table-cell office:value-type="float" office:value="0.0411480000000069" calcext:value-type="float">
            <text:p>0.041148000000007</text:p>
          </table:table-cell>
          <table:table-cell office:value-type="float" office:value="0.119015047879617" calcext:value-type="float">
            <text:p>0.119015047879617</text:p>
          </table:table-cell>
          <table:table-cell office:value-type="float" office:value="0.0194819999999964" calcext:value-type="float">
            <text:p>0.019481999999997</text:p>
          </table:table-cell>
          <table:table-cell office:value-type="float" office:value="0.357045143638851" calcext:value-type="float">
            <text:p>0.357045143638851</text:p>
          </table:table-cell>
          <table:table-cell office:value-type="float" office:value="0.00769999999999982" calcext:value-type="float">
            <text:p>0.0077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32" calcext:value-type="float">
            <text:p>32</text:p>
          </table:table-cell>
          <table:table-cell office:value-type="float" office:value="3195" calcext:value-type="float">
            <text:p>3195</text:p>
          </table:table-cell>
          <table:table-cell office:value-type="float" office:value="-0.00156494522691706" calcext:value-type="float">
            <text:p>-0.001564945226917</text:p>
          </table:table-cell>
          <table:table-cell office:value-type="float" office:value="0.146613000000002" calcext:value-type="float">
            <text:p>0.146613000000002</text:p>
          </table:table-cell>
          <table:table-cell office:value-type="float" office:value="0.00938967136150235" calcext:value-type="float">
            <text:p>0.009389671361502</text:p>
          </table:table-cell>
          <table:table-cell office:value-type="float" office:value="0.0663469999999933" calcext:value-type="float">
            <text:p>0.066346999999993</text:p>
          </table:table-cell>
          <table:table-cell office:value-type="float" office:value="0.0422535211267606" calcext:value-type="float">
            <text:p>0.042253521126761</text:p>
          </table:table-cell>
          <table:table-cell office:value-type="float" office:value="0.02706400000001" calcext:value-type="float">
            <text:p>0.02706400000001</text:p>
          </table:table-cell>
          <table:table-cell office:value-type="float" office:value="0.167449139280125" calcext:value-type="float">
            <text:p>0.167449139280125</text:p>
          </table:table-cell>
          <table:table-cell office:value-type="float" office:value="0.0149419999999907" calcext:value-type="float">
            <text:p>0.014941999999991</text:p>
          </table:table-cell>
          <table:table-cell office:value-type="float" office:value="0.327073552425665" calcext:value-type="float">
            <text:p>0.327073552425665</text:p>
          </table:table-cell>
          <table:table-cell office:value-type="float" office:value="0.0051170000000127" calcext:value-type="float">
            <text:p>0.005117000000013</text:p>
          </table:table-cell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32" calcext:value-type="float">
            <text:p>32</text:p>
          </table:table-cell>
          <table:table-cell office:value-type="float" office:value="4313" calcext:value-type="float">
            <text:p>4313</text:p>
          </table:table-cell>
          <table:table-cell office:value-type="float" office:value="0.0614421516345931" calcext:value-type="float">
            <text:p>0.061442151634593</text:p>
          </table:table-cell>
          <table:table-cell office:value-type="float" office:value="0.183977000000013" calcext:value-type="float">
            <text:p>0.183977000000013</text:p>
          </table:table-cell>
          <table:table-cell office:value-type="float" office:value="0.0690934384419198" calcext:value-type="float">
            <text:p>0.06909343844192</text:p>
          </table:table-cell>
          <table:table-cell office:value-type="float" office:value="0.0685359999999946" calcext:value-type="float">
            <text:p>0.068535999999995</text:p>
          </table:table-cell>
          <table:table-cell office:value-type="float" office:value="0.0864827266403895" calcext:value-type="float">
            <text:p>0.08648272664039</text:p>
          </table:table-cell>
          <table:table-cell office:value-type="float" office:value="0.0384430000000151" calcext:value-type="float">
            <text:p>0.038443000000015</text:p>
          </table:table-cell>
          <table:table-cell office:value-type="float" office:value="0.114305587757941" calcext:value-type="float">
            <text:p>0.114305587757941</text:p>
          </table:table-cell>
          <table:table-cell office:value-type="float" office:value="0.0214750000000095" calcext:value-type="float">
            <text:p>0.02147500000001</text:p>
          </table:table-cell>
          <table:table-cell office:value-type="float" office:value="0.269649895664271" calcext:value-type="float">
            <text:p>0.269649895664271</text:p>
          </table:table-cell>
          <table:table-cell office:value-type="float" office:value="0.00638800000000117" calcext:value-type="float">
            <text:p>0.006388000000001</text:p>
          </table:table-cell>
        </table:table-row>
        <table:table-row table:style-name="ro1">
          <table:table-cell office:value-type="float" office:value="9426" calcext:value-type="float">
            <text:p>9426</text:p>
          </table:table-cell>
          <table:table-cell office:value-type="float" office:value="32" calcext:value-type="float">
            <text:p>32</text:p>
          </table:table-cell>
          <table:table-cell office:value-type="float" office:value="3709" calcext:value-type="float">
            <text:p>3709</text:p>
          </table:table-cell>
          <table:table-cell office:value-type="float" office:value="0.00296575896468051" calcext:value-type="float">
            <text:p>0.002965758964681</text:p>
          </table:table-cell>
          <table:table-cell office:value-type="float" office:value="0.176632999999995" calcext:value-type="float">
            <text:p>0.176632999999995</text:p>
          </table:table-cell>
          <table:table-cell office:value-type="float" office:value="0.0172553248854139" calcext:value-type="float">
            <text:p>0.017255324885414</text:p>
          </table:table-cell>
          <table:table-cell office:value-type="float" office:value="0.0678249999999849" calcext:value-type="float">
            <text:p>0.067824999999985</text:p>
          </table:table-cell>
          <table:table-cell office:value-type="float" office:value="0.0293879751954705" calcext:value-type="float">
            <text:p>0.029387975195471</text:p>
          </table:table-cell>
          <table:table-cell office:value-type="float" office:value="0.0378579999999857" calcext:value-type="float">
            <text:p>0.037857999999986</text:p>
          </table:table-cell>
          <table:table-cell office:value-type="float" office:value="0.137233755729307" calcext:value-type="float">
            <text:p>0.137233755729307</text:p>
          </table:table-cell>
          <table:table-cell office:value-type="float" office:value="0.0174560000000099" calcext:value-type="float">
            <text:p>0.01745600000001</text:p>
          </table:table-cell>
          <table:table-cell office:value-type="float" office:value="0.393367484497169" calcext:value-type="float">
            <text:p>0.393367484497169</text:p>
          </table:table-cell>
          <table:table-cell office:value-type="float" office:value="0.0107779999999877" calcext:value-type="float">
            <text:p>0.010777999999988</text:p>
          </table:table-cell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32" calcext:value-type="float">
            <text:p>32</text:p>
          </table:table-cell>
          <table:table-cell office:value-type="float" office:value="3849" calcext:value-type="float">
            <text:p>3849</text:p>
          </table:table-cell>
          <table:table-cell office:value-type="float" office:value="0.00909327097947519" calcext:value-type="float">
            <text:p>0.009093270979475</text:p>
          </table:table-cell>
          <table:table-cell office:value-type="float" office:value="0.196186999999995" calcext:value-type="float">
            <text:p>0.196186999999995</text:p>
          </table:table-cell>
          <table:table-cell office:value-type="float" office:value="0.146531566640686" calcext:value-type="float">
            <text:p>0.146531566640686</text:p>
          </table:table-cell>
          <table:table-cell office:value-type="float" office:value="0.0603760000000051" calcext:value-type="float">
            <text:p>0.060376000000005</text:p>
          </table:table-cell>
          <table:table-cell office:value-type="float" office:value="0.160820992465575" calcext:value-type="float">
            <text:p>0.160820992465575</text:p>
          </table:table-cell>
          <table:table-cell office:value-type="float" office:value="0.0294520000000063" calcext:value-type="float">
            <text:p>0.029452000000006</text:p>
          </table:table-cell>
          <table:table-cell office:value-type="float" office:value="0.303715250714471" calcext:value-type="float">
            <text:p>0.303715250714471</text:p>
          </table:table-cell>
          <table:table-cell office:value-type="float" office:value="0.0198470000000128" calcext:value-type="float">
            <text:p>0.019847000000013</text:p>
          </table:table-cell>
          <table:table-cell office:value-type="float" office:value="0.389451805663809" calcext:value-type="float">
            <text:p>0.389451805663809</text:p>
          </table:table-cell>
          <table:table-cell office:value-type="float" office:value="0.00720000000001164" calcext:value-type="float">
            <text:p>0.007200000000012</text:p>
          </table:table-cell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32" calcext:value-type="float">
            <text:p>32</text:p>
          </table:table-cell>
          <table:table-cell office:value-type="float" office:value="3621" calcext:value-type="float">
            <text:p>3621</text:p>
          </table:table-cell>
          <table:table-cell office:value-type="float" office:value="0.0621375310687655" calcext:value-type="float">
            <text:p>0.062137531068766</text:p>
          </table:table-cell>
          <table:table-cell office:value-type="float" office:value="0.152439999999999" calcext:value-type="float">
            <text:p>0.152439999999999</text:p>
          </table:table-cell>
          <table:table-cell office:value-type="float" office:value="0.135597901132284" calcext:value-type="float">
            <text:p>0.135597901132284</text:p>
          </table:table-cell>
          <table:table-cell office:value-type="float" office:value="0.0619360000000029" calcext:value-type="float">
            <text:p>0.061936000000003</text:p>
          </table:table-cell>
          <table:table-cell office:value-type="float" office:value="0.146644573322287" calcext:value-type="float">
            <text:p>0.146644573322287</text:p>
          </table:table-cell>
          <table:table-cell office:value-type="float" office:value="0.0334220000000016" calcext:value-type="float">
            <text:p>0.033422000000002</text:p>
          </table:table-cell>
          <table:table-cell office:value-type="float" office:value="0.182546257939796" calcext:value-type="float">
            <text:p>0.182546257939796</text:p>
          </table:table-cell>
          <table:table-cell office:value-type="float" office:value="0.0181369999999959" calcext:value-type="float">
            <text:p>0.018136999999996</text:p>
          </table:table-cell>
          <table:table-cell office:value-type="float" office:value="0.378624689312345" calcext:value-type="float">
            <text:p>0.378624689312345</text:p>
          </table:table-cell>
          <table:table-cell office:value-type="float" office:value="0.00672699999999793" calcext:value-type="float">
            <text:p>0.006726999999998</text:p>
          </table:table-cell>
        </table:table-row>
        <table:table-row table:style-name="ro1">
          <table:table-cell office:value-type="float" office:value="9429" calcext:value-type="float">
            <text:p>9429</text:p>
          </table:table-cell>
          <table:table-cell office:value-type="float" office:value="32" calcext:value-type="float">
            <text:p>32</text:p>
          </table:table-cell>
          <table:table-cell office:value-type="float" office:value="3549" calcext:value-type="float">
            <text:p>3549</text:p>
          </table:table-cell>
          <table:table-cell office:value-type="float" office:value="0.0273316427162581" calcext:value-type="float">
            <text:p>0.027331642716258</text:p>
          </table:table-cell>
          <table:table-cell office:value-type="float" office:value="0.154038" calcext:value-type="float">
            <text:p>0.154038</text:p>
          </table:table-cell>
          <table:table-cell office:value-type="float" office:value="0.0349394195548042" calcext:value-type="float">
            <text:p>0.034939419554804</text:p>
          </table:table-cell>
          <table:table-cell office:value-type="float" office:value="0.0680730000000125" calcext:value-type="float">
            <text:p>0.068073000000013</text:p>
          </table:table-cell>
          <table:table-cell office:value-type="float" office:value="0.0448013524936602" calcext:value-type="float">
            <text:p>0.04480135249366</text:p>
          </table:table-cell>
          <table:table-cell office:value-type="float" office:value="0.0336099999999959" calcext:value-type="float">
            <text:p>0.033609999999996</text:p>
          </table:table-cell>
          <table:table-cell office:value-type="float" office:value="0.115243730628346" calcext:value-type="float">
            <text:p>0.115243730628346</text:p>
          </table:table-cell>
          <table:table-cell office:value-type="float" office:value="0.0141079999999931" calcext:value-type="float">
            <text:p>0.014107999999993</text:p>
          </table:table-cell>
          <table:table-cell office:value-type="float" office:value="0.35193012116089" calcext:value-type="float">
            <text:p>0.35193012116089</text:p>
          </table:table-cell>
          <table:table-cell office:value-type="float" office:value="0.00685099999998329" calcext:value-type="float">
            <text:p>0.006850999999983</text:p>
          </table:table-cell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32" calcext:value-type="float">
            <text:p>32</text:p>
          </table:table-cell>
          <table:table-cell office:value-type="float" office:value="3263" calcext:value-type="float">
            <text:p>3263</text:p>
          </table:table-cell>
          <table:table-cell office:value-type="float" office:value="0.00459699662886914" calcext:value-type="float">
            <text:p>0.004596996628869</text:p>
          </table:table-cell>
          <table:table-cell office:value-type="float" office:value="0.145427999999995" calcext:value-type="float">
            <text:p>0.145427999999995</text:p>
          </table:table-cell>
          <table:table-cell office:value-type="float" office:value="0.0147103892123812" calcext:value-type="float">
            <text:p>0.014710389212381</text:p>
          </table:table-cell>
          <table:table-cell office:value-type="float" office:value="0.0598140000000171" calcext:value-type="float">
            <text:p>0.059814000000017</text:p>
          </table:table-cell>
          <table:table-cell office:value-type="float" office:value="0.0315660435182348" calcext:value-type="float">
            <text:p>0.031566043518235</text:p>
          </table:table-cell>
          <table:table-cell office:value-type="float" office:value="0.0312470000000076" calcext:value-type="float">
            <text:p>0.031247000000008</text:p>
          </table:table-cell>
          <table:table-cell office:value-type="float" office:value="0.233833895188477" calcext:value-type="float">
            <text:p>0.233833895188477</text:p>
          </table:table-cell>
          <table:table-cell office:value-type="float" office:value="0.0130539999999968" calcext:value-type="float">
            <text:p>0.013053999999997</text:p>
          </table:table-cell>
          <table:table-cell office:value-type="float" office:value="0.295127183573399" calcext:value-type="float">
            <text:p>0.295127183573399</text:p>
          </table:table-cell>
          <table:table-cell office:value-type="float" office:value="0.00518999999999892" calcext:value-type="float">
            <text:p>0.005189999999999</text:p>
          </table:table-cell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float" office:value="32" calcext:value-type="float">
            <text:p>32</text:p>
          </table:table-cell>
          <table:table-cell office:value-type="float" office:value="3401" calcext:value-type="float">
            <text:p>3401</text:p>
          </table:table-cell>
          <table:table-cell office:value-type="float" office:value="0.0208762128785651" calcext:value-type="float">
            <text:p>0.020876212878565</text:p>
          </table:table-cell>
          <table:table-cell office:value-type="float" office:value="0.153018000000003" calcext:value-type="float">
            <text:p>0.153018000000003</text:p>
          </table:table-cell>
          <table:table-cell office:value-type="float" office:value="0.0355777712437518" calcext:value-type="float">
            <text:p>0.035577771243752</text:p>
          </table:table-cell>
          <table:table-cell office:value-type="float" office:value="0.0613340000000022" calcext:value-type="float">
            <text:p>0.061334000000002</text:p>
          </table:table-cell>
          <table:table-cell office:value-type="float" office:value="0.100264628050573" calcext:value-type="float">
            <text:p>0.100264628050573</text:p>
          </table:table-cell>
          <table:table-cell office:value-type="float" office:value="0.0282139999999913" calcext:value-type="float">
            <text:p>0.028213999999991</text:p>
          </table:table-cell>
          <table:table-cell office:value-type="float" office:value="0.335489561893561" calcext:value-type="float">
            <text:p>0.335489561893561</text:p>
          </table:table-cell>
          <table:table-cell office:value-type="float" office:value="0.015112000000002" calcext:value-type="float">
            <text:p>0.015112000000002</text:p>
          </table:table-cell>
          <table:table-cell office:value-type="float" office:value="0.485445457218465" calcext:value-type="float">
            <text:p>0.485445457218465</text:p>
          </table:table-cell>
          <table:table-cell office:value-type="float" office:value="0.00485100000000216" calcext:value-type="float">
            <text:p>0.004851000000002</text:p>
          </table:table-cell>
        </table:table-row>
        <table:table-row table:style-name="ro1">
          <table:table-cell office:value-type="float" office:value="9432" calcext:value-type="float">
            <text:p>9432</text:p>
          </table:table-cell>
          <table:table-cell office:value-type="float" office:value="32" calcext:value-type="float">
            <text:p>32</text:p>
          </table:table-cell>
          <table:table-cell office:value-type="float" office:value="3821" calcext:value-type="float">
            <text:p>3821</text:p>
          </table:table-cell>
          <table:table-cell office:value-type="float" office:value="0.00340225071970688" calcext:value-type="float">
            <text:p>0.003402250719707</text:p>
          </table:table-cell>
          <table:table-cell office:value-type="float" office:value="0.173113000000001" calcext:value-type="float">
            <text:p>0.173113000000001</text:p>
          </table:table-cell>
          <table:table-cell office:value-type="float" office:value="0.0329756608217744" calcext:value-type="float">
            <text:p>0.032975660821774</text:p>
          </table:table-cell>
          <table:table-cell office:value-type="float" office:value="0.0622330000000204" calcext:value-type="float">
            <text:p>0.062233000000021</text:p>
          </table:table-cell>
          <table:table-cell office:value-type="float" office:value="0.0499869144203088" calcext:value-type="float">
            <text:p>0.049986914420309</text:p>
          </table:table-cell>
          <table:table-cell office:value-type="float" office:value="0.0357180000000028" calcext:value-type="float">
            <text:p>0.035718000000003</text:p>
          </table:table-cell>
          <table:table-cell office:value-type="float" office:value="0.11541481287621" calcext:value-type="float">
            <text:p>0.11541481287621</text:p>
          </table:table-cell>
          <table:table-cell office:value-type="float" office:value="0.0150209999999902" calcext:value-type="float">
            <text:p>0.01502099999999</text:p>
          </table:table-cell>
          <table:table-cell office:value-type="float" office:value="0.358806595132164" calcext:value-type="float">
            <text:p>0.358806595132164</text:p>
          </table:table-cell>
          <table:table-cell office:value-type="float" office:value="0.0108280000000036" calcext:value-type="float">
            <text:p>0.010828000000004</text:p>
          </table:table-cell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float" office:value="32" calcext:value-type="float">
            <text:p>32</text:p>
          </table:table-cell>
          <table:table-cell office:value-type="float" office:value="3562" calcext:value-type="float">
            <text:p>3562</text:p>
          </table:table-cell>
          <table:table-cell office:value-type="float" office:value="-0.0280741156653565" calcext:value-type="float">
            <text:p>-0.028074115665357</text:p>
          </table:table-cell>
          <table:table-cell office:value-type="float" office:value="0.144860999999992" calcext:value-type="float">
            <text:p>0.144860999999992</text:p>
          </table:table-cell>
          <table:table-cell office:value-type="float" office:value="0.0103874227961819" calcext:value-type="float">
            <text:p>0.010387422796182</text:p>
          </table:table-cell>
          <table:table-cell office:value-type="float" office:value="0.0548569999999984" calcext:value-type="float">
            <text:p>0.054856999999998</text:p>
          </table:table-cell>
          <table:table-cell office:value-type="float" office:value="0.0202133632790567" calcext:value-type="float">
            <text:p>0.020213363279057</text:p>
          </table:table-cell>
          <table:table-cell office:value-type="float" office:value="0.0286459999999948" calcext:value-type="float">
            <text:p>0.028645999999995</text:p>
          </table:table-cell>
          <table:table-cell office:value-type="float" office:value="0.112857944974733" calcext:value-type="float">
            <text:p>0.112857944974733</text:p>
          </table:table-cell>
          <table:table-cell office:value-type="float" office:value="0.0187420000000031" calcext:value-type="float">
            <text:p>0.018742000000003</text:p>
          </table:table-cell>
          <table:table-cell office:value-type="float" office:value="0.3542953396968" calcext:value-type="float">
            <text:p>0.3542953396968</text:p>
          </table:table-cell>
          <table:table-cell office:value-type="float" office:value="0.00839499999999305" calcext:value-type="float">
            <text:p>0.008394999999993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  <table:table-cell office:value-type="float" office:value="32" calcext:value-type="float">
            <text:p>32</text:p>
          </table:table-cell>
          <table:table-cell office:value-type="float" office:value="3786" calcext:value-type="float">
            <text:p>3786</text:p>
          </table:table-cell>
          <table:table-cell office:value-type="float" office:value="0.00264131008980454" calcext:value-type="float">
            <text:p>0.002641310089805</text:p>
          </table:table-cell>
          <table:table-cell office:value-type="float" office:value="0.171307999999982" calcext:value-type="float">
            <text:p>0.171307999999982</text:p>
          </table:table-cell>
          <table:table-cell office:value-type="float" office:value="0.0676175382989963" calcext:value-type="float">
            <text:p>0.067617538298996</text:p>
          </table:table-cell>
          <table:table-cell office:value-type="float" office:value="0.0834080000000057" calcext:value-type="float">
            <text:p>0.083408000000006</text:p>
          </table:table-cell>
          <table:table-cell office:value-type="float" office:value="0.128367670364501" calcext:value-type="float">
            <text:p>0.128367670364501</text:p>
          </table:table-cell>
          <table:table-cell office:value-type="float" office:value="0.0598829999999992" calcext:value-type="float">
            <text:p>0.059882999999999</text:p>
          </table:table-cell>
          <table:table-cell office:value-type="float" office:value="0.154780771262546" calcext:value-type="float">
            <text:p>0.154780771262546</text:p>
          </table:table-cell>
          <table:table-cell office:value-type="float" office:value="0.0258560000000045" calcext:value-type="float">
            <text:p>0.025856000000005</text:p>
          </table:table-cell>
          <table:table-cell office:value-type="float" office:value="0.537770734284205" calcext:value-type="float">
            <text:p>0.537770734284205</text:p>
          </table:table-cell>
          <table:table-cell office:value-type="float" office:value="0.010571999999982" calcext:value-type="float">
            <text:p>0.010571999999982</text:p>
          </table:table-cell>
        </table:table-row>
        <table:table-row table:style-name="ro1">
          <table:table-cell office:value-type="float" office:value="9435" calcext:value-type="float">
            <text:p>9435</text:p>
          </table:table-cell>
          <table:table-cell office:value-type="float" office:value="32" calcext:value-type="float">
            <text:p>32</text:p>
          </table:table-cell>
          <table:table-cell office:value-type="float" office:value="3022" calcext:value-type="float">
            <text:p>3022</text:p>
          </table:table-cell>
          <table:table-cell office:value-type="float" office:value="0.0119126406353408" calcext:value-type="float">
            <text:p>0.011912640635341</text:p>
          </table:table-cell>
          <table:table-cell office:value-type="float" office:value="0.147496000000004" calcext:value-type="float">
            <text:p>0.147496000000004</text:p>
          </table:table-cell>
          <table:table-cell office:value-type="float" office:value="0.111515552614163" calcext:value-type="float">
            <text:p>0.111515552614163</text:p>
          </table:table-cell>
          <table:table-cell office:value-type="float" office:value="0.0528249999999986" calcext:value-type="float">
            <text:p>0.052824999999999</text:p>
          </table:table-cell>
          <table:table-cell office:value-type="float" office:value="0.129715420251489" calcext:value-type="float">
            <text:p>0.129715420251489</text:p>
          </table:table-cell>
          <table:table-cell office:value-type="float" office:value="0.0349980000000158" calcext:value-type="float">
            <text:p>0.034998000000016</text:p>
          </table:table-cell>
          <table:table-cell office:value-type="float" office:value="0.172733289212442" calcext:value-type="float">
            <text:p>0.172733289212442</text:p>
          </table:table-cell>
          <table:table-cell office:value-type="float" office:value="0.025621000000001" calcext:value-type="float">
            <text:p>0.025621000000001</text:p>
          </table:table-cell>
          <table:table-cell office:value-type="float" office:value="0.354731965585705" calcext:value-type="float">
            <text:p>0.354731965585705</text:p>
          </table:table-cell>
          <table:table-cell office:value-type="float" office:value="0.00759200000000249" calcext:value-type="float">
            <text:p>0.007592000000002</text:p>
          </table:table-cell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float" office:value="32" calcext:value-type="float">
            <text:p>32</text:p>
          </table:table-cell>
          <table:table-cell office:value-type="float" office:value="4121" calcext:value-type="float">
            <text:p>4121</text:p>
          </table:table-cell>
          <table:table-cell office:value-type="float" office:value="0.0322737199708809" calcext:value-type="float">
            <text:p>0.032273719970881</text:p>
          </table:table-cell>
          <table:table-cell office:value-type="float" office:value="0.182699" calcext:value-type="float">
            <text:p>0.182699</text:p>
          </table:table-cell>
          <table:table-cell office:value-type="float" office:value="0.0427080805629702" calcext:value-type="float">
            <text:p>0.04270808056297</text:p>
          </table:table-cell>
          <table:table-cell office:value-type="float" office:value="0.103812000000005" calcext:value-type="float">
            <text:p>0.103812000000005</text:p>
          </table:table-cell>
          <table:table-cell office:value-type="float" office:value="0.0560543557388983" calcext:value-type="float">
            <text:p>0.056054355738898</text:p>
          </table:table-cell>
          <table:table-cell office:value-type="float" office:value="0.0332070000000044" calcext:value-type="float">
            <text:p>0.033207000000005</text:p>
          </table:table-cell>
          <table:table-cell office:value-type="float" office:value="0.102159669983014" calcext:value-type="float">
            <text:p>0.102159669983014</text:p>
          </table:table-cell>
          <table:table-cell office:value-type="float" office:value="0.0163670000000025" calcext:value-type="float">
            <text:p>0.016367000000003</text:p>
          </table:table-cell>
          <table:table-cell office:value-type="float" office:value="0.247755399174958" calcext:value-type="float">
            <text:p>0.247755399174958</text:p>
          </table:table-cell>
          <table:table-cell office:value-type="float" office:value="0.00625099999999179" calcext:value-type="float">
            <text:p>0.006250999999992</text:p>
          </table:table-cell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32" calcext:value-type="float">
            <text:p>32</text:p>
          </table:table-cell>
          <table:table-cell office:value-type="float" office:value="3044" calcext:value-type="float">
            <text:p>3044</text:p>
          </table:table-cell>
          <table:table-cell office:value-type="float" office:value="0.00525624178712221" calcext:value-type="float">
            <text:p>0.005256241787122</text:p>
          </table:table-cell>
          <table:table-cell office:value-type="float" office:value="0.128611000000007" calcext:value-type="float">
            <text:p>0.128611000000007</text:p>
          </table:table-cell>
          <table:table-cell office:value-type="float" office:value="0.0144546649145861" calcext:value-type="float">
            <text:p>0.014454664914586</text:p>
          </table:table-cell>
          <table:table-cell office:value-type="float" office:value="0.0766529999999932" calcext:value-type="float">
            <text:p>0.076652999999993</text:p>
          </table:table-cell>
          <table:table-cell office:value-type="float" office:value="0.0374507227332457" calcext:value-type="float">
            <text:p>0.037450722733246</text:p>
          </table:table-cell>
          <table:table-cell office:value-type="float" office:value="0.0339950000000044" calcext:value-type="float">
            <text:p>0.033995000000005</text:p>
          </table:table-cell>
          <table:table-cell office:value-type="float" office:value="0.329829172141919" calcext:value-type="float">
            <text:p>0.329829172141919</text:p>
          </table:table-cell>
          <table:table-cell office:value-type="float" office:value="0.0121980000000121" calcext:value-type="float">
            <text:p>0.012198000000012</text:p>
          </table:table-cell>
          <table:table-cell office:value-type="float" office:value="0.507227332457293" calcext:value-type="float">
            <text:p>0.507227332457293</text:p>
          </table:table-cell>
          <table:table-cell office:value-type="float" office:value="0.00481600000000526" calcext:value-type="float">
            <text:p>0.004816000000005</text:p>
          </table:table-cell>
        </table:table-row>
        <table:table-row table:style-name="ro1">
          <table:table-cell office:value-type="float" office:value="9438" calcext:value-type="float">
            <text:p>9438</text:p>
          </table:table-cell>
          <table:table-cell office:value-type="float" office:value="32" calcext:value-type="float">
            <text:p>32</text:p>
          </table:table-cell>
          <table:table-cell office:value-type="float" office:value="3041" calcext:value-type="float">
            <text:p>3041</text:p>
          </table:table-cell>
          <table:table-cell office:value-type="float" office:value="0.00756330154554423" calcext:value-type="float">
            <text:p>0.007563301545544</text:p>
          </table:table-cell>
          <table:table-cell office:value-type="float" office:value="0.168745000000001" calcext:value-type="float">
            <text:p>0.168745000000001</text:p>
          </table:table-cell>
          <table:table-cell office:value-type="float" office:value="0.0282801709963828" calcext:value-type="float">
            <text:p>0.028280170996383</text:p>
          </table:table-cell>
          <table:table-cell office:value-type="float" office:value="0.0879320000000092" calcext:value-type="float">
            <text:p>0.087932000000009</text:p>
          </table:table-cell>
          <table:table-cell office:value-type="float" office:value="0.0989805984873397" calcext:value-type="float">
            <text:p>0.09898059848734</text:p>
          </table:table-cell>
          <table:table-cell office:value-type="float" office:value="0.044431000000003" calcext:value-type="float">
            <text:p>0.044431000000003</text:p>
          </table:table-cell>
          <table:table-cell office:value-type="float" office:value="0.177902005919106" calcext:value-type="float">
            <text:p>0.177902005919106</text:p>
          </table:table-cell>
          <table:table-cell office:value-type="float" office:value="0.0231200000000058" calcext:value-type="float">
            <text:p>0.023120000000006</text:p>
          </table:table-cell>
          <table:table-cell office:value-type="float" office:value="0.260111805327195" calcext:value-type="float">
            <text:p>0.260111805327195</text:p>
          </table:table-cell>
          <table:table-cell office:value-type="float" office:value="0.00775399999999138" calcext:value-type="float">
            <text:p>0.007753999999991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float" office:value="32" calcext:value-type="float">
            <text:p>32</text:p>
          </table:table-cell>
          <table:table-cell office:value-type="float" office:value="2809" calcext:value-type="float">
            <text:p>2809</text:p>
          </table:table-cell>
          <table:table-cell office:value-type="float" office:value="0.00462798148807405" calcext:value-type="float">
            <text:p>0.004627981488074</text:p>
          </table:table-cell>
          <table:table-cell office:value-type="float" office:value="0.125393000000003" calcext:value-type="float">
            <text:p>0.125393000000003</text:p>
          </table:table-cell>
          <table:table-cell office:value-type="float" office:value="0.0672837308650765" calcext:value-type="float">
            <text:p>0.067283730865077</text:p>
          </table:table-cell>
          <table:table-cell office:value-type="float" office:value="0.0508690000000058" calcext:value-type="float">
            <text:p>0.050869000000006</text:p>
          </table:table-cell>
          <table:table-cell office:value-type="float" office:value="0.134923460306159" calcext:value-type="float">
            <text:p>0.134923460306159</text:p>
          </table:table-cell>
          <table:table-cell office:value-type="float" office:value="0.0243940000000009" calcext:value-type="float">
            <text:p>0.024394000000001</text:p>
          </table:table-cell>
          <table:table-cell office:value-type="float" office:value="0.181203275186899" calcext:value-type="float">
            <text:p>0.181203275186899</text:p>
          </table:table-cell>
          <table:table-cell office:value-type="float" office:value="0.012328999999994" calcext:value-type="float">
            <text:p>0.012328999999994</text:p>
          </table:table-cell>
          <table:table-cell office:value-type="float" office:value="0.359202563189747" calcext:value-type="float">
            <text:p>0.359202563189747</text:p>
          </table:table-cell>
          <table:table-cell office:value-type="float" office:value="0.00479900000000555" calcext:value-type="float">
            <text:p>0.004799000000006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32" calcext:value-type="float">
            <text:p>32</text:p>
          </table:table-cell>
          <table:table-cell office:value-type="float" office:value="3012" calcext:value-type="float">
            <text:p>3012</text:p>
          </table:table-cell>
          <table:table-cell office:value-type="float" office:value="0.00332005312084993" calcext:value-type="float">
            <text:p>0.00332005312085</text:p>
          </table:table-cell>
          <table:table-cell office:value-type="float" office:value="0.135858999999996" calcext:value-type="float">
            <text:p>0.135858999999996</text:p>
          </table:table-cell>
          <table:table-cell office:value-type="float" office:value="0.0952855245683931" calcext:value-type="float">
            <text:p>0.095285524568393</text:p>
          </table:table-cell>
          <table:table-cell office:value-type="float" office:value="0.0557189999999963" calcext:value-type="float">
            <text:p>0.055718999999996</text:p>
          </table:table-cell>
          <table:table-cell office:value-type="float" office:value="0.116865869853918" calcext:value-type="float">
            <text:p>0.116865869853918</text:p>
          </table:table-cell>
          <table:table-cell office:value-type="float" office:value="0.0290850000000091" calcext:value-type="float">
            <text:p>0.029085000000009</text:p>
          </table:table-cell>
          <table:table-cell office:value-type="float" office:value="0.169986719787517" calcext:value-type="float">
            <text:p>0.169986719787517</text:p>
          </table:table-cell>
          <table:table-cell office:value-type="float" office:value="0.0132559999999984" calcext:value-type="float">
            <text:p>0.013255999999998</text:p>
          </table:table-cell>
          <table:table-cell office:value-type="float" office:value="0.319389110225764" calcext:value-type="float">
            <text:p>0.319389110225764</text:p>
          </table:table-cell>
          <table:table-cell office:value-type="float" office:value="0.00511799999999596" calcext:value-type="float">
            <text:p>0.005117999999996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32" calcext:value-type="float">
            <text:p>32</text:p>
          </table:table-cell>
          <table:table-cell office:value-type="float" office:value="3890" calcext:value-type="float">
            <text:p>3890</text:p>
          </table:table-cell>
          <table:table-cell office:value-type="float" office:value="0.00308483290488432" calcext:value-type="float">
            <text:p>0.003084832904884</text:p>
          </table:table-cell>
          <table:table-cell office:value-type="float" office:value="0.182350999999997" calcext:value-type="float">
            <text:p>0.182350999999997</text:p>
          </table:table-cell>
          <table:table-cell office:value-type="float" office:value="0.120822622107969" calcext:value-type="float">
            <text:p>0.120822622107969</text:p>
          </table:table-cell>
          <table:table-cell office:value-type="float" office:value="0.0607020000000063" calcext:value-type="float">
            <text:p>0.060702000000006</text:p>
          </table:table-cell>
          <table:table-cell office:value-type="float" office:value="0.12853470437018" calcext:value-type="float">
            <text:p>0.12853470437018</text:p>
          </table:table-cell>
          <table:table-cell office:value-type="float" office:value="0.0290809999999908" calcext:value-type="float">
            <text:p>0.029080999999991</text:p>
          </table:table-cell>
          <table:table-cell office:value-type="float" office:value="0.172236503856041" calcext:value-type="float">
            <text:p>0.172236503856041</text:p>
          </table:table-cell>
          <table:table-cell office:value-type="float" office:value="0.0145070000000089" calcext:value-type="float">
            <text:p>0.014507000000009</text:p>
          </table:table-cell>
          <table:table-cell office:value-type="float" office:value="0.331619537275064" calcext:value-type="float">
            <text:p>0.331619537275064</text:p>
          </table:table-cell>
          <table:table-cell office:value-type="float" office:value="0.0057340000000039" calcext:value-type="float">
            <text:p>0.005734000000004</text:p>
          </table:table-cell>
        </table:table-row>
        <table:table-row table:style-name="ro1">
          <table:table-cell office:value-type="float" office:value="9442" calcext:value-type="float">
            <text:p>9442</text:p>
          </table:table-cell>
          <table:table-cell office:value-type="float" office:value="32" calcext:value-type="float">
            <text:p>32</text:p>
          </table:table-cell>
          <table:table-cell office:value-type="float" office:value="3873" calcext:value-type="float">
            <text:p>3873</text:p>
          </table:table-cell>
          <table:table-cell office:value-type="float" office:value="0.0116189000774593" calcext:value-type="float">
            <text:p>0.011618900077459</text:p>
          </table:table-cell>
          <table:table-cell office:value-type="float" office:value="0.181537000000006" calcext:value-type="float">
            <text:p>0.181537000000006</text:p>
          </table:table-cell>
          <table:table-cell office:value-type="float" office:value="0.0278853601859024" calcext:value-type="float">
            <text:p>0.027885360185902</text:p>
          </table:table-cell>
          <table:table-cell office:value-type="float" office:value="0.0562549999999931" calcext:value-type="float">
            <text:p>0.056254999999993</text:p>
          </table:table-cell>
          <table:table-cell office:value-type="float" office:value="0.0498321714433256" calcext:value-type="float">
            <text:p>0.049832171443326</text:p>
          </table:table-cell>
          <table:table-cell office:value-type="float" office:value="0.0279620000000023" calcext:value-type="float">
            <text:p>0.027962000000002</text:p>
          </table:table-cell>
          <table:table-cell office:value-type="float" office:value="0.0963077717531629" calcext:value-type="float">
            <text:p>0.096307771753163</text:p>
          </table:table-cell>
          <table:table-cell office:value-type="float" office:value="0.0156680000000051" calcext:value-type="float">
            <text:p>0.015668000000005</text:p>
          </table:table-cell>
          <table:table-cell office:value-type="float" office:value="0.535243996901627" calcext:value-type="float">
            <text:p>0.535243996901627</text:p>
          </table:table-cell>
          <table:table-cell office:value-type="float" office:value="0.00543299999999647" calcext:value-type="float">
            <text:p>0.005432999999996</text:p>
          </table:table-cell>
        </table:table-row>
        <table:table-row table:style-name="ro1">
          <table:table-cell office:value-type="float" office:value="9443" calcext:value-type="float">
            <text:p>9443</text:p>
          </table:table-cell>
          <table:table-cell office:value-type="float" office:value="32" calcext:value-type="float">
            <text:p>32</text:p>
          </table:table-cell>
          <table:table-cell office:value-type="float" office:value="3004" calcext:value-type="float">
            <text:p>3004</text:p>
          </table:table-cell>
          <table:table-cell office:value-type="float" office:value="0.00466045272969374" calcext:value-type="float">
            <text:p>0.004660452729694</text:p>
          </table:table-cell>
          <table:table-cell office:value-type="float" office:value="0.132213000000007" calcext:value-type="float">
            <text:p>0.132213000000007</text:p>
          </table:table-cell>
          <table:table-cell office:value-type="float" office:value="0.0346205059920106" calcext:value-type="float">
            <text:p>0.034620505992011</text:p>
          </table:table-cell>
          <table:table-cell office:value-type="float" office:value="0.0578410000000105" calcext:value-type="float">
            <text:p>0.057841000000011</text:p>
          </table:table-cell>
          <table:table-cell office:value-type="float" office:value="0.0512649800266312" calcext:value-type="float">
            <text:p>0.051264980026631</text:p>
          </table:table-cell>
          <table:table-cell office:value-type="float" office:value="0.0277770000000004" calcext:value-type="float">
            <text:p>0.027777</text:p>
          </table:table-cell>
          <table:table-cell office:value-type="float" office:value="0.194407456724368" calcext:value-type="float">
            <text:p>0.194407456724368</text:p>
          </table:table-cell>
          <table:table-cell office:value-type="float" office:value="0.0151010000000014" calcext:value-type="float">
            <text:p>0.015101000000001</text:p>
          </table:table-cell>
          <table:table-cell office:value-type="float" office:value="0.384154460719041" calcext:value-type="float">
            <text:p>0.384154460719041</text:p>
          </table:table-cell>
          <table:table-cell office:value-type="float" office:value="0.00458100000000172" calcext:value-type="float">
            <text:p>0.004581000000002</text:p>
          </table:table-cell>
        </table:table-row>
        <table:table-row table:style-name="ro1">
          <table:table-cell office:value-type="float" office:value="9444" calcext:value-type="float">
            <text:p>9444</text:p>
          </table:table-cell>
          <table:table-cell office:value-type="float" office:value="32" calcext:value-type="float">
            <text:p>32</text:p>
          </table:table-cell>
          <table:table-cell office:value-type="float" office:value="3395" calcext:value-type="float">
            <text:p>3395</text:p>
          </table:table-cell>
          <table:table-cell office:value-type="float" office:value="0.0126656848306333" calcext:value-type="float">
            <text:p>0.012665684830633</text:p>
          </table:table-cell>
          <table:table-cell office:value-type="float" office:value="0.167928000000003" calcext:value-type="float">
            <text:p>0.167928000000003</text:p>
          </table:table-cell>
          <table:table-cell office:value-type="float" office:value="0.11340206185567" calcext:value-type="float">
            <text:p>0.11340206185567</text:p>
          </table:table-cell>
          <table:table-cell office:value-type="float" office:value="0.079898" calcext:value-type="float">
            <text:p>0.079898</text:p>
          </table:table-cell>
          <table:table-cell office:value-type="float" office:value="0.148748159057437" calcext:value-type="float">
            <text:p>0.148748159057437</text:p>
          </table:table-cell>
          <table:table-cell office:value-type="float" office:value="0.0295320000000032" calcext:value-type="float">
            <text:p>0.029532000000003</text:p>
          </table:table-cell>
          <table:table-cell office:value-type="float" office:value="0.187039764359352" calcext:value-type="float">
            <text:p>0.187039764359352</text:p>
          </table:table-cell>
          <table:table-cell office:value-type="float" office:value="0.0177890000000076" calcext:value-type="float">
            <text:p>0.017789000000008</text:p>
          </table:table-cell>
          <table:table-cell office:value-type="float" office:value="0.337260677466863" calcext:value-type="float">
            <text:p>0.337260677466863</text:p>
          </table:table-cell>
          <table:table-cell office:value-type="float" office:value="0.00596399999999164" calcext:value-type="float">
            <text:p>0.005963999999992</text:p>
          </table:table-cell>
        </table:table-row>
        <table:table-row table:style-name="ro1">
          <table:table-cell office:value-type="float" office:value="9445" calcext:value-type="float">
            <text:p>9445</text:p>
          </table:table-cell>
          <table:table-cell office:value-type="float" office:value="32" calcext:value-type="float">
            <text:p>32</text:p>
          </table:table-cell>
          <table:table-cell office:value-type="float" office:value="3155" calcext:value-type="float">
            <text:p>3155</text:p>
          </table:table-cell>
          <table:table-cell office:value-type="float" office:value="0.0136291600633914" calcext:value-type="float">
            <text:p>0.013629160063392</text:p>
          </table:table-cell>
          <table:table-cell office:value-type="float" office:value="0.152830999999992" calcext:value-type="float">
            <text:p>0.152830999999992</text:p>
          </table:table-cell>
          <table:table-cell office:value-type="float" office:value="0.0459587955625991" calcext:value-type="float">
            <text:p>0.045958795562599</text:p>
          </table:table-cell>
          <table:table-cell office:value-type="float" office:value="0.0601099999999803" calcext:value-type="float">
            <text:p>0.06010999999998</text:p>
          </table:table-cell>
          <table:table-cell office:value-type="float" office:value="0.172741679873217" calcext:value-type="float">
            <text:p>0.172741679873217</text:p>
          </table:table-cell>
          <table:table-cell office:value-type="float" office:value="0.0262089999999944" calcext:value-type="float">
            <text:p>0.026208999999994</text:p>
          </table:table-cell>
          <table:table-cell office:value-type="float" office:value="0.270998415213946" calcext:value-type="float">
            <text:p>0.270998415213946</text:p>
          </table:table-cell>
          <table:table-cell office:value-type="float" office:value="0.0133309999999938" calcext:value-type="float">
            <text:p>0.013330999999994</text:p>
          </table:table-cell>
          <table:table-cell office:value-type="float" office:value="0.36608557844691" calcext:value-type="float">
            <text:p>0.36608557844691</text:p>
          </table:table-cell>
          <table:table-cell office:value-type="float" office:value="0.00789100000000076" calcext:value-type="float">
            <text:p>0.007891000000001</text:p>
          </table:table-cell>
        </table:table-row>
        <table:table-row table:style-name="ro1">
          <table:table-cell office:value-type="float" office:value="9446" calcext:value-type="float">
            <text:p>9446</text:p>
          </table:table-cell>
          <table:table-cell office:value-type="float" office:value="32" calcext:value-type="float">
            <text:p>32</text:p>
          </table:table-cell>
          <table:table-cell office:value-type="float" office:value="3849" calcext:value-type="float">
            <text:p>3849</text:p>
          </table:table-cell>
          <table:table-cell office:value-type="float" office:value="0.00337750064951936" calcext:value-type="float">
            <text:p>0.003377500649519</text:p>
          </table:table-cell>
          <table:table-cell office:value-type="float" office:value="0.174245000000013" calcext:value-type="float">
            <text:p>0.174245000000013</text:p>
          </table:table-cell>
          <table:table-cell office:value-type="float" office:value="0.0594959729799948" calcext:value-type="float">
            <text:p>0.059495972979995</text:p>
          </table:table-cell>
          <table:table-cell office:value-type="float" office:value="0.0589740000000063" calcext:value-type="float">
            <text:p>0.058974000000006</text:p>
          </table:table-cell>
          <table:table-cell office:value-type="float" office:value="0.129644063393089" calcext:value-type="float">
            <text:p>0.129644063393089</text:p>
          </table:table-cell>
          <table:table-cell office:value-type="float" office:value="0.0278610000000015" calcext:value-type="float">
            <text:p>0.027861000000002</text:p>
          </table:table-cell>
          <table:table-cell office:value-type="float" office:value="0.153026760197454" calcext:value-type="float">
            <text:p>0.153026760197454</text:p>
          </table:table-cell>
          <table:table-cell office:value-type="float" office:value="0.0136520000000076" calcext:value-type="float">
            <text:p>0.013652000000008</text:p>
          </table:table-cell>
          <table:table-cell office:value-type="float" office:value="0.454403741231489" calcext:value-type="float">
            <text:p>0.454403741231489</text:p>
          </table:table-cell>
          <table:table-cell office:value-type="float" office:value="0.0055370000000039" calcext:value-type="float">
            <text:p>0.005537000000004</text:p>
          </table:table-cell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32" calcext:value-type="float">
            <text:p>32</text:p>
          </table:table-cell>
          <table:table-cell office:value-type="float" office:value="3396" calcext:value-type="float">
            <text:p>3396</text:p>
          </table:table-cell>
          <table:table-cell office:value-type="float" office:value="0.0200235571260306" calcext:value-type="float">
            <text:p>0.020023557126031</text:p>
          </table:table-cell>
          <table:table-cell office:value-type="float" office:value="0.150352999999996" calcext:value-type="float">
            <text:p>0.150352999999996</text:p>
          </table:table-cell>
          <table:table-cell office:value-type="float" office:value="0.0518256772673734" calcext:value-type="float">
            <text:p>0.051825677267373</text:p>
          </table:table-cell>
          <table:table-cell office:value-type="float" office:value="0.0633360000000209" calcext:value-type="float">
            <text:p>0.063336000000021</text:p>
          </table:table-cell>
          <table:table-cell office:value-type="float" office:value="0.0783274440518257" calcext:value-type="float">
            <text:p>0.078327444051826</text:p>
          </table:table-cell>
          <table:table-cell office:value-type="float" office:value="0.0346380000000295" calcext:value-type="float">
            <text:p>0.03463800000003</text:p>
          </table:table-cell>
          <table:table-cell office:value-type="float" office:value="0.128386336866902" calcext:value-type="float">
            <text:p>0.128386336866902</text:p>
          </table:table-cell>
          <table:table-cell office:value-type="float" office:value="0.0142559999999889" calcext:value-type="float">
            <text:p>0.014255999999989</text:p>
          </table:table-cell>
          <table:table-cell office:value-type="float" office:value="0.366902237926973" calcext:value-type="float">
            <text:p>0.366902237926973</text:p>
          </table:table-cell>
          <table:table-cell office:value-type="float" office:value="0.00519300000001977" calcext:value-type="float">
            <text:p>0.00519300000002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32" calcext:value-type="float">
            <text:p>32</text:p>
          </table:table-cell>
          <table:table-cell office:value-type="float" office:value="3873" calcext:value-type="float">
            <text:p>3873</text:p>
          </table:table-cell>
          <table:table-cell office:value-type="float" office:value="0.0121352956364575" calcext:value-type="float">
            <text:p>0.012135295636458</text:p>
          </table:table-cell>
          <table:table-cell office:value-type="float" office:value="0.15278600000002" calcext:value-type="float">
            <text:p>0.15278600000002</text:p>
          </table:table-cell>
          <table:table-cell office:value-type="float" office:value="0.0653240382132714" calcext:value-type="float">
            <text:p>0.065324038213271</text:p>
          </table:table-cell>
          <table:table-cell office:value-type="float" office:value="0.0644499999999937" calcext:value-type="float">
            <text:p>0.064449999999994</text:p>
          </table:table-cell>
          <table:table-cell office:value-type="float" office:value="0.0833978827782081" calcext:value-type="float">
            <text:p>0.083397882778208</text:p>
          </table:table-cell>
          <table:table-cell office:value-type="float" office:value="0.0373220000000174" calcext:value-type="float">
            <text:p>0.037322000000017</text:p>
          </table:table-cell>
          <table:table-cell office:value-type="float" office:value="0.142783372063" calcext:value-type="float">
            <text:p>0.142783372063</text:p>
          </table:table-cell>
          <table:table-cell office:value-type="float" office:value="0.023081000000019" calcext:value-type="float">
            <text:p>0.023081000000019</text:p>
          </table:table-cell>
          <table:table-cell office:value-type="float" office:value="0.264136328427575" calcext:value-type="float">
            <text:p>0.264136328427575</text:p>
          </table:table-cell>
          <table:table-cell office:value-type="float" office:value="0.00862200000003099" calcext:value-type="float">
            <text:p>0.008622000000031</text:p>
          </table:table-cell>
        </table:table-row>
        <table:table-row table:style-name="ro1">
          <table:table-cell office:value-type="float" office:value="9449" calcext:value-type="float">
            <text:p>9449</text:p>
          </table:table-cell>
          <table:table-cell office:value-type="float" office:value="32" calcext:value-type="float">
            <text:p>32</text:p>
          </table:table-cell>
          <table:table-cell office:value-type="float" office:value="3375" calcext:value-type="float">
            <text:p>3375</text:p>
          </table:table-cell>
          <table:table-cell office:value-type="float" office:value="0.0192592592592593" calcext:value-type="float">
            <text:p>0.019259259259259</text:p>
          </table:table-cell>
          <table:table-cell office:value-type="float" office:value="0.169668000000001" calcext:value-type="float">
            <text:p>0.169668000000001</text:p>
          </table:table-cell>
          <table:table-cell office:value-type="float" office:value="0.0622222222222222" calcext:value-type="float">
            <text:p>0.062222222222222</text:p>
          </table:table-cell>
          <table:table-cell office:value-type="float" office:value="0.0798599999999965" calcext:value-type="float">
            <text:p>0.079859999999997</text:p>
          </table:table-cell>
          <table:table-cell office:value-type="float" office:value="0.105185185185185" calcext:value-type="float">
            <text:p>0.105185185185185</text:p>
          </table:table-cell>
          <table:table-cell office:value-type="float" office:value="0.0363250000000051" calcext:value-type="float">
            <text:p>0.036325000000005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0.0191049999999677" calcext:value-type="float">
            <text:p>0.019104999999968</text:p>
          </table:table-cell>
          <table:table-cell office:value-type="float" office:value="0.348148148148148" calcext:value-type="float">
            <text:p>0.348148148148148</text:p>
          </table:table-cell>
          <table:table-cell office:value-type="float" office:value="0.00553500000000895" calcext:value-type="float">
            <text:p>0.005535000000009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35" calcext:value-type="float">
            <text:p>35</text:p>
          </table:table-cell>
          <table:table-cell office:value-type="float" office:value="3710" calcext:value-type="float">
            <text:p>3710</text:p>
          </table:table-cell>
          <table:table-cell office:value-type="float" office:value="0.0032345013477089" calcext:value-type="float">
            <text:p>0.003234501347709</text:p>
          </table:table-cell>
          <table:table-cell office:value-type="float" office:value="0.190498999999988" calcext:value-type="float">
            <text:p>0.190498999999988</text:p>
          </table:table-cell>
          <table:table-cell office:value-type="float" office:value="0.0444743935309973" calcext:value-type="float">
            <text:p>0.044474393530997</text:p>
          </table:table-cell>
          <table:table-cell office:value-type="float" office:value="0.0745029999999929" calcext:value-type="float">
            <text:p>0.074502999999993</text:p>
          </table:table-cell>
          <table:table-cell office:value-type="float" office:value="0.0727762803234501" calcext:value-type="float">
            <text:p>0.07277628032345</text:p>
          </table:table-cell>
          <table:table-cell office:value-type="float" office:value="0.0359819999999615" calcext:value-type="float">
            <text:p>0.035981999999962</text:p>
          </table:table-cell>
          <table:table-cell office:value-type="float" office:value="0.110512129380054" calcext:value-type="float">
            <text:p>0.110512129380054</text:p>
          </table:table-cell>
          <table:table-cell office:value-type="float" office:value="0.0197400000000414" calcext:value-type="float">
            <text:p>0.019740000000041</text:p>
          </table:table-cell>
          <table:table-cell office:value-type="float" office:value="0.433962264150943" calcext:value-type="float">
            <text:p>0.433962264150943</text:p>
          </table:table-cell>
          <table:table-cell office:value-type="float" office:value="0.00641200000001163" calcext:value-type="float">
            <text:p>0.006412000000012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35" calcext:value-type="float">
            <text:p>35</text:p>
          </table:table-cell>
          <table:table-cell office:value-type="float" office:value="4031" calcext:value-type="float">
            <text:p>4031</text:p>
          </table:table-cell>
          <table:table-cell office:value-type="float" office:value="0.003225006201935" calcext:value-type="float">
            <text:p>0.003225006201935</text:p>
          </table:table-cell>
          <table:table-cell office:value-type="float" office:value="0.189340000000016" calcext:value-type="float">
            <text:p>0.189340000000016</text:p>
          </table:table-cell>
          <table:table-cell office:value-type="float" office:value="0.0101711734061027" calcext:value-type="float">
            <text:p>0.010171173406103</text:p>
          </table:table-cell>
          <table:table-cell office:value-type="float" office:value="0.0800350000000094" calcext:value-type="float">
            <text:p>0.080035000000009</text:p>
          </table:table-cell>
          <table:table-cell office:value-type="float" office:value="0.0498635574299181" calcext:value-type="float">
            <text:p>0.049863557429918</text:p>
          </table:table-cell>
          <table:table-cell office:value-type="float" office:value="0.0552340000000129" calcext:value-type="float">
            <text:p>0.055234000000013</text:p>
          </table:table-cell>
          <table:table-cell office:value-type="float" office:value="0.0821136194492682" calcext:value-type="float">
            <text:p>0.082113619449268</text:p>
          </table:table-cell>
          <table:table-cell office:value-type="float" office:value="0.0194350000000156" calcext:value-type="float">
            <text:p>0.019435000000016</text:p>
          </table:table-cell>
          <table:table-cell office:value-type="float" office:value="0.206152319523691" calcext:value-type="float">
            <text:p>0.206152319523691</text:p>
          </table:table-cell>
          <table:table-cell office:value-type="float" office:value="0.0106470000000058" calcext:value-type="float">
            <text:p>0.010647000000006</text:p>
          </table:table-cell>
        </table:table-row>
        <table:table-row table:style-name="ro1">
          <table:table-cell office:value-type="float" office:value="9452" calcext:value-type="float">
            <text:p>9452</text:p>
          </table:table-cell>
          <table:table-cell office:value-type="float" office:value="35" calcext:value-type="float">
            <text:p>35</text:p>
          </table:table-cell>
          <table:table-cell office:value-type="float" office:value="4105" calcext:value-type="float">
            <text:p>4105</text:p>
          </table:table-cell>
          <table:table-cell office:value-type="float" office:value="0.00219244823386115" calcext:value-type="float">
            <text:p>0.002192448233861</text:p>
          </table:table-cell>
          <table:table-cell office:value-type="float" office:value="0.210248000000007" calcext:value-type="float">
            <text:p>0.210248000000007</text:p>
          </table:table-cell>
          <table:table-cell office:value-type="float" office:value="0.0596833130328867" calcext:value-type="float">
            <text:p>0.059683313032887</text:p>
          </table:table-cell>
          <table:table-cell office:value-type="float" office:value="0.117073999999974" calcext:value-type="float">
            <text:p>0.117073999999974</text:p>
          </table:table-cell>
          <table:table-cell office:value-type="float" office:value="0.074299634591961" calcext:value-type="float">
            <text:p>0.074299634591961</text:p>
          </table:table-cell>
          <table:table-cell office:value-type="float" office:value="0.0436490000000163" calcext:value-type="float">
            <text:p>0.043649000000016</text:p>
          </table:table-cell>
          <table:table-cell office:value-type="float" office:value="0.215590742996346" calcext:value-type="float">
            <text:p>0.215590742996346</text:p>
          </table:table-cell>
          <table:table-cell office:value-type="float" office:value="0.0194079999999985" calcext:value-type="float">
            <text:p>0.019407999999999</text:p>
          </table:table-cell>
          <table:table-cell office:value-type="float" office:value="0.354445797807552" calcext:value-type="float">
            <text:p>0.354445797807552</text:p>
          </table:table-cell>
          <table:table-cell office:value-type="float" office:value="0.0070169999999905" calcext:value-type="float">
            <text:p>0.007016999999991</text:p>
          </table:table-cell>
        </table:table-row>
        <table:table-row table:style-name="ro1">
          <table:table-cell office:value-type="float" office:value="9453" calcext:value-type="float">
            <text:p>9453</text:p>
          </table:table-cell>
          <table:table-cell office:value-type="float" office:value="35" calcext:value-type="float">
            <text:p>35</text:p>
          </table:table-cell>
          <table:table-cell office:value-type="float" office:value="3949" calcext:value-type="float">
            <text:p>3949</text:p>
          </table:table-cell>
          <table:table-cell office:value-type="float" office:value="0.00430488731324386" calcext:value-type="float">
            <text:p>0.004304887313244</text:p>
          </table:table-cell>
          <table:table-cell office:value-type="float" office:value="0.193320999999997" calcext:value-type="float">
            <text:p>0.193320999999997</text:p>
          </table:table-cell>
          <table:table-cell office:value-type="float" office:value="0.0389972144846797" calcext:value-type="float">
            <text:p>0.03899721448468</text:p>
          </table:table-cell>
          <table:table-cell office:value-type="float" office:value="0.0766760000000204" calcext:value-type="float">
            <text:p>0.07667600000002</text:p>
          </table:table-cell>
          <table:table-cell office:value-type="float" office:value="0.060521651050899" calcext:value-type="float">
            <text:p>0.060521651050899</text:p>
          </table:table-cell>
          <table:table-cell office:value-type="float" office:value="0.0412959999999885" calcext:value-type="float">
            <text:p>0.041295999999989</text:p>
          </table:table-cell>
          <table:table-cell office:value-type="float" office:value="0.149151683970626" calcext:value-type="float">
            <text:p>0.149151683970626</text:p>
          </table:table-cell>
          <table:table-cell office:value-type="float" office:value="0.0173889999999801" calcext:value-type="float">
            <text:p>0.01738899999998</text:p>
          </table:table-cell>
          <table:table-cell office:value-type="float" office:value="0.252975436819448" calcext:value-type="float">
            <text:p>0.252975436819448</text:p>
          </table:table-cell>
          <table:table-cell office:value-type="float" office:value="0.00660200000004352" calcext:value-type="float">
            <text:p>0.006602000000044</text:p>
          </table:table-cell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35" calcext:value-type="float">
            <text:p>35</text:p>
          </table:table-cell>
          <table:table-cell office:value-type="float" office:value="3959" calcext:value-type="float">
            <text:p>3959</text:p>
          </table:table-cell>
          <table:table-cell office:value-type="float" office:value="0.00328365748926497" calcext:value-type="float">
            <text:p>0.003283657489265</text:p>
          </table:table-cell>
          <table:table-cell office:value-type="float" office:value="0.210302000000013" calcext:value-type="float">
            <text:p>0.210302000000013</text:p>
          </table:table-cell>
          <table:table-cell office:value-type="float" office:value="0.0515281636776964" calcext:value-type="float">
            <text:p>0.051528163677696</text:p>
          </table:table-cell>
          <table:table-cell office:value-type="float" office:value="0.0849240000000009" calcext:value-type="float">
            <text:p>0.084924000000001</text:p>
          </table:table-cell>
          <table:table-cell office:value-type="float" office:value="0.0654205607476635" calcext:value-type="float">
            <text:p>0.065420560747664</text:p>
          </table:table-cell>
          <table:table-cell office:value-type="float" office:value="0.0408470000000136" calcext:value-type="float">
            <text:p>0.040847000000014</text:p>
          </table:table-cell>
          <table:table-cell office:value-type="float" office:value="0.141197272038394" calcext:value-type="float">
            <text:p>0.141197272038394</text:p>
          </table:table-cell>
          <table:table-cell office:value-type="float" office:value="0.0237329999999929" calcext:value-type="float">
            <text:p>0.023732999999993</text:p>
          </table:table-cell>
          <table:table-cell office:value-type="float" office:value="0.292750694619853" calcext:value-type="float">
            <text:p>0.292750694619853</text:p>
          </table:table-cell>
          <table:table-cell office:value-type="float" office:value="0.00729100000000926" calcext:value-type="float">
            <text:p>0.007291000000009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35" calcext:value-type="float">
            <text:p>35</text:p>
          </table:table-cell>
          <table:table-cell office:value-type="float" office:value="3434" calcext:value-type="float">
            <text:p>3434</text:p>
          </table:table-cell>
          <table:table-cell office:value-type="float" office:value="0.0046592894583576" calcext:value-type="float">
            <text:p>0.004659289458358</text:p>
          </table:table-cell>
          <table:table-cell office:value-type="float" office:value="0.153999999999968" calcext:value-type="float">
            <text:p>0.153999999999968</text:p>
          </table:table-cell>
          <table:table-cell office:value-type="float" office:value="0.0186371578334304" calcext:value-type="float">
            <text:p>0.01863715783343</text:p>
          </table:table-cell>
          <table:table-cell office:value-type="float" office:value="0.0631720000000087" calcext:value-type="float">
            <text:p>0.063172000000009</text:p>
          </table:table-cell>
          <table:table-cell office:value-type="float" office:value="0.0390215492137449" calcext:value-type="float">
            <text:p>0.039021549213745</text:p>
          </table:table-cell>
          <table:table-cell office:value-type="float" office:value="0.033974000000029" calcext:value-type="float">
            <text:p>0.033974000000029</text:p>
          </table:table-cell>
          <table:table-cell office:value-type="float" office:value="0.0739662201514269" calcext:value-type="float">
            <text:p>0.073966220151427</text:p>
          </table:table-cell>
          <table:table-cell office:value-type="float" office:value="0.0146729999999877" calcext:value-type="float">
            <text:p>0.014672999999988</text:p>
          </table:table-cell>
          <table:table-cell office:value-type="float" office:value="0.24286546301689" calcext:value-type="float">
            <text:p>0.24286546301689</text:p>
          </table:table-cell>
          <table:table-cell office:value-type="float" office:value="0.00846999999998843" calcext:value-type="float">
            <text:p>0.008469999999988</text:p>
          </table:table-cell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35" calcext:value-type="float">
            <text:p>35</text:p>
          </table:table-cell>
          <table:table-cell office:value-type="float" office:value="3665" calcext:value-type="float">
            <text:p>3665</text:p>
          </table:table-cell>
          <table:table-cell office:value-type="float" office:value="0.00354706684856753" calcext:value-type="float">
            <text:p>0.003547066848568</text:p>
          </table:table-cell>
          <table:table-cell office:value-type="float" office:value="0.198589000000027" calcext:value-type="float">
            <text:p>0.198589000000027</text:p>
          </table:table-cell>
          <table:table-cell office:value-type="float" office:value="0.0136425648021828" calcext:value-type="float">
            <text:p>0.013642564802183</text:p>
          </table:table-cell>
          <table:table-cell office:value-type="float" office:value="0.0843289999999968" calcext:value-type="float">
            <text:p>0.084328999999997</text:p>
          </table:table-cell>
          <table:table-cell office:value-type="float" office:value="0.0504774897680764" calcext:value-type="float">
            <text:p>0.050477489768076</text:p>
          </table:table-cell>
          <table:table-cell office:value-type="float" office:value="0.0567039999999963" calcext:value-type="float">
            <text:p>0.056703999999996</text:p>
          </table:table-cell>
          <table:table-cell office:value-type="float" office:value="0.077762619372442" calcext:value-type="float">
            <text:p>0.077762619372442</text:p>
          </table:table-cell>
          <table:table-cell office:value-type="float" office:value="0.0185269999999775" calcext:value-type="float">
            <text:p>0.018526999999978</text:p>
          </table:table-cell>
          <table:table-cell office:value-type="float" office:value="0.276944065484311" calcext:value-type="float">
            <text:p>0.276944065484311</text:p>
          </table:table-cell>
          <table:table-cell office:value-type="float" office:value="0.00687299999998459" calcext:value-type="float">
            <text:p>0.006872999999985</text:p>
          </table:table-cell>
        </table:table-row>
        <table:table-row table:style-name="ro1">
          <table:table-cell office:value-type="float" office:value="9457" calcext:value-type="float">
            <text:p>9457</text:p>
          </table:table-cell>
          <table:table-cell office:value-type="float" office:value="35" calcext:value-type="float">
            <text:p>35</text:p>
          </table:table-cell>
          <table:table-cell office:value-type="float" office:value="3461" calcext:value-type="float">
            <text:p>3461</text:p>
          </table:table-cell>
          <table:table-cell office:value-type="float" office:value="0.00375613984397573" calcext:value-type="float">
            <text:p>0.003756139843976</text:p>
          </table:table-cell>
          <table:table-cell office:value-type="float" office:value="0.206325000000021" calcext:value-type="float">
            <text:p>0.206325000000021</text:p>
          </table:table-cell>
          <table:table-cell office:value-type="float" office:value="0.0291823172493499" calcext:value-type="float">
            <text:p>0.02918231724935</text:p>
          </table:table-cell>
          <table:table-cell office:value-type="float" office:value="0.0690940000000069" calcext:value-type="float">
            <text:p>0.069094000000007</text:p>
          </table:table-cell>
          <table:table-cell office:value-type="float" office:value="0.0783010690551864" calcext:value-type="float">
            <text:p>0.078301069055186</text:p>
          </table:table-cell>
          <table:table-cell office:value-type="float" office:value="0.0364689999999825" calcext:value-type="float">
            <text:p>0.036468999999983</text:p>
          </table:table-cell>
          <table:table-cell office:value-type="float" office:value="0.150534527593181" calcext:value-type="float">
            <text:p>0.150534527593181</text:p>
          </table:table-cell>
          <table:table-cell office:value-type="float" office:value="0.0253240000000119" calcext:value-type="float">
            <text:p>0.025324000000012</text:p>
          </table:table-cell>
          <table:table-cell office:value-type="float" office:value="0.277665414620052" calcext:value-type="float">
            <text:p>0.277665414620052</text:p>
          </table:table-cell>
          <table:table-cell office:value-type="float" office:value="0.00578500000000304" calcext:value-type="float">
            <text:p>0.005785000000003</text:p>
          </table:table-cell>
        </table:table-row>
        <table:table-row table:style-name="ro1">
          <table:table-cell office:value-type="float" office:value="9458" calcext:value-type="float">
            <text:p>9458</text:p>
          </table:table-cell>
          <table:table-cell office:value-type="float" office:value="35" calcext:value-type="float">
            <text:p>35</text:p>
          </table:table-cell>
          <table:table-cell office:value-type="float" office:value="3011" calcext:value-type="float">
            <text:p>3011</text:p>
          </table:table-cell>
          <table:table-cell office:value-type="float" office:value="0.00498173364330787" calcext:value-type="float">
            <text:p>0.004981733643308</text:p>
          </table:table-cell>
          <table:table-cell office:value-type="float" office:value="0.168374000000028" calcext:value-type="float">
            <text:p>0.168374000000028</text:p>
          </table:table-cell>
          <table:table-cell office:value-type="float" office:value="0.0235802059116573" calcext:value-type="float">
            <text:p>0.023580205911657</text:p>
          </table:table-cell>
          <table:table-cell office:value-type="float" office:value="0.08389600000001" calcext:value-type="float">
            <text:p>0.08389600000001</text:p>
          </table:table-cell>
          <table:table-cell office:value-type="float" office:value="0.0900033211557622" calcext:value-type="float">
            <text:p>0.090003321155762</text:p>
          </table:table-cell>
          <table:table-cell office:value-type="float" office:value="0.0361999999999796" calcext:value-type="float">
            <text:p>0.03619999999998</text:p>
          </table:table-cell>
          <table:table-cell office:value-type="float" office:value="0.202922617070741" calcext:value-type="float">
            <text:p>0.202922617070741</text:p>
          </table:table-cell>
          <table:table-cell office:value-type="float" office:value="0.0214649999999779" calcext:value-type="float">
            <text:p>0.021464999999978</text:p>
          </table:table-cell>
          <table:table-cell office:value-type="float" office:value="0.269345732314846" calcext:value-type="float">
            <text:p>0.269345732314846</text:p>
          </table:table-cell>
          <table:table-cell office:value-type="float" office:value="0.0076039999999864" calcext:value-type="float">
            <text:p>0.007603999999986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float" office:value="35" calcext:value-type="float">
            <text:p>35</text:p>
          </table:table-cell>
          <table:table-cell office:value-type="float" office:value="3784" calcext:value-type="float">
            <text:p>3784</text:p>
          </table:table-cell>
          <table:table-cell office:value-type="float" office:value="0.0375264270613108" calcext:value-type="float">
            <text:p>0.037526427061311</text:p>
          </table:table-cell>
          <table:table-cell office:value-type="float" office:value="0.196831000000003" calcext:value-type="float">
            <text:p>0.196831000000003</text:p>
          </table:table-cell>
          <table:table-cell office:value-type="float" office:value="0.0591966173361522" calcext:value-type="float">
            <text:p>0.059196617336152</text:p>
          </table:table-cell>
          <table:table-cell office:value-type="float" office:value="0.0974760000000003" calcext:value-type="float">
            <text:p>0.097476</text:p>
          </table:table-cell>
          <table:table-cell office:value-type="float" office:value="0.0856236786469345" calcext:value-type="float">
            <text:p>0.085623678646935</text:p>
          </table:table-cell>
          <table:table-cell office:value-type="float" office:value="0.0347249999999804" calcext:value-type="float">
            <text:p>0.03472499999998</text:p>
          </table:table-cell>
          <table:table-cell office:value-type="float" office:value="0.175475687103594" calcext:value-type="float">
            <text:p>0.175475687103594</text:p>
          </table:table-cell>
          <table:table-cell office:value-type="float" office:value="0.0169909999999902" calcext:value-type="float">
            <text:p>0.01699099999999</text:p>
          </table:table-cell>
          <table:table-cell office:value-type="float" office:value="0.378964059196617" calcext:value-type="float">
            <text:p>0.378964059196617</text:p>
          </table:table-cell>
          <table:table-cell office:value-type="float" office:value="0.00629500000002281" calcext:value-type="float">
            <text:p>0.006295000000023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35" calcext:value-type="float">
            <text:p>35</text:p>
          </table:table-cell>
          <table:table-cell office:value-type="float" office:value="3545" calcext:value-type="float">
            <text:p>3545</text:p>
          </table:table-cell>
          <table:table-cell office:value-type="float" office:value="0.0758815232722144" calcext:value-type="float">
            <text:p>0.075881523272214</text:p>
          </table:table-cell>
          <table:table-cell office:value-type="float" office:value="0.159075000000001" calcext:value-type="float">
            <text:p>0.159075000000001</text:p>
          </table:table-cell>
          <table:table-cell office:value-type="float" office:value="0.0874471086036671" calcext:value-type="float">
            <text:p>0.087447108603667</text:p>
          </table:table-cell>
          <table:table-cell office:value-type="float" office:value="0.0708019999999863" calcext:value-type="float">
            <text:p>0.070801999999986</text:p>
          </table:table-cell>
          <table:table-cell office:value-type="float" office:value="0.167842031029619" calcext:value-type="float">
            <text:p>0.167842031029619</text:p>
          </table:table-cell>
          <table:table-cell office:value-type="float" office:value="0.0449530000000209" calcext:value-type="float">
            <text:p>0.044953000000021</text:p>
          </table:table-cell>
          <table:table-cell office:value-type="float" office:value="0.317348377997179" calcext:value-type="float">
            <text:p>0.317348377997179</text:p>
          </table:table-cell>
          <table:table-cell office:value-type="float" office:value="0.0202290000000289" calcext:value-type="float">
            <text:p>0.020229000000029</text:p>
          </table:table-cell>
          <table:table-cell office:value-type="float" office:value="0.464033850493653" calcext:value-type="float">
            <text:p>0.464033850493653</text:p>
          </table:table-cell>
          <table:table-cell office:value-type="float" office:value="0.00542500000000246" calcext:value-type="float">
            <text:p>0.005425000000002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float" office:value="35" calcext:value-type="float">
            <text:p>35</text:p>
          </table:table-cell>
          <table:table-cell office:value-type="float" office:value="3830" calcext:value-type="float">
            <text:p>3830</text:p>
          </table:table-cell>
          <table:table-cell office:value-type="float" office:value="0.00678851174934726" calcext:value-type="float">
            <text:p>0.006788511749347</text:p>
          </table:table-cell>
          <table:table-cell office:value-type="float" office:value="0.166838000000013" calcext:value-type="float">
            <text:p>0.166838000000013</text:p>
          </table:table-cell>
          <table:table-cell office:value-type="float" office:value="0.118798955613577" calcext:value-type="float">
            <text:p>0.118798955613577</text:p>
          </table:table-cell>
          <table:table-cell office:value-type="float" office:value="0.0712300000000141" calcext:value-type="float">
            <text:p>0.071230000000014</text:p>
          </table:table-cell>
          <table:table-cell office:value-type="float" office:value="0.156657963446475" calcext:value-type="float">
            <text:p>0.156657963446475</text:p>
          </table:table-cell>
          <table:table-cell office:value-type="float" office:value="0.0467369999999789" calcext:value-type="float">
            <text:p>0.046736999999979</text:p>
          </table:table-cell>
          <table:table-cell office:value-type="float" office:value="0.190600522193212" calcext:value-type="float">
            <text:p>0.190600522193212</text:p>
          </table:table-cell>
          <table:table-cell office:value-type="float" office:value="0.016918000000004" calcext:value-type="float">
            <text:p>0.016918000000004</text:p>
          </table:table-cell>
          <table:table-cell office:value-type="float" office:value="0.386422976501305" calcext:value-type="float">
            <text:p>0.386422976501305</text:p>
          </table:table-cell>
          <table:table-cell office:value-type="float" office:value="0.00640699999999583" calcext:value-type="float">
            <text:p>0.006406999999996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35" calcext:value-type="float">
            <text:p>35</text:p>
          </table:table-cell>
          <table:table-cell office:value-type="float" office:value="3796" calcext:value-type="float">
            <text:p>3796</text:p>
          </table:table-cell>
          <table:table-cell office:value-type="float" office:value="0.00368809272918862" calcext:value-type="float">
            <text:p>0.003688092729189</text:p>
          </table:table-cell>
          <table:table-cell office:value-type="float" office:value="0.197589999999963" calcext:value-type="float">
            <text:p>0.197589999999963</text:p>
          </table:table-cell>
          <table:table-cell office:value-type="float" office:value="0.0147523709167545" calcext:value-type="float">
            <text:p>0.014752370916755</text:p>
          </table:table-cell>
          <table:table-cell office:value-type="float" office:value="0.0834260000000029" calcext:value-type="float">
            <text:p>0.083426000000003</text:p>
          </table:table-cell>
          <table:table-cell office:value-type="float" office:value="0.133298208640674" calcext:value-type="float">
            <text:p>0.133298208640674</text:p>
          </table:table-cell>
          <table:table-cell office:value-type="float" office:value="0.0346649999999897" calcext:value-type="float">
            <text:p>0.03466499999999</text:p>
          </table:table-cell>
          <table:table-cell office:value-type="float" office:value="0.28345626975764" calcext:value-type="float">
            <text:p>0.28345626975764</text:p>
          </table:table-cell>
          <table:table-cell office:value-type="float" office:value="0.0152109999999936" calcext:value-type="float">
            <text:p>0.015210999999994</text:p>
          </table:table-cell>
          <table:table-cell office:value-type="float" office:value="0.512644889357218" calcext:value-type="float">
            <text:p>0.512644889357218</text:p>
          </table:table-cell>
          <table:table-cell office:value-type="float" office:value="0.00589999999999691" calcext:value-type="float">
            <text:p>0.005899999999997</text:p>
          </table:table-cell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35" calcext:value-type="float">
            <text:p>35</text:p>
          </table:table-cell>
          <table:table-cell office:value-type="float" office:value="499" calcext:value-type="float">
            <text:p>499</text:p>
          </table:table-cell>
          <table:table-cell office:value-type="float" office:value="0.00200400801603206" calcext:value-type="float">
            <text:p>0.002004008016032</text:p>
          </table:table-cell>
          <table:table-cell office:value-type="float" office:value="0.0239430000000027" calcext:value-type="float">
            <text:p>0.023943000000003</text:p>
          </table:table-cell>
          <table:table-cell office:value-type="float" office:value="0.00801603206412826" calcext:value-type="float">
            <text:p>0.008016032064128</text:p>
          </table:table-cell>
          <table:table-cell office:value-type="float" office:value="0.00948500000001218" calcext:value-type="float">
            <text:p>0.009485000000012</text:p>
          </table:table-cell>
          <table:table-cell office:value-type="float" office:value="0.0180360721442886" calcext:value-type="float">
            <text:p>0.018036072144289</text:p>
          </table:table-cell>
          <table:table-cell office:value-type="float" office:value="0.00479099999998311" calcext:value-type="float">
            <text:p>0.004790999999983</text:p>
          </table:table-cell>
          <table:table-cell office:value-type="float" office:value="1" calcext:value-type="float">
            <text:p>1</text:p>
          </table:table-cell>
          <table:table-cell office:value-type="float" office:value="0.00234399999999368" calcext:value-type="float">
            <text:p>0.002343999999994</text:p>
          </table:table-cell>
          <table:table-cell office:value-type="float" office:value="1" calcext:value-type="float">
            <text:p>1</text:p>
          </table:table-cell>
          <table:table-cell office:value-type="float" office:value="0.00105100000004654" calcext:value-type="float">
            <text:p>0.001051000000047</text:p>
          </table:table-cell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35" calcext:value-type="float">
            <text:p>35</text:p>
          </table:table-cell>
          <table:table-cell office:value-type="float" office:value="3284" calcext:value-type="float">
            <text:p>3284</text:p>
          </table:table-cell>
          <table:table-cell office:value-type="float" office:value="0.01278928136419" calcext:value-type="float">
            <text:p>0.01278928136419</text:p>
          </table:table-cell>
          <table:table-cell office:value-type="float" office:value="0.169023000000038" calcext:value-type="float">
            <text:p>0.169023000000038</text:p>
          </table:table-cell>
          <table:table-cell office:value-type="float" office:value="0.103227771010962" calcext:value-type="float">
            <text:p>0.103227771010962</text:p>
          </table:table-cell>
          <table:table-cell office:value-type="float" office:value="0.0583680000000015" calcext:value-type="float">
            <text:p>0.058368000000002</text:p>
          </table:table-cell>
          <table:table-cell office:value-type="float" office:value="0.162606577344702" calcext:value-type="float">
            <text:p>0.162606577344702</text:p>
          </table:table-cell>
          <table:table-cell office:value-type="float" office:value="0.0288500000000056" calcext:value-type="float">
            <text:p>0.028850000000006</text:p>
          </table:table-cell>
          <table:table-cell office:value-type="float" office:value="0.208282582216809" calcext:value-type="float">
            <text:p>0.208282582216809</text:p>
          </table:table-cell>
          <table:table-cell office:value-type="float" office:value="0.0146100000000047" calcext:value-type="float">
            <text:p>0.014610000000005</text:p>
          </table:table-cell>
          <table:table-cell office:value-type="float" office:value="0.528014616321559" calcext:value-type="float">
            <text:p>0.528014616321559</text:p>
          </table:table-cell>
          <table:table-cell office:value-type="float" office:value="0.00544300000001385" calcext:value-type="float">
            <text:p>0.005443000000014</text:p>
          </table:table-cell>
        </table:table-row>
        <table:table-row table:style-name="ro1">
          <table:table-cell office:value-type="float" office:value="9465" calcext:value-type="float">
            <text:p>9465</text:p>
          </table:table-cell>
          <table:table-cell office:value-type="float" office:value="35" calcext:value-type="float">
            <text:p>35</text:p>
          </table:table-cell>
          <table:table-cell office:value-type="float" office:value="2958" calcext:value-type="float">
            <text:p>2958</text:p>
          </table:table-cell>
          <table:table-cell office:value-type="float" office:value="0.00473292765382015" calcext:value-type="float">
            <text:p>0.00473292765382</text:p>
          </table:table-cell>
          <table:table-cell office:value-type="float" office:value="0.210771000000022" calcext:value-type="float">
            <text:p>0.210771000000022</text:p>
          </table:table-cell>
          <table:table-cell office:value-type="float" office:value="0.0280594996619337" calcext:value-type="float">
            <text:p>0.028059499661934</text:p>
          </table:table-cell>
          <table:table-cell office:value-type="float" office:value="0.0700109999999938" calcext:value-type="float">
            <text:p>0.070010999999994</text:p>
          </table:table-cell>
          <table:table-cell office:value-type="float" office:value="0.175118323191346" calcext:value-type="float">
            <text:p>0.175118323191346</text:p>
          </table:table-cell>
          <table:table-cell office:value-type="float" office:value="0.0315699999999879" calcext:value-type="float">
            <text:p>0.031569999999988</text:p>
          </table:table-cell>
          <table:table-cell office:value-type="float" office:value="0.22920892494929" calcext:value-type="float">
            <text:p>0.22920892494929</text:p>
          </table:table-cell>
          <table:table-cell office:value-type="float" office:value="0.0235790000000122" calcext:value-type="float">
            <text:p>0.023579000000012</text:p>
          </table:table-cell>
          <table:table-cell office:value-type="float" office:value="0.408384043272481" calcext:value-type="float">
            <text:p>0.408384043272481</text:p>
          </table:table-cell>
          <table:table-cell office:value-type="float" office:value="0.00575499999999352" calcext:value-type="float">
            <text:p>0.005754999999994</text:p>
          </table:table-cell>
        </table:table-row>
        <table:table-row table:style-name="ro1">
          <table:table-cell office:value-type="float" office:value="9466" calcext:value-type="float">
            <text:p>9466</text:p>
          </table:table-cell>
          <table:table-cell office:value-type="float" office:value="35" calcext:value-type="float">
            <text:p>35</text:p>
          </table:table-cell>
          <table:table-cell office:value-type="float" office:value="3653" calcext:value-type="float">
            <text:p>3653</text:p>
          </table:table-cell>
          <table:table-cell office:value-type="float" office:value="0.0303859841226389" calcext:value-type="float">
            <text:p>0.030385984122639</text:p>
          </table:table-cell>
          <table:table-cell office:value-type="float" office:value="0.167656000000022" calcext:value-type="float">
            <text:p>0.167656000000022</text:p>
          </table:table-cell>
          <table:table-cell office:value-type="float" office:value="0.0405146454968519" calcext:value-type="float">
            <text:p>0.040514645496852</text:p>
          </table:table-cell>
          <table:table-cell office:value-type="float" office:value="0.068631000000039" calcext:value-type="float">
            <text:p>0.068631000000039</text:p>
          </table:table-cell>
          <table:table-cell office:value-type="float" office:value="0.0856830002737476" calcext:value-type="float">
            <text:p>0.085683000273748</text:p>
          </table:table-cell>
          <table:table-cell office:value-type="float" office:value="0.0313999999999908" calcext:value-type="float">
            <text:p>0.031399999999991</text:p>
          </table:table-cell>
          <table:table-cell office:value-type="float" office:value="0.118532712838763" calcext:value-type="float">
            <text:p>0.118532712838763</text:p>
          </table:table-cell>
          <table:table-cell office:value-type="float" office:value="0.0153089999999736" calcext:value-type="float">
            <text:p>0.015308999999974</text:p>
          </table:table-cell>
          <table:table-cell office:value-type="float" office:value="0.562003832466466" calcext:value-type="float">
            <text:p>0.562003832466466</text:p>
          </table:table-cell>
          <table:table-cell office:value-type="float" office:value="0.0060799999999972" calcext:value-type="float">
            <text:p>0.006079999999997</text:p>
          </table:table-cell>
        </table:table-row>
        <table:table-row table:style-name="ro1">
          <table:table-cell office:value-type="float" office:value="9467" calcext:value-type="float">
            <text:p>9467</text:p>
          </table:table-cell>
          <table:table-cell office:value-type="float" office:value="35" calcext:value-type="float">
            <text:p>35</text:p>
          </table:table-cell>
          <table:table-cell office:value-type="float" office:value="4990" calcext:value-type="float">
            <text:p>4990</text:p>
          </table:table-cell>
          <table:table-cell office:value-type="float" office:value="0.00280561122244489" calcext:value-type="float">
            <text:p>0.002805611222445</text:p>
          </table:table-cell>
          <table:table-cell office:value-type="float" office:value="0.210898999999984" calcext:value-type="float">
            <text:p>0.210898999999984</text:p>
          </table:table-cell>
          <table:table-cell office:value-type="float" office:value="0.0551102204408818" calcext:value-type="float">
            <text:p>0.055110220440882</text:p>
          </table:table-cell>
          <table:table-cell office:value-type="float" office:value="0.0944009999999764" calcext:value-type="float">
            <text:p>0.094400999999977</text:p>
          </table:table-cell>
          <table:table-cell office:value-type="float" office:value="0.172344689378758" calcext:value-type="float">
            <text:p>0.172344689378758</text:p>
          </table:table-cell>
          <table:table-cell office:value-type="float" office:value="0.0491249999999752" calcext:value-type="float">
            <text:p>0.049124999999975</text:p>
          </table:table-cell>
          <table:table-cell office:value-type="float" office:value="0.186372745490982" calcext:value-type="float">
            <text:p>0.186372745490982</text:p>
          </table:table-cell>
          <table:table-cell office:value-type="float" office:value="0.0322330000000193" calcext:value-type="float">
            <text:p>0.032233000000019</text:p>
          </table:table-cell>
          <table:table-cell office:value-type="float" office:value="0.338677354709419" calcext:value-type="float">
            <text:p>0.338677354709419</text:p>
          </table:table-cell>
          <table:table-cell office:value-type="float" office:value="0.00809700000002067" calcext:value-type="float">
            <text:p>0.008097000000021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  <table:table-cell office:value-type="float" office:value="35" calcext:value-type="float">
            <text:p>35</text:p>
          </table:table-cell>
          <table:table-cell office:value-type="float" office:value="3569" calcext:value-type="float">
            <text:p>3569</text:p>
          </table:table-cell>
          <table:table-cell office:value-type="float" office:value="0.00308209582516111" calcext:value-type="float">
            <text:p>0.003082095825161</text:p>
          </table:table-cell>
          <table:table-cell office:value-type="float" office:value="0.176879000000014" calcext:value-type="float">
            <text:p>0.176879000000014</text:p>
          </table:table-cell>
          <table:table-cell office:value-type="float" office:value="0.0137293359484449" calcext:value-type="float">
            <text:p>0.013729335948445</text:p>
          </table:table-cell>
          <table:table-cell office:value-type="float" office:value="0.100399999999979" calcext:value-type="float">
            <text:p>0.100399999999979</text:p>
          </table:table-cell>
          <table:table-cell office:value-type="float" office:value="0.128607453068086" calcext:value-type="float">
            <text:p>0.128607453068086</text:p>
          </table:table-cell>
          <table:table-cell office:value-type="float" office:value="0.038897999999989" calcext:value-type="float">
            <text:p>0.038897999999989</text:p>
          </table:table-cell>
          <table:table-cell office:value-type="float" office:value="0.271504623143738" calcext:value-type="float">
            <text:p>0.271504623143738</text:p>
          </table:table-cell>
          <table:table-cell office:value-type="float" office:value="0.0155110000000036" calcext:value-type="float">
            <text:p>0.015511000000004</text:p>
          </table:table-cell>
          <table:table-cell office:value-type="float" office:value="0.397590361445783" calcext:value-type="float">
            <text:p>0.397590361445783</text:p>
          </table:table-cell>
          <table:table-cell office:value-type="float" office:value="0.00598200000001725" calcext:value-type="float">
            <text:p>0.005982000000017</text:p>
          </table:table-cell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35" calcext:value-type="float">
            <text:p>35</text:p>
          </table:table-cell>
          <table:table-cell office:value-type="float" office:value="4334" calcext:value-type="float">
            <text:p>4334</text:p>
          </table:table-cell>
          <table:table-cell office:value-type="float" office:value="0.00369173973234887" calcext:value-type="float">
            <text:p>0.003691739732349</text:p>
          </table:table-cell>
          <table:table-cell office:value-type="float" office:value="0.184259999999995" calcext:value-type="float">
            <text:p>0.184259999999995</text:p>
          </table:table-cell>
          <table:table-cell office:value-type="float" office:value="0.0389940009229349" calcext:value-type="float">
            <text:p>0.038994000922935</text:p>
          </table:table-cell>
          <table:table-cell office:value-type="float" office:value="0.0905030000000125" calcext:value-type="float">
            <text:p>0.090503000000013</text:p>
          </table:table-cell>
          <table:table-cell office:value-type="float" office:value="0.0562990309183203" calcext:value-type="float">
            <text:p>0.05629903091832</text:p>
          </table:table-cell>
          <table:table-cell office:value-type="float" office:value="0.0390079999999955" calcext:value-type="float">
            <text:p>0.039007999999996</text:p>
          </table:table-cell>
          <table:table-cell office:value-type="float" office:value="0.137055837563452" calcext:value-type="float">
            <text:p>0.137055837563452</text:p>
          </table:table-cell>
          <table:table-cell office:value-type="float" office:value="0.0177199999999971" calcext:value-type="float">
            <text:p>0.017719999999997</text:p>
          </table:table-cell>
          <table:table-cell office:value-type="float" office:value="0.411628980156899" calcext:value-type="float">
            <text:p>0.411628980156899</text:p>
          </table:table-cell>
          <table:table-cell office:value-type="float" office:value="0.00653500000001372" calcext:value-type="float">
            <text:p>0.006535000000014</text:p>
          </table:table-cell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35" calcext:value-type="float">
            <text:p>35</text:p>
          </table:table-cell>
          <table:table-cell office:value-type="float" office:value="3145" calcext:value-type="float">
            <text:p>3145</text:p>
          </table:table-cell>
          <table:table-cell office:value-type="float" office:value="0.00349761526232114" calcext:value-type="float">
            <text:p>0.003497615262321</text:p>
          </table:table-cell>
          <table:table-cell office:value-type="float" office:value="0.227856000000003" calcext:value-type="float">
            <text:p>0.227856000000003</text:p>
          </table:table-cell>
          <table:table-cell office:value-type="float" office:value="0.0302066772655008" calcext:value-type="float">
            <text:p>0.030206677265501</text:p>
          </table:table-cell>
          <table:table-cell office:value-type="float" office:value="0.0685129999999958" calcext:value-type="float">
            <text:p>0.068512999999996</text:p>
          </table:table-cell>
          <table:table-cell office:value-type="float" office:value="0.0492845786963434" calcext:value-type="float">
            <text:p>0.049284578696343</text:p>
          </table:table-cell>
          <table:table-cell office:value-type="float" office:value="0.0330010000000129" calcext:value-type="float">
            <text:p>0.033001000000013</text:p>
          </table:table-cell>
          <table:table-cell office:value-type="float" office:value="0.0779014308426073" calcext:value-type="float">
            <text:p>0.077901430842607</text:p>
          </table:table-cell>
          <table:table-cell office:value-type="float" office:value="0.0162100000000009" calcext:value-type="float">
            <text:p>0.016210000000001</text:p>
          </table:table-cell>
          <table:table-cell office:value-type="float" office:value="0.220985691573927" calcext:value-type="float">
            <text:p>0.220985691573927</text:p>
          </table:table-cell>
          <table:table-cell office:value-type="float" office:value="0.00651099999998905" calcext:value-type="float">
            <text:p>0.006510999999989</text:p>
          </table:table-cell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35" calcext:value-type="float">
            <text:p>35</text:p>
          </table:table-cell>
          <table:table-cell office:value-type="float" office:value="4068" calcext:value-type="float">
            <text:p>4068</text:p>
          </table:table-cell>
          <table:table-cell office:value-type="float" office:value="0.0211406096361849" calcext:value-type="float">
            <text:p>0.021140609636185</text:p>
          </table:table-cell>
          <table:table-cell office:value-type="float" office:value="0.204505000000012" calcext:value-type="float">
            <text:p>0.204505000000012</text:p>
          </table:table-cell>
          <table:table-cell office:value-type="float" office:value="0.0326941986234022" calcext:value-type="float">
            <text:p>0.032694198623402</text:p>
          </table:table-cell>
          <table:table-cell office:value-type="float" office:value="0.0859550000000127" calcext:value-type="float">
            <text:p>0.085955000000013</text:p>
          </table:table-cell>
          <table:table-cell office:value-type="float" office:value="0.068338249754179" calcext:value-type="float">
            <text:p>0.068338249754179</text:p>
          </table:table-cell>
          <table:table-cell office:value-type="float" office:value="0.0373090000000218" calcext:value-type="float">
            <text:p>0.037309000000022</text:p>
          </table:table-cell>
          <table:table-cell office:value-type="float" office:value="0.105211406096362" calcext:value-type="float">
            <text:p>0.105211406096362</text:p>
          </table:table-cell>
          <table:table-cell office:value-type="float" office:value="0.0181580000000281" calcext:value-type="float">
            <text:p>0.018158000000028</text:p>
          </table:table-cell>
          <table:table-cell office:value-type="float" office:value="0.225663716814159" calcext:value-type="float">
            <text:p>0.225663716814159</text:p>
          </table:table-cell>
          <table:table-cell office:value-type="float" office:value="0.00723399999998264" calcext:value-type="float">
            <text:p>0.007233999999983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5" calcext:value-type="float">
            <text:p>35</text:p>
          </table:table-cell>
          <table:table-cell office:value-type="float" office:value="4409" calcext:value-type="float">
            <text:p>4409</text:p>
          </table:table-cell>
          <table:table-cell office:value-type="float" office:value="0.00294851440235881" calcext:value-type="float">
            <text:p>0.002948514402359</text:p>
          </table:table-cell>
          <table:table-cell office:value-type="float" office:value="0.219209000000006" calcext:value-type="float">
            <text:p>0.219209000000006</text:p>
          </table:table-cell>
          <table:table-cell office:value-type="float" office:value="0.0122476752097981" calcext:value-type="float">
            <text:p>0.012247675209798</text:p>
          </table:table-cell>
          <table:table-cell office:value-type="float" office:value="0.0982019999999864" calcext:value-type="float">
            <text:p>0.098201999999986</text:p>
          </table:table-cell>
          <table:table-cell office:value-type="float" office:value="0.045134951236108" calcext:value-type="float">
            <text:p>0.045134951236108</text:p>
          </table:table-cell>
          <table:table-cell office:value-type="float" office:value="0.0453750000000071" calcext:value-type="float">
            <text:p>0.045375000000007</text:p>
          </table:table-cell>
          <table:table-cell office:value-type="float" office:value="0.0700839192560671" calcext:value-type="float">
            <text:p>0.070083919256067</text:p>
          </table:table-cell>
          <table:table-cell office:value-type="float" office:value="0.0201110000000142" calcext:value-type="float">
            <text:p>0.020111000000014</text:p>
          </table:table-cell>
          <table:table-cell office:value-type="float" office:value="0.296892719437514" calcext:value-type="float">
            <text:p>0.296892719437514</text:p>
          </table:table-cell>
          <table:table-cell office:value-type="float" office:value="0.00916599999999335" calcext:value-type="float">
            <text:p>0.009165999999993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35" calcext:value-type="float">
            <text:p>35</text:p>
          </table:table-cell>
          <table:table-cell office:value-type="float" office:value="3652" calcext:value-type="float">
            <text:p>3652</text:p>
          </table:table-cell>
          <table:table-cell office:value-type="float" office:value="0.0251916757940854" calcext:value-type="float">
            <text:p>0.025191675794086</text:p>
          </table:table-cell>
          <table:table-cell office:value-type="float" office:value="0.195366000000007" calcext:value-type="float">
            <text:p>0.195366000000007</text:p>
          </table:table-cell>
          <table:table-cell office:value-type="float" office:value="0.0525739320920044" calcext:value-type="float">
            <text:p>0.052573932092004</text:p>
          </table:table-cell>
          <table:table-cell office:value-type="float" office:value="0.0774739999999667" calcext:value-type="float">
            <text:p>0.077473999999967</text:p>
          </table:table-cell>
          <table:table-cell office:value-type="float" office:value="0.0470974808324206" calcext:value-type="float">
            <text:p>0.047097480832421</text:p>
          </table:table-cell>
          <table:table-cell office:value-type="float" office:value="0.0394619999999861" calcext:value-type="float">
            <text:p>0.039461999999986</text:p>
          </table:table-cell>
          <table:table-cell office:value-type="float" office:value="0.129244249726177" calcext:value-type="float">
            <text:p>0.129244249726177</text:p>
          </table:table-cell>
          <table:table-cell office:value-type="float" office:value="0.018636000000015" calcext:value-type="float">
            <text:p>0.018636000000015</text:p>
          </table:table-cell>
          <table:table-cell office:value-type="float" office:value="0.356516976998905" calcext:value-type="float">
            <text:p>0.356516976998905</text:p>
          </table:table-cell>
          <table:table-cell office:value-type="float" office:value="0.00985199999996667" calcext:value-type="float">
            <text:p>0.009851999999967</text:p>
          </table:table-cell>
        </table:table-row>
        <table:table-row table:style-name="ro1">
          <table:table-cell office:value-type="float" office:value="9474" calcext:value-type="float">
            <text:p>9474</text:p>
          </table:table-cell>
          <table:table-cell office:value-type="float" office:value="35" calcext:value-type="float">
            <text:p>35</text:p>
          </table:table-cell>
          <table:table-cell office:value-type="float" office:value="4331" calcext:value-type="float">
            <text:p>4331</text:p>
          </table:table-cell>
          <table:table-cell office:value-type="float" office:value="0.0182405910875087" calcext:value-type="float">
            <text:p>0.018240591087509</text:p>
          </table:table-cell>
          <table:table-cell office:value-type="float" office:value="0.21355600000004" calcext:value-type="float">
            <text:p>0.21355600000004</text:p>
          </table:table-cell>
          <table:table-cell office:value-type="float" office:value="0.0302470561071346" calcext:value-type="float">
            <text:p>0.030247056107135</text:p>
          </table:table-cell>
          <table:table-cell office:value-type="float" office:value="0.0823350000000005" calcext:value-type="float">
            <text:p>0.082335000000001</text:p>
          </table:table-cell>
          <table:table-cell office:value-type="float" office:value="0.0510274763334103" calcext:value-type="float">
            <text:p>0.05102747633341</text:p>
          </table:table-cell>
          <table:table-cell office:value-type="float" office:value="0.0479640000000075" calcext:value-type="float">
            <text:p>0.047964000000008</text:p>
          </table:table-cell>
          <table:table-cell office:value-type="float" office:value="0.127222350496421" calcext:value-type="float">
            <text:p>0.127222350496421</text:p>
          </table:table-cell>
          <table:table-cell office:value-type="float" office:value="0.0180959999999857" calcext:value-type="float">
            <text:p>0.018095999999986</text:p>
          </table:table-cell>
          <table:table-cell office:value-type="float" office:value="0.399676749018702" calcext:value-type="float">
            <text:p>0.399676749018702</text:p>
          </table:table-cell>
          <table:table-cell office:value-type="float" office:value="0.00692699999999036" calcext:value-type="float">
            <text:p>0.00692699999999</text:p>
          </table:table-cell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35" calcext:value-type="float">
            <text:p>35</text:p>
          </table:table-cell>
          <table:table-cell office:value-type="float" office:value="3717" calcext:value-type="float">
            <text:p>3717</text:p>
          </table:table-cell>
          <table:table-cell office:value-type="float" office:value="0.0357815442561205" calcext:value-type="float">
            <text:p>0.035781544256121</text:p>
          </table:table-cell>
          <table:table-cell office:value-type="float" office:value="0.193245000000019" calcext:value-type="float">
            <text:p>0.193245000000019</text:p>
          </table:table-cell>
          <table:table-cell office:value-type="float" office:value="0.0691417810061878" calcext:value-type="float">
            <text:p>0.069141781006188</text:p>
          </table:table-cell>
          <table:table-cell office:value-type="float" office:value="0.0765739999999937" calcext:value-type="float">
            <text:p>0.076573999999994</text:p>
          </table:table-cell>
          <table:table-cell office:value-type="float" office:value="0.139090664514393" calcext:value-type="float">
            <text:p>0.139090664514393</text:p>
          </table:table-cell>
          <table:table-cell office:value-type="float" office:value="0.0341080000000034" calcext:value-type="float">
            <text:p>0.034108000000003</text:p>
          </table:table-cell>
          <table:table-cell office:value-type="float" office:value="0.171374764595104" calcext:value-type="float">
            <text:p>0.171374764595104</text:p>
          </table:table-cell>
          <table:table-cell office:value-type="float" office:value="0.0169260000000122" calcext:value-type="float">
            <text:p>0.016926000000012</text:p>
          </table:table-cell>
          <table:table-cell office:value-type="float" office:value="0.32741458165187" calcext:value-type="float">
            <text:p>0.32741458165187</text:p>
          </table:table-cell>
          <table:table-cell office:value-type="float" office:value="0.0070259999999962" calcext:value-type="float">
            <text:p>0.007025999999996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35" calcext:value-type="float">
            <text:p>35</text:p>
          </table:table-cell>
          <table:table-cell office:value-type="float" office:value="3513" calcext:value-type="float">
            <text:p>3513</text:p>
          </table:table-cell>
          <table:table-cell office:value-type="float" office:value="0.00426985482493595" calcext:value-type="float">
            <text:p>0.004269854824936</text:p>
          </table:table-cell>
          <table:table-cell office:value-type="float" office:value="0.185590999999988" calcext:value-type="float">
            <text:p>0.185590999999988</text:p>
          </table:table-cell>
          <table:table-cell office:value-type="float" office:value="0.0350128095644748" calcext:value-type="float">
            <text:p>0.035012809564475</text:p>
          </table:table-cell>
          <table:table-cell office:value-type="float" office:value="0.0906820000000153" calcext:value-type="float">
            <text:p>0.090682000000015</text:p>
          </table:table-cell>
          <table:table-cell office:value-type="float" office:value="0.049245658980928" calcext:value-type="float">
            <text:p>0.049245658980928</text:p>
          </table:table-cell>
          <table:table-cell office:value-type="float" office:value="0.0409039999999834" calcext:value-type="float">
            <text:p>0.040903999999983</text:p>
          </table:table-cell>
          <table:table-cell office:value-type="float" office:value="0.0947907771135782" calcext:value-type="float">
            <text:p>0.094790777113578</text:p>
          </table:table-cell>
          <table:table-cell office:value-type="float" office:value="0.0173979999999858" calcext:value-type="float">
            <text:p>0.017397999999986</text:p>
          </table:table-cell>
          <table:table-cell office:value-type="float" office:value="0.459151722174779" calcext:value-type="float">
            <text:p>0.459151722174779</text:p>
          </table:table-cell>
          <table:table-cell office:value-type="float" office:value="0.00660800000002837" calcext:value-type="float">
            <text:p>0.006608000000028</text:p>
          </table:table-cell>
        </table:table-row>
        <table:table-row table:style-name="ro1">
          <table:table-cell office:value-type="float" office:value="9477" calcext:value-type="float">
            <text:p>9477</text:p>
          </table:table-cell>
          <table:table-cell office:value-type="float" office:value="35" calcext:value-type="float">
            <text:p>35</text:p>
          </table:table-cell>
          <table:table-cell office:value-type="float" office:value="3059" calcext:value-type="float">
            <text:p>3059</text:p>
          </table:table-cell>
          <table:table-cell office:value-type="float" office:value="0.0055573716900948" calcext:value-type="float">
            <text:p>0.005557371690095</text:p>
          </table:table-cell>
          <table:table-cell office:value-type="float" office:value="0.155912999999998" calcext:value-type="float">
            <text:p>0.155912999999998</text:p>
          </table:table-cell>
          <table:table-cell office:value-type="float" office:value="0.0552468126838836" calcext:value-type="float">
            <text:p>0.055246812683884</text:p>
          </table:table-cell>
          <table:table-cell office:value-type="float" office:value="0.0581769999999722" calcext:value-type="float">
            <text:p>0.058176999999972</text:p>
          </table:table-cell>
          <table:table-cell office:value-type="float" office:value="0.104282445243544" calcext:value-type="float">
            <text:p>0.104282445243544</text:p>
          </table:table-cell>
          <table:table-cell office:value-type="float" office:value="0.0287299999999959" calcext:value-type="float">
            <text:p>0.028729999999996</text:p>
          </table:table-cell>
          <table:table-cell office:value-type="float" office:value="0.221967963386728" calcext:value-type="float">
            <text:p>0.221967963386728</text:p>
          </table:table-cell>
          <table:table-cell office:value-type="float" office:value="0.0136420000000044" calcext:value-type="float">
            <text:p>0.013642000000004</text:p>
          </table:table-cell>
          <table:table-cell office:value-type="float" office:value="0.39522719843086" calcext:value-type="float">
            <text:p>0.39522719843086</text:p>
          </table:table-cell>
          <table:table-cell office:value-type="float" office:value="0.00546299999999178" calcext:value-type="float">
            <text:p>0.005462999999992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35" calcext:value-type="float">
            <text:p>35</text:p>
          </table:table-cell>
          <table:table-cell office:value-type="float" office:value="4332" calcext:value-type="float">
            <text:p>4332</text:p>
          </table:table-cell>
          <table:table-cell office:value-type="float" office:value="0.00369344413665743" calcext:value-type="float">
            <text:p>0.003693444136657</text:p>
          </table:table-cell>
          <table:table-cell office:value-type="float" office:value="0.226238999999993" calcext:value-type="float">
            <text:p>0.226238999999993</text:p>
          </table:table-cell>
          <table:table-cell office:value-type="float" office:value="0.00969529085872576" calcext:value-type="float">
            <text:p>0.009695290858726</text:p>
          </table:table-cell>
          <table:table-cell office:value-type="float" office:value="0.0906780000000254" calcext:value-type="float">
            <text:p>0.090678000000025</text:p>
          </table:table-cell>
          <table:table-cell office:value-type="float" office:value="0.025854108956602" calcext:value-type="float">
            <text:p>0.025854108956602</text:p>
          </table:table-cell>
          <table:table-cell office:value-type="float" office:value="0.03933600000002" calcext:value-type="float">
            <text:p>0.03933600000002</text:p>
          </table:table-cell>
          <table:table-cell office:value-type="float" office:value="0.0812557710064635" calcext:value-type="float">
            <text:p>0.081255771006464</text:p>
          </table:table-cell>
          <table:table-cell office:value-type="float" office:value="0.0275210000000072" calcext:value-type="float">
            <text:p>0.027521000000007</text:p>
          </table:table-cell>
          <table:table-cell office:value-type="float" office:value="0.249769159741459" calcext:value-type="float">
            <text:p>0.249769159741459</text:p>
          </table:table-cell>
          <table:table-cell office:value-type="float" office:value="0.00802200000001108" calcext:value-type="float">
            <text:p>0.008022000000011</text:p>
          </table:table-cell>
        </table:table-row>
        <table:table-row table:style-name="ro1">
          <table:table-cell office:value-type="float" office:value="9479" calcext:value-type="float">
            <text:p>9479</text:p>
          </table:table-cell>
          <table:table-cell office:value-type="float" office:value="35" calcext:value-type="float">
            <text:p>35</text:p>
          </table:table-cell>
          <table:table-cell office:value-type="float" office:value="3416" calcext:value-type="float">
            <text:p>3416</text:p>
          </table:table-cell>
          <table:table-cell office:value-type="float" office:value="0.015807962529274" calcext:value-type="float">
            <text:p>0.015807962529274</text:p>
          </table:table-cell>
          <table:table-cell office:value-type="float" office:value="0.15064799999999" calcext:value-type="float">
            <text:p>0.15064799999999</text:p>
          </table:table-cell>
          <table:table-cell office:value-type="float" office:value="0.0266393442622951" calcext:value-type="float">
            <text:p>0.026639344262295</text:p>
          </table:table-cell>
          <table:table-cell office:value-type="float" office:value="0.0826050000000294" calcext:value-type="float">
            <text:p>0.082605000000029</text:p>
          </table:table-cell>
          <table:table-cell office:value-type="float" office:value="0.0456674473067916" calcext:value-type="float">
            <text:p>0.045667447306792</text:p>
          </table:table-cell>
          <table:table-cell office:value-type="float" office:value="0.0381590000000074" calcext:value-type="float">
            <text:p>0.038159000000007</text:p>
          </table:table-cell>
          <table:table-cell office:value-type="float" office:value="0.309133489461358" calcext:value-type="float">
            <text:p>0.309133489461358</text:p>
          </table:table-cell>
          <table:table-cell office:value-type="float" office:value="0.0168870000000254" calcext:value-type="float">
            <text:p>0.016887000000026</text:p>
          </table:table-cell>
          <table:table-cell office:value-type="float" office:value="0.473067915690867" calcext:value-type="float">
            <text:p>0.473067915690867</text:p>
          </table:table-cell>
          <table:table-cell office:value-type="float" office:value="0.00557199999997238" calcext:value-type="float">
            <text:p>0.005571999999972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35" calcext:value-type="float">
            <text:p>35</text:p>
          </table:table-cell>
          <table:table-cell office:value-type="float" office:value="3437" calcext:value-type="float">
            <text:p>3437</text:p>
          </table:table-cell>
          <table:table-cell office:value-type="float" office:value="0.0107652022112307" calcext:value-type="float">
            <text:p>0.010765202211231</text:p>
          </table:table-cell>
          <table:table-cell office:value-type="float" office:value="0.173576999999995" calcext:value-type="float">
            <text:p>0.173576999999995</text:p>
          </table:table-cell>
          <table:table-cell office:value-type="float" office:value="0.0544079138783823" calcext:value-type="float">
            <text:p>0.054407913878382</text:p>
          </table:table-cell>
          <table:table-cell office:value-type="float" office:value="0.0703400000000158" calcext:value-type="float">
            <text:p>0.070340000000016</text:p>
          </table:table-cell>
          <table:table-cell office:value-type="float" office:value="0.0398603433226651" calcext:value-type="float">
            <text:p>0.039860343322665</text:p>
          </table:table-cell>
          <table:table-cell office:value-type="float" office:value="0.0325370000000191" calcext:value-type="float">
            <text:p>0.032537000000019</text:p>
          </table:table-cell>
          <table:table-cell office:value-type="float" office:value="0.115507710212395" calcext:value-type="float">
            <text:p>0.115507710212395</text:p>
          </table:table-cell>
          <table:table-cell office:value-type="float" office:value="0.017990999999995" calcext:value-type="float">
            <text:p>0.017990999999995</text:p>
          </table:table-cell>
          <table:table-cell office:value-type="float" office:value="0.316264183881292" calcext:value-type="float">
            <text:p>0.316264183881292</text:p>
          </table:table-cell>
          <table:table-cell office:value-type="float" office:value="0.00832399999998757" calcext:value-type="float">
            <text:p>0.008323999999988</text:p>
          </table:table-cell>
        </table:table-row>
        <table:table-row table:style-name="ro1">
          <table:table-cell office:value-type="float" office:value="9481" calcext:value-type="float">
            <text:p>9481</text:p>
          </table:table-cell>
          <table:table-cell office:value-type="float" office:value="35" calcext:value-type="float">
            <text:p>35</text:p>
          </table:table-cell>
          <table:table-cell office:value-type="float" office:value="4374" calcext:value-type="float">
            <text:p>4374</text:p>
          </table:table-cell>
          <table:table-cell office:value-type="float" office:value="0.00320073159579332" calcext:value-type="float">
            <text:p>0.003200731595793</text:p>
          </table:table-cell>
          <table:table-cell office:value-type="float" office:value="0.199943000000019" calcext:value-type="float">
            <text:p>0.199943000000019</text:p>
          </table:table-cell>
          <table:table-cell office:value-type="float" office:value="0.0123456790123457" calcext:value-type="float">
            <text:p>0.012345679012346</text:p>
          </table:table-cell>
          <table:table-cell office:value-type="float" office:value="0.089193999999992" calcext:value-type="float">
            <text:p>0.089193999999992</text:p>
          </table:table-cell>
          <table:table-cell office:value-type="float" office:value="0.096936442615455" calcext:value-type="float">
            <text:p>0.096936442615455</text:p>
          </table:table-cell>
          <table:table-cell office:value-type="float" office:value="0.0384470000000192" calcext:value-type="float">
            <text:p>0.038447000000019</text:p>
          </table:table-cell>
          <table:table-cell office:value-type="float" office:value="0.149519890260631" calcext:value-type="float">
            <text:p>0.149519890260631</text:p>
          </table:table-cell>
          <table:table-cell office:value-type="float" office:value="0.0193089999999927" calcext:value-type="float">
            <text:p>0.019308999999993</text:p>
          </table:table-cell>
          <table:table-cell office:value-type="float" office:value="0.325560128029264" calcext:value-type="float">
            <text:p>0.325560128029264</text:p>
          </table:table-cell>
          <table:table-cell office:value-type="float" office:value="0.00930900000000179" calcext:value-type="float">
            <text:p>0.009309000000002</text:p>
          </table:table-cell>
        </table:table-row>
        <table:table-row table:style-name="ro1">
          <table:table-cell office:value-type="float" office:value="9482" calcext:value-type="float">
            <text:p>9482</text:p>
          </table:table-cell>
          <table:table-cell office:value-type="float" office:value="35" calcext:value-type="float">
            <text:p>35</text:p>
          </table:table-cell>
          <table:table-cell office:value-type="float" office:value="3531" calcext:value-type="float">
            <text:p>3531</text:p>
          </table:table-cell>
          <table:table-cell office:value-type="float" office:value="0.00254885301614274" calcext:value-type="float">
            <text:p>0.002548853016143</text:p>
          </table:table-cell>
          <table:table-cell office:value-type="float" office:value="0.176375000000007" calcext:value-type="float">
            <text:p>0.176375000000007</text:p>
          </table:table-cell>
          <table:table-cell office:value-type="float" office:value="0.0342679127725857" calcext:value-type="float">
            <text:p>0.034267912772586</text:p>
          </table:table-cell>
          <table:table-cell office:value-type="float" office:value="0.069293000000016" calcext:value-type="float">
            <text:p>0.069293000000016</text:p>
          </table:table-cell>
          <table:table-cell office:value-type="float" office:value="0.0795808552817899" calcext:value-type="float">
            <text:p>0.07958085528179</text:p>
          </table:table-cell>
          <table:table-cell office:value-type="float" office:value="0.0306819999999846" calcext:value-type="float">
            <text:p>0.030681999999985</text:p>
          </table:table-cell>
          <table:table-cell office:value-type="float" office:value="0.167374681393373" calcext:value-type="float">
            <text:p>0.167374681393373</text:p>
          </table:table-cell>
          <table:table-cell office:value-type="float" office:value="0.0149230000000387" calcext:value-type="float">
            <text:p>0.014923000000039</text:p>
          </table:table-cell>
          <table:table-cell office:value-type="float" office:value="0.4619088077032" calcext:value-type="float">
            <text:p>0.4619088077032</text:p>
          </table:table-cell>
          <table:table-cell office:value-type="float" office:value="0.00577799999999229" calcext:value-type="float">
            <text:p>0.005777999999992</text:p>
          </table:table-cell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35" calcext:value-type="float">
            <text:p>35</text:p>
          </table:table-cell>
          <table:table-cell office:value-type="float" office:value="3394" calcext:value-type="float">
            <text:p>3394</text:p>
          </table:table-cell>
          <table:table-cell office:value-type="float" office:value="0.0312315851502652" calcext:value-type="float">
            <text:p>0.031231585150265</text:p>
          </table:table-cell>
          <table:table-cell office:value-type="float" office:value="0.163736" calcext:value-type="float">
            <text:p>0.163736</text:p>
          </table:table-cell>
          <table:table-cell office:value-type="float" office:value="0.102828520919269" calcext:value-type="float">
            <text:p>0.102828520919269</text:p>
          </table:table-cell>
          <table:table-cell office:value-type="float" office:value="0.0594119999999805" calcext:value-type="float">
            <text:p>0.059411999999981</text:p>
          </table:table-cell>
          <table:table-cell office:value-type="float" office:value="0.163229228049499" calcext:value-type="float">
            <text:p>0.163229228049499</text:p>
          </table:table-cell>
          <table:table-cell office:value-type="float" office:value="0.0294489999999996" calcext:value-type="float">
            <text:p>0.029449</text:p>
          </table:table-cell>
          <table:table-cell office:value-type="float" office:value="0.20447849145551" calcext:value-type="float">
            <text:p>0.20447849145551</text:p>
          </table:table-cell>
          <table:table-cell office:value-type="float" office:value="0.0185969999999713" calcext:value-type="float">
            <text:p>0.018596999999971</text:p>
          </table:table-cell>
          <table:table-cell office:value-type="float" office:value="0.381261048909841" calcext:value-type="float">
            <text:p>0.381261048909841</text:p>
          </table:table-cell>
          <table:table-cell office:value-type="float" office:value="0.00589399999998363" calcext:value-type="float">
            <text:p>0.005893999999984</text:p>
          </table:table-cell>
        </table:table-row>
        <table:table-row table:style-name="ro1">
          <table:table-cell office:value-type="float" office:value="9484" calcext:value-type="float">
            <text:p>9484</text:p>
          </table:table-cell>
          <table:table-cell office:value-type="float" office:value="35" calcext:value-type="float">
            <text:p>35</text:p>
          </table:table-cell>
          <table:table-cell office:value-type="float" office:value="4271" calcext:value-type="float">
            <text:p>4271</text:p>
          </table:table-cell>
          <table:table-cell office:value-type="float" office:value="0.00538515570124093" calcext:value-type="float">
            <text:p>0.005385155701241</text:p>
          </table:table-cell>
          <table:table-cell office:value-type="float" office:value="0.195246999999995" calcext:value-type="float">
            <text:p>0.195246999999995</text:p>
          </table:table-cell>
          <table:table-cell office:value-type="float" office:value="0.0716459845469445" calcext:value-type="float">
            <text:p>0.071645984546945</text:p>
          </table:table-cell>
          <table:table-cell office:value-type="float" office:value="0.0776460000000157" calcext:value-type="float">
            <text:p>0.077646000000016</text:p>
          </table:table-cell>
          <table:table-cell office:value-type="float" office:value="0.0938890189651136" calcext:value-type="float">
            <text:p>0.093889018965114</text:p>
          </table:table-cell>
          <table:table-cell office:value-type="float" office:value="0.0420709999999644" calcext:value-type="float">
            <text:p>0.042070999999965</text:p>
          </table:table-cell>
          <table:table-cell office:value-type="float" office:value="0.175837040505736" calcext:value-type="float">
            <text:p>0.175837040505736</text:p>
          </table:table-cell>
          <table:table-cell office:value-type="float" office:value="0.0183260000000018" calcext:value-type="float">
            <text:p>0.018326000000002</text:p>
          </table:table-cell>
          <table:table-cell office:value-type="float" office:value="0.250760945914306" calcext:value-type="float">
            <text:p>0.250760945914306</text:p>
          </table:table-cell>
          <table:table-cell office:value-type="float" office:value="0.00715300000001662" calcext:value-type="float">
            <text:p>0.007153000000017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35" calcext:value-type="float">
            <text:p>35</text:p>
          </table:table-cell>
          <table:table-cell office:value-type="float" office:value="4295" calcext:value-type="float">
            <text:p>4295</text:p>
          </table:table-cell>
          <table:table-cell office:value-type="float" office:value="0.0253783469150175" calcext:value-type="float">
            <text:p>0.025378346915018</text:p>
          </table:table-cell>
          <table:table-cell office:value-type="float" office:value="0.218191000000019" calcext:value-type="float">
            <text:p>0.218191000000019</text:p>
          </table:table-cell>
          <table:table-cell office:value-type="float" office:value="0.0558789289871944" calcext:value-type="float">
            <text:p>0.055878928987194</text:p>
          </table:table-cell>
          <table:table-cell office:value-type="float" office:value="0.0862289999999746" calcext:value-type="float">
            <text:p>0.086228999999975</text:p>
          </table:table-cell>
          <table:table-cell office:value-type="float" office:value="0.0733410942956927" calcext:value-type="float">
            <text:p>0.073341094295693</text:p>
          </table:table-cell>
          <table:table-cell office:value-type="float" office:value="0.0520980000000293" calcext:value-type="float">
            <text:p>0.052098000000029</text:p>
          </table:table-cell>
          <table:table-cell office:value-type="float" office:value="0.115250291036088" calcext:value-type="float">
            <text:p>0.115250291036088</text:p>
          </table:table-cell>
          <table:table-cell office:value-type="float" office:value="0.0194950000000063" calcext:value-type="float">
            <text:p>0.019495000000006</text:p>
          </table:table-cell>
          <table:table-cell office:value-type="float" office:value="0.220023282887078" calcext:value-type="float">
            <text:p>0.220023282887078</text:p>
          </table:table-cell>
          <table:table-cell office:value-type="float" office:value="0.0126709999999832" calcext:value-type="float">
            <text:p>0.012670999999983</text:p>
          </table:table-cell>
        </table:table-row>
        <table:table-row table:style-name="ro1">
          <table:table-cell office:value-type="float" office:value="9486" calcext:value-type="float">
            <text:p>9486</text:p>
          </table:table-cell>
          <table:table-cell office:value-type="float" office:value="35" calcext:value-type="float">
            <text:p>35</text:p>
          </table:table-cell>
          <table:table-cell office:value-type="float" office:value="3485" calcext:value-type="float">
            <text:p>3485</text:p>
          </table:table-cell>
          <table:table-cell office:value-type="float" office:value="0.0479196556671449" calcext:value-type="float">
            <text:p>0.047919655667145</text:p>
          </table:table-cell>
          <table:table-cell office:value-type="float" office:value="0.190542999999991" calcext:value-type="float">
            <text:p>0.190542999999991</text:p>
          </table:table-cell>
          <table:table-cell office:value-type="float" office:value="0.0760401721664275" calcext:value-type="float">
            <text:p>0.076040172166428</text:p>
          </table:table-cell>
          <table:table-cell office:value-type="float" office:value="0.0634359999999674" calcext:value-type="float">
            <text:p>0.063435999999968</text:p>
          </table:table-cell>
          <table:table-cell office:value-type="float" office:value="0.159253945480631" calcext:value-type="float">
            <text:p>0.159253945480631</text:p>
          </table:table-cell>
          <table:table-cell office:value-type="float" office:value="0.0317670000000021" calcext:value-type="float">
            <text:p>0.031767000000002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0.0157090000000153" calcext:value-type="float">
            <text:p>0.015709000000015</text:p>
          </table:table-cell>
          <table:table-cell office:value-type="float" office:value="0.325681492109039" calcext:value-type="float">
            <text:p>0.325681492109039</text:p>
          </table:table-cell>
          <table:table-cell office:value-type="float" office:value="0.00607300000001487" calcext:value-type="float">
            <text:p>0.006073000000015</text:p>
          </table:table-cell>
        </table:table-row>
        <table:table-row table:style-name="ro1">
          <table:table-cell office:value-type="float" office:value="9487" calcext:value-type="float">
            <text:p>9487</text:p>
          </table:table-cell>
          <table:table-cell office:value-type="float" office:value="35" calcext:value-type="float">
            <text:p>35</text:p>
          </table:table-cell>
          <table:table-cell office:value-type="float" office:value="3828" calcext:value-type="float">
            <text:p>3828</text:p>
          </table:table-cell>
          <table:table-cell office:value-type="float" office:value="0.00313479623824451" calcext:value-type="float">
            <text:p>0.003134796238245</text:p>
          </table:table-cell>
          <table:table-cell office:value-type="float" office:value="0.197693000000015" calcext:value-type="float">
            <text:p>0.197693000000015</text:p>
          </table:table-cell>
          <table:table-cell office:value-type="float" office:value="0.0164576802507837" calcext:value-type="float">
            <text:p>0.016457680250784</text:p>
          </table:table-cell>
          <table:table-cell office:value-type="float" office:value="0.0786350000000198" calcext:value-type="float">
            <text:p>0.07863500000002</text:p>
          </table:table-cell>
          <table:table-cell office:value-type="float" office:value="0.038662486938349" calcext:value-type="float">
            <text:p>0.038662486938349</text:p>
          </table:table-cell>
          <table:table-cell office:value-type="float" office:value="0.0404300000000148" calcext:value-type="float">
            <text:p>0.040430000000015</text:p>
          </table:table-cell>
          <table:table-cell office:value-type="float" office:value="0.143155694879833" calcext:value-type="float">
            <text:p>0.143155694879833</text:p>
          </table:table-cell>
          <table:table-cell office:value-type="float" office:value="0.0173290000000179" calcext:value-type="float">
            <text:p>0.017329000000018</text:p>
          </table:table-cell>
          <table:table-cell office:value-type="float" office:value="0.320794148380355" calcext:value-type="float">
            <text:p>0.320794148380355</text:p>
          </table:table-cell>
          <table:table-cell office:value-type="float" office:value="0.00680600000001164" calcext:value-type="float">
            <text:p>0.006806000000012</text:p>
          </table:table-cell>
        </table:table-row>
        <table:table-row table:style-name="ro1">
          <table:table-cell office:value-type="float" office:value="9488" calcext:value-type="float">
            <text:p>9488</text:p>
          </table:table-cell>
          <table:table-cell office:value-type="float" office:value="35" calcext:value-type="float">
            <text:p>35</text:p>
          </table:table-cell>
          <table:table-cell office:value-type="float" office:value="3836" calcext:value-type="float">
            <text:p>3836</text:p>
          </table:table-cell>
          <table:table-cell office:value-type="float" office:value="0.00364963503649635" calcext:value-type="float">
            <text:p>0.003649635036496</text:p>
          </table:table-cell>
          <table:table-cell office:value-type="float" office:value="0.171001000000018" calcext:value-type="float">
            <text:p>0.171001000000018</text:p>
          </table:table-cell>
          <table:table-cell office:value-type="float" office:value="0.0198123044838373" calcext:value-type="float">
            <text:p>0.019812304483837</text:p>
          </table:table-cell>
          <table:table-cell office:value-type="float" office:value="0.0741950000000031" calcext:value-type="float">
            <text:p>0.074195000000003</text:p>
          </table:table-cell>
          <table:table-cell office:value-type="float" office:value="0.0797705943691345" calcext:value-type="float">
            <text:p>0.079770594369135</text:p>
          </table:table-cell>
          <table:table-cell office:value-type="float" office:value="0.0320150000000297" calcext:value-type="float">
            <text:p>0.03201500000003</text:p>
          </table:table-cell>
          <table:table-cell office:value-type="float" office:value="0.160583941605839" calcext:value-type="float">
            <text:p>0.160583941605839</text:p>
          </table:table-cell>
          <table:table-cell office:value-type="float" office:value="0.0153500000000122" calcext:value-type="float">
            <text:p>0.015350000000012</text:p>
          </table:table-cell>
          <table:table-cell office:value-type="float" office:value="0.465589155370177" calcext:value-type="float">
            <text:p>0.465589155370177</text:p>
          </table:table-cell>
          <table:table-cell office:value-type="float" office:value="0.00555499999998688" calcext:value-type="float">
            <text:p>0.005554999999987</text:p>
          </table:table-cell>
        </table:table-row>
        <table:table-row table:style-name="ro1">
          <table:table-cell office:value-type="float" office:value="9489" calcext:value-type="float">
            <text:p>9489</text:p>
          </table:table-cell>
          <table:table-cell office:value-type="float" office:value="35" calcext:value-type="float">
            <text:p>35</text:p>
          </table:table-cell>
          <table:table-cell office:value-type="float" office:value="4211" calcext:value-type="float">
            <text:p>4211</text:p>
          </table:table-cell>
          <table:table-cell office:value-type="float" office:value="0.0201852291617193" calcext:value-type="float">
            <text:p>0.020185229161719</text:p>
          </table:table-cell>
          <table:table-cell office:value-type="float" office:value="0.245290000000011" calcext:value-type="float">
            <text:p>0.245290000000011</text:p>
          </table:table-cell>
          <table:table-cell office:value-type="float" office:value="0.0275469009736405" calcext:value-type="float">
            <text:p>0.027546900973641</text:p>
          </table:table-cell>
          <table:table-cell office:value-type="float" office:value="0.102303000000006" calcext:value-type="float">
            <text:p>0.102303000000006</text:p>
          </table:table-cell>
          <table:table-cell office:value-type="float" office:value="0.0596057943481358" calcext:value-type="float">
            <text:p>0.059605794348136</text:p>
          </table:table-cell>
          <table:table-cell office:value-type="float" office:value="0.040789000000018" calcext:value-type="float">
            <text:p>0.040789000000018</text:p>
          </table:table-cell>
          <table:table-cell office:value-type="float" office:value="0.083353122773688" calcext:value-type="float">
            <text:p>0.083353122773688</text:p>
          </table:table-cell>
          <table:table-cell office:value-type="float" office:value="0.0187599999999861" calcext:value-type="float">
            <text:p>0.018759999999986</text:p>
          </table:table-cell>
          <table:table-cell office:value-type="float" office:value="0.27570648302066" calcext:value-type="float">
            <text:p>0.27570648302066</text:p>
          </table:table-cell>
          <table:table-cell office:value-type="float" office:value="0.00733499999998344" calcext:value-type="float">
            <text:p>0.007334999999983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35" calcext:value-type="float">
            <text:p>35</text:p>
          </table:table-cell>
          <table:table-cell office:value-type="float" office:value="3386" calcext:value-type="float">
            <text:p>3386</text:p>
          </table:table-cell>
          <table:table-cell office:value-type="float" office:value="0.077968103957472" calcext:value-type="float">
            <text:p>0.077968103957472</text:p>
          </table:table-cell>
          <table:table-cell office:value-type="float" office:value="0.171345999999971" calcext:value-type="float">
            <text:p>0.171345999999971</text:p>
          </table:table-cell>
          <table:table-cell office:value-type="float" office:value="0.0888954518606025" calcext:value-type="float">
            <text:p>0.088895451860603</text:p>
          </table:table-cell>
          <table:table-cell office:value-type="float" office:value="0.0735870000000034" calcext:value-type="float">
            <text:p>0.073587000000003</text:p>
          </table:table-cell>
          <table:table-cell office:value-type="float" office:value="0.167158889545186" calcext:value-type="float">
            <text:p>0.167158889545186</text:p>
          </table:table-cell>
          <table:table-cell office:value-type="float" office:value="0.0356870000000242" calcext:value-type="float">
            <text:p>0.035687000000024</text:p>
          </table:table-cell>
          <table:table-cell office:value-type="float" office:value="0.178972238629652" calcext:value-type="float">
            <text:p>0.178972238629652</text:p>
          </table:table-cell>
          <table:table-cell office:value-type="float" office:value="0.0152970000000039" calcext:value-type="float">
            <text:p>0.015297000000004</text:p>
          </table:table-cell>
          <table:table-cell office:value-type="float" office:value="0.365032486709982" calcext:value-type="float">
            <text:p>0.365032486709982</text:p>
          </table:table-cell>
          <table:table-cell office:value-type="float" office:value="0.00586600000002591" calcext:value-type="float">
            <text:p>0.005866000000026</text:p>
          </table:table-cell>
        </table:table-row>
        <table:table-row table:style-name="ro1">
          <table:table-cell office:value-type="float" office:value="9491" calcext:value-type="float">
            <text:p>9491</text:p>
          </table:table-cell>
          <table:table-cell office:value-type="float" office:value="35" calcext:value-type="float">
            <text:p>35</text:p>
          </table:table-cell>
          <table:table-cell office:value-type="float" office:value="3304" calcext:value-type="float">
            <text:p>3304</text:p>
          </table:table-cell>
          <table:table-cell office:value-type="float" office:value="0.0411622276029056" calcext:value-type="float">
            <text:p>0.041162227602906</text:p>
          </table:table-cell>
          <table:table-cell office:value-type="float" office:value="0.162230999999991" calcext:value-type="float">
            <text:p>0.162230999999991</text:p>
          </table:table-cell>
          <table:table-cell office:value-type="float" office:value="0.0541767554479419" calcext:value-type="float">
            <text:p>0.054176755447942</text:p>
          </table:table-cell>
          <table:table-cell office:value-type="float" office:value="0.0635589999999979" calcext:value-type="float">
            <text:p>0.063558999999998</text:p>
          </table:table-cell>
          <table:table-cell office:value-type="float" office:value="0.0980629539951574" calcext:value-type="float">
            <text:p>0.098062953995157</text:p>
          </table:table-cell>
          <table:table-cell office:value-type="float" office:value="0.0286399999999674" calcext:value-type="float">
            <text:p>0.028639999999967</text:p>
          </table:table-cell>
          <table:table-cell office:value-type="float" office:value="0.146489104116223" calcext:value-type="float">
            <text:p>0.146489104116223</text:p>
          </table:table-cell>
          <table:table-cell office:value-type="float" office:value="0.014316000000008" calcext:value-type="float">
            <text:p>0.014316000000008</text:p>
          </table:table-cell>
          <table:table-cell office:value-type="float" office:value="0.394673123486683" calcext:value-type="float">
            <text:p>0.394673123486683</text:p>
          </table:table-cell>
          <table:table-cell office:value-type="float" office:value="0.00600800000000845" calcext:value-type="float">
            <text:p>0.006008000000008</text:p>
          </table:table-cell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35" calcext:value-type="float">
            <text:p>35</text:p>
          </table:table-cell>
          <table:table-cell office:value-type="float" office:value="4089" calcext:value-type="float">
            <text:p>4089</text:p>
          </table:table-cell>
          <table:table-cell office:value-type="float" office:value="0.0540474443629249" calcext:value-type="float">
            <text:p>0.054047444362925</text:p>
          </table:table-cell>
          <table:table-cell office:value-type="float" office:value="0.187550999999985" calcext:value-type="float">
            <text:p>0.187550999999985</text:p>
          </table:table-cell>
          <table:table-cell office:value-type="float" office:value="0.0914649058449499" calcext:value-type="float">
            <text:p>0.09146490584495</text:p>
          </table:table-cell>
          <table:table-cell office:value-type="float" office:value="0.0895960000000002" calcext:value-type="float">
            <text:p>0.089596</text:p>
          </table:table-cell>
          <table:table-cell office:value-type="float" office:value="0.151381755930545" calcext:value-type="float">
            <text:p>0.151381755930545</text:p>
          </table:table-cell>
          <table:table-cell office:value-type="float" office:value="0.0448390000000245" calcext:value-type="float">
            <text:p>0.044839000000025</text:p>
          </table:table-cell>
          <table:table-cell office:value-type="float" office:value="0.178283198826119" calcext:value-type="float">
            <text:p>0.178283198826119</text:p>
          </table:table-cell>
          <table:table-cell office:value-type="float" office:value="0.0206290000000138" calcext:value-type="float">
            <text:p>0.020629000000014</text:p>
          </table:table-cell>
          <table:table-cell office:value-type="float" office:value="0.388603570555148" calcext:value-type="float">
            <text:p>0.388603570555148</text:p>
          </table:table-cell>
          <table:table-cell office:value-type="float" office:value="0.0107470000000092" calcext:value-type="float">
            <text:p>0.010747000000009</text:p>
          </table:table-cell>
        </table:table-row>
        <table:table-row table:style-name="ro1">
          <table:table-cell office:value-type="float" office:value="9493" calcext:value-type="float">
            <text:p>9493</text:p>
          </table:table-cell>
          <table:table-cell office:value-type="float" office:value="35" calcext:value-type="float">
            <text:p>35</text:p>
          </table:table-cell>
          <table:table-cell office:value-type="float" office:value="4403" calcext:value-type="float">
            <text:p>4403</text:p>
          </table:table-cell>
          <table:table-cell office:value-type="float" office:value="0.00340676811265046" calcext:value-type="float">
            <text:p>0.00340676811265</text:p>
          </table:table-cell>
          <table:table-cell office:value-type="float" office:value="0.211274000000003" calcext:value-type="float">
            <text:p>0.211274000000003</text:p>
          </table:table-cell>
          <table:table-cell office:value-type="float" office:value="0.0233931410401999" calcext:value-type="float">
            <text:p>0.0233931410402</text:p>
          </table:table-cell>
          <table:table-cell office:value-type="float" office:value="0.0844089999999938" calcext:value-type="float">
            <text:p>0.084408999999994</text:p>
          </table:table-cell>
          <table:table-cell office:value-type="float" office:value="0.0597320009084715" calcext:value-type="float">
            <text:p>0.059732000908472</text:p>
          </table:table-cell>
          <table:table-cell office:value-type="float" office:value="0.0372410000000229" calcext:value-type="float">
            <text:p>0.037241000000023</text:p>
          </table:table-cell>
          <table:table-cell office:value-type="float" office:value="0.114240290710879" calcext:value-type="float">
            <text:p>0.114240290710879</text:p>
          </table:table-cell>
          <table:table-cell office:value-type="float" office:value="0.0184350000000109" calcext:value-type="float">
            <text:p>0.018435000000011</text:p>
          </table:table-cell>
          <table:table-cell office:value-type="float" office:value="0.239155121508063" calcext:value-type="float">
            <text:p>0.239155121508063</text:p>
          </table:table-cell>
          <table:table-cell office:value-type="float" office:value="0.00729100000000926" calcext:value-type="float">
            <text:p>0.007291000000009</text:p>
          </table:table-cell>
        </table:table-row>
        <table:table-row table:style-name="ro1">
          <table:table-cell office:value-type="float" office:value="9494" calcext:value-type="float">
            <text:p>9494</text:p>
          </table:table-cell>
          <table:table-cell office:value-type="float" office:value="35" calcext:value-type="float">
            <text:p>35</text:p>
          </table:table-cell>
          <table:table-cell office:value-type="float" office:value="4222" calcext:value-type="float">
            <text:p>4222</text:p>
          </table:table-cell>
          <table:table-cell office:value-type="float" office:value="0.0151586925627665" calcext:value-type="float">
            <text:p>0.015158692562767</text:p>
          </table:table-cell>
          <table:table-cell office:value-type="float" office:value="0.206842999999992" calcext:value-type="float">
            <text:p>0.206842999999992</text:p>
          </table:table-cell>
          <table:table-cell office:value-type="float" office:value="0.0608716248223591" calcext:value-type="float">
            <text:p>0.060871624822359</text:p>
          </table:table-cell>
          <table:table-cell office:value-type="float" office:value="0.126260999999999" calcext:value-type="float">
            <text:p>0.126260999999999</text:p>
          </table:table-cell>
          <table:table-cell office:value-type="float" office:value="0.0881099005210801" calcext:value-type="float">
            <text:p>0.08810990052108</text:p>
          </table:table-cell>
          <table:table-cell office:value-type="float" office:value="0.0466349999999807" calcext:value-type="float">
            <text:p>0.046634999999981</text:p>
          </table:table-cell>
          <table:table-cell office:value-type="float" office:value="0.123638086215064" calcext:value-type="float">
            <text:p>0.123638086215064</text:p>
          </table:table-cell>
          <table:table-cell office:value-type="float" office:value="0.0259760000000142" calcext:value-type="float">
            <text:p>0.025976000000014</text:p>
          </table:table-cell>
          <table:table-cell office:value-type="float" office:value="0.265750828990999" calcext:value-type="float">
            <text:p>0.265750828990999</text:p>
          </table:table-cell>
          <table:table-cell office:value-type="float" office:value="0.00870900000001029" calcext:value-type="float">
            <text:p>0.00870900000001</text:p>
          </table:table-cell>
        </table:table-row>
        <table:table-row table:style-name="ro1">
          <table:table-cell office:value-type="float" office:value="9495" calcext:value-type="float">
            <text:p>9495</text:p>
          </table:table-cell>
          <table:table-cell office:value-type="float" office:value="35" calcext:value-type="float">
            <text:p>35</text:p>
          </table:table-cell>
          <table:table-cell office:value-type="float" office:value="3985" calcext:value-type="float">
            <text:p>3985</text:p>
          </table:table-cell>
          <table:table-cell office:value-type="float" office:value="0.0353826850690088" calcext:value-type="float">
            <text:p>0.035382685069009</text:p>
          </table:table-cell>
          <table:table-cell office:value-type="float" office:value="0.187140000000028" calcext:value-type="float">
            <text:p>0.187140000000028</text:p>
          </table:table-cell>
          <table:table-cell office:value-type="float" office:value="0.0853199498117943" calcext:value-type="float">
            <text:p>0.085319949811794</text:p>
          </table:table-cell>
          <table:table-cell office:value-type="float" office:value="0.0724150000000066" calcext:value-type="float">
            <text:p>0.072415000000007</text:p>
          </table:table-cell>
          <table:table-cell office:value-type="float" office:value="0.154328732747804" calcext:value-type="float">
            <text:p>0.154328732747804</text:p>
          </table:table-cell>
          <table:table-cell office:value-type="float" office:value="0.0362400000000207" calcext:value-type="float">
            <text:p>0.036240000000021</text:p>
          </table:table-cell>
          <table:table-cell office:value-type="float" office:value="0.186951066499373" calcext:value-type="float">
            <text:p>0.186951066499373</text:p>
          </table:table-cell>
          <table:table-cell office:value-type="float" office:value="0.0165490000000261" calcext:value-type="float">
            <text:p>0.016549000000026</text:p>
          </table:table-cell>
          <table:table-cell office:value-type="float" office:value="0.32245922208281" calcext:value-type="float">
            <text:p>0.32245922208281</text:p>
          </table:table-cell>
          <table:table-cell office:value-type="float" office:value="0.00618799999998032" calcext:value-type="float">
            <text:p>0.00618799999998</text:p>
          </table:table-cell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35" calcext:value-type="float">
            <text:p>35</text:p>
          </table:table-cell>
          <table:table-cell office:value-type="float" office:value="4356" calcext:value-type="float">
            <text:p>4356</text:p>
          </table:table-cell>
          <table:table-cell office:value-type="float" office:value="0.00229568411386593" calcext:value-type="float">
            <text:p>0.002295684113866</text:p>
          </table:table-cell>
          <table:table-cell office:value-type="float" office:value="0.192887000000013" calcext:value-type="float">
            <text:p>0.192887000000013</text:p>
          </table:table-cell>
          <table:table-cell office:value-type="float" office:value="0.0691000918273646" calcext:value-type="float">
            <text:p>0.069100091827365</text:p>
          </table:table-cell>
          <table:table-cell office:value-type="float" office:value="0.0853179999999725" calcext:value-type="float">
            <text:p>0.085317999999973</text:p>
          </table:table-cell>
          <table:table-cell office:value-type="float" office:value="0.0817263544536272" calcext:value-type="float">
            <text:p>0.081726354453627</text:p>
          </table:table-cell>
          <table:table-cell office:value-type="float" office:value="0.0423220000000129" calcext:value-type="float">
            <text:p>0.042322000000013</text:p>
          </table:table-cell>
          <table:table-cell office:value-type="float" office:value="0.214876033057851" calcext:value-type="float">
            <text:p>0.214876033057851</text:p>
          </table:table-cell>
          <table:table-cell office:value-type="float" office:value="0.018053000000009" calcext:value-type="float">
            <text:p>0.018053000000009</text:p>
          </table:table-cell>
          <table:table-cell office:value-type="float" office:value="0.33425160697888" calcext:value-type="float">
            <text:p>0.33425160697888</text:p>
          </table:table-cell>
          <table:table-cell office:value-type="float" office:value="0.00708300000002282" calcext:value-type="float">
            <text:p>0.007083000000023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35" calcext:value-type="float">
            <text:p>35</text:p>
          </table:table-cell>
          <table:table-cell office:value-type="float" office:value="4183" calcext:value-type="float">
            <text:p>4183</text:p>
          </table:table-cell>
          <table:table-cell office:value-type="float" office:value="0.0035859431030361" calcext:value-type="float">
            <text:p>0.003585943103036</text:p>
          </table:table-cell>
          <table:table-cell office:value-type="float" office:value="0.214335000000005" calcext:value-type="float">
            <text:p>0.214335000000005</text:p>
          </table:table-cell>
          <table:table-cell office:value-type="float" office:value="0.0258187903418599" calcext:value-type="float">
            <text:p>0.02581879034186</text:p>
          </table:table-cell>
          <table:table-cell office:value-type="float" office:value="0.0809660000000179" calcext:value-type="float">
            <text:p>0.080966000000018</text:p>
          </table:table-cell>
          <table:table-cell office:value-type="float" office:value="0.0819985656227588" calcext:value-type="float">
            <text:p>0.081998565622759</text:p>
          </table:table-cell>
          <table:table-cell office:value-type="float" office:value="0.039197999999999" calcext:value-type="float">
            <text:p>0.039197999999999</text:p>
          </table:table-cell>
          <table:table-cell office:value-type="float" office:value="0.101123595505618" calcext:value-type="float">
            <text:p>0.101123595505618</text:p>
          </table:table-cell>
          <table:table-cell office:value-type="float" office:value="0.0184049999999729" calcext:value-type="float">
            <text:p>0.018404999999973</text:p>
          </table:table-cell>
          <table:table-cell office:value-type="float" office:value="0.223045661008845" calcext:value-type="float">
            <text:p>0.223045661008845</text:p>
          </table:table-cell>
          <table:table-cell office:value-type="float" office:value="0.00731299999998214" calcext:value-type="float">
            <text:p>0.007312999999982</text:p>
          </table:table-cell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35" calcext:value-type="float">
            <text:p>35</text:p>
          </table:table-cell>
          <table:table-cell office:value-type="float" office:value="3027" calcext:value-type="float">
            <text:p>3027</text:p>
          </table:table-cell>
          <table:table-cell office:value-type="float" office:value="0.00363396101750908" calcext:value-type="float">
            <text:p>0.003633961017509</text:p>
          </table:table-cell>
          <table:table-cell office:value-type="float" office:value="0.170931999999993" calcext:value-type="float">
            <text:p>0.170931999999993</text:p>
          </table:table-cell>
          <table:table-cell office:value-type="float" office:value="0.0254377271225636" calcext:value-type="float">
            <text:p>0.025437727122564</text:p>
          </table:table-cell>
          <table:table-cell office:value-type="float" office:value="0.0655810000000372" calcext:value-type="float">
            <text:p>0.065581000000037</text:p>
          </table:table-cell>
          <table:table-cell office:value-type="float" office:value="0.068384539147671" calcext:value-type="float">
            <text:p>0.068384539147671</text:p>
          </table:table-cell>
          <table:table-cell office:value-type="float" office:value="0.0356350000000134" calcext:value-type="float">
            <text:p>0.035635000000014</text:p>
          </table:table-cell>
          <table:table-cell office:value-type="float" office:value="0.10802775024777" calcext:value-type="float">
            <text:p>0.10802775024777</text:p>
          </table:table-cell>
          <table:table-cell office:value-type="float" office:value="0.0152250000000151" calcext:value-type="float">
            <text:p>0.015225000000015</text:p>
          </table:table-cell>
          <table:table-cell office:value-type="float" office:value="0.322761810373307" calcext:value-type="float">
            <text:p>0.322761810373307</text:p>
          </table:table-cell>
          <table:table-cell office:value-type="float" office:value="0.00573999999997454" calcext:value-type="float">
            <text:p>0.005739999999975</text:p>
          </table:table-cell>
        </table:table-row>
        <table:table-row table:style-name="ro1">
          <table:table-cell office:value-type="float" office:value="9499" calcext:value-type="float">
            <text:p>9499</text:p>
          </table:table-cell>
          <table:table-cell office:value-type="float" office:value="35" calcext:value-type="float">
            <text:p>35</text:p>
          </table:table-cell>
          <table:table-cell office:value-type="float" office:value="4738" calcext:value-type="float">
            <text:p>4738</text:p>
          </table:table-cell>
          <table:table-cell office:value-type="float" office:value="0.0122414520894892" calcext:value-type="float">
            <text:p>0.012241452089489</text:p>
          </table:table-cell>
          <table:table-cell office:value-type="float" office:value="0.223362000000009" calcext:value-type="float">
            <text:p>0.223362000000009</text:p>
          </table:table-cell>
          <table:table-cell office:value-type="float" office:value="0.0280709159983115" calcext:value-type="float">
            <text:p>0.028070915998312</text:p>
          </table:table-cell>
          <table:table-cell office:value-type="float" office:value="0.0852570000000128" calcext:value-type="float">
            <text:p>0.085257000000013</text:p>
          </table:table-cell>
          <table:table-cell office:value-type="float" office:value="0.0396791895314479" calcext:value-type="float">
            <text:p>0.039679189531448</text:p>
          </table:table-cell>
          <table:table-cell office:value-type="float" office:value="0.045486000000011" calcext:value-type="float">
            <text:p>0.045486000000011</text:p>
          </table:table-cell>
          <table:table-cell office:value-type="float" office:value="0.117771211481638" calcext:value-type="float">
            <text:p>0.117771211481638</text:p>
          </table:table-cell>
          <table:table-cell office:value-type="float" office:value="0.0198639999999841" calcext:value-type="float">
            <text:p>0.019863999999984</text:p>
          </table:table-cell>
          <table:table-cell office:value-type="float" office:value="0.303503588011819" calcext:value-type="float">
            <text:p>0.303503588011819</text:p>
          </table:table-cell>
          <table:table-cell office:value-type="float" office:value="0.00816299999999615" calcext:value-type="float">
            <text:p>0.00816299999999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7" calcext:value-type="float">
            <text:p>37</text:p>
          </table:table-cell>
          <table:table-cell office:value-type="float" office:value="4527" calcext:value-type="float">
            <text:p>4527</text:p>
          </table:table-cell>
          <table:table-cell office:value-type="float" office:value="0.0156836757234372" calcext:value-type="float">
            <text:p>0.015683675723437</text:p>
          </table:table-cell>
          <table:table-cell office:value-type="float" office:value="0.234764000000013" calcext:value-type="float">
            <text:p>0.234764000000013</text:p>
          </table:table-cell>
          <table:table-cell office:value-type="float" office:value="0.0236359620057433" calcext:value-type="float">
            <text:p>0.023635962005743</text:p>
          </table:table-cell>
          <table:table-cell office:value-type="float" office:value="0.0865180000000123" calcext:value-type="float">
            <text:p>0.086518000000012</text:p>
          </table:table-cell>
          <table:table-cell office:value-type="float" office:value="0.0589794565937707" calcext:value-type="float">
            <text:p>0.058979456593771</text:p>
          </table:table-cell>
          <table:table-cell office:value-type="float" office:value="0.0558569999999747" calcext:value-type="float">
            <text:p>0.055856999999975</text:p>
          </table:table-cell>
          <table:table-cell office:value-type="float" office:value="0.134084382593329" calcext:value-type="float">
            <text:p>0.134084382593329</text:p>
          </table:table-cell>
          <table:table-cell office:value-type="float" office:value="0.0196619999999825" calcext:value-type="float">
            <text:p>0.019661999999983</text:p>
          </table:table-cell>
          <table:table-cell office:value-type="float" office:value="0.304174950298211" calcext:value-type="float">
            <text:p>0.304174950298211</text:p>
          </table:table-cell>
          <table:table-cell office:value-type="float" office:value="0.00730799999999476" calcext:value-type="float">
            <text:p>0.007307999999995</text:p>
          </table:table-cell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37" calcext:value-type="float">
            <text:p>37</text:p>
          </table:table-cell>
          <table:table-cell office:value-type="float" office:value="4347" calcext:value-type="float">
            <text:p>4347</text:p>
          </table:table-cell>
          <table:table-cell office:value-type="float" office:value="0.0402576489533011" calcext:value-type="float">
            <text:p>0.040257648953301</text:p>
          </table:table-cell>
          <table:table-cell office:value-type="float" office:value="0.209647000000018" calcext:value-type="float">
            <text:p>0.209647000000018</text:p>
          </table:table-cell>
          <table:table-cell office:value-type="float" office:value="0.0637221072003681" calcext:value-type="float">
            <text:p>0.063722107200368</text:p>
          </table:table-cell>
          <table:table-cell office:value-type="float" office:value="0.0901350000000036" calcext:value-type="float">
            <text:p>0.090135000000004</text:p>
          </table:table-cell>
          <table:table-cell office:value-type="float" office:value="0.0821256038647343" calcext:value-type="float">
            <text:p>0.082125603864734</text:p>
          </table:table-cell>
          <table:table-cell office:value-type="float" office:value="0.044887000000017" calcext:value-type="float">
            <text:p>0.044887000000017</text:p>
          </table:table-cell>
          <table:table-cell office:value-type="float" office:value="0.135035656774787" calcext:value-type="float">
            <text:p>0.135035656774787</text:p>
          </table:table-cell>
          <table:table-cell office:value-type="float" office:value="0.0238390000000095" calcext:value-type="float">
            <text:p>0.02383900000001</text:p>
          </table:table-cell>
          <table:table-cell office:value-type="float" office:value="0.321371060501495" calcext:value-type="float">
            <text:p>0.321371060501495</text:p>
          </table:table-cell>
          <table:table-cell office:value-type="float" office:value="0.00843399999996564" calcext:value-type="float">
            <text:p>0.008433999999966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float" office:value="37" calcext:value-type="float">
            <text:p>37</text:p>
          </table:table-cell>
          <table:table-cell office:value-type="float" office:value="3378" calcext:value-type="float">
            <text:p>3378</text:p>
          </table:table-cell>
          <table:table-cell office:value-type="float" office:value="0.0331557134399053" calcext:value-type="float">
            <text:p>0.033155713439905</text:p>
          </table:table-cell>
          <table:table-cell office:value-type="float" office:value="0.168393999999978" calcext:value-type="float">
            <text:p>0.168393999999978</text:p>
          </table:table-cell>
          <table:table-cell office:value-type="float" office:value="0.0482534043812907" calcext:value-type="float">
            <text:p>0.048253404381291</text:p>
          </table:table-cell>
          <table:table-cell office:value-type="float" office:value="0.06699100000003" calcext:value-type="float">
            <text:p>0.06699100000003</text:p>
          </table:table-cell>
          <table:table-cell office:value-type="float" office:value="0.13854351687389" calcext:value-type="float">
            <text:p>0.13854351687389</text:p>
          </table:table-cell>
          <table:table-cell office:value-type="float" office:value="0.0304959999999994" calcext:value-type="float">
            <text:p>0.030495999999999</text:p>
          </table:table-cell>
          <table:table-cell office:value-type="float" office:value="0.224393132030787" calcext:value-type="float">
            <text:p>0.224393132030787</text:p>
          </table:table-cell>
          <table:table-cell office:value-type="float" office:value="0.014677000000006" calcext:value-type="float">
            <text:p>0.014677000000006</text:p>
          </table:table-cell>
          <table:table-cell office:value-type="float" office:value="0.570751924215512" calcext:value-type="float">
            <text:p>0.570751924215512</text:p>
          </table:table-cell>
          <table:table-cell office:value-type="float" office:value="0.00585599999999431" calcext:value-type="float">
            <text:p>0.005855999999994</text:p>
          </table:table-cell>
        </table:table-row>
        <table:table-row table:style-name="ro1">
          <table:table-cell office:value-type="float" office:value="9503" calcext:value-type="float">
            <text:p>9503</text:p>
          </table:table-cell>
          <table:table-cell office:value-type="float" office:value="37" calcext:value-type="float">
            <text:p>37</text:p>
          </table:table-cell>
          <table:table-cell office:value-type="float" office:value="2894" calcext:value-type="float">
            <text:p>2894</text:p>
          </table:table-cell>
          <table:table-cell office:value-type="float" office:value="0.0290255701451278" calcext:value-type="float">
            <text:p>0.029025570145128</text:p>
          </table:table-cell>
          <table:table-cell office:value-type="float" office:value="0.150296999999995" calcext:value-type="float">
            <text:p>0.150296999999995</text:p>
          </table:table-cell>
          <table:table-cell office:value-type="float" office:value="0.0929509329647547" calcext:value-type="float">
            <text:p>0.092950932964755</text:p>
          </table:table-cell>
          <table:table-cell office:value-type="float" office:value="0.0677059999999869" calcext:value-type="float">
            <text:p>0.067705999999987</text:p>
          </table:table-cell>
          <table:table-cell office:value-type="float" office:value="0.111955770559779" calcext:value-type="float">
            <text:p>0.111955770559779</text:p>
          </table:table-cell>
          <table:table-cell office:value-type="float" office:value="0.0383310000000279" calcext:value-type="float">
            <text:p>0.038331000000028</text:p>
          </table:table-cell>
          <table:table-cell office:value-type="float" office:value="0.163787145818936" calcext:value-type="float">
            <text:p>0.163787145818936</text:p>
          </table:table-cell>
          <table:table-cell office:value-type="float" office:value="0.0138249999999687" calcext:value-type="float">
            <text:p>0.013824999999969</text:p>
          </table:table-cell>
          <table:table-cell office:value-type="float" office:value="0.44713199723566" calcext:value-type="float">
            <text:p>0.44713199723566</text:p>
          </table:table-cell>
          <table:table-cell office:value-type="float" office:value="0.00525099999998702" calcext:value-type="float">
            <text:p>0.005250999999987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37" calcext:value-type="float">
            <text:p>37</text:p>
          </table:table-cell>
          <table:table-cell office:value-type="float" office:value="3453" calcext:value-type="float">
            <text:p>3453</text:p>
          </table:table-cell>
          <table:table-cell office:value-type="float" office:value="0.00492325514045757" calcext:value-type="float">
            <text:p>0.004923255140458</text:p>
          </table:table-cell>
          <table:table-cell office:value-type="float" office:value="0.157877000000013" calcext:value-type="float">
            <text:p>0.157877000000013</text:p>
          </table:table-cell>
          <table:table-cell office:value-type="float" office:value="0.0573414422241529" calcext:value-type="float">
            <text:p>0.057341442224153</text:p>
          </table:table-cell>
          <table:table-cell office:value-type="float" office:value="0.0640830000000108" calcext:value-type="float">
            <text:p>0.064083000000011</text:p>
          </table:table-cell>
          <table:table-cell office:value-type="float" office:value="0.0790616854908775" calcext:value-type="float">
            <text:p>0.079061685490878</text:p>
          </table:table-cell>
          <table:table-cell office:value-type="float" office:value="0.0363370000000032" calcext:value-type="float">
            <text:p>0.036337000000003</text:p>
          </table:table-cell>
          <table:table-cell office:value-type="float" office:value="0.12539820445989" calcext:value-type="float">
            <text:p>0.12539820445989</text:p>
          </table:table-cell>
          <table:table-cell office:value-type="float" office:value="0.0159439999999904" calcext:value-type="float">
            <text:p>0.01594399999999</text:p>
          </table:table-cell>
          <table:table-cell office:value-type="float" office:value="0.464233999420793" calcext:value-type="float">
            <text:p>0.464233999420793</text:p>
          </table:table-cell>
          <table:table-cell office:value-type="float" office:value="0.00609099999999785" calcext:value-type="float">
            <text:p>0.006090999999998</text:p>
          </table:table-cell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37" calcext:value-type="float">
            <text:p>37</text:p>
          </table:table-cell>
          <table:table-cell office:value-type="float" office:value="3938" calcext:value-type="float">
            <text:p>3938</text:p>
          </table:table-cell>
          <table:table-cell office:value-type="float" office:value="0.00558659217877095" calcext:value-type="float">
            <text:p>0.005586592178771</text:p>
          </table:table-cell>
          <table:table-cell office:value-type="float" office:value="0.216710000000006" calcext:value-type="float">
            <text:p>0.216710000000006</text:p>
          </table:table-cell>
          <table:table-cell office:value-type="float" office:value="0.103605891315389" calcext:value-type="float">
            <text:p>0.103605891315389</text:p>
          </table:table-cell>
          <table:table-cell office:value-type="float" office:value="0.0750750000000267" calcext:value-type="float">
            <text:p>0.075075000000027</text:p>
          </table:table-cell>
          <table:table-cell office:value-type="float" office:value="0.228034535297105" calcext:value-type="float">
            <text:p>0.228034535297105</text:p>
          </table:table-cell>
          <table:table-cell office:value-type="float" office:value="0.036563000000001" calcext:value-type="float">
            <text:p>0.036563000000001</text:p>
          </table:table-cell>
          <table:table-cell office:value-type="float" office:value="0.268664296597257" calcext:value-type="float">
            <text:p>0.268664296597257</text:p>
          </table:table-cell>
          <table:table-cell office:value-type="float" office:value="0.0186760000000277" calcext:value-type="float">
            <text:p>0.018676000000028</text:p>
          </table:table-cell>
          <table:table-cell office:value-type="float" office:value="0.403250380904012" calcext:value-type="float">
            <text:p>0.403250380904012</text:p>
          </table:table-cell>
          <table:table-cell office:value-type="float" office:value="0.0137639999999806" calcext:value-type="float">
            <text:p>0.013763999999981</text:p>
          </table:table-cell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37" calcext:value-type="float">
            <text:p>37</text:p>
          </table:table-cell>
          <table:table-cell office:value-type="float" office:value="4111" calcext:value-type="float">
            <text:p>4111</text:p>
          </table:table-cell>
          <table:table-cell office:value-type="float" office:value="0.00316224762831428" calcext:value-type="float">
            <text:p>0.003162247628314</text:p>
          </table:table-cell>
          <table:table-cell office:value-type="float" office:value="0.210880999999972" calcext:value-type="float">
            <text:p>0.210880999999972</text:p>
          </table:table-cell>
          <table:table-cell office:value-type="float" office:value="0.0270007297494527" calcext:value-type="float">
            <text:p>0.027000729749453</text:p>
          </table:table-cell>
          <table:table-cell office:value-type="float" office:value="0.0872520000000066" calcext:value-type="float">
            <text:p>0.087252000000007</text:p>
          </table:table-cell>
          <table:table-cell office:value-type="float" office:value="0.0391632206275845" calcext:value-type="float">
            <text:p>0.039163220627585</text:p>
          </table:table-cell>
          <table:table-cell office:value-type="float" office:value="0.0539039999999602" calcext:value-type="float">
            <text:p>0.05390399999996</text:p>
          </table:table-cell>
          <table:table-cell office:value-type="float" office:value="0.0707856969107273" calcext:value-type="float">
            <text:p>0.070785696910727</text:p>
          </table:table-cell>
          <table:table-cell office:value-type="float" office:value="0.0196520000000078" calcext:value-type="float">
            <text:p>0.019652000000008</text:p>
          </table:table-cell>
          <table:table-cell office:value-type="float" office:value="0.428362928727803" calcext:value-type="float">
            <text:p>0.428362928727803</text:p>
          </table:table-cell>
          <table:table-cell office:value-type="float" office:value="0.0079860000000167" calcext:value-type="float">
            <text:p>0.007986000000017</text:p>
          </table:table-cell>
        </table:table-row>
        <table:table-row table:style-name="ro1">
          <table:table-cell office:value-type="float" office:value="9507" calcext:value-type="float">
            <text:p>9507</text:p>
          </table:table-cell>
          <table:table-cell office:value-type="float" office:value="37" calcext:value-type="float">
            <text:p>37</text:p>
          </table:table-cell>
          <table:table-cell office:value-type="float" office:value="4352" calcext:value-type="float">
            <text:p>4352</text:p>
          </table:table-cell>
          <table:table-cell office:value-type="float" office:value="0.0464154411764706" calcext:value-type="float">
            <text:p>0.046415441176471</text:p>
          </table:table-cell>
          <table:table-cell office:value-type="float" office:value="0.22451700000002" calcext:value-type="float">
            <text:p>0.22451700000002</text:p>
          </table:table-cell>
          <table:table-cell office:value-type="float" office:value="0.0705422794117647" calcext:value-type="float">
            <text:p>0.070542279411765</text:p>
          </table:table-cell>
          <table:table-cell office:value-type="float" office:value="0.0782309999999882" calcext:value-type="float">
            <text:p>0.078230999999988</text:p>
          </table:table-cell>
          <table:table-cell office:value-type="float" office:value="0.0900735294117647" calcext:value-type="float">
            <text:p>0.090073529411765</text:p>
          </table:table-cell>
          <table:table-cell office:value-type="float" office:value="0.039512000000002" calcext:value-type="float">
            <text:p>0.039512000000002</text:p>
          </table:table-cell>
          <table:table-cell office:value-type="float" office:value="0.237132352941176" calcext:value-type="float">
            <text:p>0.237132352941176</text:p>
          </table:table-cell>
          <table:table-cell office:value-type="float" office:value="0.0194890000000214" calcext:value-type="float">
            <text:p>0.019489000000021</text:p>
          </table:table-cell>
          <table:table-cell office:value-type="float" office:value="0.425551470588235" calcext:value-type="float">
            <text:p>0.425551470588235</text:p>
          </table:table-cell>
          <table:table-cell office:value-type="float" office:value="0.00725800000000731" calcext:value-type="float">
            <text:p>0.007258000000007</text:p>
          </table:table-cell>
        </table:table-row>
        <table:table-row table:style-name="ro1">
          <table:table-cell office:value-type="float" office:value="9508" calcext:value-type="float">
            <text:p>9508</text:p>
          </table:table-cell>
          <table:table-cell office:value-type="float" office:value="37" calcext:value-type="float">
            <text:p>37</text:p>
          </table:table-cell>
          <table:table-cell office:value-type="float" office:value="4103" calcext:value-type="float">
            <text:p>4103</text:p>
          </table:table-cell>
          <table:table-cell office:value-type="float" office:value="0.0665366804776992" calcext:value-type="float">
            <text:p>0.066536680477699</text:p>
          </table:table-cell>
          <table:table-cell office:value-type="float" office:value="0.179581999999982" calcext:value-type="float">
            <text:p>0.179581999999982</text:p>
          </table:table-cell>
          <table:table-cell office:value-type="float" office:value="0.0884718498659518" calcext:value-type="float">
            <text:p>0.088471849865952</text:p>
          </table:table-cell>
          <table:table-cell office:value-type="float" office:value="0.0748030000000028" calcext:value-type="float">
            <text:p>0.074803000000003</text:p>
          </table:table-cell>
          <table:table-cell office:value-type="float" office:value="0.105532537167926" calcext:value-type="float">
            <text:p>0.105532537167926</text:p>
          </table:table-cell>
          <table:table-cell office:value-type="float" office:value="0.0454699999999946" calcext:value-type="float">
            <text:p>0.045469999999995</text:p>
          </table:table-cell>
          <table:table-cell office:value-type="float" office:value="0.161589081160127" calcext:value-type="float">
            <text:p>0.161589081160127</text:p>
          </table:table-cell>
          <table:table-cell office:value-type="float" office:value="0.0166009999999801" calcext:value-type="float">
            <text:p>0.01660099999998</text:p>
          </table:table-cell>
          <table:table-cell office:value-type="float" office:value="0.4150621496466" calcext:value-type="float">
            <text:p>0.4150621496466</text:p>
          </table:table-cell>
          <table:table-cell office:value-type="float" office:value="0.0066889999999944" calcext:value-type="float">
            <text:p>0.006688999999994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37" calcext:value-type="float">
            <text:p>37</text:p>
          </table:table-cell>
          <table:table-cell office:value-type="float" office:value="4527" calcext:value-type="float">
            <text:p>4527</text:p>
          </table:table-cell>
          <table:table-cell office:value-type="float" office:value="0.0435166777115087" calcext:value-type="float">
            <text:p>0.043516677711509</text:p>
          </table:table-cell>
          <table:table-cell office:value-type="float" office:value="0.239689000000027" calcext:value-type="float">
            <text:p>0.239689000000027</text:p>
          </table:table-cell>
          <table:table-cell office:value-type="float" office:value="0.0667108460349017" calcext:value-type="float">
            <text:p>0.066710846034902</text:p>
          </table:table-cell>
          <table:table-cell office:value-type="float" office:value="0.0867649999999856" calcext:value-type="float">
            <text:p>0.086764999999986</text:p>
          </table:table-cell>
          <table:table-cell office:value-type="float" office:value="0.0854870775347913" calcext:value-type="float">
            <text:p>0.085487077534791</text:p>
          </table:table-cell>
          <table:table-cell office:value-type="float" office:value="0.0462970000000098" calcext:value-type="float">
            <text:p>0.04629700000001</text:p>
          </table:table-cell>
          <table:table-cell office:value-type="float" office:value="0.120830572122819" calcext:value-type="float">
            <text:p>0.120830572122819</text:p>
          </table:table-cell>
          <table:table-cell office:value-type="float" office:value="0.0249499999999898" calcext:value-type="float">
            <text:p>0.02494999999999</text:p>
          </table:table-cell>
          <table:table-cell office:value-type="float" office:value="0.414623370885796" calcext:value-type="float">
            <text:p>0.414623370885796</text:p>
          </table:table-cell>
          <table:table-cell office:value-type="float" office:value="0.00749299999998243" calcext:value-type="float">
            <text:p>0.007492999999982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37" calcext:value-type="float">
            <text:p>37</text:p>
          </table:table-cell>
          <table:table-cell office:value-type="float" office:value="5027" calcext:value-type="float">
            <text:p>5027</text:p>
          </table:table-cell>
          <table:table-cell office:value-type="float" office:value="-0.004575293415556" calcext:value-type="float">
            <text:p>-0.004575293415556</text:p>
          </table:table-cell>
          <table:table-cell office:value-type="float" office:value="0.29044300000001" calcext:value-type="float">
            <text:p>0.29044300000001</text:p>
          </table:table-cell>
          <table:table-cell office:value-type="float" office:value="0.0123333996419336" calcext:value-type="float">
            <text:p>0.012333399641934</text:p>
          </table:table-cell>
          <table:table-cell office:value-type="float" office:value="0.106366000000008" calcext:value-type="float">
            <text:p>0.106366000000008</text:p>
          </table:table-cell>
          <table:table-cell office:value-type="float" office:value="0.0670379948279292" calcext:value-type="float">
            <text:p>0.067037994827929</text:p>
          </table:table-cell>
          <table:table-cell office:value-type="float" office:value="0.0584929999999702" calcext:value-type="float">
            <text:p>0.05849299999997</text:p>
          </table:table-cell>
          <table:table-cell office:value-type="float" office:value="0.0928983489158544" calcext:value-type="float">
            <text:p>0.092898348915854</text:p>
          </table:table-cell>
          <table:table-cell office:value-type="float" office:value="0.0281109999999956" calcext:value-type="float">
            <text:p>0.028110999999996</text:p>
          </table:table-cell>
          <table:table-cell office:value-type="float" office:value="0.323652277700418" calcext:value-type="float">
            <text:p>0.323652277700418</text:p>
          </table:table-cell>
          <table:table-cell office:value-type="float" office:value="0.010719000000023" calcext:value-type="float">
            <text:p>0.010719000000023</text:p>
          </table:table-cell>
        </table:table-row>
        <table:table-row table:style-name="ro1">
          <table:table-cell office:value-type="float" office:value="9511" calcext:value-type="float">
            <text:p>9511</text:p>
          </table:table-cell>
          <table:table-cell office:value-type="float" office:value="37" calcext:value-type="float">
            <text:p>37</text:p>
          </table:table-cell>
          <table:table-cell office:value-type="float" office:value="3560" calcext:value-type="float">
            <text:p>3560</text:p>
          </table:table-cell>
          <table:table-cell office:value-type="float" office:value="0.00674157303370787" calcext:value-type="float">
            <text:p>0.006741573033708</text:p>
          </table:table-cell>
          <table:table-cell office:value-type="float" office:value="0.177608000000021" calcext:value-type="float">
            <text:p>0.177608000000021</text:p>
          </table:table-cell>
          <table:table-cell office:value-type="float" office:value="0.023876404494382" calcext:value-type="float">
            <text:p>0.023876404494382</text:p>
          </table:table-cell>
          <table:table-cell office:value-type="float" office:value="0.0720980000000111" calcext:value-type="float">
            <text:p>0.072098000000011</text:p>
          </table:table-cell>
          <table:table-cell office:value-type="float" office:value="0.0926966292134832" calcext:value-type="float">
            <text:p>0.092696629213483</text:p>
          </table:table-cell>
          <table:table-cell office:value-type="float" office:value="0.037618000000009" calcext:value-type="float">
            <text:p>0.037618000000009</text:p>
          </table:table-cell>
          <table:table-cell office:value-type="float" office:value="0.157303370786517" calcext:value-type="float">
            <text:p>0.157303370786517</text:p>
          </table:table-cell>
          <table:table-cell office:value-type="float" office:value="0.0210430000000201" calcext:value-type="float">
            <text:p>0.02104300000002</text:p>
          </table:table-cell>
          <table:table-cell office:value-type="float" office:value="0.213483146067416" calcext:value-type="float">
            <text:p>0.213483146067416</text:p>
          </table:table-cell>
          <table:table-cell office:value-type="float" office:value="0.00850699999998028" calcext:value-type="float">
            <text:p>0.00850699999998</text:p>
          </table:table-cell>
        </table:table-row>
        <table:table-row table:style-name="ro1">
          <table:table-cell office:value-type="float" office:value="9512" calcext:value-type="float">
            <text:p>9512</text:p>
          </table:table-cell>
          <table:table-cell office:value-type="float" office:value="37" calcext:value-type="float">
            <text:p>37</text:p>
          </table:table-cell>
          <table:table-cell office:value-type="float" office:value="3540" calcext:value-type="float">
            <text:p>3540</text:p>
          </table:table-cell>
          <table:table-cell office:value-type="float" office:value="0.00395480225988701" calcext:value-type="float">
            <text:p>0.003954802259887</text:p>
          </table:table-cell>
          <table:table-cell office:value-type="float" office:value="0.172568999999982" calcext:value-type="float">
            <text:p>0.172568999999982</text:p>
          </table:table-cell>
          <table:table-cell office:value-type="float" office:value="0.0112994350282486" calcext:value-type="float">
            <text:p>0.011299435028249</text:p>
          </table:table-cell>
          <table:table-cell office:value-type="float" office:value="0.0674460000000181" calcext:value-type="float">
            <text:p>0.067446000000018</text:p>
          </table:table-cell>
          <table:table-cell office:value-type="float" office:value="0.0706214689265537" calcext:value-type="float">
            <text:p>0.070621468926554</text:p>
          </table:table-cell>
          <table:table-cell office:value-type="float" office:value="0.0354910000000359" calcext:value-type="float">
            <text:p>0.035491000000036</text:p>
          </table:table-cell>
          <table:table-cell office:value-type="float" office:value="0.112994350282486" calcext:value-type="float">
            <text:p>0.112994350282486</text:p>
          </table:table-cell>
          <table:table-cell office:value-type="float" office:value="0.0163790000000006" calcext:value-type="float">
            <text:p>0.016379000000001</text:p>
          </table:table-cell>
          <table:table-cell office:value-type="float" office:value="0.322033898305085" calcext:value-type="float">
            <text:p>0.322033898305085</text:p>
          </table:table-cell>
          <table:table-cell office:value-type="float" office:value="0.00606399999998075" calcext:value-type="float">
            <text:p>0.006063999999981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  <table:table-cell office:value-type="float" office:value="37" calcext:value-type="float">
            <text:p>37</text:p>
          </table:table-cell>
          <table:table-cell office:value-type="float" office:value="3959" calcext:value-type="float">
            <text:p>3959</text:p>
          </table:table-cell>
          <table:table-cell office:value-type="float" office:value="0.0376357666077292" calcext:value-type="float">
            <text:p>0.037635766607729</text:p>
          </table:table-cell>
          <table:table-cell office:value-type="float" office:value="0.212831999999992" calcext:value-type="float">
            <text:p>0.212831999999992</text:p>
          </table:table-cell>
          <table:table-cell office:value-type="float" office:value="0.0957312452639555" calcext:value-type="float">
            <text:p>0.095731245263956</text:p>
          </table:table-cell>
          <table:table-cell office:value-type="float" office:value="0.0802710000000104" calcext:value-type="float">
            <text:p>0.080271000000011</text:p>
          </table:table-cell>
          <table:table-cell office:value-type="float" office:value="0.196766860318262" calcext:value-type="float">
            <text:p>0.196766860318262</text:p>
          </table:table-cell>
          <table:table-cell office:value-type="float" office:value="0.0416510000000017" calcext:value-type="float">
            <text:p>0.041651000000002</text:p>
          </table:table-cell>
          <table:table-cell office:value-type="float" office:value="0.237181106339985" calcext:value-type="float">
            <text:p>0.237181106339985</text:p>
          </table:table-cell>
          <table:table-cell office:value-type="float" office:value="0.0239229999999964" calcext:value-type="float">
            <text:p>0.023922999999996</text:p>
          </table:table-cell>
          <table:table-cell office:value-type="float" office:value="0.456933569083102" calcext:value-type="float">
            <text:p>0.456933569083102</text:p>
          </table:table-cell>
          <table:table-cell office:value-type="float" office:value="0.00690000000000168" calcext:value-type="float">
            <text:p>0.006900000000002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  <table:table-cell office:value-type="float" office:value="37" calcext:value-type="float">
            <text:p>37</text:p>
          </table:table-cell>
          <table:table-cell office:value-type="float" office:value="4362" calcext:value-type="float">
            <text:p>4362</text:p>
          </table:table-cell>
          <table:table-cell office:value-type="float" office:value="0.00320953690967446" calcext:value-type="float">
            <text:p>0.003209536909674</text:p>
          </table:table-cell>
          <table:table-cell office:value-type="float" office:value="0.227896999999984" calcext:value-type="float">
            <text:p>0.227896999999984</text:p>
          </table:table-cell>
          <table:table-cell office:value-type="float" office:value="0.0635029802842733" calcext:value-type="float">
            <text:p>0.063502980284273</text:p>
          </table:table-cell>
          <table:table-cell office:value-type="float" office:value="0.0836319999999944" calcext:value-type="float">
            <text:p>0.083631999999994</text:p>
          </table:table-cell>
          <table:table-cell office:value-type="float" office:value="0.0852819807427786" calcext:value-type="float">
            <text:p>0.085281980742779</text:p>
          </table:table-cell>
          <table:table-cell office:value-type="float" office:value="0.0430360000000007" calcext:value-type="float">
            <text:p>0.043036000000001</text:p>
          </table:table-cell>
          <table:table-cell office:value-type="float" office:value="0.105914718019257" calcext:value-type="float">
            <text:p>0.105914718019257</text:p>
          </table:table-cell>
          <table:table-cell office:value-type="float" office:value="0.0203329999999937" calcext:value-type="float">
            <text:p>0.020332999999994</text:p>
          </table:table-cell>
          <table:table-cell office:value-type="float" office:value="0.392480513525906" calcext:value-type="float">
            <text:p>0.392480513525906</text:p>
          </table:table-cell>
          <table:table-cell office:value-type="float" office:value="0.00841000000002623" calcext:value-type="float">
            <text:p>0.008410000000026</text:p>
          </table:table-cell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37" calcext:value-type="float">
            <text:p>37</text:p>
          </table:table-cell>
          <table:table-cell office:value-type="float" office:value="3993" calcext:value-type="float">
            <text:p>3993</text:p>
          </table:table-cell>
          <table:table-cell office:value-type="float" office:value="0.00726270974204859" calcext:value-type="float">
            <text:p>0.007262709742049</text:p>
          </table:table-cell>
          <table:table-cell office:value-type="float" office:value="0.208669999999984" calcext:value-type="float">
            <text:p>0.208669999999984</text:p>
          </table:table-cell>
          <table:table-cell office:value-type="float" office:value="0.120961682945154" calcext:value-type="float">
            <text:p>0.120961682945154</text:p>
          </table:table-cell>
          <table:table-cell office:value-type="float" office:value="0.0849000000000047" calcext:value-type="float">
            <text:p>0.084900000000005</text:p>
          </table:table-cell>
          <table:table-cell office:value-type="float" office:value="0.163536188329577" calcext:value-type="float">
            <text:p>0.163536188329577</text:p>
          </table:table-cell>
          <table:table-cell office:value-type="float" office:value="0.0421869999999842" calcext:value-type="float">
            <text:p>0.042186999999984</text:p>
          </table:table-cell>
          <table:table-cell office:value-type="float" office:value="0.238667668419734" calcext:value-type="float">
            <text:p>0.238667668419734</text:p>
          </table:table-cell>
          <table:table-cell office:value-type="float" office:value="0.0232219999999756" calcext:value-type="float">
            <text:p>0.023221999999976</text:p>
          </table:table-cell>
          <table:table-cell office:value-type="float" office:value="0.31129476584022" calcext:value-type="float">
            <text:p>0.31129476584022</text:p>
          </table:table-cell>
          <table:table-cell office:value-type="float" office:value="0.00888500000002068" calcext:value-type="float">
            <text:p>0.008885000000021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37" calcext:value-type="float">
            <text:p>37</text:p>
          </table:table-cell>
          <table:table-cell office:value-type="float" office:value="3940" calcext:value-type="float">
            <text:p>3940</text:p>
          </table:table-cell>
          <table:table-cell office:value-type="float" office:value="0.00304568527918782" calcext:value-type="float">
            <text:p>0.003045685279188</text:p>
          </table:table-cell>
          <table:table-cell office:value-type="float" office:value="0.211102000000011" calcext:value-type="float">
            <text:p>0.211102000000011</text:p>
          </table:table-cell>
          <table:table-cell office:value-type="float" office:value="0.0279187817258883" calcext:value-type="float">
            <text:p>0.027918781725888</text:p>
          </table:table-cell>
          <table:table-cell office:value-type="float" office:value="0.0876650000000154" calcext:value-type="float">
            <text:p>0.087665000000016</text:p>
          </table:table-cell>
          <table:table-cell office:value-type="float" office:value="0.0913705583756345" calcext:value-type="float">
            <text:p>0.091370558375635</text:p>
          </table:table-cell>
          <table:table-cell office:value-type="float" office:value="0.0367919999999913" calcext:value-type="float">
            <text:p>0.036791999999991</text:p>
          </table:table-cell>
          <table:table-cell office:value-type="float" office:value="0.142131979695431" calcext:value-type="float">
            <text:p>0.142131979695431</text:p>
          </table:table-cell>
          <table:table-cell office:value-type="float" office:value="0.0186950000000081" calcext:value-type="float">
            <text:p>0.018695000000008</text:p>
          </table:table-cell>
          <table:table-cell office:value-type="float" office:value="0.314720812182741" calcext:value-type="float">
            <text:p>0.314720812182741</text:p>
          </table:table-cell>
          <table:table-cell office:value-type="float" office:value="0.0071829999999693" calcext:value-type="float">
            <text:p>0.007182999999969</text:p>
          </table:table-cell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37" calcext:value-type="float">
            <text:p>37</text:p>
          </table:table-cell>
          <table:table-cell office:value-type="float" office:value="4034" calcext:value-type="float">
            <text:p>4034</text:p>
          </table:table-cell>
          <table:table-cell office:value-type="float" office:value="0.0044620723847298" calcext:value-type="float">
            <text:p>0.00446207238473</text:p>
          </table:table-cell>
          <table:table-cell office:value-type="float" office:value="0.201194999999984" calcext:value-type="float">
            <text:p>0.201194999999984</text:p>
          </table:table-cell>
          <table:table-cell office:value-type="float" office:value="0.0716410510659395" calcext:value-type="float">
            <text:p>0.07164105106594</text:p>
          </table:table-cell>
          <table:table-cell office:value-type="float" office:value="0.0853030000000103" calcext:value-type="float">
            <text:p>0.08530300000001</text:p>
          </table:table-cell>
          <table:table-cell office:value-type="float" office:value="0.0927119484382747" calcext:value-type="float">
            <text:p>0.092711948438275</text:p>
          </table:table-cell>
          <table:table-cell office:value-type="float" office:value="0.0414560000000108" calcext:value-type="float">
            <text:p>0.041456000000011</text:p>
          </table:table-cell>
          <table:table-cell office:value-type="float" office:value="0.142290530490828" calcext:value-type="float">
            <text:p>0.142290530490828</text:p>
          </table:table-cell>
          <table:table-cell office:value-type="float" office:value="0.0178989999999999" calcext:value-type="float">
            <text:p>0.017899</text:p>
          </table:table-cell>
          <table:table-cell office:value-type="float" office:value="0.231531978185424" calcext:value-type="float">
            <text:p>0.231531978185424</text:p>
          </table:table-cell>
          <table:table-cell office:value-type="float" office:value="0.0070090000000107" calcext:value-type="float">
            <text:p>0.007009000000011</text:p>
          </table:table-cell>
        </table:table-row>
        <table:table-row table:style-name="ro1">
          <table:table-cell office:value-type="float" office:value="9518" calcext:value-type="float">
            <text:p>9518</text:p>
          </table:table-cell>
          <table:table-cell office:value-type="float" office:value="37" calcext:value-type="float">
            <text:p>37</text:p>
          </table:table-cell>
          <table:table-cell office:value-type="float" office:value="3893" calcext:value-type="float">
            <text:p>3893</text:p>
          </table:table-cell>
          <table:table-cell office:value-type="float" office:value="0.00333932699717442" calcext:value-type="float">
            <text:p>0.003339326997174</text:p>
          </table:table-cell>
          <table:table-cell office:value-type="float" office:value="0.213193999999959" calcext:value-type="float">
            <text:p>0.213193999999959</text:p>
          </table:table-cell>
          <table:table-cell office:value-type="float" office:value="0.0303108142820447" calcext:value-type="float">
            <text:p>0.030310814282045</text:p>
          </table:table-cell>
          <table:table-cell office:value-type="float" office:value="0.0746409999999855" calcext:value-type="float">
            <text:p>0.074640999999986</text:p>
          </table:table-cell>
          <table:table-cell office:value-type="float" office:value="0.0752632930901618" calcext:value-type="float">
            <text:p>0.075263293090162</text:p>
          </table:table-cell>
          <table:table-cell office:value-type="float" office:value="0.0425759999999969" calcext:value-type="float">
            <text:p>0.042575999999997</text:p>
          </table:table-cell>
          <table:table-cell office:value-type="float" office:value="0.121500128435654" calcext:value-type="float">
            <text:p>0.121500128435654</text:p>
          </table:table-cell>
          <table:table-cell office:value-type="float" office:value="0.0185470000000123" calcext:value-type="float">
            <text:p>0.018547000000012</text:p>
          </table:table-cell>
          <table:table-cell office:value-type="float" office:value="0.344978165938865" calcext:value-type="float">
            <text:p>0.344978165938865</text:p>
          </table:table-cell>
          <table:table-cell office:value-type="float" office:value="0.00719100000000594" calcext:value-type="float">
            <text:p>0.007191000000006</text:p>
          </table:table-cell>
        </table:table-row>
        <table:table-row table:style-name="ro1">
          <table:table-cell office:value-type="float" office:value="9519" calcext:value-type="float">
            <text:p>9519</text:p>
          </table:table-cell>
          <table:table-cell office:value-type="float" office:value="37" calcext:value-type="float">
            <text:p>37</text:p>
          </table:table-cell>
          <table:table-cell office:value-type="float" office:value="4362" calcext:value-type="float">
            <text:p>4362</text:p>
          </table:table-cell>
          <table:table-cell office:value-type="float" office:value="0.00458505272810637" calcext:value-type="float">
            <text:p>0.004585052728106</text:p>
          </table:table-cell>
          <table:table-cell office:value-type="float" office:value="0.222244999999987" calcext:value-type="float">
            <text:p>0.222244999999987</text:p>
          </table:table-cell>
          <table:table-cell office:value-type="float" office:value="0.0577716643741403" calcext:value-type="float">
            <text:p>0.05777166437414</text:p>
          </table:table-cell>
          <table:table-cell office:value-type="float" office:value="0.0862369999999828" calcext:value-type="float">
            <text:p>0.086236999999983</text:p>
          </table:table-cell>
          <table:table-cell office:value-type="float" office:value="0.103622191655204" calcext:value-type="float">
            <text:p>0.103622191655204</text:p>
          </table:table-cell>
          <table:table-cell office:value-type="float" office:value="0.0390419999999665" calcext:value-type="float">
            <text:p>0.039041999999967</text:p>
          </table:table-cell>
          <table:table-cell office:value-type="float" office:value="0.202200825309491" calcext:value-type="float">
            <text:p>0.202200825309491</text:p>
          </table:table-cell>
          <table:table-cell office:value-type="float" office:value="0.0232430000000363" calcext:value-type="float">
            <text:p>0.023243000000036</text:p>
          </table:table-cell>
          <table:table-cell office:value-type="float" office:value="0.449793672627235" calcext:value-type="float">
            <text:p>0.449793672627235</text:p>
          </table:table-cell>
          <table:table-cell office:value-type="float" office:value="0.00764599999999405" calcext:value-type="float">
            <text:p>0.007645999999994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37" calcext:value-type="float">
            <text:p>37</text:p>
          </table:table-cell>
          <table:table-cell office:value-type="float" office:value="3572" calcext:value-type="float">
            <text:p>3572</text:p>
          </table:table-cell>
          <table:table-cell office:value-type="float" office:value="-0.00671892497200448" calcext:value-type="float">
            <text:p>-0.006718924972004</text:p>
          </table:table-cell>
          <table:table-cell office:value-type="float" office:value="0.174601999999993" calcext:value-type="float">
            <text:p>0.174601999999993</text:p>
          </table:table-cell>
          <table:table-cell office:value-type="float" office:value="0.0243561030235162" calcext:value-type="float">
            <text:p>0.024356103023516</text:p>
          </table:table-cell>
          <table:table-cell office:value-type="float" office:value="0.0819970000000012" calcext:value-type="float">
            <text:p>0.081997000000001</text:p>
          </table:table-cell>
          <table:table-cell office:value-type="float" office:value="0.0453527435610302" calcext:value-type="float">
            <text:p>0.04535274356103</text:p>
          </table:table-cell>
          <table:table-cell office:value-type="float" office:value="0.0390730000000303" calcext:value-type="float">
            <text:p>0.03907300000003</text:p>
          </table:table-cell>
          <table:table-cell office:value-type="float" office:value="0.165733482642777" calcext:value-type="float">
            <text:p>0.165733482642777</text:p>
          </table:table-cell>
          <table:table-cell office:value-type="float" office:value="0.0254099999999937" calcext:value-type="float">
            <text:p>0.025409999999994</text:p>
          </table:table-cell>
          <table:table-cell office:value-type="float" office:value="0.300111982082867" calcext:value-type="float">
            <text:p>0.300111982082867</text:p>
          </table:table-cell>
          <table:table-cell office:value-type="float" office:value="0.00764799999996058" calcext:value-type="float">
            <text:p>0.007647999999961</text:p>
          </table:table-cell>
        </table:table-row>
        <table:table-row table:style-name="ro1">
          <table:table-cell office:value-type="float" office:value="9521" calcext:value-type="float">
            <text:p>9521</text:p>
          </table:table-cell>
          <table:table-cell office:value-type="float" office:value="37" calcext:value-type="float">
            <text:p>37</text:p>
          </table:table-cell>
          <table:table-cell office:value-type="float" office:value="3707" calcext:value-type="float">
            <text:p>3707</text:p>
          </table:table-cell>
          <table:table-cell office:value-type="float" office:value="0.0644726193687618" calcext:value-type="float">
            <text:p>0.064472619368762</text:p>
          </table:table-cell>
          <table:table-cell office:value-type="float" office:value="0.191219999999987" calcext:value-type="float">
            <text:p>0.191219999999987</text:p>
          </table:table-cell>
          <table:table-cell office:value-type="float" office:value="0.0801186943620178" calcext:value-type="float">
            <text:p>0.080118694362018</text:p>
          </table:table-cell>
          <table:table-cell office:value-type="float" office:value="0.0809759999999926" calcext:value-type="float">
            <text:p>0.080975999999993</text:p>
          </table:table-cell>
          <table:table-cell office:value-type="float" office:value="0.169139465875371" calcext:value-type="float">
            <text:p>0.169139465875371</text:p>
          </table:table-cell>
          <table:table-cell office:value-type="float" office:value="0.0417149999999822" calcext:value-type="float">
            <text:p>0.041714999999982</text:p>
          </table:table-cell>
          <table:table-cell office:value-type="float" office:value="0.228486646884273" calcext:value-type="float">
            <text:p>0.228486646884273</text:p>
          </table:table-cell>
          <table:table-cell office:value-type="float" office:value="0.0164459999999735" calcext:value-type="float">
            <text:p>0.016445999999974</text:p>
          </table:table-cell>
          <table:table-cell office:value-type="float" office:value="0.420016185594821" calcext:value-type="float">
            <text:p>0.420016185594821</text:p>
          </table:table-cell>
          <table:table-cell office:value-type="float" office:value="0.00613799999999287" calcext:value-type="float">
            <text:p>0.006137999999993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37" calcext:value-type="float">
            <text:p>37</text:p>
          </table:table-cell>
          <table:table-cell office:value-type="float" office:value="4646" calcext:value-type="float">
            <text:p>4646</text:p>
          </table:table-cell>
          <table:table-cell office:value-type="float" office:value="-0.0012914334911752" calcext:value-type="float">
            <text:p>-0.001291433491175</text:p>
          </table:table-cell>
          <table:table-cell office:value-type="float" office:value="0.224460000000022" calcext:value-type="float">
            <text:p>0.224460000000022</text:p>
          </table:table-cell>
          <table:table-cell office:value-type="float" office:value="0.0766250538097288" calcext:value-type="float">
            <text:p>0.076625053809729</text:p>
          </table:table-cell>
          <table:table-cell office:value-type="float" office:value="0.0982740000000035" calcext:value-type="float">
            <text:p>0.098274000000004</text:p>
          </table:table-cell>
          <table:table-cell office:value-type="float" office:value="0.0981489453293155" calcext:value-type="float">
            <text:p>0.098148945329316</text:p>
          </table:table-cell>
          <table:table-cell office:value-type="float" office:value="0.0422539999999856" calcext:value-type="float">
            <text:p>0.042253999999986</text:p>
          </table:table-cell>
          <table:table-cell office:value-type="float" office:value="0.108910891089109" calcext:value-type="float">
            <text:p>0.108910891089109</text:p>
          </table:table-cell>
          <table:table-cell office:value-type="float" office:value="0.0257249999999942" calcext:value-type="float">
            <text:p>0.025724999999994</text:p>
          </table:table-cell>
          <table:table-cell office:value-type="float" office:value="0.268187688334051" calcext:value-type="float">
            <text:p>0.268187688334051</text:p>
          </table:table-cell>
          <table:table-cell office:value-type="float" office:value="0.00814499999998475" calcext:value-type="float">
            <text:p>0.008144999999985</text:p>
          </table:table-cell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37" calcext:value-type="float">
            <text:p>37</text:p>
          </table:table-cell>
          <table:table-cell office:value-type="float" office:value="4026" calcext:value-type="float">
            <text:p>4026</text:p>
          </table:table-cell>
          <table:table-cell office:value-type="float" office:value="0.0029806259314456" calcext:value-type="float">
            <text:p>0.002980625931446</text:p>
          </table:table-cell>
          <table:table-cell office:value-type="float" office:value="0.216001999999975" calcext:value-type="float">
            <text:p>0.216001999999975</text:p>
          </table:table-cell>
          <table:table-cell office:value-type="float" office:value="0.0772478887232986" calcext:value-type="float">
            <text:p>0.077247888723299</text:p>
          </table:table-cell>
          <table:table-cell office:value-type="float" office:value="0.088862000000006" calcext:value-type="float">
            <text:p>0.088862000000006</text:p>
          </table:table-cell>
          <table:table-cell office:value-type="float" office:value="0.0983606557377049" calcext:value-type="float">
            <text:p>0.098360655737705</text:p>
          </table:table-cell>
          <table:table-cell office:value-type="float" office:value="0.0374260000000106" calcext:value-type="float">
            <text:p>0.037426000000011</text:p>
          </table:table-cell>
          <table:table-cell office:value-type="float" office:value="0.130650769995032" calcext:value-type="float">
            <text:p>0.130650769995032</text:p>
          </table:table-cell>
          <table:table-cell office:value-type="float" office:value="0.0178080000000023" calcext:value-type="float">
            <text:p>0.017808000000002</text:p>
          </table:table-cell>
          <table:table-cell office:value-type="float" office:value="0.304520615996026" calcext:value-type="float">
            <text:p>0.304520615996026</text:p>
          </table:table-cell>
          <table:table-cell office:value-type="float" office:value="0.00686900000002311" calcext:value-type="float">
            <text:p>0.006869000000023</text:p>
          </table:table-cell>
        </table:table-row>
        <table:table-row table:style-name="ro1">
          <table:table-cell office:value-type="float" office:value="9524" calcext:value-type="float">
            <text:p>9524</text:p>
          </table:table-cell>
          <table:table-cell office:value-type="float" office:value="37" calcext:value-type="float">
            <text:p>37</text:p>
          </table:table-cell>
          <table:table-cell office:value-type="float" office:value="3569" calcext:value-type="float">
            <text:p>3569</text:p>
          </table:table-cell>
          <table:table-cell office:value-type="float" office:value="0.00420285794340151" calcext:value-type="float">
            <text:p>0.004202857943402</text:p>
          </table:table-cell>
          <table:table-cell office:value-type="float" office:value="0.200497000000013" calcext:value-type="float">
            <text:p>0.200497000000013</text:p>
          </table:table-cell>
          <table:table-cell office:value-type="float" office:value="0.0837769683384702" calcext:value-type="float">
            <text:p>0.08377696833847</text:p>
          </table:table-cell>
          <table:table-cell office:value-type="float" office:value="0.0707900000000166" calcext:value-type="float">
            <text:p>0.070790000000017</text:p>
          </table:table-cell>
          <table:table-cell office:value-type="float" office:value="0.131409358363687" calcext:value-type="float">
            <text:p>0.131409358363687</text:p>
          </table:table-cell>
          <table:table-cell office:value-type="float" office:value="0.0386630000000139" calcext:value-type="float">
            <text:p>0.038663000000014</text:p>
          </table:table-cell>
          <table:table-cell office:value-type="float" office:value="0.22107032782292" calcext:value-type="float">
            <text:p>0.22107032782292</text:p>
          </table:table-cell>
          <table:table-cell office:value-type="float" office:value="0.0176560000000166" calcext:value-type="float">
            <text:p>0.017656000000017</text:p>
          </table:table-cell>
          <table:table-cell office:value-type="float" office:value="0.383580834967778" calcext:value-type="float">
            <text:p>0.383580834967778</text:p>
          </table:table-cell>
          <table:table-cell office:value-type="float" office:value="0.00598200000004567" calcext:value-type="float">
            <text:p>0.005982000000046</text:p>
          </table:table-cell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float" office:value="37" calcext:value-type="float">
            <text:p>37</text:p>
          </table:table-cell>
          <table:table-cell office:value-type="float" office:value="4778" calcext:value-type="float">
            <text:p>4778</text:p>
          </table:table-cell>
          <table:table-cell office:value-type="float" office:value="0.0121389702804521" calcext:value-type="float">
            <text:p>0.012138970280452</text:p>
          </table:table-cell>
          <table:table-cell office:value-type="float" office:value="0.239529000000005" calcext:value-type="float">
            <text:p>0.239529000000005</text:p>
          </table:table-cell>
          <table:table-cell office:value-type="float" office:value="0.0278359146086229" calcext:value-type="float">
            <text:p>0.027835914608623</text:p>
          </table:table-cell>
          <table:table-cell office:value-type="float" office:value="0.0961750000000166" calcext:value-type="float">
            <text:p>0.096175000000017</text:p>
          </table:table-cell>
          <table:table-cell office:value-type="float" office:value="0.120971117622436" calcext:value-type="float">
            <text:p>0.120971117622436</text:p>
          </table:table-cell>
          <table:table-cell office:value-type="float" office:value="0.0550070000000176" calcext:value-type="float">
            <text:p>0.055007000000018</text:p>
          </table:table-cell>
          <table:table-cell office:value-type="float" office:value="0.162829635830892" calcext:value-type="float">
            <text:p>0.162829635830892</text:p>
          </table:table-cell>
          <table:table-cell office:value-type="float" office:value="0.020920000000018" calcext:value-type="float">
            <text:p>0.020920000000018</text:p>
          </table:table-cell>
          <table:table-cell office:value-type="float" office:value="0.330263708664713" calcext:value-type="float">
            <text:p>0.330263708664713</text:p>
          </table:table-cell>
          <table:table-cell office:value-type="float" office:value="0.0085369999999898" calcext:value-type="float">
            <text:p>0.00853699999999</text:p>
          </table:table-cell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37" calcext:value-type="float">
            <text:p>37</text:p>
          </table:table-cell>
          <table:table-cell office:value-type="float" office:value="4306" calcext:value-type="float">
            <text:p>4306</text:p>
          </table:table-cell>
          <table:table-cell office:value-type="float" office:value="0.00743149094287041" calcext:value-type="float">
            <text:p>0.00743149094287</text:p>
          </table:table-cell>
          <table:table-cell office:value-type="float" office:value="0.249550999999997" calcext:value-type="float">
            <text:p>0.249550999999997</text:p>
          </table:table-cell>
          <table:table-cell office:value-type="float" office:value="0.0164886205294937" calcext:value-type="float">
            <text:p>0.016488620529494</text:p>
          </table:table-cell>
          <table:table-cell office:value-type="float" office:value="0.108026000000024" calcext:value-type="float">
            <text:p>0.108026000000024</text:p>
          </table:table-cell>
          <table:table-cell office:value-type="float" office:value="0.0315838365071993" calcext:value-type="float">
            <text:p>0.031583836507199</text:p>
          </table:table-cell>
          <table:table-cell office:value-type="float" office:value="0.0487169999999821" calcext:value-type="float">
            <text:p>0.048716999999982</text:p>
          </table:table-cell>
          <table:table-cell office:value-type="float" office:value="0.0617742684626103" calcext:value-type="float">
            <text:p>0.06177426846261</text:p>
          </table:table-cell>
          <table:table-cell office:value-type="float" office:value="0.0263699999999858" calcext:value-type="float">
            <text:p>0.026369999999986</text:p>
          </table:table-cell>
          <table:table-cell office:value-type="float" office:value="0.233627496516489" calcext:value-type="float">
            <text:p>0.233627496516489</text:p>
          </table:table-cell>
          <table:table-cell office:value-type="float" office:value="0.0086689999999976" calcext:value-type="float">
            <text:p>0.008668999999998</text:p>
          </table:table-cell>
        </table:table-row>
        <table:table-row table:style-name="ro1">
          <table:table-cell office:value-type="float" office:value="9527" calcext:value-type="float">
            <text:p>9527</text:p>
          </table:table-cell>
          <table:table-cell office:value-type="float" office:value="37" calcext:value-type="float">
            <text:p>37</text:p>
          </table:table-cell>
          <table:table-cell office:value-type="float" office:value="3106" calcext:value-type="float">
            <text:p>3106</text:p>
          </table:table-cell>
          <table:table-cell office:value-type="float" office:value="0.0199613650998068" calcext:value-type="float">
            <text:p>0.019961365099807</text:p>
          </table:table-cell>
          <table:table-cell office:value-type="float" office:value="0.176158999999984" calcext:value-type="float">
            <text:p>0.176158999999984</text:p>
          </table:table-cell>
          <table:table-cell office:value-type="float" office:value="0.0598840952994205" calcext:value-type="float">
            <text:p>0.059884095299421</text:p>
          </table:table-cell>
          <table:table-cell office:value-type="float" office:value="0.0624629999999797" calcext:value-type="float">
            <text:p>0.06246299999998</text:p>
          </table:table-cell>
          <table:table-cell office:value-type="float" office:value="0.0824211204121056" calcext:value-type="float">
            <text:p>0.082421120412106</text:p>
          </table:table-cell>
          <table:table-cell office:value-type="float" office:value="0.0336159999999666" calcext:value-type="float">
            <text:p>0.033615999999967</text:p>
          </table:table-cell>
          <table:table-cell office:value-type="float" office:value="0.27237604636188" calcext:value-type="float">
            <text:p>0.27237604636188</text:p>
          </table:table-cell>
          <table:table-cell office:value-type="float" office:value="0.0162459999999953" calcext:value-type="float">
            <text:p>0.016245999999995</text:p>
          </table:table-cell>
          <table:table-cell office:value-type="float" office:value="0.468770122343851" calcext:value-type="float">
            <text:p>0.468770122343851</text:p>
          </table:table-cell>
          <table:table-cell office:value-type="float" office:value="0.00903000000002407" calcext:value-type="float">
            <text:p>0.009030000000024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float" office:value="37" calcext:value-type="float">
            <text:p>37</text:p>
          </table:table-cell>
          <table:table-cell office:value-type="float" office:value="3450" calcext:value-type="float">
            <text:p>3450</text:p>
          </table:table-cell>
          <table:table-cell office:value-type="float" office:value="0.00405797101449276" calcext:value-type="float">
            <text:p>0.004057971014493</text:p>
          </table:table-cell>
          <table:table-cell office:value-type="float" office:value="0.207059999999984" calcext:value-type="float">
            <text:p>0.207059999999984</text:p>
          </table:table-cell>
          <table:table-cell office:value-type="float" office:value="0.0202898550724638" calcext:value-type="float">
            <text:p>0.020289855072464</text:p>
          </table:table-cell>
          <table:table-cell office:value-type="float" office:value="0.0693949999999859" calcext:value-type="float">
            <text:p>0.069394999999986</text:p>
          </table:table-cell>
          <table:table-cell office:value-type="float" office:value="0.0550724637681159" calcext:value-type="float">
            <text:p>0.055072463768116</text:p>
          </table:table-cell>
          <table:table-cell office:value-type="float" office:value="0.0399870000000249" calcext:value-type="float">
            <text:p>0.039987000000025</text:p>
          </table:table-cell>
          <table:table-cell office:value-type="float" office:value="0.101449275362319" calcext:value-type="float">
            <text:p>0.101449275362319</text:p>
          </table:table-cell>
          <table:table-cell office:value-type="float" office:value="0.0173450000000344" calcext:value-type="float">
            <text:p>0.017345000000034</text:p>
          </table:table-cell>
          <table:table-cell office:value-type="float" office:value="0.246376811594203" calcext:value-type="float">
            <text:p>0.246376811594203</text:p>
          </table:table-cell>
          <table:table-cell office:value-type="float" office:value="0.0066229999999905" calcext:value-type="float">
            <text:p>0.006622999999991</text:p>
          </table:table-cell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37" calcext:value-type="float">
            <text:p>37</text:p>
          </table:table-cell>
          <table:table-cell office:value-type="float" office:value="4123" calcext:value-type="float">
            <text:p>4123</text:p>
          </table:table-cell>
          <table:table-cell office:value-type="float" office:value="0.00363812757700703" calcext:value-type="float">
            <text:p>0.003638127577007</text:p>
          </table:table-cell>
          <table:table-cell office:value-type="float" office:value="0.193477999999999" calcext:value-type="float">
            <text:p>0.193477999999999</text:p>
          </table:table-cell>
          <table:table-cell office:value-type="float" office:value="0.0565122483628426" calcext:value-type="float">
            <text:p>0.056512248362843</text:p>
          </table:table-cell>
          <table:table-cell office:value-type="float" office:value="0.0835350000000119" calcext:value-type="float">
            <text:p>0.083535000000012</text:p>
          </table:table-cell>
          <table:table-cell office:value-type="float" office:value="0.136551055056997" calcext:value-type="float">
            <text:p>0.136551055056997</text:p>
          </table:table-cell>
          <table:table-cell office:value-type="float" office:value="0.0409149999999841" calcext:value-type="float">
            <text:p>0.040914999999984</text:p>
          </table:table-cell>
          <table:table-cell office:value-type="float" office:value="0.175357749211739" calcext:value-type="float">
            <text:p>0.175357749211739</text:p>
          </table:table-cell>
          <table:table-cell office:value-type="float" office:value="0.0212009999999907" calcext:value-type="float">
            <text:p>0.021200999999991</text:p>
          </table:table-cell>
          <table:table-cell office:value-type="float" office:value="0.369391219985447" calcext:value-type="float">
            <text:p>0.369391219985447</text:p>
          </table:table-cell>
          <table:table-cell office:value-type="float" office:value="0.00761099999999715" calcext:value-type="float">
            <text:p>0.007610999999997</text:p>
          </table:table-cell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37" calcext:value-type="float">
            <text:p>37</text:p>
          </table:table-cell>
          <table:table-cell office:value-type="float" office:value="549" calcext:value-type="float">
            <text:p>549</text:p>
          </table:table-cell>
          <table:table-cell office:value-type="float" office:value="0.00182149362477231" calcext:value-type="float">
            <text:p>0.001821493624772</text:p>
          </table:table-cell>
          <table:table-cell office:value-type="float" office:value="0.0267299999999864" calcext:value-type="float">
            <text:p>0.026729999999986</text:p>
          </table:table-cell>
          <table:table-cell office:value-type="float" office:value="0.00728597449908925" calcext:value-type="float">
            <text:p>0.007285974499089</text:p>
          </table:table-cell>
          <table:table-cell office:value-type="float" office:value="0.0107589999999789" calcext:value-type="float">
            <text:p>0.010758999999979</text:p>
          </table:table-cell>
          <table:table-cell office:value-type="float" office:value="0.0163934426229508" calcext:value-type="float">
            <text:p>0.016393442622951</text:p>
          </table:table-cell>
          <table:table-cell office:value-type="float" office:value="0.00581900000000246" calcext:value-type="float">
            <text:p>0.005819000000002</text:p>
          </table:table-cell>
          <table:table-cell office:value-type="float" office:value="1" calcext:value-type="float">
            <text:p>1</text:p>
          </table:table-cell>
          <table:table-cell office:value-type="float" office:value="0.00265900000002262" calcext:value-type="float">
            <text:p>0.002659000000023</text:p>
          </table:table-cell>
          <table:table-cell office:value-type="float" office:value="1" calcext:value-type="float">
            <text:p>1</text:p>
          </table:table-cell>
          <table:table-cell office:value-type="float" office:value="0.00147400000000175" calcext:value-type="float">
            <text:p>0.001474000000002</text:p>
          </table:table-cell>
        </table:table-row>
        <table:table-row table:style-name="ro1">
          <table:table-cell office:value-type="float" office:value="9531" calcext:value-type="float">
            <text:p>9531</text:p>
          </table:table-cell>
          <table:table-cell office:value-type="float" office:value="37" calcext:value-type="float">
            <text:p>37</text:p>
          </table:table-cell>
          <table:table-cell office:value-type="float" office:value="3971" calcext:value-type="float">
            <text:p>3971</text:p>
          </table:table-cell>
          <table:table-cell office:value-type="float" office:value="0.0148577184588265" calcext:value-type="float">
            <text:p>0.014857718458827</text:p>
          </table:table-cell>
          <table:table-cell office:value-type="float" office:value="0.188625999999999" calcext:value-type="float">
            <text:p>0.188625999999999</text:p>
          </table:table-cell>
          <table:table-cell office:value-type="float" office:value="0.065726517250063" calcext:value-type="float">
            <text:p>0.065726517250063</text:p>
          </table:table-cell>
          <table:table-cell office:value-type="float" office:value="0.0799849999999935" calcext:value-type="float">
            <text:p>0.079984999999994</text:p>
          </table:table-cell>
          <table:table-cell office:value-type="float" office:value="0.0833543188113825" calcext:value-type="float">
            <text:p>0.083354318811383</text:p>
          </table:table-cell>
          <table:table-cell office:value-type="float" office:value="0.0434559999999919" calcext:value-type="float">
            <text:p>0.043455999999992</text:p>
          </table:table-cell>
          <table:table-cell office:value-type="float" office:value="0.123646436665827" calcext:value-type="float">
            <text:p>0.123646436665827</text:p>
          </table:table-cell>
          <table:table-cell office:value-type="float" office:value="0.018681000000015" calcext:value-type="float">
            <text:p>0.018681000000015</text:p>
          </table:table-cell>
          <table:table-cell office:value-type="float" office:value="0.383026945353815" calcext:value-type="float">
            <text:p>0.383026945353815</text:p>
          </table:table-cell>
          <table:table-cell office:value-type="float" office:value="0.0071100000000115" calcext:value-type="float">
            <text:p>0.007110000000012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37" calcext:value-type="float">
            <text:p>37</text:p>
          </table:table-cell>
          <table:table-cell office:value-type="float" office:value="4007" calcext:value-type="float">
            <text:p>4007</text:p>
          </table:table-cell>
          <table:table-cell office:value-type="float" office:value="0.00524082855003743" calcext:value-type="float">
            <text:p>0.005240828550037</text:p>
          </table:table-cell>
          <table:table-cell office:value-type="float" office:value="0.192097999999987" calcext:value-type="float">
            <text:p>0.192097999999987</text:p>
          </table:table-cell>
          <table:table-cell office:value-type="float" office:value="0.0217120039930122" calcext:value-type="float">
            <text:p>0.021712003993012</text:p>
          </table:table-cell>
          <table:table-cell office:value-type="float" office:value="0.0822289999999555" calcext:value-type="float">
            <text:p>0.082228999999956</text:p>
          </table:table-cell>
          <table:table-cell office:value-type="float" office:value="0.126528574993761" calcext:value-type="float">
            <text:p>0.126528574993761</text:p>
          </table:table-cell>
          <table:table-cell office:value-type="float" office:value="0.03706600000001" calcext:value-type="float">
            <text:p>0.03706600000001</text:p>
          </table:table-cell>
          <table:table-cell office:value-type="float" office:value="0.19141502370851" calcext:value-type="float">
            <text:p>0.19141502370851</text:p>
          </table:table-cell>
          <table:table-cell office:value-type="float" office:value="0.0231890000000021" calcext:value-type="float">
            <text:p>0.023189000000002</text:p>
          </table:table-cell>
          <table:table-cell office:value-type="float" office:value="0.288744696780634" calcext:value-type="float">
            <text:p>0.288744696780634</text:p>
          </table:table-cell>
          <table:table-cell office:value-type="float" office:value="0.00835100000000466" calcext:value-type="float">
            <text:p>0.008351000000005</text:p>
          </table:table-cell>
        </table:table-row>
        <table:table-row table:style-name="ro1">
          <table:table-cell office:value-type="float" office:value="9533" calcext:value-type="float">
            <text:p>9533</text:p>
          </table:table-cell>
          <table:table-cell office:value-type="float" office:value="37" calcext:value-type="float">
            <text:p>37</text:p>
          </table:table-cell>
          <table:table-cell office:value-type="float" office:value="3474" calcext:value-type="float">
            <text:p>3474</text:p>
          </table:table-cell>
          <table:table-cell office:value-type="float" office:value="0.00345423143350604" calcext:value-type="float">
            <text:p>0.003454231433506</text:p>
          </table:table-cell>
          <table:table-cell office:value-type="float" office:value="0.180105000000026" calcext:value-type="float">
            <text:p>0.180105000000026</text:p>
          </table:table-cell>
          <table:table-cell office:value-type="float" office:value="0.0184225676453656" calcext:value-type="float">
            <text:p>0.018422567645366</text:p>
          </table:table-cell>
          <table:table-cell office:value-type="float" office:value="0.0721499999999935" calcext:value-type="float">
            <text:p>0.072149999999994</text:p>
          </table:table-cell>
          <table:table-cell office:value-type="float" office:value="0.0616004605641911" calcext:value-type="float">
            <text:p>0.061600460564191</text:p>
          </table:table-cell>
          <table:table-cell office:value-type="float" office:value="0.0446400000000153" calcext:value-type="float">
            <text:p>0.044640000000015</text:p>
          </table:table-cell>
          <table:table-cell office:value-type="float" office:value="0.0731145653425446" calcext:value-type="float">
            <text:p>0.073114565342545</text:p>
          </table:table-cell>
          <table:table-cell office:value-type="float" office:value="0.016114999999985" calcext:value-type="float">
            <text:p>0.016114999999985</text:p>
          </table:table-cell>
          <table:table-cell office:value-type="float" office:value="0.251583189407024" calcext:value-type="float">
            <text:p>0.251583189407024</text:p>
          </table:table-cell>
          <table:table-cell office:value-type="float" office:value="0.00625200000001769" calcext:value-type="float">
            <text:p>0.006252000000018</text:p>
          </table:table-cell>
        </table:table-row>
        <table:table-row table:style-name="ro1">
          <table:table-cell office:value-type="float" office:value="9534" calcext:value-type="float">
            <text:p>9534</text:p>
          </table:table-cell>
          <table:table-cell office:value-type="float" office:value="37" calcext:value-type="float">
            <text:p>37</text:p>
          </table:table-cell>
          <table:table-cell office:value-type="float" office:value="3542" calcext:value-type="float">
            <text:p>3542</text:p>
          </table:table-cell>
          <table:table-cell office:value-type="float" office:value="0.0717108977978543" calcext:value-type="float">
            <text:p>0.071710897797854</text:p>
          </table:table-cell>
          <table:table-cell office:value-type="float" office:value="0.202271999999994" calcext:value-type="float">
            <text:p>0.202271999999994</text:p>
          </table:table-cell>
          <table:table-cell office:value-type="float" office:value="0.0923207227555054" calcext:value-type="float">
            <text:p>0.092320722755505</text:p>
          </table:table-cell>
          <table:table-cell office:value-type="float" office:value="0.0761570000000233" calcext:value-type="float">
            <text:p>0.076157000000023</text:p>
          </table:table-cell>
          <table:table-cell office:value-type="float" office:value="0.195369847543761" calcext:value-type="float">
            <text:p>0.195369847543761</text:p>
          </table:table-cell>
          <table:table-cell office:value-type="float" office:value="0.0409769999999696" calcext:value-type="float">
            <text:p>0.04097699999997</text:p>
          </table:table-cell>
          <table:table-cell office:value-type="float" office:value="0.288537549407115" calcext:value-type="float">
            <text:p>0.288537549407115</text:p>
          </table:table-cell>
          <table:table-cell office:value-type="float" office:value="0.0166090000000168" calcext:value-type="float">
            <text:p>0.016609000000017</text:p>
          </table:table-cell>
          <table:table-cell office:value-type="float" office:value="0.463579898362507" calcext:value-type="float">
            <text:p>0.463579898362507</text:p>
          </table:table-cell>
          <table:table-cell office:value-type="float" office:value="0.00943599999999378" calcext:value-type="float">
            <text:p>0.009435999999994</text:p>
          </table:table-cell>
        </table:table-row>
        <table:table-row table:style-name="ro1">
          <table:table-cell office:value-type="float" office:value="9535" calcext:value-type="float">
            <text:p>9535</text:p>
          </table:table-cell>
          <table:table-cell office:value-type="float" office:value="37" calcext:value-type="float">
            <text:p>37</text:p>
          </table:table-cell>
          <table:table-cell office:value-type="float" office:value="3755" calcext:value-type="float">
            <text:p>3755</text:p>
          </table:table-cell>
          <table:table-cell office:value-type="float" office:value="0.00399467376830892" calcext:value-type="float">
            <text:p>0.003994673768309</text:p>
          </table:table-cell>
          <table:table-cell office:value-type="float" office:value="0.218631000000016" calcext:value-type="float">
            <text:p>0.218631000000016</text:p>
          </table:table-cell>
          <table:table-cell office:value-type="float" office:value="0.0226364846870839" calcext:value-type="float">
            <text:p>0.022636484687084</text:p>
          </table:table-cell>
          <table:table-cell office:value-type="float" office:value="0.0778849999999807" calcext:value-type="float">
            <text:p>0.077884999999981</text:p>
          </table:table-cell>
          <table:table-cell office:value-type="float" office:value="0.0412782956058589" calcext:value-type="float">
            <text:p>0.041278295605859</text:p>
          </table:table-cell>
          <table:table-cell office:value-type="float" office:value="0.0431119999999794" calcext:value-type="float">
            <text:p>0.043111999999979</text:p>
          </table:table-cell>
          <table:table-cell office:value-type="float" office:value="0.131824234354194" calcext:value-type="float">
            <text:p>0.131824234354194</text:p>
          </table:table-cell>
          <table:table-cell office:value-type="float" office:value="0.018950000000018" calcext:value-type="float">
            <text:p>0.018950000000018</text:p>
          </table:table-cell>
          <table:table-cell office:value-type="float" office:value="0.33422103861518" calcext:value-type="float">
            <text:p>0.33422103861518</text:p>
          </table:table-cell>
          <table:table-cell office:value-type="float" office:value="0.00720200000000659" calcext:value-type="float">
            <text:p>0.007202000000007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37" calcext:value-type="float">
            <text:p>37</text:p>
          </table:table-cell>
          <table:table-cell office:value-type="float" office:value="4182" calcext:value-type="float">
            <text:p>4182</text:p>
          </table:table-cell>
          <table:table-cell office:value-type="float" office:value="0.0416068866571019" calcext:value-type="float">
            <text:p>0.041606886657102</text:p>
          </table:table-cell>
          <table:table-cell office:value-type="float" office:value="0.212471999999991" calcext:value-type="float">
            <text:p>0.212471999999991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0845850000000326" calcext:value-type="float">
            <text:p>0.084585000000033</text:p>
          </table:table-cell>
          <table:table-cell office:value-type="float" office:value="0.139167862266858" calcext:value-type="float">
            <text:p>0.139167862266858</text:p>
          </table:table-cell>
          <table:table-cell office:value-type="float" office:value="0.0493599999999788" calcext:value-type="float">
            <text:p>0.049359999999979</text:p>
          </table:table-cell>
          <table:table-cell office:value-type="float" office:value="0.163079866092779" calcext:value-type="float">
            <text:p>0.163079866092779</text:p>
          </table:table-cell>
          <table:table-cell office:value-type="float" office:value="0.0188979999999788" calcext:value-type="float">
            <text:p>0.018897999999979</text:p>
          </table:table-cell>
          <table:table-cell office:value-type="float" office:value="0.294595887135342" calcext:value-type="float">
            <text:p>0.294595887135342</text:p>
          </table:table-cell>
          <table:table-cell office:value-type="float" office:value="0.0110280000000103" calcext:value-type="float">
            <text:p>0.01102800000001</text:p>
          </table:table-cell>
        </table:table-row>
        <table:table-row table:style-name="ro1">
          <table:table-cell office:value-type="float" office:value="9537" calcext:value-type="float">
            <text:p>9537</text:p>
          </table:table-cell>
          <table:table-cell office:value-type="float" office:value="37" calcext:value-type="float">
            <text:p>37</text:p>
          </table:table-cell>
          <table:table-cell office:value-type="float" office:value="4265" calcext:value-type="float">
            <text:p>4265</text:p>
          </table:table-cell>
          <table:table-cell office:value-type="float" office:value="0.0255568581477139" calcext:value-type="float">
            <text:p>0.025556858147714</text:p>
          </table:table-cell>
          <table:table-cell office:value-type="float" office:value="0.211642000000012" calcext:value-type="float">
            <text:p>0.211642000000012</text:p>
          </table:table-cell>
          <table:table-cell office:value-type="float" office:value="0.104337631887456" calcext:value-type="float">
            <text:p>0.104337631887456</text:p>
          </table:table-cell>
          <table:table-cell office:value-type="float" office:value="0.0808639999999627" calcext:value-type="float">
            <text:p>0.080863999999963</text:p>
          </table:table-cell>
          <table:table-cell office:value-type="float" office:value="0.118405627198124" calcext:value-type="float">
            <text:p>0.118405627198124</text:p>
          </table:table-cell>
          <table:table-cell office:value-type="float" office:value="0.0438399999999888" calcext:value-type="float">
            <text:p>0.043839999999989</text:p>
          </table:table-cell>
          <table:table-cell office:value-type="float" office:value="0.23094958968347" calcext:value-type="float">
            <text:p>0.23094958968347</text:p>
          </table:table-cell>
          <table:table-cell office:value-type="float" office:value="0.0182789999999784" calcext:value-type="float">
            <text:p>0.018278999999978</text:p>
          </table:table-cell>
          <table:table-cell office:value-type="float" office:value="0.4021101992966" calcext:value-type="float">
            <text:p>0.4021101992966</text:p>
          </table:table-cell>
          <table:table-cell office:value-type="float" office:value="0.00718500000004951" calcext:value-type="float">
            <text:p>0.00718500000005</text:p>
          </table:table-cell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37" calcext:value-type="float">
            <text:p>37</text:p>
          </table:table-cell>
          <table:table-cell office:value-type="float" office:value="3893" calcext:value-type="float">
            <text:p>3893</text:p>
          </table:table-cell>
          <table:table-cell office:value-type="float" office:value="0.0233752889802209" calcext:value-type="float">
            <text:p>0.023375288980221</text:p>
          </table:table-cell>
          <table:table-cell office:value-type="float" office:value="0.217602999999968" calcext:value-type="float">
            <text:p>0.217602999999968</text:p>
          </table:table-cell>
          <table:table-cell office:value-type="float" office:value="0.0482918058052916" calcext:value-type="float">
            <text:p>0.048291805805292</text:p>
          </table:table-cell>
          <table:table-cell office:value-type="float" office:value="0.0777359999999874" calcext:value-type="float">
            <text:p>0.077735999999987</text:p>
          </table:table-cell>
          <table:table-cell office:value-type="float" office:value="0.0521448754174159" calcext:value-type="float">
            <text:p>0.052144875417416</text:p>
          </table:table-cell>
          <table:table-cell office:value-type="float" office:value="0.0385840000000144" calcext:value-type="float">
            <text:p>0.038584000000014</text:p>
          </table:table-cell>
          <table:table-cell office:value-type="float" office:value="0.219111225276137" calcext:value-type="float">
            <text:p>0.219111225276137</text:p>
          </table:table-cell>
          <table:table-cell office:value-type="float" office:value="0.0207760000000121" calcext:value-type="float">
            <text:p>0.020776000000012</text:p>
          </table:table-cell>
          <table:table-cell office:value-type="float" office:value="0.409195992807603" calcext:value-type="float">
            <text:p>0.409195992807603</text:p>
          </table:table-cell>
          <table:table-cell office:value-type="float" office:value="0.00714800000000082" calcext:value-type="float">
            <text:p>0.007148000000001</text:p>
          </table:table-cell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float" office:value="37" calcext:value-type="float">
            <text:p>37</text:p>
          </table:table-cell>
          <table:table-cell office:value-type="float" office:value="4050" calcext:value-type="float">
            <text:p>4050</text:p>
          </table:table-cell>
          <table:table-cell office:value-type="float" office:value="0.00888888888888889" calcext:value-type="float">
            <text:p>0.008888888888889</text:p>
          </table:table-cell>
          <table:table-cell office:value-type="float" office:value="0.238389999999981" calcext:value-type="float">
            <text:p>0.238389999999981</text:p>
          </table:table-cell>
          <table:table-cell office:value-type="float" office:value="0.017283950617284" calcext:value-type="float">
            <text:p>0.017283950617284</text:p>
          </table:table-cell>
          <table:table-cell office:value-type="float" office:value="0.0878680000000145" calcext:value-type="float">
            <text:p>0.087868000000015</text:p>
          </table:table-cell>
          <table:table-cell office:value-type="float" office:value="0.0839506172839506" calcext:value-type="float">
            <text:p>0.083950617283951</text:p>
          </table:table-cell>
          <table:table-cell office:value-type="float" office:value="0.0457409999999925" calcext:value-type="float">
            <text:p>0.045740999999993</text:p>
          </table:table-cell>
          <table:table-cell office:value-type="float" office:value="0.160493827160494" calcext:value-type="float">
            <text:p>0.160493827160494</text:p>
          </table:table-cell>
          <table:table-cell office:value-type="float" office:value="0.0228039999999794" calcext:value-type="float">
            <text:p>0.022803999999979</text:p>
          </table:table-cell>
          <table:table-cell office:value-type="float" office:value="0.296296296296296" calcext:value-type="float">
            <text:p>0.296296296296296</text:p>
          </table:table-cell>
          <table:table-cell office:value-type="float" office:value="0.00916499999999587" calcext:value-type="float">
            <text:p>0.009164999999996</text:p>
          </table:table-cell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37" calcext:value-type="float">
            <text:p>37</text:p>
          </table:table-cell>
          <table:table-cell office:value-type="float" office:value="3792" calcext:value-type="float">
            <text:p>3792</text:p>
          </table:table-cell>
          <table:table-cell office:value-type="float" office:value="0" calcext:value-type="float">
            <text:p>0</text:p>
          </table:table-cell>
          <table:table-cell office:value-type="float" office:value="0.211929999999995" calcext:value-type="float">
            <text:p>0.211929999999995</text:p>
          </table:table-cell>
          <table:table-cell office:value-type="float" office:value="0.017668776371308" calcext:value-type="float">
            <text:p>0.017668776371308</text:p>
          </table:table-cell>
          <table:table-cell office:value-type="float" office:value="0.0694210000000055" calcext:value-type="float">
            <text:p>0.069421000000006</text:p>
          </table:table-cell>
          <table:table-cell office:value-type="float" office:value="0.0453586497890295" calcext:value-type="float">
            <text:p>0.04535864978903</text:p>
          </table:table-cell>
          <table:table-cell office:value-type="float" office:value="0.0356340000000159" calcext:value-type="float">
            <text:p>0.035634000000016</text:p>
          </table:table-cell>
          <table:table-cell office:value-type="float" office:value="0.113924050632911" calcext:value-type="float">
            <text:p>0.113924050632911</text:p>
          </table:table-cell>
          <table:table-cell office:value-type="float" office:value="0.0204149999999856" calcext:value-type="float">
            <text:p>0.020414999999986</text:p>
          </table:table-cell>
          <table:table-cell office:value-type="float" office:value="0.380274261603375" calcext:value-type="float">
            <text:p>0.380274261603375</text:p>
          </table:table-cell>
          <table:table-cell office:value-type="float" office:value="0.00661999999999807" calcext:value-type="float">
            <text:p>0.006619999999998</text:p>
          </table:table-cell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37" calcext:value-type="float">
            <text:p>37</text:p>
          </table:table-cell>
          <table:table-cell office:value-type="float" office:value="3882" calcext:value-type="float">
            <text:p>3882</text:p>
          </table:table-cell>
          <table:table-cell office:value-type="float" office:value="0.0231839258114374" calcext:value-type="float">
            <text:p>0.023183925811437</text:p>
          </table:table-cell>
          <table:table-cell office:value-type="float" office:value="0.205082000000004" calcext:value-type="float">
            <text:p>0.205082000000004</text:p>
          </table:table-cell>
          <table:table-cell office:value-type="float" office:value="0.0236991241628027" calcext:value-type="float">
            <text:p>0.023699124162803</text:p>
          </table:table-cell>
          <table:table-cell office:value-type="float" office:value="0.0783670000000143" calcext:value-type="float">
            <text:p>0.078367000000014</text:p>
          </table:table-cell>
          <table:table-cell office:value-type="float" office:value="0.0649149922720247" calcext:value-type="float">
            <text:p>0.064914992272025</text:p>
          </table:table-cell>
          <table:table-cell office:value-type="float" office:value="0.0462689999999952" calcext:value-type="float">
            <text:p>0.046268999999995</text:p>
          </table:table-cell>
          <table:table-cell office:value-type="float" office:value="0.165378670788253" calcext:value-type="float">
            <text:p>0.165378670788253</text:p>
          </table:table-cell>
          <table:table-cell office:value-type="float" office:value="0.02045099999998" calcext:value-type="float">
            <text:p>0.02045099999998</text:p>
          </table:table-cell>
          <table:table-cell office:value-type="float" office:value="0.343122102009274" calcext:value-type="float">
            <text:p>0.343122102009274</text:p>
          </table:table-cell>
          <table:table-cell office:value-type="float" office:value="0.00736000000000558" calcext:value-type="float">
            <text:p>0.007360000000006</text:p>
          </table:table-cell>
        </table:table-row>
        <table:table-row table:style-name="ro1">
          <table:table-cell office:value-type="float" office:value="9542" calcext:value-type="float">
            <text:p>9542</text:p>
          </table:table-cell>
          <table:table-cell office:value-type="float" office:value="37" calcext:value-type="float">
            <text:p>37</text:p>
          </table:table-cell>
          <table:table-cell office:value-type="float" office:value="3543" calcext:value-type="float">
            <text:p>3543</text:p>
          </table:table-cell>
          <table:table-cell office:value-type="float" office:value="0.00762066045723963" calcext:value-type="float">
            <text:p>0.00762066045724</text:p>
          </table:table-cell>
          <table:table-cell office:value-type="float" office:value="0.191467999999986" calcext:value-type="float">
            <text:p>0.191467999999986</text:p>
          </table:table-cell>
          <table:table-cell office:value-type="float" office:value="0.069997177533164" calcext:value-type="float">
            <text:p>0.069997177533164</text:p>
          </table:table-cell>
          <table:table-cell office:value-type="float" office:value="0.0786180000000059" calcext:value-type="float">
            <text:p>0.078618000000006</text:p>
          </table:table-cell>
          <table:table-cell office:value-type="float" office:value="0.108100479819362" calcext:value-type="float">
            <text:p>0.108100479819362</text:p>
          </table:table-cell>
          <table:table-cell office:value-type="float" office:value="0.0340759999999989" calcext:value-type="float">
            <text:p>0.034075999999999</text:p>
          </table:table-cell>
          <table:table-cell office:value-type="float" office:value="0.153259949195597" calcext:value-type="float">
            <text:p>0.153259949195597</text:p>
          </table:table-cell>
          <table:table-cell office:value-type="float" office:value="0.0166710000000023" calcext:value-type="float">
            <text:p>0.016671000000002</text:p>
          </table:table-cell>
          <table:table-cell office:value-type="float" office:value="0.308495625176404" calcext:value-type="float">
            <text:p>0.308495625176404</text:p>
          </table:table-cell>
          <table:table-cell office:value-type="float" office:value="0.00628699999998617" calcext:value-type="float">
            <text:p>0.006286999999986</text:p>
          </table:table-cell>
        </table:table-row>
        <table:table-row table:style-name="ro1">
          <table:table-cell office:value-type="float" office:value="9543" calcext:value-type="float">
            <text:p>9543</text:p>
          </table:table-cell>
          <table:table-cell office:value-type="float" office:value="37" calcext:value-type="float">
            <text:p>37</text:p>
          </table:table-cell>
          <table:table-cell office:value-type="float" office:value="3565" calcext:value-type="float">
            <text:p>3565</text:p>
          </table:table-cell>
          <table:table-cell office:value-type="float" office:value="0.0143057503506311" calcext:value-type="float">
            <text:p>0.014305750350631</text:p>
          </table:table-cell>
          <table:table-cell office:value-type="float" office:value="0.193860999999998" calcext:value-type="float">
            <text:p>0.193860999999998</text:p>
          </table:table-cell>
          <table:table-cell office:value-type="float" office:value="0.0532959326788219" calcext:value-type="float">
            <text:p>0.053295932678822</text:p>
          </table:table-cell>
          <table:table-cell office:value-type="float" office:value="0.0779640000000086" calcext:value-type="float">
            <text:p>0.077964000000009</text:p>
          </table:table-cell>
          <table:table-cell office:value-type="float" office:value="0.0715287517531557" calcext:value-type="float">
            <text:p>0.071528751753156</text:p>
          </table:table-cell>
          <table:table-cell office:value-type="float" office:value="0.0398299999999949" calcext:value-type="float">
            <text:p>0.039829999999995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025603000000018" calcext:value-type="float">
            <text:p>0.025603000000018</text:p>
          </table:table-cell>
          <table:table-cell office:value-type="float" office:value="0.312762973352034" calcext:value-type="float">
            <text:p>0.312762973352034</text:p>
          </table:table-cell>
          <table:table-cell office:value-type="float" office:value="0.010327999999987" calcext:value-type="float">
            <text:p>0.010327999999987</text:p>
          </table:table-cell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37" calcext:value-type="float">
            <text:p>37</text:p>
          </table:table-cell>
          <table:table-cell office:value-type="float" office:value="4039" calcext:value-type="float">
            <text:p>4039</text:p>
          </table:table-cell>
          <table:table-cell office:value-type="float" office:value="0.0195592968556573" calcext:value-type="float">
            <text:p>0.019559296855657</text:p>
          </table:table-cell>
          <table:table-cell office:value-type="float" office:value="0.222121000000016" calcext:value-type="float">
            <text:p>0.222121000000016</text:p>
          </table:table-cell>
          <table:table-cell office:value-type="float" office:value="0.0381282495667244" calcext:value-type="float">
            <text:p>0.038128249566725</text:p>
          </table:table-cell>
          <table:table-cell office:value-type="float" office:value="0.0990889999999922" calcext:value-type="float">
            <text:p>0.099088999999992</text:p>
          </table:table-cell>
          <table:table-cell office:value-type="float" office:value="0.108690269868779" calcext:value-type="float">
            <text:p>0.108690269868779</text:p>
          </table:table-cell>
          <table:table-cell office:value-type="float" office:value="0.0461439999999982" calcext:value-type="float">
            <text:p>0.046143999999998</text:p>
          </table:table-cell>
          <table:table-cell office:value-type="float" office:value="0.138400594206487" calcext:value-type="float">
            <text:p>0.138400594206487</text:p>
          </table:table-cell>
          <table:table-cell office:value-type="float" office:value="0.0268719999999973" calcext:value-type="float">
            <text:p>0.026871999999997</text:p>
          </table:table-cell>
          <table:table-cell office:value-type="float" office:value="0.244862589749938" calcext:value-type="float">
            <text:p>0.244862589749938</text:p>
          </table:table-cell>
          <table:table-cell office:value-type="float" office:value="0.0105280000000221" calcext:value-type="float">
            <text:p>0.010528000000022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37" calcext:value-type="float">
            <text:p>37</text:p>
          </table:table-cell>
          <table:table-cell office:value-type="float" office:value="3681" calcext:value-type="float">
            <text:p>3681</text:p>
          </table:table-cell>
          <table:table-cell office:value-type="float" office:value="0.0328715023091551" calcext:value-type="float">
            <text:p>0.032871502309155</text:p>
          </table:table-cell>
          <table:table-cell office:value-type="float" office:value="0.201014000000015" calcext:value-type="float">
            <text:p>0.201014000000015</text:p>
          </table:table-cell>
          <table:table-cell office:value-type="float" office:value="0.0437381146427601" calcext:value-type="float">
            <text:p>0.04373811464276</text:p>
          </table:table-cell>
          <table:table-cell office:value-type="float" office:value="0.0829229999999939" calcext:value-type="float">
            <text:p>0.082922999999994</text:p>
          </table:table-cell>
          <table:table-cell office:value-type="float" office:value="0.0681879923933714" calcext:value-type="float">
            <text:p>0.068187992393371</text:p>
          </table:table-cell>
          <table:table-cell office:value-type="float" office:value="0.0415769999999896" calcext:value-type="float">
            <text:p>0.04157699999999</text:p>
          </table:table-cell>
          <table:table-cell office:value-type="float" office:value="0.114371094811193" calcext:value-type="float">
            <text:p>0.114371094811193</text:p>
          </table:table-cell>
          <table:table-cell office:value-type="float" office:value="0.0175729999999703" calcext:value-type="float">
            <text:p>0.01757299999997</text:p>
          </table:table-cell>
          <table:table-cell office:value-type="float" office:value="0.307253463732681" calcext:value-type="float">
            <text:p>0.307253463732681</text:p>
          </table:table-cell>
          <table:table-cell office:value-type="float" office:value="0.00674399999999764" calcext:value-type="float">
            <text:p>0.006743999999998</text:p>
          </table:table-cell>
        </table:table-row>
        <table:table-row table:style-name="ro1">
          <table:table-cell office:value-type="float" office:value="9546" calcext:value-type="float">
            <text:p>9546</text:p>
          </table:table-cell>
          <table:table-cell office:value-type="float" office:value="37" calcext:value-type="float">
            <text:p>37</text:p>
          </table:table-cell>
          <table:table-cell office:value-type="float" office:value="4416" calcext:value-type="float">
            <text:p>4416</text:p>
          </table:table-cell>
          <table:table-cell office:value-type="float" office:value="0.00226449275362319" calcext:value-type="float">
            <text:p>0.002264492753623</text:p>
          </table:table-cell>
          <table:table-cell office:value-type="float" office:value="0.229896999999994" calcext:value-type="float">
            <text:p>0.229896999999994</text:p>
          </table:table-cell>
          <table:table-cell office:value-type="float" office:value="0.0670289855072464" calcext:value-type="float">
            <text:p>0.067028985507246</text:p>
          </table:table-cell>
          <table:table-cell office:value-type="float" office:value="0.098512999999997" calcext:value-type="float">
            <text:p>0.098512999999997</text:p>
          </table:table-cell>
          <table:table-cell office:value-type="float" office:value="0.128170289855072" calcext:value-type="float">
            <text:p>0.128170289855072</text:p>
          </table:table-cell>
          <table:table-cell office:value-type="float" office:value="0.0414209999999855" calcext:value-type="float">
            <text:p>0.041420999999986</text:p>
          </table:table-cell>
          <table:table-cell office:value-type="float" office:value="0.193840579710145" calcext:value-type="float">
            <text:p>0.193840579710145</text:p>
          </table:table-cell>
          <table:table-cell office:value-type="float" office:value="0.0248010000000249" calcext:value-type="float">
            <text:p>0.024801000000025</text:p>
          </table:table-cell>
          <table:table-cell office:value-type="float" office:value="0.354619565217391" calcext:value-type="float">
            <text:p>0.354619565217391</text:p>
          </table:table-cell>
          <table:table-cell office:value-type="float" office:value="0.00800099999997883" calcext:value-type="float">
            <text:p>0.008000999999979</text:p>
          </table:table-cell>
        </table:table-row>
        <table:table-row table:style-name="ro1">
          <table:table-cell office:value-type="float" office:value="9547" calcext:value-type="float">
            <text:p>9547</text:p>
          </table:table-cell>
          <table:table-cell office:value-type="float" office:value="37" calcext:value-type="float">
            <text:p>37</text:p>
          </table:table-cell>
          <table:table-cell office:value-type="float" office:value="4251" calcext:value-type="float">
            <text:p>4251</text:p>
          </table:table-cell>
          <table:table-cell office:value-type="float" office:value="0.0298753234533051" calcext:value-type="float">
            <text:p>0.029875323453305</text:p>
          </table:table-cell>
          <table:table-cell office:value-type="float" office:value="0.214877000000001" calcext:value-type="float">
            <text:p>0.214877000000001</text:p>
          </table:table-cell>
          <table:table-cell office:value-type="float" office:value="0.0908021641966596" calcext:value-type="float">
            <text:p>0.09080216419666</text:p>
          </table:table-cell>
          <table:table-cell office:value-type="float" office:value="0.0793310000000247" calcext:value-type="float">
            <text:p>0.079331000000025</text:p>
          </table:table-cell>
          <table:table-cell office:value-type="float" office:value="0.103740296400847" calcext:value-type="float">
            <text:p>0.103740296400847</text:p>
          </table:table-cell>
          <table:table-cell office:value-type="float" office:value="0.0401400000000081" calcext:value-type="float">
            <text:p>0.040140000000008</text:p>
          </table:table-cell>
          <table:table-cell office:value-type="float" office:value="0.195483415666902" calcext:value-type="float">
            <text:p>0.195483415666902</text:p>
          </table:table-cell>
          <table:table-cell office:value-type="float" office:value="0.0196119999999951" calcext:value-type="float">
            <text:p>0.019611999999995</text:p>
          </table:table-cell>
          <table:table-cell office:value-type="float" office:value="0.400141143260409" calcext:value-type="float">
            <text:p>0.400141143260409</text:p>
          </table:table-cell>
          <table:table-cell office:value-type="float" office:value="0.0075339999999926" calcext:value-type="float">
            <text:p>0.007533999999993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37" calcext:value-type="float">
            <text:p>37</text:p>
          </table:table-cell>
          <table:table-cell office:value-type="float" office:value="3850" calcext:value-type="float">
            <text:p>3850</text:p>
          </table:table-cell>
          <table:table-cell office:value-type="float" office:value="0.00571428571428571" calcext:value-type="float">
            <text:p>0.005714285714286</text:p>
          </table:table-cell>
          <table:table-cell office:value-type="float" office:value="0.176423" calcext:value-type="float">
            <text:p>0.176423</text:p>
          </table:table-cell>
          <table:table-cell office:value-type="float" office:value="0.0376623376623377" calcext:value-type="float">
            <text:p>0.037662337662338</text:p>
          </table:table-cell>
          <table:table-cell office:value-type="float" office:value="0.08739700000001" calcext:value-type="float">
            <text:p>0.08739700000001</text:p>
          </table:table-cell>
          <table:table-cell office:value-type="float" office:value="0.0701298701298701" calcext:value-type="float">
            <text:p>0.07012987012987</text:p>
          </table:table-cell>
          <table:table-cell office:value-type="float" office:value="0.035585000000026" calcext:value-type="float">
            <text:p>0.035585000000026</text:p>
          </table:table-cell>
          <table:table-cell office:value-type="float" office:value="0.106493506493506" calcext:value-type="float">
            <text:p>0.106493506493506</text:p>
          </table:table-cell>
          <table:table-cell office:value-type="float" office:value="0.0177130000000147" calcext:value-type="float">
            <text:p>0.017713000000015</text:p>
          </table:table-cell>
          <table:table-cell office:value-type="float" office:value="0.38961038961039" calcext:value-type="float">
            <text:p>0.38961038961039</text:p>
          </table:table-cell>
          <table:table-cell office:value-type="float" office:value="0.00681600000001481" calcext:value-type="float">
            <text:p>0.006816000000015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37" calcext:value-type="float">
            <text:p>37</text:p>
          </table:table-cell>
          <table:table-cell office:value-type="float" office:value="3848" calcext:value-type="float">
            <text:p>3848</text:p>
          </table:table-cell>
          <table:table-cell office:value-type="float" office:value="0.0509355509355509" calcext:value-type="float">
            <text:p>0.050935550935551</text:p>
          </table:table-cell>
          <table:table-cell office:value-type="float" office:value="0.210408000000001" calcext:value-type="float">
            <text:p>0.210408000000001</text:p>
          </table:table-cell>
          <table:table-cell office:value-type="float" office:value="0.0631496881496882" calcext:value-type="float">
            <text:p>0.063149688149688</text:p>
          </table:table-cell>
          <table:table-cell office:value-type="float" office:value="0.0872719999999845" calcext:value-type="float">
            <text:p>0.087271999999985</text:p>
          </table:table-cell>
          <table:table-cell office:value-type="float" office:value="0.1502079002079" calcext:value-type="float">
            <text:p>0.1502079002079</text:p>
          </table:table-cell>
          <table:table-cell office:value-type="float" office:value="0.0378110000000049" calcext:value-type="float">
            <text:p>0.037811000000005</text:p>
          </table:table-cell>
          <table:table-cell office:value-type="float" office:value="0.204781704781705" calcext:value-type="float">
            <text:p>0.204781704781705</text:p>
          </table:table-cell>
          <table:table-cell office:value-type="float" office:value="0.0178899999999942" calcext:value-type="float">
            <text:p>0.017889999999994</text:p>
          </table:table-cell>
          <table:table-cell office:value-type="float" office:value="0.35031185031185" calcext:value-type="float">
            <text:p>0.35031185031185</text:p>
          </table:table-cell>
          <table:table-cell office:value-type="float" office:value="0.00667399999997542" calcext:value-type="float">
            <text:p>0.006673999999975</text:p>
          </table:table-cell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40" calcext:value-type="float">
            <text:p>40</text:p>
          </table:table-cell>
          <table:table-cell office:value-type="float" office:value="3773" calcext:value-type="float">
            <text:p>3773</text:p>
          </table:table-cell>
          <table:table-cell office:value-type="float" office:value="0.0940895838855023" calcext:value-type="float">
            <text:p>0.094089583885502</text:p>
          </table:table-cell>
          <table:table-cell office:value-type="float" office:value="0.209744999999998" calcext:value-type="float">
            <text:p>0.209744999999998</text:p>
          </table:table-cell>
          <table:table-cell office:value-type="float" office:value="0.108136761197986" calcext:value-type="float">
            <text:p>0.108136761197986</text:p>
          </table:table-cell>
          <table:table-cell office:value-type="float" office:value="0.0948160000000087" calcext:value-type="float">
            <text:p>0.094816000000009</text:p>
          </table:table-cell>
          <table:table-cell office:value-type="float" office:value="0.12536443148688" calcext:value-type="float">
            <text:p>0.12536443148688</text:p>
          </table:table-cell>
          <table:table-cell office:value-type="float" office:value="0.0386999999999773" calcext:value-type="float">
            <text:p>0.038699999999977</text:p>
          </table:table-cell>
          <table:table-cell office:value-type="float" office:value="0.279088258680095" calcext:value-type="float">
            <text:p>0.279088258680095</text:p>
          </table:table-cell>
          <table:table-cell office:value-type="float" office:value="0.0184099999999887" calcext:value-type="float">
            <text:p>0.018409999999989</text:p>
          </table:table-cell>
          <table:table-cell office:value-type="float" office:value="0.403657566922873" calcext:value-type="float">
            <text:p>0.403657566922873</text:p>
          </table:table-cell>
          <table:table-cell office:value-type="float" office:value="0.00797399999999016" calcext:value-type="float">
            <text:p>0.00797399999999</text:p>
          </table:table-cell>
        </table:table-row>
        <table:table-row table:style-name="ro1">
          <table:table-cell office:value-type="float" office:value="9551" calcext:value-type="float">
            <text:p>9551</text:p>
          </table:table-cell>
          <table:table-cell office:value-type="float" office:value="40" calcext:value-type="float">
            <text:p>40</text:p>
          </table:table-cell>
          <table:table-cell office:value-type="float" office:value="4164" calcext:value-type="float">
            <text:p>4164</text:p>
          </table:table-cell>
          <table:table-cell office:value-type="float" office:value="0.00336215177713737" calcext:value-type="float">
            <text:p>0.003362151777137</text:p>
          </table:table-cell>
          <table:table-cell office:value-type="float" office:value="0.223794999999996" calcext:value-type="float">
            <text:p>0.223794999999996</text:p>
          </table:table-cell>
          <table:table-cell office:value-type="float" office:value="0.0285782901056676" calcext:value-type="float">
            <text:p>0.028578290105668</text:p>
          </table:table-cell>
          <table:table-cell office:value-type="float" office:value="0.0955759999999941" calcext:value-type="float">
            <text:p>0.095575999999994</text:p>
          </table:table-cell>
          <table:table-cell office:value-type="float" office:value="0.0441882804995197" calcext:value-type="float">
            <text:p>0.04418828049952</text:p>
          </table:table-cell>
          <table:table-cell office:value-type="float" office:value="0.046908999999971" calcext:value-type="float">
            <text:p>0.046908999999971</text:p>
          </table:table-cell>
          <table:table-cell office:value-type="float" office:value="0.169068203650336" calcext:value-type="float">
            <text:p>0.169068203650336</text:p>
          </table:table-cell>
          <table:table-cell office:value-type="float" office:value="0.02320899999998" calcext:value-type="float">
            <text:p>0.02320899999998</text:p>
          </table:table-cell>
          <table:table-cell office:value-type="float" office:value="0.303554274735831" calcext:value-type="float">
            <text:p>0.303554274735831</text:p>
          </table:table-cell>
          <table:table-cell office:value-type="float" office:value="0.0085770000000025" calcext:value-type="float">
            <text:p>0.008577000000003</text:p>
          </table:table-cell>
        </table:table-row>
        <table:table-row table:style-name="ro1">
          <table:table-cell office:value-type="float" office:value="9552" calcext:value-type="float">
            <text:p>9552</text:p>
          </table:table-cell>
          <table:table-cell office:value-type="float" office:value="40" calcext:value-type="float">
            <text:p>40</text:p>
          </table:table-cell>
          <table:table-cell office:value-type="float" office:value="4573" calcext:value-type="float">
            <text:p>4573</text:p>
          </table:table-cell>
          <table:table-cell office:value-type="float" office:value="0.00284277279685108" calcext:value-type="float">
            <text:p>0.002842772796851</text:p>
          </table:table-cell>
          <table:table-cell office:value-type="float" office:value="0.268293" calcext:value-type="float">
            <text:p>0.268293</text:p>
          </table:table-cell>
          <table:table-cell office:value-type="float" office:value="0.0258036300021867" calcext:value-type="float">
            <text:p>0.025803630002187</text:p>
          </table:table-cell>
          <table:table-cell office:value-type="float" office:value="0.0988729999999976" calcext:value-type="float">
            <text:p>0.098872999999998</text:p>
          </table:table-cell>
          <table:table-cell office:value-type="float" office:value="0.0793789634813033" calcext:value-type="float">
            <text:p>0.079378963481303</text:p>
          </table:table-cell>
          <table:table-cell office:value-type="float" office:value="0.0536219999999901" calcext:value-type="float">
            <text:p>0.05362199999999</text:p>
          </table:table-cell>
          <table:table-cell office:value-type="float" office:value="0.147168160944675" calcext:value-type="float">
            <text:p>0.147168160944675</text:p>
          </table:table-cell>
          <table:table-cell office:value-type="float" office:value="0.0243280000000254" calcext:value-type="float">
            <text:p>0.024328000000026</text:p>
          </table:table-cell>
          <table:table-cell office:value-type="float" office:value="0.267439317734529" calcext:value-type="float">
            <text:p>0.267439317734529</text:p>
          </table:table-cell>
          <table:table-cell office:value-type="float" office:value="0.0126349999999889" calcext:value-type="float">
            <text:p>0.012634999999989</text:p>
          </table:table-cell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40" calcext:value-type="float">
            <text:p>40</text:p>
          </table:table-cell>
          <table:table-cell office:value-type="float" office:value="5085" calcext:value-type="float">
            <text:p>5085</text:p>
          </table:table-cell>
          <table:table-cell office:value-type="float" office:value="-0.00845624385447394" calcext:value-type="float">
            <text:p>-0.008456243854474</text:p>
          </table:table-cell>
          <table:table-cell office:value-type="float" office:value="0.256889000000001" calcext:value-type="float">
            <text:p>0.256889000000001</text:p>
          </table:table-cell>
          <table:table-cell office:value-type="float" office:value="0.0462143559488692" calcext:value-type="float">
            <text:p>0.046214355948869</text:p>
          </table:table-cell>
          <table:table-cell office:value-type="float" office:value="0.111335999999994" calcext:value-type="float">
            <text:p>0.111335999999994</text:p>
          </table:table-cell>
          <table:table-cell office:value-type="float" office:value="0.0580137659783678" calcext:value-type="float">
            <text:p>0.058013765978368</text:p>
          </table:table-cell>
          <table:table-cell office:value-type="float" office:value="0.0585609999999974" calcext:value-type="float">
            <text:p>0.058560999999998</text:p>
          </table:table-cell>
          <table:table-cell office:value-type="float" office:value="0.170108161258604" calcext:value-type="float">
            <text:p>0.170108161258604</text:p>
          </table:table-cell>
          <table:table-cell office:value-type="float" office:value="0.0307980000000043" calcext:value-type="float">
            <text:p>0.030798000000004</text:p>
          </table:table-cell>
          <table:table-cell office:value-type="float" office:value="0.380530973451327" calcext:value-type="float">
            <text:p>0.380530973451327</text:p>
          </table:table-cell>
          <table:table-cell office:value-type="float" office:value="0.00959599999998773" calcext:value-type="float">
            <text:p>0.009595999999988</text:p>
          </table:table-cell>
        </table:table-row>
        <table:table-row table:style-name="ro1">
          <table:table-cell office:value-type="float" office:value="9554" calcext:value-type="float">
            <text:p>9554</text:p>
          </table:table-cell>
          <table:table-cell office:value-type="float" office:value="40" calcext:value-type="float">
            <text:p>40</text:p>
          </table:table-cell>
          <table:table-cell office:value-type="float" office:value="4836" calcext:value-type="float">
            <text:p>4836</text:p>
          </table:table-cell>
          <table:table-cell office:value-type="float" office:value="0.0033085194375517" calcext:value-type="float">
            <text:p>0.003308519437552</text:p>
          </table:table-cell>
          <table:table-cell office:value-type="float" office:value="0.239311000000015" calcext:value-type="float">
            <text:p>0.239311000000015</text:p>
          </table:table-cell>
          <table:table-cell office:value-type="float" office:value="0.0519023986765922" calcext:value-type="float">
            <text:p>0.051902398676592</text:p>
          </table:table-cell>
          <table:table-cell office:value-type="float" office:value="0.11637300000001" calcext:value-type="float">
            <text:p>0.11637300000001</text:p>
          </table:table-cell>
          <table:table-cell office:value-type="float" office:value="0.0632754342431762" calcext:value-type="float">
            <text:p>0.063275434243176</text:p>
          </table:table-cell>
          <table:table-cell office:value-type="float" office:value="0.060812999999996" calcext:value-type="float">
            <text:p>0.060812999999996</text:p>
          </table:table-cell>
          <table:table-cell office:value-type="float" office:value="0.172870140612076" calcext:value-type="float">
            <text:p>0.172870140612076</text:p>
          </table:table-cell>
          <table:table-cell office:value-type="float" office:value="0.0237960000000044" calcext:value-type="float">
            <text:p>0.023796000000004</text:p>
          </table:table-cell>
          <table:table-cell office:value-type="float" office:value="0.410669975186104" calcext:value-type="float">
            <text:p>0.410669975186104</text:p>
          </table:table-cell>
          <table:table-cell office:value-type="float" office:value="0.0101240000000189" calcext:value-type="float">
            <text:p>0.010124000000019</text:p>
          </table:table-cell>
        </table:table-row>
        <table:table-row table:style-name="ro1">
          <table:table-cell office:value-type="float" office:value="9555" calcext:value-type="float">
            <text:p>9555</text:p>
          </table:table-cell>
          <table:table-cell office:value-type="float" office:value="40" calcext:value-type="float">
            <text:p>40</text:p>
          </table:table-cell>
          <table:table-cell office:value-type="float" office:value="3194" calcext:value-type="float">
            <text:p>3194</text:p>
          </table:table-cell>
          <table:table-cell office:value-type="float" office:value="0.00438321853475266" calcext:value-type="float">
            <text:p>0.004383218534753</text:p>
          </table:table-cell>
          <table:table-cell office:value-type="float" office:value="0.198460000000011" calcext:value-type="float">
            <text:p>0.198460000000011</text:p>
          </table:table-cell>
          <table:table-cell office:value-type="float" office:value="0.0716969317470257" calcext:value-type="float">
            <text:p>0.071696931747026</text:p>
          </table:table-cell>
          <table:table-cell office:value-type="float" office:value="0.0743949999999813" calcext:value-type="float">
            <text:p>0.074394999999981</text:p>
          </table:table-cell>
          <table:table-cell office:value-type="float" office:value="0.0951784596117721" calcext:value-type="float">
            <text:p>0.095178459611772</text:p>
          </table:table-cell>
          <table:table-cell office:value-type="float" office:value="0.0349069999999756" calcext:value-type="float">
            <text:p>0.034906999999976</text:p>
          </table:table-cell>
          <table:table-cell office:value-type="float" office:value="0.148403256105197" calcext:value-type="float">
            <text:p>0.148403256105197</text:p>
          </table:table-cell>
          <table:table-cell office:value-type="float" office:value="0.0179740000000095" calcext:value-type="float">
            <text:p>0.01797400000001</text:p>
          </table:table-cell>
          <table:table-cell office:value-type="float" office:value="0.279899812147777" calcext:value-type="float">
            <text:p>0.279899812147777</text:p>
          </table:table-cell>
          <table:table-cell office:value-type="float" office:value="0.00677600000000211" calcext:value-type="float">
            <text:p>0.006776000000002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40" calcext:value-type="float">
            <text:p>40</text:p>
          </table:table-cell>
          <table:table-cell office:value-type="float" office:value="4102" calcext:value-type="float">
            <text:p>4102</text:p>
          </table:table-cell>
          <table:table-cell office:value-type="float" office:value="0.00195026816187226" calcext:value-type="float">
            <text:p>0.001950268161872</text:p>
          </table:table-cell>
          <table:table-cell office:value-type="float" office:value="0.23556099999999" calcext:value-type="float">
            <text:p>0.23556099999999</text:p>
          </table:table-cell>
          <table:table-cell office:value-type="float" office:value="0.0309605070697221" calcext:value-type="float">
            <text:p>0.030960507069722</text:p>
          </table:table-cell>
          <table:table-cell office:value-type="float" office:value="0.103315000000009" calcext:value-type="float">
            <text:p>0.103315000000009</text:p>
          </table:table-cell>
          <table:table-cell office:value-type="float" office:value="0.0492442710872745" calcext:value-type="float">
            <text:p>0.049244271087275</text:p>
          </table:table-cell>
          <table:table-cell office:value-type="float" office:value="0.0433950000000039" calcext:value-type="float">
            <text:p>0.043395000000004</text:p>
          </table:table-cell>
          <table:table-cell office:value-type="float" office:value="0.0882496343247197" calcext:value-type="float">
            <text:p>0.08824963432472</text:p>
          </table:table-cell>
          <table:table-cell office:value-type="float" office:value="0.022010999999992" calcext:value-type="float">
            <text:p>0.022010999999992</text:p>
          </table:table-cell>
          <table:table-cell office:value-type="float" office:value="0.280838615309605" calcext:value-type="float">
            <text:p>0.280838615309605</text:p>
          </table:table-cell>
          <table:table-cell office:value-type="float" office:value="0.00885299999998779" calcext:value-type="float">
            <text:p>0.008852999999988</text:p>
          </table:table-cell>
        </table:table-row>
        <table:table-row table:style-name="ro1">
          <table:table-cell office:value-type="float" office:value="9557" calcext:value-type="float">
            <text:p>9557</text:p>
          </table:table-cell>
          <table:table-cell office:value-type="float" office:value="40" calcext:value-type="float">
            <text:p>40</text:p>
          </table:table-cell>
          <table:table-cell office:value-type="float" office:value="4354" calcext:value-type="float">
            <text:p>4354</text:p>
          </table:table-cell>
          <table:table-cell office:value-type="float" office:value="0.00459347726228755" calcext:value-type="float">
            <text:p>0.004593477262288</text:p>
          </table:table-cell>
          <table:table-cell office:value-type="float" office:value="0.270415999999983" calcext:value-type="float">
            <text:p>0.270415999999983</text:p>
          </table:table-cell>
          <table:table-cell office:value-type="float" office:value="0.0192926045016077" calcext:value-type="float">
            <text:p>0.019292604501608</text:p>
          </table:table-cell>
          <table:table-cell office:value-type="float" office:value="0.0972909999999843" calcext:value-type="float">
            <text:p>0.097290999999984</text:p>
          </table:table-cell>
          <table:table-cell office:value-type="float" office:value="0.0767110702802021" calcext:value-type="float">
            <text:p>0.076711070280202</text:p>
          </table:table-cell>
          <table:table-cell office:value-type="float" office:value="0.0511459999999886" calcext:value-type="float">
            <text:p>0.051145999999989</text:p>
          </table:table-cell>
          <table:table-cell office:value-type="float" office:value="0.108865411116215" calcext:value-type="float">
            <text:p>0.108865411116215</text:p>
          </table:table-cell>
          <table:table-cell office:value-type="float" office:value="0.0219580000000121" calcext:value-type="float">
            <text:p>0.021958000000012</text:p>
          </table:table-cell>
          <table:table-cell office:value-type="float" office:value="0.28801102434543" calcext:value-type="float">
            <text:p>0.28801102434543</text:p>
          </table:table-cell>
          <table:table-cell office:value-type="float" office:value="0.00893299999998476" calcext:value-type="float">
            <text:p>0.008932999999985</text:p>
          </table:table-cell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float" office:value="40" calcext:value-type="float">
            <text:p>40</text:p>
          </table:table-cell>
          <table:table-cell office:value-type="float" office:value="4134" calcext:value-type="float">
            <text:p>4134</text:p>
          </table:table-cell>
          <table:table-cell office:value-type="float" office:value="0.0266086115142719" calcext:value-type="float">
            <text:p>0.026608611514272</text:p>
          </table:table-cell>
          <table:table-cell office:value-type="float" office:value="0.222050999999993" calcext:value-type="float">
            <text:p>0.222050999999993</text:p>
          </table:table-cell>
          <table:table-cell office:value-type="float" office:value="0.0360425737784228" calcext:value-type="float">
            <text:p>0.036042573778423</text:p>
          </table:table-cell>
          <table:table-cell office:value-type="float" office:value="0.0856520000000103" calcext:value-type="float">
            <text:p>0.08565200000001</text:p>
          </table:table-cell>
          <table:table-cell office:value-type="float" office:value="0.163038219641993" calcext:value-type="float">
            <text:p>0.163038219641993</text:p>
          </table:table-cell>
          <table:table-cell office:value-type="float" office:value="0.0463630000000137" calcext:value-type="float">
            <text:p>0.046363000000014</text:p>
          </table:table-cell>
          <table:table-cell office:value-type="float" office:value="0.206579583938074" calcext:value-type="float">
            <text:p>0.206579583938074</text:p>
          </table:table-cell>
          <table:table-cell office:value-type="float" office:value="0.0254509999999755" calcext:value-type="float">
            <text:p>0.025450999999976</text:p>
          </table:table-cell>
          <table:table-cell office:value-type="float" office:value="0.346879535558781" calcext:value-type="float">
            <text:p>0.346879535558781</text:p>
          </table:table-cell>
          <table:table-cell office:value-type="float" office:value="0.00807599999998843" calcext:value-type="float">
            <text:p>0.008075999999988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40" calcext:value-type="float">
            <text:p>40</text:p>
          </table:table-cell>
          <table:table-cell office:value-type="float" office:value="3778" calcext:value-type="float">
            <text:p>3778</text:p>
          </table:table-cell>
          <table:table-cell office:value-type="float" office:value="0.00529380624669137" calcext:value-type="float">
            <text:p>0.005293806246691</text:p>
          </table:table-cell>
          <table:table-cell office:value-type="float" office:value="0.217257999999987" calcext:value-type="float">
            <text:p>0.217257999999987</text:p>
          </table:table-cell>
          <table:table-cell office:value-type="float" office:value="0.0219692959237692" calcext:value-type="float">
            <text:p>0.021969295923769</text:p>
          </table:table-cell>
          <table:table-cell office:value-type="float" office:value="0.0973599999999806" calcext:value-type="float">
            <text:p>0.097359999999981</text:p>
          </table:table-cell>
          <table:table-cell office:value-type="float" office:value="0.0841715193223928" calcext:value-type="float">
            <text:p>0.084171519322393</text:p>
          </table:table-cell>
          <table:table-cell office:value-type="float" office:value="0.0405159999999967" calcext:value-type="float">
            <text:p>0.040515999999997</text:p>
          </table:table-cell>
          <table:table-cell office:value-type="float" office:value="0.147697194282689" calcext:value-type="float">
            <text:p>0.147697194282689</text:p>
          </table:table-cell>
          <table:table-cell office:value-type="float" office:value="0.0201519999999959" calcext:value-type="float">
            <text:p>0.020151999999996</text:p>
          </table:table-cell>
          <table:table-cell office:value-type="float" office:value="0.298570672313393" calcext:value-type="float">
            <text:p>0.298570672313393</text:p>
          </table:table-cell>
          <table:table-cell office:value-type="float" office:value="0.0076439999999991" calcext:value-type="float">
            <text:p>0.007643999999999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40" calcext:value-type="float">
            <text:p>40</text:p>
          </table:table-cell>
          <table:table-cell office:value-type="float" office:value="4112" calcext:value-type="float">
            <text:p>4112</text:p>
          </table:table-cell>
          <table:table-cell office:value-type="float" office:value="0.0403696498054475" calcext:value-type="float">
            <text:p>0.040369649805448</text:p>
          </table:table-cell>
          <table:table-cell office:value-type="float" office:value="0.249292000000025" calcext:value-type="float">
            <text:p>0.249292000000025</text:p>
          </table:table-cell>
          <table:table-cell office:value-type="float" office:value="0.051556420233463" calcext:value-type="float">
            <text:p>0.051556420233463</text:p>
          </table:table-cell>
          <table:table-cell office:value-type="float" office:value="0.0959469999999953" calcext:value-type="float">
            <text:p>0.095946999999995</text:p>
          </table:table-cell>
          <table:table-cell office:value-type="float" office:value="0.063715953307393" calcext:value-type="float">
            <text:p>0.063715953307393</text:p>
          </table:table-cell>
          <table:table-cell office:value-type="float" office:value="0.0523979999999824" calcext:value-type="float">
            <text:p>0.052397999999982</text:p>
          </table:table-cell>
          <table:table-cell office:value-type="float" office:value="0.100194552529183" calcext:value-type="float">
            <text:p>0.100194552529183</text:p>
          </table:table-cell>
          <table:table-cell office:value-type="float" office:value="0.0242020000000025" calcext:value-type="float">
            <text:p>0.024202000000003</text:p>
          </table:table-cell>
          <table:table-cell office:value-type="float" office:value="0.233949416342412" calcext:value-type="float">
            <text:p>0.233949416342412</text:p>
          </table:table-cell>
          <table:table-cell office:value-type="float" office:value="0.00892400000000748" calcext:value-type="float">
            <text:p>0.008924000000007</text:p>
          </table:table-cell>
        </table:table-row>
        <table:table-row table:style-name="ro1">
          <table:table-cell office:value-type="float" office:value="9561" calcext:value-type="float">
            <text:p>9561</text:p>
          </table:table-cell>
          <table:table-cell office:value-type="float" office:value="40" calcext:value-type="float">
            <text:p>40</text:p>
          </table:table-cell>
          <table:table-cell office:value-type="float" office:value="3753" calcext:value-type="float">
            <text:p>3753</text:p>
          </table:table-cell>
          <table:table-cell office:value-type="float" office:value="0.0301092459365841" calcext:value-type="float">
            <text:p>0.030109245936584</text:p>
          </table:table-cell>
          <table:table-cell office:value-type="float" office:value="0.246463000000006" calcext:value-type="float">
            <text:p>0.246463000000006</text:p>
          </table:table-cell>
          <table:table-cell office:value-type="float" office:value="0.0407673860911271" calcext:value-type="float">
            <text:p>0.040767386091127</text:p>
          </table:table-cell>
          <table:table-cell office:value-type="float" office:value="0.0953019999999754" calcext:value-type="float">
            <text:p>0.095301999999975</text:p>
          </table:table-cell>
          <table:table-cell office:value-type="float" office:value="0.0594191313615774" calcext:value-type="float">
            <text:p>0.059419131361578</text:p>
          </table:table-cell>
          <table:table-cell office:value-type="float" office:value="0.0479679999999689" calcext:value-type="float">
            <text:p>0.047967999999969</text:p>
          </table:table-cell>
          <table:table-cell office:value-type="float" office:value="0.104716227018385" calcext:value-type="float">
            <text:p>0.104716227018385</text:p>
          </table:table-cell>
          <table:table-cell office:value-type="float" office:value="0.0215169999999887" calcext:value-type="float">
            <text:p>0.021516999999989</text:p>
          </table:table-cell>
          <table:table-cell office:value-type="float" office:value="0.293898214761524" calcext:value-type="float">
            <text:p>0.293898214761524</text:p>
          </table:table-cell>
          <table:table-cell office:value-type="float" office:value="0.00808800000001497" calcext:value-type="float">
            <text:p>0.008088000000015</text:p>
          </table:table-cell>
        </table:table-row>
        <table:table-row table:style-name="ro1">
          <table:table-cell office:value-type="float" office:value="9562" calcext:value-type="float">
            <text:p>9562</text:p>
          </table:table-cell>
          <table:table-cell office:value-type="float" office:value="40" calcext:value-type="float">
            <text:p>40</text:p>
          </table:table-cell>
          <table:table-cell office:value-type="float" office:value="3950" calcext:value-type="float">
            <text:p>3950</text:p>
          </table:table-cell>
          <table:table-cell office:value-type="float" office:value="0.00405063291139241" calcext:value-type="float">
            <text:p>0.004050632911392</text:p>
          </table:table-cell>
          <table:table-cell office:value-type="float" office:value="0.216979000000009" calcext:value-type="float">
            <text:p>0.216979000000009</text:p>
          </table:table-cell>
          <table:table-cell office:value-type="float" office:value="0.0810126582278481" calcext:value-type="float">
            <text:p>0.081012658227848</text:p>
          </table:table-cell>
          <table:table-cell office:value-type="float" office:value="0.0918819999999982" calcext:value-type="float">
            <text:p>0.091881999999998</text:p>
          </table:table-cell>
          <table:table-cell office:value-type="float" office:value="0.0936708860759494" calcext:value-type="float">
            <text:p>0.093670886075949</text:p>
          </table:table-cell>
          <table:table-cell office:value-type="float" office:value="0.0413050000000226" calcext:value-type="float">
            <text:p>0.041305000000023</text:p>
          </table:table-cell>
          <table:table-cell office:value-type="float" office:value="0.184810126582279" calcext:value-type="float">
            <text:p>0.184810126582279</text:p>
          </table:table-cell>
          <table:table-cell office:value-type="float" office:value="0.0192049999999995" calcext:value-type="float">
            <text:p>0.019205</text:p>
          </table:table-cell>
          <table:table-cell office:value-type="float" office:value="0.455696202531646" calcext:value-type="float">
            <text:p>0.455696202531646</text:p>
          </table:table-cell>
          <table:table-cell office:value-type="float" office:value="0.00791399999999953" calcext:value-type="float">
            <text:p>0.007914</text:p>
          </table:table-cell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40" calcext:value-type="float">
            <text:p>40</text:p>
          </table:table-cell>
          <table:table-cell office:value-type="float" office:value="3301" calcext:value-type="float">
            <text:p>3301</text:p>
          </table:table-cell>
          <table:table-cell office:value-type="float" office:value="0.00393820054528931" calcext:value-type="float">
            <text:p>0.003938200545289</text:p>
          </table:table-cell>
          <table:table-cell office:value-type="float" office:value="0.188612000000035" calcext:value-type="float">
            <text:p>0.188612000000035</text:p>
          </table:table-cell>
          <table:table-cell office:value-type="float" office:value="0.0639200242350803" calcext:value-type="float">
            <text:p>0.06392002423508</text:p>
          </table:table-cell>
          <table:table-cell office:value-type="float" office:value="0.0783079999999927" calcext:value-type="float">
            <text:p>0.078307999999993</text:p>
          </table:table-cell>
          <table:table-cell office:value-type="float" office:value="0.100272644653135" calcext:value-type="float">
            <text:p>0.100272644653135</text:p>
          </table:table-cell>
          <table:table-cell office:value-type="float" office:value="0.0406919999999786" calcext:value-type="float">
            <text:p>0.040691999999979</text:p>
          </table:table-cell>
          <table:table-cell office:value-type="float" office:value="0.333535292335656" calcext:value-type="float">
            <text:p>0.333535292335656</text:p>
          </table:table-cell>
          <table:table-cell office:value-type="float" office:value="0.0176850000000286" calcext:value-type="float">
            <text:p>0.017685000000029</text:p>
          </table:table-cell>
          <table:table-cell office:value-type="float" office:value="0.500151469251742" calcext:value-type="float">
            <text:p>0.500151469251742</text:p>
          </table:table-cell>
          <table:table-cell office:value-type="float" office:value="0.00674900000001344" calcext:value-type="float">
            <text:p>0.006749000000013</text:p>
          </table:table-cell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40" calcext:value-type="float">
            <text:p>40</text:p>
          </table:table-cell>
          <table:table-cell office:value-type="float" office:value="3827" calcext:value-type="float">
            <text:p>3827</text:p>
          </table:table-cell>
          <table:table-cell office:value-type="float" office:value="0.00391951920564411" calcext:value-type="float">
            <text:p>0.003919519205644</text:p>
          </table:table-cell>
          <table:table-cell office:value-type="float" office:value="0.228886000000017" calcext:value-type="float">
            <text:p>0.228886000000017</text:p>
          </table:table-cell>
          <table:table-cell office:value-type="float" office:value="0.0188136921870917" calcext:value-type="float">
            <text:p>0.018813692187092</text:p>
          </table:table-cell>
          <table:table-cell office:value-type="float" office:value="0.0918379999999956" calcext:value-type="float">
            <text:p>0.091837999999996</text:p>
          </table:table-cell>
          <table:table-cell office:value-type="float" office:value="0.0357982754115495" calcext:value-type="float">
            <text:p>0.03579827541155</text:p>
          </table:table-cell>
          <table:table-cell office:value-type="float" office:value="0.0496490000000165" calcext:value-type="float">
            <text:p>0.049649000000017</text:p>
          </table:table-cell>
          <table:table-cell office:value-type="float" office:value="0.127253723543245" calcext:value-type="float">
            <text:p>0.127253723543245</text:p>
          </table:table-cell>
          <table:table-cell office:value-type="float" office:value="0.0196449999999686" calcext:value-type="float">
            <text:p>0.019644999999969</text:p>
          </table:table-cell>
          <table:table-cell office:value-type="float" office:value="0.25529135092762" calcext:value-type="float">
            <text:p>0.25529135092762</text:p>
          </table:table-cell>
          <table:table-cell office:value-type="float" office:value="0.00800200000000473" calcext:value-type="float">
            <text:p>0.008002000000005</text:p>
          </table:table-cell>
        </table:table-row>
        <table:table-row table:style-name="ro1">
          <table:table-cell office:value-type="float" office:value="9565" calcext:value-type="float">
            <text:p>9565</text:p>
          </table:table-cell>
          <table:table-cell office:value-type="float" office:value="40" calcext:value-type="float">
            <text:p>40</text:p>
          </table:table-cell>
          <table:table-cell office:value-type="float" office:value="4223" calcext:value-type="float">
            <text:p>4223</text:p>
          </table:table-cell>
          <table:table-cell office:value-type="float" office:value="0.00402557423632489" calcext:value-type="float">
            <text:p>0.004025574236325</text:p>
          </table:table-cell>
          <table:table-cell office:value-type="float" office:value="0.23017200000001" calcext:value-type="float">
            <text:p>0.23017200000001</text:p>
          </table:table-cell>
          <table:table-cell office:value-type="float" office:value="0.0575420317309969" calcext:value-type="float">
            <text:p>0.057542031730997</text:p>
          </table:table-cell>
          <table:table-cell office:value-type="float" office:value="0.0872070000000065" calcext:value-type="float">
            <text:p>0.087207000000007</text:p>
          </table:table-cell>
          <table:table-cell office:value-type="float" office:value="0.0693819559554819" calcext:value-type="float">
            <text:p>0.069381955955482</text:p>
          </table:table-cell>
          <table:table-cell office:value-type="float" office:value="0.044415000000015" calcext:value-type="float">
            <text:p>0.044415000000015</text:p>
          </table:table-cell>
          <table:table-cell office:value-type="float" office:value="0.138053516457495" calcext:value-type="float">
            <text:p>0.138053516457495</text:p>
          </table:table-cell>
          <table:table-cell office:value-type="float" office:value="0.02123899999998" calcext:value-type="float">
            <text:p>0.02123899999998</text:p>
          </table:table-cell>
          <table:table-cell office:value-type="float" office:value="0.408003788775752" calcext:value-type="float">
            <text:p>0.408003788775752</text:p>
          </table:table-cell>
          <table:table-cell office:value-type="float" office:value="0.00789399999999318" calcext:value-type="float">
            <text:p>0.007893999999993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40" calcext:value-type="float">
            <text:p>40</text:p>
          </table:table-cell>
          <table:table-cell office:value-type="float" office:value="4967" calcext:value-type="float">
            <text:p>4967</text:p>
          </table:table-cell>
          <table:table-cell office:value-type="float" office:value="0.0038252466277431" calcext:value-type="float">
            <text:p>0.003825246627743</text:p>
          </table:table-cell>
          <table:table-cell office:value-type="float" office:value="0.285595999999998" calcext:value-type="float">
            <text:p>0.285595999999998</text:p>
          </table:table-cell>
          <table:table-cell office:value-type="float" office:value="0.0406684115160056" calcext:value-type="float">
            <text:p>0.040668411516006</text:p>
          </table:table-cell>
          <table:table-cell office:value-type="float" office:value="0.112630000000024" calcext:value-type="float">
            <text:p>0.112630000000024</text:p>
          </table:table-cell>
          <table:table-cell office:value-type="float" office:value="0.22689752365613" calcext:value-type="float">
            <text:p>0.22689752365613</text:p>
          </table:table-cell>
          <table:table-cell office:value-type="float" office:value="0.0563199999999995" calcext:value-type="float">
            <text:p>0.05632</text:p>
          </table:table-cell>
          <table:table-cell office:value-type="float" office:value="0.243003825246628" calcext:value-type="float">
            <text:p>0.243003825246628</text:p>
          </table:table-cell>
          <table:table-cell office:value-type="float" office:value="0.0241170000000182" calcext:value-type="float">
            <text:p>0.024117000000018</text:p>
          </table:table-cell>
          <table:table-cell office:value-type="float" office:value="0.355747936380109" calcext:value-type="float">
            <text:p>0.355747936380109</text:p>
          </table:table-cell>
          <table:table-cell office:value-type="float" office:value="0.0096680000000049" calcext:value-type="float">
            <text:p>0.009668000000005</text:p>
          </table:table-cell>
        </table:table-row>
        <table:table-row table:style-name="ro1">
          <table:table-cell office:value-type="float" office:value="9567" calcext:value-type="float">
            <text:p>9567</text:p>
          </table:table-cell>
          <table:table-cell office:value-type="float" office:value="40" calcext:value-type="float">
            <text:p>40</text:p>
          </table:table-cell>
          <table:table-cell office:value-type="float" office:value="599" calcext:value-type="float">
            <text:p>599</text:p>
          </table:table-cell>
          <table:table-cell office:value-type="float" office:value="0.00166944908180301" calcext:value-type="float">
            <text:p>0.001669449081803</text:p>
          </table:table-cell>
          <table:table-cell office:value-type="float" office:value="0.037682999999987" calcext:value-type="float">
            <text:p>0.037682999999987</text:p>
          </table:table-cell>
          <table:table-cell office:value-type="float" office:value="0.00667779632721202" calcext:value-type="float">
            <text:p>0.006677796327212</text:p>
          </table:table-cell>
          <table:table-cell office:value-type="float" office:value="0.0129520000000127" calcext:value-type="float">
            <text:p>0.012952000000013</text:p>
          </table:table-cell>
          <table:table-cell office:value-type="float" office:value="0.015025041736227" calcext:value-type="float">
            <text:p>0.015025041736227</text:p>
          </table:table-cell>
          <table:table-cell office:value-type="float" office:value="0.00666499999999815" calcext:value-type="float">
            <text:p>0.006664999999998</text:p>
          </table:table-cell>
          <table:table-cell office:value-type="float" office:value="1" calcext:value-type="float">
            <text:p>1</text:p>
          </table:table-cell>
          <table:table-cell office:value-type="float" office:value="0.00326099999998064" calcext:value-type="float">
            <text:p>0.003260999999981</text:p>
          </table:table-cell>
          <table:table-cell office:value-type="float" office:value="1" calcext:value-type="float">
            <text:p>1</text:p>
          </table:table-cell>
          <table:table-cell office:value-type="float" office:value="0.00140499999997701" calcext:value-type="float">
            <text:p>0.001404999999977</text:p>
          </table:table-cell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40" calcext:value-type="float">
            <text:p>40</text:p>
          </table:table-cell>
          <table:table-cell office:value-type="float" office:value="4249" calcext:value-type="float">
            <text:p>4249</text:p>
          </table:table-cell>
          <table:table-cell office:value-type="float" office:value="0.0058837373499647" calcext:value-type="float">
            <text:p>0.005883737349965</text:p>
          </table:table-cell>
          <table:table-cell office:value-type="float" office:value="0.251256000000012" calcext:value-type="float">
            <text:p>0.251256000000012</text:p>
          </table:table-cell>
          <table:table-cell office:value-type="float" office:value="0.0621322664156272" calcext:value-type="float">
            <text:p>0.062132266415627</text:p>
          </table:table-cell>
          <table:table-cell office:value-type="float" office:value="0.0927429999999845" calcext:value-type="float">
            <text:p>0.092742999999985</text:p>
          </table:table-cell>
          <table:table-cell office:value-type="float" office:value="0.0797834784655213" calcext:value-type="float">
            <text:p>0.079783478465521</text:p>
          </table:table-cell>
          <table:table-cell office:value-type="float" office:value="0.0463420000000099" calcext:value-type="float">
            <text:p>0.04634200000001</text:p>
          </table:table-cell>
          <table:table-cell office:value-type="float" office:value="0.129206872205225" calcext:value-type="float">
            <text:p>0.129206872205225</text:p>
          </table:table-cell>
          <table:table-cell office:value-type="float" office:value="0.0282630000000097" calcext:value-type="float">
            <text:p>0.02826300000001</text:p>
          </table:table-cell>
          <table:table-cell office:value-type="float" office:value="0.282184043304307" calcext:value-type="float">
            <text:p>0.282184043304307</text:p>
          </table:table-cell>
          <table:table-cell office:value-type="float" office:value="0.00880799999998772" calcext:value-type="float">
            <text:p>0.008807999999988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40" calcext:value-type="float">
            <text:p>40</text:p>
          </table:table-cell>
          <table:table-cell office:value-type="float" office:value="4062" calcext:value-type="float">
            <text:p>4062</text:p>
          </table:table-cell>
          <table:table-cell office:value-type="float" office:value="0.00443131462333826" calcext:value-type="float">
            <text:p>0.004431314623338</text:p>
          </table:table-cell>
          <table:table-cell office:value-type="float" office:value="0.217398000000003" calcext:value-type="float">
            <text:p>0.217398000000003</text:p>
          </table:table-cell>
          <table:table-cell office:value-type="float" office:value="0.0558838010832102" calcext:value-type="float">
            <text:p>0.05588380108321</text:p>
          </table:table-cell>
          <table:table-cell office:value-type="float" office:value="0.0835500000000025" calcext:value-type="float">
            <text:p>0.083550000000003</text:p>
          </table:table-cell>
          <table:table-cell office:value-type="float" office:value="0.13835548990645" calcext:value-type="float">
            <text:p>0.13835548990645</text:p>
          </table:table-cell>
          <table:table-cell office:value-type="float" office:value="0.0471220000000017" calcext:value-type="float">
            <text:p>0.047122000000002</text:p>
          </table:table-cell>
          <table:table-cell office:value-type="float" office:value="0.177744953225012" calcext:value-type="float">
            <text:p>0.177744953225012</text:p>
          </table:table-cell>
          <table:table-cell office:value-type="float" office:value="0.0246870000000286" calcext:value-type="float">
            <text:p>0.024687000000029</text:p>
          </table:table-cell>
          <table:table-cell office:value-type="float" office:value="0.359921221073363" calcext:value-type="float">
            <text:p>0.359921221073363</text:p>
          </table:table-cell>
          <table:table-cell office:value-type="float" office:value="0.00802999999999088" calcext:value-type="float">
            <text:p>0.008029999999991</text:p>
          </table:table-cell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40" calcext:value-type="float">
            <text:p>40</text:p>
          </table:table-cell>
          <table:table-cell office:value-type="float" office:value="4246" calcext:value-type="float">
            <text:p>4246</text:p>
          </table:table-cell>
          <table:table-cell office:value-type="float" office:value="0.00329722091380123" calcext:value-type="float">
            <text:p>0.003297220913801</text:p>
          </table:table-cell>
          <table:table-cell office:value-type="float" office:value="0.218665000000016" calcext:value-type="float">
            <text:p>0.218665000000016</text:p>
          </table:table-cell>
          <table:table-cell office:value-type="float" office:value="0.068535091851154" calcext:value-type="float">
            <text:p>0.068535091851154</text:p>
          </table:table-cell>
          <table:table-cell office:value-type="float" office:value="0.0892390000000205" calcext:value-type="float">
            <text:p>0.089239000000021</text:p>
          </table:table-cell>
          <table:table-cell office:value-type="float" office:value="0.083843617522374" calcext:value-type="float">
            <text:p>0.083843617522374</text:p>
          </table:table-cell>
          <table:table-cell office:value-type="float" office:value="0.0421279999999911" calcext:value-type="float">
            <text:p>0.042127999999991</text:p>
          </table:table-cell>
          <table:table-cell office:value-type="float" office:value="0.156853509185115" calcext:value-type="float">
            <text:p>0.156853509185115</text:p>
          </table:table-cell>
          <table:table-cell office:value-type="float" office:value="0.020512999999994" calcext:value-type="float">
            <text:p>0.020512999999994</text:p>
          </table:table-cell>
          <table:table-cell office:value-type="float" office:value="0.352331606217617" calcext:value-type="float">
            <text:p>0.352331606217617</text:p>
          </table:table-cell>
          <table:table-cell office:value-type="float" office:value="0.0113759999999843" calcext:value-type="float">
            <text:p>0.011375999999984</text:p>
          </table:table-cell>
        </table:table-row>
        <table:table-row table:style-name="ro1">
          <table:table-cell office:value-type="float" office:value="9571" calcext:value-type="float">
            <text:p>9571</text:p>
          </table:table-cell>
          <table:table-cell office:value-type="float" office:value="40" calcext:value-type="float">
            <text:p>40</text:p>
          </table:table-cell>
          <table:table-cell office:value-type="float" office:value="3780" calcext:value-type="float">
            <text:p>3780</text:p>
          </table:table-cell>
          <table:table-cell office:value-type="float" office:value="0.0814814814814815" calcext:value-type="float">
            <text:p>0.081481481481482</text:p>
          </table:table-cell>
          <table:table-cell office:value-type="float" office:value="0.220203999999967" calcext:value-type="float">
            <text:p>0.220203999999967</text:p>
          </table:table-cell>
          <table:table-cell office:value-type="float" office:value="0.0899470899470899" calcext:value-type="float">
            <text:p>0.08994708994709</text:p>
          </table:table-cell>
          <table:table-cell office:value-type="float" office:value="0.0817220000000134" calcext:value-type="float">
            <text:p>0.081722000000013</text:p>
          </table:table-cell>
          <table:table-cell office:value-type="float" office:value="0.126984126984127" calcext:value-type="float">
            <text:p>0.126984126984127</text:p>
          </table:table-cell>
          <table:table-cell office:value-type="float" office:value="0.0468879999999956" calcext:value-type="float">
            <text:p>0.04688799999999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0197590000000218" calcext:value-type="float">
            <text:p>0.019759000000022</text:p>
          </table:table-cell>
          <table:table-cell office:value-type="float" office:value="0.351851851851852" calcext:value-type="float">
            <text:p>0.351851851851852</text:p>
          </table:table-cell>
          <table:table-cell office:value-type="float" office:value="0.00758800000002679" calcext:value-type="float">
            <text:p>0.007588000000027</text:p>
          </table:table-cell>
        </table:table-row>
        <table:table-row table:style-name="ro1">
          <table:table-cell office:value-type="float" office:value="9572" calcext:value-type="float">
            <text:p>9572</text:p>
          </table:table-cell>
          <table:table-cell office:value-type="float" office:value="40" calcext:value-type="float">
            <text:p>40</text:p>
          </table:table-cell>
          <table:table-cell office:value-type="float" office:value="3871" calcext:value-type="float">
            <text:p>3871</text:p>
          </table:table-cell>
          <table:table-cell office:value-type="float" office:value="0.00439163006974942" calcext:value-type="float">
            <text:p>0.004391630069749</text:p>
          </table:table-cell>
          <table:table-cell office:value-type="float" office:value="0.240016999999995" calcext:value-type="float">
            <text:p>0.240016999999995</text:p>
          </table:table-cell>
          <table:table-cell office:value-type="float" office:value="0.026091449237923" calcext:value-type="float">
            <text:p>0.026091449237923</text:p>
          </table:table-cell>
          <table:table-cell office:value-type="float" office:value="0.0953750000000184" calcext:value-type="float">
            <text:p>0.095375000000019</text:p>
          </table:table-cell>
          <table:table-cell office:value-type="float" office:value="0.0493412554895376" calcext:value-type="float">
            <text:p>0.049341255489538</text:p>
          </table:table-cell>
          <table:table-cell office:value-type="float" office:value="0.0438709999999958" calcext:value-type="float">
            <text:p>0.043870999999996</text:p>
          </table:table-cell>
          <table:table-cell office:value-type="float" office:value="0.137173856884526" calcext:value-type="float">
            <text:p>0.137173856884526</text:p>
          </table:table-cell>
          <table:table-cell office:value-type="float" office:value="0.0216350000000034" calcext:value-type="float">
            <text:p>0.021635000000003</text:p>
          </table:table-cell>
          <table:table-cell office:value-type="float" office:value="0.250839576336864" calcext:value-type="float">
            <text:p>0.250839576336864</text:p>
          </table:table-cell>
          <table:table-cell office:value-type="float" office:value="0.00835999999998194" calcext:value-type="float">
            <text:p>0.008359999999982</text:p>
          </table:table-cell>
        </table:table-row>
        <table:table-row table:style-name="ro1">
          <table:table-cell office:value-type="float" office:value="9573" calcext:value-type="float">
            <text:p>9573</text:p>
          </table:table-cell>
          <table:table-cell office:value-type="float" office:value="40" calcext:value-type="float">
            <text:p>40</text:p>
          </table:table-cell>
          <table:table-cell office:value-type="float" office:value="4684" calcext:value-type="float">
            <text:p>4684</text:p>
          </table:table-cell>
          <table:table-cell office:value-type="float" office:value="0.0384286934244236" calcext:value-type="float">
            <text:p>0.038428693424424</text:p>
          </table:table-cell>
          <table:table-cell office:value-type="float" office:value="0.244743" calcext:value-type="float">
            <text:p>0.244743</text:p>
          </table:table-cell>
          <table:table-cell office:value-type="float" office:value="0.0915883859948762" calcext:value-type="float">
            <text:p>0.091588385994876</text:p>
          </table:table-cell>
          <table:table-cell office:value-type="float" office:value="0.100099" calcext:value-type="float">
            <text:p>0.100099</text:p>
          </table:table-cell>
          <table:table-cell office:value-type="float" office:value="0.105465414175918" calcext:value-type="float">
            <text:p>0.105465414175918</text:p>
          </table:table-cell>
          <table:table-cell office:value-type="float" office:value="0.0577799999999797" calcext:value-type="float">
            <text:p>0.05777999999998</text:p>
          </table:table-cell>
          <table:table-cell office:value-type="float" office:value="0.14602903501281" calcext:value-type="float">
            <text:p>0.14602903501281</text:p>
          </table:table-cell>
          <table:table-cell office:value-type="float" office:value="0.0229169999999783" calcext:value-type="float">
            <text:p>0.022916999999978</text:p>
          </table:table-cell>
          <table:table-cell office:value-type="float" office:value="0.348847139197267" calcext:value-type="float">
            <text:p>0.348847139197267</text:p>
          </table:table-cell>
          <table:table-cell office:value-type="float" office:value="0.011825999999985" calcext:value-type="float">
            <text:p>0.011825999999985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40" calcext:value-type="float">
            <text:p>40</text:p>
          </table:table-cell>
          <table:table-cell office:value-type="float" office:value="4726" calcext:value-type="float">
            <text:p>4726</text:p>
          </table:table-cell>
          <table:table-cell office:value-type="float" office:value="0.0292001692763436" calcext:value-type="float">
            <text:p>0.029200169276344</text:p>
          </table:table-cell>
          <table:table-cell office:value-type="float" office:value="0.244995000000017" calcext:value-type="float">
            <text:p>0.244995000000017</text:p>
          </table:table-cell>
          <table:table-cell office:value-type="float" office:value="0.0541684299619128" calcext:value-type="float">
            <text:p>0.054168429961913</text:p>
          </table:table-cell>
          <table:table-cell office:value-type="float" office:value="0.0940420000000302" calcext:value-type="float">
            <text:p>0.09404200000003</text:p>
          </table:table-cell>
          <table:table-cell office:value-type="float" office:value="0.0668641557342361" calcext:value-type="float">
            <text:p>0.066864155734236</text:p>
          </table:table-cell>
          <table:table-cell office:value-type="float" office:value="0.0513019999999926" calcext:value-type="float">
            <text:p>0.051301999999993</text:p>
          </table:table-cell>
          <table:table-cell office:value-type="float" office:value="0.24672027084215" calcext:value-type="float">
            <text:p>0.24672027084215</text:p>
          </table:table-cell>
          <table:table-cell office:value-type="float" office:value="0.0262030000000379" calcext:value-type="float">
            <text:p>0.026203000000038</text:p>
          </table:table-cell>
          <table:table-cell office:value-type="float" office:value="0.481591197630131" calcext:value-type="float">
            <text:p>0.481591197630131</text:p>
          </table:table-cell>
          <table:table-cell office:value-type="float" office:value="0.00850800000000618" calcext:value-type="float">
            <text:p>0.008508000000006</text:p>
          </table:table-cell>
        </table:table-row>
        <table:table-row table:style-name="ro1">
          <table:table-cell office:value-type="float" office:value="9575" calcext:value-type="float">
            <text:p>9575</text:p>
          </table:table-cell>
          <table:table-cell office:value-type="float" office:value="40" calcext:value-type="float">
            <text:p>40</text:p>
          </table:table-cell>
          <table:table-cell office:value-type="float" office:value="4974" calcext:value-type="float">
            <text:p>4974</text:p>
          </table:table-cell>
          <table:table-cell office:value-type="float" office:value="0.0450341777241657" calcext:value-type="float">
            <text:p>0.045034177724166</text:p>
          </table:table-cell>
          <table:table-cell office:value-type="float" office:value="0.268565000000024" calcext:value-type="float">
            <text:p>0.268565000000024</text:p>
          </table:table-cell>
          <table:table-cell office:value-type="float" office:value="0.0761962203457982" calcext:value-type="float">
            <text:p>0.076196220345798</text:p>
          </table:table-cell>
          <table:table-cell office:value-type="float" office:value="0.0984890000000007" calcext:value-type="float">
            <text:p>0.098489000000001</text:p>
          </table:table-cell>
          <table:table-cell office:value-type="float" office:value="0.101326899879373" calcext:value-type="float">
            <text:p>0.101326899879373</text:p>
          </table:table-cell>
          <table:table-cell office:value-type="float" office:value="0.049430000000001" calcext:value-type="float">
            <text:p>0.049430000000001</text:p>
          </table:table-cell>
          <table:table-cell office:value-type="float" office:value="0.151588258946522" calcext:value-type="float">
            <text:p>0.151588258946522</text:p>
          </table:table-cell>
          <table:table-cell office:value-type="float" office:value="0.0247710000000154" calcext:value-type="float">
            <text:p>0.024771000000016</text:p>
          </table:table-cell>
          <table:table-cell office:value-type="float" office:value="0.256131885806192" calcext:value-type="float">
            <text:p>0.256131885806192</text:p>
          </table:table-cell>
          <table:table-cell office:value-type="float" office:value="0.00927400000000489" calcext:value-type="float">
            <text:p>0.009274000000005</text:p>
          </table:table-cell>
        </table:table-row>
        <table:table-row table:style-name="ro1">
          <table:table-cell office:value-type="float" office:value="9576" calcext:value-type="float">
            <text:p>9576</text:p>
          </table:table-cell>
          <table:table-cell office:value-type="float" office:value="40" calcext:value-type="float">
            <text:p>40</text:p>
          </table:table-cell>
          <table:table-cell office:value-type="float" office:value="4619" calcext:value-type="float">
            <text:p>4619</text:p>
          </table:table-cell>
          <table:table-cell office:value-type="float" office:value="0.00368045031392076" calcext:value-type="float">
            <text:p>0.003680450313921</text:p>
          </table:table-cell>
          <table:table-cell office:value-type="float" office:value="0.256618000000003" calcext:value-type="float">
            <text:p>0.256618000000003</text:p>
          </table:table-cell>
          <table:table-cell office:value-type="float" office:value="0.0160207837194198" calcext:value-type="float">
            <text:p>0.01602078371942</text:p>
          </table:table-cell>
          <table:table-cell office:value-type="float" office:value="0.109294000000006" calcext:value-type="float">
            <text:p>0.109294000000006</text:p>
          </table:table-cell>
          <table:table-cell office:value-type="float" office:value="0.0907122753842823" calcext:value-type="float">
            <text:p>0.090712275384282</text:p>
          </table:table-cell>
          <table:table-cell office:value-type="float" office:value="0.0509089999999901" calcext:value-type="float">
            <text:p>0.05090899999999</text:p>
          </table:table-cell>
          <table:table-cell office:value-type="float" office:value="0.0950422169300714" calcext:value-type="float">
            <text:p>0.095042216930072</text:p>
          </table:table-cell>
          <table:table-cell office:value-type="float" office:value="0.0304169999999999" calcext:value-type="float">
            <text:p>0.030417</text:p>
          </table:table-cell>
          <table:table-cell office:value-type="float" office:value="0.253085083351375" calcext:value-type="float">
            <text:p>0.253085083351375</text:p>
          </table:table-cell>
          <table:table-cell office:value-type="float" office:value="0.0103139999999939" calcext:value-type="float">
            <text:p>0.010313999999994</text:p>
          </table:table-cell>
        </table:table-row>
        <table:table-row table:style-name="ro1">
          <table:table-cell office:value-type="float" office:value="9577" calcext:value-type="float">
            <text:p>9577</text:p>
          </table:table-cell>
          <table:table-cell office:value-type="float" office:value="40" calcext:value-type="float">
            <text:p>40</text:p>
          </table:table-cell>
          <table:table-cell office:value-type="float" office:value="4636" calcext:value-type="float">
            <text:p>4636</text:p>
          </table:table-cell>
          <table:table-cell office:value-type="float" office:value="0.0271786022433132" calcext:value-type="float">
            <text:p>0.027178602243313</text:p>
          </table:table-cell>
          <table:table-cell office:value-type="float" office:value="0.270296999999999" calcext:value-type="float">
            <text:p>0.270296999999999</text:p>
          </table:table-cell>
          <table:table-cell office:value-type="float" office:value="0.0476704055220017" calcext:value-type="float">
            <text:p>0.047670405522002</text:p>
          </table:table-cell>
          <table:table-cell office:value-type="float" office:value="0.109701999999999" calcext:value-type="float">
            <text:p>0.109701999999999</text:p>
          </table:table-cell>
          <table:table-cell office:value-type="float" office:value="0.0918895599654875" calcext:value-type="float">
            <text:p>0.091889559965488</text:p>
          </table:table-cell>
          <table:table-cell office:value-type="float" office:value="0.0509770000000174" calcext:value-type="float">
            <text:p>0.050977000000017</text:p>
          </table:table-cell>
          <table:table-cell office:value-type="float" office:value="0.132873166522865" calcext:value-type="float">
            <text:p>0.132873166522865</text:p>
          </table:table-cell>
          <table:table-cell office:value-type="float" office:value="0.0239689999999939" calcext:value-type="float">
            <text:p>0.023968999999994</text:p>
          </table:table-cell>
          <table:table-cell office:value-type="float" office:value="0.255823986194996" calcext:value-type="float">
            <text:p>0.255823986194996</text:p>
          </table:table-cell>
          <table:table-cell office:value-type="float" office:value="0.00953499999999963" calcext:value-type="float">
            <text:p>0.009535</text:p>
          </table:table-cell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40" calcext:value-type="float">
            <text:p>40</text:p>
          </table:table-cell>
          <table:table-cell office:value-type="float" office:value="4900" calcext:value-type="float">
            <text:p>4900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271997999999996" calcext:value-type="float">
            <text:p>0.271997999999996</text:p>
          </table:table-cell>
          <table:table-cell office:value-type="float" office:value="0.0418367346938776" calcext:value-type="float">
            <text:p>0.041836734693878</text:p>
          </table:table-cell>
          <table:table-cell office:value-type="float" office:value="0.115835000000004" calcext:value-type="float">
            <text:p>0.115835000000004</text:p>
          </table:table-cell>
          <table:table-cell office:value-type="float" office:value="0.118367346938776" calcext:value-type="float">
            <text:p>0.118367346938776</text:p>
          </table:table-cell>
          <table:table-cell office:value-type="float" office:value="0.0605520000000297" calcext:value-type="float">
            <text:p>0.06055200000003</text:p>
          </table:table-cell>
          <table:table-cell office:value-type="float" office:value="0.146938775510204" calcext:value-type="float">
            <text:p>0.146938775510204</text:p>
          </table:table-cell>
          <table:table-cell office:value-type="float" office:value="0.0317649999999787" calcext:value-type="float">
            <text:p>0.031764999999979</text:p>
          </table:table-cell>
          <table:table-cell office:value-type="float" office:value="0.295918367346939" calcext:value-type="float">
            <text:p>0.295918367346939</text:p>
          </table:table-cell>
          <table:table-cell office:value-type="float" office:value="0.013243999999986" calcext:value-type="float">
            <text:p>0.013243999999986</text:p>
          </table:table-cell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40" calcext:value-type="float">
            <text:p>40</text:p>
          </table:table-cell>
          <table:table-cell office:value-type="float" office:value="4392" calcext:value-type="float">
            <text:p>4392</text:p>
          </table:table-cell>
          <table:table-cell office:value-type="float" office:value="0.00318761384335155" calcext:value-type="float">
            <text:p>0.003187613843352</text:p>
          </table:table-cell>
          <table:table-cell office:value-type="float" office:value="0.242117000000007" calcext:value-type="float">
            <text:p>0.242117000000007</text:p>
          </table:table-cell>
          <table:table-cell office:value-type="float" office:value="0.023224043715847" calcext:value-type="float">
            <text:p>0.023224043715847</text:p>
          </table:table-cell>
          <table:table-cell office:value-type="float" office:value="0.0926529999999843" calcext:value-type="float">
            <text:p>0.092652999999984</text:p>
          </table:table-cell>
          <table:table-cell office:value-type="float" office:value="0.121129326047359" calcext:value-type="float">
            <text:p>0.121129326047359</text:p>
          </table:table-cell>
          <table:table-cell office:value-type="float" office:value="0.0436019999999928" calcext:value-type="float">
            <text:p>0.043601999999993</text:p>
          </table:table-cell>
          <table:table-cell office:value-type="float" office:value="0.225865209471767" calcext:value-type="float">
            <text:p>0.225865209471767</text:p>
          </table:table-cell>
          <table:table-cell office:value-type="float" office:value="0.0211889999999926" calcext:value-type="float">
            <text:p>0.021188999999993</text:p>
          </table:table-cell>
          <table:table-cell office:value-type="float" office:value="0.396630236794171" calcext:value-type="float">
            <text:p>0.396630236794171</text:p>
          </table:table-cell>
          <table:table-cell office:value-type="float" office:value="0.0104919999999709" calcext:value-type="float">
            <text:p>0.010491999999971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40" calcext:value-type="float">
            <text:p>40</text:p>
          </table:table-cell>
          <table:table-cell office:value-type="float" office:value="4169" calcext:value-type="float">
            <text:p>4169</text:p>
          </table:table-cell>
          <table:table-cell office:value-type="float" office:value="0.050131926121372" calcext:value-type="float">
            <text:p>0.050131926121372</text:p>
          </table:table-cell>
          <table:table-cell office:value-type="float" office:value="0.219197000000008" calcext:value-type="float">
            <text:p>0.219197000000008</text:p>
          </table:table-cell>
          <table:table-cell office:value-type="float" office:value="0.107699688174622" calcext:value-type="float">
            <text:p>0.107699688174622</text:p>
          </table:table-cell>
          <table:table-cell office:value-type="float" office:value="0.0898039999999867" calcext:value-type="float">
            <text:p>0.089803999999987</text:p>
          </table:table-cell>
          <table:table-cell office:value-type="float" office:value="0.249220436555529" calcext:value-type="float">
            <text:p>0.249220436555529</text:p>
          </table:table-cell>
          <table:table-cell office:value-type="float" office:value="0.0422579999999755" calcext:value-type="float">
            <text:p>0.042257999999976</text:p>
          </table:table-cell>
          <table:table-cell office:value-type="float" office:value="0.280402974334373" calcext:value-type="float">
            <text:p>0.280402974334373</text:p>
          </table:table-cell>
          <table:table-cell office:value-type="float" office:value="0.0204150000000141" calcext:value-type="float">
            <text:p>0.020415000000014</text:p>
          </table:table-cell>
          <table:table-cell office:value-type="float" office:value="0.364355960662029" calcext:value-type="float">
            <text:p>0.364355960662029</text:p>
          </table:table-cell>
          <table:table-cell office:value-type="float" office:value="0.00805199999999218" calcext:value-type="float">
            <text:p>0.008051999999992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float" office:value="40" calcext:value-type="float">
            <text:p>40</text:p>
          </table:table-cell>
          <table:table-cell office:value-type="float" office:value="4392" calcext:value-type="float">
            <text:p>4392</text:p>
          </table:table-cell>
          <table:table-cell office:value-type="float" office:value="0.00318761384335155" calcext:value-type="float">
            <text:p>0.003187613843352</text:p>
          </table:table-cell>
          <table:table-cell office:value-type="float" office:value="0.263073999999989" calcext:value-type="float">
            <text:p>0.263073999999989</text:p>
          </table:table-cell>
          <table:table-cell office:value-type="float" office:value="0.0141165755919854" calcext:value-type="float">
            <text:p>0.014116575591986</text:p>
          </table:table-cell>
          <table:table-cell office:value-type="float" office:value="0.111668999999978" calcext:value-type="float">
            <text:p>0.111668999999978</text:p>
          </table:table-cell>
          <table:table-cell office:value-type="float" office:value="0.0528233151183971" calcext:value-type="float">
            <text:p>0.052823315118397</text:p>
          </table:table-cell>
          <table:table-cell office:value-type="float" office:value="0.0483179999999948" calcext:value-type="float">
            <text:p>0.048317999999995</text:p>
          </table:table-cell>
          <table:table-cell office:value-type="float" office:value="0.0846994535519126" calcext:value-type="float">
            <text:p>0.084699453551913</text:p>
          </table:table-cell>
          <table:table-cell office:value-type="float" office:value="0.0237670000000207" calcext:value-type="float">
            <text:p>0.023767000000021</text:p>
          </table:table-cell>
          <table:table-cell office:value-type="float" office:value="0.305555555555556" calcext:value-type="float">
            <text:p>0.305555555555556</text:p>
          </table:table-cell>
          <table:table-cell office:value-type="float" office:value="0.00916099999997755" calcext:value-type="float">
            <text:p>0.009160999999978</text:p>
          </table:table-cell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40" calcext:value-type="float">
            <text:p>40</text:p>
          </table:table-cell>
          <table:table-cell office:value-type="float" office:value="5088" calcext:value-type="float">
            <text:p>5088</text:p>
          </table:table-cell>
          <table:table-cell office:value-type="float" office:value="0.0255503144654088" calcext:value-type="float">
            <text:p>0.025550314465409</text:p>
          </table:table-cell>
          <table:table-cell office:value-type="float" office:value="0.260433999999975" calcext:value-type="float">
            <text:p>0.260433999999975</text:p>
          </table:table-cell>
          <table:table-cell office:value-type="float" office:value="0.090998427672956" calcext:value-type="float">
            <text:p>0.090998427672956</text:p>
          </table:table-cell>
          <table:table-cell office:value-type="float" office:value="0.100220000000007" calcext:value-type="float">
            <text:p>0.100220000000007</text:p>
          </table:table-cell>
          <table:table-cell office:value-type="float" office:value="0.109669811320755" calcext:value-type="float">
            <text:p>0.109669811320755</text:p>
          </table:table-cell>
          <table:table-cell office:value-type="float" office:value="0.0530620000000113" calcext:value-type="float">
            <text:p>0.053062000000011</text:p>
          </table:table-cell>
          <table:table-cell office:value-type="float" office:value="0.268867924528302" calcext:value-type="float">
            <text:p>0.268867924528302</text:p>
          </table:table-cell>
          <table:table-cell office:value-type="float" office:value="0.023147999999992" calcext:value-type="float">
            <text:p>0.023147999999992</text:p>
          </table:table-cell>
          <table:table-cell office:value-type="float" office:value="0.439858490566038" calcext:value-type="float">
            <text:p>0.439858490566038</text:p>
          </table:table-cell>
          <table:table-cell office:value-type="float" office:value="0.00907799999998815" calcext:value-type="float">
            <text:p>0.009077999999988</text:p>
          </table:table-cell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float" office:value="40" calcext:value-type="float">
            <text:p>40</text:p>
          </table:table-cell>
          <table:table-cell office:value-type="float" office:value="4021" calcext:value-type="float">
            <text:p>4021</text:p>
          </table:table-cell>
          <table:table-cell office:value-type="float" office:value="0.118129818453121" calcext:value-type="float">
            <text:p>0.118129818453121</text:p>
          </table:table-cell>
          <table:table-cell office:value-type="float" office:value="0.199196999999998" calcext:value-type="float">
            <text:p>0.199196999999998</text:p>
          </table:table-cell>
          <table:table-cell office:value-type="float" office:value="0.149465307137528" calcext:value-type="float">
            <text:p>0.149465307137528</text:p>
          </table:table-cell>
          <table:table-cell office:value-type="float" office:value="0.0832119999999748" calcext:value-type="float">
            <text:p>0.083211999999975</text:p>
          </table:table-cell>
          <table:table-cell office:value-type="float" office:value="0.171847799054961" calcext:value-type="float">
            <text:p>0.171847799054961</text:p>
          </table:table-cell>
          <table:table-cell office:value-type="float" office:value="0.0446039999999926" calcext:value-type="float">
            <text:p>0.044603999999993</text:p>
          </table:table-cell>
          <table:table-cell office:value-type="float" office:value="0.283760258642129" calcext:value-type="float">
            <text:p>0.283760258642129</text:p>
          </table:table-cell>
          <table:table-cell office:value-type="float" office:value="0.0191319999999848" calcext:value-type="float">
            <text:p>0.019131999999985</text:p>
          </table:table-cell>
          <table:table-cell office:value-type="float" office:value="0.403133548868441" calcext:value-type="float">
            <text:p>0.403133548868441</text:p>
          </table:table-cell>
          <table:table-cell office:value-type="float" office:value="0.00714999999999577" calcext:value-type="float">
            <text:p>0.007149999999996</text:p>
          </table:table-cell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40" calcext:value-type="float">
            <text:p>40</text:p>
          </table:table-cell>
          <table:table-cell office:value-type="float" office:value="4987" calcext:value-type="float">
            <text:p>4987</text:p>
          </table:table-cell>
          <table:table-cell office:value-type="float" office:value="0.0382995789051534" calcext:value-type="float">
            <text:p>0.038299578905153</text:p>
          </table:table-cell>
          <table:table-cell office:value-type="float" office:value="0.271794999999997" calcext:value-type="float">
            <text:p>0.271794999999997</text:p>
          </table:table-cell>
          <table:table-cell office:value-type="float" office:value="0.0625626629236014" calcext:value-type="float">
            <text:p>0.062562662923601</text:p>
          </table:table-cell>
          <table:table-cell office:value-type="float" office:value="0.102690999999993" calcext:value-type="float">
            <text:p>0.102690999999993</text:p>
          </table:table-cell>
          <table:table-cell office:value-type="float" office:value="0.0816121916984159" calcext:value-type="float">
            <text:p>0.081612191698416</text:p>
          </table:table-cell>
          <table:table-cell office:value-type="float" office:value="0.0557179999999846" calcext:value-type="float">
            <text:p>0.055717999999985</text:p>
          </table:table-cell>
          <table:table-cell office:value-type="float" office:value="0.161820733908161" calcext:value-type="float">
            <text:p>0.161820733908161</text:p>
          </table:table-cell>
          <table:table-cell office:value-type="float" office:value="0.0287830000000042" calcext:value-type="float">
            <text:p>0.028783000000004</text:p>
          </table:table-cell>
          <table:table-cell office:value-type="float" office:value="0.468618407860437" calcext:value-type="float">
            <text:p>0.468618407860437</text:p>
          </table:table-cell>
          <table:table-cell office:value-type="float" office:value="0.00879400000002306" calcext:value-type="float">
            <text:p>0.008794000000023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  <table:table-cell office:value-type="float" office:value="40" calcext:value-type="float">
            <text:p>40</text:p>
          </table:table-cell>
          <table:table-cell office:value-type="float" office:value="4458" calcext:value-type="float">
            <text:p>4458</text:p>
          </table:table-cell>
          <table:table-cell office:value-type="float" office:value="0.0520412741139524" calcext:value-type="float">
            <text:p>0.052041274113953</text:p>
          </table:table-cell>
          <table:table-cell office:value-type="float" office:value="0.244012000000026" calcext:value-type="float">
            <text:p>0.244012000000026</text:p>
          </table:table-cell>
          <table:table-cell office:value-type="float" office:value="0.060116644235083" calcext:value-type="float">
            <text:p>0.060116644235083</text:p>
          </table:table-cell>
          <table:table-cell office:value-type="float" office:value="0.103241999999994" calcext:value-type="float">
            <text:p>0.103241999999994</text:p>
          </table:table-cell>
          <table:table-cell office:value-type="float" office:value="0.122925078510543" calcext:value-type="float">
            <text:p>0.122925078510543</text:p>
          </table:table-cell>
          <table:table-cell office:value-type="float" office:value="0.0430680000000052" calcext:value-type="float">
            <text:p>0.043068000000005</text:p>
          </table:table-cell>
          <table:table-cell office:value-type="float" office:value="0.161058770749215" calcext:value-type="float">
            <text:p>0.161058770749215</text:p>
          </table:table-cell>
          <table:table-cell office:value-type="float" office:value="0.021160000000009" calcext:value-type="float">
            <text:p>0.021160000000009</text:p>
          </table:table-cell>
          <table:table-cell office:value-type="float" office:value="0.371915657245402" calcext:value-type="float">
            <text:p>0.371915657245402</text:p>
          </table:table-cell>
          <table:table-cell office:value-type="float" office:value="0.00839699999997379" calcext:value-type="float">
            <text:p>0.008396999999974</text:p>
          </table:table-cell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40" calcext:value-type="float">
            <text:p>40</text:p>
          </table:table-cell>
          <table:table-cell office:value-type="float" office:value="4559" calcext:value-type="float">
            <text:p>4559</text:p>
          </table:table-cell>
          <table:table-cell office:value-type="float" office:value="-0.00767712217591577" calcext:value-type="float">
            <text:p>-0.007677122175916</text:p>
          </table:table-cell>
          <table:table-cell office:value-type="float" office:value="0.264723000000004" calcext:value-type="float">
            <text:p>0.264723000000004</text:p>
          </table:table-cell>
          <table:table-cell office:value-type="float" office:value="0.022812020179864" calcext:value-type="float">
            <text:p>0.022812020179864</text:p>
          </table:table-cell>
          <table:table-cell office:value-type="float" office:value="0.093890000000016" calcext:value-type="float">
            <text:p>0.093890000000016</text:p>
          </table:table-cell>
          <table:table-cell office:value-type="float" office:value="0.0414564597499452" calcext:value-type="float">
            <text:p>0.041456459749945</text:p>
          </table:table-cell>
          <table:table-cell office:value-type="float" office:value="0.0468450000000189" calcext:value-type="float">
            <text:p>0.046845000000019</text:p>
          </table:table-cell>
          <table:table-cell office:value-type="float" office:value="0.105066900636104" calcext:value-type="float">
            <text:p>0.105066900636104</text:p>
          </table:table-cell>
          <table:table-cell office:value-type="float" office:value="0.0231720000000166" calcext:value-type="float">
            <text:p>0.023172000000017</text:p>
          </table:table-cell>
          <table:table-cell office:value-type="float" office:value="0.232287782408423" calcext:value-type="float">
            <text:p>0.232287782408423</text:p>
          </table:table-cell>
          <table:table-cell office:value-type="float" office:value="0.00889700000001881" calcext:value-type="float">
            <text:p>0.008897000000019</text:p>
          </table:table-cell>
        </table:table-row>
        <table:table-row table:style-name="ro1">
          <table:table-cell office:value-type="float" office:value="9587" calcext:value-type="float">
            <text:p>9587</text:p>
          </table:table-cell>
          <table:table-cell office:value-type="float" office:value="40" calcext:value-type="float">
            <text:p>40</text:p>
          </table:table-cell>
          <table:table-cell office:value-type="float" office:value="4732" calcext:value-type="float">
            <text:p>4732</text:p>
          </table:table-cell>
          <table:table-cell office:value-type="float" office:value="0.0414201183431953" calcext:value-type="float">
            <text:p>0.041420118343195</text:p>
          </table:table-cell>
          <table:table-cell office:value-type="float" office:value="0.256111000000004" calcext:value-type="float">
            <text:p>0.256111000000004</text:p>
          </table:table-cell>
          <table:table-cell office:value-type="float" office:value="0.0849535080304311" calcext:value-type="float">
            <text:p>0.084953508030431</text:p>
          </table:table-cell>
          <table:table-cell office:value-type="float" office:value="0.101960999999989" calcext:value-type="float">
            <text:p>0.101960999999989</text:p>
          </table:table-cell>
          <table:table-cell office:value-type="float" office:value="0.196956889264582" calcext:value-type="float">
            <text:p>0.196956889264582</text:p>
          </table:table-cell>
          <table:table-cell office:value-type="float" office:value="0.0515780000000063" calcext:value-type="float">
            <text:p>0.051578000000006</text:p>
          </table:table-cell>
          <table:table-cell office:value-type="float" office:value="0.171597633136095" calcext:value-type="float">
            <text:p>0.171597633136095</text:p>
          </table:table-cell>
          <table:table-cell office:value-type="float" office:value="0.0317910000000268" calcext:value-type="float">
            <text:p>0.031791000000027</text:p>
          </table:table-cell>
          <table:table-cell office:value-type="float" office:value="0.334319526627219" calcext:value-type="float">
            <text:p>0.334319526627219</text:p>
          </table:table-cell>
          <table:table-cell office:value-type="float" office:value="0.00905599999998685" calcext:value-type="float">
            <text:p>0.009055999999987</text:p>
          </table:table-cell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40" calcext:value-type="float">
            <text:p>40</text:p>
          </table:table-cell>
          <table:table-cell office:value-type="float" office:value="4420" calcext:value-type="float">
            <text:p>4420</text:p>
          </table:table-cell>
          <table:table-cell office:value-type="float" office:value="0.00316742081447964" calcext:value-type="float">
            <text:p>0.00316742081448</text:p>
          </table:table-cell>
          <table:table-cell office:value-type="float" office:value="0.247269999999986" calcext:value-type="float">
            <text:p>0.247269999999986</text:p>
          </table:table-cell>
          <table:table-cell office:value-type="float" office:value="0.0203619909502262" calcext:value-type="float">
            <text:p>0.020361990950226</text:p>
          </table:table-cell>
          <table:table-cell office:value-type="float" office:value="0.108782000000019" calcext:value-type="float">
            <text:p>0.108782000000019</text:p>
          </table:table-cell>
          <table:table-cell office:value-type="float" office:value="0.0452488687782805" calcext:value-type="float">
            <text:p>0.045248868778281</text:p>
          </table:table-cell>
          <table:table-cell office:value-type="float" office:value="0.0495519999999772" calcext:value-type="float">
            <text:p>0.049551999999977</text:p>
          </table:table-cell>
          <table:table-cell office:value-type="float" office:value="0.108597285067873" calcext:value-type="float">
            <text:p>0.108597285067873</text:p>
          </table:table-cell>
          <table:table-cell office:value-type="float" office:value="0.0234569999999792" calcext:value-type="float">
            <text:p>0.023456999999979</text:p>
          </table:table-cell>
          <table:table-cell office:value-type="float" office:value="0.242081447963801" calcext:value-type="float">
            <text:p>0.242081447963801</text:p>
          </table:table-cell>
          <table:table-cell office:value-type="float" office:value="0.00886099999999601" calcext:value-type="float">
            <text:p>0.008860999999996</text:p>
          </table:table-cell>
        </table:table-row>
        <table:table-row table:style-name="ro1">
          <table:table-cell office:value-type="float" office:value="9589" calcext:value-type="float">
            <text:p>9589</text:p>
          </table:table-cell>
          <table:table-cell office:value-type="float" office:value="40" calcext:value-type="float">
            <text:p>40</text:p>
          </table:table-cell>
          <table:table-cell office:value-type="float" office:value="4261" calcext:value-type="float">
            <text:p>4261</text:p>
          </table:table-cell>
          <table:table-cell office:value-type="float" office:value="0.0218258624735977" calcext:value-type="float">
            <text:p>0.021825862473598</text:p>
          </table:table-cell>
          <table:table-cell office:value-type="float" office:value="0.261109000000005" calcext:value-type="float">
            <text:p>0.261109000000005</text:p>
          </table:table-cell>
          <table:table-cell office:value-type="float" office:value="0.0600797934757099" calcext:value-type="float">
            <text:p>0.06007979347571</text:p>
          </table:table-cell>
          <table:table-cell office:value-type="float" office:value="0.0970410000000186" calcext:value-type="float">
            <text:p>0.097041000000019</text:p>
          </table:table-cell>
          <table:table-cell office:value-type="float" office:value="0.0823750293358367" calcext:value-type="float">
            <text:p>0.082375029335837</text:p>
          </table:table-cell>
          <table:table-cell office:value-type="float" office:value="0.0459199999999953" calcext:value-type="float">
            <text:p>0.045919999999995</text:p>
          </table:table-cell>
          <table:table-cell office:value-type="float" office:value="0.155127904247829" calcext:value-type="float">
            <text:p>0.155127904247829</text:p>
          </table:table-cell>
          <table:table-cell office:value-type="float" office:value="0.028238999999985" calcext:value-type="float">
            <text:p>0.028238999999985</text:p>
          </table:table-cell>
          <table:table-cell office:value-type="float" office:value="0.272471250880075" calcext:value-type="float">
            <text:p>0.272471250880075</text:p>
          </table:table-cell>
          <table:table-cell office:value-type="float" office:value="0.00886099999999601" calcext:value-type="float">
            <text:p>0.008860999999996</text:p>
          </table:table-cell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40" calcext:value-type="float">
            <text:p>40</text:p>
          </table:table-cell>
          <table:table-cell office:value-type="float" office:value="4908" calcext:value-type="float">
            <text:p>4908</text:p>
          </table:table-cell>
          <table:table-cell office:value-type="float" office:value="0.0032599837000815" calcext:value-type="float">
            <text:p>0.003259983700082</text:p>
          </table:table-cell>
          <table:table-cell office:value-type="float" office:value="0.259033999999986" calcext:value-type="float">
            <text:p>0.259033999999986</text:p>
          </table:table-cell>
          <table:table-cell office:value-type="float" office:value="0.0169111654441728" calcext:value-type="float">
            <text:p>0.016911165444173</text:p>
          </table:table-cell>
          <table:table-cell office:value-type="float" office:value="0.109283000000005" calcext:value-type="float">
            <text:p>0.109283000000005</text:p>
          </table:table-cell>
          <table:table-cell office:value-type="float" office:value="0.0383048084759576" calcext:value-type="float">
            <text:p>0.038304808475958</text:p>
          </table:table-cell>
          <table:table-cell office:value-type="float" office:value="0.0485209999999938" calcext:value-type="float">
            <text:p>0.048520999999994</text:p>
          </table:table-cell>
          <table:table-cell office:value-type="float" office:value="0.0994295028524858" calcext:value-type="float">
            <text:p>0.099429502852486</text:p>
          </table:table-cell>
          <table:table-cell office:value-type="float" office:value="0.0296130000000119" calcext:value-type="float">
            <text:p>0.029613000000012</text:p>
          </table:table-cell>
          <table:table-cell office:value-type="float" office:value="0.235941320293399" calcext:value-type="float">
            <text:p>0.235941320293399</text:p>
          </table:table-cell>
          <table:table-cell office:value-type="float" office:value="0.00967099999999732" calcext:value-type="float">
            <text:p>0.009670999999997</text:p>
          </table:table-cell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40" calcext:value-type="float">
            <text:p>40</text:p>
          </table:table-cell>
          <table:table-cell office:value-type="float" office:value="4315" calcext:value-type="float">
            <text:p>4315</text:p>
          </table:table-cell>
          <table:table-cell office:value-type="float" office:value="0.0234067207415991" calcext:value-type="float">
            <text:p>0.023406720741599</text:p>
          </table:table-cell>
          <table:table-cell office:value-type="float" office:value="0.233118999999988" calcext:value-type="float">
            <text:p>0.233118999999988</text:p>
          </table:table-cell>
          <table:table-cell office:value-type="float" office:value="0.0312862108922364" calcext:value-type="float">
            <text:p>0.031286210892236</text:p>
          </table:table-cell>
          <table:table-cell office:value-type="float" office:value="0.098117000000002" calcext:value-type="float">
            <text:p>0.098117000000002</text:p>
          </table:table-cell>
          <table:table-cell office:value-type="float" office:value="0.0498261877172654" calcext:value-type="float">
            <text:p>0.049826187717265</text:p>
          </table:table-cell>
          <table:table-cell office:value-type="float" office:value="0.0439009999999769" calcext:value-type="float">
            <text:p>0.043900999999977</text:p>
          </table:table-cell>
          <table:table-cell office:value-type="float" office:value="0.119351100811124" calcext:value-type="float">
            <text:p>0.119351100811124</text:p>
          </table:table-cell>
          <table:table-cell office:value-type="float" office:value="0.0216680000000054" calcext:value-type="float">
            <text:p>0.021668000000005</text:p>
          </table:table-cell>
          <table:table-cell office:value-type="float" office:value="0.339513325608343" calcext:value-type="float">
            <text:p>0.339513325608343</text:p>
          </table:table-cell>
          <table:table-cell office:value-type="float" office:value="0.00842299999999341" calcext:value-type="float">
            <text:p>0.008422999999993</text:p>
          </table:table-cell>
        </table:table-row>
        <table:table-row table:style-name="ro1">
          <table:table-cell office:value-type="float" office:value="9592" calcext:value-type="float">
            <text:p>9592</text:p>
          </table:table-cell>
          <table:table-cell office:value-type="float" office:value="40" calcext:value-type="float">
            <text:p>40</text:p>
          </table:table-cell>
          <table:table-cell office:value-type="float" office:value="3882" calcext:value-type="float">
            <text:p>3882</text:p>
          </table:table-cell>
          <table:table-cell office:value-type="float" office:value="0.00412158681092221" calcext:value-type="float">
            <text:p>0.004121586810922</text:p>
          </table:table-cell>
          <table:table-cell office:value-type="float" office:value="0.214082999999988" calcext:value-type="float">
            <text:p>0.214082999999988</text:p>
          </table:table-cell>
          <table:table-cell office:value-type="float" office:value="0.0391550747037609" calcext:value-type="float">
            <text:p>0.039155074703761</text:p>
          </table:table-cell>
          <table:table-cell office:value-type="float" office:value="0.0883019999999988" calcext:value-type="float">
            <text:p>0.088301999999999</text:p>
          </table:table-cell>
          <table:table-cell office:value-type="float" office:value="0.116434827408552" calcext:value-type="float">
            <text:p>0.116434827408552</text:p>
          </table:table-cell>
          <table:table-cell office:value-type="float" office:value="0.0429320000000075" calcext:value-type="float">
            <text:p>0.042932000000008</text:p>
          </table:table-cell>
          <table:table-cell office:value-type="float" office:value="0.191138588356517" calcext:value-type="float">
            <text:p>0.191138588356517</text:p>
          </table:table-cell>
          <table:table-cell office:value-type="float" office:value="0.0201840000000288" calcext:value-type="float">
            <text:p>0.020184000000029</text:p>
          </table:table-cell>
          <table:table-cell office:value-type="float" office:value="0.304482225656878" calcext:value-type="float">
            <text:p>0.304482225656878</text:p>
          </table:table-cell>
          <table:table-cell office:value-type="float" office:value="0.00764899999998647" calcext:value-type="float">
            <text:p>0.007648999999986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40" calcext:value-type="float">
            <text:p>40</text:p>
          </table:table-cell>
          <table:table-cell office:value-type="float" office:value="4538" calcext:value-type="float">
            <text:p>4538</text:p>
          </table:table-cell>
          <table:table-cell office:value-type="float" office:value="0.0229175848391362" calcext:value-type="float">
            <text:p>0.022917584839136</text:p>
          </table:table-cell>
          <table:table-cell office:value-type="float" office:value="0.274187000000012" calcext:value-type="float">
            <text:p>0.274187000000012</text:p>
          </table:table-cell>
          <table:table-cell office:value-type="float" office:value="0.0348171000440723" calcext:value-type="float">
            <text:p>0.034817100044072</text:p>
          </table:table-cell>
          <table:table-cell office:value-type="float" office:value="0.0960659999999791" calcext:value-type="float">
            <text:p>0.096065999999979</text:p>
          </table:table-cell>
          <table:table-cell office:value-type="float" office:value="0.129572498898193" calcext:value-type="float">
            <text:p>0.129572498898193</text:p>
          </table:table-cell>
          <table:table-cell office:value-type="float" office:value="0.0483940000000018" calcext:value-type="float">
            <text:p>0.048394000000002</text:p>
          </table:table-cell>
          <table:table-cell office:value-type="float" office:value="0.162626707800793" calcext:value-type="float">
            <text:p>0.162626707800793</text:p>
          </table:table-cell>
          <table:table-cell office:value-type="float" office:value="0.0236890000000187" calcext:value-type="float">
            <text:p>0.023689000000019</text:p>
          </table:table-cell>
          <table:table-cell office:value-type="float" office:value="0.283825473776994" calcext:value-type="float">
            <text:p>0.283825473776994</text:p>
          </table:table-cell>
          <table:table-cell office:value-type="float" office:value="0.0115310000000193" calcext:value-type="float">
            <text:p>0.011531000000019</text:p>
          </table:table-cell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40" calcext:value-type="float">
            <text:p>40</text:p>
          </table:table-cell>
          <table:table-cell office:value-type="float" office:value="3722" calcext:value-type="float">
            <text:p>3722</text:p>
          </table:table-cell>
          <table:table-cell office:value-type="float" office:value="0.0639441160666309" calcext:value-type="float">
            <text:p>0.063944116066631</text:p>
          </table:table-cell>
          <table:table-cell office:value-type="float" office:value="0.227532999999994" calcext:value-type="float">
            <text:p>0.227532999999994</text:p>
          </table:table-cell>
          <table:table-cell office:value-type="float" office:value="0.0717356260075228" calcext:value-type="float">
            <text:p>0.071735626007523</text:p>
          </table:table-cell>
          <table:table-cell office:value-type="float" office:value="0.0829099999999983" calcext:value-type="float">
            <text:p>0.082909999999998</text:p>
          </table:table-cell>
          <table:table-cell office:value-type="float" office:value="0.124126813541107" calcext:value-type="float">
            <text:p>0.124126813541107</text:p>
          </table:table-cell>
          <table:table-cell office:value-type="float" office:value="0.0416119999999864" calcext:value-type="float">
            <text:p>0.041611999999987</text:p>
          </table:table-cell>
          <table:table-cell office:value-type="float" office:value="0.150994089199355" calcext:value-type="float">
            <text:p>0.150994089199355</text:p>
          </table:table-cell>
          <table:table-cell office:value-type="float" office:value="0.021601999999973" calcext:value-type="float">
            <text:p>0.021601999999973</text:p>
          </table:table-cell>
          <table:table-cell office:value-type="float" office:value="0.38205265986029" calcext:value-type="float">
            <text:p>0.38205265986029</text:p>
          </table:table-cell>
          <table:table-cell office:value-type="float" office:value="0.00783100000001014" calcext:value-type="float">
            <text:p>0.00783100000001</text:p>
          </table:table-cell>
        </table:table-row>
        <table:table-row table:style-name="ro1">
          <table:table-cell office:value-type="float" office:value="9595" calcext:value-type="float">
            <text:p>9595</text:p>
          </table:table-cell>
          <table:table-cell office:value-type="float" office:value="40" calcext:value-type="float">
            <text:p>40</text:p>
          </table:table-cell>
          <table:table-cell office:value-type="float" office:value="4207" calcext:value-type="float">
            <text:p>4207</text:p>
          </table:table-cell>
          <table:table-cell office:value-type="float" office:value="0.0273353933919658" calcext:value-type="float">
            <text:p>0.027335393391966</text:p>
          </table:table-cell>
          <table:table-cell office:value-type="float" office:value="0.235983999999974" calcext:value-type="float">
            <text:p>0.235983999999974</text:p>
          </table:table-cell>
          <table:table-cell office:value-type="float" office:value="0.137152365105776" calcext:value-type="float">
            <text:p>0.137152365105776</text:p>
          </table:table-cell>
          <table:table-cell office:value-type="float" office:value="0.0853979999999979" calcext:value-type="float">
            <text:p>0.085397999999998</text:p>
          </table:table-cell>
          <table:table-cell office:value-type="float" office:value="0.153791300213929" calcext:value-type="float">
            <text:p>0.153791300213929</text:p>
          </table:table-cell>
          <table:table-cell office:value-type="float" office:value="0.0442549999999926" calcext:value-type="float">
            <text:p>0.044254999999993</text:p>
          </table:table-cell>
          <table:table-cell office:value-type="float" office:value="0.210839077727597" calcext:value-type="float">
            <text:p>0.210839077727597</text:p>
          </table:table-cell>
          <table:table-cell office:value-type="float" office:value="0.0281379999999842" calcext:value-type="float">
            <text:p>0.028137999999984</text:p>
          </table:table-cell>
          <table:table-cell office:value-type="float" office:value="0.358212502971238" calcext:value-type="float">
            <text:p>0.358212502971238</text:p>
          </table:table-cell>
          <table:table-cell office:value-type="float" office:value="0.00787899999997421" calcext:value-type="float">
            <text:p>0.007878999999974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float" office:value="40" calcext:value-type="float">
            <text:p>40</text:p>
          </table:table-cell>
          <table:table-cell office:value-type="float" office:value="3964" calcext:value-type="float">
            <text:p>3964</text:p>
          </table:table-cell>
          <table:table-cell office:value-type="float" office:value="0.00403632694248234" calcext:value-type="float">
            <text:p>0.004036326942482</text:p>
          </table:table-cell>
          <table:table-cell office:value-type="float" office:value="0.216356000000019" calcext:value-type="float">
            <text:p>0.216356000000019</text:p>
          </table:table-cell>
          <table:table-cell office:value-type="float" office:value="0.0514631685166499" calcext:value-type="float">
            <text:p>0.05146316851665</text:p>
          </table:table-cell>
          <table:table-cell office:value-type="float" office:value="0.0869610000000307" calcext:value-type="float">
            <text:p>0.086961000000031</text:p>
          </table:table-cell>
          <table:table-cell office:value-type="float" office:value="0.0766902119071645" calcext:value-type="float">
            <text:p>0.076690211907165</text:p>
          </table:table-cell>
          <table:table-cell office:value-type="float" office:value="0.0500189999999918" calcext:value-type="float">
            <text:p>0.050018999999992</text:p>
          </table:table-cell>
          <table:table-cell office:value-type="float" office:value="0.182643794147326" calcext:value-type="float">
            <text:p>0.182643794147326</text:p>
          </table:table-cell>
          <table:table-cell office:value-type="float" office:value="0.0196070000000077" calcext:value-type="float">
            <text:p>0.019607000000008</text:p>
          </table:table-cell>
          <table:table-cell office:value-type="float" office:value="0.394550958627649" calcext:value-type="float">
            <text:p>0.394550958627649</text:p>
          </table:table-cell>
          <table:table-cell office:value-type="float" office:value="0.00765200000000732" calcext:value-type="float">
            <text:p>0.007652000000007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40" calcext:value-type="float">
            <text:p>40</text:p>
          </table:table-cell>
          <table:table-cell office:value-type="float" office:value="4635" calcext:value-type="float">
            <text:p>4635</text:p>
          </table:table-cell>
          <table:table-cell office:value-type="float" office:value="0.0256742179072276" calcext:value-type="float">
            <text:p>0.025674217907228</text:p>
          </table:table-cell>
          <table:table-cell office:value-type="float" office:value="0.243685999999997" calcext:value-type="float">
            <text:p>0.243685999999997</text:p>
          </table:table-cell>
          <table:table-cell office:value-type="float" office:value="0.0517799352750809" calcext:value-type="float">
            <text:p>0.051779935275081</text:p>
          </table:table-cell>
          <table:table-cell office:value-type="float" office:value="0.105740999999966" calcext:value-type="float">
            <text:p>0.105740999999966</text:p>
          </table:table-cell>
          <table:table-cell office:value-type="float" office:value="0.106796116504854" calcext:value-type="float">
            <text:p>0.106796116504854</text:p>
          </table:table-cell>
          <table:table-cell office:value-type="float" office:value="0.0511029999999835" calcext:value-type="float">
            <text:p>0.051102999999984</text:p>
          </table:table-cell>
          <table:table-cell office:value-type="float" office:value="0.137001078748652" calcext:value-type="float">
            <text:p>0.137001078748652</text:p>
          </table:table-cell>
          <table:table-cell office:value-type="float" office:value="0.0225350000000049" calcext:value-type="float">
            <text:p>0.022535000000005</text:p>
          </table:table-cell>
          <table:table-cell office:value-type="float" office:value="0.331175836030205" calcext:value-type="float">
            <text:p>0.331175836030205</text:p>
          </table:table-cell>
          <table:table-cell office:value-type="float" office:value="0.00868900000000395" calcext:value-type="float">
            <text:p>0.008689000000004</text:p>
          </table:table-cell>
        </table:table-row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40" calcext:value-type="float">
            <text:p>40</text:p>
          </table:table-cell>
          <table:table-cell office:value-type="float" office:value="4647" calcext:value-type="float">
            <text:p>4647</text:p>
          </table:table-cell>
          <table:table-cell office:value-type="float" office:value="0.0234559931138369" calcext:value-type="float">
            <text:p>0.023455993113837</text:p>
          </table:table-cell>
          <table:table-cell office:value-type="float" office:value="0.260253000000006" calcext:value-type="float">
            <text:p>0.260253000000006</text:p>
          </table:table-cell>
          <table:table-cell office:value-type="float" office:value="0.0413169786959329" calcext:value-type="float">
            <text:p>0.041316978695933</text:p>
          </table:table-cell>
          <table:table-cell office:value-type="float" office:value="0.100167000000027" calcext:value-type="float">
            <text:p>0.100167000000027</text:p>
          </table:table-cell>
          <table:table-cell office:value-type="float" office:value="0.0639122014202711" calcext:value-type="float">
            <text:p>0.063912201420271</text:p>
          </table:table-cell>
          <table:table-cell office:value-type="float" office:value="0.0530229999999961" calcext:value-type="float">
            <text:p>0.053022999999996</text:p>
          </table:table-cell>
          <table:table-cell office:value-type="float" office:value="0.199483537766301" calcext:value-type="float">
            <text:p>0.199483537766301</text:p>
          </table:table-cell>
          <table:table-cell office:value-type="float" office:value="0.0231010000000254" calcext:value-type="float">
            <text:p>0.023101000000025</text:p>
          </table:table-cell>
          <table:table-cell office:value-type="float" office:value="0.322143318269852" calcext:value-type="float">
            <text:p>0.322143318269852</text:p>
          </table:table-cell>
          <table:table-cell office:value-type="float" office:value="0.00934399999997027" calcext:value-type="float">
            <text:p>0.00934399999997</text:p>
          </table:table-cell>
        </table:table-row>
        <table:table-row table:style-name="ro1">
          <table:table-cell office:value-type="float" office:value="9599" calcext:value-type="float">
            <text:p>9599</text:p>
          </table:table-cell>
          <table:table-cell office:value-type="float" office:value="40" calcext:value-type="float">
            <text:p>40</text:p>
          </table:table-cell>
          <table:table-cell office:value-type="float" office:value="3764" calcext:value-type="float">
            <text:p>3764</text:p>
          </table:table-cell>
          <table:table-cell office:value-type="float" office:value="0.0664187035069075" calcext:value-type="float">
            <text:p>0.066418703506908</text:p>
          </table:table-cell>
          <table:table-cell office:value-type="float" office:value="0.199518000000012" calcext:value-type="float">
            <text:p>0.199518000000012</text:p>
          </table:table-cell>
          <table:table-cell office:value-type="float" office:value="0.0794367693942614" calcext:value-type="float">
            <text:p>0.079436769394262</text:p>
          </table:table-cell>
          <table:table-cell office:value-type="float" office:value="0.0835210000000188" calcext:value-type="float">
            <text:p>0.083521000000019</text:p>
          </table:table-cell>
          <table:table-cell office:value-type="float" office:value="0.0967056323060574" calcext:value-type="float">
            <text:p>0.096705632306057</text:p>
          </table:table-cell>
          <table:table-cell office:value-type="float" office:value="0.0428780000000018" calcext:value-type="float">
            <text:p>0.042878000000002</text:p>
          </table:table-cell>
          <table:table-cell office:value-type="float" office:value="0.341126461211477" calcext:value-type="float">
            <text:p>0.341126461211477</text:p>
          </table:table-cell>
          <table:table-cell office:value-type="float" office:value="0.0240790000000004" calcext:value-type="float">
            <text:p>0.024079000000001</text:p>
          </table:table-cell>
          <table:table-cell office:value-type="float" office:value="0.46865037194474" calcext:value-type="float">
            <text:p>0.46865037194474</text:p>
          </table:table-cell>
          <table:table-cell office:value-type="float" office:value="0.00874799999999709" calcext:value-type="float">
            <text:p>0.008747999999997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hyb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imální</text:p>
          </table:table-cell>
          <table:table-cell table:number-columns-repeated="2"/>
          <table:table-cell table:formula="of:=MAX([.D2:.D601])" office:value-type="float" office:value="0.641434262948207" calcext:value-type="float">
            <text:p>0.641434262948207</text:p>
          </table:table-cell>
          <table:table-cell/>
          <table:table-cell table:formula="of:=MAX([.F2:.F601])" office:value-type="float" office:value="0.641434262948207" calcext:value-type="float">
            <text:p>0.641434262948207</text:p>
          </table:table-cell>
          <table:table-cell/>
          <table:table-cell table:formula="of:=MAX([.H2:.H601])" office:value-type="float" office:value="0.641434262948207" calcext:value-type="float">
            <text:p>0.641434262948207</text:p>
          </table:table-cell>
          <table:table-cell/>
          <table:table-cell table:formula="of:=MAX([.J2:.J601])" office:value-type="float" office:value="1" calcext:value-type="float">
            <text:p>1</text:p>
          </table:table-cell>
          <table:table-cell/>
          <table:table-cell table:formula="of:=MAX([.L2:.L6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ůměrná</text:p>
          </table:table-cell>
          <table:table-cell table:number-columns-repeated="2"/>
          <table:table-cell table:formula="of:=SUM([.D2:.D601])/600" office:value-type="float" office:value="0.0188990740895386" calcext:value-type="float">
            <text:p>0.018899074089539</text:p>
          </table:table-cell>
          <table:table-cell/>
          <table:table-cell table:formula="of:=SUM([.F2:.F601])/600" office:value-type="float" office:value="0.0536284857305391" calcext:value-type="float">
            <text:p>0.053628485730539</text:p>
          </table:table-cell>
          <table:table-cell/>
          <table:table-cell table:formula="of:=SUM([.H2:.H601])/600" office:value-type="float" office:value="0.0976784556156144" calcext:value-type="float">
            <text:p>0.097678455615615</text:p>
          </table:table-cell>
          <table:table-cell/>
          <table:table-cell table:formula="of:=SUM([.J2:.J601])/600" office:value-type="float" office:value="0.191606587147057" calcext:value-type="float">
            <text:p>0.191606587147057</text:p>
          </table:table-cell>
          <table:table-cell/>
          <table:table-cell table:formula="of:=SUM([.L2:.L601])/600" office:value-type="float" office:value="0.382881477987338" calcext:value-type="float">
            <text:p>0.38288147798733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ůměr časů pro 40 věcí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SUM([.E552:.E601])/50" office:value-type="float" office:value="0.236460200000001" calcext:value-type="float">
            <text:p>0.236460200000001</text:p>
          </table:table-cell>
          <table:table-cell/>
          <table:table-cell table:formula="of:=SUM([.G552:.G601])/50" office:value-type="float" office:value="0.0946554800000007" calcext:value-type="float">
            <text:p>0.094655480000001</text:p>
          </table:table-cell>
          <table:table-cell/>
          <table:table-cell table:formula="of:=SUM([.I552:.I601])/50" office:value-type="float" office:value="0.0470561599999957" calcext:value-type="float">
            <text:p>0.047056159999996</text:p>
          </table:table-cell>
          <table:table-cell/>
          <table:table-cell table:formula="of:=SUM([.K552:.K601])/50" office:value-type="float" office:value="0.023046520000002" calcext:value-type="float">
            <text:p>0.023046520000002</text:p>
          </table:table-cell>
          <table:table-cell/>
          <table:table-cell table:formula="of:=SUM([.M552:.M601])/50" office:value-type="float" office:value="0.00877821999999583" calcext:value-type="float">
            <text:p>0.00877821999999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hyba</text:p>
          </table:table-cell>
          <table:table-cell office:value-type="string" calcext:value-type="string">
            <text:p>Maximální</text:p>
          </table:table-cell>
          <table:table-cell office:value-type="string" calcext:value-type="string">
            <text:p>Průměrná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641434262948207" calcext:value-type="float">
            <text:p>0.641434262948207</text:p>
          </table:table-cell>
          <table:table-cell office:value-type="float" office:value="0.0188990740895386" calcext:value-type="float">
            <text:p>0.0188990740895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641434262948207" calcext:value-type="float">
            <text:p>0.641434262948207</text:p>
          </table:table-cell>
          <table:table-cell office:value-type="float" office:value="0.0536284857305391" calcext:value-type="float">
            <text:p>0.0536284857305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641434262948207" calcext:value-type="float">
            <text:p>0.641434262948207</text:p>
          </table:table-cell>
          <table:table-cell office:value-type="float" office:value="0.0976784556156144" calcext:value-type="float">
            <text:p>0.0976784556156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191606587147057" calcext:value-type="float">
            <text:p>0.19160658714705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2881477987338" calcext:value-type="float">
            <text:p>0.382881477987338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ůměr časů pro 40 věcí</text:p>
          </table:table-cell>
          <table:table-cell office:value-type="string" calcext:value-type="string">
            <text:p>Průmě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236460200000001" calcext:value-type="float">
            <text:p>0.2364602000000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0946554800000007" calcext:value-type="float">
            <text:p>0.0946554800000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470561599999957" calcext:value-type="float">
            <text:p>0.0470561599999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23046520000002" calcext:value-type="float">
            <text:p>0.0230465200000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00877821999999583" calcext:value-type="float">
            <text:p>0.00877821999999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3T15:33:25.578368000</dc:date>
    <meta:editing-duration>PT8M29S</meta:editing-duration>
    <meta:editing-cycles>1</meta:editing-cycles>
    <meta:document-statistic meta:table-count="1" meta:cell-count="7860" meta:object-count="2"/>
    <meta:generator>LibreOffice/5.2.5.1$MacOSX_X86_64 LibreOffice_project/0312e1a284a7d50ca85a365c316c7abbf20a4d2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6cm" svg:y="0.315cm" chart:style-name="ch2">
          <text:p>Chyba FPTAS algoritmu</text:p>
        </chart:title>
        <chart:legend chart:legend-position="end" svg:x="13.641cm" svg:y="3.97cm" style:legend-expansion="high" chart:style-name="ch3"/>
        <chart:plot-area chart:style-name="ch4" table:cell-range-address="output3.D612:output3.F617" chart:data-source-has-labels="both" svg:x="1.318cm" svg:y="1.284cm" svg:width="12.003cm" svg:height="6.568cm">
          <chartooo:coordinate-region svg:x="2.059cm" svg:y="1.475cm" svg:width="11.262cm" svg:height="5.748cm"/>
          <chart:axis chart:dimension="x" chart:name="primary-x" chart:style-name="ch5" chartooo:axis-type="auto">
            <chartooo:date-scale/>
            <chart:title svg:x="6.616cm" svg:y="8.033cm" chart:style-name="ch6">
              <text:p>Parametr</text:p>
            </chart:title>
            <chart:categories table:cell-range-address="output3.D613:output3.D617"/>
          </chart:axis>
          <chart:axis chart:dimension="y" chart:name="primary-y" chart:style-name="ch7">
            <chart:title svg:x="0.451cm" svg:y="5.706cm" chart:style-name="ch8">
              <text:p>Relativní chyba</text:p>
            </chart:title>
            <chart:grid chart:style-name="ch9" chart:class="major"/>
          </chart:axis>
          <chart:series chart:style-name="ch10" chart:values-cell-range-address="output3.E613:output3.E617" chart:label-cell-address="output3.E612:output3.E612" chart:class="chart:bar">
            <chart:data-point chart:repeated="5"/>
          </chart:series>
          <chart:series chart:style-name="ch11" chart:values-cell-range-address="output3.F613:output3.F617" chart:label-cell-address="output3.F612:output3.F61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ální</text:p>
                <draw:g>
                  <svg:desc>output3.E612:output3.E612</svg:desc>
                </draw:g>
              </table:table-cell>
              <table:table-cell office:value-type="string">
                <text:p>Průměrná</text:p>
                <draw:g>
                  <svg:desc>output3.F612:output3.F61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utput3.D613:output3.D617</svg:desc>
                </draw:g>
              </table:table-cell>
              <table:table-cell office:value-type="float" office:value="0.641434262948207">
                <text:p>0.641434262948207</text:p>
                <draw:g>
                  <svg:desc>output3.E613:output3.E617</svg:desc>
                </draw:g>
              </table:table-cell>
              <table:table-cell office:value-type="float" office:value="0.0188990740895386">
                <text:p>0.0188990740895386</text:p>
                <draw:g>
                  <svg:desc>output3.F613:output3.F617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1434262948207">
                <text:p>0.641434262948207</text:p>
              </table:table-cell>
              <table:table-cell office:value-type="float" office:value="0.0536284857305391">
                <text:p>0.05362848573053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1434262948207">
                <text:p>0.641434262948207</text:p>
              </table:table-cell>
              <table:table-cell office:value-type="float" office:value="0.0976784556156144">
                <text:p>0.09767845561561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191606587147057">
                <text:p>0.1916065871470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382881477987338">
                <text:p>0.382881477987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2cm" svg:y="0.315cm" chart:style-name="ch2">
          <text:p>Průměrný čas výpočtu pro 40 věcí</text:p>
        </chart:title>
        <chart:plot-area chart:style-name="ch3" table:cell-range-address="output3.D620:output3.E625" chart:data-source-has-labels="both" svg:x="1.318cm" svg:y="1.284cm" svg:width="14.362cm" svg:height="6.568cm">
          <chartooo:coordinate-region svg:x="2.237cm" svg:y="1.474cm" svg:width="13.443cm" svg:height="5.749cm"/>
          <chart:axis chart:dimension="x" chart:name="primary-x" chart:style-name="ch4" chartooo:axis-type="auto">
            <chartooo:date-scale/>
            <chart:title svg:x="7.796cm" svg:y="8.033cm" chart:style-name="ch5">
              <text:p>Parametr</text:p>
            </chart:title>
            <chart:categories table:cell-range-address="output3.D621:output3.D625"/>
          </chart:axis>
          <chart:axis chart:dimension="y" chart:name="primary-y" chart:style-name="ch6">
            <chart:title svg:x="0.451cm" svg:y="5.127cm" chart:style-name="ch7">
              <text:p>Čas (s)</text:p>
            </chart:title>
            <chart:grid chart:style-name="ch8" chart:class="major"/>
          </chart:axis>
          <chart:series chart:style-name="ch9" chart:values-cell-range-address="output3.E621:output3.E625" chart:label-cell-address="output3.E620:output3.E6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ůměr</text:p>
                <draw:g>
                  <svg:desc>output3.E620:output3.E62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output3.D621:output3.D625</svg:desc>
                </draw:g>
              </table:table-cell>
              <table:table-cell office:value-type="float" office:value="0.236460200000001">
                <text:p>0.236460200000001</text:p>
                <draw:g>
                  <svg:desc>output3.E621:output3.E62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946554800000007">
                <text:p>0.09465548000000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70561599999957">
                <text:p>0.04705615999999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3046520000002">
                <text:p>0.0230465200000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877821999999583">
                <text:p>0.00877821999999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MacOSX_X86_64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